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02</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Origin</text:span>
</text:h>
      <text:h text:style-name="P10" text:outline-level="1">
<text:span text:style-name="T4">
Kharkiv, Kharkivska Oblast(03:02). Red Alert: aerial threat. Sirens sounding. Take cover now!</text:span>
</text:h>
      <text:p text:style-name="P4">
Authors: liveuamap (Language: en)</text:p>
      <text:p text:style-name="P4">
Time: 2023-04-01T-18:10:00</text:p>
      <text:p text:style-name="P4">
Location: Kharkiv (Latitude:49.98081000 Longtitude:36.25272000)</text:p>
      <text:p text:style-name="P4">
Videos: []</text:p>
      <text:p text:style-name="P4">
Images: []</text:p>
      <text:p text:style-name="P4">
Tags: ["Europe", "Central and Eastern Europe"]</text:p>
      <text:p text:style-name="P4">
ID: 22552971</text:p>
      <!--METADATA-->
      <text:p text:style-name="P4">
Kharkiv, Kharkivska Oblast(03:02). Red Alert: aerial threat. Sirens sounding.Take cover now!</text:p>
      <text:p text:style-name="P4">
News Collection Link: <text:a xlink:type="simple" xlink:href="https://liveuamap.com/en/2023/02-april-kharkiv-kharkivska-oblast0302-red-alg" text:style-name="Internet_20_link" text:visited-style-name="Visited_20_Internet_20_Link">
https://liveuamap.com/en/2023/02-april-kharkiv-kharkivska-oblast0302-red-alg</text:a>
</text:p>
      <text:p text:style-name="P4">
Source: <text:a xlink:type="simple" xlink:href="https://t.me/suspilnekharkiv/23506" text:style-name="Internet_20_link" text:visited-style-name="Visited_20_Internet_20_Link">
https://t.me/suspilnekharkiv/23506</text:a>
</text:p>
      <!--NEWS-->
      <text:h text:style-name="P10" text:outline-level="1">
<text:span text:style-name="T4">
Donetsk Oblast(08:30). Red Alert: aerial threat. Sirens sounding. Take cover now!</text:span>
</text:h>
      <text:p text:style-name="P4">
Authors: liveuamap (Language: en)</text:p>
      <text:p text:style-name="P4">
Time: 2023-04-01T02:32:00</text:p>
      <text:p text:style-name="P4">
Location: Donetsk Oblast (Latitude:48.72807 Longtitude:37.57768)</text:p>
      <text:p text:style-name="P4">
Videos: []</text:p>
      <text:p text:style-name="P4">
Images: []</text:p>
      <text:p text:style-name="P4">
Tags: ["Europe", "Central and Eastern Europe"]</text:p>
      <text:p text:style-name="P4">
ID: 22552697</text:p>
      <!--METADATA-->
      <text:p text:style-name="P4">
Donetsk Oblast(08:30). Red Alert: aerial threat. Sirens sounding. Take covernow!</text:p>
      <text:p text:style-name="P4">
News Collection Link: <text:a xlink:type="simple" xlink:href="https://liveuamap.com/en/2023/01-april-donetsk-oblast0830-red-alert-aerial-g" text:style-name="Internet_20_link" text:visited-style-name="Visited_20_Internet_20_Link">
https://liveuamap.com/en/2023/01-april-donetsk-oblast0830-red-alert-aerial-g</text:a>
</text:p>
      <text:p text:style-name="P4">
Source: <text:a xlink:type="simple" xlink:href="https://t.me/air_alert_ua/42379" text:style-name="Internet_20_link" text:visited-style-name="Visited_20_Internet_20_Link">
https://t.me/air_alert_ua/42379</text:a>
</text:p>
      <!--NEWS-->
      <text:h text:style-name="P10" text:outline-level="1">
<text:span text:style-name="T4">
Russian forces conducting offensive actions at Lyman, Bakhmut, Avdiivka and Maryinka directio...</text:span>
</text:h>
      <text:p text:style-name="P4">
Authors: liveuamap (Language: en)</text:p>
      <text:p text:style-name="P4">
Time: 2023-04-01T04:53:03</text:p>
      <text:p text:style-name="P4">
Location: Marinka, Donetsk Oblast (Latitude:47.93728 Longtitude:37.49994)</text:p>
      <text:p text:style-name="P4">
Videos: []</text:p>
      <text:p text:style-name="P4">
Images: []</text:p>
      <text:p text:style-name="P4">
Tags: ["Russia"]</text:p>
      <text:p text:style-name="P4">
ID: 22552802</text:p>
      <!--METADATA-->
      <text:p text:style-name="P4">
Russian forces conducting offensive actions at Lyman, Bakhmut, Avdiivka andMaryinka directions. Ukrainian military repelled over 70 Russian attacks.Russian forces attempting to advance near Makiyivka, Kreminna,Chervonopopivka, Dibrova, Bilohorivka and in the area of Serebryanskeforestry, Bakhmut, Bohdanivka and Ivanivske, Novobakhmutivka, Avdiyivka,Pervomayske and Maryinka of Donetsk region, - General Staff of Armed Forces ofUkraine says in the morning report</text:p>
      <text:p text:style-name="P4">
News Collection Link: <text:a xlink:type="simple" xlink:href="https://liveuamap.com/en/2023/1-april-russian-forces-conducting-offensive-actions-at-lyman" text:style-name="Internet_20_link" text:visited-style-name="Visited_20_Internet_20_Link">
https://liveuamap.com/en/2023/1-april-russian-forces-conducting-offensive-actions-at-lyman</text:a>
</text:p>
      <text:p text:style-name="P4">
Source: <text:a xlink:type="simple" xlink:href="https://t.me/lumsrc/4389" text:style-name="Internet_20_link" text:visited-style-name="Visited_20_Internet_20_Link">
https://t.me/lumsrc/4389</text:a>
</text:p>
      <!--NEWS-->
      <text:h text:style-name="P10" text:outline-level="1">
<text:span text:style-name="T4">
At Zaporizhzhia and Kherson directions Russian army shelled Vremivka, Novosilka of Donetsk re...</text:span>
</text:h>
      <text:p text:style-name="P4">
Authors: liveuamap (Language: en)</text:p>
      <text:p text:style-name="P4">
Time: 2023-04-01T04:55:15</text:p>
      <text:p text:style-name="P4">
Location: Kherson (Latitude:46.6439 Longtitude:32.6227)</text:p>
      <text:p text:style-name="P4">
Videos: []</text:p>
      <text:p text:style-name="P4">
Images: []</text:p>
      <text:p text:style-name="P4">
Tags: ["Russia"]</text:p>
      <text:p text:style-name="P4">
ID: 22552803</text:p>
      <!--METADATA-->
      <text:p text:style-name="P4">
At Zaporizhzhia and Kherson directions Russian army shelled Vremivka,Novosilka of Donetsk region; Olhivske, Huliaipole, Charivne, Mala Tokmachka,Novodanylivka, Orikhiv, Mali Scherbaky, Stepnohirsk of Zaporizhzhia region,also Kherson city, - General Staff of Armed Forces of Ukraine says in themorning report</text:p>
      <text:p text:style-name="P4">
News Collection Link: <text:a xlink:type="simple" xlink:href="https://liveuamap.com/en/2023/1-april-at-zaporizhzhia-and-kherson-directions-russian-army" text:style-name="Internet_20_link" text:visited-style-name="Visited_20_Internet_20_Link">
https://liveuamap.com/en/2023/1-april-at-zaporizhzhia-and-kherson-directions-russian-army</text:a>
</text:p>
      <text:p text:style-name="P4">
Source: <text:a xlink:type="simple" xlink:href="https://t.me/lumsrc/4388" text:style-name="Internet_20_link" text:visited-style-name="Visited_20_Internet_20_Link">
https://t.me/lumsrc/4388</text:a>
</text:p>
      <!--NEWS-->
      <text:h text:style-name="P10" text:outline-level="1">
<text:span text:style-name="T4">
At Shaktarske direction Russian army shelled Vodyane, Vuhledar, Velyka Novosilka, Krasnohoriv...</text:span>
</text:h>
      <text:p text:style-name="P4">
Authors: liveuamap (Language: en)</text:p>
      <text:p text:style-name="P4">
Time: 2023-04-01T04:57:07</text:p>
      <text:p text:style-name="P4">
Location: Donetsk (Latitude:47.83321 Longtitude:36.68816)</text:p>
      <text:p text:style-name="P4">
Videos: []</text:p>
      <text:p text:style-name="P4">
Images: []</text:p>
      <text:p text:style-name="P4">
Tags: ["Russia"]</text:p>
      <text:p text:style-name="P4">
ID: 22552804</text:p>
      <!--METADATA-->
      <text:p text:style-name="P4">
At Shaktarske direction Russian army shelled Vodyane, Vuhledar, VelykaNovosilka, Krasnohorivka and Novosilka of Donetsk region, - General Staff ofArmed Forces of Ukraine says in the morning report</text:p>
      <text:p text:style-name="P4">
News Collection Link: <text:a xlink:type="simple" xlink:href="https://liveuamap.com/en/2023/1-april-at-shaktarske-direction-russian-army-shelled-vodyane" text:style-name="Internet_20_link" text:visited-style-name="Visited_20_Internet_20_Link">
https://liveuamap.com/en/2023/1-april-at-shaktarske-direction-russian-army-shelled-vodyane</text:a>
</text:p>
      <text:p text:style-name="P4">
Source: <text:a xlink:type="simple" xlink:href="https://t.me/lumsrc/4387" text:style-name="Internet_20_link" text:visited-style-name="Visited_20_Internet_20_Link">
https://t.me/lumsrc/4387</text:a>
</text:p>
      <!--NEWS-->
      <text:h text:style-name="P10" text:outline-level="1">
<text:span text:style-name="T4">
At Avdiyivka and Maryinka directions Russian army shelled Stepove, Tonenke, Syeverne, Maryink...</text:span>
</text:h>
      <text:p text:style-name="P4">
Authors: liveuamap (Language: en)</text:p>
      <text:p text:style-name="P4">
Time: 2023-04-01T04:59:37</text:p>
      <text:p text:style-name="P4">
Location: Donetsk (Latitude:47.85164 Longtitude:37.49531)</text:p>
      <text:p text:style-name="P4">
Videos: []</text:p>
      <text:p text:style-name="P4">
Images: []</text:p>
      <text:p text:style-name="P4">
Tags: ["Russia"]</text:p>
      <text:p text:style-name="P4">
ID: 22552805</text:p>
      <!--METADATA-->
      <text:p text:style-name="P4">
At Avdiyivka and Maryinka directions Russian army shelled Stepove, Tonenke,Syeverne, Maryinka and Novomykhaylivka, - General Staff of Armed Forces ofUkraine says in the morning report</text:p>
      <text:p text:style-name="P4">
News Collection Link: <text:a xlink:type="simple" xlink:href="https://liveuamap.com/en/2023/1-april-at-avdiyivka-and-maryinka-directions-russian-army" text:style-name="Internet_20_link" text:visited-style-name="Visited_20_Internet_20_Link">
https://liveuamap.com/en/2023/1-april-at-avdiyivka-and-maryinka-directions-russian-army</text:a>
</text:p>
      <text:p text:style-name="P4">
Source: <text:a xlink:type="simple" xlink:href="https://t.me/lumsrc/4386" text:style-name="Internet_20_link" text:visited-style-name="Visited_20_Internet_20_Link">
https://t.me/lumsrc/4386</text:a>
</text:p>
      <!--NEWS-->
      <text:h text:style-name="P10" text:outline-level="1">
<text:span text:style-name="T4">
At Bakhmut direction Russian army shelled Vasukivka, Orikhovo-Vasylivka, Novomarkove, Hryhori...</text:span>
</text:h>
      <text:p text:style-name="P4">
Authors: liveuamap (Language: en)</text:p>
      <text:p text:style-name="P4">
Time: 2023-04-01T05:01:26</text:p>
      <text:p text:style-name="P4">
Location: Donetsk Oblast (Latitude:48.39798 Longtitude:37.96051)</text:p>
      <text:p text:style-name="P4">
Videos: []</text:p>
      <text:p text:style-name="P4">
Images: []</text:p>
      <text:p text:style-name="P4">
Tags: ["Russia"]</text:p>
      <text:p text:style-name="P4">
ID: 22552806</text:p>
      <!--METADATA-->
      <text:p text:style-name="P4">
At Bakhmut direction Russian army shelled Vasukivka, Orikhovo-Vasylivka,Novomarkove, Hryhorivka, Bakhmut, Ivanivske, Ozaryanivka and Mayorsk ofDonetsk region, - General Staff of Armed Forces of Ukraine says in the morningreport</text:p>
      <text:p text:style-name="P4">
News Collection Link: <text:a xlink:type="simple" xlink:href="https://liveuamap.com/en/2023/1-april-at-bakhmut-direction-russian-army-shelled-vasukivka" text:style-name="Internet_20_link" text:visited-style-name="Visited_20_Internet_20_Link">
https://liveuamap.com/en/2023/1-april-at-bakhmut-direction-russian-army-shelled-vasukivka</text:a>
</text:p>
      <text:p text:style-name="P4">
Source: <text:a xlink:type="simple" xlink:href="https://t.me/lumsrc/4385" text:style-name="Internet_20_link" text:visited-style-name="Visited_20_Internet_20_Link">
https://t.me/lumsrc/4385</text:a>
</text:p>
      <!--NEWS-->
      <text:h text:style-name="P10" text:outline-level="1">
<text:span text:style-name="T4">
Zaporizka Oblast, Donetsk Oblast(19:53). Red Alert: aerial threat. Sirens sounding. Take cove...</text:span>
</text:h>
      <text:p text:style-name="P4">
Authors: liveuamap (Language: en)</text:p>
      <text:p text:style-name="P4">
Time: 2023-04-01T13:55:00</text:p>
      <text:p text:style-name="P4">
Location: Zaporizka Oblast (Latitude:47.611261 Longtitude:35.765861)</text:p>
      <text:p text:style-name="P4">
Videos: []</text:p>
      <text:p text:style-name="P4">
Images: []</text:p>
      <text:p text:style-name="P4">
Tags: ["Europe", "Central and Eastern Europe"]</text:p>
      <text:p text:style-name="P4">
ID: 22552928</text:p>
      <!--METADATA-->
      <text:p text:style-name="P4">
Zaporizka Oblast, Donetsk Oblast(19:53). Red Alert: aerial threat. Sirenssounding. Take cover now!</text:p>
      <text:p text:style-name="P4">
News Collection Link: <text:a xlink:type="simple" xlink:href="https://liveuamap.com/en/2023/01-april-zaporizka-oblast-donetsk-oblast1953-g" text:style-name="Internet_20_link" text:visited-style-name="Visited_20_Internet_20_Link">
https://liveuamap.com/en/2023/01-april-zaporizka-oblast-donetsk-oblast1953-g</text:a>
</text:p>
      <text:p text:style-name="P4">
Source: <text:a xlink:type="simple" xlink:href="https://t.me/air_alert_ua/42395" text:style-name="Internet_20_link" text:visited-style-name="Visited_20_Internet_20_Link">
https://t.me/air_alert_ua/42395</text:a>
</text:p>
      <!--NEWS-->
      <text:h text:style-name="P10" text:outline-level="1">
<text:span text:style-name="T4">
Kherson, Khersonska Oblast(20:06). Red Alert: aerial threat. Sirens sounding. Take cover now!</text:span>
</text:h>
      <text:p text:style-name="P4">
Authors: liveuamap (Language: en)</text:p>
      <text:p text:style-name="P4">
Time: 2023-04-01T14:08:00</text:p>
      <text:p text:style-name="P4">
Location: Kherson (Latitude:46.65606 Longtitude:32.61702)</text:p>
      <text:p text:style-name="P4">
Videos: []</text:p>
      <text:p text:style-name="P4">
Images: []</text:p>
      <text:p text:style-name="P4">
Tags: ["Europe", "Central and Eastern Europe"]</text:p>
      <text:p text:style-name="P4">
ID: 22552929</text:p>
      <!--METADATA-->
      <text:p text:style-name="P4">
Kherson, Khersonska Oblast(20:06). Red Alert: aerial threat. Sirens sounding.Take cover now!</text:p>
      <text:p text:style-name="P4">
News Collection Link: <text:a xlink:type="simple" xlink:href="https://liveuamap.com/en/2023/01-april-kherson-khersonska-oblast2006-red-alg" text:style-name="Internet_20_link" text:visited-style-name="Visited_20_Internet_20_Link">
https://liveuamap.com/en/2023/01-april-kherson-khersonska-oblast2006-red-alg</text:a>
</text:p>
      <text:p text:style-name="P4">
Source: <text:a xlink:type="simple" xlink:href="https://t.me/air_alert_ua/42396" text:style-name="Internet_20_link" text:visited-style-name="Visited_20_Internet_20_Link">
https://t.me/air_alert_ua/42396</text:a>
</text:p>
      <!--NEWS-->
      <text:h text:style-name="P10" text:outline-level="1">
<text:span text:style-name="T4">
Odeska Oblast(20:29). Red Alert: aerial threat. Sirens sounding. Take cover now!</text:span>
</text:h>
      <text:p text:style-name="P4">
Authors: liveuamap (Language: en)</text:p>
      <text:p text:style-name="P4">
Time: 2023-04-01T14:29:00</text:p>
      <text:p text:style-name="P4">
Location: Odeska Oblast (Latitude:46.7492 Longtitude:30.25072)</text:p>
      <text:p text:style-name="P4">
Videos: []</text:p>
      <text:p text:style-name="P4">
Images: []</text:p>
      <text:p text:style-name="P4">
Tags: ["Europe", "Central and Eastern Europe"]</text:p>
      <text:p text:style-name="P4">
ID: 22552933</text:p>
      <!--METADATA-->
      <text:p text:style-name="P4">
Odeska Oblast(20:29). Red Alert: aerial threat. Sirens sounding. Take covernow!</text:p>
      <text:p text:style-name="P4">
News Collection Link: <text:a xlink:type="simple" xlink:href="https://liveuamap.com/en/2023/01-april-odeska-oblast2029-red-alert-aerial-tg" text:style-name="Internet_20_link" text:visited-style-name="Visited_20_Internet_20_Link">
https://liveuamap.com/en/2023/01-april-odeska-oblast2029-red-alert-aerial-tg</text:a>
</text:p>
      <text:p text:style-name="P4">
Source: <text:a xlink:type="simple" xlink:href="https://t.me/suspilneodesa/22157" text:style-name="Internet_20_link" text:visited-style-name="Visited_20_Internet_20_Link">
https://t.me/suspilneodesa/22157</text:a>
</text:p>
      <!--NEWS-->
      <text:h text:style-name="P10" text:outline-level="1">
<text:span text:style-name="T4">
Mykolaiv, Mykolayivska Oblast(20:28). Red Alert: aerial threat. Sirens sounding. Take cover now!</text:span>
</text:h>
      <text:p text:style-name="P4">
Authors: liveuamap (Language: en)</text:p>
      <text:p text:style-name="P4">
Time: 2023-04-01T14:31:00</text:p>
      <text:p text:style-name="P4">
Location: Mykolaiv (Latitude:46.94988 Longtitude:32.00536)</text:p>
      <text:p text:style-name="P4">
Videos: []</text:p>
      <text:p text:style-name="P4">
Images: []</text:p>
      <text:p text:style-name="P4">
Tags: ["Europe", "Central and Eastern Europe"]</text:p>
      <text:p text:style-name="P4">
ID: 22552935</text:p>
      <!--METADATA-->
      <text:p text:style-name="P4">
Mykolaiv, Mykolayivska Oblast(20:28). Red Alert: aerial threat. Sirenssounding. Take cover now!</text:p>
      <text:p text:style-name="P4">
News Collection Link: <text:a xlink:type="simple" xlink:href="https://liveuamap.com/en/2023/01-april-mykolaiv-mykolayivska-oblast2028-redg" text:style-name="Internet_20_link" text:visited-style-name="Visited_20_Internet_20_Link">
https://liveuamap.com/en/2023/01-april-mykolaiv-mykolayivska-oblast2028-redg</text:a>
</text:p>
      <text:p text:style-name="P4">
Source: <text:a xlink:type="simple" xlink:href="https://t.me/air_alert_ua/42398" text:style-name="Internet_20_link" text:visited-style-name="Visited_20_Internet_20_Link">
https://t.me/air_alert_ua/42398</text:a>
</text:p>
      <!--NEWS-->
      <text:h text:style-name="P10" text:outline-level="1">
<text:span text:style-name="T4">
Poltavska Oblast, Dnipro, Dnipropetrovska Oblast(03:01). Red Alert: aerial threat. Sirens sou...</text:span>
</text:h>
      <text:p text:style-name="P4">
Authors: liveuamap (Language: en)</text:p>
      <text:p text:style-name="P4">
Time: 2023-04-01T21:01:00</text:p>
      <text:p text:style-name="P4">
Location: Poltavska Oblast (Latitude:49.47705000 Longtitude:33.81866000)</text:p>
      <text:p text:style-name="P4">
Videos: []</text:p>
      <text:p text:style-name="P4">
Images: []</text:p>
      <text:p text:style-name="P4">
Tags: ["Europe", "Central and Eastern Europe"]</text:p>
      <text:p text:style-name="P4">
ID: 22552969</text:p>
      <!--METADATA-->
      <text:p text:style-name="P4">
Poltavska Oblast, Dnipro, Dnipropetrovska Oblast(03:01). Red Alert: aerialthreat. Sirens sounding. Take cover now!</text:p>
      <text:p text:style-name="P4">
News Collection Link: <text:a xlink:type="simple" xlink:href="https://liveuamap.com/en/2023/02-april-poltavska-oblast-dnipro-dnipropetrovg" text:style-name="Internet_20_link" text:visited-style-name="Visited_20_Internet_20_Link">
https://liveuamap.com/en/2023/02-april-poltavska-oblast-dnipro-dnipropetrovg</text:a>
</text:p>
      <text:p text:style-name="P4">
Source: <text:a xlink:type="simple" xlink:href="https://t.me/air_alert_ua/42407" text:style-name="Internet_20_link" text:visited-style-name="Visited_20_Internet_20_Link">
https://t.me/air_alert_ua/42407</text:a>
</text:p>
      <!--NEWS-->
      <text:h text:style-name="P10" text:outline-level="1">
<text:span text:style-name="T4">
Zaporizka Oblast(03:01). Red Alert: aerial threat. Sirens sounding. Take cover now!</text:span>
</text:h>
      <text:p text:style-name="P4">
Authors: liveuamap (Language: en)</text:p>
      <text:p text:style-name="P4">
Time: 2023-04-01T21:10:00</text:p>
      <text:p text:style-name="P4">
Location: Zaporizka Oblast (Latitude:47.612351 Longtitude:35.765791)</text:p>
      <text:p text:style-name="P4">
Videos: []</text:p>
      <text:p text:style-name="P4">
Images: []</text:p>
      <text:p text:style-name="P4">
Tags: ["Europe", "Central and Eastern Europe"]</text:p>
      <text:p text:style-name="P4">
ID: 22552972</text:p>
      <!--METADATA-->
      <text:p text:style-name="P4">
Zaporizka Oblast(03:01). Red Alert: aerial threat. Sirens sounding. Take covernow!</text:p>
      <text:p text:style-name="P4">
News Collection Link: <text:a xlink:type="simple" xlink:href="https://liveuamap.com/en/2023/02-april-zaporizka-oblast0301-red-alert-aeriag" text:style-name="Internet_20_link" text:visited-style-name="Visited_20_Internet_20_Link">
https://liveuamap.com/en/2023/02-april-zaporizka-oblast0301-red-alert-aeriag</text:a>
</text:p>
      <text:p text:style-name="P4">
Source: <text:a xlink:type="simple" xlink:href="https://t.me/suspilnezaporizhzhya/11815" text:style-name="Internet_20_link" text:visited-style-name="Visited_20_Internet_20_Link">
https://t.me/suspilnezaporizhzhya/11815</text:a>
</text:p>
      <!--NEWS-->
      <text:h text:style-name="P10" text:outline-level="1">
<text:span text:style-name="T4">
«РФ повинна понести відповідальність насамперед за агресію — як первинний злочин» — Ганна Маляр</text:span>
</text:h>
      <text:p text:style-name="P4">
Author: ['АРМІЯINFORM']</text:p>
      <text:p text:style-name="P4">
Time: 2023-04-01T71:00:00-04:00</text:p>
      <text:p text:style-name="P4">
Description: Про це заступник Міністра оборони України Ганна Маляр написала у Telegram:    «Нарешті,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anna-malyar-zastupnyk-ministra-oborony.jpg" text:style-name="Internet_20_link" text:visited-style-name="Visited_20_Internet_20_Link">
ganna-malyar-zastupnyk-ministra-oborony.jpg</text:a>
']</text:p>
      <text:p text:style-name="P4">
Tags: ['FACES OF JUSTICE', 'STOPRUSSIA', 'АГРЕСІЯ РФ', 'ВІЙНА', 'ВТОРГНЕННЯ РФ', 'ГАННА МАЛЯР']</text:p>
      <text:p text:style-name="P4">
Category: News</text:p>
      <!--METADATA-->
      <text:p text:style-name="P4">
<draw:frame draw:style-name="fr1" draw:name="Image2" text:anchor-type="as-char" svg:width="6.9236in" svg:height="4.480892in" draw:z-index="0">
<draw:image xlink:href="../Images/AРМІЯINFORM/2023-04-01T71-00-00-04-00/ganna-malyar-zastupnyk-ministra-oborony.jpg" xlink:type="simple" xlink:show="embed" xlink:actuate="onLoad" draw:mime-type="image/jpeg"/>
</draw:frame>
 Заступник міністра оборони України Ганна Маляр</text:p>
      <text:p text:style-name="P4">
Про це заступник Міністра оборони України Ганна Маляр<text:a xlink:type="simple" xlink:href="https://t.me/annamaliar/605" text:style-name="Internet_20_link" text:visited-style-name="Visited_20_Internet_20_Link">
написала</text:a>
 у Telegram:</text:p>
      <text:p text:style-name="P4">
«Нарешті, з 2014 року Україна поставила жорстко і юридично грамотно питаннявідповідальності РФ за війну.</text:p>
      <text:p text:style-name="P4">
Вчора під час Бучанського саміту Faces of Justice, присвяченому обговореннюмеханізмів притягнення держави-агресора до всеосяжної відповідальності зазлочини проти українського народу й людяності, Президент України ВолодимирЗеленський чітко висловив нашу державну позицію з цього питання.</text:p>
      <text:p text:style-name="P4">
Три рівні судових розглядів — національний, Міжнародний кримінальний суд іСпецтрибунал.</text:p>
      <text:p text:style-name="P4">
І головне, відповідальність РФ повинна понести насамперед за агресію — якпервинний злочин.</text:p>
      <text:p text:style-name="P4">
Адже, основний злочин, який РФ вчиняє з 2014, — це злочин агресії (побутовоюмовою — війна).</text:p>
      <text:p text:style-name="P4">
А воєнні злочини, злочини проти людяності, геноцид — похідні наразі.</text:p>
      <text:p text:style-name="P4">
На жаль, попереднє керівництво України займало непробачно м‘яку позицію щодопритягнення РФ до відповідальності і взагалі не подало нікуди жодного позовучи заяви щодо вчинення РФ саме агресії.</text:p>
      <text:p text:style-name="P4">
Влада і сама не називала це війною (АТО, ООС), тому ми обмежувались заявами доміжнародних інституцій лише щодо тероризму та воєнних злочинів.</text:p>
      <text:p text:style-name="P4">
Зрештою, ми просто згаяли кілька років. А для розслідування злочинів — цеіноді фатально.</text:p>
      <text:p text:style-name="P4">
Вимога України створити Спецтрибунал по злочину агресії РФ — це дуже сильнапозиція. Дуже!</text:p>
      <text:p text:style-name="P4">
Тому що з часів Нюрнбергського процесу міжнародні суди більше не виносиливироки за агресію.</text:p>
      <text:p text:style-name="P4">
Лише за похідні від неї злочини.</text:p>
      <text:p text:style-name="P4">
Так недолуго працює міжнародне право і міжнародні суди.</text:p>
      <text:p text:style-name="P4">
Звісно, що і міжнародної політичної консолідації ніколи не вистачало, поприте, що війни велись завжди.</text:p>
      <text:p text:style-name="P4">
Єдине, що вдалось зробити тоді з 2014 — це силами відважних українських суддіввинести 17 вироків за агресію в межах національного правосуддя.</text:p>
      <text:p text:style-name="P4">
Відважних — бо юридично тоді було АТО, а вони у вироках написали — «агресія» ідали належну кваліфікацію.</text:p>
      <text:p text:style-name="P4">
Я в той час викладала у Національній школі суддів кваліфікацію злочинів в зонібойових дій і була дотична до розробки цього підходу — як кваліфікувати дії РФсаме за статтею 437 Кримінального кодексу «Планування, підготовка,розв’язування та ведення агресивної війни».</text:p>
      <text:p text:style-name="P4">
Пам’ятаю скільки тоді було дебатів у юридичній спільноті, що так не можна, щото суперечить підходам міжнародного гуманітарного права, що суб’єкт злочину нетой.</text:p>
      <text:p text:style-name="P4">
Але вироки є. І докази злочину агресії задокументовано належним чином з 2014року.</text:p>
      <text:p text:style-name="P4">
Більше того — наші судді зробили тоді неймовірне і задокументували навітьінформаційні операції як одну з ознак готування війни.</text:p>
      <text:p text:style-name="P4">
І от нарешті, це не окрема позиція сміливих суддей, а чітка і жорстка державнапозиція України.</text:p>
      <text:p text:style-name="P4">
Це непростий шлях. Але він тепер добре покаже — чи готовий світ консолідованозупиняти війни та карати за них».</text:p>
      <text:p text:style-name="P4">
Source: <text:a xlink:type="simple" xlink:href="https://armyinform.com.ua/2023/04/01/rf-povynna-ponesty-vidpovidalnist-nasampered-za-agresiyu-yak-pervynnyj-zlochyn-ganna-malyar/" text:style-name="Internet_20_link" text:visited-style-name="Visited_20_Internet_20_Link">
https://armyinform.com.ua/2023/04/01/rf-povynna-ponesty-vidpovidalnist-nasampered-za-agresiyu-yak-pervynnyj-zlochyn-ganna-malyar/</text:a>
</text:p>
      <!--NEWS-->
      <text:h text:style-name="P10" text:outline-level="1">
<text:span text:style-name="T4">
В Україні майже тиждень дощитиме, вдень від 0 до +15</text:span>
</text:h>
      <text:p text:style-name="P4">
Authors: Ukrinform (Person)</text:p>
      <text:p text:style-name="P4">
Publisher: Укринформ (Organization)</text:p>
      <text:p text:style-name="P4">
Published Time: 2023-04-02T-11:36:00+03:00</text:p>
      <text:p text:style-name="P4">
Modified Time: 2023-04-02T23:36:00+03:00</text:p>
      <text:p text:style-name="P4">
Description: У понеділок, 3 квітня, в Україні очікуються дощі. Температура вдень становитиме від 0 до 15° тепла. — Укрінформ.</text:p>
      <text:p text:style-name="P4">
Images: ["<text:a xlink:type="simple" xlink:href="https://static.ukrinform.com/photos/2020_12/thumb_files/630_360_1609397815-516.jpg" text:style-name="Internet_20_link" text:visited-style-name="Visited_20_Internet_20_Link">
630_360_16093...</text:a>
"]</text:p>
      <text:p text:style-name="P4">
Tags: ['Дощ', 'Погода', 'Прогноз', 'Весна']</text:p>
      <text:p text:style-name="P4">
Type: Article</text:p>
      <!--METADATA-->
      <text:p text:style-name="P4">
<draw:frame draw:style-name="fr1" draw:name="Image3" text:anchor-type="as-char" svg:width="6.9236in" svg:height="3.956343in" draw:z-index="0">
<draw:image xlink:href="../Images/yкринформ/2023-04-02T-11-36-00-03-00/630_360_1609397815-516.jpg" xlink:type="simple" xlink:show="embed" xlink:actuate="onLoad" draw:mime-type="image/jpeg"/>
</draw:frame>
 Упонеділок, 3 квітня, в Україні очікуються дощі. Температура вдень становитимевід 0 до 15° тепла.</text:p>
      <text:p text:style-name="P4">
Про це Укрінформу повідомили в Укргідрометцентрі</text:p>
      <text:p text:style-name="P4">
"3 квітня хмарно. У західних областях мокрий сніг, на дорогах місцямиожеледиця; температура вночі від 3° тепла до 2° морозу, вдень 0-5° тепла. Нарешті території <text:a xlink:type="simple" xlink:href="https://www.ukrinform.ua/tag-dos" text:style-name="Internet_20_link" text:visited-style-name="Visited_20_Internet_20_Link">
 </text:a>
 ; температура вночі 2-7°тепла, вдень 4-9°, у східних областях 7-12°, на півдні країни до 15°", -зазначається у повідомленні.</text:p>
      <text:p text:style-name="P4">
У Києві та столичній області завтра дощ. На Київщині вночі очікується 2-7°тепла, вдень 4-9°, у столиці вночі буде 4-6° тепла, вдень 6-8°.</text:p>
      <text:p text:style-name="P4">
4-5 квітня на заході України прогнозується мокрий сніг, на решті території -дощ. Температура у західних, Житомирській та Вінницькій областях вночі 0-5°морозу, в Карпатах до 10° морозу, вдень 0-5° тепла; на решті території вночі1-6° тепла, вдень від 4 до 17° тепла.</text:p>
      <text:p text:style-name="P4">
У столиці та на Київщині 4 квітня без істотних опадів, 5 квітня часом дощ. УКиївській області вночі очікується 1-6° тепла; вдень 4 квітня 4-9° тепла, 5квітня 7-12°. У Києві вночі 4-6° тепла; вдень 4 квітня 6-8° тепла, 5 квітня8-10°.</text:p>
      <text:p text:style-name="P4">
<text:span text:style-name="T4">
Читайте також:</text:span>
 <text:a xlink:type="simple" xlink:href="https://www.ukrinform.ua/rubric-kyiv/3689005-u-kievi-zafiksuvali-rekord-maksimalnoi-svidkosti-vitru.html" text:style-name="Internet_20_link" text:visited-style-name="Visited_20_Internet_20_Link">
 </text:a>
</text:p>
      <text:p text:style-name="P4">
6-7 квітня в Україні часом дощ, на заході країни з мокрим снігом. Температурау західних областях вночі 0-5° тепла, вдень 2-8° тепла, на Закарпатті вночівід 2° тепла до 3° морозу, вдень 0-5° тепла; на решті території вночі 3-9°тепла, вдень 6-12°, на сході до 14°.</text:p>
      <text:p text:style-name="P4">
У столиці та в Київській області очікуються невеликі або помірні дощі. НаКиївщині вночі буде 3-8° тепла, вдень 7-12°, у Києві вночі 5-7° тепла, вдень9-11°.</text:p>
      <text:p text:style-name="P4">
Source: <text:a xlink:type="simple" xlink:href="https://www.ukrinform.ua/rubric-regions/3690576-v-ukraini-majze-tizden-dositime-vden-vid-0-do-15.html" text:style-name="Internet_20_link" text:visited-style-name="Visited_20_Internet_20_Link">
https://www.ukrinform.ua/rubric-regions/3690576-v-ukraini-majze-tizden-dositime-vden-vid-0-do-15.html</text:a>
</text:p>
      <!--NEWS-->
      <text:h text:style-name="P10" text:outline-level="1">
<text:span text:style-name="T4">
Чинний президент Чорногорії поступається суперникові у другому турі виборів</text:span>
</text:h>
      <text:p text:style-name="P4">
Authors: Ukrinform (Person)</text:p>
      <text:p text:style-name="P4">
Publisher: Укринформ (Organization)</text:p>
      <text:p text:style-name="P4">
Published Time: 2023-04-02T-13:16:00+03:00</text:p>
      <text:p text:style-name="P4">
Modified Time: 2023-04-02T23:16:00+03:00</text:p>
      <text:p text:style-name="P4">
Description: На виборах президента Чорногорії, за попередніми результатами, переміг кандидат від орієнтованих на Сербію та росію сил Яков Мілатович. — Укрінформ.</text:p>
      <text:p text:style-name="P4">
Images: ["<text:a xlink:type="simple" xlink:href="https://static.ukrinform.com/photos/2019_01/thumb_files/630_360_1547796948-351.jpg" text:style-name="Internet_20_link" text:visited-style-name="Visited_20_Internet_20_Link">
630_360_15477...</text:a>
"]</text:p>
      <text:p text:style-name="P4">
Tags: ['Президент', 'Сербія', 'Вибори', 'Чорногорія']</text:p>
      <text:p text:style-name="P4">
Type: Article</text:p>
      <!--METADATA-->
      <text:p text:style-name="P4">
<draw:frame draw:style-name="fr1" draw:name="Image4" text:anchor-type="as-char" svg:width="6.9236in" svg:height="3.956343in" draw:z-index="0">
<draw:image xlink:href="../Images/yкринформ/2023-04-02T-13-16-00-03-00/630_360_1547796948-351.jpg" xlink:type="simple" xlink:show="embed" xlink:actuate="onLoad" draw:mime-type="image/jpeg"/>
</draw:frame>
 Навиборах президента Чорногорії, за попередніми результатами, переміг кандидатвід орієнтованих на Сербію та росію сил Яков Мілатович.</text:p>
      <text:p text:style-name="P4">
Як передає Укрінформ, про це повідомляє <text:a xlink:type="simple" xlink:href="https://www.radiosvoboda.org/a/news-chornohoriya-vybory-prezydenta-rezultaty/32346162.html" text:style-name="Internet_20_link" text:visited-style-name="Visited_20_Internet_20_Link">
</text:a>
 .</text:p>
      <text:p text:style-name="P4">
За Якова Мілатовича, який вийшов у другий тур разом із чинним президентом МілоДжукановичем, проголосували близько 60% з-поміж 542 тисяч виборців. Явка навиборчих дільницях становила 70%.</text:p>
      <text:p text:style-name="P4">
«Мілатович виступав під гаслом «Європа зараз». Однак його підтримувалипросербсько-проросійські партії та Сербська православна церква, ті сили якіупродовж минулих років намагалися дестабілізувати Чорногорію, розширити їїзвʼязки з Белградом і москвою й таким чином сповільнити її вступ до ЄС», -ідеться в повідомленні.</text:p>
      <text:p text:style-name="P4">
<text:span text:style-name="T4">
Читайте також:</text:span>
 <text:a xlink:type="simple" xlink:href="https://www.ukrinform.ua/rubric-world/3609583-prezident-cornogorii-vetuvav-popravki-do-zakonu-aki-obmezuut-jogo-povnovazenna.html" text:style-name="Internet_20_link" text:visited-style-name="Visited_20_Internet_20_Link">
 </text:a>
</text:p>
      <text:p text:style-name="P4">
У разі затвердження результатів виборів Мілатович очолюватиме <text:a xlink:type="simple" xlink:href="https://www.ukrinform.ua/tag-cornogoria" text:style-name="Internet_20_link" text:visited-style-name="Visited_20_Internet_20_Link">
</text:a>
 впродовж наступних п’яти років.</text:p>
      <text:p text:style-name="P4">
Як повідомлялося, 19 березня в Чорногорії <text:a xlink:type="simple" xlink:href="https://www.ukrinform.ua/rubric-world/3684649-u-drugij-tur-prezidentskih-viboriv-u-cornogorii-projsli-proevropejski-kandidati.html" text:style-name="Internet_20_link" text:visited-style-name="Visited_20_Internet_20_Link">
 </text:a>
 . За його результатами у другий тур вийшличинний президент Міло Джуканович і кандидат від руху «Європа зараз» ЯковМілатович</text:p>
      <text:p text:style-name="P4">
Source: <text:a xlink:type="simple" xlink:href="https://www.ukrinform.ua/rubric-world/3690726-cinnij-prezident-cornogorii-postupivsa-supernikovi-u-drugomu-turi-viboriv-zmi.html" text:style-name="Internet_20_link" text:visited-style-name="Visited_20_Internet_20_Link">
https://www.ukrinform.ua/rubric-world/3690726-cinnij-prezident-cornogorii-postupivsa-supernikovi-u-drugomu-turi-viboriv-zmi.html</text:a>
</text:p>
      <!--NEWS-->
      <text:h text:style-name="P10" text:outline-level="1">
<text:span text:style-name="T4">
At Kupiansk direction Russian army shelled Dvorichna, Kutkivka, Zapadne, Masutivka, Synkivka,...</text:span>
</text:h>
      <text:p text:style-name="P4">
Authors: liveuamap (Language: en)</text:p>
      <text:p text:style-name="P4">
Time: 2023-04-02T-15:48:00</text:p>
      <text:p text:style-name="P4">
Location: Kharkiv (Latitude:49.51707 Longtitude:37.94901)</text:p>
      <text:p text:style-name="P4">
Videos: []</text:p>
      <text:p text:style-name="P4">
Images: []</text:p>
      <text:p text:style-name="P4">
Tags: ["Russia"]</text:p>
      <text:p text:style-name="P4">
ID: 22553099</text:p>
      <!--METADATA-->
      <text:p text:style-name="P4">
At Kupiansk direction Russian army shelled Dvorichna, Kutkivka, Zapadne,Masutivka, Synkivka, Kupyansk, Pischane, Krokhmalne and Novoselivske ofKharkiv region, - General Staff of Armed Forces of Ukraine says in the morningreport</text:p>
      <text:p text:style-name="P4">
News Collection Link: <text:a xlink:type="simple" xlink:href="https://liveuamap.com/en/2023/2-april-at-kupiansk-direction-russian-army-shelled-dvorichna" text:style-name="Internet_20_link" text:visited-style-name="Visited_20_Internet_20_Link">
https://liveuamap.com/en/2023/2-april-at-kupiansk-direction-russian-army-shelled-dvorichna</text:a>
</text:p>
      <text:p text:style-name="P4">
Source: <text:a xlink:type="simple" xlink:href="https://t.me/lumsrc/4391" text:style-name="Internet_20_link" text:visited-style-name="Visited_20_Internet_20_Link">
https://t.me/lumsrc/4391</text:a>
</text:p>
      <!--NEWS-->
      <text:h text:style-name="P10" text:outline-level="1">
<text:span text:style-name="T4">
російську ядерну зброю «присунуть» до західного кордону білорусі - посол</text:span>
</text:h>
      <text:p text:style-name="P4">
Authors: Ukrinform (Person)</text:p>
      <text:p text:style-name="P4">
Publisher: Укринформ (Organization)</text:p>
      <text:p text:style-name="P4">
Published Time: 2023-04-02T-16:53:00+03:00</text:p>
      <text:p text:style-name="P4">
Modified Time: 2023-04-02T22:53:00+03:00</text:p>
      <text:p text:style-name="P4">
Description: Тактична ядерна зброя, яку москва має намір розмістити в білорусі, буде дислокована ближче до її західного кордону. — Укрінформ.</text:p>
      <text:p text:style-name="P4">
Images: ["<text:a xlink:type="simple" xlink:href="https://static.ukrinform.com/photos/2020_10/thumb_files/630_360_1603607635-345.jpg" text:style-name="Internet_20_link" text:visited-style-name="Visited_20_Internet_20_Link">
630_360_16036...</text:a>
"]</text:p>
      <text:p text:style-name="P4">
Tags: ['білорусь', 'Гризлов', 'Ядерна зброя', 'росія']</text:p>
      <text:p text:style-name="P4">
Type: Article</text:p>
      <!--METADATA-->
      <text:p text:style-name="P4">
<draw:frame draw:style-name="fr1" draw:name="Image5" text:anchor-type="as-char" svg:width="6.9236in" svg:height="3.956343in" draw:z-index="0">
<draw:image xlink:href="../Images/yкринформ/2023-04-02T-16-53-00-03-00/630_360_1603607635-345.jpg" xlink:type="simple" xlink:show="embed" xlink:actuate="onLoad" draw:mime-type="image/jpeg"/>
</draw:frame>
 Тактичнаядерна зброя, яку москва має намір розмістити в білорусі, буде дислокованаближче до її західного кордону.</text:p>
      <text:p text:style-name="P4">
Про це заявив посол росії у білорусі борис гризлов, передає Укрінформ ізпосиланням на <text:a xlink:type="simple" xlink:href="https://www.interfax.ru/world/894051" text:style-name="Internet_20_link" text:visited-style-name="Visited_20_Internet_20_Link">
 </text:a>
 .</text:p>
      <text:p text:style-name="P4">
"Вона (ядерна зброя - ред.) буде присунута до західних кордонів нашої союзноїдержави і підвищуватиме можливості забезпечення нашої безпеки. Це будезроблено, не зважаючи на шум у Європі та США", - сказав він.</text:p>
      <text:p text:style-name="P4">
На думку російського дипломата, “як ніколи важливим є паритет у питаннірозміщення ядерної зброї у світі”.</text:p>
      <text:p text:style-name="P4">
"Якщо ми говоримо про розміщення американської <text:a xlink:type="simple" xlink:href="https://www.ukrinform.ua/tag-aderna-zbroa" text:style-name="Internet_20_link" text:visited-style-name="Visited_20_Internet_20_Link">
</text:a>
 в країнах Європи - Італії,Бельгії, Нідерландах, Німеччині, Туреччині, - то й ми маємо робити дії, якіпідвищуватимуть безпеку нашої союзної держави", - зауважив гризлов.</text:p>
      <text:p text:style-name="P4">
<text:span text:style-name="T4">
Читайте також:</text:span>
 <text:a xlink:type="simple" xlink:href="https://www.ukrinform.ua/rubric-ato/3690089-zelenskij-pro-adernu-zbrou-rf-u-bilorusi-signal-govorit-pro-nevdalu-zustric-iz-kitaem.html" text:style-name="Internet_20_link" text:visited-style-name="Visited_20_Internet_20_Link">
 </text:a>
</text:p>
      <text:p text:style-name="P4">
Він додав, що “росія та білорусь – це територія союзної держави, яка єузаконеною, на відміну від території країн, де США розміщують свою ядернузброю".</text:p>
      <text:p text:style-name="P4">
Як повідомляв Укрінформ, 25 березня володимир путін, стосовно якого МКС видавордер на арешт, заявив, що росія розмістить тактичну ядерну зброю в білорусі.До того, у лютому він оголосив про "призупинення" участі москви в Договорі проскорочення стратегічних наступальних озброєнь.</text:p>
      <text:p text:style-name="P4">
Source: <text:a xlink:type="simple" xlink:href="https://www.ukrinform.ua/rubric-world/3690724-rosijsku-adernu-zbrou-prisunut-do-zahidnogo-kordonu-bilorusi-posol-rf.html" text:style-name="Internet_20_link" text:visited-style-name="Visited_20_Internet_20_Link">
https://www.ukrinform.ua/rubric-world/3690724-rosijsku-adernu-zbrou-prisunut-do-zahidnogo-kordonu-bilorusi-posol-rf.html</text:a>
</text:p>
      <!--NEWS-->
      <text:h text:style-name="P10" text:outline-level="1">
<text:span text:style-name="T4">
At Lyman direction Russian army shelled Novoselivske, Nevske, Dibrova, Bilohorivka of Luhansk...</text:span>
</text:h>
      <text:p text:style-name="P4">
Authors: liveuamap (Language: en)</text:p>
      <text:p text:style-name="P4">
Time: 2023-04-02T-17:48:00</text:p>
      <text:p text:style-name="P4">
Location: Donetsk (Latitude:48.75517 Longtitude:38.07896)</text:p>
      <text:p text:style-name="P4">
Videos: []</text:p>
      <text:p text:style-name="P4">
Images: []</text:p>
      <text:p text:style-name="P4">
Tags: ["Russia"]</text:p>
      <text:p text:style-name="P4">
ID: 22553098</text:p>
      <!--METADATA-->
      <text:p text:style-name="P4">
At Lyman direction Russian army shelled Novoselivske, Nevske, Dibrova,Bilohorivka of Luhansk region, also Kolodyazi, Torske, Spirne, Rozdolivka ofDonetsk region, - General Staff of Armed Forces of Ukraine says in the morningreport</text:p>
      <text:p text:style-name="P4">
News Collection Link: <text:a xlink:type="simple" xlink:href="https://liveuamap.com/en/2023/2-april-at-lyman-direction-russian-army-shelled-novoselivske" text:style-name="Internet_20_link" text:visited-style-name="Visited_20_Internet_20_Link">
https://liveuamap.com/en/2023/2-april-at-lyman-direction-russian-army-shelled-novoselivske</text:a>
</text:p>
      <text:p text:style-name="P4">
Source: <text:a xlink:type="simple" xlink:href="https://t.me/lumsrc/4392" text:style-name="Internet_20_link" text:visited-style-name="Visited_20_Internet_20_Link">
https://t.me/lumsrc/4392</text:a>
</text:p>
      <!--NEWS-->
      <text:h text:style-name="P10" text:outline-level="1">
<text:span text:style-name="T4">
«Челсі» звільнив Грема Поттера</text:span>
</text:h>
      <text:p text:style-name="P4">
Authors: Ukrinform (Person)</text:p>
      <text:p text:style-name="P4">
Publisher: Укринформ (Organization)</text:p>
      <text:p text:style-name="P4">
Published Time: 2023-04-02T-18:43:10+03:00</text:p>
      <text:p text:style-name="P4">
Modified Time: 2023-04-02T22:43:10+03:00</text:p>
      <text:p text:style-name="P4">
Description: Грем Поттер залишив посаду головного тренера «Челсі». — Укрінформ.</text:p>
      <text:p text:style-name="P4">
Images: ["<text:a xlink:type="simple" xlink:href="https://static.ukrinform.com/photos/2023_04/thumb_files/630_360_1680464521-226.jpg" text:style-name="Internet_20_link" text:visited-style-name="Visited_20_Internet_20_Link">
630_360_16804...</text:a>
"]</text:p>
      <text:p text:style-name="P4">
Tags: ['Челсі', 'Футбол']</text:p>
      <text:p text:style-name="P4">
Type: Article</text:p>
      <!--METADATA-->
      <text:p text:style-name="P4">
<draw:frame draw:style-name="fr1" draw:name="Image6" text:anchor-type="as-char" svg:width="6.9236in" svg:height="3.956343in" draw:z-index="0">
<draw:image xlink:href="../Images/yкринформ/2023-04-02T-18-43-10-03-00/630_360_1680464521-226.jpg" xlink:type="simple" xlink:show="embed" xlink:actuate="onLoad" draw:mime-type="image/jpeg"/>
</draw:frame>
 ГремПоттер залишив посаду головного тренера «Челсі».</text:p>
      <text:p text:style-name="P4">
Про це повідомили на офіційному <text:a xlink:type="simple" xlink:href="https://www.chelseafc.com/en" text:style-name="Internet_20_link" text:visited-style-name="Visited_20_Internet_20_Link">
 </text:a>
«аристократів», передає Укрінформ.</text:p>
      <text:p text:style-name="P4">
Виконувачем обов'язків головного тренера «аристократів» призначили БруноСалтора. Клуб подякував Поттеру за роботу та побажав успіхів у майбутньому.</text:p>
      <text:p text:style-name="P4">
47-річний Грем Поттер очолив «Челсі» 8 вересня 2022 року після звільненняТомаса Тухеля. До цього він тренував «Брайтон». При ньому команда дійшла до1/4 фіналу Ліги чемпіонів, де зіграє з «Реалом».</text:p>
      <text:p text:style-name="P4">
<text:span text:style-name="T4">
Читайте також:</text:span>
 <text:a xlink:type="simple" xlink:href="https://www.ukrinform.ua/rubric-sports/3690657-lester-zvilniv-brendana-rodzersa.html" text:style-name="Internet_20_link" text:visited-style-name="Visited_20_Internet_20_Link">
 </text:a>
</text:p>
      <text:p text:style-name="P4">
Як повідомлялося, у чемпіонаті Англії «Челсі» займає 11-те місце - 38 очок у28 матчах. 1 квітня команда вдома поступилась «Астон Віллі» (0:2).</text:p>
      <text:p text:style-name="P4">
Фото: Getty Images</text:p>
      <text:p text:style-name="P4">
Source: <text:a xlink:type="simple" xlink:href="https://www.ukrinform.ua/rubric-sports/3690723-celsi-zvilniv-grema-pottera.html" text:style-name="Internet_20_link" text:visited-style-name="Visited_20_Internet_20_Link">
https://www.ukrinform.ua/rubric-sports/3690723-celsi-zvilniv-grema-pottera.html</text:a>
</text:p>
      <!--NEWS-->
      <text:h text:style-name="P10" text:outline-level="1">
<text:span text:style-name="T4">
At Bakhmut direction Russian army shelled Vasukivka, Orikhovo-Vasylivka, Novomarkove, Bakhmut...</text:span>
</text:h>
      <text:p text:style-name="P4">
Authors: liveuamap (Language: en)</text:p>
      <text:p text:style-name="P4">
Time: 2023-04-02T-19:48:00</text:p>
      <text:p text:style-name="P4">
Location: Druzhkivka (Latitude:48.62202 Longtitude:37.53273)</text:p>
      <text:p text:style-name="P4">
Videos: []</text:p>
      <text:p text:style-name="P4">
Images: []</text:p>
      <text:p text:style-name="P4">
Tags: ["Russia"]</text:p>
      <text:p text:style-name="P4">
ID: 22553097</text:p>
      <!--METADATA-->
      <text:p text:style-name="P4">
At Bakhmut direction Russian army shelled Vasukivka, Orikhovo-Vasylivka,Novomarkove, Bakhmut, Bohdanivka, Hryhorivka, Ivanivske, Chasiv Yar,Kurdumivka, Zalizne, Dyliyivka, New York and Druzhkivka of Donetsk region, -General Staff of Armed Forces of Ukraine says in the morning report</text:p>
      <text:p text:style-name="P4">
News Collection Link: <text:a xlink:type="simple" xlink:href="https://liveuamap.com/en/2023/2-april-at-bakhmut-direction-russian-army-shelled-vasukivka" text:style-name="Internet_20_link" text:visited-style-name="Visited_20_Internet_20_Link">
https://liveuamap.com/en/2023/2-april-at-bakhmut-direction-russian-army-shelled-vasukivka</text:a>
</text:p>
      <text:p text:style-name="P4">
Source: <text:a xlink:type="simple" xlink:href="https://t.me/lumsrc/4393" text:style-name="Internet_20_link" text:visited-style-name="Visited_20_Internet_20_Link">
https://t.me/lumsrc/4393</text:a>
</text:p>
      <!--NEWS-->
      <text:h text:style-name="P10" text:outline-level="1">
<text:span text:style-name="T4">
Рада Безпеки ООН потребує реформування - глава МЗС Чехії</text:span>
</text:h>
      <text:p text:style-name="P4">
Authors: Ukrinform (Person)</text:p>
      <text:p text:style-name="P4">
Publisher: Укринформ (Organization)</text:p>
      <text:p text:style-name="P4">
Published Time: 2023-04-02T-20:34:00+03:00</text:p>
      <text:p text:style-name="P4">
Modified Time: 2023-04-02T22:34:00+03:00</text:p>
      <text:p text:style-name="P4">
Description: Міністр закордонних справ Чехії Ян Ліпавський вважає за потрібне реформувати Раду Безпеки ООН, оскільки держава-агресорка не може головувати в цій структурі. — Укрінформ.</text:p>
      <text:p text:style-name="P4">
Images: ["<text:a xlink:type="simple" xlink:href="https://static.ukrinform.com/photos/2022_08/thumb_files/630_360_1661948906-855.jpg" text:style-name="Internet_20_link" text:visited-style-name="Visited_20_Internet_20_Link">
630_360_16619...</text:a>
"]</text:p>
      <text:p text:style-name="P4">
Tags: ['Чехія', 'Олімпіада', 'росія', 'Радбез ООН', 'Війна з росією']</text:p>
      <text:p text:style-name="P4">
Type: Article</text:p>
      <!--METADATA-->
      <text:p text:style-name="P4">
<draw:frame draw:style-name="fr1" draw:name="Image7" text:anchor-type="as-char" svg:width="6.9236in" svg:height="3.956343in" draw:z-index="0">
<draw:image xlink:href="../Images/yкринформ/2023-04-02T-20-34-00-03-00/630_360_1661948906-855.jpg" xlink:type="simple" xlink:show="embed" xlink:actuate="onLoad" draw:mime-type="image/jpeg"/>
</draw:frame>
 Міністрзакордонних справ Чехії Ян Ліпавський вважає за потрібне реформувати РадуБезпеки ООН, оскільки держава-агресорка не може головувати в цій структурі.</text:p>
      <text:p text:style-name="P4">
Таку думку Ліпавський висловив у <text:a xlink:type="simple" xlink:href="https://twitter.com/JanLipavsky/status/1642478054059458561" text:style-name="Internet_20_link" text:visited-style-name="Visited_20_Internet_20_Link">
</text:a>
, передає Укрінформ.</text:p>
      <text:p text:style-name="P4">
«Я погоджуюся з Президентом України Зеленським, що Рада Безпеки ООН потребуєреформування. Останнім свідченням цього є той факт, що установа, яка повинназабезпечити мир, очолюється державою, котра порушує Статут <text:a xlink:type="simple" xlink:href="https://www.ukrinform.ua/tag-oon" text:style-name="Internet_20_link" text:visited-style-name="Visited_20_Internet_20_Link">
</text:a>
 та загрожує безпеці всього світу», -написав глава МЗС Чехії.</text:p>
      <text:p text:style-name="Quotations">

<text:p text:style-name="P4">
I agree with <text:a xlink:type="simple" xlink:href="https://twitter.com/ZelenskyyUa" text:style-name="Internet_20_link" text:visited-style-name="Visited_20_Internet_20_Link">
 </text:a>
 that&gt;
 the UN Security Council needs reforming. The latest evidence of that is the&gt;
 fact that the institution supposed to ensure peace is being presided over by&gt;
 a state that is violating the UN Charter 🇺🇳and threating the security of the&gt;
 entire world.&gt;
&gt;
 — Jan Lipavský (@JanLipavsky) <text:a xlink:type="simple" xlink:href="https://twitter.com/JanLipavsky/status/1642478054059458561" text:style-name="Internet_20_link" text:visited-style-name="Visited_20_Internet_20_Link">
&gt;
 </text:a>
</text:p>

</text:p>
      <text:p text:style-name="P4">
В іншому <text:a xlink:type="simple" xlink:href="http://twitter.com/JanLipavsky/status/1642520742485975042" text:style-name="Internet_20_link" text:visited-style-name="Visited_20_Internet_20_Link">
</text:a>
він також висловився проти участі російських спортсменів в Олімпіаді.</text:p>
      <text:p text:style-name="P4">
«російські солдати вже вбили 262 українських спортсменів і знищили 363спортивні споруди. Щодня вони підтверджують, що росії на Олімпіаді немаєнічого робити», - наголосив Ліпавський.</text:p>
      <text:p text:style-name="P4">
<text:span text:style-name="T4">
Читайте також:</text:span>
 <text:a xlink:type="simple" xlink:href="https://www.ukrinform.ua/rubric-polytics/3674327-glava-mzs-cehii-zasterig-vid-sprob-zalisitisa-ostoron-u-pitanni-vijni-rf-proti-ukraini.html" text:style-name="Internet_20_link" text:visited-style-name="Visited_20_Internet_20_Link">
 </text:a>
</text:p>
      <text:p text:style-name="P4">
Як повідомлялося, з 1 квітня росія головує в Раді Безпеки ООН квітні. Цепередбачає, зокрема, що вона визначати порядок денний засідань даного органу.</text:p>
      <text:p text:style-name="P4">
Source: <text:a xlink:type="simple" xlink:href="https://www.ukrinform.ua/rubric-world/3690721-rada-bezpeki-oon-potrebue-reformuvanna-glava-mzs-cehii.html" text:style-name="Internet_20_link" text:visited-style-name="Visited_20_Internet_20_Link">
https://www.ukrinform.ua/rubric-world/3690721-rada-bezpeki-oon-potrebue-reformuvanna-glava-mzs-cehii.html</text:a>
</text:p>
      <!--NEWS-->
      <text:h text:style-name="P10" text:outline-level="1">
<text:span text:style-name="T4">
At Avdiyivka and Maryinka directions Russian army shelled Stepove, Avdiyivka, Orlivka, Tonenk...</text:span>
</text:h>
      <text:p text:style-name="P4">
Authors: liveuamap (Language: en)</text:p>
      <text:p text:style-name="P4">
Time: 2023-04-02T-21:48:00</text:p>
      <text:p text:style-name="P4">
Location: Donets'ka oblast (Latitude:48.00082 Longtitude:37.49506)</text:p>
      <text:p text:style-name="P4">
Videos: []</text:p>
      <text:p text:style-name="P4">
Images: []</text:p>
      <text:p text:style-name="P4">
Tags: ["Russia"]</text:p>
      <text:p text:style-name="P4">
ID: 22553095</text:p>
      <!--METADATA-->
      <text:p text:style-name="P4">
At Avdiyivka and Maryinka directions Russian army shelled Stepove, Avdiyivka,Orlivka, Tonenke, Syeverne, Pervomayske, Netaylove, Krasnohorivka, Maryinka,Heorhiyivka and Prechystivka, - General Staff of Armed Forces of Ukraine saysin the morning report</text:p>
      <text:p text:style-name="P4">
News Collection Link: <text:a xlink:type="simple" xlink:href="https://liveuamap.com/en/2023/2-april-at-avdiyivka-and-maryinka-directions-russian-army" text:style-name="Internet_20_link" text:visited-style-name="Visited_20_Internet_20_Link">
https://liveuamap.com/en/2023/2-april-at-avdiyivka-and-maryinka-directions-russian-army</text:a>
</text:p>
      <text:p text:style-name="P4">
Source: <text:a xlink:type="simple" xlink:href="https://t.me/lumsrc/4394" text:style-name="Internet_20_link" text:visited-style-name="Visited_20_Internet_20_Link">
https://t.me/lumsrc/4394</text:a>
</text:p>
      <!--NEWS-->
      <text:h text:style-name="P10" text:outline-level="1">
<text:span text:style-name="T4">
росіяни протягом доби обстріляли чотири громади Сумщини</text:span>
</text:h>
      <text:p text:style-name="P4">
Authors: Ukrinform (Person)</text:p>
      <text:p text:style-name="P4">
Publisher: Укринформ (Organization)</text:p>
      <text:p text:style-name="P4">
Published Time: 2023-04-02T-22:11:00+03:00</text:p>
      <text:p text:style-name="P4">
Modified Time: 2023-04-02T22:11:00+03:00</text:p>
      <text:p text:style-name="P4">
Description: російські війська у неділю, 2 квітня, обстріляли чотири територіальні громади Сумської області.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Війна з росією']</text:p>
      <text:p text:style-name="P4">
Type: Article</text:p>
      <!--METADATA-->
      <text:p text:style-name="P4">
<draw:frame draw:style-name="fr1" draw:name="Image8" text:anchor-type="as-char" svg:width="6.9236in" svg:height="3.956343in" draw:z-index="0">
<draw:image xlink:href="../Images/yкринформ/2023-04-02T-22-11-00-03-00/630_360_1669987737-966.jpg" xlink:type="simple" xlink:show="embed" xlink:actuate="onLoad" draw:mime-type="image/jpeg"/>
</draw:frame>
 російськівійська у неділю, 2 квітня, обстріляли чотири територіальні громади Сумськоїобласті.</text:p>
      <text:p text:style-name="P4">
Як передає Укрінформ, про це Сумська обласна військова адміністраціяповідомляє у <text:a xlink:type="simple" xlink:href="https://t.me/Sumy_news_ODA/15210" text:style-name="Internet_20_link" text:visited-style-name="Visited_20_Internet_20_Link">
 </text:a>
 .</text:p>
      <text:p text:style-name="P4">
«Протягом дня росіяни здійснили <text:a xlink:type="simple" xlink:href="https://www.ukrinform.ua/tag-obstril" text:style-name="Internet_20_link" text:visited-style-name="Visited_20_Internet_20_Link">
 </text:a>
території 4 громад Сумщини: Білопільської, Краснопільської, Юнаківської,Хотінської», - ідеться в повідомленні.</text:p>
      <text:p text:style-name="P4">
По території Юнаківської громади росіяни били з міномета - 20 влучань.«Внаслідок обстрілу пошкоджено приміщення агропідприємства: будівлю ферми,холодильне обладнання та лінію електромережі», - ідеться в повідомленні.</text:p>
      <text:p text:style-name="P4">
У Хотінській громаді внаслідок мінометного обстрілу (12 влучань) пошкодженошість приватних будинків.</text:p>
      <text:p text:style-name="P4">
По Білопільській громаді зафіксовано два ворожі обстріли з міномета - 17влучань.</text:p>
      <text:p text:style-name="P4">
<text:span text:style-name="T4">
Читайте також:</text:span>
 <text:a xlink:type="simple" xlink:href="https://www.ukrinform.ua/rubric-ato/3690338-rosiani-trici-obstrilali-prikordonna-cernigivsini-i-sumsini-14-prilotiv.html" text:style-name="Internet_20_link" text:visited-style-name="Visited_20_Internet_20_Link">
 </text:a>
</text:p>
      <text:p text:style-name="P4">
Крім того, росіяни здійснили обстріл з ПТРК (керована ракета) по територіїКраснопільської громади, а також мінометний обстріл - 2 влучання.</text:p>
      <text:p text:style-name="P4">
Як повідомляв Укрінформ, армія російської федерації за добу обстріляла сімобластей України.</text:p>
      <text:p text:style-name="P4">
Source: <text:a xlink:type="simple" xlink:href="https://www.ukrinform.ua/rubric-ato/3690716-rosiani-protagom-dobi-obstrilali-cotiri-gromadi-sumsini.html" text:style-name="Internet_20_link" text:visited-style-name="Visited_20_Internet_20_Link">
https://www.ukrinform.ua/rubric-ato/3690716-rosiani-protagom-dobi-obstrilali-cotiri-gromadi-sumsini.html</text:a>
</text:p>
      <!--NEWS-->
      <text:h text:style-name="P10" text:outline-level="1">
<text:span text:style-name="T4">
At Shaktarske direction Russian army shelled Pobyeda, Novomykhaylivka, Vuhledar, Velyka Novos...</text:span>
</text:h>
      <text:p text:style-name="P4">
Authors: liveuamap (Language: en)</text:p>
      <text:p text:style-name="P4">
Time: 2023-04-02T-23:48:00</text:p>
      <text:p text:style-name="P4">
Location: Velyka Novosilka (Latitude:47.83989 Longtitude:36.83475)</text:p>
      <text:p text:style-name="P4">
Videos: []</text:p>
      <text:p text:style-name="P4">
Images: []</text:p>
      <text:p text:style-name="P4">
Tags: ["Russia"]</text:p>
      <text:p text:style-name="P4">
ID: 22553094</text:p>
      <!--METADATA-->
      <text:p text:style-name="P4">
At Shaktarske direction Russian army shelled Pobyeda, Novomykhaylivka,Vuhledar, Velyka Novosilka of Donetsk region, - General Staff of Armed Forcesof Ukraine says in the morning report</text:p>
      <text:p text:style-name="P4">
News Collection Link: <text:a xlink:type="simple" xlink:href="https://liveuamap.com/en/2023/2-april-at-shaktarske-direction-russian-army-shelled-pobyeda" text:style-name="Internet_20_link" text:visited-style-name="Visited_20_Internet_20_Link">
https://liveuamap.com/en/2023/2-april-at-shaktarske-direction-russian-army-shelled-pobyeda</text:a>
</text:p>
      <text:p text:style-name="P4">
Source: <text:a xlink:type="simple" xlink:href="https://t.me/lumsrc/4395" text:style-name="Internet_20_link" text:visited-style-name="Visited_20_Internet_20_Link">
https://t.me/lumsrc/4395</text:a>
</text:p>
      <!--NEWS-->
      <text:h text:style-name="P10" text:outline-level="1">
<text:span text:style-name="T4">
Мінцифри залучить Аpple до повоєнного перепису населення</text:span>
</text:h>
      <text:p text:style-name="P4">
Authors: Ukrinform (Person)</text:p>
      <text:p text:style-name="P4">
Publisher: Укринформ (Organization)</text:p>
      <text:p text:style-name="P4">
Published Time: 2023-04-02T-25:48:00+03:00</text:p>
      <text:p text:style-name="P4">
Modified Time: 2023-04-02T21:48:00+03:00</text:p>
      <text:p text:style-name="P4">
Description: Міністерство цифрової трансформації планує долучитися до проведення перепису населення після війни та залучити інформацію з реєстрів для спрощення процедури. — Укрінформ.</text:p>
      <text:p text:style-name="P4">
Images: ["<text:a xlink:type="simple" xlink:href="https://static.ukrinform.com/photos/2022_06/thumb_files/630_360_1656503499-838.jpg" text:style-name="Internet_20_link" text:visited-style-name="Visited_20_Internet_20_Link">
630_360_16565...</text:a>
"]</text:p>
      <text:p text:style-name="P4">
Tags: ['Apple', 'Перепис населення', 'Федоров', 'Мінцифри', 'Єдині новини']</text:p>
      <text:p text:style-name="P4">
Type: Article</text:p>
      <!--METADATA-->
      <text:p text:style-name="P4">
<draw:frame draw:style-name="fr1" draw:name="Image9" text:anchor-type="as-char" svg:width="6.9236in" svg:height="3.956343in" draw:z-index="0">
<draw:image xlink:href="../Images/yкринформ/2023-04-02T-25-48-00-03-00/630_360_1656503499-838.jpg" xlink:type="simple" xlink:show="embed" xlink:actuate="onLoad" draw:mime-type="image/jpeg"/>
</draw:frame>
Міністерство цифрової трансформації планує долучитися до проведення переписунаселення після війни та залучити інформацію з реєстрів для спрощенняпроцедури.</text:p>
      <text:p text:style-name="P4">
Як передає Укрінформ, про це віцепрем'єр з інновацій, розвитку освіти, наукита технологій – міністр цифрової трансформації Михайло Федоров сказав в ефірітелемарафону «Єдині новини».</text:p>
      <text:p text:style-name="P4">
«Після нашої перемоги потрібно буде точно проводити перепис населення. Але мивзагалі переосмислили підхід до цього. І розуміємо, що багато інформації можнаотримати завдяки верифікації в реєстрах, щоб не смикати наших громадян і незапитувати те, що і так можна побачити завдяки деперсоналізованійсинхронізації певних реєстрів», – розповів урядовець.</text:p>
      <text:p text:style-name="P4">
За його словами, до <text:a xlink:type="simple" xlink:href="https://www.ukrinform.ua/tag-perepis-naselenna" text:style-name="Internet_20_link" text:visited-style-name="Visited_20_Internet_20_Link">
 </text:a>
Мінцифри планує залучити компанію Аpple.</text:p>
      <text:p text:style-name="P4">
<text:span text:style-name="T4">
Читайте також:</text:span>
 <text:a xlink:type="simple" xlink:href="https://www.ukrinform.ua/rubric-technology/3686102-mincifri-pogliblue-tehnologicnu-spivpracu-z-evropou.html" text:style-name="Internet_20_link" text:visited-style-name="Visited_20_Internet_20_Link">
 </text:a>
</text:p>
      <text:p text:style-name="P4">
«Це буде один з найбільш сучасних та інноваційних переписів населення у світі<text:span text:style-name="T4">
», –</text:span>
 додав Федоров.</text:p>
      <text:p text:style-name="P4">
Як повідомлялося, всеукраїнський перепис населення, який планували провести у2023 році, відбудеться вже після закінчення війни.</text:p>
      <text:p text:style-name="P4">
Source: <text:a xlink:type="simple" xlink:href="https://www.ukrinform.ua/rubric-technology/3690715-mincifri-zalucit-apple-do-povoennogo-perepisu-naselenna.html" text:style-name="Internet_20_link" text:visited-style-name="Visited_20_Internet_20_Link">
https://www.ukrinform.ua/rubric-technology/3690715-mincifri-zalucit-apple-do-povoennogo-perepisu-naselenna.html</text:a>
</text:p>
      <!--NEWS-->
      <text:h text:style-name="P10" text:outline-level="1">
<text:span text:style-name="T4">
Мер Хмельницького показав першу молитву українською у Покровському кафедральному соборі</text:span>
</text:h>
      <text:p text:style-name="P4">
Authors: Ukrinform (Person)</text:p>
      <text:p text:style-name="P4">
Publisher: Укринформ (Organization)</text:p>
      <text:p text:style-name="P4">
Published Time: 2023-04-02T-27:31:00+03:00</text:p>
      <text:p text:style-name="P4">
Modified Time: 2023-04-02T21:31:00+03:00</text:p>
      <text:p text:style-name="P4">
Description: Міський голова Хмельницького Олександр Симчишин оприлюднив відео першої молитви українською мовою за Україну і захисників у Покровському кафедральному соборі УПЦ, який після скандалу з побиттям військового перейшов у підпорядкування ПЦУ. — Укрінформ.</text:p>
      <text:p text:style-name="P4">
Images: ["<text:a xlink:type="simple" xlink:href="https://static.ukrinform.com/photos/2023_04/thumb_files/630_360_1680453134-406.jpg" text:style-name="Internet_20_link" text:visited-style-name="Visited_20_Internet_20_Link">
630_360_16804...</text:a>
"]</text:p>
      <text:p text:style-name="P4">
Tags: ['УПЦ МП', 'Молитва', 'Хмельницький', 'Православна церква України']</text:p>
      <text:p text:style-name="P4">
Type: Article</text:p>
      <!--METADATA-->
      <text:p text:style-name="P4">
<draw:frame draw:style-name="fr1" draw:name="Image10" text:anchor-type="as-char" svg:width="6.9236in" svg:height="3.956343in" draw:z-index="0">
<draw:image xlink:href="../Images/yкринформ/2023-04-02T-27-31-00-03-00/630_360_1680453134-406.jpg" xlink:type="simple" xlink:show="embed" xlink:actuate="onLoad" draw:mime-type="image/jpeg"/>
</draw:frame>
 Міськийголова Хмельницького Олександр Симчишин оприлюднив відео першої молитвиукраїнською мовою за Україну і захисників у Покровському кафедральному соборіУПЦ, який після скандалу з побиттям військового перейшов у підпорядкуванняПЦУ.</text:p>
      <text:p text:style-name="P4">
Про це міський голова Хмельницького Олександр Симчишин повідомив у <text:a xlink:type="simple" xlink:href="https://t.me/symchyshyn_oleksandr/5146" text:style-name="Internet_20_link" text:visited-style-name="Visited_20_Internet_20_Link">
</text:a>
 , передає Укрінформ.</text:p>
      <text:p text:style-name="P4">
«Перша молитва <text:a xlink:type="simple" xlink:href="https://www.ukrinform.ua/tag-ukrainska-mova" text:style-name="Internet_20_link" text:visited-style-name="Visited_20_Internet_20_Link">
 </text:a>
 за Україну, заукраїнських воїнів у соборі. Перша за десятки і десятки років! Хмельничани -круті! Повага усім! Пишаюся! Дякую, усім українцям за підтримку!»- написавСимчишин.</text:p>
      <text:p text:style-name="P4">
Він зазначив, шо попереду для перемоги ще дуже багато роботи, тому закликавусіх тримати стрій.</text:p>
      <text:p text:style-name="P4">
Раніше Симчишин різко відреагував на вранішній інцидент із побиттямвійськового, який стався у Покровському кафедральному соборі УПЦ. Вінзазначив, що ця подія має стати аргументом для Верховної Ради, абипроголосувати законопроєкт про заборону УПЦ.</text:p>
      <text:p text:style-name="P4">
За його словами, на позачерговій сесії Хмельницька міська рада припинитькористування УПЦ усіма земельними ділянками на території громади, а такожініціюватиме аналогічні рішення обласної та районної рад.</text:p>
      <text:p text:style-name="P4">
Як повідомлялось, 2 квітня у Хмельницькому учасники зібрання біля Покровськогокафедрального собору УПЦ проголосували за перехід релігійної громади до ПЦУ,храм опломбували. Священники УПЦ покинули територію храму. Обрана зібраннямревізійна комісія описує майно. Потім його закриють і до Великодня за східнимобрядом богослужіння у ній не проводитимуться.</text:p>
      <text:p text:style-name="P4">
3 квітня представники комісії нестимуть документи про перереєстраціюрелігійної громади в ОВА.</text:p>
      <text:p text:style-name="P4">
<text:span text:style-name="T4">
Читайте також:</text:span>
 <text:a xlink:type="simple" xlink:href="https://www.ukrinform.ua/rubric-regions/3690643-pobitta-vijskovogo-u-hrami-mer-hmelnickogo-hoce-abi-rada-zaboronila-upc.html" text:style-name="Internet_20_link" text:visited-style-name="Visited_20_Internet_20_Link">
 </text:a>
</text:p>
      <text:p text:style-name="P4">
Як повідомлялось, У Хмельницькому біля Покровського кафедрального собору УПЦ,де уранці стався інцидент з побиттям військового, увечері відбулися <text:a xlink:type="simple" xlink:href="https://www.ukrinform.ua/rubric-regions/3690687-u-hmelnickomu-pocalisa-suticki-bila-hramu-de-pobili-vijskovogo-zmi.html" text:style-name="Internet_20_link" text:visited-style-name="Visited_20_Internet_20_Link">
</text:a>
 .</text:p>
      <text:p text:style-name="P4">
УПЦ повідомила, що мітингувальники «провели свої незаконні збори, які назвали« <text:a xlink:type="simple" xlink:href="https://www.ukrinform.ua/rubric-regions/3690702-u-hmelnickomu-progolosuvali-za-perehid-kafedralnogo-soboru-upc-mp-do-pcu.html" text:style-name="Internet_20_link" text:visited-style-name="Visited_20_Internet_20_Link">
 </text:a>
 », з вимогоюопечатати храм, звернулися до правоохоронців і під скандування вивелисвященство УПЦ з території собору».</text:p>
      <text:p text:style-name="P4">
Укрінформ звернувся з проханням прокоментувати зазначені події до ПоліціїХмельницької області, написавши повідомлення у Фейсбуці. На момент публікаціївідповіді іще не отримано.</text:p>
      <text:p text:style-name="P4">
Раніше <text:a xlink:type="simple" xlink:href="https://www.ukrinform.ua/rubric-regions/3690671-v-upc-zaavlaut-pro-sturm-soboru-de-vranci-stavsa-incident-z-pobittam-vijskovogo.html" text:style-name="Internet_20_link" text:visited-style-name="Visited_20_Internet_20_Link">
 </text:a>
 про те, що«радикали» розпочали штурм Покровського кафедрального собору УПЦ уХмельницькому.</text:p>
      <text:p text:style-name="P4">
<text:a xlink:type="simple" xlink:href="https://www.ukrinform.ua/rubric-regions/3690669-u-hmelnickij-ova-zaklikali-zniziti-gradus-naprugi-navkolo-suticki-u-hrami-upc.html" text:style-name="Internet_20_link" text:visited-style-name="Visited_20_Internet_20_Link">
 </text:a>
 навколосутички в храмі УПЦ, під час якої побили військового, і розв'язати конфлікт управовий спосіб.</text:p>
      <text:p text:style-name="P4">
<text:span text:style-name="T5">
Фото: Суспільне Хмельницький</text:span>
</text:p>
      <text:p text:style-name="P4">
Source: <text:a xlink:type="simple" xlink:href="https://www.ukrinform.ua/rubric-regions/3690713-mer-hmelnickogo-pokazav-persu-molitvu-ukrainskou-u-pokrovskomu-kafedralnomu-sobori.html" text:style-name="Internet_20_link" text:visited-style-name="Visited_20_Internet_20_Link">
https://www.ukrinform.ua/rubric-regions/3690713-mer-hmelnickogo-pokazav-persu-molitvu-ukrainskou-u-pokrovskomu-kafedralnomu-sobori.html</text:a>
</text:p>
      <!--NEWS-->
      <text:h text:style-name="P10" text:outline-level="1">
<text:span text:style-name="T4">
АПЛ: «Ньюкасл» переміг «Манчестер Юнайтед» і піднявся в зону ЛЧ</text:span>
</text:h>
      <text:p text:style-name="P4">
Authors: Ukrinform (Person)</text:p>
      <text:p text:style-name="P4">
Publisher: Укринформ (Organization)</text:p>
      <text:p text:style-name="P4">
Published Time: 2023-04-02T-29:27:14+03:00</text:p>
      <text:p text:style-name="P4">
Modified Time: 2023-04-02T21:27:14+03:00</text:p>
      <text:p text:style-name="P4">
Description: «Сороки» і «червоні дияволи» мають однакову кількість очок в чемпіонаті Англії. — Укрінформ.</text:p>
      <text:p text:style-name="P4">
Images: ["<text:a xlink:type="simple" xlink:href="https://static.ukrinform.com/photos/2023_04/thumb_files/630_360_1680459954-504.jpg" text:style-name="Internet_20_link" text:visited-style-name="Visited_20_Internet_20_Link">
630_360_16804...</text:a>
"]</text:p>
      <text:p text:style-name="P4">
Tags: ['Футбол', 'Манчестер Юнайтед', 'АПЛ']</text:p>
      <text:p text:style-name="P4">
Type: Article</text:p>
      <!--METADATA-->
      <text:p text:style-name="P4">
<draw:frame draw:style-name="fr1" draw:name="Image11" text:anchor-type="as-char" svg:width="6.9236in" svg:height="3.956343in" draw:z-index="0">
<draw:image xlink:href="../Images/yкринформ/2023-04-02T-29-27-14-03-00/630_360_1680459954-504.jpg" xlink:type="simple" xlink:show="embed" xlink:actuate="onLoad" draw:mime-type="image/jpeg"/>
</draw:frame>
 «Сороки»і «червоні дияволи» мають однакову кількість очок в чемпіонаті Англії.</text:p>
      <text:p text:style-name="P4">
«Ньюкасл» вдома здолав «Манчестер Юнайтед» 2:0 в 29-му турі Англійськоїпрем'єр-ліги, передає Укрінформ.</text:p>
      <text:p text:style-name="P4">
У складі «чорно-білих» дублем відзначився Віллок.</text:p>
      <text:p text:style-name="P4">
Перемога над «МЮ» дозволила підопічним Хоу піднятися на 4 сходинку вчемпіонаті Англії. Вони випереджають «червоних дияволів» за кращою різницеюзабитих і пропущених м'ячів.</text:p>
      <text:p text:style-name="P4">
<text:span text:style-name="T4">
Читайте також:</text:span>
 <text:a xlink:type="simple" xlink:href="https://www.ukrinform.ua/rubric-sports/3690696-la-lila-real-rozgromiv-valadolid.html" text:style-name="Internet_20_link" text:visited-style-name="Visited_20_Internet_20_Link">
 </text:a>
</text:p>
      <text:p text:style-name="P4">
Як повідомлялося, «Арсенал» очолює АПЛ, маючи в активі 72 пункти після 29матчів.</text:p>
      <text:p text:style-name="P4">
Фото: twitter.com/NUFC</text:p>
      <text:p text:style-name="P4">
Source: <text:a xlink:type="simple" xlink:href="https://www.ukrinform.ua/rubric-sports/3690711-apl-nukasl-peremig-mancester-unajted-i-pidnavsa-v-zonu-lc.html" text:style-name="Internet_20_link" text:visited-style-name="Visited_20_Internet_20_Link">
https://www.ukrinform.ua/rubric-sports/3690711-apl-nukasl-peremig-mancester-unajted-i-pidnavsa-v-zonu-lc.html</text:a>
</text:p>
      <!--NEWS-->
      <text:h text:style-name="P10" text:outline-level="1">
<text:span text:style-name="T4">
Китай вивів на орбіту супутник за допомогою нової ракети-носія</text:span>
</text:h>
      <text:p text:style-name="P4">
Authors: Ukrinform (Person)</text:p>
      <text:p text:style-name="P4">
Publisher: Укринформ (Organization)</text:p>
      <text:p text:style-name="P4">
Published Time: 2023-04-02T-31:23:00+03:00</text:p>
      <text:p text:style-name="P4">
Modified Time: 2023-04-02T21:23:00+03:00</text:p>
      <text:p text:style-name="P4">
Description: Китай здійснив перший запуск ракети-носія "TL-2 Y1", яка доставила на навколоземну орбіту супутник. — Укрінформ.</text:p>
      <text:p text:style-name="P4">
Images: ["<text:a xlink:type="simple" xlink:href="https://static.ukrinform.com/photos/2023_04/thumb_files/630_360_1680458725-430.jpg" text:style-name="Internet_20_link" text:visited-style-name="Visited_20_Internet_20_Link">
630_360_16804...</text:a>
", "<text:a xlink:type="simple" xlink:href="https://static.ukrinform.com/photos/2023_04/1680458725-236.jpg" text:style-name="Internet_20_link" text:visited-style-name="Visited_20_Internet_20_Link">
1680458725-23...</text:a>
", "<text:a xlink:type="simple" xlink:href="https://static.ukrinform.com/photos/2023_04/1680458725-559.jpg" text:style-name="Internet_20_link" text:visited-style-name="Visited_20_Internet_20_Link">
1680458725-55...</text:a>
"]</text:p>
      <text:p text:style-name="P4">
Tags: ['Китай', 'Космос', 'Ракета', 'Супутник']</text:p>
      <text:p text:style-name="P4">
Type: Article</text:p>
      <!--METADATA-->
      <text:p text:style-name="P4">
<draw:frame draw:style-name="fr1" draw:name="Image12" text:anchor-type="as-char" svg:width="6.9236in" svg:height="3.956343in" draw:z-index="0">
<draw:image xlink:href="../Images/yкринформ/2023-04-02T-31-23-00-03-00/630_360_1680458725-430.jpg" xlink:type="simple" xlink:show="embed" xlink:actuate="onLoad" draw:mime-type="image/jpeg"/>
</draw:frame>
 Китайздійснив перший запуск ракети-носія "TL-2 Y1", яка доставила на навколоземнуорбіту супутник.</text:p>
      <text:p text:style-name="P4">
Про це повідомляє <text:a xlink:type="simple" xlink:href="https://english.news.cn/20230402/425ff50d43f74b95b5ba616ed2eb2185/c.html" text:style-name="Internet_20_link" text:visited-style-name="Visited_20_Internet_20_Link">
</text:a>
 ,передає Укрінформ.</text:p>
      <text:p text:style-name="P4">
Ракета-носій "TL-2 Y1" із супутником стартувала з космодрому Цзюцюань напівнічному заході Китаю.</text:p>
      <text:p text:style-name="P4">
<draw:frame draw:style-name="fr1" draw:name="Image13" text:anchor-type="as-char" svg:width="6.9236in" svg:height="4.611226in" draw:z-index="0">
<draw:image xlink:href="../Images/yкринформ/2023-04-02T-31-23-00-03-00/1680458725-236.jpg" xlink:type="simple" xlink:show="embed" xlink:actuate="onLoad" draw:mime-type="image/jpeg"/>
</draw:frame>
</text:p>
      <text:p text:style-name="P4">
"Доставлений на орбіту <text:a xlink:type="simple" xlink:href="https://www.ukrinform.ua/tag-suputnik" text:style-name="Internet_20_link" text:visited-style-name="Visited_20_Internet_20_Link">
 </text:a>
 переважновикористовуватиметься в експериментах з отримання зображень за допомогоюдистанційного зондування та інших технічних перевірках", - ідеться вповідомленні.</text:p>
      <text:p text:style-name="P4">
<draw:frame draw:style-name="fr1" draw:name="Image14" text:anchor-type="as-char" svg:width="6.9236in" svg:height="4.615733in" draw:z-index="0">
<draw:image xlink:href="../Images/yкринформ/2023-04-02T-31-23-00-03-00/1680458725-559.jpg" xlink:type="simple" xlink:show="embed" xlink:actuate="onLoad" draw:mime-type="image/jpeg"/>
</draw:frame>
</text:p>
      <text:p text:style-name="P4">
Зазначається, що під час першого польоту було перевірено загальну програмуракети та координацію між її системами. Також, за інформацією Xinhua, було"отримано параметри умов польоту".</text:p>
      <text:p text:style-name="P4">
<text:span text:style-name="T4">
Читайте також:</text:span>
 <text:a xlink:type="simple" xlink:href="https://www.ukrinform.ua/rubric-technology/3686228-kitaj-zapustiv-cotiri-meteorologicni-suputniki.html" text:style-name="Internet_20_link" text:visited-style-name="Visited_20_Internet_20_Link">
 </text:a>
</text:p>
      <text:p text:style-name="P4">
Як повідомлялося, наприкінці березня <text:a xlink:type="simple" xlink:href="https://www.ukrinform.ua/rubric-technology/3687509-indijska-raketa-zapustila-na-orbitu-grupu-suputnikiv-zvazku-oneweb.html" text:style-name="Internet_20_link" text:visited-style-name="Visited_20_Internet_20_Link">
 </text:a>
 останню партію з 36 супутників для інтернет-сузір'япершого покоління OneWeb.</text:p>
      <text:p text:style-name="P4">
<text:span text:style-name="T5">
Фото: Xinhua</text:span>
</text:p>
      <text:p text:style-name="P4">
Source: <text:a xlink:type="simple" xlink:href="https://www.ukrinform.ua/rubric-technology/3690707-kitaj-viviv-na-orbitu-suputnik-za-dopomogou-novoi-raketinosia.html" text:style-name="Internet_20_link" text:visited-style-name="Visited_20_Internet_20_Link">
https://www.ukrinform.ua/rubric-technology/3690707-kitaj-viviv-na-orbitu-suputnik-za-dopomogou-novoi-raketinosia.html</text:a>
</text:p>
      <!--NEWS-->
      <text:h text:style-name="P10" text:outline-level="1">
<text:span text:style-name="T4">
Бомбу заклали у подарований «воєнкору» татарському позолочений бюст</text:span>
</text:h>
      <text:p text:style-name="P4">
Authors: Ukrinform (Person)</text:p>
      <text:p text:style-name="P4">
Publisher: Укринформ (Organization)</text:p>
      <text:p text:style-name="P4">
Published Time: 2023-04-02T-33:11:00+03:00</text:p>
      <text:p text:style-name="P4">
Modified Time: 2023-04-02T21:11:00+03:00</text:p>
      <text:p text:style-name="P4">
Description: Бомбу для російського пропагандиста владлена татарського заклали в подарований йому позолочений бюст.</text:p>
      <text:p text:style-name="P4">
— Укрінформ.</text:p>
      <text:p text:style-name="P4">
Images: ["<text:a xlink:type="simple" xlink:href="https://static.ukrinform.com/photos/2023_04/thumb_files/630_360_1680459068-428.jpg" text:style-name="Internet_20_link" text:visited-style-name="Visited_20_Internet_20_Link">
630_360_16804...</text:a>
"]</text:p>
      <text:p text:style-name="P4">
Tags: ['Петербург', 'Вибух', 'Бомба']</text:p>
      <text:p text:style-name="P4">
Type: Article</text:p>
      <!--METADATA-->
      <text:p text:style-name="P4">
<draw:frame draw:style-name="fr1" draw:name="Image15" text:anchor-type="as-char" svg:width="6.9236in" svg:height="3.956343in" draw:z-index="0">
<draw:image xlink:href="../Images/yкринформ/2023-04-02T-33-11-00-03-00/630_360_1680459068-428.jpg" xlink:type="simple" xlink:show="embed" xlink:actuate="onLoad" draw:mime-type="image/jpeg"/>
</draw:frame>
 Бомбу дляросійського пропагандиста владлена татарського заклали в подарований йомупозолочений бюст.</text:p>
      <text:p text:style-name="P4">
Як передає Укрінформ, про це повідомляють численні <text:a xlink:type="simple" xlink:href="https://t.me/ButusovPlus/2496" text:style-name="Internet_20_link" text:visited-style-name="Visited_20_Internet_20_Link">
</text:a>
 , які розміщують відео вручення подарунка.</text:p>
      <text:p text:style-name="P4">
Бойовик з Донеччини владлен татарський проводив творчу зустріч зі своїмишанувальниками в кафе Санкт-Петербурга. За декілька хвилин до <text:a xlink:type="simple" xlink:href="https://www.ukrinform.ua/tag-vibuh" text:style-name="Internet_20_link" text:visited-style-name="Visited_20_Internet_20_Link">
</text:a>
 йому передали подарунок від дівчини-художника, яка зараз оголошена в розшук. Це був позолочений бюст "героя", якийтой поставив поруч із собою. Блогер загинув, ще 19 осіб, учасників зустрічі,отримали поранення.</text:p>
      <text:p text:style-name="P4">
татарський (справжнє ім'я – максим фомін) має бурхливу біографію. Народився уМакіївці Донецької області. За його словами, він завжди відчував себеросіянином. У 2011 році отримав великий термін за пограбування банку, відбувавпокарання у колонії Горлівки. У 2014 році, користуючись хаосом та бойовимидіями, втік з в'язниці, був схоплений і знову посаджений. Глава «ДНР»олександр захарченко помилував татарського за вимогу воювати проти України.</text:p>
      <text:p text:style-name="P4">
Він служив у розвідроті, батальйонній розвідці, а 2019-му році звільнився зармії, зайнявся блогерством, поїхав працювати до Москви, де став медійноюперсоною на телебаченні й розповідав про "героїзм" російських загарбників.</text:p>
      <text:p text:style-name="P4">
татарський був присутнім під час підписання путіним указу про приєднання доросії «днр, лнр, Херсонської та Запорізької областей». При цьому, виходячи іззали, він заявив: "Всіх переможемо, всіх вб'ємо, всіх, кого треба пограбуємо,все буде, як ми любимо".</text:p>
      <text:p text:style-name="P4">
Загибель татарського підтвердило <text:a xlink:type="simple" xlink:href="https://t.me/mediamvd/17593" text:style-name="Internet_20_link" text:visited-style-name="Visited_20_Internet_20_Link">
 </text:a>
 .</text:p>
      <text:p text:style-name="P4">
<text:span text:style-name="T4">
Читайте також:</text:span>
 <text:a xlink:type="simple" xlink:href="https://www.ukrinform.ua/rubric-world/3593799-u-rosijskomu-primori-znajdenij-mertvim-vijskovij-komisar.html" text:style-name="Internet_20_link" text:visited-style-name="Visited_20_Internet_20_Link">
 </text:a>
</text:p>
      <text:p text:style-name="P4">
Як повідомляв <text:a xlink:type="simple" xlink:href="https://www.ukrinform.ua/rubric-world/3690689-u-peterburzi-stavsa-vibuh-u-kafe-prigozina-zaginuv-voenkor-tatarskij.html" text:style-name="Internet_20_link" text:visited-style-name="Visited_20_Internet_20_Link">
 </text:a>
 , увечері 2квітня у Василеострівському районі Петербурга у кафе «Стрітбар», яке належитьєвгену пригожину, стався вибух під час зустрічі з Z-війсккором владленомтатарським. На зустріч міг заїхати особисто «кухар» путіна.</text:p>
      <text:p text:style-name="P4">
<text:span text:style-name="T5">
Фото: RFE / RL</text:span>
</text:p>
      <text:p text:style-name="P4">
Source: <text:a xlink:type="simple" xlink:href="https://www.ukrinform.ua/rubric-world/3690708-bombu-zaklali-u-podarovanij-voenkoru-tatarskomu-pozolocenij-bust.html" text:style-name="Internet_20_link" text:visited-style-name="Visited_20_Internet_20_Link">
https://www.ukrinform.ua/rubric-world/3690708-bombu-zaklali-u-podarovanij-voenkoru-tatarskomu-pozolocenij-bust.html</text:a>
</text:p>
      <!--NEWS-->
      <text:h text:style-name="P10" text:outline-level="1">
<text:span text:style-name="T4">
росія може змінити вище військове керівництво через невдалий зимовий наступ – ISW</text:span>
</text:h>
      <text:p text:style-name="P4">
Authors: Ukrinform (Person)</text:p>
      <text:p text:style-name="P4">
Publisher: Укринформ (Organization)</text:p>
      <text:p text:style-name="P4">
Published Time: 2023-04-02T-35:01:03+03:00</text:p>
      <text:p text:style-name="P4">
Modified Time: 2023-04-02T21:01:03+03:00</text:p>
      <text:p text:style-name="P4">
Description: Країна-агресор, ймовірно, незабаром може змінити своє вище військове командування у зв’язку із невдалим зимовим наступом. — Укрінформ.</text:p>
      <text:p text:style-name="P4">
Images: ["<text:a xlink:type="simple" xlink:href="https://static.ukrinform.com/photos/2016_04/thumb_files/630_360_1460459568-5627.jpg" text:style-name="Internet_20_link" text:visited-style-name="Visited_20_Internet_20_Link">
630_360_14604...</text:a>
"]</text:p>
      <text:p text:style-name="P4">
Tags: ['США', 'Російські військові', 'Війна з росією']</text:p>
      <text:p text:style-name="P4">
Type: Article</text:p>
      <!--METADATA-->
      <text:p text:style-name="P4">
<draw:frame draw:style-name="fr1" draw:name="Image16" text:anchor-type="as-char" svg:width="6.9236in" svg:height="3.956343in" draw:z-index="0">
<draw:image xlink:href="../Images/yкринформ/2023-04-02T-35-01-03-03-00/630_360_1460459568-5627.jpg" xlink:type="simple" xlink:show="embed" xlink:actuate="onLoad" draw:mime-type="image/jpeg"/>
</draw:frame>
 Країна-агресор, ймовірно, незабаром може змінити своє вище військове командування узв’язку із невдалим зимовим наступом.</text:p>
      <text:p text:style-name="P4">
Про це у <text:a xlink:type="simple" xlink:href="http://www.understandingwar.org/backgrounder/russian-offensive-campaign-assessment-april-1-2023" text:style-name="Internet_20_link" text:visited-style-name="Visited_20_Internet_20_Link">
 </text:a>
 повідомляє Інститут вивчення війни (ISW),передає Укрінформ.</text:p>
      <text:p text:style-name="P4">
У суботу російські військові блогери заявили, що 30 березня міноборони росіївідкликало командувача вдв рф генерал-полковника Михайла Теплінського ізвідпустки після того, як 13 січня міноборони замінило його генерал-лейтенантомОлегом Макаревичем.</text:p>
      <text:p text:style-name="P4">
У міноборони <text:a xlink:type="simple" xlink:href="https://www.ukrinform.ua/tag-rosia" text:style-name="Internet_20_link" text:visited-style-name="Visited_20_Internet_20_Link">
 </text:a>
 ніколи не підтверджувализвільнення Теплінського і, ймовірно, міністерство відправило його у відпустку,щоб мати можливість відкликати генерал-полковника для командування ВДВ тоді,коли вважатиме це за потрібне.</text:p>
      <text:p text:style-name="P4">
Натомість російські військові блогери стверджували, що Теплінський негайновилетів до штабу російського об’єднаного угруповання у Ростові-на-ДонуКраснодарського краю, щоб прийняти командування ВДВ, і що він уже плануємайбутні операції. Один блогер стверджував, що начальник генштабу сухопутнихвійськ і колишній командувач центрального військового округу (ЦВО) генерал-полковник Олександр Лапін летів разом із Теплінським.</text:p>
      <text:p text:style-name="P4">
міноборони рф замінило Лапіна на генерал-лейтенанта Андрія Мордічева на посадікомандувача ЦВО 17 лютого після публічної критики Лапіна за його управліннялінією Сватове-Кремінна восени 2022 року.</text:p>
      <text:p text:style-name="P4">
«Залишається побачити, чи Лапіна поновлять на посаді командувача (російськими– ред.) силами в Україні», пише ISW.</text:p>
      <text:p text:style-name="P4">
Починаючи з 27 березня, російські джерела припускали, що міноборони росіїтакож нещодавно звільнило командувача східним військовим округом (СВО)генерал-полковника Рустама Мурадова у відповідь на різку критику йогокомандування у зв’язку із значними втратами російської армії у наступальнихопераціях під Вугледаром на початку цього року.</text:p>
      <text:p text:style-name="P4">
<text:span text:style-name="T4">
Читайте також:</text:span>
 <text:a xlink:type="simple" xlink:href="https://www.ukrinform.ua/rubric-ato/3690513-piactvo-e-odnieu-z-osnovnih-pricin-nebojovih-vtrat-u-rosian-britanska-rozvidka.html" text:style-name="Internet_20_link" text:visited-style-name="Visited_20_Internet_20_Link">
 </text:a>
</text:p>
      <text:p text:style-name="P4">
Як повідомлялося, <text:a xlink:type="simple" xlink:href="https://www.ukrinform.ua/rubric-ato/3690479-kreml-ne-dosag-postavlenih-cilej-v-ukraini-do-kinca-berezna-isw.html" text:style-name="Internet_20_link" text:visited-style-name="Visited_20_Internet_20_Link">
 </text:a>
 із захопленняДонецької та Луганської областей України в межах адміністративних кордонів до31 березня.</text:p>
      <text:p text:style-name="P4">
Source: <text:a xlink:type="simple" xlink:href="https://www.ukrinform.ua/rubric-ato/3690706-rosia-moze-zminiti-vise-vijskove-kerivnictvo-cerez-nevdalij-zimovij-nastup-isw.html" text:style-name="Internet_20_link" text:visited-style-name="Visited_20_Internet_20_Link">
https://www.ukrinform.ua/rubric-ato/3690706-rosia-moze-zminiti-vise-vijskove-kerivnictvo-cerez-nevdalij-zimovij-nastup-isw.html</text:a>
</text:p>
      <!--NEWS-->
      <text:h text:style-name="P10" text:outline-level="1">
<text:span text:style-name="T4">
Наступний тиждень буде важливим на шляху до перемоги – Президент</text:span>
</text:h>
      <text:p text:style-name="P4">
Authors: Ukrinform (Person)</text:p>
      <text:p text:style-name="P4">
Publisher: Укринформ (Organization)</text:p>
      <text:p text:style-name="P4">
Published Time: 2023-04-02T-38:50:00+03:00</text:p>
      <text:p text:style-name="P4">
Modified Time: 2023-04-02T20:50:00+03:00</text:p>
      <text:p text:style-name="P4">
Description: Наступний тиждень буде важливим на шляху до перемоги, Україна готується до запланованих подій і рішень. — Укрінформ.</text:p>
      <text:p text:style-name="P4">
Images: ["<text:a xlink:type="simple" xlink:href="https://static.ukrinform.com/photos/2023_01/thumb_files/630_360_1674870594-635.jpeg" text:style-name="Internet_20_link" text:visited-style-name="Visited_20_Internet_20_Link">
630_360_16748...</text:a>
"]</text:p>
      <text:p text:style-name="P4">
Tags: ['Україна', 'Зеленський', 'Війна з росією']</text:p>
      <text:p text:style-name="P4">
Type: Article</text:p>
      <!--METADATA-->
      <text:p text:style-name="P4">
<draw:frame draw:style-name="fr1" draw:name="Image17" text:anchor-type="as-char" svg:width="6.9236in" svg:height="3.956343in" draw:z-index="0">
<draw:image xlink:href="../Images/yкринформ/2023-04-02T-38-50-00-03-00/630_360_1674870594-635.jpeg" xlink:type="simple" xlink:show="embed" xlink:actuate="onLoad" draw:mime-type="image/jpeg"/>
</draw:frame>
Наступний тиждень буде важливим на шляху до перемоги, Україна готується дозапланованих подій і рішень.</text:p>
      <text:p text:style-name="P4">
Як передає Укрінформ, про це заявив Президент України Володимир Зеленський увечірньому <text:a xlink:type="simple" xlink:href="https://t.me/V_Zelenskiy_official/5718" text:style-name="Internet_20_link" text:visited-style-name="Visited_20_Internet_20_Link">
 </text:a>
 .</text:p>
      <text:p text:style-name="P4">
«Наступний тиждень буде особливо вагомим для нашого захисту, для нашого рухудо перемоги. Вже готуємося до запланованих подій і рішень. Головне зараз –берегти нашу єдність, дбати про наших захисників, захисниць, допомагати однеодному й державі», – сказав Зеленський.</text:p>
      <text:p text:style-name="P4">
_Відео:<text:a xlink:type="simple" xlink:href="http://t.me/V_Zelenskiy_official/5718" text:style-name="Internet_20_link" text:visited-style-name="Visited_20_Internet_20_Link">
 </text:a>
 _</text:p>
      <text:p text:style-name="P4">
Президент зазначив, що на <text:a xlink:type="simple" xlink:href="https://www.ukrinform.ua/tag-doneccina" text:style-name="Internet_20_link" text:visited-style-name="Visited_20_Internet_20_Link">
 </text:a>
залишається складною ситуація. Під Авдіївкою, Марʼїнкою, під Бахмутом«особливо гаряче».</text:p>
      <text:p text:style-name="P4">
«Буде такий день, коли ми скажемо: останній окупант утік або вбитий наДонеччині, на Луганщині, на Херсонщині й на всьому нашому півдні. Вільним ізнову безпечним буде й Крим. Україна поверне все своє», – додав він.</text:p>
      <text:p text:style-name="P4">
<text:span text:style-name="T4">
Читайте також:</text:span>
 <text:a xlink:type="simple" xlink:href="https://www.ukrinform.ua/rubric-ato/3690418-zelenskij-rozpoviv-pro-tizden-pozitivnih-novin-dla-zahistu-ukraini.html" text:style-name="Internet_20_link" text:visited-style-name="Visited_20_Internet_20_Link">
 </text:a>
</text:p>
      <text:p text:style-name="P4">
Як повідомлялося, сили оборони України з 24 лютого 2022 року ліквідувалиблизько 173 тисяч 990 російських загарбників.</text:p>
      <text:p text:style-name="P4">
<text:span text:style-name="T5">
Фото: ОП</text:span>
</text:p>
      <text:p text:style-name="P4">
Source: <text:a xlink:type="simple" xlink:href="https://www.ukrinform.ua/rubric-polytics/3690705-nastupnij-tizden-bude-vazlivim-na-slahu-do-peremogi-prezident.html" text:style-name="Internet_20_link" text:visited-style-name="Visited_20_Internet_20_Link">
https://www.ukrinform.ua/rubric-polytics/3690705-nastupnij-tizden-bude-vazlivim-na-slahu-do-peremogi-prezident.html</text:a>
</text:p>
      <!--NEWS-->
      <text:h text:style-name="P10" text:outline-level="1">
<text:span text:style-name="T4">
У Хмельницькому проголосували за перехід кафедрального собору УПЦ МП до ПЦУ</text:span>
</text:h>
      <text:p text:style-name="P4">
Authors: Ukrinform (Person)</text:p>
      <text:p text:style-name="P4">
Publisher: Укринформ (Organization)</text:p>
      <text:p text:style-name="P4">
Published Time: 2023-04-02T-40:34:00+03:00</text:p>
      <text:p text:style-name="P4">
Modified Time: 2023-04-02T20:34:00+03:00</text:p>
      <text:p text:style-name="P4">
Description: У Хмельницькому учасники зібрання біля Покровського кафедрального собору УПЦ московського патріархату проголосували за перехід релігійної громади до ПЦУ, храм опломбували. — Укрінформ.</text:p>
      <text:p text:style-name="P4">
Images: ["<text:a xlink:type="simple" xlink:href="https://static.ukrinform.com/photos/2023_04/thumb_files/630_360_1680456139-467.jpg" text:style-name="Internet_20_link" text:visited-style-name="Visited_20_Internet_20_Link">
630_360_16804...</text:a>
"]</text:p>
      <text:p text:style-name="P4">
Tags: ['УПЦ МП', 'Хмельницький', 'Православна церква України']</text:p>
      <text:p text:style-name="P4">
Type: Article</text:p>
      <!--METADATA-->
      <text:p text:style-name="P4">
<draw:frame draw:style-name="fr1" draw:name="Image18" text:anchor-type="as-char" svg:width="6.9236in" svg:height="3.956343in" draw:z-index="0">
<draw:image xlink:href="../Images/yкринформ/2023-04-02T-40-34-00-03-00/630_360_1680456139-467.jpg" xlink:type="simple" xlink:show="embed" xlink:actuate="onLoad" draw:mime-type="image/jpeg"/>
</draw:frame>
 УХмельницькому учасники зібрання біля Покровського кафедрального собору УПЦмосковського патріархату проголосували за перехід релігійної громади до ПЦУ,храм опломбували.</text:p>
      <text:p text:style-name="P4">
Про це у <text:a xlink:type="simple" xlink:href="https://t.me/smolii_ukraine/26210" text:style-name="Internet_20_link" text:visited-style-name="Visited_20_Internet_20_Link">
 </text:a>
 повідомив політичний експерт,голова ГО «Українська Україна» Анатолій Смолій, передає Укрінформ.</text:p>
      <text:p text:style-name="P4">
«Ситуація по Хмельницькому. Церкву зараз опломбовують. Люди, які зібрались -голосують за перехід до ПЦУ. На місці є представники ПЦУ. Створена комісіязборів громади. РПЦ йде за кораблем!», - написав Смолій.</text:p>
      <text:p text:style-name="P4">
Згодом він <text:a xlink:type="simple" xlink:href="http://t.me/smolii_ukraine/26211" text:style-name="Internet_20_link" text:visited-style-name="Visited_20_Internet_20_Link">
 </text:a>
 , що біля собору активістипровели збори, на яких зареєструвалося 1235 людей. Вони більшістю голосівпроголосували за перехід церкви в ПЦУ. Ключі від храму та майна мають передатикомісії.</text:p>
      <text:p text:style-name="P4">
Також Смолій додав, що священники УПЦ МП залишили територію храму, натомістьдо нього зайшли журналісти.</text:p>
      <text:p text:style-name="P4">
<text:a xlink:type="simple" xlink:href="http://suspilne.media/433218-u-hmelnickomu-progolosuvali-za-perehid-svato-pokrovskogo-kafedralnogo-soboru-upcmp-do-pcu/" text:style-name="Internet_20_link" text:visited-style-name="Visited_20_Internet_20_Link">
 </text:a>
 з посиланням на ЮріяСмаля - голову ревізійної комісії, обраної містянами під час зібрання,повідомило, що її члени у храмі описують майно. Потім його закриють і доВеликодня за східним обрядом богослужіння у ній не проводитимуться.</text:p>
      <text:p text:style-name="P4">
3 квітня представники комісії нестимуть документи про перереєстраціюрелігійної громади в ОВА.</text:p>
      <text:p text:style-name="P4">
<text:span text:style-name="T4">
Читайте також:</text:span>
 <text:a xlink:type="simple" xlink:href="https://www.ukrinform.ua/rubric-society/3690620-popri-zaboronu-onufrij-proviv-sluzbu-v-kievopecerskij-lavri.html" text:style-name="Internet_20_link" text:visited-style-name="Visited_20_Internet_20_Link">
 </text:a>
</text:p>
      <text:p text:style-name="P4">
Як повідомлялось, У Хмельницькому біля Покровського кафедрального собору УПЦ,де уранці стався інцидент з побиттям військового, увечері <text:a xlink:type="simple" xlink:href="https://www.ukrinform.ua/rubric-regions/3690687-u-hmelnickomu-pocalisa-suticki-bila-hramu-de-pobili-vijskovogo-zmi.html" text:style-name="Internet_20_link" text:visited-style-name="Visited_20_Internet_20_Link">
</text:a>
 між активістами тапредставниками УПЦ МП.</text:p>
      <text:p text:style-name="P4">
УПЦ МП повідомила, що мітингувальники «провели свої незаконні збори, якіназвали «зборами парафіяльної громади», з вимогою опечатати храм, звернулисядо правоохоронців і під скандування вивели священство УПЦ з території собору».</text:p>
      <text:p text:style-name="P4">
Укрінформ звернувся з проханням прокоментувати зазначені події до ПоліціїХмельницької області, написавши повідомлення у Фейсбуці. На момент публікаціївідповіді іще не отримано.</text:p>
      <text:p text:style-name="P4">
Раніше УПЦ МП заявляла про те, що «радикали» <text:a xlink:type="simple" xlink:href="https://www.ukrinform.ua/rubric-regions/3690671-v-upc-zaavlaut-pro-sturm-soboru-de-vranci-stavsa-incident-z-pobittam-vijskovogo.html" text:style-name="Internet_20_link" text:visited-style-name="Visited_20_Internet_20_Link">
</text:a>
 Покровськогокафедрального собору у Хмельницькому.</text:p>
      <text:p text:style-name="P4">
У Хмельницькій ОВА закликали <text:a xlink:type="simple" xlink:href="https://www.ukrinform.ua/rubric-regions/3690669-u-hmelnickij-ova-zaklikali-zniziti-gradus-naprugi-navkolo-suticki-u-hrami-upc.html" text:style-name="Internet_20_link" text:visited-style-name="Visited_20_Internet_20_Link">
 </text:a>
 навколо сутички в храмі УПЦ, під час якої побиливійськового, і розв'язати конфлікт у правовий спосіб</text:p>
      <text:p text:style-name="P4">
<text:a xlink:type="simple" xlink:href="https://www.ukrinform.ua/rubric-regions/3690605-bijka-u-cerkvi-upc-mp-u-hmelnickomu-policia-vidkrila-spravu.html" text:style-name="Internet_20_link" text:visited-style-name="Visited_20_Internet_20_Link">
 </text:a>
 з побиттям військового в одному зхрамів УПЦ МП розмістив у Фейсбуці депутат Хмельницької обласної ради ВікторБурлик. Депутат зазначив, що під час конфлікту в церкву приїхали представникиполіції і затримали військового за ст.173.</text:p>
      <text:p text:style-name="P4">
За даним фактом слідчі Хмельницького райуправління поліції ГУНП в Хмельницькійобласті відкрили провадження за ч 2 статті 296 Кримінального кодексу України –хуліганство. Наразі поліцейські з’ясовують усі обставини конфлікту, опитуютьсвідків та учасників події.</text:p>
      <text:p text:style-name="P4">
Міський голова Хмельницького Олександр Симчишин <text:a xlink:type="simple" xlink:href="https://www.ukrinform.ua/rubric-regions/3690643-pobitta-vijskovogo-u-hrami-mer-hmelnickogo-hoce-abi-rada-zaboronila-upc.html" text:style-name="Internet_20_link" text:visited-style-name="Visited_20_Internet_20_Link">
</text:a>
 , що побиття військового ухрамі має стати аргументом для Верховної Ради, аби проголосувати законопроєктпро заборону УПЦ. За його словами, на позачерговій сесії Хмельницька міськарада припинить користування УПЦ усіма земельними ділянками на територіїгромади, а також ініціюватиме аналогічні рішення обласної та районної рад.</text:p>
      <text:p text:style-name="P4">
Фото: Суспільне Хмельницький</text:p>
      <text:p text:style-name="P4">
Source: <text:a xlink:type="simple" xlink:href="https://www.ukrinform.ua/rubric-regions/3690702-u-hmelnickomu-progolosuvali-za-perehid-kafedralnogo-soboru-upc-mp-do-pcu.html" text:style-name="Internet_20_link" text:visited-style-name="Visited_20_Internet_20_Link">
https://www.ukrinform.ua/rubric-regions/3690702-u-hmelnickomu-progolosuvali-za-perehid-kafedralnogo-soboru-upc-mp-do-pcu.html</text:a>
</text:p>
      <!--NEWS-->
      <text:h text:style-name="P10" text:outline-level="1">
<text:span text:style-name="T4">
«Шахеди» намагаються уникнути ППО, тому їх треба збивати з кулеметів – Наєв</text:span>
</text:h>
      <text:p text:style-name="P4">
Authors: Ukrinform (Person)</text:p>
      <text:p text:style-name="P4">
Publisher: Укринформ (Organization)</text:p>
      <text:p text:style-name="P4">
Published Time: 2023-04-02T-42:18:00+03:00</text:p>
      <text:p text:style-name="P4">
Modified Time: 2023-04-02T20:18:00+03:00</text:p>
      <text:p text:style-name="P4">
Description: Командувач Об’єднаних сил Збройних сил України генерал-лейтенант Сергій Наєв заявив, що для ураження ворожих дронів типу Shahed необхідно застосовувати великокаліберні кулемети. — Укрінформ.</text:p>
      <text:p text:style-name="P4">
Images: ["<text:a xlink:type="simple" xlink:href="https://static.ukrinform.com/photos/2023_04/thumb_files/630_360_1680455678-704.jpg" text:style-name="Internet_20_link" text:visited-style-name="Visited_20_Internet_20_Link">
630_360_16804...</text:a>
"]</text:p>
      <text:p text:style-name="P4">
Tags: ['Наєв', 'Війна з росією', 'ППО', 'Дрон-камікадзе']</text:p>
      <text:p text:style-name="P4">
Type: Article</text:p>
      <!--METADATA-->
      <text:p text:style-name="P4">
<draw:frame draw:style-name="fr1" draw:name="Image19" text:anchor-type="as-char" svg:width="6.9236in" svg:height="3.956343in" draw:z-index="0">
<draw:image xlink:href="../Images/yкринформ/2023-04-02T-42-18-00-03-00/630_360_1680455678-704.jpg" xlink:type="simple" xlink:show="embed" xlink:actuate="onLoad" draw:mime-type="image/jpeg"/>
</draw:frame>
Командувач Об’єднаних сил Збройних сил України генерал-лейтенант Сергій Наєвзаявив, що для ураження ворожих дронів типу Shahed необхідно застосовувативеликокаліберні кулемети.</text:p>
      <text:p text:style-name="P4">
Як передає Укрінформ, про це командування Об’єднаних сил ЗСУ повідомляє у <text:a xlink:type="simple" xlink:href="https://www.facebook.com/story.php" text:style-name="Internet_20_link" text:visited-style-name="Visited_20_Internet_20_Link">
</text:a>
.</text:p>
      <text:p text:style-name="P4">
" <text:a xlink:type="simple" xlink:href="https://www.ukrinform.ua/tag-bezpilotnik" text:style-name="Internet_20_link" text:visited-style-name="Visited_20_Internet_20_Link">
 </text:a>
 " - є малошвидкісними цілями ідля їх ураження необхідно застосовувати саме великокаліберні кулемети, щобільш ефективні. Відповідно й вони, для того, щоб уникнути ураження тавиконати своє завдання, постійно змінюють маршрути. Іноді літають колами,заходять з одного боку, пролітають, потім знову повертаються. Тобто, весь часнамагаються уникнути наших засобів протиповітряної оборони", - заявив Наєв.</text:p>
      <text:p text:style-name="P4">
За його словами, завдяки міжнародним партнерам і керівництву ЗСУ насиченістьсистеми протиповітряної оборони постійно збільшується.</text:p>
      <text:p text:style-name="P4">
"Ми розуміємо, що кожен квадратний метр ми прикрити не зможемо. Але минамагаємося розставляти мобільні вогневі групи та зенітні комплексипротиповітряної оборони на таких відповідних відстанях, щоб можна булоприкривати і страхувати один одного", - заявив Наєв.</text:p>
      <text:p text:style-name="P4">
<text:span text:style-name="T4">
Читайте також:</text:span>
 <text:a xlink:type="simple" xlink:href="https://www.ukrinform.ua/rubric-ato/3689058-sili-oboroni-navcilis-protidiati-zapuskam-sahediv-z-riznih-napramkiv-ignat.html" text:style-name="Internet_20_link" text:visited-style-name="Visited_20_Internet_20_Link">
 </text:a>
</text:p>
      <text:p text:style-name="P4">
Він також зазначив, що ворог намагається підібрати час, коли, на його думку,українські захисники мають бути втомлені.</text:p>
      <text:p text:style-name="P4">
"Тому наші зенітники перебувають у постійній бойовій готовності, постійнознаходяться у машинах і тільки за сигналом вмикаються і переходять у бойовуготовність номер один. Практика показує, що зенітники збиватимуть ворожі ціліі вдень і вночі, в тому числі", - додав Наєв.</text:p>
      <text:p text:style-name="P4">
Як повідомляв <text:a xlink:type="simple" xlink:href="https://www.ukrinform.ua/rubric-ato/3690216-zsu-otrimali-se-10-pozaslahovikiv-dla-znisenna-povitranih-cilej-naev.html" text:style-name="Internet_20_link" text:visited-style-name="Visited_20_Internet_20_Link">
 </text:a>
 , 1 квітняукраїнські військові отримали ще 10 автомобілів-позашляховиків для знищенняросійських повітряних цілей.</text:p>
      <text:p text:style-name="P4">
<text:span text:style-name="T5">
Фото: Командування Об'єднаних Сил ЗС України</text:span>
</text:p>
      <text:p text:style-name="P4">
Source: <text:a xlink:type="simple" xlink:href="https://www.ukrinform.ua/rubric-ato/3690699-sahedi-namagautsa-uniknuti-ppo-tomu-ih-treba-zbivati-z-kulemetiv-naev.html" text:style-name="Internet_20_link" text:visited-style-name="Visited_20_Internet_20_Link">
https://www.ukrinform.ua/rubric-ato/3690699-sahedi-namagautsa-uniknuti-ppo-tomu-ih-treba-zbivati-z-kulemetiv-naev.html</text:a>
</text:p>
      <!--NEWS-->
      <text:h text:style-name="P10" text:outline-level="1">
<text:span text:style-name="T4">
Рашизм повинен пройти через повну поразку - Зеленський</text:span>
</text:h>
      <text:p text:style-name="P4">
Authors: Ukrinform (Person)</text:p>
      <text:p text:style-name="P4">
Publisher: Укринформ (Organization)</text:p>
      <text:p text:style-name="P4">
Published Time: 2023-04-02T-44:08:00+03:00</text:p>
      <text:p text:style-name="P4">
Modified Time: 2023-04-02T20:08:00+03:00</text:p>
      <text:p text:style-name="P4">
Description: Рашизм повинен пройти через повну поразку: військову, економічну, політичну та юридичну.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Донеччина', 'Обстріл', 'Зеленський', 'Війна з росією']</text:p>
      <text:p text:style-name="P4">
Type: Article</text:p>
      <!--METADATA-->
      <text:p text:style-name="P4">
<draw:frame draw:style-name="fr1" draw:name="Image20" text:anchor-type="as-char" svg:width="6.9236in" svg:height="3.956343in" draw:z-index="0">
<draw:image xlink:href="../Images/yкринформ/2023-04-02T-44-08-00-03-00/630_360_1679682020-565.jpeg" xlink:type="simple" xlink:show="embed" xlink:actuate="onLoad" draw:mime-type="image/jpeg"/>
</draw:frame>
 Рашизмповинен пройти через повну поразку: військову, економічну, політичну таюридичну.</text:p>
      <text:p text:style-name="P4">
Про це Президент Володимир Зеленський сказав у своєму вечірньому <text:a xlink:type="simple" xlink:href="https://t.me/V_Zelenskiy_official/5718" text:style-name="Internet_20_link" text:visited-style-name="Visited_20_Internet_20_Link">
</text:a>
 , передає Укрінформ.</text:p>
      <text:p text:style-name="P4">
_Відео:<text:a xlink:type="simple" xlink:href="http://t.me/V_Zelenskiy_official/5718" text:style-name="Internet_20_link" text:visited-style-name="Visited_20_Internet_20_Link">
 </text:a>
 _</text:p>
      <text:p text:style-name="P4">
_<text:span text:style-name="T4">
Українці! Українки!</text:span>
 _</text:p>
      <text:p text:style-name="P4">
Сьогодні російські терористи знову вдарили по Костянтинівці Донецької області.По звичайних житлових кварталах. Шість людей убиті цим російським обстрілом.Три жінки, троє чоловіків. Звичайні люди звичайного містечка на Донбасі. Моїспівчуття рідним і близьким загиблих...</text:p>
      <text:p text:style-name="P4">
Ще 11 людей зазнали поранень. Росія застосувала проти Костянтинівки ракетиС-300 й систему залпового вогню «Ураган».</text:p>
      <text:p text:style-name="P4">
Сьогодні ж уранці російські терористи вдарили також по Конотопському районуСумської області. Мінометний вогонь. Двоє загиблих. Мої співчуття всім рідним,близьким, всім родинам...</text:p>
      <text:p text:style-name="P4">
Це лише кілька прикладів із десятків ударів за добу. Є лише один шлях зупинитиросійський терор, повернути безпеку всім нашим містам і громадам – від Сумщинидо Донбасу, від Харківщини до Херсонщини, від Київщини до Ялти. І цей шлях –військова перемога України. Жодного іншого шляху немає й не буде.</text:p>
      <text:p text:style-name="P4">
Держава-зло, для якої стало нормою бити ось так з «Ураганів» по житловихбудинках, запускати С-300 по містах, обстрілювати звичайні села, людей...Держава-зло має бути розбита. В усіх сенсах цього слова. Рашизм повинен пройтичерез повну поразку: військову, економічну, політичну, юридичну. Перший пункт– військову. І пройде.</text:p>
      <text:p text:style-name="P4">
_<text:span text:style-name="T4">
Я дякую всім, хто наближає цей час!</text:span>
 _ Дякую нашим воїнам, які бʼються підАвдіївкою, Марʼїнкою, під Бахмутом... Особливо Бахмутом! Там сьогодні особливогаряче! Під Білогорівкою, під Кремінною та всіма іншими нашими містами,містечками й селами Донбасу! Стійкість кожного – це стійкість усієї України,допомога кожному на позиції поруч – це допомога всій Україні!</text:p>
      <text:p text:style-name="P4">
І особливо відзначу 77-му окрему аеромобільну бригаду, 67-му й 92-гу окремімеханізовані бригади, наших десантників «Вісімдесятки», 5-ту окрему штурмовубригаду... Дякую вам, хлопці!</text:p>
      <text:p text:style-name="P4">
Морпіхи 35-ї та 36-ї бригад, артилеристи 55-ї окремої бригади, 64-го й 66-гоокремих гарматних дивізіонів 406-ї артилерійської бригади... Дякую вам, воїни!</text:p>
      <text:p text:style-name="P4">
Дякую всім, хто береже Запоріжжя, Херсонщину, напрямок Дніпропетровщини йХарків, Сумщину та Чернігівщину... Усім, хто береже наш кордон. Хто рятуєнаших людей від поранень, від болю.</text:p>
      <text:p text:style-name="P4">
Обовʼязково й окремо я хочу подякувати всім, хто тренує наших воїнів, бо самена потужному тренуванні базується успішний бойовий результат.</text:p>
      <text:p text:style-name="P4">
Сьогодні, 2 квітня, ми відзначаємо річницю звільнення нашої Київщини відрашистської армії. 2 квітня з території Київської області втік останнійокупант.</text:p>
      <text:p text:style-name="P4">
Буде такий день, коли ми скажемо: останній окупант утік або вбитий наДонеччині, на Луганщині, на Херсонщині й на всьому нашому півдні. Вільним ізнову безпечним буде й Крим. Україна поверне все своє.</text:p>
      <text:p text:style-name="P4">
Наступний тиждень буде особливо вагомим для нашого захисту, для нашого руху доперемоги. Вже готуємося до запланованих подій і рішень.</text:p>
      <text:p text:style-name="P4">
Головне зараз – берегти нашу єдність, дбати про наших захисників, захисниць,допомагати одне одному й державі.</text:p>
      <text:p text:style-name="P4">
_<text:span text:style-name="T4">
Слава всім, хто зараз у бою заради України!</text:span>
 _</text:p>
      <text:p text:style-name="P4">
_<text:span text:style-name="T4">
Слава Україні!</text:span>
 _</text:p>
      <text:p text:style-name="P4">
<text:span text:style-name="T5">
Фото: ОП</text:span>
</text:p>
      <text:p text:style-name="P4">
Source: <text:a xlink:type="simple" xlink:href="https://www.ukrinform.ua/rubric-ato/3690698-rasizm-povinen-projti-cerez-povnu-porazku-zelenskij.html" text:style-name="Internet_20_link" text:visited-style-name="Visited_20_Internet_20_Link">
https://www.ukrinform.ua/rubric-ato/3690698-rasizm-povinen-projti-cerez-povnu-porazku-zelenskij.html</text:a>
</text:p>
      <!--NEWS-->
      <text:h text:style-name="P10" text:outline-level="1">
<text:span text:style-name="T4">
Ла Ліла: «Реал» розгромив «Вальядолід»</text:span>
</text:h>
      <text:p text:style-name="P4">
Authors: Ukrinform (Person)</text:p>
      <text:p text:style-name="P4">
Publisher: Укринформ (Organization)</text:p>
      <text:p text:style-name="P4">
Published Time: 2023-04-02T-46:05:26+03:00</text:p>
      <text:p text:style-name="P4">
Modified Time: 2023-04-02T20:05:26+03:00</text:p>
      <text:p text:style-name="P4">
Description: «Вершкові» знаходяться на другій сходинці в чемпіонаті Іспанії. — Укрінформ.</text:p>
      <text:p text:style-name="P4">
Images: ["<text:a xlink:type="simple" xlink:href="https://static.ukrinform.com/photos/2023_04/thumb_files/630_360_1680455044-358.jpg" text:style-name="Internet_20_link" text:visited-style-name="Visited_20_Internet_20_Link">
630_360_16804...</text:a>
"]</text:p>
      <text:p text:style-name="P4">
Tags: ['Футбол', 'Реал Мадрид']</text:p>
      <text:p text:style-name="P4">
Type: Article</text:p>
      <!--METADATA-->
      <text:p text:style-name="P4">
<draw:frame draw:style-name="fr1" draw:name="Image21" text:anchor-type="as-char" svg:width="6.9236in" svg:height="3.956343in" draw:z-index="0">
<draw:image xlink:href="../Images/yкринформ/2023-04-02T-46-05-26-03-00/630_360_1680455044-358.jpg" xlink:type="simple" xlink:show="embed" xlink:actuate="onLoad" draw:mime-type="image/jpeg"/>
</draw:frame>
«Вершкові» знаходяться на другій сходинці в чемпіонаті Іспанії.</text:p>
      <text:p text:style-name="P4">
«Реал» на своєму полі переміг «Вальядолід» 6:0 в 27-му турі іспанськоїПрімери, передає Укрінформ.</text:p>
      <text:p text:style-name="P4">
У складі мадридців відзначилися Родріго, Асенсіо і Лукас, тричі забив Бензема.</text:p>
      <text:p text:style-name="P4">
Підопічні Карло Анчелотті відстають від «Барселони» на 12 очок в таблиці.</text:p>
      <text:p text:style-name="P4">
<text:span text:style-name="T4">
Читайте також:</text:span>
 <text:a xlink:type="simple" xlink:href="https://www.ukrinform.ua/rubric-sports/3690439-barselona-rozgromila-autsajdera-la-ligi-v-elce.html" text:style-name="Internet_20_link" text:visited-style-name="Visited_20_Internet_20_Link">
 </text:a>
</text:p>
      <text:p text:style-name="P4">
Як повідомлялося, «Барселона» очолює Ла Лігу, маючи в активі 71 пункт після 27матчів.</text:p>
      <text:p text:style-name="P4">
Фото: twitter.com/realmadrid</text:p>
      <text:p text:style-name="P4">
Source: <text:a xlink:type="simple" xlink:href="https://www.ukrinform.ua/rubric-sports/3690696-la-lila-real-rozgromiv-valadolid.html" text:style-name="Internet_20_link" text:visited-style-name="Visited_20_Internet_20_Link">
https://www.ukrinform.ua/rubric-sports/3690696-la-lila-real-rozgromiv-valadolid.html</text:a>
</text:p>
      <!--NEWS-->
      <text:h text:style-name="P10" text:outline-level="1">
<text:span text:style-name="T4">
«Від роти нічого не лишилося»: загарбник розповів про вдалу операцію ЗСУ - перехоплення</text:span>
</text:h>
      <text:p text:style-name="P4">
Authors: Ukrinform (Person)</text:p>
      <text:p text:style-name="P4">
Publisher: Укринформ (Organization)</text:p>
      <text:p text:style-name="P4">
Published Time: 2023-04-02T-49:56:00+03:00</text:p>
      <text:p text:style-name="P4">
Modified Time: 2023-04-02T19:56:00+03:00</text:p>
      <text:p text:style-name="P4">
Description: Головне управління розвідки Міністерства оборони України оприлюднило аудіоперехоплення розмови російського військового, де він розповідає батьку, що українські військові знищили майже всю роту. — Укрінформ.</text:p>
      <text:p text:style-name="P4">
Images: ["<text:a xlink:type="simple" xlink:href="https://static.ukrinform.com/photos/2022_06/thumb_files/630_360_1655303738-169.jpg" text:style-name="Internet_20_link" text:visited-style-name="Visited_20_Internet_20_Link">
630_360_16553...</text:a>
"]</text:p>
      <text:p text:style-name="P4">
Tags: ['Перехоплення', 'Розвідка', 'Війна з росією']</text:p>
      <text:p text:style-name="P4">
Type: Article</text:p>
      <!--METADATA-->
      <text:p text:style-name="P4">
<draw:frame draw:style-name="fr1" draw:name="Image22" text:anchor-type="as-char" svg:width="6.9236in" svg:height="3.956343in" draw:z-index="0">
<draw:image xlink:href="../Images/yкринформ/2023-04-02T-49-56-00-03-00/630_360_1655303738-169.jpg" xlink:type="simple" xlink:show="embed" xlink:actuate="onLoad" draw:mime-type="image/jpeg"/>
</draw:frame>
 Головнеуправління розвідки Міністерства оборони України оприлюднило аудіоперехопленнярозмови російського військового, де він розповідає батьку, що українськівійськові знищили майже всю роту.</text:p>
      <text:p text:style-name="P4">
Як передає Укрінформ, про це ГУР повідомляє у <text:a xlink:type="simple" xlink:href="https://t.me/DIUkraine/2155" text:style-name="Internet_20_link" text:visited-style-name="Visited_20_Internet_20_Link">
 </text:a>
.</text:p>
      <text:p text:style-name="P4">
Як стверджує загарбник, на російські позиції зайшли українці та відкрилимінометний вогонь. “Там від роти, мабуть, усі двохсоті”, - заявляє він.</text:p>
      <text:p text:style-name="P4">
росіянин додає, що 15 осіб потрапили в полон до Сил оборони України.</text:p>
      <text:p text:style-name="P4">
_Аудіо:<text:a xlink:type="simple" xlink:href="https://t.me/DIUkraine/2155" text:style-name="Internet_20_link" text:visited-style-name="Visited_20_Internet_20_Link">
 </text:a>
 _</text:p>
      <text:p text:style-name="P4">
Також загарбник повідомляє батькові, що вони збираються відмовлятися, якщодоведеться просуватися далі.</text:p>
      <text:p text:style-name="P4">
<text:span text:style-name="T4">
Читайте також:</text:span>
 <text:a xlink:type="simple" xlink:href="https://www.ukrinform.ua/rubric-ato/3690513-piactvo-e-odnieu-z-osnovnih-pricin-nebojovih-vtrat-u-rosian-britanska-rozvidka.html" text:style-name="Internet_20_link" text:visited-style-name="Visited_20_Internet_20_Link">
 </text:a>
</text:p>
      <text:p text:style-name="P4">
Як повідомляв Укрінформ, Сили оборони України з 24 лютого 2022 року по 2квітня 2023 року <text:a xlink:type="simple" xlink:href="https://www.ukrinform.ua/rubric-ato/3690466-sili-oboroni-znisili-vze-174-550-vijskovih-rf.html" text:style-name="Internet_20_link" text:visited-style-name="Visited_20_Internet_20_Link">
 </text:a>
 , зокрема 560 загарбників – за останнюдобу.</text:p>
      <text:p text:style-name="P4">
<text:span text:style-name="T5">
Фото ілюстративне з відкритих джерел</text:span>
</text:p>
      <text:p text:style-name="P4">
Source: <text:a xlink:type="simple" xlink:href="https://www.ukrinform.ua/rubric-ato/3690692-vid-roti-nicogo-ne-lisilosa-zagarbnik-rozpoviv-pro-vdalu-operaciu-zsu-perehoplenna.html" text:style-name="Internet_20_link" text:visited-style-name="Visited_20_Internet_20_Link">
https://www.ukrinform.ua/rubric-ato/3690692-vid-roti-nicogo-ne-lisilosa-zagarbnik-rozpoviv-pro-vdalu-operaciu-zsu-perehoplenna.html</text:a>
</text:p>
      <!--NEWS-->
      <text:h text:style-name="P10" text:outline-level="1">
<text:span text:style-name="T4">
У петербурзі стався вибух у кафе пригожина, загинув «воєнкор» татарський - ЗМІ</text:span>
</text:h>
      <text:p text:style-name="P4">
Authors: Ukrinform (Person)</text:p>
      <text:p text:style-name="P4">
Publisher: Укринформ (Organization)</text:p>
      <text:p text:style-name="P4">
Published Time: 2023-04-02T-51:37:00+03:00</text:p>
      <text:p text:style-name="P4">
Modified Time: 2023-04-02T19:37:00+03:00</text:p>
      <text:p text:style-name="P4">
Description: Увечері 2 квітня у Василеострівському районі Петербурга у кафе «Стрітбар», яке належить євгену пригожину, стався вибух під час зустрічі з Z-війсккором владленом татарським. — Укрінформ.</text:p>
      <text:p text:style-name="P4">
Images: ["<text:a xlink:type="simple" xlink:href="https://static.ukrinform.com/photos/2023_04/thumb_files/630_360_1680453135-963.jpg" text:style-name="Internet_20_link" text:visited-style-name="Visited_20_Internet_20_Link">
630_360_16804...</text:a>
", "<text:a xlink:type="simple" xlink:href="https://static.ukrinform.com/photos/2023_04/1680456478-550.jpeg" text:style-name="Internet_20_link" text:visited-style-name="Visited_20_Internet_20_Link">
1680456478-55...</text:a>
", "<text:a xlink:type="simple" xlink:href="https://static.ukrinform.com/photos/2023_04/1680456620-419.png" text:style-name="Internet_20_link" text:visited-style-name="Visited_20_Internet_20_Link">
1680456620-41...</text:a>
"]</text:p>
      <text:p text:style-name="P4">
Tags: ['Петербург', 'Вибух', 'Загибель', 'росія']</text:p>
      <text:p text:style-name="P4">
Type: Article</text:p>
      <!--METADATA-->
      <text:p text:style-name="P4">
<draw:frame draw:style-name="fr1" draw:name="Image23" text:anchor-type="as-char" svg:width="6.9236in" svg:height="3.956343in" draw:z-index="0">
<draw:image xlink:href="../Images/yкринформ/2023-04-02T-51-37-00-03-00/630_360_1680453135-963.jpg" xlink:type="simple" xlink:show="embed" xlink:actuate="onLoad" draw:mime-type="image/jpeg"/>
</draw:frame>
 Увечері 2квітня у Василеострівському районі Петербурга у кафе «Стрітбар», яке належитьєвгену пригожину, стався вибух під час зустрічі з Z-війсккором владленомтатарським.</text:p>
      <text:p text:style-name="P4">
Про це повідомляє « <text:a xlink:type="simple" xlink:href="https://meduza.io/feature/2023/04/02/v-peterburge-v-kafe-evgeniya-prigozhina-proizoshel-vzryv-vo-vremya-tvorcheskogo-vechera-voenkora-vladlena-tatarskogo-po-predvaritelnym-dannym-on-pogib" text:style-name="Internet_20_link" text:visited-style-name="Visited_20_Internet_20_Link">
 </text:a>
 », яка ведемоніторинг ситуації.</text:p>
      <text:p text:style-name="P4">
В результаті <text:a xlink:type="simple" xlink:href="https://www.ukrinform.ua/tag-vibuh" text:style-name="Internet_20_link" text:visited-style-name="Visited_20_Internet_20_Link">
 </text:a>
 загинула одна людина, ще15 отримали поранення. Пожежі за вибухом не було. «За попередніми даними, вкафе міг вибухнути газовий балон», - заявили в екстрених службах рф.</text:p>
      <text:p text:style-name="P4">
<draw:frame draw:style-name="fr1" draw:name="Image24" text:anchor-type="as-char" svg:width="6.9236in" svg:height="4.32725in" draw:z-index="0">
<draw:image xlink:href="../Images/yкринформ/2023-04-02T-51-37-00-03-00/1680456478-550.jpeg" xlink:type="simple" xlink:show="embed" xlink:actuate="onLoad" draw:mime-type="image/jpeg"/>
</draw:frame>
</text:p>
      <text:p text:style-name="Quotations">

<text:p text:style-name="P4">
У Санкт-Петербурзі в кафе пролунав вибух. Російські медіа повідомляють про&gt;
 загибель відомого російського пропагандиста Владлена Татарського. <text:a xlink:type="simple" xlink:href="https://t.co/ripsQuubkd" text:style-name="Internet_20_link" text:visited-style-name="Visited_20_Internet_20_Link">
&gt;
 </text:a>
&gt;
&gt;
 — Ukrinform (@UKRINFORM) <text:a xlink:type="simple" xlink:href="https://twitter.com/UKRINFORM/status/1642560852279586821" text:style-name="Internet_20_link" text:visited-style-name="Visited_20_Internet_20_Link">
&gt;
 </text:a>
</text:p>

</text:p>
      <text:p text:style-name="P4">
Кафе розташовується на Університетській набережній, будинок 21Б, і належитьзасновнику ПВК «вагнера» євгену пригожину. У вихідні цього кафе збираєтьсядискусійний клуб «Кіберфронт Z». 2 квітня там відбувався творчий вечір«військкора» владлена татарського.</text:p>
      <text:p text:style-name="P4">
<draw:frame draw:style-name="fr1" draw:name="Image25" text:anchor-type="as-char" svg:width="6.9236in" svg:height="7.725652in" draw:z-index="0">
<draw:image xlink:href="../Images/yкринформ/2023-04-02T-51-37-00-03-00/1680456620-419.png" xlink:type="simple" xlink:show="embed" xlink:actuate="onLoad" draw:mime-type="image/png"/>
</draw:frame>
</text:p>
      <text:p text:style-name="P4">
<text:span text:style-name="T4">
Читайте також:</text:span>
 <text:a xlink:type="simple" xlink:href="https://www.ukrinform.ua/rubric-world/3578093-u-rosii-za-nic-pidpalili-se-dva-vijskomati-ta-kilka-administracij.html" text:style-name="Internet_20_link" text:visited-style-name="Visited_20_Internet_20_Link">
 </text:a>
</text:p>
      <text:p text:style-name="P4">
«У рф починається… Павуки поїдають один одного в банці. Питання «Коливнутрішній тероризм стане інструментом внутрішньої політичної боротьби?» україні закручених гайок було питанням часу, як прорив дозрілого гнійника. рфчекають незворотні процеси і Смута 2.0. А нам своє робити», - написав радниккерівника Офісу Президента Михайло Подоляк у <text:a xlink:type="simple" xlink:href="https://twitter.com/Podolyak_M/status/1642571186293858304" text:style-name="Internet_20_link" text:visited-style-name="Visited_20_Internet_20_Link">
</text:a>
 .</text:p>
      <text:p text:style-name="P4">
Source: <text:a xlink:type="simple" xlink:href="https://www.ukrinform.ua/rubric-world/3690689-u-peterburzi-stavsa-vibuh-u-kafe-prigozina-zaginuv-voenkor-tatarskij.html" text:style-name="Internet_20_link" text:visited-style-name="Visited_20_Internet_20_Link">
https://www.ukrinform.ua/rubric-world/3690689-u-peterburzi-stavsa-vibuh-u-kafe-prigozina-zaginuv-voenkor-tatarskij.html</text:a>
</text:p>
      <!--NEWS-->
      <text:h text:style-name="P10" text:outline-level="1">
<text:span text:style-name="T4">
У Хмельницькому сталися сутички біля храму УПЦ МП, де побили військового</text:span>
</text:h>
      <text:p text:style-name="P4">
Authors: Ukrinform (Person)</text:p>
      <text:p text:style-name="P4">
Publisher: Укринформ (Organization)</text:p>
      <text:p text:style-name="P4">
Published Time: 2023-04-02T-53:18:00+03:00</text:p>
      <text:p text:style-name="P4">
Modified Time: 2023-04-02T19:18:00+03:00</text:p>
      <text:p text:style-name="P4">
Description: У Хмельницькому біля Покровського кафедрального собору УПЦ московського патріархату, де уранці стався інцидент з побиттям військового, почалися сутички, священників вивели з території собору. — Укрінформ.</text:p>
      <text:p text:style-name="P4">
Images: ["<text:a xlink:type="simple" xlink:href="https://static.ukrinform.com/photos/2023_04/thumb_files/630_360_1680452543-727.jpg" text:style-name="Internet_20_link" text:visited-style-name="Visited_20_Internet_20_Link">
630_360_16804...</text:a>
"]</text:p>
      <text:p text:style-name="P4">
Tags: ['УПЦ МП', 'Хмельницький', 'Сутички']</text:p>
      <text:p text:style-name="P4">
Type: Article</text:p>
      <!--METADATA-->
      <text:p text:style-name="P4">
<draw:frame draw:style-name="fr1" draw:name="Image26" text:anchor-type="as-char" svg:width="6.9236in" svg:height="3.956343in" draw:z-index="0">
<draw:image xlink:href="../Images/yкринформ/2023-04-02T-53-18-00-03-00/630_360_1680452543-727.jpg" xlink:type="simple" xlink:show="embed" xlink:actuate="onLoad" draw:mime-type="image/jpeg"/>
</draw:frame>
 УХмельницькому біля Покровського кафедрального собору УПЦ московськогопатріархату, де уранці стався інцидент з побиттям військового, почалисясутички, священників вивели з території собору.</text:p>
      <text:p text:style-name="P4">
Відео сутичок з'явилося у <text:a xlink:type="simple" xlink:href="http://t.me/khmlv/13879" text:style-name="Internet_20_link" text:visited-style-name="Visited_20_Internet_20_Link">
 </text:a>
 Хмельницький LIVE,передає Укрінформ.</text:p>
      <text:p text:style-name="P4">
«Під собором почалися сутички з попами», - підписане відео.</text:p>
      <text:p text:style-name="P4">
_Відео:<text:a xlink:type="simple" xlink:href="https://t.me/zinkevich_igor/5430" text:style-name="Internet_20_link" text:visited-style-name="Visited_20_Internet_20_Link">
 </text:a>
 _</text:p>
      <text:p text:style-name="P4">
Тим часом видання <text:a xlink:type="simple" xlink:href="http://ye.ua/syspilstvo/63448_U_Hmelnickomu_pid_soborom_UPC_mp_zibralisya_sotni_lyidey__vimagayit_vibachen_za_pobittya_viyskovogo_(foto).html" text:style-name="Internet_20_link" text:visited-style-name="Visited_20_Internet_20_Link">
</text:a>
повідомило, що люди, які зібралися біля храму, скандували «Геть московськогопопа», «Слава Героям», лунали заклики переходити до Православної церквиУкраїни. Мітингувальники вимагали, щоб до них вийшла людина, яка підняла рукуна військового, пояснила свій вчинок та вибачилася за свої дії.</text:p>
      <text:p text:style-name="P4">
УПЦ МП у <text:a xlink:type="simple" xlink:href="http://t.me/upc_news/16175" text:style-name="Internet_20_link" text:visited-style-name="Visited_20_Internet_20_Link">
 </text:a>
 повідомила, що мітингувальники«провели свої незаконні збори, які назвали «зборами парафіяльної громади», звимогою опечатати храм, звернулися до правоохоронців і під скандування вивелисвященство УПЦ з території собору».</text:p>
      <text:p text:style-name="P4">
Укрінформ звернувся з проханням прокоментувати зазначені події до поліціїХмельницької області, написавши повідомлення у Фейсбуці. На момент публікаціївідповіді ще не отримано.</text:p>
      <text:p text:style-name="P4">
<text:span text:style-name="T4">
Читайте також:</text:span>
 <text:a xlink:type="simple" xlink:href="https://www.ukrinform.ua/rubric-society/3690620-popri-zaboronu-onufrij-proviv-sluzbu-v-kievopecerskij-lavri.html" text:style-name="Internet_20_link" text:visited-style-name="Visited_20_Internet_20_Link">
 </text:a>
</text:p>
      <text:p text:style-name="P4">
Як повідомлялось, УПЦ МП заявила, що «радикали» <text:a xlink:type="simple" xlink:href="https://www.ukrinform.ua/rubric-regions/3690671-v-upc-zaavlaut-pro-sturm-soboru-de-vranci-stavsa-incident-z-pobittam-vijskovogo.html" text:style-name="Internet_20_link" text:visited-style-name="Visited_20_Internet_20_Link">
</text:a>
 Покровськогокафедрального собору у Хмельницькому.</text:p>
      <text:p text:style-name="P4">
У Хмельницькій ОВА <text:a xlink:type="simple" xlink:href="https://www.ukrinform.ua/rubric-regions/3690669-u-hmelnickij-ova-zaklikali-zniziti-gradus-naprugi-navkolo-suticki-u-hrami-upc.html" text:style-name="Internet_20_link" text:visited-style-name="Visited_20_Internet_20_Link">
 </text:a>
 навколо сутички в храмі УПЦ МП, під час якої побиливійськового, і розв'язати конфлікт у правовий спосіб</text:p>
      <text:p text:style-name="P4">
<text:a xlink:type="simple" xlink:href="https://www.ukrinform.ua/rubric-regions/3690605-bijka-u-cerkvi-upc-mp-u-hmelnickomu-policia-vidkrila-spravu.html" text:style-name="Internet_20_link" text:visited-style-name="Visited_20_Internet_20_Link">
 </text:a>
 з побиттям військового в одному зхрамів розмістив у Фейсбуці депутат Хмельницької обласної ради Віктор Бурлик.Депутат зазначив, що під час конфлікту в церкву приїхали представники поліціїі затримали військового за ст.173.</text:p>
      <text:p text:style-name="P4">
За даним фактом слідчі Хмельницького райуправління поліції ГУНП в Хмельницькійобласті відкрили провадження за ч 2 статті 296 Кримінального кодексу України –хуліганство. Наразі поліцейські з’ясовують усі обставини конфлікту, опитуютьсвідків та учасників події.</text:p>
      <text:p text:style-name="P4">
Міський голова Хмельницького Олександр Симчишин <text:a xlink:type="simple" xlink:href="https://www.ukrinform.ua/rubric-regions/3690643-pobitta-vijskovogo-u-hrami-mer-hmelnickogo-hoce-abi-rada-zaboronila-upc.html" text:style-name="Internet_20_link" text:visited-style-name="Visited_20_Internet_20_Link">
</text:a>
 , що побиття військового ухрамі має стати аргументом для Верховної Ради, аби проголосувати законопроєктпро заборону УПЦ МП. За його словами, на позачерговій сесії Хмельницька міськарада припинить користування УПЦ усіма земельними ділянками на територіїгромади, а також ініціюватиме аналогічні рішення обласної та районної рад.</text:p>
      <text:p text:style-name="P4">
<text:span text:style-name="T5">
Фото: Олександра Нікітіна</text:span>
</text:p>
      <text:p text:style-name="P4">
Source: <text:a xlink:type="simple" xlink:href="https://www.ukrinform.ua/rubric-regions/3690687-u-hmelnickomu-pocalisa-suticki-bila-hramu-de-pobili-vijskovogo-zmi.html" text:style-name="Internet_20_link" text:visited-style-name="Visited_20_Internet_20_Link">
https://www.ukrinform.ua/rubric-regions/3690687-u-hmelnickomu-pocalisa-suticki-bila-hramu-de-pobili-vijskovogo-zmi.html</text:a>
</text:p>
      <!--NEWS-->
      <text:h text:style-name="P10" text:outline-level="1">
<text:span text:style-name="T4">
В окупантів великі проблеми з набором кримчан для весняного «призову» - Чубаров</text:span>
</text:h>
      <text:p text:style-name="P4">
Authors: Ukrinform (Person)</text:p>
      <text:p text:style-name="P4">
Publisher: Укринформ (Organization)</text:p>
      <text:p text:style-name="P4">
Published Time: 2023-04-02T-55:05:00+03:00</text:p>
      <text:p text:style-name="P4">
Modified Time: 2023-04-02T19:05:00+03:00</text:p>
      <text:p text:style-name="P4">
Description: У Криму окупанти не зможуть мобілізувати потрібну кількість людей, оскільки кримчани не готові йти воювати проти України. — Укрінформ.</text:p>
      <text:p text:style-name="P4">
Images: ["<text:a xlink:type="simple" xlink:href="https://static.ukrinform.com/photos/2023_02/thumb_files/630_360_1677172562-106.jpg" text:style-name="Internet_20_link" text:visited-style-name="Visited_20_Internet_20_Link">
630_360_16771...</text:a>
"]</text:p>
      <text:p text:style-name="P4">
Tags: ['Чубаров', 'Окупація Криму', 'Призов', 'Війна з росією']</text:p>
      <text:p text:style-name="P4">
Type: Article</text:p>
      <!--METADATA-->
      <text:p text:style-name="P4">
<draw:frame draw:style-name="fr1" draw:name="Image27" text:anchor-type="as-char" svg:width="6.9236in" svg:height="3.956343in" draw:z-index="0">
<draw:image xlink:href="../Images/yкринформ/2023-04-02T-55-05-00-03-00/630_360_1677172562-106.jpg" xlink:type="simple" xlink:show="embed" xlink:actuate="onLoad" draw:mime-type="image/jpeg"/>
</draw:frame>
 У Кримуокупанти не зможуть мобілізувати потрібну кількість людей, оскільки кримчанине готові йти воювати проти України.</text:p>
      <text:p text:style-name="P4">
Як передає Укрінформ, про це заявив голова Меджлісу кримськотатарського народуРефат Чубаров в ефірі Громадського радіо.</text:p>
      <text:p text:style-name="P4">
«Ми знаємо, що російська окупаційна влада зараз відчуває великі проблеми знабором планової кількості людей для весняного призову, який розпочавсябуквально з вчорашнього дня. Справа в тому, що до початку цього призовуокупаційні військкомати у січні-лютому проводили роботу щодо тотальногоуточнення анкетних даних. Це говорить про те, що вони націлені набрати тіцифри, які «спущені» москвою. Але я переконаний, що їм не вдасться набрати цюкількість людей саме в <text:a xlink:type="simple" xlink:href="https://www.ukrinform.ua/tag-krim" text:style-name="Internet_20_link" text:visited-style-name="Visited_20_Internet_20_Link">
 </text:a>
 », – сказавЧубаров.</text:p>
      <text:p text:style-name="P4">
За його словами, окупанти будуть шукати контингент для військової компанії натериторії росії. Зокрема, уже є інформація про один із таких випадківвербування в одній із колоній рф у місті на Волзі.</text:p>
      <text:p text:style-name="P4">
«Хвиля прихованої мобілізації зараз стихла. Однак військкомати працюють, весьчас викликають чоловіків для уточнень даних. Це тримає людей у певній напрузі,тож багато тих, хто покинув Крим у вересні, жовтні, листопаді, грудні торік,аби уникнути примусової мобілізації, не повертаються на півострів. До них ужеприходили зі списками», – додав Чубаров.</text:p>
      <text:p text:style-name="P4">
<text:span text:style-name="T4">
Читайте також:</text:span>
 <text:a xlink:type="simple" xlink:href="https://www.ukrinform.ua/rubric-crimea/3690227-u-krimu-majze-nema-ohocih-vstupiti-do-pvk-cubarov.html" text:style-name="Internet_20_link" text:visited-style-name="Visited_20_Internet_20_Link">
 </text:a>
</text:p>
      <text:p text:style-name="P4">
Як повідомлялося, за словами Чубарова, в окупованому Криму, за ініціативоюмісцевого гауляйтера Аксьонова, зараз створюється <text:a xlink:type="simple" xlink:href="https://www.ukrinform.ua/rubric-crimea/3688541-aksonov-vikoristovue-dosvid-2014-roku-dla-stvorenna-pvk-u-krimu-cubarov.html" text:style-name="Internet_20_link" text:visited-style-name="Visited_20_Internet_20_Link">
</text:a>
 , яку збираютьсяназвати «Лівадія».</text:p>
      <text:p text:style-name="P4">
Source: <text:a xlink:type="simple" xlink:href="https://www.ukrinform.ua/rubric-crimea/3690682-v-okupantiv-veliki-problemi-z-naborom-krimcan-dla-vesnanogo-prizovu-cubarov.html" text:style-name="Internet_20_link" text:visited-style-name="Visited_20_Internet_20_Link">
https://www.ukrinform.ua/rubric-crimea/3690682-v-okupantiv-veliki-problemi-z-naborom-krimcan-dla-vesnanogo-prizovu-cubarov.html</text:a>
</text:p>
      <!--NEWS-->
      <text:h text:style-name="P10" text:outline-level="1">
<text:span text:style-name="T4">
Українець Бубир здобув «бронзу» на Grand Slam із дзюдо в Туреччині</text:span>
</text:h>
      <text:p text:style-name="P4">
Authors: Ukrinform (Person)</text:p>
      <text:p text:style-name="P4">
Publisher: Укринформ (Organization)</text:p>
      <text:p text:style-name="P4">
Published Time: 2023-04-02T-57:04:00+03:00</text:p>
      <text:p text:style-name="P4">
Modified Time: 2023-04-02T19:04:00+03:00</text:p>
      <text:p text:style-name="P4">
Description: В Анталії (Туреччина) завершився черговий етап міжнародної серії Grand Slam із дзюдо. — Укрінформ.</text:p>
      <text:p text:style-name="P4">
Images: ["<text:a xlink:type="simple" xlink:href="https://static.ukrinform.com/photos/2023_04/thumb_files/630_360_1680449173-600.jpg" text:style-name="Internet_20_link" text:visited-style-name="Visited_20_Internet_20_Link">
630_360_16804...</text:a>
"]</text:p>
      <text:p text:style-name="P4">
Tags: ['Дзюдо']</text:p>
      <text:p text:style-name="P4">
Type: Article</text:p>
      <!--METADATA-->
      <text:p text:style-name="P4">
<draw:frame draw:style-name="fr1" draw:name="Image28" text:anchor-type="as-char" svg:width="6.9236in" svg:height="3.956343in" draw:z-index="0">
<draw:image xlink:href="../Images/yкринформ/2023-04-02T-57-04-00-03-00/630_360_1680449173-600.jpg" xlink:type="simple" xlink:show="embed" xlink:actuate="onLoad" draw:mime-type="image/jpeg"/>
</draw:frame>
 В Анталії(Туреччина) завершився черговий етап міжнародної серії Grand Slam із дзюдо.</text:p>
      <text:p text:style-name="P4">
Заключний день змагань приніс збірній України третю медаль, передає Укрінформ.</text:p>
      <text:p text:style-name="P4">
Бронзовим призером у ваговій категорії до 90 кг став Артем Бубир.</text:p>
      <text:p text:style-name="P4">
У сутичці за «бронзу» вихованцю Дніпра поступився словак Петер Зілка.</text:p>
      <text:p text:style-name="P4">
<text:span text:style-name="T4">
Читайте також:</text:span>
 <text:a xlink:type="simple" xlink:href="https://www.ukrinform.ua/rubric-sports/3690025-ukrainec-halmatov-vigrav-sriblo-na-etapi-serii-grand-slam-iz-dzudo-u-tureccini.html" text:style-name="Internet_20_link" text:visited-style-name="Visited_20_Internet_20_Link">
 </text:a>
</text:p>
      <text:p text:style-name="P4">
Як повідомляв Укрінформ, раніше срібну нагороду в Анталії здобув киянинДільшот Халматов (60 кг), «бронзу» - інший представник столичної школи дзюдоВладислав Казіміров (73 кг).</text:p>
      <text:p text:style-name="P4">
<text:span text:style-name="T4">
Читайте також:</text:span>
 <text:a xlink:type="simple" xlink:href="https://www.ukrinform.ua/rubric-sports/3690387-ukrainec-kazimirov-stav-bronzovim-prizerom-serii-grand-slam-iz-dzudo-u-tureccini.html" text:style-name="Internet_20_link" text:visited-style-name="Visited_20_Internet_20_Link">
 </text:a>
</text:p>
      <text:p text:style-name="P4">
Зазначимо, що наступний старт дзюдоїстів - чемпіонат світу, який відбудеться уДосі (Катар) із 7 до 14 травня.</text:p>
      <text:p text:style-name="P4">
Фото: ukrainejudo.com.</text:p>
      <text:p text:style-name="P4">
Source: <text:a xlink:type="simple" xlink:href="https://www.ukrinform.ua/rubric-sports/3690680-ukrainec-bubir-zdobuv-bronzu-na-grand-slam-iz-dzudo-v-tureccini.html" text:style-name="Internet_20_link" text:visited-style-name="Visited_20_Internet_20_Link">
https://www.ukrinform.ua/rubric-sports/3690680-ukrainec-bubir-zdobuv-bronzu-na-grand-slam-iz-dzudo-v-tureccini.html</text:a>
</text:p>
      <!--NEWS-->
      <text:h text:style-name="P10" text:outline-level="1">
<text:span text:style-name="T4">
Авіація Сил оборони за добу завдала вісім ударів по російських загарбниках</text:span>
</text:h>
      <text:p text:style-name="P4">
Authors: Ukrinform (Person)</text:p>
      <text:p text:style-name="P4">
Publisher: Укринформ (Organization)</text:p>
      <text:p text:style-name="P4">
Published Time: 2023-04-02T-59:01:55+03:00</text:p>
      <text:p text:style-name="P4">
Modified Time: 2023-04-02T19:01:55+03:00</text:p>
      <text:p text:style-name="P4">
Description: Авіація Сил оборони України за добу завдала 8 ударів по російських загарбниках. — Укрінформ.</text:p>
      <text:p text:style-name="P4">
Images: ["<text:a xlink:type="simple" xlink:href="https://static.ukrinform.com/photos/2022_10/thumb_files/630_360_1666798892-927.jpg" text:style-name="Internet_20_link" text:visited-style-name="Visited_20_Internet_20_Link">
630_360_16667...</text:a>
"]</text:p>
      <text:p text:style-name="P4">
Tags: ['Генштаб', 'ЗСУ', 'Війна з росією']</text:p>
      <text:p text:style-name="P4">
Type: Article</text:p>
      <!--METADATA-->
      <text:p text:style-name="P4">
<draw:frame draw:style-name="fr1" draw:name="Image29" text:anchor-type="as-char" svg:width="6.9236in" svg:height="3.956343in" draw:z-index="0">
<draw:image xlink:href="../Images/yкринформ/2023-04-02T-59-01-55-03-00/630_360_1666798892-927.jpg" xlink:type="simple" xlink:show="embed" xlink:actuate="onLoad" draw:mime-type="image/jpeg"/>
</draw:frame>
 АвіаціяСил оборони України за добу завдала 8 ударів по російських загарбниках.</text:p>
      <text:p text:style-name="P4">
Як передає Укрінформ, про це Генеральний штаб Збройних сил України повідомив у<text:a xlink:type="simple" xlink:href="http://www.facebook.com/GeneralStaff.ua/posts/pfbid0gCzRisYpJfpPj5WWCbFjYCV5XHGwn4p8Kq319152SqC9XedEGWfuYmGSZ9Sp6f48l" text:style-name="Internet_20_link" text:visited-style-name="Visited_20_Internet_20_Link">
</text:a>
, оприлюднивши оперативну інформацію станом на 18:00 2 квітня.</text:p>
      <text:p text:style-name="P4">
«Авіація Сил оборони за добу завдала 8 ударів по районах зосередженняособового складу та військової техніки окупантів, а підрозділи ракетних війські артилерії уразили один район зосередження живої сили, один пункт управліннята два інші важливі об’єкти ворога», - поінформували у Генштабі.</text:p>
      <text:p text:style-name="P4">
Повідомляється, що російські війська протягом доби завдали 5 ракетних та 22авіаційні удари, здійснив 42 обстріли з реактивних систем залпового вогню попозиціях українських військ та цивільній інфраструктурі населених пунктів.</text:p>
      <text:p text:style-name="P4">
У Генштабі наголошують, що ймовірність завдання ракетних та авіаційних ударівпо всій території України залишається високою, адже ворог і надалі ігноруєзакони та звичаї війни, продовжує застосовувати тактику терору проти мирногонаселення.</text:p>
      <text:p text:style-name="P4">
У неділю, 2 квітня, російські загарбники здійснили два ракетні удари тапровели масований обстріл з реактивних систем залпового вогню по центральнійчастині Костянтинівки Донецької області. Унаслідок злочинних дій загарбниківзагинули та отримали поранені мирні жителі, пошкоджень зазнали дитячийдошкільний заклад, багатоповерхівки та приватні житлові будинки.</text:p>
      <text:p text:style-name="P4">
Ворог продовжує зосереджувати основні зусилля на веденні наступальних дій наЛиманському, Бахмутському, Авдіївському та Мар’їнському напрямках. В епіцентрібойових дій залишаються населені пункти Бахмут, Авдіївка та Мар’їнка. «Завдякигероїзму та професійності наших воїнів, вмілим та злагодженим діям,ефективному використанню маневру, протягом цієї доби підрозділи Сил оборониУкраїни відбили більш як 50 атак противника», - сказано в повідомленні.</text:p>
      <text:p text:style-name="P4">
На _<text:span text:style-name="T4">
Волинському, Поліському, Сіверському та Слобожанському напрямках</text:span>
 _оперативна обстановка без суттєвих змін.</text:p>
      <text:p text:style-name="P4">
Протягом доби ворог здійснив обстріли населених пунктів Волфине, Басівка,Рясне і Мезенівка Сумської області, а також Ветеринарне, Гатище, ВеликийБурлук та Колодязне на Харківщині.</text:p>
      <text:p text:style-name="P4">
На _<text:span text:style-name="T4">
Куп’янському напрямку</text:span>
 _ ворожих обстрілів зазнали Кам'янка, Дворічна,Западне, Масютівка, Крохмальне Харківської області та Новоселівське -Луганської.</text:p>
      <text:p text:style-name="P4">
На _<text:span text:style-name="T4">
Лиманському напрямку</text:span>
 _ протягом доби російські війська вели безуспішнінаступальні дії в районах Білогорівки та Верхньокам’янського. Артилерійськихобстрілів зазнали Невське, Білогорівка Луганської області та Торське, Спірне іРоздолівка на Донеччині.</text:p>
      <text:p text:style-name="P4">
На _<text:span text:style-name="T4">
Бахмутському напрямку</text:span>
 _ ворог не припиняє штурмувати Бахмут. Проте,українські захисники мужньо тримають місто, відбивають численні атакизагарбників. Протягом доби росіяни вели безуспішні наступальні дії вІванівському Донецької області. Обстріляли Васюківку, Оріхово-Василівку,Григорівку, Богданівку, Бахмут, Іванівське, Часів Яр та Нью-Йорк Донецькоїобласті.</text:p>
      <text:p text:style-name="P4">
<text:span text:style-name="T4">
Читайте також:</text:span>
 <text:a xlink:type="simple" xlink:href="https://www.ukrinform.ua/rubric-ato/3690678-malar-pro-bahmut-vorog-namagaetsa-zadiati-ne-lise-vagnerivciv-a-j-desantnikiv.html" text:style-name="Internet_20_link" text:visited-style-name="Visited_20_Internet_20_Link">
 </text:a>
</text:p>
      <text:p text:style-name="P4">
На _<text:span text:style-name="T4">
Авдіївському та Мар’їнському напрямках</text:span>
 _ російські загарбники велинаступальні дії в районах Авдіївки, Первомайського та Мар’їнки, успіху немали. Здійснили обстріли населених пунктів Авдіївка, Орлівка, Тоненьке,Нетайлове, Красногорівка та Мар'їнка Донецької області.</text:p>
      <text:p text:style-name="P4">
На _<text:span text:style-name="T4">
Шахтарському напрямку</text:span>
 _ протягом доби ворог обстріляв Побєду,Новомихайлівку, Вугледар, Пречистівку та Велику Новосілку Донецької області.</text:p>
      <text:p text:style-name="P4">
На _<text:span text:style-name="T4">
Запорізькому та Херсонському напрямках</text:span>
 _ загарбники активних дій непроводили, удосконалювали оборонні рубежі та позиції. Обстріляли, зокрема,Новопіль на Донеччині; Ольгівське, Червоне, Гуляйполе, Білогір’я,Новоандріївку Запорізької області, а також Дудчани, Зміївку, Берислав, Веселе,Миколаївку, Бургунку, Антонівку Херсонської області та Херсон.</text:p>
      <text:p text:style-name="P4">
<text:span text:style-name="T4">
Читайте також:</text:span>
 <text:a xlink:type="simple" xlink:href="https://www.ukrinform.ua/rubric-ato/3690675-rosiani-hocut-vbiti-kolaborantiv-vihodaci-z-vasilivki-fedorov.html" text:style-name="Internet_20_link" text:visited-style-name="Visited_20_Internet_20_Link">
 </text:a>
</text:p>
      <text:p text:style-name="P4">
У Генштабі зазначають, що російські загарбники продовжують зазнавативеличезних втрат.</text:p>
      <text:p text:style-name="P4">
«Для їх поповнення, у військових частинах збройних сил російської федерації,які дислокуються на тимчасово окупованій території Автономної Республіки <text:a xlink:type="simple" xlink:href="https://www.ukrinform.ua/tag-krim" text:style-name="Internet_20_link" text:visited-style-name="Visited_20_Internet_20_Link">
</text:a>
 , активно проводять заходироз’яснювальної роботи серед військовослужбовців строкової служби.Розповідають молоді про необхідність підписання строковиками контрактів з морф та участі у бойових діях на території України», - ідеться в повідомленні.</text:p>
      <text:p text:style-name="P4">
Як повідомляв Укрінформ, Сили оборони України з 24 лютого 2022 року по 2квітня 2023 року <text:a xlink:type="simple" xlink:href="https://www.ukrinform.ua/rubric-ato/3690466-sili-oboroni-znisili-vze-174-550-vijskovih-rf.html" text:style-name="Internet_20_link" text:visited-style-name="Visited_20_Internet_20_Link">
 </text:a>
 близько 174 тисячі 550 російськихвійськових, зокрема 560 загарбників - за останню добу.</text:p>
      <text:p text:style-name="P4">
Source: <text:a xlink:type="simple" xlink:href="https://www.ukrinform.ua/rubric-ato/3690679-aviacia-sil-oboroni-za-dobu-zavdala-visim-udariv-po-rosijskih-zagarbnikah.html" text:style-name="Internet_20_link" text:visited-style-name="Visited_20_Internet_20_Link">
https://www.ukrinform.ua/rubric-ato/3690679-aviacia-sil-oboroni-za-dobu-zavdala-visim-udariv-po-rosijskih-zagarbnikah.html</text:a>
</text:p>
      <!--NEWS-->
      <text:h text:style-name="P10" text:outline-level="1">
<text:span text:style-name="T4">
Маляр – про Бахмут: Ворог намагається задіяти не лише «вагнерівців», а й десантників</text:span>
</text:h>
      <text:p text:style-name="P4">
Authors: Ukrinform (Person)</text:p>
      <text:p text:style-name="P4">
Publisher: Укринформ (Organization)</text:p>
      <text:p text:style-name="P4">
Published Time: 2023-04-02T-62:58:00+03:00</text:p>
      <text:p text:style-name="P4">
Modified Time: 2023-04-02T18:58:00+03:00</text:p>
      <text:p text:style-name="P4">
Description: Ситуація у місті Бахмут Донецької області залишається дуже напруженою, Силам оборони України доводиться у складних умовах зупиняти просування російської армії. — Укрінформ.</text:p>
      <text:p text:style-name="P4">
Images: ["<text:a xlink:type="simple" xlink:href="https://static.ukrinform.com/photos/2022_11/thumb_files/630_360_1668083138-704.jpg" text:style-name="Internet_20_link" text:visited-style-name="Visited_20_Internet_20_Link">
630_360_16680...</text:a>
"]</text:p>
      <text:p text:style-name="P4">
Tags: ['Бахмут', 'Десантники', 'Війна з росією', 'Ганна Маляр']</text:p>
      <text:p text:style-name="P4">
Type: Article</text:p>
      <!--METADATA-->
      <text:p text:style-name="P4">
<draw:frame draw:style-name="fr1" draw:name="Image30" text:anchor-type="as-char" svg:width="6.9236in" svg:height="3.956343in" draw:z-index="0">
<draw:image xlink:href="../Images/yкринформ/2023-04-02T-62-58-00-03-00/630_360_1668083138-704.jpg" xlink:type="simple" xlink:show="embed" xlink:actuate="onLoad" draw:mime-type="image/jpeg"/>
</draw:frame>
 Ситуаціяу місті Бахмут Донецької області залишається дуже напруженою, Силам оборониУкраїни доводиться у складних умовах зупиняти просування російської армії.</text:p>
      <text:p text:style-name="P4">
Як передає Укрінформ, про це заступник міністра оборони України Ганна Малярповідомила у <text:a xlink:type="simple" xlink:href="https://t.me/annamaliar/610" text:style-name="Internet_20_link" text:visited-style-name="Visited_20_Internet_20_Link">
</text:a>
.</text:p>
      <text:p text:style-name="P4">
“Ситуація у Бахмуті залишається дуже напруженою. Ворог робить спроби задіятине лише “вагнерівців”, але й професійні підрозділи <text:a xlink:type="simple" xlink:href="https://www.ukrinform.ua/tag-desantnyky" text:style-name="Internet_20_link" text:visited-style-name="Visited_20_Internet_20_Link">
</text:a>
 . Непомірно високі втрати особовогоскладу ворога не зупиняють. Рішення приймаються емоційно", - заявила вона.</text:p>
      <text:p text:style-name="P4">
Силам оборони України доводиться у складних умовах зупиняти просуванняпротивника.</text:p>
      <text:p text:style-name="P4">
Маляр зауважила, що кожне українське військове рішення і кожен крок євиваженим. Командування Оперативно-стратегічного угруповання військ “Хортиця”працює в зоні бойових дій та повністю володіє оперативною ситуацією на місці.</text:p>
      <text:p text:style-name="P4">
<text:span text:style-name="T4">
Читайте також:</text:span>
 <text:a xlink:type="simple" xlink:href="https://www.ukrinform.ua/rubric-ato/3690042-najzapeklisi-boi-tocatsa-za-bilogorivku-bahmut-avdiivku-ta-marinku.html" text:style-name="Internet_20_link" text:visited-style-name="Visited_20_Internet_20_Link">
 </text:a>
</text:p>
      <text:p text:style-name="P4">
Заступник міністра оборони додала, що реагування на поточну ситуаціюздійснюється грамотно з урахуванням всіх обставин, задач та принципувійськової доцільності.</text:p>
      <text:p text:style-name="P4">
Як повідомляв <text:a xlink:type="simple" xlink:href="https://www.ukrinform.ua/rubric-ato/3690238-ukrainski-vijska-vidnovili-pozicii-v-rajoni-bahmuta-isw.html" text:style-name="Internet_20_link" text:visited-style-name="Visited_20_Internet_20_Link">
 </text:a>
 , за даними Інститутувивчення війни, станом на 31 березня українські війська відновили позиціїнавколо Бахмута.</text:p>
      <text:p text:style-name="P4">
Source: <text:a xlink:type="simple" xlink:href="https://www.ukrinform.ua/rubric-ato/3690678-malar-pro-bahmut-vorog-namagaetsa-zadiati-ne-lise-vagnerivciv-a-j-desantnikiv.html" text:style-name="Internet_20_link" text:visited-style-name="Visited_20_Internet_20_Link">
https://www.ukrinform.ua/rubric-ato/3690678-malar-pro-bahmut-vorog-namagaetsa-zadiati-ne-lise-vagnerivciv-a-j-desantnikiv.html</text:a>
</text:p>
      <!--NEWS-->
      <text:h text:style-name="P10" text:outline-level="1">
<text:span text:style-name="T4">
Журналісти помітили Новинського у Цюриху - провів службу в російській церкві</text:span>
</text:h>
      <text:p text:style-name="P4">
Authors: Ukrinform (Person)</text:p>
      <text:p text:style-name="P4">
Publisher: Укринформ (Organization)</text:p>
      <text:p text:style-name="P4">
Published Time: 2023-04-02T-64:47:00+03:00</text:p>
      <text:p text:style-name="P4">
Modified Time: 2023-04-02T18:47:00+03:00</text:p>
      <text:p text:style-name="P4">
Description: На недільній службі у найбільшій російській православній церкві Цюриха 2 квітня служив бізнесмен і колишній народний депутат Вадим Новинський. — Укрінформ.</text:p>
      <text:p text:style-name="P4">
Images: ["<text:a xlink:type="simple" xlink:href="https://static.ukrinform.com/photos/2023_04/thumb_files/630_360_1680450082-764.png" text:style-name="Internet_20_link" text:visited-style-name="Visited_20_Internet_20_Link">
630_360_16804...</text:a>
"]</text:p>
      <text:p text:style-name="P4">
Tags: ['Церква', 'Німеччина', 'Новинський']</text:p>
      <text:p text:style-name="P4">
Type: Article</text:p>
      <!--METADATA-->
      <text:p text:style-name="P4">
<draw:frame draw:style-name="fr1" draw:name="Image31" text:anchor-type="as-char" svg:width="6.9236in" svg:height="3.956343in" draw:z-index="0">
<draw:image xlink:href="../Images/yкринформ/2023-04-02T-64-47-00-03-00/630_360_1680450082-764.png" xlink:type="simple" xlink:show="embed" xlink:actuate="onLoad" draw:mime-type="image/png"/>
</draw:frame>
 Нанедільній службі у найбільшій російській православній церкві Цюриха 2 квітняслужив бізнесмен і колишній народний депутат Вадим Новинський.</text:p>
      <text:p text:style-name="P4">
Як передає Укрінформ, про це повідомляє <text:a xlink:type="simple" xlink:href="https://www.radiosvoboda.org/a/news-nivynskyi-tsiuryh-nedilna-sluzhba/32345997.html" text:style-name="Internet_20_link" text:visited-style-name="Visited_20_Internet_20_Link">
</text:a>
</text:p>
      <text:p text:style-name="P4">
Йдеться про "Храм Воскресения Христова" рпц в центрі Цюриха, який освячувавголова російської православної церкви Кирило (Гундяєв) 15 грудня 2002 року.</text:p>
      <text:p text:style-name="P4">
Новинський розповів, що зараз ніде не живе, а до Швейцарії приїхав з <text:a xlink:type="simple" xlink:href="https://www.ukrinform.ua/tag-nimeccina" text:style-name="Internet_20_link" text:visited-style-name="Visited_20_Internet_20_Link">
</text:a>
 . Повертатися до України, щобпідтримати намісника Києво-Печерської лаври митрополита УПЦ (МП) Павла, наразіне планує, бо, за його словами, на нього заведені кримінальні справи.</text:p>
      <text:p text:style-name="P4">
На запитання, чим він наразі займається, Новинський відповів, що "працює намир в Україні".</text:p>
      <text:p text:style-name="P4">
Разом із тим Новинський заявив, що події в Києво-Печерській лаврі, договір наоренду якої з УПЦ (МП) добіг кінця, "засновані на брехні й маніпуляціях",звинувативши в причетності до них Службу безпеки України.</text:p>
      <text:p text:style-name="P4">
"Проходять обшуки в монастирях, підкидаються докази, підтасовуються факти, набрехні ґрунтуються свідчення лжесвідків. І щодо архієреїв порушуютьсякримінальні справи. Такого не було з 1937 року", - заявив ексдепутат.</text:p>
      <text:p text:style-name="P4">
<text:span text:style-name="T4">
Читайте також:</text:span>
 <text:a xlink:type="simple" xlink:href="https://www.ukrinform.ua/rubric-society/3690250-pidozra-mitropolitu-upc-mp-pavlu-u-sbu-rozkrili-detali.html" text:style-name="Internet_20_link" text:visited-style-name="Visited_20_Internet_20_Link">
 </text:a>
</text:p>
      <text:p text:style-name="P4">
Він також висловив думку, що УПЦ (МП) втратила право користуватися Лаврою,тому що "не пішла на умови", які висувала держава.</text:p>
      <text:p text:style-name="P4">
"Насправді церква вже перемогла. Вона не пробилася під владу, не пішла наумови, а умови виставлялися з боку держави. Держава хотіла, щоб ми пішли назлиття з розкольницькою структурою під назвою ПЦУ та передали відповіднодобровільно всі лаври та монастирі", - заявив він.</text:p>
      <text:p text:style-name="P4">
Як повідомляв Укрінформ, у липні 2022 року <text:a xlink:type="simple" xlink:href="https://www.ukrinform.ua/rubric-polytics/3524796-rada-zabrala-mandat-u-novinskogo.html" text:style-name="Internet_20_link" text:visited-style-name="Visited_20_Internet_20_Link">
</text:a>
 народного депутата Вадима Новинського.</text:p>
      <text:p text:style-name="P4">
Source: <text:a xlink:type="simple" xlink:href="https://www.ukrinform.ua/rubric-society/3690676-zurnalisti-pomitili-novinskogo-u-curihu-proviv-sluzbu-v-rosijskij-cerkvi.html" text:style-name="Internet_20_link" text:visited-style-name="Visited_20_Internet_20_Link">
https://www.ukrinform.ua/rubric-society/3690676-zurnalisti-pomitili-novinskogo-u-curihu-proviv-sluzbu-v-rosijskij-cerkvi.html</text:a>
</text:p>
      <!--NEWS-->
      <text:h text:style-name="P10" text:outline-level="1">
<text:span text:style-name="T4">
Україна вимагає від росії повернути 4 396 дітей-сиріт, яких незаконно вивезли</text:span>
</text:h>
      <text:p text:style-name="P4">
Authors: Ukrinform (Person)</text:p>
      <text:p text:style-name="P4">
Publisher: Укринформ (Organization)</text:p>
      <text:p text:style-name="P4">
Published Time: 2023-04-02T-69:32:00+03:00</text:p>
      <text:p text:style-name="P4">
Modified Time: 2023-04-02T18:32:00+03:00</text:p>
      <text:p text:style-name="P4">
Description: Відомо про 4396 дітей-сиріт, яких незаконно вивезли на територію Росії чи на тимчасово окуповану територію, і Україна вимагає повернути їх та передала росії пойменний список цих дітей. — Укрінформ.</text:p>
      <text:p text:style-name="P4">
Images: ["<text:a xlink:type="simple" xlink:href="https://static.ukrinform.com/photos/2023_04/thumb_files/630_360_1680443089-448.jpg" text:style-name="Internet_20_link" text:visited-style-name="Visited_20_Internet_20_Link">
630_360_16804...</text:a>
"]</text:p>
      <text:p text:style-name="P4">
Tags: ['Депортація', 'Діти', 'росія', 'Верещук']</text:p>
      <text:p text:style-name="P4">
Type: Article</text:p>
      <!--METADATA-->
      <text:p text:style-name="P4">
<draw:frame draw:style-name="fr1" draw:name="Image32" text:anchor-type="as-char" svg:width="6.9236in" svg:height="3.956343in" draw:z-index="0">
<draw:image xlink:href="../Images/yкринформ/2023-04-02T-69-32-00-03-00/630_360_1680443089-448.jpg" xlink:type="simple" xlink:show="embed" xlink:actuate="onLoad" draw:mime-type="image/jpeg"/>
</draw:frame>
 Відомопро 4396 дітей-сиріт, яких незаконно вивезли на територію Росії чи натимчасово окуповану територію, і Україна вимагає повернути їх та передаларосії пойменний список цих дітей.</text:p>
      <text:p text:style-name="P4">
Про це під час брифінгу в Запоріжжі сказала віцепрем’єр-міністр – міністр зпитань реінтеграції тимчасово окупованих територій України Ірина Верещук,передає кореспондент Укрінформу.</text:p>
      <text:p text:style-name="P4">
"Нам відомо, скільки загалом дітей-сиріт (статутних) вивезено. Є розуміннящодо 4396 дітей, яких вивезли окупанти на територію Росії та ТОТ. Це питання вабсолютному пріоритеті Президента. Створюється міжнародна коаліція, щобсформувати стійку платформу, яка буде всіма доступними інструментами (черезсанкційні засоби, інші засоби, використовуючи платформу ООН, ОБСЄ та іншіміжнародні майданчики) тиснути на росію заради того, щоб вони повернули нашихдітей", - сказала Верещук.</text:p>
      <text:p text:style-name="P4">
За її словами, мова йде саме про дітей-сиріт, яких <text:a xlink:type="simple" xlink:href="https://www.ukrinform.ua/tag-rosia" text:style-name="Internet_20_link" text:visited-style-name="Visited_20_Internet_20_Link">
</text:a>
 навмисно називає евакуйованими.</text:p>
      <text:p text:style-name="P4">
"Це не так. Вони здійснили злочин, акт геноциду по відношенню до українськихдітей і ми це фіксуємо. Ми звернулись до росії з письмовим поіменним перелікомдітей-сиріт, яких ми вимагаємо повернути, ми вказали 4396 імен наших дітей.Серед них є діти, звичайно, і з Запорізької області. Всіх потрібно повертати",- додала вона.</text:p>
      <text:p text:style-name="P4">
Посадовиця зазначила, що Україна готова забрати дітей в будь-якій країні ЄС,куди росія їх передасть, а також на кордоні з росією.</text:p>
      <text:p text:style-name="P4">
"За посередництва ЮНІСЕФ або міжнародного комітету Червоного Хреста, іншихміжнародних організацій ми готові виїхати і забрати наших дітей. Минаполягаємо на тому, аби всі діти були повернуті", - додала вона.</text:p>
      <text:p text:style-name="P4">
<text:span text:style-name="T4">
Читайте також:</text:span>
 <text:a xlink:type="simple" xlink:href="https://www.ukrinform.ua/rubric-regions/3690654-u-zaporizkij-oblasti-pid-obstrilami-zivut-34-ditini-veresuk.html" text:style-name="Internet_20_link" text:visited-style-name="Visited_20_Internet_20_Link">
 </text:a>
</text:p>
      <text:p text:style-name="P4">
Як повідомлялося, віцепрем’єр-міністр – міністр з питань реінтеграціїтимчасово окупованих територій Ірина Верещук разом зі своєю командою в неділюперебуває у Запоріжжі з робочою поїздкою.</text:p>
      <text:p text:style-name="P4">
Source: <text:a xlink:type="simple" xlink:href="https://www.ukrinform.ua/rubric-society/3690663-ukraina-vimagae-vid-rosii-povernuti-4-396-ditejsirit-akih-nezakonno-vivezli.html" text:style-name="Internet_20_link" text:visited-style-name="Visited_20_Internet_20_Link">
https://www.ukrinform.ua/rubric-society/3690663-ukraina-vimagae-vid-rosii-povernuti-4-396-ditejsirit-akih-nezakonno-vivezli.html</text:a>
</text:p>
      <!--NEWS-->
      <text:h text:style-name="P10" text:outline-level="1">
<text:span text:style-name="T4">
В УПЦ МП заявляють про штурм собору, де побили військового</text:span>
</text:h>
      <text:p text:style-name="P4">
Authors: Ukrinform (Person)</text:p>
      <text:p text:style-name="P4">
Publisher: Укринформ (Organization)</text:p>
      <text:p text:style-name="P4">
Published Time: 2023-04-02T-71:24:00+03:00</text:p>
      <text:p text:style-name="P4">
Modified Time: 2023-04-02T18:24:00+03:00</text:p>
      <text:p text:style-name="P4">
Description: В УПЦ МП заявили про штурм «радикалами» Покровського кафедрального собору, де уранці стався інцидент з побиттям військового. — Укрінформ.</text:p>
      <text:p text:style-name="P4">
Images: ["<text:a xlink:type="simple" xlink:href="https://static.ukrinform.com/photos/2023_04/thumb_files/630_360_1680449344-983.jpg" text:style-name="Internet_20_link" text:visited-style-name="Visited_20_Internet_20_Link">
630_360_16804...</text:a>
", "<text:a xlink:type="simple" xlink:href="https://static.ukrinform.com/photos/2023_04/1680449369-724.png" text:style-name="Internet_20_link" text:visited-style-name="Visited_20_Internet_20_Link">
1680449369-72...</text:a>
", "<text:a xlink:type="simple" xlink:href="https://static.ukrinform.com/photos/2023_04/1680449808-591.png" text:style-name="Internet_20_link" text:visited-style-name="Visited_20_Internet_20_Link">
1680449808-59...</text:a>
", "<text:a xlink:type="simple" xlink:href="https://static.ukrinform.com/photos/2023_04/1680449370-417.png" text:style-name="Internet_20_link" text:visited-style-name="Visited_20_Internet_20_Link">
1680449370-41...</text:a>
", "<text:a xlink:type="simple" xlink:href="https://static.ukrinform.com/photos/2023_04/1680449810-691.jpg" text:style-name="Internet_20_link" text:visited-style-name="Visited_20_Internet_20_Link">
1680449810-69...</text:a>
", "<text:a xlink:type="simple" xlink:href="https://static.ukrinform.com/photos/2023_04/1680449811-219.png" text:style-name="Internet_20_link" text:visited-style-name="Visited_20_Internet_20_Link">
1680449811-21...</text:a>
", "<text:a xlink:type="simple" xlink:href="https://static.ukrinform.com/photos/2023_04/1680449810-214.png" text:style-name="Internet_20_link" text:visited-style-name="Visited_20_Internet_20_Link">
1680449810-21...</text:a>
"]</text:p>
      <text:p text:style-name="P4">
Tags: ['Церква', 'Штурм', 'УПЦ МП', 'Православна церква України']</text:p>
      <text:p text:style-name="P4">
Type: Article</text:p>
      <!--METADATA-->
      <text:p text:style-name="P4">
<draw:frame draw:style-name="fr1" draw:name="Image33" text:anchor-type="as-char" svg:width="6.9236in" svg:height="3.956343in" draw:z-index="0">
<draw:image xlink:href="../Images/yкринформ/2023-04-02T-71-24-00-03-00/630_360_1680449344-983.jpg" xlink:type="simple" xlink:show="embed" xlink:actuate="onLoad" draw:mime-type="image/jpeg"/>
</draw:frame>
 В УПЦ МПзаявили про штурм «радикалами» Покровського кафедрального собору, де уранцістався інцидент з побиттям військового.</text:p>
      <text:p text:style-name="P4">
Про це у <text:a xlink:type="simple" xlink:href="https://t.me/upc_news/16172" text:style-name="Internet_20_link" text:visited-style-name="Visited_20_Internet_20_Link">
 </text:a>
 повідомляє Українська православнацерква, передає Укрінформ.</text:p>
      <text:p text:style-name="P4">
«Прямо зараз відбувається штурм Покровського кафедрального собору УПЦ уХмельницькому. Після провокації, яку влаштував місцевий чиновник, докафедрального собору Хмельницька прийшов натовп. Близько 50 прибічників « <text:a xlink:type="simple" xlink:href="https://www.ukrinform.ua/tag-pravoslavna-cerkva-ukraini" text:style-name="Internet_20_link" text:visited-style-name="Visited_20_Internet_20_Link">
</text:a>
 » та радикалів вжепрорвалися на територію біля храму», - йдеться у повідомленні.</text:p>
      <text:p text:style-name="P4">
<draw:frame draw:style-name="fr1" draw:name="Image34" text:anchor-type="as-char" svg:width="6.9236in" svg:height="5.1927in" draw:z-index="0">
<draw:image xlink:href="../Images/yкринформ/2023-04-02T-71-24-00-03-00/1680449369-724.png" xlink:type="simple" xlink:show="embed" xlink:actuate="onLoad" draw:mime-type="image/png"/>
</draw:frame>
</text:p>
      <text:p text:style-name="P4">
<draw:frame draw:style-name="fr1" draw:name="Image35" text:anchor-type="as-char" svg:width="6.9236in" svg:height="5.198195in" draw:z-index="0">
<draw:image xlink:href="../Images/yкринформ/2023-04-02T-71-24-00-03-00/1680449808-591.png" xlink:type="simple" xlink:show="embed" xlink:actuate="onLoad" draw:mime-type="image/png"/>
</draw:frame>
</text:p>
      <text:p text:style-name="P4">
Водночас <text:a xlink:type="simple" xlink:href="https://hromadske.ua/posts/u-hmelnickomu-zibralas-akciya-pid-hramom-upc-mp-v-ova-zaklikali-zniziti-gradus-naprugi" text:style-name="Internet_20_link" text:visited-style-name="Visited_20_Internet_20_Link">
 </text:a>
 з місця події повідомляєпро близько 500 людей, що зібралися на акцію під храмом Українськоїправославної церкви московського патріархату після побиття військового.Зазначається, що на вході стояли патрульні, серед натовпу є десяткиполіцейських. Також присутні 20 військових, зокрема з бригади, де служивпостраждалий військовий.</text:p>
      <text:p text:style-name="P4">
<draw:frame draw:style-name="fr1" draw:name="Image36" text:anchor-type="as-char" svg:width="6.9236in" svg:height="5.1927in" draw:z-index="0">
<draw:image xlink:href="../Images/yкринформ/2023-04-02T-71-24-00-03-00/1680449370-417.png" xlink:type="simple" xlink:show="embed" xlink:actuate="onLoad" draw:mime-type="image/png"/>
</draw:frame>
</text:p>
      <text:p text:style-name="Quotations">

<text:p text:style-name="P4">
У Хмельницькому місцевий активіст Дмитро Гуцалюк заявив, що сьогодні має&gt;
 відбутися голосування громади про перехід храму до ПЦУ <text:a xlink:type="simple" xlink:href="https://t.co/E36MZruSDk" text:style-name="Internet_20_link" text:visited-style-name="Visited_20_Internet_20_Link">
&gt;
 </text:a>
 <text:a xlink:type="simple" xlink:href="https://t.co/tF1v1tS5UI" text:style-name="Internet_20_link" text:visited-style-name="Visited_20_Internet_20_Link">
 </text:a>
&gt;
&gt;
 — hromadske (@HromadskeUA) <text:a xlink:type="simple" xlink:href="https://twitter.com/HromadskeUA/status/1642545066509041664" text:style-name="Internet_20_link" text:visited-style-name="Visited_20_Internet_20_Link">
&gt;
 </text:a>
</text:p>

</text:p>
      <text:p text:style-name="P4">
<draw:frame draw:style-name="fr1" draw:name="Image37" text:anchor-type="as-char" svg:width="6.9236in" svg:height="5.198195in" draw:z-index="0">
<draw:image xlink:href="../Images/yкринформ/2023-04-02T-71-24-00-03-00/1680449810-691.jpg" xlink:type="simple" xlink:show="embed" xlink:actuate="onLoad" draw:mime-type="image/jpeg"/>
</draw:frame>
</text:p>
      <text:p text:style-name="P4">
Як повідомлялось, <text:a xlink:type="simple" xlink:href="https://www.ukrinform.ua/rubric-ato/3690669-u-hmelnickij-ova-zaklikali-zniziti-gradus-naprugi-navkolo-suticki-u-hrami-upc.html" text:style-name="Internet_20_link" text:visited-style-name="Visited_20_Internet_20_Link">
 </text:a>
 навколо сутички в храмі УПЦ МП, під час якої побиливійськового, і розв'язати конфлікт у правовий спосіб</text:p>
      <text:p text:style-name="P4">
<draw:frame draw:style-name="fr1" draw:name="Image38" text:anchor-type="as-char" svg:width="6.9236in" svg:height="3.901394in" draw:z-index="0">
<draw:image xlink:href="../Images/yкринформ/2023-04-02T-71-24-00-03-00/1680449811-219.png" xlink:type="simple" xlink:show="embed" xlink:actuate="onLoad" draw:mime-type="image/png"/>
</draw:frame>
</text:p>
      <text:p text:style-name="P4">
<draw:frame draw:style-name="fr1" draw:name="Image39" text:anchor-type="as-char" svg:width="6.9236in" svg:height="3.901394in" draw:z-index="0">
<draw:image xlink:href="../Images/yкринформ/2023-04-02T-71-24-00-03-00/1680449810-214.png" xlink:type="simple" xlink:show="embed" xlink:actuate="onLoad" draw:mime-type="image/png"/>
</draw:frame>
</text:p>
      <text:p text:style-name="Quotations">

<text:p text:style-name="P4">
У Хмельницькому біля храму УПЦ МП, де побили військового, зібралося близько&gt;
 500 людей. Серед натовпу десятки поліцейських. Люди проломили ворота, зайшли&gt;
 на територію храму та вигукують: «Геть московського попа» <text:a xlink:type="simple" xlink:href="https://t.co/JkoHESVEZQ" text:style-name="Internet_20_link" text:visited-style-name="Visited_20_Internet_20_Link">
&gt;
 </text:a>
&gt;
&gt;
 — hromadske (@HromadskeUA) <text:a xlink:type="simple" xlink:href="https://twitter.com/HromadskeUA/status/1642540490573619200" text:style-name="Internet_20_link" text:visited-style-name="Visited_20_Internet_20_Link">
&gt;
 </text:a>
</text:p>

</text:p>
      <text:p text:style-name="P4">
Відео з побиттям військового в одному з храмів УПЦ МП розмістив у Фейсбуцідепутат Хмельницької обласної ради Віктор Бурлик. Депутат зазначив, що під часконфлікту в церкву приїхали представники поліції і затримали військового заст.173.</text:p>
      <text:p text:style-name="P4">
За даним фактом слідчі Хмельницького райуправління поліції ГУНП в Хмельницькійобласті <text:a xlink:type="simple" xlink:href="https://www.ukrinform.ua/rubric-regions/3690605-bijka-u-cerkvi-upc-mp-u-hmelnickomu-policia-vidkrila-spravu.html" text:style-name="Internet_20_link" text:visited-style-name="Visited_20_Internet_20_Link">
 </text:a>
 за ч 2 статті 296Кримінального кодексу України – хуліганство. Наразі поліцейські з’ясовують усіобставини конфлікту, опитують свідків та учасників події.</text:p>
      <text:p text:style-name="P4">
<text:span text:style-name="T4">
Читайте також:</text:span>
 <text:a xlink:type="simple" xlink:href="https://www.ukrinform.ua/rubric-society/3690441-kabmin-dav-vidpovid-na-peticiu-iz-zaklikom-ne-zaboronati-upc-mp.html" text:style-name="Internet_20_link" text:visited-style-name="Visited_20_Internet_20_Link">
 </text:a>
</text:p>
      <text:p text:style-name="P4">
Міський голова Хмельницького Олександр Симчишин зазначив, що побиттявійськового у храмі має стати аргументом для Верховної Ради, аби проголосуватизаконопроєкт про заборону УПЦ. За його словами, на позачерговій сесіїХмельницька міська рада припинить користування УПЦ усіма земельними ділянкамина території громади, а також ініціюватиме аналогічні рішення обласної тарайонної рад.</text:p>
      <text:p text:style-name="P4">
В <text:a xlink:type="simple" xlink:href="https://t.me/khm_upc/3365" text:style-name="Internet_20_link" text:visited-style-name="Visited_20_Internet_20_Link">
 </text:a>
 називали побиття провокацією і не визнаютьсвоєї провини. «У Хмельницьку після закликів місцевого депутата, чоловік,переодягнений у військову форму, влаштував провокацію прямо під часБожественної літургії», - заявили в УПЦ МП.</text:p>
      <text:p text:style-name="P4">
Стверджується, що чоловік скоїв напад на священнослужителя Свято-Покровськогокафедрального собору Хмельницька, зірвав Богослужіння, облив та пошкодивСвященне Євангеліє в присутності понад 100 парафіян.</text:p>
      <text:p text:style-name="P4">
<text:span text:style-name="T5">
Фото: hromadske.ua</text:span>
</text:p>
      <text:p text:style-name="P4">
Source: <text:a xlink:type="simple" xlink:href="https://www.ukrinform.ua/rubric-regions/3690671-v-upc-zaavlaut-pro-sturm-soboru-de-vranci-stavsa-incident-z-pobittam-vijskovogo.html" text:style-name="Internet_20_link" text:visited-style-name="Visited_20_Internet_20_Link">
https://www.ukrinform.ua/rubric-regions/3690671-v-upc-zaavlaut-pro-sturm-soboru-de-vranci-stavsa-incident-z-pobittam-vijskovogo.html</text:a>
</text:p>
      <!--NEWS-->
      <text:h text:style-name="P10" text:outline-level="1">
<text:span text:style-name="T4">
У росії затримали підозрювану у вбивстві «воєнкора» татарського - ЗМІ</text:span>
</text:h>
      <text:p text:style-name="P4">
Authors: Ukrinform (Person)</text:p>
      <text:p text:style-name="P4">
Publisher: Укринформ (Organization)</text:p>
      <text:p text:style-name="P4">
Published Time: 2023-04-02T-7:58:00+03:00</text:p>
      <text:p text:style-name="P4">
Modified Time: 2023-04-02T23:58:00+03:00</text:p>
      <text:p text:style-name="P4">
Description: За підозрою у вбивстві російського «воєнкора» владлена татарського, затримано жительку Санкт-Петербурга Дар'ю Трепову. — Укрінформ.</text:p>
      <text:p text:style-name="P4">
Images: ["<text:a xlink:type="simple" xlink:href="https://static.ukrinform.com/photos/2023_04/thumb_files/630_360_1680453135-963.jpg" text:style-name="Internet_20_link" text:visited-style-name="Visited_20_Internet_20_Link">
630_360_16804...</text:a>
"]</text:p>
      <text:p text:style-name="P4">
Tags: ['Вибух', 'росія', 'Вбивство', 'Затримання']</text:p>
      <text:p text:style-name="P4">
Type: Article</text:p>
      <!--METADATA-->
      <text:p text:style-name="P4">
<draw:frame draw:style-name="fr1" draw:name="Image40" text:anchor-type="as-char" svg:width="6.9236in" svg:height="3.956343in" draw:z-index="0">
<draw:image xlink:href="../Images/yкринформ/2023-04-02T-7-58-00-03-00/630_360_1680453135-963.jpg" xlink:type="simple" xlink:show="embed" xlink:actuate="onLoad" draw:mime-type="image/jpeg"/>
</draw:frame>
 Запідозрою у вбивстві російського «воєнкора» владлена татарського, затриманожительку Санкт-Петербурга Дар'ю Трепову.</text:p>
      <text:p text:style-name="P4">
Як передає Укрінформ, про це повідомляє <text:a xlink:type="simple" xlink:href="https://www.interfax-russia.ru/northwest/news/podozrevaemaya-v-ubiystve-voenkora-tatarskogo-zaderzhana" text:style-name="Internet_20_link" text:visited-style-name="Visited_20_Internet_20_Link">
 </text:a>
 .</text:p>
      <text:p text:style-name="P4">
«За підозрою у вбивстві татарського затримано Дар'ю Трепову, 1997 рокународження, вона доставлена до слідчого, сказав співрозмовник агентства. Зайого словами, слідство має підстави вважати, що Трепова принесла в кафекоробку з бюстом татарського, в який було вмонтовано вибуховий пристрій», -йдеться в повідомленні.</text:p>
      <text:p text:style-name="P4">
З посиланням на моз рф зазначається, що від <text:a xlink:type="simple" xlink:href="https://www.ukrinform.ua/tag-vibuh" text:style-name="Internet_20_link" text:visited-style-name="Visited_20_Internet_20_Link">
 </text:a>
 постраждали 25 людей, 24 з них госпіталізовані.</text:p>
      <text:p text:style-name="P4">
За цим фактом слідчий комітет росії порушив кримінальну справу за статтею провбивство загальнонебезпечним способом.</text:p>
      <text:p text:style-name="P4">
Як уточнює <text:a xlink:type="simple" xlink:href="https://t.me/s/nexta_live" text:style-name="Internet_20_link" text:visited-style-name="Visited_20_Internet_20_Link">
 </text:a>
 , росЗМІ повідомляють, що Треповазатримувалася 24 лютого на антивоєнному мітингу. «Був суд за стандартноюмітинговою статтею», - вказується в дописі.</text:p>
      <text:p text:style-name="P4">
<text:span text:style-name="T4">
Читайте також:</text:span>
 <text:a xlink:type="simple" xlink:href="https://www.ukrinform.ua/rubric-world/3690708-bombu-zaklali-u-podarovanij-voenkoru-tatarskomu-pozolocenij-bust.html" text:style-name="Internet_20_link" text:visited-style-name="Visited_20_Internet_20_Link">
 </text:a>
</text:p>
      <text:p text:style-name="P4">
Нагадаємо, увечері 2 квітня у Василеострівському районі Петербурга у кафе«Стрітбар», яке належить євгену пригожину, <text:a xlink:type="simple" xlink:href="https://www.ukrinform.ua/rubric-world/3690689-u-peterburzi-stavsa-vibuh-u-kafe-prigozina-zaginuv-voenkor-tatarskij.html" text:style-name="Internet_20_link" text:visited-style-name="Visited_20_Internet_20_Link">
</text:a>
 . Унаслідок вибуху пропагандистзагинув.</text:p>
      <text:p text:style-name="P4">
Source: <text:a xlink:type="simple" xlink:href="https://www.ukrinform.ua/rubric-world/3690729-u-rosii-zatrimali-pidozruvanu-u-vbivstvi-voenkora-tatarskogo-zmi.html" text:style-name="Internet_20_link" text:visited-style-name="Visited_20_Internet_20_Link">
https://www.ukrinform.ua/rubric-world/3690729-u-rosii-zatrimali-pidozruvanu-u-vbivstvi-voenkora-tatarskogo-zmi.html</text:a>
</text:p>
      <!--NEWS-->
      <text:h text:style-name="P10" text:outline-level="1">
<text:span text:style-name="T4">
Папа Римський благословив Караван миру, що вирушив в Україну</text:span>
</text:h>
      <text:p text:style-name="P4">
Authors: Ukrinform (Person)</text:p>
      <text:p text:style-name="P4">
Publisher: Укринформ (Organization)</text:p>
      <text:p text:style-name="P4">
Published Time: 2023-04-02T-80:59:00+03:00</text:p>
      <text:p text:style-name="P4">
Modified Time: 2023-04-02T17:59:00+03:00</text:p>
      <text:p text:style-name="P4">
Description: Папа Римський Франциск привітав усіх присутніх та вірян усього світу на святкуванні Вербної неділі та попросив усіх об’єднатися у молитвах за мир, пам’ятаючи та про Україну. — Укрінформ.</text:p>
      <text:p text:style-name="P4">
Images: ["<text:a xlink:type="simple" xlink:href="https://static.ukrinform.com/photos/2023_04/thumb_files/630_360_1680447441-627.jpeg" text:style-name="Internet_20_link" text:visited-style-name="Visited_20_Internet_20_Link">
630_360_16804...</text:a>
"]</text:p>
      <text:p text:style-name="P4">
Tags: ['Гуманітарна допомога', 'Італія', 'Папа Франциск', 'Війна з росією']</text:p>
      <text:p text:style-name="P4">
Type: Article</text:p>
      <!--METADATA-->
      <text:p text:style-name="P4">
<draw:frame draw:style-name="fr1" draw:name="Image41" text:anchor-type="as-char" svg:width="6.9236in" svg:height="3.956343in" draw:z-index="0">
<draw:image xlink:href="../Images/yкринформ/2023-04-02T-80-59-00-03-00/630_360_1680447441-627.jpeg" xlink:type="simple" xlink:show="embed" xlink:actuate="onLoad" draw:mime-type="image/jpeg"/>
</draw:frame>
 ПапаРимський Франциск привітав усіх присутніх та вірян усього світу на святкуванніВербної неділі та попросив усіх об’єднатися у молитвах за мир, пам’ятаючи тапро Україну.</text:p>
      <text:p text:style-name="P4">
Як передає Укрінформ, про це повідомляє <text:a xlink:type="simple" xlink:href="http://www.vaticannews.va/en/pope/news/2023-04/pope-angelus-may-we-unite-in-prayers-peace-intensified-holy-week.html" text:style-name="Internet_20_link" text:visited-style-name="Visited_20_Internet_20_Link">
</text:a>
 .</text:p>
      <text:p text:style-name="P4">
«Я дякую вам за вашу участь, а також за ваші молитви, які посилилися у ці дні.Дякую!», - сказав Папа Римський перед тим, як прочитав молитву «АнгелГосподній».</text:p>
      <text:p text:style-name="P4">
Папа Франциск поблагословив Караван миру, який останніми днями вирушив зІталії до України з метою надання гуманітарної допомоги.</text:p>
      <text:p text:style-name="P4">
Він зазначив, що це «є знаком близькості народу <text:a xlink:type="simple" xlink:href="https://www.ukrinform.ua/tag-italia" text:style-name="Internet_20_link" text:visited-style-name="Visited_20_Internet_20_Link">
</text:a>
 до постраждалого народу України».</text:p>
      <text:p text:style-name="P4">
«Приєднаймося до цього жесту нашою молитвою, яка буде більш інтенсивною у дніСтрасного тижня», - сказав Папа Римський.</text:p>
      <text:p text:style-name="P4">
<text:span text:style-name="T4">
Читайте також:</text:span>
 <text:a xlink:type="simple" xlink:href="https://www.ukrinform.ua/rubric-society/3684332-papa-rimskij-ukrainskim-bizencam-molusa-za-mir-dla-vasoi-kraini.html" text:style-name="Internet_20_link" text:visited-style-name="Visited_20_Internet_20_Link">
 </text:a>
</text:p>
      <text:p text:style-name="P4">
Як повідомлялося, наприкінці березня Папу Римського Франциска госпіталізувалидо римської лікарні через респіраторну інфекцію: напередодні він скаржився натруднощі з диханням, але про COVID-19 не йдеться.</text:p>
      <text:p text:style-name="P4">
У суботу, 1 квітня, Папа Римський Франциск був виписаний із лікарні ім.Аґостіно Джемеллі у Римі.</text:p>
      <text:p text:style-name="P4">
Source: <text:a xlink:type="simple" xlink:href="https://www.ukrinform.ua/rubric-society/3690661-papa-rimskij-blagosloviv-karavan-miru-akij-virusiv-v-ukrainu.html" text:style-name="Internet_20_link" text:visited-style-name="Visited_20_Internet_20_Link">
https://www.ukrinform.ua/rubric-society/3690661-papa-rimskij-blagosloviv-karavan-miru-akij-virusiv-v-ukrainu.html</text:a>
</text:p>
      <!--NEWS-->
      <text:h text:style-name="P10" text:outline-level="1">
<text:span text:style-name="T4">
«Дніпро-1» розгромив «Металіст-1925» в УПЛ</text:span>
</text:h>
      <text:p text:style-name="P4">
Authors: Ukrinform (Person)</text:p>
      <text:p text:style-name="P4">
Publisher: Укринформ (Organization)</text:p>
      <text:p text:style-name="P4">
Published Time: 2023-04-02T-99:52:00+03:00</text:p>
      <text:p text:style-name="P4">
Modified Time: 2023-04-02T15:52:00+03:00</text:p>
      <text:p text:style-name="P4">
Description: Дніпряни наближаються до «гірників» у турнірній таблиці. — Укрінформ.</text:p>
      <text:p text:style-name="P4">
Images: ["<text:a xlink:type="simple" xlink:href="https://static.ukrinform.com/photos/2023_04/thumb_files/630_360_1680439869-221.jpg" text:style-name="Internet_20_link" text:visited-style-name="Visited_20_Internet_20_Link">
630_360_16804...</text:a>
"]</text:p>
      <text:p text:style-name="P4">
Tags: ['Футбол', "Прем'єр-ліга", 'ФК Львів', 'Дніпро-1']</text:p>
      <text:p text:style-name="P4">
Type: Article</text:p>
      <!--METADATA-->
      <text:p text:style-name="P4">
<draw:frame draw:style-name="fr1" draw:name="Image42" text:anchor-type="as-char" svg:width="6.9236in" svg:height="3.956343in" draw:z-index="0">
<draw:image xlink:href="../Images/yкринформ/2023-04-02T-99-52-00-03-00/630_360_1680439869-221.jpg" xlink:type="simple" xlink:show="embed" xlink:actuate="onLoad" draw:mime-type="image/jpeg"/>
</draw:frame>
 Дніпрянинаближаються до «гірників» у турнірній таблиці.</text:p>
      <text:p text:style-name="P4">
«Дніпро-1» на чужому полі переміг «Металіст-1025» 3:0 в 19-му турі Українськоїпрем'єр-ліги, передає Укрінформ.</text:p>
      <text:p text:style-name="P4">
У складі дніпрян тричі забив Артем Довбик. Футболіст очолює список найкращихбомбардирів чемпіонату України з футболу, маючи у своєму доробку 15 точнихударів.</text:p>
      <text:p text:style-name="P4">
«Дніпро-1» посідає другу сходинку в УПЛ, маючи в активі 42 пункти після 18матчів.</text:p>
      <text:p text:style-name="P4">
<text:span text:style-name="T4">
Читайте також:</text:span>
 <text:a xlink:type="simple" xlink:href="https://www.ukrinform.ua/rubric-sports/3690475-sogodni-vidbudutsa-zaklucni-matci-19go-turu-futbolnoi-premerligi-ukraini.html" text:style-name="Internet_20_link" text:visited-style-name="Visited_20_Internet_20_Link">
 </text:a>
</text:p>
      <text:p text:style-name="P4">
Як повідомлялося, у першому матчі ігрового дня «Динамо» виявилося сильнішим за«Львів» (2:0).</text:p>
      <text:p text:style-name="P4">
Фото: scdnipro1.com.ua</text:p>
      <text:p text:style-name="P4">
Source: <text:a xlink:type="simple" xlink:href="https://www.ukrinform.ua/rubric-sports/3690623-dnipro1-rozgromiv-metalist1925-v-upl.html" text:style-name="Internet_20_link" text:visited-style-name="Visited_20_Internet_20_Link">
https://www.ukrinform.ua/rubric-sports/3690623-dnipro1-rozgromiv-metalist1925-v-upl.html</text:a>
</text:p>
      <!--NEWS-->
      <text:h text:style-name="P10" text:outline-level="1">
<text:span text:style-name="T4">
Довбик та Григорчук - найкращі у 19-му турі УПЛ</text:span>
</text:h>
      <text:p text:style-name="P4">
Authors: Ukrinform (Person)</text:p>
      <text:p text:style-name="P4">
Publisher: Укринформ (Organization)</text:p>
      <text:p text:style-name="P4">
Published Time: 2023-04-02T-9:41:00+03:00</text:p>
      <text:p text:style-name="P4">
Modified Time: 2023-04-02T23:41:00+03:00</text:p>
      <text:p text:style-name="P4">
Description: Українська Прем'єр-ліга (УПЛ) оголосила імена найкращих гравця та тренера 19-го туру футбольного чемпіонату, які були визначені в опитуванні представників експертної ради. — Укрінформ.</text:p>
      <text:p text:style-name="P4">
Images: ["<text:a xlink:type="simple" xlink:href="https://static.ukrinform.com/photos/2023_04/thumb_files/630_360_1680468077-687.jpg" text:style-name="Internet_20_link" text:visited-style-name="Visited_20_Internet_20_Link">
630_360_16804...</text:a>
"]</text:p>
      <text:p text:style-name="P4">
Tags: ['Футбол', "Прем'єр-ліга"]</text:p>
      <text:p text:style-name="P4">
Type: Article</text:p>
      <!--METADATA-->
      <text:p text:style-name="P4">
<draw:frame draw:style-name="fr1" draw:name="Image43" text:anchor-type="as-char" svg:width="6.9236in" svg:height="3.956343in" draw:z-index="0">
<draw:image xlink:href="../Images/yкринформ/2023-04-02T-9-41-00-03-00/630_360_1680468077-687.jpg" xlink:type="simple" xlink:show="embed" xlink:actuate="onLoad" draw:mime-type="image/jpeg"/>
</draw:frame>
 УкраїнськаПрем'єр-ліга (УПЛ) оголосила імена найкращих гравця та тренера 19-го туруфутбольного чемпіонату, які були визначені в опитуванні представниківекспертної ради.</text:p>
      <text:p text:style-name="P4">
Як інформує офіційний <text:a xlink:type="simple" xlink:href="https://upl.ua/ua/news/view/7002" text:style-name="Internet_20_link" text:visited-style-name="Visited_20_Internet_20_Link">
 </text:a>
 УПЛ, найкращимфутболістом минулого туру української першості було визнано нападника«Дніпра-1» Артема Довбика, який відзначився хет-триком у матчі протихарківського «Металіста 1925» (3:0), передає Укрінформ.</text:p>
      <text:p text:style-name="P4">
<text:span text:style-name="T4">
Читайте також:</text:span>
 <text:a xlink:type="simple" xlink:href="https://www.ukrinform.ua/rubric-sports/3690641-upl-sahtar-vtrativ-ocki-zora-peremogla.html" text:style-name="Internet_20_link" text:visited-style-name="Visited_20_Internet_20_Link">
 </text:a>
</text:p>
      <text:p text:style-name="P4">
Найкращим тренером туру став наставник одеського «Чорноморця» Роман Григорчук.Його підопічні зіграли внічию з донецьким «Шахтарем» (2:2).</text:p>
      <text:p text:style-name="P4">
<text:span text:style-name="T4">
Читайте також:</text:span>
 <text:a xlink:type="simple" xlink:href="https://www.ukrinform.ua/rubric-sports/3690623-dnipro1-rozgromiv-metalist1925-v-upl.html" text:style-name="Internet_20_link" text:visited-style-name="Visited_20_Internet_20_Link">
 </text:a>
</text:p>
      <text:p text:style-name="P4">
До складу експертної ради цього разу увійшли Леонід Буряк, Олег Венглинський,Сергій Нагорняк, Йожеф Сабо, Олександр Сопко, Олег Федорчук, Анатолій Чанцев,Степан Юрчишин та Ігор Яворський.</text:p>
      <text:p text:style-name="P4">
Фото: УПЛ.</text:p>
      <text:p text:style-name="P4">
Source: <text:a xlink:type="simple" xlink:href="https://www.ukrinform.ua/rubric-sports/3690728-dovbik-ta-grigorcuk-najkrasi-u-19mu-turi-upl.html" text:style-name="Internet_20_link" text:visited-style-name="Visited_20_Internet_20_Link">
https://www.ukrinform.ua/rubric-sports/3690728-dovbik-ta-grigorcuk-najkrasi-u-19mu-turi-upl.html</text:a>
</text:p>
      <!--NEWS-->
      <text:h text:style-name="P10" text:outline-level="1">
<text:span text:style-name="T4">
Donetsk Oblast(08:36). Red Alert: aerial threat. Sirens sounding. Take cover now!</text:span>
</text:h>
      <text:p text:style-name="P4">
Authors: liveuamap (Language: en)</text:p>
      <text:p text:style-name="P4">
Time: 2023-04-02T02:38:00</text:p>
      <text:p text:style-name="P4">
Location: Donetsk Oblast (Latitude:48.72852 Longtitude:37.57896)</text:p>
      <text:p text:style-name="P4">
Videos: []</text:p>
      <text:p text:style-name="P4">
Images: []</text:p>
      <text:p text:style-name="P4">
Tags: ["Europe", "Central and Eastern Europe"]</text:p>
      <text:p text:style-name="P4">
ID: 22552996</text:p>
      <!--METADATA-->
      <text:p text:style-name="P4">
Donetsk Oblast(08:36). Red Alert: aerial threat. Sirens sounding. Take covernow!</text:p>
      <text:p text:style-name="P4">
News Collection Link: <text:a xlink:type="simple" xlink:href="https://liveuamap.com/en/2023/02-april-donetsk-oblast0836-red-alert-aerial-g" text:style-name="Internet_20_link" text:visited-style-name="Visited_20_Internet_20_Link">
https://liveuamap.com/en/2023/02-april-donetsk-oblast0836-red-alert-aerial-g</text:a>
</text:p>
      <text:p text:style-name="P4">
Source: <text:a xlink:type="simple" xlink:href="https://t.me/air_alert_ua/42419" text:style-name="Internet_20_link" text:visited-style-name="Visited_20_Internet_20_Link">
https://t.me/air_alert_ua/42419</text:a>
</text:p>
      <!--NEWS-->
      <text:h text:style-name="P10" text:outline-level="1">
<text:span text:style-name="T4">
Dnipro, Dnipropetrovska Oblast(09:11). Red Alert: aerial threat. Sirens sounding. Take cover ...</text:span>
</text:h>
      <text:p text:style-name="P4">
Authors: liveuamap (Language: en)</text:p>
      <text:p text:style-name="P4">
Time: 2023-04-02T03:12:00</text:p>
      <text:p text:style-name="P4">
Location: Dnipro (Latitude:48.45930000 Longtitude:35.03865000)</text:p>
      <text:p text:style-name="P4">
Videos: []</text:p>
      <text:p text:style-name="P4">
Images: []</text:p>
      <text:p text:style-name="P4">
Tags: ["Europe", "Central and Eastern Europe"]</text:p>
      <text:p text:style-name="P4">
ID: 22552997</text:p>
      <!--METADATA-->
      <text:p text:style-name="P4">
Dnipro, Dnipropetrovska Oblast(09:11). Red Alert: aerial threat. Sirenssounding. Take cover now!</text:p>
      <text:p text:style-name="P4">
News Collection Link: <text:a xlink:type="simple" xlink:href="https://liveuamap.com/en/2023/02-april-dnipro-dnipropetrovska-oblast0911-reg" text:style-name="Internet_20_link" text:visited-style-name="Visited_20_Internet_20_Link">
https://liveuamap.com/en/2023/02-april-dnipro-dnipropetrovska-oblast0911-reg</text:a>
</text:p>
      <text:p text:style-name="P4">
Source: <text:a xlink:type="simple" xlink:href="https://t.me/suspilnednipro/14041" text:style-name="Internet_20_link" text:visited-style-name="Visited_20_Internet_20_Link">
https://t.me/suspilnednipro/14041</text:a>
</text:p>
      <!--NEWS-->
      <text:h text:style-name="P10" text:outline-level="1">
<text:span text:style-name="T4">
Zaporizka Oblast, Kharkiv, Kharkivska Oblast(09:12). Red Alert: aerial threat. Sirens soundin...</text:span>
</text:h>
      <text:p text:style-name="P4">
Authors: liveuamap (Language: en)</text:p>
      <text:p text:style-name="P4">
Time: 2023-04-02T03:14:00</text:p>
      <text:p text:style-name="P4">
Location: Zaporizka Oblast (Latitude:47.612251 Longtitude:35.764601)</text:p>
      <text:p text:style-name="P4">
Videos: []</text:p>
      <text:p text:style-name="P4">
Images: []</text:p>
      <text:p text:style-name="P4">
Tags: ["Europe", "Central and Eastern Europe"]</text:p>
      <text:p text:style-name="P4">
ID: 22552998</text:p>
      <!--METADATA-->
      <text:p text:style-name="P4">
Zaporizka Oblast, Kharkiv, Kharkivska Oblast(09:12). Red Alert: aerial threat.Sirens sounding. Take cover now!</text:p>
      <text:p text:style-name="P4">
News Collection Link: <text:a xlink:type="simple" xlink:href="https://liveuamap.com/en/2023/02-april-zaporizka-oblast-kharkiv-kharkivska-g" text:style-name="Internet_20_link" text:visited-style-name="Visited_20_Internet_20_Link">
https://liveuamap.com/en/2023/02-april-zaporizka-oblast-kharkiv-kharkivska-g</text:a>
</text:p>
      <text:p text:style-name="P4">
Source: <text:a xlink:type="simple" xlink:href="https://t.me/air_alert_ua/42423" text:style-name="Internet_20_link" text:visited-style-name="Visited_20_Internet_20_Link">
https://t.me/air_alert_ua/42423</text:a>
</text:p>
      <!--NEWS-->
      <text:h text:style-name="P10" text:outline-level="1">
<text:span text:style-name="T4">
Kherson, Khersonska Oblast, Poltavska Oblast(09:14). Red Alert: aerial threat. Sirens soundin...</text:span>
</text:h>
      <text:p text:style-name="P4">
Authors: liveuamap (Language: en)</text:p>
      <text:p text:style-name="P4">
Time: 2023-04-02T03:16:00</text:p>
      <text:p text:style-name="P4">
Location: Kherson (Latitude:46.65581000 Longtitude:32.61780000)</text:p>
      <text:p text:style-name="P4">
Videos: []</text:p>
      <text:p text:style-name="P4">
Images: []</text:p>
      <text:p text:style-name="P4">
Tags: ["Europe", "Central and Eastern Europe"]</text:p>
      <text:p text:style-name="P4">
ID: 22552999</text:p>
      <!--METADATA-->
      <text:p text:style-name="P4">
Kherson, Khersonska Oblast, Poltavska Oblast(09:14). Red Alert: aerial threat.Sirens sounding. Take cover now!</text:p>
      <text:p text:style-name="P4">
News Collection Link: <text:a xlink:type="simple" xlink:href="https://liveuamap.com/en/2023/02-april-kherson-khersonska-oblast-poltavska-g" text:style-name="Internet_20_link" text:visited-style-name="Visited_20_Internet_20_Link">
https://liveuamap.com/en/2023/02-april-kherson-khersonska-oblast-poltavska-g</text:a>
</text:p>
      <text:p text:style-name="P4">
Source: <text:a xlink:type="simple" xlink:href="https://t.me/air_alert_ua/42426" text:style-name="Internet_20_link" text:visited-style-name="Visited_20_Internet_20_Link">
https://t.me/air_alert_ua/42426</text:a>
</text:p>
      <!--NEWS-->
      <text:h text:style-name="P10" text:outline-level="1">
<text:span text:style-name="T4">
Sumska Oblast(09:14). Red Alert: aerial threat. Sirens sounding. Take cover now!</text:span>
</text:h>
      <text:p text:style-name="P4">
Authors: liveuamap (Language: en)</text:p>
      <text:p text:style-name="P4">
Time: 2023-04-02T03:18:00</text:p>
      <text:p text:style-name="P4">
Location: Sumska Oblast (Latitude:51.00000000 Longtitude:34.00000000)</text:p>
      <text:p text:style-name="P4">
Videos: []</text:p>
      <text:p text:style-name="P4">
Images: []</text:p>
      <text:p text:style-name="P4">
Tags: ["Europe", "Central and Eastern Europe"]</text:p>
      <text:p text:style-name="P4">
ID: 22553000</text:p>
      <!--METADATA-->
      <text:p text:style-name="P4">
Sumska Oblast(09:14). Red Alert: aerial threat. Sirens sounding. Take covernow!</text:p>
      <text:p text:style-name="P4">
News Collection Link: <text:a xlink:type="simple" xlink:href="https://liveuamap.com/en/2023/02-april-sumska-oblast0914-red-alert-aerial-tg" text:style-name="Internet_20_link" text:visited-style-name="Visited_20_Internet_20_Link">
https://liveuamap.com/en/2023/02-april-sumska-oblast0914-red-alert-aerial-tg</text:a>
</text:p>
      <text:p text:style-name="P4">
Source: <text:a xlink:type="simple" xlink:href="https://t.me/air_alert_ua/42427" text:style-name="Internet_20_link" text:visited-style-name="Visited_20_Internet_20_Link">
https://t.me/air_alert_ua/42427</text:a>
</text:p>
      <!--NEWS-->
      <text:h text:style-name="P10" text:outline-level="1">
<text:span text:style-name="T4">
Donetsk Oblast(10:32). Red Alert: aerial threat. Sirens sounding. Take cover now!</text:span>
</text:h>
      <text:p text:style-name="P4">
Authors: liveuamap (Language: en)</text:p>
      <text:p text:style-name="P4">
Time: 2023-04-02T04:34:00</text:p>
      <text:p text:style-name="P4">
Location: Donetsk Oblast (Latitude:48.72713 Longtitude:37.57732)</text:p>
      <text:p text:style-name="P4">
Videos: []</text:p>
      <text:p text:style-name="P4">
Images: []</text:p>
      <text:p text:style-name="P4">
Tags: ["Europe", "Central and Eastern Europe"]</text:p>
      <text:p text:style-name="P4">
ID: 22553088</text:p>
      <!--METADATA-->
      <text:p text:style-name="P4">
Donetsk Oblast(10:32). Red Alert: aerial threat. Sirens sounding. Take covernow!</text:p>
      <text:p text:style-name="P4">
News Collection Link: <text:a xlink:type="simple" xlink:href="https://liveuamap.com/en/2023/02-april-donetsk-oblast1032-red-alert-aerial-g" text:style-name="Internet_20_link" text:visited-style-name="Visited_20_Internet_20_Link">
https://liveuamap.com/en/2023/02-april-donetsk-oblast1032-red-alert-aerial-g</text:a>
</text:p>
      <text:p text:style-name="P4">
Source: <text:a xlink:type="simple" xlink:href="https://t.me/air_alert_ua/42435" text:style-name="Internet_20_link" text:visited-style-name="Visited_20_Internet_20_Link">
https://t.me/air_alert_ua/42435</text:a>
</text:p>
      <!--NEWS-->
      <text:h text:style-name="P10" text:outline-level="1">
<text:span text:style-name="T4">
Misssile strikes reported in Kostiantynivka</text:span>
</text:h>
      <text:p text:style-name="P4">
Authors: liveuamap (Language: en)</text:p>
      <text:p text:style-name="P4">
Time: 2023-04-02T04:36:59</text:p>
      <text:p text:style-name="P4">
Location: Kostyantynivka (Latitude:48.51975 Longtitude:37.69908)</text:p>
      <text:p text:style-name="P4">
Videos: []</text:p>
      <text:p text:style-name="P4">
Images: []</text:p>
      <text:p text:style-name="P4">
Tags: []</text:p>
      <text:p text:style-name="P4">
ID: 22553067</text:p>
      <!--METADATA-->
      <text:p text:style-name="P4">
Misssile strikes reported in Kostiantynivka</text:p>
      <text:p text:style-name="P4">
News Collection Link: <text:a xlink:type="simple" xlink:href="https://liveuamap.com/en/2023/2-april-misssile-strikes-reported-in-kostiantynivka-" text:style-name="Internet_20_link" text:visited-style-name="Visited_20_Internet_20_Link">
https://liveuamap.com/en/2023/2-april-misssile-strikes-reported-in-kostiantynivka-</text:a>
</text:p>
      <text:p text:style-name="P4">
Source: <text:a xlink:type="simple" xlink:href="https://t.me/novosti_donbass24/44562" text:style-name="Internet_20_link" text:visited-style-name="Visited_20_Internet_20_Link">
https://t.me/novosti_donbass24/44562</text:a>
</text:p>
      <!--NEWS-->
      <text:h text:style-name="P10" text:outline-level="1">
<text:span text:style-name="T4">
At Sivershchyna and Slobozhanschyna directions Russian army shelled Karpovychi and Bronyvy of...</text:span>
</text:h>
      <text:p text:style-name="P4">
Authors: liveuamap (Language: en)</text:p>
      <text:p text:style-name="P4">
Time: 2023-04-02T04:48:00</text:p>
      <text:p text:style-name="P4">
Location: Kharkiv (Latitude:49.94128 Longtitude:37.76035)</text:p>
      <text:p text:style-name="P4">
Videos: []</text:p>
      <text:p text:style-name="P4">
Images: []</text:p>
      <text:p text:style-name="P4">
Tags: ["Russia"]</text:p>
      <text:p text:style-name="P4">
ID: 22553100</text:p>
      <!--METADATA-->
      <text:p text:style-name="P4">
At Sivershchyna and Slobozhanschyna directions Russian army shelled Karpovychiand Bronyvy of Chernihiv region; Seredyna-Buda, Esman, Sydorivka, Starykove,Stukalivka, Bilopillya and Sosnivka of Sumy region, also Udy, Veterynarne,Zybyne, Okhrimivka, Krasne Pershe of Kharkiv region, - General Staff of ArmedForces of Ukraine says in the morning report</text:p>
      <text:p text:style-name="P4">
News Collection Link: <text:a xlink:type="simple" xlink:href="https://liveuamap.com/en/2023/2-april-at-sivershchyna-and-slobozhanschyna-directions-russian" text:style-name="Internet_20_link" text:visited-style-name="Visited_20_Internet_20_Link">
https://liveuamap.com/en/2023/2-april-at-sivershchyna-and-slobozhanschyna-directions-russian</text:a>
</text:p>
      <text:p text:style-name="P4">
Source: <text:a xlink:type="simple" xlink:href="https://t.me/lumsrc/4390" text:style-name="Internet_20_link" text:visited-style-name="Visited_20_Internet_20_Link">
https://t.me/lumsrc/4390</text:a>
</text:p>
      <!--NEWS-->
      <text:h text:style-name="P10" text:outline-level="1">
<text:span text:style-name="T4">
Russian forces conducting offensive actions at Lyman, Bakhmut, Avdiivka and Maryinka directio...</text:span>
</text:h>
      <text:p text:style-name="P4">
Authors: liveuamap (Language: en)</text:p>
      <text:p text:style-name="P4">
Time: 2023-04-02T04:56:29</text:p>
      <text:p text:style-name="P4">
Location: Marinka, Donetsk Oblast (Latitude:47.94418 Longtitude:37.50166)</text:p>
      <text:p text:style-name="P4">
Videos: []</text:p>
      <text:p text:style-name="P4">
Images: []</text:p>
      <text:p text:style-name="P4">
Tags: ["Russia"]</text:p>
      <text:p text:style-name="P4">
ID: 22553092</text:p>
      <!--METADATA-->
      <text:p text:style-name="P4">
Russian forces conducting offensive actions at Lyman, Bakhmut, Avdiivka andMaryinka directions. Ukrainian military repelled over 70 Russian attacks.Russian forces attempting to advance near Kreminna and Verkhnokamyanske,Bakhmut, Bohdanivka and Predtechyne, Novokalynove, Avdiyivka, Syeverne,Vodyane, Pervomayske and Maryinka of Donetsk region, - General Staff of ArmedForces of Ukraine says in the morning report</text:p>
      <text:p text:style-name="P4">
News Collection Link: <text:a xlink:type="simple" xlink:href="https://liveuamap.com/en/2023/2-april-russian-forces-conducting-offensive-actions-at-lyman" text:style-name="Internet_20_link" text:visited-style-name="Visited_20_Internet_20_Link">
https://liveuamap.com/en/2023/2-april-russian-forces-conducting-offensive-actions-at-lyman</text:a>
</text:p>
      <text:p text:style-name="P4">
Source: <text:a xlink:type="simple" xlink:href="https://t.me/lumsrc/4397" text:style-name="Internet_20_link" text:visited-style-name="Visited_20_Internet_20_Link">
https://t.me/lumsrc/4397</text:a>
</text:p>
      <!--NEWS-->
      <text:h text:style-name="P10" text:outline-level="1">
<text:span text:style-name="T4">
At Zaporizhzhia and Kherson directions Russian army shelled  Olhivske, Poltavka, Svyatopetriv...</text:span>
</text:h>
      <text:p text:style-name="P4">
Authors: liveuamap (Language: en)</text:p>
      <text:p text:style-name="P4">
Time: 2023-04-02T04:58:20</text:p>
      <text:p text:style-name="P4">
Location: Kherson (Latitude:46.63539 Longtitude:32.62816)</text:p>
      <text:p text:style-name="P4">
Videos: []</text:p>
      <text:p text:style-name="P4">
Images: []</text:p>
      <text:p text:style-name="P4">
Tags: ["Russia"]</text:p>
      <text:p text:style-name="P4">
ID: 22553093</text:p>
      <!--METADATA-->
      <text:p text:style-name="P4">
At Zaporizhzhia and Kherson directions Russian army shelled Olhivske,Poltavka, Svyatopetrivka, Novodanylivka, Novoandriyivka, Novoyakovlivka ofZaporizhzhia region, also Khreschenivka, Novooleksandrivka, Tomaryne,Tyahynka, Tokarivka, Prydniprovske of Kherson region and Kherson city, -General Staff of Armed Forces of Ukraine says in the morning report</text:p>
      <text:p text:style-name="P4">
News Collection Link: <text:a xlink:type="simple" xlink:href="https://liveuamap.com/en/2023/2-april-at-zaporizhzhia-and-kherson-directions-russian-army" text:style-name="Internet_20_link" text:visited-style-name="Visited_20_Internet_20_Link">
https://liveuamap.com/en/2023/2-april-at-zaporizhzhia-and-kherson-directions-russian-army</text:a>
</text:p>
      <text:p text:style-name="P4">
Source: <text:a xlink:type="simple" xlink:href="https://t.me/lumsrc/4396" text:style-name="Internet_20_link" text:visited-style-name="Visited_20_Internet_20_Link">
https://t.me/lumsrc/4396</text:a>
</text:p>
      <!--NEWS-->
      <text:h text:style-name="P10" text:outline-level="1">
<text:span text:style-name="T4">
6 people killed, 8 wounded as result of Russian shelling in Kostiantynivka this morning</text:span>
</text:h>
      <text:p text:style-name="P4">
Authors: liveuamap (Language: en)</text:p>
      <text:p text:style-name="P4">
Time: 2023-04-02T05:37:00</text:p>
      <text:p text:style-name="P4">
Location: Kostyantynivka (Latitude:48.51154 Longtitude:37.69126)</text:p>
      <text:p text:style-name="P4">
Videos: []</text:p>
      <text:p text:style-name="P4">
Images: ["<text:a xlink:type="simple" xlink:href="https://liveuamap.com/pics/2023/04/02/22553109_0.jpg" text:style-name="Internet_20_link" text:visited-style-name="Visited_20_Internet_20_Link">
22553109_0.jpg</text:a>
", "<text:a xlink:type="simple" xlink:href="https://liveuamap.com/pics/2023/04/02/22553109_1.jpg" text:style-name="Internet_20_link" text:visited-style-name="Visited_20_Internet_20_Link">
22553109_1.jpg</text:a>
", "<text:a xlink:type="simple" xlink:href="https://liveuamap.com/pics/2023/04/02/22553109_2.jpg" text:style-name="Internet_20_link" text:visited-style-name="Visited_20_Internet_20_Link">
22553109_2.jpg</text:a>
"]</text:p>
      <text:p text:style-name="P4">
Tags: []</text:p>
      <text:p text:style-name="P4">
ID: 22553109</text:p>
      <!--METADATA-->
      <text:p text:style-name="P4">
6 people killed, 8 wounded as result of Russian shelling in Kostiantynivkathis morning</text:p>
      <text:p text:style-name="P4">
<draw:frame draw:style-name="fr1" draw:name="Image44" text:anchor-type="as-char" svg:width="5.625in" svg:height="10.0in" draw:z-index="0">
<draw:image xlink:href="../Images/liveuamap/2023-04-02T05-37-00/22553109_0.jpg" xlink:type="simple" xlink:show="embed" xlink:actuate="onLoad" draw:mime-type="image/jpeg"/>
</draw:frame>
<draw:frame draw:style-name="fr1" draw:name="Image45" text:anchor-type="as-char" svg:width="5.625in" svg:height="10.0in" draw:z-index="0">
<draw:image xlink:href="../Images/liveuamap/2023-04-02T05-37-00/22553109_1.jpg" xlink:type="simple" xlink:show="embed" xlink:actuate="onLoad" draw:mime-type="image/jpeg"/>
</draw:frame>
<draw:frame draw:style-name="fr1" draw:name="Image46" text:anchor-type="as-char" svg:width="5.625in" svg:height="10.0in" draw:z-index="0">
<draw:image xlink:href="../Images/liveuamap/2023-04-02T05-37-00/22553109_2.jpg" xlink:type="simple" xlink:show="embed" xlink:actuate="onLoad" draw:mime-type="image/jpeg"/>
</draw:frame>
</text:p>
      <text:p text:style-name="P4">
News Collection Link: <text:a xlink:type="simple" xlink:href="https://liveuamap.com/en/2023/2-april-6-people-killed-8-wounded-as-result-of-russian-shelling" text:style-name="Internet_20_link" text:visited-style-name="Visited_20_Internet_20_Link">
https://liveuamap.com/en/2023/2-april-6-people-killed-8-wounded-as-result-of-russian-shelling</text:a>
</text:p>
      <text:p text:style-name="P4">
Source: <text:a xlink:type="simple" xlink:href="https://t.me/suspilnenews/19673" text:style-name="Internet_20_link" text:visited-style-name="Visited_20_Internet_20_Link">
https://t.me/suspilnenews/19673</text:a>
</text:p>
      <!--NEWS-->
      <text:h text:style-name="P10" text:outline-level="1">
<text:span text:style-name="T4">
Donetsk Oblast(13:35). Red Alert: aerial threat. Sirens sounding. Take cover now!</text:span>
</text:h>
      <text:p text:style-name="P4">
Authors: liveuamap (Language: en)</text:p>
      <text:p text:style-name="P4">
Time: 2023-04-02T07:37:00</text:p>
      <text:p text:style-name="P4">
Location: Donetsk Oblast (Latitude:48.72681 Longtitude:37.57821)</text:p>
      <text:p text:style-name="P4">
Videos: []</text:p>
      <text:p text:style-name="P4">
Images: []</text:p>
      <text:p text:style-name="P4">
Tags: ["Europe", "Central and Eastern Europe"]</text:p>
      <text:p text:style-name="P4">
ID: 22553111</text:p>
      <!--METADATA-->
      <text:p text:style-name="P4">
Donetsk Oblast(13:35). Red Alert: aerial threat. Sirens sounding. Take covernow!</text:p>
      <text:p text:style-name="P4">
News Collection Link: <text:a xlink:type="simple" xlink:href="https://liveuamap.com/en/2023/02-april-donetsk-oblast1335-red-alert-aerial-g" text:style-name="Internet_20_link" text:visited-style-name="Visited_20_Internet_20_Link">
https://liveuamap.com/en/2023/02-april-donetsk-oblast1335-red-alert-aerial-g</text:a>
</text:p>
      <text:p text:style-name="P4">
Source: <text:a xlink:type="simple" xlink:href="https://t.me/air_alert_ua/42438" text:style-name="Internet_20_link" text:visited-style-name="Visited_20_Internet_20_Link">
https://t.me/air_alert_ua/42438</text:a>
</text:p>
      <!--NEWS-->
      <text:h text:style-name="P10" text:outline-level="1">
<text:span text:style-name="T4">
Dnipro, Dnipropetrovska Oblast, Kharkiv, Kharkivska Oblast(13:38). Red Alert: aerial threat. ...</text:span>
</text:h>
      <text:p text:style-name="P4">
Authors: liveuamap (Language: en)</text:p>
      <text:p text:style-name="P4">
Time: 2023-04-02T07:40:00</text:p>
      <text:p text:style-name="P4">
Location: Dnipro (Latitude:48.45863 Longtitude:35.03965)</text:p>
      <text:p text:style-name="P4">
Videos: []</text:p>
      <text:p text:style-name="P4">
Images: []</text:p>
      <text:p text:style-name="P4">
Tags: ["Europe", "Central and Eastern Europe"]</text:p>
      <text:p text:style-name="P4">
ID: 22553112</text:p>
      <!--METADATA-->
      <text:p text:style-name="P4">
Dnipro, Dnipropetrovska Oblast, Kharkiv, Kharkivska Oblast(13:38). Red Alert:aerial threat. Sirens sounding. Take cover now!</text:p>
      <text:p text:style-name="P4">
News Collection Link: <text:a xlink:type="simple" xlink:href="https://liveuamap.com/en/2023/02-april-dnipro-dnipropetrovska-oblast-kharkig" text:style-name="Internet_20_link" text:visited-style-name="Visited_20_Internet_20_Link">
https://liveuamap.com/en/2023/02-april-dnipro-dnipropetrovska-oblast-kharkig</text:a>
</text:p>
      <text:p text:style-name="P4">
Source: <text:a xlink:type="simple" xlink:href="https://t.me/air_alert_ua/42440" text:style-name="Internet_20_link" text:visited-style-name="Visited_20_Internet_20_Link">
https://t.me/air_alert_ua/42440</text:a>
</text:p>
      <!--NEWS-->
      <text:h text:style-name="P10" text:outline-level="1">
<text:span text:style-name="T4">
Several explosions at Russian base in Melitopol this morning</text:span>
</text:h>
      <text:p text:style-name="P4">
Authors: liveuamap (Language: en)</text:p>
      <text:p text:style-name="P4">
Time: 2023-04-02T07:42:06</text:p>
      <text:p text:style-name="P4">
Location: Melitopol',Zaporizhia Oblast (Latitude:46.87841 Longtitude:35.34887)</text:p>
      <text:p text:style-name="P4">
Videos: []</text:p>
      <text:p text:style-name="P4">
Images: []</text:p>
      <text:p text:style-name="P4">
Tags: ["Europe", "Central and Eastern Europe"]</text:p>
      <text:p text:style-name="P4">
ID: 22553113</text:p>
      <!--METADATA-->
      <text:p text:style-name="P4">
Several explosions at Russian base in Melitopol this morning</text:p>
      <text:p text:style-name="P4">
News Collection Link: <text:a xlink:type="simple" xlink:href="https://liveuamap.com/en/2023/2-april-several-explosions-at-russian-base-in-melitopol-this" text:style-name="Internet_20_link" text:visited-style-name="Visited_20_Internet_20_Link">
https://liveuamap.com/en/2023/2-april-several-explosions-at-russian-base-in-melitopol-this</text:a>
</text:p>
      <text:p text:style-name="P4">
Source: <text:a xlink:type="simple" xlink:href="https://t.me/ukrinform_news/95361" text:style-name="Internet_20_link" text:visited-style-name="Visited_20_Internet_20_Link">
https://t.me/ukrinform_news/95361</text:a>
</text:p>
      <!--NEWS-->
      <text:h text:style-name="P10" text:outline-level="1">
<text:span text:style-name="T4">
росіяни за добу поранили п'ятьох жителів Донеччини</text:span>
</text:h>
      <text:p text:style-name="P4">
Authors: Ukrinform (Person)</text:p>
      <text:p text:style-name="P4">
Publisher: Укринформ (Organization)</text:p>
      <text:p text:style-name="P4">
Published Time: 2023-04-02T08:06:00+03:00</text:p>
      <text:p text:style-name="P4">
Modified Time: 2023-04-02T08:06:00+03:00</text:p>
      <text:p text:style-name="P4">
Description: У Донецькій області російські війська за минулу добу завдали поранень п'ятьом мирним жителям. — Укрінформ.</text:p>
      <text:p text:style-name="P4">
Images: ["<text:a xlink:type="simple" xlink:href="https://static.ukrinform.com/photos/2023_03/thumb_files/630_360_1679384548-132.jpg" text:style-name="Internet_20_link" text:visited-style-name="Visited_20_Internet_20_Link">
630_360_16793...</text:a>
", "<text:a xlink:type="simple" xlink:href="https://static.ukrinform.com/photos/2023_04/1680412076-311.jpg" text:style-name="Internet_20_link" text:visited-style-name="Visited_20_Internet_20_Link">
1680412076-31...</text:a>
"]</text:p>
      <text:p text:style-name="P4">
Tags: ['Донеччина', 'Обстріл', 'Поранені', 'Війна з росією']</text:p>
      <text:p text:style-name="P4">
Type: Article</text:p>
      <!--METADATA-->
      <text:p text:style-name="P4">
<draw:frame draw:style-name="fr1" draw:name="Image47" text:anchor-type="as-char" svg:width="6.9236in" svg:height="3.956343in" draw:z-index="0">
<draw:image xlink:href="../Images/yкринформ/2023-04-02T08-06-00-03-00/630_360_1679384548-132.jpg" xlink:type="simple" xlink:show="embed" xlink:actuate="onLoad" draw:mime-type="image/jpeg"/>
</draw:frame>
 УДонецькій області російські війська за минулу добу завдали поранень п'ятьоммирним жителям.</text:p>
      <text:p text:style-name="P4">
Як передає Укрінформ, про це очільник Донецької обласної військовоїадміністрації повідомив у <text:a xlink:type="simple" xlink:href="http://t.me/pavlokyrylenko_donoda/7313" text:style-name="Internet_20_link" text:visited-style-name="Visited_20_Internet_20_Link">
 </text:a>
 .</text:p>
      <text:p text:style-name="P4">
<draw:frame draw:style-name="fr1" draw:name="Image48" text:anchor-type="as-char" svg:width="6.9236in" svg:height="4.942681in" draw:z-index="0">
<draw:image xlink:href="../Images/yкринформ/2023-04-02T08-06-00-03-00/1680412076-311.jpg" xlink:type="simple" xlink:show="embed" xlink:actuate="onLoad" draw:mime-type="image/jpeg"/>
</draw:frame>
</text:p>
      <text:p text:style-name="P4">
"За 1 квітня росіяни поранили 5 жителів Донеччини: 3 в Торецьку та 2 уБахмуті", — зазначив він.</text:p>
      <text:p text:style-name="P4">
Кириленко нагадав, що станом на сьогодні неможливо встановити точну кількістьжертв у Маріуполі та Волновасі.</text:p>
      <text:p text:style-name="P4">
<text:span text:style-name="T4">
Читайте також:</text:span>
 <text:a xlink:type="simple" xlink:href="https://www.ukrinform.ua/rubric-regions/3690443-u-slovansku-opikuniv-pozbavlatimut-obovazkiv-za-vidmovu-evakuuvati-ditej.html" text:style-name="Internet_20_link" text:visited-style-name="Visited_20_Internet_20_Link">
 </text:a>
</text:p>
      <text:p text:style-name="P4">
Як повідомляв Укрінформ, за добу російські загарбники <text:a xlink:type="simple" xlink:href="https://www.ukrinform.ua/rubric-ato/3690454-zsu-vidbili-ponad-70-vorozih-atak-na-cotiroh-napramkah.html" text:style-name="Internet_20_link" text:visited-style-name="Visited_20_Internet_20_Link">
</text:a>
 загалом два ракетні і 30 авіаційних ударів, атакож понад 40 обстрілів з реактивних систем залпового вогню.</text:p>
      <text:p text:style-name="P4">
Source: <text:a xlink:type="simple" xlink:href="https://www.ukrinform.ua/rubric-ato/3690463-rosiani-za-dobu-poranili-patoh-ziteliv-doneccini.html" text:style-name="Internet_20_link" text:visited-style-name="Visited_20_Internet_20_Link">
https://www.ukrinform.ua/rubric-ato/3690463-rosiani-za-dobu-poranili-patoh-ziteliv-doneccini.html</text:a>
</text:p>
      <!--NEWS-->
      <text:h text:style-name="P10" text:outline-level="1">
<text:span text:style-name="T4">
Сили оборони знищили вже 174 550 військових рф</text:span>
</text:h>
      <text:p text:style-name="P4">
Authors: Ukrinform (Person)</text:p>
      <text:p text:style-name="P4">
Publisher: Укринформ (Organization)</text:p>
      <text:p text:style-name="P4">
Published Time: 2023-04-02T08:19:50+03:00</text:p>
      <text:p text:style-name="P4">
Modified Time: 2023-04-02T08:19:50+03:00</text:p>
      <text:p text:style-name="P4">
Description: Сили оборони України з 24 лютого 2022 року по 2 квітня 2023 року ліквідували близько 174 тисячі 550 російських військових, зокрема 560 загарбників – за останню добу. — Укрінформ.</text:p>
      <text:p text:style-name="P4">
Images: ["<text:a xlink:type="simple" xlink:href="https://static.ukrinform.com/photos/2022_06/thumb_files/630_360_1655303707-896.jpg" text:style-name="Internet_20_link" text:visited-style-name="Visited_20_Internet_20_Link">
630_360_16553...</text:a>
", "<text:a xlink:type="simple" xlink:href="https://static.ukrinform.com/photos/2023_04/1680412643-531.jpeg" text:style-name="Internet_20_link" text:visited-style-name="Visited_20_Internet_20_Link">
1680412643-53...</text:a>
"]</text:p>
      <text:p text:style-name="P4">
Tags: ['Генштаб', 'ЗСУ', 'Війна з росією']</text:p>
      <text:p text:style-name="P4">
Type: Article</text:p>
      <!--METADATA-->
      <text:p text:style-name="P4">
<draw:frame draw:style-name="fr1" draw:name="Image49" text:anchor-type="as-char" svg:width="6.9236in" svg:height="3.956343in" draw:z-index="0">
<draw:image xlink:href="../Images/yкринформ/2023-04-02T08-19-50-03-00/630_360_1655303707-896.jpg" xlink:type="simple" xlink:show="embed" xlink:actuate="onLoad" draw:mime-type="image/jpeg"/>
</draw:frame>
 Силиоборони України з 24 лютого 2022 року по 2 квітня 2023 року ліквідувалиблизько 174 тисячі 550 російських військових, зокрема 560 загарбників – заостанню добу.</text:p>
      <text:p text:style-name="P4">
Як передає Укрінформ, про це Генеральний штаб Збройних сил України повідомив у<text:a xlink:type="simple" xlink:href="http://www.facebook.com/GeneralStaff.ua/posts/pfbid0rRZipYjwdvQHwMFdQQYE2dmT6RFrF8ntMZuagRqrfAkDp1FpQhCwaNEKgPoepDmDl" text:style-name="Internet_20_link" text:visited-style-name="Visited_20_Internet_20_Link">
</text:a>
.</text:p>
      <text:p text:style-name="P4">
<draw:frame draw:style-name="fr1" draw:name="Image50" text:anchor-type="as-char" svg:width="6.9236in" svg:height="9.962291in" draw:z-index="0">
<draw:image xlink:href="../Images/yкринформ/2023-04-02T08-19-50-03-00/1680412643-531.jpeg" xlink:type="simple" xlink:show="embed" xlink:actuate="onLoad" draw:mime-type="image/jpeg"/>
</draw:frame>
</text:p>
      <text:p text:style-name="P4">
Також станом на 2 квітня українські захисники знищили 3618 (+2) ворожихтанків, 6986 (+5) бойових броньованих машин, 2687 (+4) артилерійських систем,527 (+0) реактивних систем залпового вогню, 279 (+0) засобів протиповітряноїоборони, 306 (+0) <text:a xlink:type="simple" xlink:href="https://www.ukrinform.ua/tag-litak" text:style-name="Internet_20_link" text:visited-style-name="Visited_20_Internet_20_Link">
 </text:a>
 , 291 (+0)гелікоптер, 2249 (+1) безпілотників оперативно-тактичного рівня, 911 (+0)крилатих ракет, 18 (+0) кораблів /катерів, 5537 (+9) одиниць автомобільноїтехніки й автоцистерн та 296 (+0) одиниць спеціальної техніки рф.</text:p>
      <text:p text:style-name="P4">
<text:span text:style-name="T4">
Читайте також:</text:span>
 <text:a xlink:type="simple" xlink:href="https://www.ukrinform.ua/rubric-ato/3690202-rosia-provalila-osinnu-mobilizaciu-ta-zimovij-nastup-rozvidka-britanii.html" text:style-name="Internet_20_link" text:visited-style-name="Visited_20_Internet_20_Link">
 </text:a>
</text:p>
      <text:p text:style-name="P4">
Як повідомляв Укрінформ, за добу Сили оборони <text:a xlink:type="simple" xlink:href="https://www.ukrinform.ua/rubric-ato/3690454-zsu-vidbili-ponad-70-vorozih-atak-na-cotiroh-napramkah.html" text:style-name="Internet_20_link" text:visited-style-name="Visited_20_Internet_20_Link">
</text:a>
 понад 70 ворожих атак на Лиманському,Бахмутському, Авдіївському й Мар’їнському напрямках.</text:p>
      <text:p text:style-name="P4">
Source: <text:a xlink:type="simple" xlink:href="https://www.ukrinform.ua/rubric-ato/3690466-sili-oboroni-znisili-vze-174-550-vijskovih-rf.html" text:style-name="Internet_20_link" text:visited-style-name="Visited_20_Internet_20_Link">
https://www.ukrinform.ua/rubric-ato/3690466-sili-oboroni-znisili-vze-174-550-vijskovih-rf.html</text:a>
</text:p>
      <!--NEWS-->
      <text:h text:style-name="P10" text:outline-level="1">
<text:span text:style-name="T4">
росія вивела у Чорне море три ракетоносії, загальний залп — 20 «Калібрів»</text:span>
</text:h>
      <text:p text:style-name="P4">
Authors: Ukrinform (Person)</text:p>
      <text:p text:style-name="P4">
Publisher: Укринформ (Organization)</text:p>
      <text:p text:style-name="P4">
Published Time: 2023-04-02T08:25:41+03:00</text:p>
      <text:p text:style-name="P4">
Modified Time: 2023-04-02T08:25:41+03:00</text:p>
      <text:p text:style-name="P4">
Description: Ворог вивів на бойове чергування у Чорне море 12 кораблів, із них три - ракетоносії, можливий залп яких 20 "Калібрів". — Укрінформ.</text:p>
      <text:p text:style-name="P4">
Images: ["<text:a xlink:type="simple" xlink:href="https://static.ukrinform.com/photos/2023_03/thumb_files/630_360_1678431987-587.jpg" text:style-name="Internet_20_link" text:visited-style-name="Visited_20_Internet_20_Link">
630_360_16784...</text:a>
"]</text:p>
      <text:p text:style-name="P4">
Tags: ['Ракета', ' Чорне море', 'Корабель', 'Війна з росією']</text:p>
      <text:p text:style-name="P4">
Type: Article</text:p>
      <!--METADATA-->
      <text:p text:style-name="P4">
<draw:frame draw:style-name="fr1" draw:name="Image51" text:anchor-type="as-char" svg:width="6.9236in" svg:height="3.956343in" draw:z-index="0">
<draw:image xlink:href="../Images/yкринформ/2023-04-02T08-25-41-03-00/630_360_1678431987-587.jpg" xlink:type="simple" xlink:show="embed" xlink:actuate="onLoad" draw:mime-type="image/jpeg"/>
</draw:frame>
 Ворогвивів на бойове чергування у Чорне море 12 кораблів, із них три - ракетоносії,можливий залп яких 20 "Калібрів".</text:p>
      <text:p text:style-name="P4">
Як передає Укрінформ, про це у <text:a xlink:type="simple" xlink:href="https://t.me/Bratchuk_Sergey/34446" text:style-name="Internet_20_link" text:visited-style-name="Visited_20_Internet_20_Link">
 </text:a>
повідомив речник Одеської ОВА Сергій Братчук.</text:p>
      <text:p text:style-name="P4">
"На вечір їх (кораблів рф, - ред.) виходило у море на бойове чергування 12одиниць, серед них збільшилася кількість ракетоносіїв - їх було 3. Можливийзалп до 20 "калібрів", - зазначив він.</text:p>
      <text:p text:style-name="P4">
Братчук додав, що через штормове попередження у морі ситуація може швидкозмінитися, однак це повністю не виключає ймовірність ракетних ударів.</text:p>
      <text:p text:style-name="P4">
<text:span text:style-name="T4">
Читайте також:</text:span>
 <text:a xlink:type="simple" xlink:href="https://www.ukrinform.ua/rubric-ato/3688365-rosia-pid-cas-raketnih-atak-bilse-zastosovue-aviaciu-niz-morski-raketonosii-gumenuk.html" text:style-name="Internet_20_link" text:visited-style-name="Visited_20_Internet_20_Link">
 </text:a>
</text:p>
      <text:p text:style-name="P4">
В іншому <text:a xlink:type="simple" xlink:href="http://t.me/Bratchuk_Sergey/34447" text:style-name="Internet_20_link" text:visited-style-name="Visited_20_Internet_20_Link">
 </text:a>
 він зазначив, що через шторм уЧорному морі посилюється мінна небезпека. Є висока ймовірність зриву морськихмін з якорів та прибиття до берега, а також їх дрейфування вздовж узбережжя.</text:p>
      <text:p text:style-name="P4">
Речник звернув увагу одеситів та гостей регіону, що небезпека знаходження впляжній зоні є надто високою. І цілком імовірним є неконтрольований підривмін, особливо в штормову погоду.</text:p>
      <text:p text:style-name="P4">
<text:span text:style-name="T4">
Читайте також:</text:span>
 <text:a xlink:type="simple" xlink:href="https://www.ukrinform.ua/rubric-ato/3687323-novi-cili-voroga-vijskovi-obekti-ta-logistika-naskilki-ce-nebezpecno.html" text:style-name="Internet_20_link" text:visited-style-name="Visited_20_Internet_20_Link">
 </text:a>
</text:p>
      <text:p text:style-name="P4">
Як повідомляв Укрінформ, в <text:a xlink:type="simple" xlink:href="https://www.ukrinform.ua/tag-odesina" text:style-name="Internet_20_link" text:visited-style-name="Visited_20_Internet_20_Link">
 </text:a>
 до одногоз пляжів штормом винесло чергову морську міну.</text:p>
      <text:p text:style-name="P4">
Source: <text:a xlink:type="simple" xlink:href="https://www.ukrinform.ua/rubric-ato/3690469-rosia-vivela-u-corne-more-tri-raketonosii-zagalnij-zalp-20-kalibriv.html" text:style-name="Internet_20_link" text:visited-style-name="Visited_20_Internet_20_Link">
https://www.ukrinform.ua/rubric-ato/3690469-rosia-vivela-u-corne-more-tri-raketonosii-zagalnij-zalp-20-kalibriv.html</text:a>
</text:p>
      <!--NEWS-->
      <text:h text:style-name="P10" text:outline-level="1">
<text:span text:style-name="T4">
Zaporizka Oblast(14:29). Red Alert: aerial threat. Sirens sounding. Take cover now!</text:span>
</text:h>
      <text:p text:style-name="P4">
Authors: liveuamap (Language: en)</text:p>
      <text:p text:style-name="P4">
Time: 2023-04-02T08:30:00</text:p>
      <text:p text:style-name="P4">
Location: Zaporizka Oblast (Latitude:47.611731 Longtitude:35.765271)</text:p>
      <text:p text:style-name="P4">
Videos: []</text:p>
      <text:p text:style-name="P4">
Images: []</text:p>
      <text:p text:style-name="P4">
Tags: ["Europe", "Central and Eastern Europe"]</text:p>
      <text:p text:style-name="P4">
ID: 22553115</text:p>
      <!--METADATA-->
      <text:p text:style-name="P4">
Zaporizka Oblast(14:29). Red Alert: aerial threat. Sirens sounding. Take covernow!</text:p>
      <text:p text:style-name="P4">
News Collection Link: <text:a xlink:type="simple" xlink:href="https://liveuamap.com/en/2023/02-april-zaporizka-oblast1429-red-alert-aeriag" text:style-name="Internet_20_link" text:visited-style-name="Visited_20_Internet_20_Link">
https://liveuamap.com/en/2023/02-april-zaporizka-oblast1429-red-alert-aeriag</text:a>
</text:p>
      <text:p text:style-name="P4">
Source: <text:a xlink:type="simple" xlink:href="https://t.me/air_alert_ua/42445" text:style-name="Internet_20_link" text:visited-style-name="Visited_20_Internet_20_Link">
https://t.me/air_alert_ua/42445</text:a>
</text:p>
      <!--NEWS-->
      <text:h text:style-name="P10" text:outline-level="1">
<text:span text:style-name="T4">
російська армія за добу 60 разів атакувала Херсонщину, є загиблий</text:span>
</text:h>
      <text:p text:style-name="P4">
Authors: Ukrinform (Person)</text:p>
      <text:p text:style-name="P4">
Publisher: Укринформ (Organization)</text:p>
      <text:p text:style-name="P4">
Published Time: 2023-04-02T08:34:20+03:00</text:p>
      <text:p text:style-name="P4">
Modified Time: 2023-04-02T08:34:20+03:00</text:p>
      <text:p text:style-name="P4">
Description: Війська російської федерації за минулу добу 60 разів обстріляли Херсонську область, є загиблий і поранені серед мирного населення. — Укрінформ.</text:p>
      <text:p text:style-name="P4">
Images: ["<text:a xlink:type="simple" xlink:href="https://static.ukrinform.com/photos/2023_02/thumb_files/630_360_1676993135-147.jpg" text:style-name="Internet_20_link" text:visited-style-name="Visited_20_Internet_20_Link">
630_360_16769...</text:a>
"]</text:p>
      <text:p text:style-name="P4">
Tags: ['Херсонщина', 'Обстріл', 'Поранені', 'Загибель', 'Війна з росією']</text:p>
      <text:p text:style-name="P4">
Type: Article</text:p>
      <!--METADATA-->
      <text:p text:style-name="P4">
<draw:frame draw:style-name="fr1" draw:name="Image52" text:anchor-type="as-char" svg:width="6.9236in" svg:height="3.956343in" draw:z-index="0">
<draw:image xlink:href="../Images/yкринформ/2023-04-02T08-34-20-03-00/630_360_1676993135-147.jpg" xlink:type="simple" xlink:show="embed" xlink:actuate="onLoad" draw:mime-type="image/jpeg"/>
</draw:frame>
 Військаросійської федерації за минулу добу 60 разів обстріляли Херсонську область, єзагиблий і поранені серед мирного населення.</text:p>
      <text:p text:style-name="P4">
Як передає Укрінформ, про це очільник Херсонської обласної військовоїадміністрації Олександр Прокудін повідомив у <text:a xlink:type="simple" xlink:href="http://t.me/olexandrprokudin/204" text:style-name="Internet_20_link" text:visited-style-name="Visited_20_Internet_20_Link">
</text:a>
 .</text:p>
      <text:p text:style-name="P4">
Для здійснення ударів по регіону загарбники застосовували авіацію, реактивнісистеми залпового вогню "Град" й артилерію. Загалом були випущені 290снарядів.</text:p>
      <text:p text:style-name="P4">
Зокрема, <text:a xlink:type="simple" xlink:href="https://www.ukrinform.ua/tag-herson" text:style-name="Internet_20_link" text:visited-style-name="Visited_20_Internet_20_Link">
 </text:a>
 росіяни обстріляли шістьразів — 26 ворожих снарядів влучили в житлові квартали міста, приватні йбагатоквартирні будинки.</text:p>
      <text:p text:style-name="P4">
"На жаль, є жертви серед цивільного населення — 1 людина загинула, 2 — дісталипоранення", — зазначив Прокудін.</text:p>
      <text:p text:style-name="P4">
З визволених територій Херсонської області за добу вдалося евакуювати 94цивільних.</text:p>
      <text:p text:style-name="P4">
<text:span text:style-name="T4">
Читайте також:</text:span>
 <text:a xlink:type="simple" xlink:href="https://www.ukrinform.ua/rubric-regions/3690293-iz-deokupovanoi-hersonsini-za-dobu-evakuuvali-ponad-90-ludej.html" text:style-name="Internet_20_link" text:visited-style-name="Visited_20_Internet_20_Link">
 </text:a>
</text:p>
      <text:p text:style-name="P4">
Як повідомляв Укрінформ, згідно з даними Генштабу ЗСУ, за добу <text:a xlink:type="simple" xlink:href="https://www.ukrinform.ua/rubric-ato/3690454-zsu-vidbili-ponad-70-vorozih-atak-na-cotiroh-napramkah.html" text:style-name="Internet_20_link" text:visited-style-name="Visited_20_Internet_20_Link">
</text:a>
 <text:a xlink:type="simple" xlink:href="https://www.ukrinform.ua/rubric-ato/3690454-zsu-vidbili-ponad-70-vorozih-atak-na-cotiroh-napramkah.html" text:style-name="Internet_20_link" text:visited-style-name="Visited_20_Internet_20_Link">
 </text:a>
 дваракетні й 30 авіаційних ударів, понад 40 обстрілів здійснили із застосуваннямреактивних систем залпового вогню.</text:p>
      <text:p text:style-name="P4">
<text:span text:style-name="T5">
Фото ілюстративне</text:span>
</text:p>
      <text:p text:style-name="P4">
Source: <text:a xlink:type="simple" xlink:href="https://www.ukrinform.ua/rubric-regions/3690471-rosijska-armia-za-dobu-60-raziv-atakuvala-hersonsinu-e-zagiblij.html" text:style-name="Internet_20_link" text:visited-style-name="Visited_20_Internet_20_Link">
https://www.ukrinform.ua/rubric-regions/3690471-rosijska-armia-za-dobu-60-raziv-atakuvala-hersonsinu-e-zagiblij.html</text:a>
</text:p>
      <!--NEWS-->
      <text:h text:style-name="P10" text:outline-level="1">
<text:span text:style-name="T4">
Donetsk Oblast(14:34). Red Alert: aerial threat. Sirens sounding. Take cover now!</text:span>
</text:h>
      <text:p text:style-name="P4">
Authors: liveuamap (Language: en)</text:p>
      <text:p text:style-name="P4">
Time: 2023-04-02T08:36:00</text:p>
      <text:p text:style-name="P4">
Location: Donetsk Oblast (Latitude:48.72744 Longtitude:37.5781)</text:p>
      <text:p text:style-name="P4">
Videos: []</text:p>
      <text:p text:style-name="P4">
Images: []</text:p>
      <text:p text:style-name="P4">
Tags: ["Europe", "Central and Eastern Europe"]</text:p>
      <text:p text:style-name="P4">
ID: 22553116</text:p>
      <!--METADATA-->
      <text:p text:style-name="P4">
Donetsk Oblast(14:34). Red Alert: aerial threat. Sirens sounding. Take covernow!</text:p>
      <text:p text:style-name="P4">
News Collection Link: <text:a xlink:type="simple" xlink:href="https://liveuamap.com/en/2023/02-april-donetsk-oblast1434-red-alert-aerial-g" text:style-name="Internet_20_link" text:visited-style-name="Visited_20_Internet_20_Link">
https://liveuamap.com/en/2023/02-april-donetsk-oblast1434-red-alert-aerial-g</text:a>
</text:p>
      <text:p text:style-name="P4">
Source: <text:a xlink:type="simple" xlink:href="https://t.me/air_alert_ua/42446" text:style-name="Internet_20_link" text:visited-style-name="Visited_20_Internet_20_Link">
https://t.me/air_alert_ua/42446</text:a>
</text:p>
      <!--NEWS-->
      <text:h text:style-name="P10" text:outline-level="1">
<text:span text:style-name="T4">
Dnipro, Dnipropetrovska Oblast(14:45). Red Alert: aerial threat. Sirens sounding. Take cover ...</text:span>
</text:h>
      <text:p text:style-name="P4">
Authors: liveuamap (Language: en)</text:p>
      <text:p text:style-name="P4">
Time: 2023-04-02T08:45:00</text:p>
      <text:p text:style-name="P4">
Location: Dnipro (Latitude:48.45822 Longtitude:35.03771)</text:p>
      <text:p text:style-name="P4">
Videos: []</text:p>
      <text:p text:style-name="P4">
Images: []</text:p>
      <text:p text:style-name="P4">
Tags: ["Europe", "Central and Eastern Europe"]</text:p>
      <text:p text:style-name="P4">
ID: 22553118</text:p>
      <!--METADATA-->
      <text:p text:style-name="P4">
Dnipro, Dnipropetrovska Oblast(14:45). Red Alert: aerial threat. Sirenssounding. Take cover now!</text:p>
      <text:p text:style-name="P4">
News Collection Link: <text:a xlink:type="simple" xlink:href="https://liveuamap.com/en/2023/02-april-dnipro-dnipropetrovska-oblast1445-reg" text:style-name="Internet_20_link" text:visited-style-name="Visited_20_Internet_20_Link">
https://liveuamap.com/en/2023/02-april-dnipro-dnipropetrovska-oblast1445-reg</text:a>
</text:p>
      <text:p text:style-name="P4">
Source: <text:a xlink:type="simple" xlink:href="https://t.me/air_alert_ua/42447" text:style-name="Internet_20_link" text:visited-style-name="Visited_20_Internet_20_Link">
https://t.me/air_alert_ua/42447</text:a>
</text:p>
      <!--NEWS-->
      <text:h text:style-name="P10" text:outline-level="1">
<text:span text:style-name="T4">
У Китаї розробили батарею-імплант, яка допомагає вбивати пухлинні клітини</text:span>
</text:h>
      <text:p text:style-name="P4">
Authors: Ukrinform (Person)</text:p>
      <text:p text:style-name="P4">
Publisher: Укринформ (Organization)</text:p>
      <text:p text:style-name="P4">
Published Time: 2023-04-02T08:47:00+03:00</text:p>
      <text:p text:style-name="P4">
Modified Time: 2023-04-02T08:47:00+03:00</text:p>
      <text:p text:style-name="P4">
Description: Китайські дослідники з Університету Фудань розробили батарею на основі солоної води, що імплантується під шкіру і самозаряджається, вона допомагає вбивати пухлинні клітини, регулюючи саме середовище, що підтримує зростання пухлини. — Укрінформ.</text:p>
      <text:p text:style-name="P4">
Images: ["<text:a xlink:type="simple" xlink:href="https://static.ukrinform.com/photos/2021_01/thumb_files/630_360_1611342449-598.jpg" text:style-name="Internet_20_link" text:visited-style-name="Visited_20_Internet_20_Link">
630_360_16113...</text:a>
"]</text:p>
      <text:p text:style-name="P4">
Tags: ['Китай', 'Наука', 'Технології']</text:p>
      <text:p text:style-name="P4">
Type: Article</text:p>
      <!--METADATA-->
      <text:p text:style-name="P4">
<draw:frame draw:style-name="fr1" draw:name="Image53" text:anchor-type="as-char" svg:width="6.9236in" svg:height="3.956343in" draw:z-index="0">
<draw:image xlink:href="../Images/yкринформ/2023-04-02T08-47-00-03-00/630_360_1611342449-598.jpg" xlink:type="simple" xlink:show="embed" xlink:actuate="onLoad" draw:mime-type="image/jpeg"/>
</draw:frame>
 Китайськідослідники з Університету Фудань розробили батарею на основі солоної води, щоімплантується під шкіру і самозаряджається, вона допомагає вбивати пухлинніклітини, регулюючи саме середовище, що підтримує зростання пухлини.</text:p>
      <text:p text:style-name="P4">
Як передає Укрінформ, про це повідомляє <text:a xlink:type="simple" xlink:href="http://russian.news.cn/20230402/c2e60966b0114abfacd0a4d1102b8d27/c.html" text:style-name="Internet_20_link" text:visited-style-name="Visited_20_Internet_20_Link">
</text:a>
 .</text:p>
      <text:p text:style-name="P4">
У ході досліджень, проведених на мишах, було продемонстровано, що розробленийпристрій активізує протипухлинний ефект тирапазаміну, створюючи умови дефіцитукисню в пухлинах, щоб вибірково вбивати їх гіпоксичні клітини.</text:p>
      <text:p text:style-name="P4">
При сумісному застосуванні батареї та тирапазаміну обсяг пухлини зменшувався всередньому на 90% упродовж двох тижнів, а у чотирьох із п'яти мишей пухлиназникла зовсім.</text:p>
      <text:p text:style-name="P4">
<text:span text:style-name="T4">
Читайте також:</text:span>
 <text:a xlink:type="simple" xlink:href="https://www.ukrinform.ua/rubric-technology/3681144-u-ssa-rozrobili-avtonomnogo-robotapomicnika.html" text:style-name="Internet_20_link" text:visited-style-name="Visited_20_Internet_20_Link">
 </text:a>
</text:p>
      <text:p text:style-name="P4">
Сама ж батарея складається з біосумісного поліаміду на основі карбонілу іметалевого цинку.</text:p>
      <text:p text:style-name="P4">
Крім цього, батарея може формувати цикл розрядки та самозарядки длябезперервного споживання кисню в пухлинах миші, регулюючи таким чином вмісткисню в пухлини та рівень pH (водневий показник).</text:p>
      <text:p text:style-name="P4">
«Ця робота є перехресним дослідженням між технологією батарей та біотерапією,яке не тільки забезпечує новий метод протипухлинної терапії, а й створюєпрецедент для застосування батарей у медицині», - зазначив професоруніверситету та співавтор статті Ся Юньяо.</text:p>
      <text:p text:style-name="P4">
<text:span text:style-name="T4">
Читайте також:</text:span>
 <text:a xlink:type="simple" xlink:href="https://www.ukrinform.ua/rubric-technology/3672819-u-pivdennij-korei-rozrobili-portativnij-printer-dla-tatuuvan.html" text:style-name="Internet_20_link" text:visited-style-name="Visited_20_Internet_20_Link">
 </text:a>
</text:p>
      <text:p text:style-name="P4">
Як повідомляв Укрінформ, дослідники з Куньмінського інституту ботанікиАкадемії наук <text:a xlink:type="simple" xlink:href="https://www.ukrinform.ua/tag-kitaj" text:style-name="Internet_20_link" text:visited-style-name="Visited_20_Internet_20_Link">
 </text:a>
 створили клей длязагоєння ран із равликового слизу.</text:p>
      <text:p text:style-name="P4">
Source: <text:a xlink:type="simple" xlink:href="https://www.ukrinform.ua/rubric-technology/3690476-u-kitai-rozrobili-batareuimplant-aka-dopomagae-vbivati-puhlinni-klitini.html" text:style-name="Internet_20_link" text:visited-style-name="Visited_20_Internet_20_Link">
https://www.ukrinform.ua/rubric-technology/3690476-u-kitai-rozrobili-batareuimplant-aka-dopomagae-vbivati-puhlinni-klitini.html</text:a>
</text:p>
      <!--NEWS-->
      <text:h text:style-name="P10" text:outline-level="1">
<text:span text:style-name="T4">
Kharkiv, Kharkivska Oblast(14:45). Red Alert: aerial threat. Sirens sounding. Take cover now!</text:span>
</text:h>
      <text:p text:style-name="P4">
Authors: liveuamap (Language: en)</text:p>
      <text:p text:style-name="P4">
Time: 2023-04-02T08:47:00</text:p>
      <text:p text:style-name="P4">
Location: Kharkiv (Latitude:49.97986 Longtitude:36.25363)</text:p>
      <text:p text:style-name="P4">
Videos: []</text:p>
      <text:p text:style-name="P4">
Images: []</text:p>
      <text:p text:style-name="P4">
Tags: ["Europe", "Central and Eastern Europe"]</text:p>
      <text:p text:style-name="P4">
ID: 22553119</text:p>
      <!--METADATA-->
      <text:p text:style-name="P4">
Kharkiv, Kharkivska Oblast(14:45). Red Alert: aerial threat. Sirens sounding.Take cover now!</text:p>
      <text:p text:style-name="P4">
News Collection Link: <text:a xlink:type="simple" xlink:href="https://liveuamap.com/en/2023/02-april-kharkiv-kharkivska-oblast1445-red-alg" text:style-name="Internet_20_link" text:visited-style-name="Visited_20_Internet_20_Link">
https://liveuamap.com/en/2023/02-april-kharkiv-kharkivska-oblast1445-red-alg</text:a>
</text:p>
      <text:p text:style-name="P4">
Source: <text:a xlink:type="simple" xlink:href="https://t.me/suspilnekharkiv/23528" text:style-name="Internet_20_link" text:visited-style-name="Visited_20_Internet_20_Link">
https://t.me/suspilnekharkiv/23528</text:a>
</text:p>
      <!--NEWS-->
      <text:h text:style-name="P10" text:outline-level="1">
<text:span text:style-name="T4">
Poltavska Oblast(14:46). Red Alert: aerial threat. Sirens sounding. Take cover now!</text:span>
</text:h>
      <text:p text:style-name="P4">
Authors: liveuamap (Language: en)</text:p>
      <text:p text:style-name="P4">
Time: 2023-04-02T08:49:00</text:p>
      <text:p text:style-name="P4">
Location: Poltavska Oblast (Latitude:49.47805 Longtitude:33.81822)</text:p>
      <text:p text:style-name="P4">
Videos: []</text:p>
      <text:p text:style-name="P4">
Images: []</text:p>
      <text:p text:style-name="P4">
Tags: ["Europe", "Central and Eastern Europe"]</text:p>
      <text:p text:style-name="P4">
ID: 22553120</text:p>
      <!--METADATA-->
      <text:p text:style-name="P4">
Poltavska Oblast(14:46). Red Alert: aerial threat. Sirens sounding. Take covernow!</text:p>
      <text:p text:style-name="P4">
News Collection Link: <text:a xlink:type="simple" xlink:href="https://liveuamap.com/en/2023/02-april-poltavska-oblast1446-red-alert-aeriag" text:style-name="Internet_20_link" text:visited-style-name="Visited_20_Internet_20_Link">
https://liveuamap.com/en/2023/02-april-poltavska-oblast1446-red-alert-aeriag</text:a>
</text:p>
      <text:p text:style-name="P4">
Source: <text:a xlink:type="simple" xlink:href="https://t.me/air_alert_ua/42449" text:style-name="Internet_20_link" text:visited-style-name="Visited_20_Internet_20_Link">
https://t.me/air_alert_ua/42449</text:a>
</text:p>
      <!--NEWS-->
      <text:h text:style-name="P10" text:outline-level="1">
<text:span text:style-name="T4">
Сьогодні відбудуться заключні матчі 19-го туру футбольної Прем'єр-ліги України</text:span>
</text:h>
      <text:p text:style-name="P4">
Authors: Ukrinform (Person)</text:p>
      <text:p text:style-name="P4">
Publisher: Укринформ (Organization)</text:p>
      <text:p text:style-name="P4">
Published Time: 2023-04-02T08:53:00+03:00</text:p>
      <text:p text:style-name="P4">
Modified Time: 2023-04-02T08:53:00+03:00</text:p>
      <text:p text:style-name="P4">
Description: У чемпіонаті України з футболу серед команд Прем'єр-ліги (УПЛ) у неділю, 2 квітня, пройдуть заключні чотири поєдинки 19-го туру. — Укрінформ.</text:p>
      <text:p text:style-name="P4">
Images: ["<text:a xlink:type="simple" xlink:href="https://static.ukrinform.com/photos/2017_08/thumb_files/630_360_1504074995-4947.jpg" text:style-name="Internet_20_link" text:visited-style-name="Visited_20_Internet_20_Link">
630_360_15040...</text:a>
"]</text:p>
      <text:p text:style-name="P4">
Tags: ['Футбол', "Прем'єр-ліга"]</text:p>
      <text:p text:style-name="P4">
Type: Article</text:p>
      <!--METADATA-->
      <text:p text:style-name="P4">
<draw:frame draw:style-name="fr1" draw:name="Image54" text:anchor-type="as-char" svg:width="6.9236in" svg:height="3.956343in" draw:z-index="0">
<draw:image xlink:href="../Images/yкринформ/2023-04-02T08-53-00-03-00/630_360_1504074995-4947.jpg" xlink:type="simple" xlink:show="embed" xlink:actuate="onLoad" draw:mime-type="image/jpeg"/>
</draw:frame>
 Учемпіонаті України з футболу серед команд Прем'єр-ліги (УПЛ) у неділю, 2квітня, пройдуть заключні чотири поєдинки 19-го туру.</text:p>
      <text:p text:style-name="P4">
О 13.00 «Львів» на стадіоні СКІФ прийматиме київське «Динамо», передаєУкрінформ.</text:p>
      <text:p text:style-name="P4">
Другий ігровий день туру продовжать матчі харківського «Металіста 1925» та«Дніпра-1» (14.00), одеського «Чорноморця» та донецького «Шахтаря» (15.00),луганської «Зорі» та львівського «Руха» (15.00).</text:p>
      <text:p text:style-name="P4">
<text:span text:style-name="T5">
Результати попередніх поєдинків туру:</text:span>
</text:p>
      <text:p text:style-name="P4">
«Минай» - «Інгулець» (Петрове) - 1:2</text:p>
      <text:p text:style-name="P4">
голи: Юрій Кравчук (21-а хвилина) - Олександр Мельник (85 - автогол), МаксимКовальов (90+4, з пенальті);</text:p>
      <text:p text:style-name="P4">
«Металіст» (Харків) - «Колос» (Ковалівка) - 0:0</text:p>
      <text:p text:style-name="P4">
«Верес» (Рівне) - «Кривбас» (Кривий Ріг) - 1:2</text:p>
      <text:p text:style-name="P4">
голи: Андрій Блізніченко (81, з пенальті) - Клім Приходько (50), АндрійПонєдєльнік (83).</text:p>
      <text:p text:style-name="P4">
«Олександрія» - «Ворскла» (Полтава) - 3:0</text:p>
      <text:p text:style-name="P4">
голи: Ігор Пердута (26 - автогол), Андрій Кулаков (41), Сергій Логінов (78).</text:p>
      <text:p text:style-name="P4">
<text:span text:style-name="T4">
Читайте також:</text:span>
 <text:a xlink:type="simple" xlink:href="https://www.ukrinform.ua/rubric-sports/3690300-upl-metalist-rozijsovsa-mirom-z-kolosom.html" text:style-name="Internet_20_link" text:visited-style-name="Visited_20_Internet_20_Link">
 </text:a>
</text:p>
      <text:p text:style-name="P4">
У турнірній таблиці УПЛ лідирує «Шахтар», у якого 42 очки (після 17-ти ігор),далі - «Дніпро-1» - 39 (17), «Зоря» - 37 (18), «Динамо» - 33 (18) та«Олександрія» - 31 (18).</text:p>
      <text:p text:style-name="P4">
Source: <text:a xlink:type="simple" xlink:href="https://www.ukrinform.ua/rubric-sports/3690475-sogodni-vidbudutsa-zaklucni-matci-19go-turu-futbolnoi-premerligi-ukraini.html" text:style-name="Internet_20_link" text:visited-style-name="Visited_20_Internet_20_Link">
https://www.ukrinform.ua/rubric-sports/3690475-sogodni-vidbudutsa-zaklucni-matci-19go-turu-futbolnoi-premerligi-ukraini.html</text:a>
</text:p>
      <!--NEWS-->
      <text:h text:style-name="P10" text:outline-level="1">
<text:span text:style-name="T4">
кремль не досяг поставлених цілей в Україні до кінця березня – ISW</text:span>
</text:h>
      <text:p text:style-name="P4">
Authors: Ukrinform (Person)</text:p>
      <text:p text:style-name="P4">
Publisher: Укринформ (Organization)</text:p>
      <text:p text:style-name="P4">
Published Time: 2023-04-02T08:58:24+03:00</text:p>
      <text:p text:style-name="P4">
Modified Time: 2023-04-02T08:58:24+03:00</text:p>
      <text:p text:style-name="P4">
Description: Зимовий наступ російських військ не досяг мети кремля із захоплення Донецької та Луганської областей України в межах адміністративних кордонів до 31 березня. — Укрінформ.</text:p>
      <text:p text:style-name="P4">
Images: ["<text:a xlink:type="simple" xlink:href="https://static.ukrinform.com/photos/2018_07/thumb_files/630_360_1531757865-9784.jpg" text:style-name="Internet_20_link" text:visited-style-name="Visited_20_Internet_20_Link">
630_360_15317...</text:a>
"]</text:p>
      <text:p text:style-name="P4">
Tags: ['Донбас', 'Війна з росією']</text:p>
      <text:p text:style-name="P4">
Type: Article</text:p>
      <!--METADATA-->
      <text:p text:style-name="P4">
<draw:frame draw:style-name="fr1" draw:name="Image55" text:anchor-type="as-char" svg:width="6.9236in" svg:height="3.956343in" draw:z-index="0">
<draw:image xlink:href="../Images/yкринформ/2023-04-02T08-58-24-03-00/630_360_1531757865-9784.jpg" xlink:type="simple" xlink:show="embed" xlink:actuate="onLoad" draw:mime-type="image/jpeg"/>
</draw:frame>
 Зимовийнаступ російських військ не досяг мети кремля із захоплення Донецької таЛуганської областей України в межах адміністративних кордонів до 31 березня.</text:p>
      <text:p text:style-name="P4">
Про це у черговому <text:a xlink:type="simple" xlink:href="https://www.understandingwar.org/backgrounder/russian-offensive-campaign-assessment-april-1-2023" text:style-name="Internet_20_link" text:visited-style-name="Visited_20_Internet_20_Link">
 </text:a>
 повідомляє Інститут вивчення війни(ISW), передає Укрінформ.</text:p>
      <text:p text:style-name="P4">
Зазначається, що начальник генштабу збройних сил рф валерій герасимов 22грудня заявляв про зосередження зусиль на захопленні <text:a xlink:type="simple" xlink:href="https://www.ukrinform.ua/tag-doneccina" text:style-name="Internet_20_link" text:visited-style-name="Visited_20_Internet_20_Link">
</text:a>
 . На початку лютого ворог розпочавзимову наступальну операцію на лінії Куп’янськ-Сватове-Кремінна-Лиман і назаході Донецької області. Проте вийти на адміністративні кордони Донецької таЛуганської областей до 31 березня йому не вдалося.</text:p>
      <text:p text:style-name="P4">
ISW давно оцінював, що російський зимовий наступ навряд чи буде успішним черезпостійні невдачі російського командування.</text:p>
      <text:p text:style-name="P4">
<text:span text:style-name="T4">
Читайте також:</text:span>
 <text:a xlink:type="simple" xlink:href="https://www.ukrinform.ua/rubric-ato/3690238-ukrainski-vijska-vidnovili-pozicii-v-rajoni-bahmuta-isw.html" text:style-name="Internet_20_link" text:visited-style-name="Visited_20_Internet_20_Link">
 </text:a>
</text:p>
      <text:p text:style-name="P4">
За даними Інституту, росії бракуватиме бойової потужності, необхідної дляпідтримки більш ніж однієї великої наступальної операції в Донецькій іЛуганській областях, а триваючі кампанії з вербування в рф і на окупованихукраїнських територіях можуть свідчити, що росія готується до нестачі людськихрезервів.</text:p>
      <text:p text:style-name="P4">
Як повідомляв Укрінформ, Сили оборони України з 24 лютого 2022 року по 2квітня 2023 року <text:a xlink:type="simple" xlink:href="https://www.ukrinform.ua/rubric-ato/3690466-sili-oboroni-znisili-vze-174-550-vijskovih-rf.html" text:style-name="Internet_20_link" text:visited-style-name="Visited_20_Internet_20_Link">
 </text:a>
 , зокрема 560 загарбників – за останнюдобу.</text:p>
      <text:p text:style-name="P4">
Source: <text:a xlink:type="simple" xlink:href="https://www.ukrinform.ua/rubric-ato/3690479-kreml-ne-dosag-postavlenih-cilej-v-ukraini-do-kinca-berezna-isw.html" text:style-name="Internet_20_link" text:visited-style-name="Visited_20_Internet_20_Link">
https://www.ukrinform.ua/rubric-ato/3690479-kreml-ne-dosag-postavlenih-cilej-v-ukraini-do-kinca-berezna-isw.html</text:a>
</text:p>
      <!--NEWS-->
      <text:h text:style-name="P10" text:outline-level="1">
<text:span text:style-name="T4">
Пам’яті історика, музейника та гранатометника Павла Залуцького</text:span>
</text:h>
      <text:p text:style-name="P4">
Authors: Ukrinform (Person)</text:p>
      <text:p text:style-name="P4">
Publisher: Укринформ (Organization)</text:p>
      <text:p text:style-name="P4">
Published Time: 2023-04-02T09:00:00+03:00</text:p>
      <text:p text:style-name="P4">
Modified Time: 2023-04-02T09:00:00+03:00</text:p>
      <text:p text:style-name="P4">
Description: Він любив історію і свій музей, де вже ніколи не проводитиме екскурсій — Укрінформ.</text:p>
      <text:p text:style-name="P4">
Images: ["<text:a xlink:type="simple" xlink:href="https://static.ukrinform.com/photos/2023_03/thumb_files/630_360_1680157525-682.jpg" text:style-name="Internet_20_link" text:visited-style-name="Visited_20_Internet_20_Link">
630_360_16801...</text:a>
", "<text:a xlink:type="simple" xlink:href="https://static.ukrinform.com/photos/2023_03/1680157525-712.jpg" text:style-name="Internet_20_link" text:visited-style-name="Visited_20_Internet_20_Link">
1680157525-71...</text:a>
", "<text:a xlink:type="simple" xlink:href="https://static.ukrinform.com/photos/2023_03/1680157526-414.jpg" text:style-name="Internet_20_link" text:visited-style-name="Visited_20_Internet_20_Link">
1680157526-41...</text:a>
", "<text:a xlink:type="simple" xlink:href="https://static.ukrinform.com/photos/2023_03/1680157525-266.jpg" text:style-name="Internet_20_link" text:visited-style-name="Visited_20_Internet_20_Link">
1680157525-26...</text:a>
", "<text:a xlink:type="simple" xlink:href="https://static.ukrinform.com/photos/2023_03/1680157524-776.jpg" text:style-name="Internet_20_link" text:visited-style-name="Visited_20_Internet_20_Link">
1680157524-77...</text:a>
", "<text:a xlink:type="simple" xlink:href="https://static.ukrinform.com/photos/2023_03/1680157526-798.jpg" text:style-name="Internet_20_link" text:visited-style-name="Visited_20_Internet_20_Link">
1680157526-79...</text:a>
", "<text:a xlink:type="simple" xlink:href="https://static.ukrinform.com/photos/2023_03/1680157526-767.jpg" text:style-name="Internet_20_link" text:visited-style-name="Visited_20_Internet_20_Link">
1680157526-76...</text:a>
"]</text:p>
      <text:p text:style-name="P4">
Tags: ["Пам'ять", 'Війна з росією', '#stoprussia']</text:p>
      <text:p text:style-name="P4">
Type: Article</text:p>
      <!--METADATA-->
      <text:p text:style-name="P4">
<draw:frame draw:style-name="fr1" draw:name="Image56" text:anchor-type="as-char" svg:width="6.9236in" svg:height="3.956343in" draw:z-index="0">
<draw:image xlink:href="../Images/yкринформ/2023-04-02T09-00-00-03-00/630_360_1680157525-682.jpg" xlink:type="simple" xlink:show="embed" xlink:actuate="onLoad" draw:mime-type="image/jpeg"/>
</draw:frame>
 Він любивісторію і свій музей, де вже ніколи не проводитиме екскурсій</text:p>
      <text:p text:style-name="P4">
Історик, краєзнавець, вчитель, екскурсовод, зберігач фондів інноваційногоГородоцького краєзнавчого музею «G-Museum» Павло Залуцький загинув 18 березняпід час артилерійського обстрілу на Донеччині.</text:p>
      <text:p text:style-name="P4">
<draw:frame draw:style-name="fr1" draw:name="Image57" text:anchor-type="as-char" svg:width="6.9236in" svg:height="4.615733in" draw:z-index="0">
<draw:image xlink:href="../Images/yкринформ/2023-04-02T09-00-00-03-00/1680157525-712.jpg" xlink:type="simple" xlink:show="embed" xlink:actuate="onLoad" draw:mime-type="image/jpeg"/>
</draw:frame>
</text:p>
      <text:p text:style-name="P4">
«На жаль, війна забирає найкращих… Зберігач фондів Городоцького краєзнавчогомузею, військовослужбовець Збройних сил України, гранатометник, солдат окремоїаеромобільної бригади Залуцький Павло Анатолійович загинув у районі селаОріхово-Василівка Бахмутського району. Йому навічно залишиться 32 роки…», - <text:a xlink:type="simple" xlink:href="https://www.facebook.com/InnovationMuseumofGorodok/posts/pfbid0323dFk1yipHz5GKpLh6UpKi9PcqdqH3qYrKNrcENb9sYGFoJeR9QkHRFyX4jNVLR4l" text:style-name="Internet_20_link" text:visited-style-name="Visited_20_Internet_20_Link">
</text:a>
про загибель героя музей.</text:p>
      <text:p text:style-name="P4">
Павло Залуцький із перших днів повномасштабної російської агресії вступив долав територіальної оборони. Після чергувань він часто йшов розвантажуватигуманітарну допомогу для переселенців. Коли у січні цього року Павло отримавповістку, одразу долучився до ЗСУ, пройшов навчання за кордоном і став назахист України.</text:p>
      <text:p text:style-name="P4">
<draw:frame draw:style-name="fr1" draw:name="Image58" text:anchor-type="as-char" svg:width="5.625in" svg:height="10.0in" draw:z-index="0">
<draw:image xlink:href="../Images/yкринформ/2023-04-02T09-00-00-03-00/1680157526-414.jpg" xlink:type="simple" xlink:show="embed" xlink:actuate="onLoad" draw:mime-type="image/jpeg"/>
</draw:frame>
</text:p>
      <text:p text:style-name="P4">
За освітою він був вчителем історії, потім навчався у магістратурі заспеціальністю «Філософія» у Тернопільському національному педагогічномууніверситеті ім. В. Гнатюка. З 2019 року працював зберігачем фондів уГородоцькому краєзнавчому музеї та тривалий час виконував обов’язки йогодиректора.</text:p>
      <text:p text:style-name="P4">
<draw:frame draw:style-name="fr1" draw:name="Image59" text:anchor-type="as-char" svg:width="6.9236in" svg:height="4.629594in" draw:z-index="0">
<draw:image xlink:href="../Images/yкринформ/2023-04-02T09-00-00-03-00/1680157525-266.jpg" xlink:type="simple" xlink:show="embed" xlink:actuate="onLoad" draw:mime-type="image/jpeg"/>
</draw:frame>
</text:p>
      <text:p text:style-name="P4">
На сторінці музейника у соцмережах багато дописів на історичні теми. Він любивісторію і надихав нею інших, проводячи захоплюючі екскурсії. Павло паралельновів і музейну сторінку, наповнюючи її цікавим змістом, а також проводивбезкоштовні екскурсії для переселенців. Колеги пригадують, що до останніх вінставився дуже відповідально і провів їх навіть більше, ніж планувалося.</text:p>
      <text:p text:style-name="P4">
<draw:frame draw:style-name="fr1" draw:name="Image60" text:anchor-type="as-char" svg:width="6.9236in" svg:height="4.615733in" draw:z-index="0">
<draw:image xlink:href="../Images/yкринформ/2023-04-02T09-00-00-03-00/1680157524-776.jpg" xlink:type="simple" xlink:show="embed" xlink:actuate="onLoad" draw:mime-type="image/jpeg"/>
</draw:frame>
</text:p>
      <text:p text:style-name="P4">
«Не можу повірити... тільки восени ми були у Городоцькому краєзнавчому музеї іПавло Залуцький провів надзвичайно цікаву екскурсію. З перших хвилин булозрозуміло, що перед нами розумна, інтелігентна та дуже добра людина. Віннавіть не робив зауваження дітлахам, які галасували», - згадує про Павла ЮліяТрімасова.</text:p>
      <text:p text:style-name="P4">
Павло Залуцький любив спілкуватися з журналістами. Як згадують працівникивидання <text:a xlink:type="simple" xlink:href="https://horodok.city/articles/273559/vin-zberigav-istoriyu-ridnogo-krayu-a-teper-sam-stav-ii-chastkoyu-na-fronti-zaginuv-pavlo-zaluckij" text:style-name="Internet_20_link" text:visited-style-name="Visited_20_Internet_20_Link">
 </text:a>
він часто коментував певні події на місцевому телебаченні, виступав наГородоцькому радіо, залюбки ділився всіма здобутками.</text:p>
      <text:p text:style-name="P4">
Всі, хто знали Залуцького, запам’ятали його людиною, яка працювала запокликанням, творила історії і нині вже стала її частиною.</text:p>
      <text:p text:style-name="P4">
<draw:frame draw:style-name="fr1" draw:name="Image61" text:anchor-type="as-char" svg:width="6.9236in" svg:height="3.63489in" draw:z-index="0">
<draw:image xlink:href="../Images/yкринформ/2023-04-02T09-00-00-03-00/1680157526-798.jpg" xlink:type="simple" xlink:show="embed" xlink:actuate="onLoad" draw:mime-type="image/jpeg"/>
</draw:frame>
</text:p>
      <text:p text:style-name="P4">
«Прагнув стати тим, хто переможе! Останній раз, коли ми спілкувалися, йогоголос був іншим – дуже помужнів, він говорив з упевненістю, твердо.Відчувалося, що разом із військовою підготовкою він став іншою людиною –витривалішою та міцнішою. Та, на жаль, його серце вже не б’ється… Вірю, що типотрапив у кращий світ та з усмішкою будеш виглядати з неба», - написав промузейника його знайомий Сергій Щур.</text:p>
      <text:p text:style-name="P4">
<draw:frame draw:style-name="fr1" draw:name="Image62" text:anchor-type="as-char" svg:width="6.9236in" svg:height="4.615733in" draw:z-index="0">
<draw:image xlink:href="../Images/yкринформ/2023-04-02T09-00-00-03-00/1680157526-767.jpg" xlink:type="simple" xlink:show="embed" xlink:actuate="onLoad" draw:mime-type="image/jpeg"/>
</draw:frame>
</text:p>
      <text:p text:style-name="P4">
Павло Залуцький не встиг створити своєї сім’ї, у нього залишилися мама ісестра. Герой повернувся додому на щиті, у рідному Городку його зустріли живимкоридором 22 березня.</text:p>
      <text:p text:style-name="P4">
<text:span text:style-name="T5">
Фото зі сторінки Павла Залуцького у Фейсбуці та сайту "Городок.Сity"</text:span>
</text:p>
      <text:p text:style-name="P4">
Source: <text:a xlink:type="simple" xlink:href="https://www.ukrinform.ua/rubric-ato/3686351-pamati-istorika-muzejnika-ta-granatometnika-pavla-zaluckogo.html" text:style-name="Internet_20_link" text:visited-style-name="Visited_20_Internet_20_Link">
https://www.ukrinform.ua/rubric-ato/3686351-pamati-istorika-muzejnika-ta-granatometnika-pavla-zaluckogo.html</text:a>
</text:p>
      <!--NEWS-->
      <text:h text:style-name="P10" text:outline-level="1">
<text:span text:style-name="T4">
У Болгарії проходять п’яті за два роки парламентські вибори</text:span>
</text:h>
      <text:p text:style-name="P4">
Authors: Ukrinform (Person)</text:p>
      <text:p text:style-name="P4">
Publisher: Укринформ (Organization)</text:p>
      <text:p text:style-name="P4">
Published Time: 2023-04-02T09:13:00+03:00</text:p>
      <text:p text:style-name="P4">
Modified Time: 2023-04-02T09:13:00+03:00</text:p>
      <text:p text:style-name="P4">
Description: У неділю, 2 квітня, громадяни Болгарії обирають новий склад парламенту країни, вже вп’яте за останні два роки. — Укрінформ.</text:p>
      <text:p text:style-name="P4">
Images: ["<text:a xlink:type="simple" xlink:href="https://static.ukrinform.com/photos/2023_04/thumb_files/630_360_1680415945-208.jpg" text:style-name="Internet_20_link" text:visited-style-name="Visited_20_Internet_20_Link">
630_360_16804...</text:a>
"]</text:p>
      <text:p text:style-name="P4">
Tags: ['Парламент', 'Вибори у Болгарії']</text:p>
      <text:p text:style-name="P4">
Type: Article</text:p>
      <!--METADATA-->
      <text:p text:style-name="P4">
<draw:frame draw:style-name="fr1" draw:name="Image63" text:anchor-type="as-char" svg:width="6.9236in" svg:height="3.956343in" draw:z-index="0">
<draw:image xlink:href="../Images/yкринформ/2023-04-02T09-13-00-03-00/630_360_1680415945-208.jpg" xlink:type="simple" xlink:show="embed" xlink:actuate="onLoad" draw:mime-type="image/jpeg"/>
</draw:frame>
 У неділю,2 квітня, громадяни Болгарії обирають новий склад парламенту країни, вжевп’яте за останні два роки.</text:p>
      <text:p text:style-name="P4">
Як передає Укрінформ, про це повідомляє <text:a xlink:type="simple" xlink:href="http://www.bta.bg/en/news/bulgaria/433968-bulgarians-vote-for-49th-national-assembly-on-sunday" text:style-name="Internet_20_link" text:visited-style-name="Visited_20_Internet_20_Link">
</text:a>
 .</text:p>
      <text:p text:style-name="P4">
Виборчі дільниці відкрилися вже о сьомій ранку, і свій голос болгари зможутьвіддати до 20-ї години. При цьому, якщо о 20:00 виборці ще чекають у черзібіля виборчої дільниці, голосування може продовжитися до 21:00 години.</text:p>
      <text:p text:style-name="P4">
За 240 місць у 49-му скликанні <text:a xlink:type="simple" xlink:href="https://www.ukrinform.ua/tag-parlament" text:style-name="Internet_20_link" text:visited-style-name="Visited_20_Internet_20_Link">
 </text:a>
змагаються 4566 кандидатів. З них 1 341 жінка та 3 225 чоловіків.</text:p>
      <text:p text:style-name="P4">
За даними Центральної виборчої комісії, кількість виборців, які мають правоголосу, становить 6 594 593 осіб.</text:p>
      <text:p text:style-name="P4">
Газета <text:a xlink:type="simple" xlink:href="http://www.washingtonpost.com/politics/2023/03/31/bulgaria-election-parliament-russia/a4d825d8-cfcf-11ed-8907-156f0390d081_story.html" text:style-name="Internet_20_link" text:visited-style-name="Visited_20_Internet_20_Link">
 </text:a>
зазначає, що це вже п’яті за останні два роки парламентські вибори в країні.</text:p>
      <text:p text:style-name="P4">
<text:span text:style-name="T4">
Читайте також:</text:span>
 <text:a xlink:type="simple" xlink:href="https://www.ukrinform.ua/rubric-world/3688907-miljon-boepripasiv-dla-ukraini-u-bolgarii-poasnili-comu-ne-priednautsa-do-planu-es.html" text:style-name="Internet_20_link" text:visited-style-name="Visited_20_Internet_20_Link">
 </text:a>
</text:p>
      <text:p text:style-name="P4">
Як повідомляв Укрінформ, президент Болгарії Румен Радев <text:a xlink:type="simple" xlink:href="https://www.ukrinform.ua/rubric-world/3664150-prezident-bolgarii-rozpustiv-parlament-vibori-priznacili-na-kviten.html" text:style-name="Internet_20_link" text:visited-style-name="Visited_20_Internet_20_Link">
</text:a>
 в четвер, 2 лютого, і призначивдострокові парламентські вибори на 2 квітня.</text:p>
      <text:p text:style-name="P4">
Source: <text:a xlink:type="simple" xlink:href="https://www.ukrinform.ua/rubric-world/3690480-u-bolgarii-prohodat-pati-za-dva-roki-parlamentski-vibori.html" text:style-name="Internet_20_link" text:visited-style-name="Visited_20_Internet_20_Link">
https://www.ukrinform.ua/rubric-world/3690480-u-bolgarii-prohodat-pati-za-dva-roki-parlamentski-vibori.html</text:a>
</text:p>
      <!--NEWS-->
      <text:h text:style-name="P10" text:outline-level="1">
<text:span text:style-name="T4">
Ворог за добу обстріляв 14 населених пунктів Харківщини, є загиблий і поранений</text:span>
</text:h>
      <text:p text:style-name="P4">
Authors: Ukrinform (Person)</text:p>
      <text:p text:style-name="P4">
Publisher: Укринформ (Organization)</text:p>
      <text:p text:style-name="P4">
Published Time: 2023-04-02T09:26:30+03:00</text:p>
      <text:p text:style-name="P4">
Modified Time: 2023-04-02T09:26:30+03:00</text:p>
      <text:p text:style-name="P4">
Description: У Харківській області російські загарбники за минулу добу обстріляли щонайменше 14 прикордонних населених пунктів, є загиблий і поранений серед цивільного населення. — Укрінформ.</text:p>
      <text:p text:style-name="P4">
Images: ["<text:a xlink:type="simple" xlink:href="https://static.ukrinform.com/photos/2022_11/thumb_files/630_360_1667562981-965.jpg" text:style-name="Internet_20_link" text:visited-style-name="Visited_20_Internet_20_Link">
630_360_16675...</text:a>
"]</text:p>
      <text:p text:style-name="P4">
Tags: ['Обстріл', 'Загибель', 'Харківщина', 'Війна з росією']</text:p>
      <text:p text:style-name="P4">
Type: Article</text:p>
      <!--METADATA-->
      <text:p text:style-name="P4">
<draw:frame draw:style-name="fr1" draw:name="Image64" text:anchor-type="as-char" svg:width="6.9236in" svg:height="3.956343in" draw:z-index="0">
<draw:image xlink:href="../Images/yкринформ/2023-04-02T09-26-30-03-00/630_360_1667562981-965.jpg" xlink:type="simple" xlink:show="embed" xlink:actuate="onLoad" draw:mime-type="image/jpeg"/>
</draw:frame>
 УХарківській області російські загарбники за минулу добу обстріляли щонайменше14 прикордонних населених пунктів, є загиблий і поранений серед цивільногонаселення.</text:p>
      <text:p text:style-name="P4">
Як передає Укрінформ, про це голова Харківської обласної військовоїадміністрації Олег Синєгубов повідомив у <text:a xlink:type="simple" xlink:href="http://t.me/synegubov/5851" text:style-name="Internet_20_link" text:visited-style-name="Visited_20_Internet_20_Link">
 </text:a>
 .</text:p>
      <text:p text:style-name="P4">
Від ворожих обстрілів потерпали населені пункти Харківського, Куп'янського таЧугуївського районів області. Серед них — Куп'янськ, Дворічна, Піщане,Крохмальне, Западне, Уди, Ветеринарне та інші.</text:p>
      <text:p text:style-name="P4">
У Куп'янському районі внаслідок ударів російської армії по селу Кутьківказагинув 43-річний мирний житель, ще один цивільний — чоловік віком 46 роківдістав поранення. Постраждалого госпіталізували в стані середньої тяжкості.</text:p>
      <text:p text:style-name="P4">
У селі Великий Бурлук ракетним ударом з установок С-300 загарбники пошкодилибудівлі агропідприємства. У селі Подоли пошкоджень зазнав приватний будинок.</text:p>
      <text:p text:style-name="P4">
У регіоні тривають роботи з розмінування. Згідно з даними Синєгубова, заминулу добу піротехніки Державної служби з надзвичайних ситуацій обстежилипонад 6,5 гектарів території та знешкодили 96 вибухонебезпечних предметів.</text:p>
      <text:p text:style-name="P4">
"На лінії зіткнення наші захисники надійно утримують свої позиції та нищатьживу силу і техніку ворога", — додав голова ОВА.</text:p>
      <text:p text:style-name="P4">
<text:span text:style-name="T4">
Читайте також:</text:span>
 <text:a xlink:type="simple" xlink:href="https://www.ukrinform.ua/rubric-ato/3690463-rosiani-za-dobu-poranili-patoh-ziteliv-doneccini.html" text:style-name="Internet_20_link" text:visited-style-name="Visited_20_Internet_20_Link">
 </text:a>
</text:p>
      <text:p text:style-name="P4">
Як повідомляв Укрінформ, 60 обстрілів за добу російські війська здійснили <text:a xlink:type="simple" xlink:href="https://www.ukrinform.ua/rubric-regions/3690471-rosijska-armia-za-dobu-60-raziv-atakuvala-hersonsinu-e-zagiblij.html" text:style-name="Internet_20_link" text:visited-style-name="Visited_20_Internet_20_Link">
</text:a>
 . Унаслідок ворожих ударівзагинув мирний житель, ще двоє зазнали поранень.</text:p>
      <text:p text:style-name="P4">
Source: <text:a xlink:type="simple" xlink:href="https://www.ukrinform.ua/rubric-regions/3690484-vorog-za-dobu-obstrilav-14-naselenih-punktiv-harkivsini-e-zagiblij-i-poranenij.html" text:style-name="Internet_20_link" text:visited-style-name="Visited_20_Internet_20_Link">
https://www.ukrinform.ua/rubric-regions/3690484-vorog-za-dobu-obstrilav-14-naselenih-punktiv-harkivsini-e-zagiblij-i-poranenij.html</text:a>
</text:p>
      <!--NEWS-->
      <text:h text:style-name="P10" text:outline-level="1">
<text:span text:style-name="T4">
Секретар РНБО запропонував 12 кроків деокупації Криму</text:span>
</text:h>
      <text:p text:style-name="P4">
Authors: Ukrinform (Person)</text:p>
      <text:p text:style-name="P4">
Publisher: Укринформ (Organization)</text:p>
      <text:p text:style-name="P4">
Published Time: 2023-04-02T09:30:00+03:00</text:p>
      <text:p text:style-name="P4">
Modified Time: 2023-04-02T09:30:00+03:00</text:p>
      <text:p text:style-name="P4">
Description: Секретар РНБО Олексій Данілов окреслив 12 кроків деокупації Криму, де серед іншого йдеться про покарання гауляйтерів та колаборантів, звільнення ув’язнених українців та кримських татар, демонтаж Кримського моста та перейменування Севастополя в Ахтіар. — Укрінформ.</text:p>
      <text:p text:style-name="P4">
Images: ["<text:a xlink:type="simple" xlink:href="https://static.ukrinform.com/photos/2023_03/thumb_files/630_360_1677827697-619.jpg" text:style-name="Internet_20_link" text:visited-style-name="Visited_20_Internet_20_Link">
630_360_16778...</text:a>
"]</text:p>
      <text:p text:style-name="P4">
Tags: ['Крим', 'РНБО', 'Данілов', 'Стратегія деокупації Криму']</text:p>
      <text:p text:style-name="P4">
Type: Article</text:p>
      <!--METADATA-->
      <text:p text:style-name="P4">
<draw:frame draw:style-name="fr1" draw:name="Image65" text:anchor-type="as-char" svg:width="6.9236in" svg:height="3.956343in" draw:z-index="0">
<draw:image xlink:href="../Images/yкринформ/2023-04-02T09-30-00-03-00/630_360_1677827697-619.jpg" xlink:type="simple" xlink:show="embed" xlink:actuate="onLoad" draw:mime-type="image/jpeg"/>
</draw:frame>
 СекретарРНБО Олексій Данілов окреслив 12 кроків деокупації Криму, де серед іншогойдеться про покарання гауляйтерів та колаборантів, звільнення ув’язненихукраїнців та кримських татар, демонтаж Кримського моста та перейменуванняСевастополя в Ахтіар.</text:p>
      <text:p text:style-name="P4">
Як повідомляє Укрінформ, про це він написав у <text:a xlink:type="simple" xlink:href="https://www.facebook.com/danilov.oleksiy/posts/1659129164501327" text:style-name="Internet_20_link" text:visited-style-name="Visited_20_Internet_20_Link">
</text:a>
 .</text:p>
      <text:p text:style-name="P4">
«Хочу дохідливо намалювати поки що широкими мазками, як Україна будедеокуповувати Крим, де вони (гауляйтери та колаборанти - ред.) та їм подібнібудуть цілями номер один», - зазначив Данілов.</text:p>
      <ol>
        <li>
На суспільне обговорення буде винесено питання щодо проєкту та місця розташування в Криму пам’ятника «русский военный корабль идёт на@уй». З метою економії державних коштів може бути використаний п'єдестал пам‘ятника затопленим кораблям у Севастополі.   2. Крім кримінального переслідування за колабораціонізм і держзраду розробляється люстраційний механізм персональної оцінки, яким, зокрема, визначається рівень відповідальності та ступінь залучення конкретних осіб, громадян України, жителів <text:a xlink:type="simple" xlink:href="https://www.ukrinform.ua/tag-krim" text:style-name="Internet_20_link" text:visited-style-name="Visited_20_Internet_20_Link">
 </text:a>
 до підтримки діяльності окупаційних адміністрацій, що передбачає зокрема обмеження прав участі у виборах - обирати і бути обраними.   3. Стосовно державних службовців, суддів, прокурорів, працівників правоохоронних органів та інших категорій осіб, які станом на 2014 рік знаходились у штаті органів влади України, МВС, СБУ, МОУ та ін., а після лютого 2014 року працювали в російських окупаційних структурах, українські суди визначать, чи підлягають вони кримінальній відповідальності. Але якщо не підлягають, вони позбавляються державних пенсій в тому числі із забороною подальшого працевлаштування на роботу в держорганах і органах місцевого самоврядування України. Надання Силам оборони України та слідству важливої інформації, яка стосується питань національної безпеки, може стати підставою для пом’якшення кримінального покарання.   4. росія або інше формування, яке буде претендувати на правонаступництво, забезпечує безумовну і повну видачу всіх підозрюваних у державній зраді та в інших кримінальних злочинах осіб, як громадян України, так і громадян росїї, причетних до воєнних злочинів (міжнародні злочини, що не мають строків давності - геноцид, воєнні та проти людяності), скоєних на території нашої держави в цілому і Криму зокрема.   5. Злочини пропагандистів (журналістів, медійників та різного роду експертів, які сприяли окупації, мілітаризації дитячого виховання та розпалюванню ворожнечі проти України) будуть розслідувати українські, а за необхідності міжнародні правоохоронні структури.   6. Громадяни російської федерації, які незаконно приїхали проживати на Кримському півострові після лютого 2014 року, мають негайно залишити територію України у визначений законом термін.   7. Угоди, затверджені не за українським законодавством після лютого 2014 року, в тому числі щодо нерухомого майна, визнаються нікчемними. Цей закон діє вже 9 років. Право власності на майно залишається за громадянами України. Якщо воно привласнене або націоналізоване, окупантами майно повертається власникам.   8. Транспортний перехід у місті Керч Автономної Республіки Крим демонтується з метою забезпечення повної свободи мореплавства в рамках програми відшкодування збитків.   9. Реалізується комплексна програма «Детоксикація» - нейтралізація наслідків багаторічної дії російської пропаганди на суспільну свідомість частини населення півострова. Зокрема, використовуючи досвід застосування дієвих методів денацифікації Німеччини у 40-х роках, серед яких участь виявлених груп активної підтримки російської окупації у громадських роботах з відбудови зруйнованих українських міст, процесах ексгумації та перепоховання жертв російської агресії (для осіб, визнаних винними у таких злочинах судом). Надання максимально широкого доступу до інформації щодо злочинів путінського режиму.   10. Створення документальної бази фактів російських злочинів проти українських громадян, які чинили спротив окупації. Відновлення в правах українських та кримськотатарських активістів.   11. Негайне звільнення всіх громадян України, кримських татар, українців, які були переслідувані рф за політично вмотивованими ознаками з 2014 року з відшкодуванням завданих моральних збитків.   12. Севастополь пропонується перейменувати в «Обʼєкт № 6». Верховна Рада України пізніше прийме рішення про нову назву міста. Можливо, його назвуть Ахтіар.</li>
      </ol>
      <text:p text:style-name="P4">
«Деталізована і юридично вивірена програма розробляєтся Апаратом РНБО Україниіз залученням широкого кола фахівців та експертів, що буде відображено в новійредакції Стратегії деокупації Криму», — підсумував Данілов.</text:p>
      <text:p text:style-name="P4">
<text:span text:style-name="T4">
Читайте також:</text:span>
 <text:a xlink:type="simple" xlink:href="https://www.ukrinform.ua/rubric-crimea/3689562-deokupacia-krimu-rozvidka-retelno-analizue-dani-pro-riziki-pid-cas-zvilnenna-pivostrova.html" text:style-name="Internet_20_link" text:visited-style-name="Visited_20_Internet_20_Link">
 </text:a>
</text:p>
      <text:p text:style-name="P4">
Як повідомляв Укрінформ, постійна представниця Президента України в АРК ТамілаТашева 24 березня заявила, що стратегія деокупації та реінтеграції тимчасовоокупованої території АР Крим та міста Севастополя закріпить ключову тезу, що <text:a xlink:type="simple" xlink:href="https://www.ukrinform.ua/rubric-crimea/3686929-strategia-deokupacii-taseva-zaavila-so-zaversenna-vijni-rozpocnetsa-zi-zvilnenna-krimu.html" text:style-name="Internet_20_link" text:visited-style-name="Visited_20_Internet_20_Link">
</text:a>
 .</text:p>
      <text:p text:style-name="P4">
Source: <text:a xlink:type="simple" xlink:href="https://www.ukrinform.ua/rubric-crimea/3690486-sekretar-rnbo-zaproponuvav-12-krokiv-deokupacii-krimu.html" text:style-name="Internet_20_link" text:visited-style-name="Visited_20_Internet_20_Link">
https://www.ukrinform.ua/rubric-crimea/3690486-sekretar-rnbo-zaproponuvav-12-krokiv-deokupacii-krimu.html</text:a>
</text:p>
      <!--NEWS-->
      <text:h text:style-name="P10" text:outline-level="1">
<text:span text:style-name="T4">
«Аль-Айн» Ярмоленка та Реброва зіграв внічию з лідером першості ОАЕ</text:span>
</text:h>
      <text:p text:style-name="P4">
Authors: Ukrinform (Person)</text:p>
      <text:p text:style-name="P4">
Publisher: Укринформ (Organization)</text:p>
      <text:p text:style-name="P4">
Published Time: 2023-04-02T09:33:26+03:00</text:p>
      <text:p text:style-name="P4">
Modified Time: 2023-04-02T09:33:26+03:00</text:p>
      <text:p text:style-name="P4">
Description: У 21-му турі чемпіонату Об'єднаних Арабських Еміратів з футболу «Аль-Айн» капітана збірної України Андрія Ярмоленка, який тренує вітчизняний спеціаліст Сергій Ребров, на власному стадіоні приймав лідера першості «Аль-Ахлі Дубай». — Укрінформ.</text:p>
      <text:p text:style-name="P4">
Images: ["<text:a xlink:type="simple" xlink:href="https://static.ukrinform.com/photos/2023_04/thumb_files/630_360_1680417201-625.jpg" text:style-name="Internet_20_link" text:visited-style-name="Visited_20_Internet_20_Link">
630_360_16804...</text:a>
"]</text:p>
      <text:p text:style-name="P4">
Tags: ['Ярмоленко', 'Футбол', 'Ребров']</text:p>
      <text:p text:style-name="P4">
Type: Article</text:p>
      <!--METADATA-->
      <text:p text:style-name="P4">
<draw:frame draw:style-name="fr1" draw:name="Image66" text:anchor-type="as-char" svg:width="6.9236in" svg:height="3.956343in" draw:z-index="0">
<draw:image xlink:href="../Images/yкринформ/2023-04-02T09-33-26-03-00/630_360_1680417201-625.jpg" xlink:type="simple" xlink:show="embed" xlink:actuate="onLoad" draw:mime-type="image/jpeg"/>
</draw:frame>
 У 21-мутурі чемпіонату Об'єднаних Арабських Еміратів з футболу «Аль-Айн» капітаназбірної України Андрія Ярмоленка, який тренує вітчизняний спеціаліст СергійРебров, на власному стадіоні приймав лідера першості «Аль-Ахлі Дубай».</text:p>
      <text:p text:style-name="P4">
Як повідомляє <text:a xlink:type="simple" xlink:href="https://uaf.ua/article/47920" text:style-name="Internet_20_link" text:visited-style-name="Visited_20_Internet_20_Link">
 </text:a>
 Української асоціації футболу(УАФ), Ярмоленко розпочав зустріч на лаві для запасних і ввійшов у гру на 70-йхвилині, коли його команда поступалася з рахунком 0:1. Врешті-решт господарісквитали один м’яч, але на більше не спромоглися - 1:1, передає Укрінформ.</text:p>
      <text:p text:style-name="P4">
<text:span text:style-name="T4">
Читайте також:</text:span>
 <text:a xlink:type="simple" xlink:href="https://www.ukrinform.ua/rubric-sports/3690391-apl-arsenal-iz-zincenkom-vdoma-rozgromiv-lids.html" text:style-name="Internet_20_link" text:visited-style-name="Visited_20_Internet_20_Link">
 </text:a>
</text:p>
      <text:p text:style-name="P4">
Маючи в активі 41 пункт, команда українців іде другою в турнірній таблицічемпіонату, відстаючи від свого конкурента на 5 очок.</text:p>
      <text:p text:style-name="P4">
Фото: uaf.ua.</text:p>
      <text:p text:style-name="P4">
Source: <text:a xlink:type="simple" xlink:href="https://www.ukrinform.ua/rubric-sports/3690487-alajn-armolenka-ta-rebrova-zigrav-vniciu-z-liderom-persosti-oae.html" text:style-name="Internet_20_link" text:visited-style-name="Visited_20_Internet_20_Link">
https://www.ukrinform.ua/rubric-sports/3690487-alajn-armolenka-ta-rebrova-zigrav-vniciu-z-liderom-persosti-oae.html</text:a>
</text:p>
      <!--NEWS-->
      <text:h text:style-name="P10" text:outline-level="1">
<text:span text:style-name="T4">
У Вірменії після ратифікації Римського статуту заявили, що не будуть затримувати путіна</text:span>
</text:h>
      <text:p text:style-name="P4">
Authors: Ukrinform (Person)</text:p>
      <text:p text:style-name="P4">
Publisher: Укринформ (Organization)</text:p>
      <text:p text:style-name="P4">
Published Time: 2023-04-02T09:45:06+03:00</text:p>
      <text:p text:style-name="P4">
Modified Time: 2023-04-02T09:45:06+03:00</text:p>
      <text:p text:style-name="P4">
Description: У правлячої партії Вірменії немає ані бажання, ані наміру затримувати президента рф володимира путіна попри те, що Конституційний суд визнав такими, що відповідають конституції країни, зобов'язання, закріплені Римським статутом про Міжнародний кримінальний суд (МКС). — Укрінформ.</text:p>
      <text:p text:style-name="P4">
Images: ["<text:a xlink:type="simple" xlink:href="https://static.ukrinform.com/photos/2023_03/thumb_files/630_360_1678784649-408.jpeg" text:style-name="Internet_20_link" text:visited-style-name="Visited_20_Internet_20_Link">
630_360_16787...</text:a>
"]</text:p>
      <text:p text:style-name="P4">
Tags: ['Арешт', 'путін', 'Вірменія', 'росія', 'Міжнародний кримінальний суд', 'Римський статут', 'Війна з росією']</text:p>
      <text:p text:style-name="P4">
Type: Article</text:p>
      <!--METADATA-->
      <text:p text:style-name="P4">
<draw:frame draw:style-name="fr1" draw:name="Image67" text:anchor-type="as-char" svg:width="6.9236in" svg:height="3.956343in" draw:z-index="0">
<draw:image xlink:href="../Images/yкринформ/2023-04-02T09-45-06-03-00/630_360_1678784649-408.jpeg" xlink:type="simple" xlink:show="embed" xlink:actuate="onLoad" draw:mime-type="image/jpeg"/>
</draw:frame>
 Управлячої партії Вірменії немає ані бажання, ані наміру затримувати президентарф володимира путіна попри те, що Конституційний суд визнав такими, щовідповідають конституції країни, зобов'язання, закріплені Римським статутомпро Міжнародний кримінальний суд (МКС).</text:p>
      <text:p text:style-name="P4">
Як передає Укрінформ, про це віцеспікер парламенту Вірменії Акоп Аршакянзаявив в інтерв’ю <text:a xlink:type="simple" xlink:href="https://armenpress.am/rus/news/1107750.html" text:style-name="Internet_20_link" text:visited-style-name="Visited_20_Internet_20_Link">
 </text:a>
 .</text:p>
      <text:p text:style-name="P4">
«Звісно, правляча партія і команда не мають такого наміру чи бажання(затримувати <text:a xlink:type="simple" xlink:href="https://www.ukrinform.ua/tag-putin" text:style-name="Internet_20_link" text:visited-style-name="Visited_20_Internet_20_Link">
 </text:a>
 – ред.)», - сказавАршакян.</text:p>
      <text:p text:style-name="P4">
При цьому він додав, що при ратифікації Римського статуту в країні арештпутіна не буде неминучим.</text:p>
      <text:p text:style-name="P4">
«Сьогодні ми підписали з іншою країною угоду, за якою Римський статут невплине на наші двосторонні відносини. Таке врегулювання можливе і з росією.Але це лише один з варіантів. Є інші. Ясно одне: ми почули побоювання,висловлені рф, і я думаю, що зможемо досягти того, щоб забезпечення подальшогопроцесу, пов'язаного з Римським статутом, не завдавало шкоди стратегічнимвідносинам між Вірменією та росією», - зазначив віцеспікер.</text:p>
      <text:p text:style-name="P4">
<text:span text:style-name="T4">
Читайте також:</text:span>
 <text:a xlink:type="simple" xlink:href="https://www.ukrinform.ua/rubric-world/3686531-ugorsina-ne-zaarestovuvatime-putina-u-razi-jogo-vizitu-do-kraini.html" text:style-name="Internet_20_link" text:visited-style-name="Visited_20_Internet_20_Link">
 </text:a>
</text:p>
      <text:p text:style-name="P4">
Як повідомлялося, 17 березня Палата попереднього провадження Міжнародногокримінального суду <text:a xlink:type="simple" xlink:href="https://www.ukrinform.ua/rubric-world/3683849-miznarodnij-kriminalnij-sud-vidav-order-na-arest-putina.html" text:style-name="Internet_20_link" text:visited-style-name="Visited_20_Internet_20_Link">
 </text:a>
путіна та львової-бєлової. Президента рф та уповноважену президента рф усправах дитини підозрюють у воєнних злочинах – незаконних депортації тапереміщенні населення, зокрема дітей, з окупованої території Українищонайменше з 24 лютого 2022 року.</text:p>
      <text:p text:style-name="P4">
<text:span text:style-name="T4">
Читайте також:</text:span>
 <text:a xlink:type="simple" xlink:href="https://www.ukrinform.ua/rubric-world/3685509-u-kremli-vvazaut-so-snd-perestae-buti-bezpecnim-prostorom-dla-putina-roszmi.html" text:style-name="Internet_20_link" text:visited-style-name="Visited_20_Internet_20_Link">
 </text:a>
</text:p>
      <text:p text:style-name="P4">
24 березня Конституційний суд Вірменії визнав такими, що відповідаютьконституції країни, зобов'язання, закріплені Римським статутом про Міжнароднийкримінальний суд.</text:p>
      <text:p text:style-name="P4">
Source: <text:a xlink:type="simple" xlink:href="https://www.ukrinform.ua/rubric-world/3690491-u-virmenii-pisla-ratifikacii-rimskogo-statutu-zaavili-so-ne-budut-zatrimuvati-putina.html" text:style-name="Internet_20_link" text:visited-style-name="Visited_20_Internet_20_Link">
https://www.ukrinform.ua/rubric-world/3690491-u-virmenii-pisla-ratifikacii-rimskogo-statutu-zaavili-so-ne-budut-zatrimuvati-putina.html</text:a>
</text:p>
      <!--NEWS-->
      <text:h text:style-name="P10" text:outline-level="1">
<text:span text:style-name="T4">
Туреччина завершила процес ратифікації вступу Фінляндії в НАТО</text:span>
</text:h>
      <text:p text:style-name="P4">
Authors: Ukrinform (Person)</text:p>
      <text:p text:style-name="P4">
Publisher: Укринформ (Organization)</text:p>
      <text:p text:style-name="P4">
Published Time: 2023-04-02T09:47:16+03:00</text:p>
      <text:p text:style-name="P4">
Modified Time: 2023-04-02T09:47:16+03:00</text:p>
      <text:p text:style-name="P4">
Description: У Туреччині після офіційного опублікування набув чинності закон про ратифікацію протоколу щодо вступу Фінляндії в НАТО. — Укрінформ.</text:p>
      <text:p text:style-name="P4">
Images: ["<text:a xlink:type="simple" xlink:href="https://static.ukrinform.com/photos/2022_05/thumb_files/630_360_1651463802-652.jpg" text:style-name="Internet_20_link" text:visited-style-name="Visited_20_Internet_20_Link">
630_360_16514...</text:a>
"]</text:p>
      <text:p text:style-name="P4">
Tags: ['Фінляндія', 'НАТО', 'Туреччина']</text:p>
      <text:p text:style-name="P4">
Type: Article</text:p>
      <!--METADATA-->
      <text:p text:style-name="P4">
<draw:frame draw:style-name="fr1" draw:name="Image68" text:anchor-type="as-char" svg:width="6.9236in" svg:height="3.956343in" draw:z-index="0">
<draw:image xlink:href="../Images/yкринформ/2023-04-02T09-47-16-03-00/630_360_1651463802-652.jpg" xlink:type="simple" xlink:show="embed" xlink:actuate="onLoad" draw:mime-type="image/jpeg"/>
</draw:frame>
 УТуреччині після офіційного опублікування набув чинності закон про ратифікаціюпротоколу щодо вступу Фінляндії в НАТО.</text:p>
      <text:p text:style-name="P4">
Як передає Укрінформ, про це повідомляє <text:a xlink:type="simple" xlink:href="http://www.resmigazete.gov.tr/eskiler/2023/04/20230401-14.htm" text:style-name="Internet_20_link" text:visited-style-name="Visited_20_Internet_20_Link">
</text:a>
 Туреччини.</text:p>
      <text:p text:style-name="P4">
“Визнати ратифікацію «Протоколу про приєднання <text:a xlink:type="simple" xlink:href="https://www.ukrinform.ua/tag-finlandia" text:style-name="Internet_20_link" text:visited-style-name="Visited_20_Internet_20_Link">
</text:a>
 до Північноатлантичного договору»,підписаного в Брюсселі 5 липня 2022 року. Цей закон набирає чинності з дняйого опублікування”, - йдеться в повідомленні.</text:p>
      <text:p text:style-name="P4">
Документ опублікований у ніч на 2 квітня.</text:p>
      <text:p text:style-name="P4">
<text:span text:style-name="T4">
Читайте також:</text:span>
 <text:a xlink:type="simple" xlink:href="https://www.ukrinform.ua/rubric-world/3689697-usi-kraini-nato-ratifikuvali-zaavku-finlandii-na-vstup-do-alansu-premerministr.html" text:style-name="Internet_20_link" text:visited-style-name="Visited_20_Internet_20_Link">
 </text:a>
</text:p>
      <text:p text:style-name="P4">
Як повідомляв <text:a xlink:type="simple" xlink:href="https://www.ukrinform.ua/rubric-world/3689652-parlament-tureccini-shvaliv-vstup-finlandii-do-nato.html" text:style-name="Internet_20_link" text:visited-style-name="Visited_20_Internet_20_Link">
 </text:a>
 , раніше законопроєкт просхвалення протоколу вступу Фінляндії в НАТО був прийнятий Генеральноюасамблеєю Великих національних зборів (парламенту) Туреччини.</text:p>
      <text:p text:style-name="P4">
Source: <text:a xlink:type="simple" xlink:href="https://www.ukrinform.ua/rubric-world/3690493-tureccina-zaversila-proces-ratifikacii-vstupu-finlandii-v-nato.html" text:style-name="Internet_20_link" text:visited-style-name="Visited_20_Internet_20_Link">
https://www.ukrinform.ua/rubric-world/3690493-tureccina-zaversila-proces-ratifikacii-vstupu-finlandii-v-nato.html</text:a>
</text:p>
      <!--NEWS-->
      <text:h text:style-name="P10" text:outline-level="1">
<text:span text:style-name="T4">
Збірна України з боксу виграла командний залік на Міжнародному турнірі у Литві</text:span>
</text:h>
      <text:p text:style-name="P4">
Authors: Ukrinform (Person)</text:p>
      <text:p text:style-name="P4">
Publisher: Укринформ (Organization)</text:p>
      <text:p text:style-name="P4">
Published Time: 2023-04-02T10:02:00+03:00</text:p>
      <text:p text:style-name="P4">
Modified Time: 2023-04-02T10:02:00+03:00</text:p>
      <text:p text:style-name="P4">
Description: 13 нагород (6 золотих, 2 срібні, 5 бронзових) і перше місце у загальнокомандному заліку серед 17 країн-учасниць - такий підсумок виступу  збірної України на 27-му Міжнародному турнірі з боксу класу А імені Альгірдаса Шоцикаса, що завершився у литовському Каунасі. — Укрінформ.</text:p>
      <text:p text:style-name="P4">
Images: ["<text:a xlink:type="simple" xlink:href="https://static.ukrinform.com/photos/2023_04/thumb_files/630_360_1680419004-132.jpg" text:style-name="Internet_20_link" text:visited-style-name="Visited_20_Internet_20_Link">
630_360_16804...</text:a>
"]</text:p>
      <text:p text:style-name="P4">
Tags: ['Бокс']</text:p>
      <text:p text:style-name="P4">
Type: Article</text:p>
      <!--METADATA-->
      <text:p text:style-name="P4">
<draw:frame draw:style-name="fr1" draw:name="Image69" text:anchor-type="as-char" svg:width="6.9236in" svg:height="3.956343in" draw:z-index="0">
<draw:image xlink:href="../Images/yкринформ/2023-04-02T10-02-00-03-00/630_360_1680419004-132.jpg" xlink:type="simple" xlink:show="embed" xlink:actuate="onLoad" draw:mime-type="image/jpeg"/>
</draw:frame>
 13 нагород(6 золотих, 2 срібні, 5 бронзових) і перше місце у загальнокомандному залікусеред 17 країн-учасниць - такий підсумок виступу збірної України на 27-муМіжнародному турнірі з боксу класу А імені Альгірдаса Шоцикаса, що завершивсяу литовському Каунасі.</text:p>
      <text:p text:style-name="P4">
Як <text:a xlink:type="simple" xlink:href="https://www.facebook.com/search/top" text:style-name="Internet_20_link" text:visited-style-name="Visited_20_Internet_20_Link">
</text:a>
Федерація боксу України, віцечемпіон Олімпіади-2020 Олександр Хижняк окрім«золота» здобув ще й титул найкращого боксера турніру, передає Укрінформ.</text:p>
      <text:p text:style-name="P4">
Переможцями змагань у своїх вагових категоріях стали: Айдер Абдураімов (57кг), Даниїл Заморило (63,5 кг), Віктор Петров (67 кг), Юрій Захарєєв (71 кг),Олександр Хижняк (80 кг), Аркадій Карцан (92 кг).</text:p>
      <text:p text:style-name="P4">
<text:span text:style-name="T4">
Читайте також:</text:span>
 <text:a xlink:type="simple" xlink:href="https://www.ukrinform.ua/rubric-sports/3690428-hiznak-vigrav-bokserskij-turnir-u-litvi.html" text:style-name="Internet_20_link" text:visited-style-name="Visited_20_Internet_20_Link">
 </text:a>
</text:p>
      <text:p text:style-name="P4">
На другу сходинку п’єдесталу зійшли: Дмитро Замотаєв (51 кг) та Раїса Піскун(80 кг).</text:p>
      <text:p text:style-name="P4">
<text:span text:style-name="T4">
Читайте також:</text:span>
 <text:a xlink:type="simple" xlink:href="https://www.ukrinform.ua/rubric-sports/3690423-ukrainec-zahareev-vigrav-bokserskij-turnir-u-litvi.html" text:style-name="Internet_20_link" text:visited-style-name="Visited_20_Internet_20_Link">
 </text:a>
</text:p>
      <text:p text:style-name="P4">
Бронзові нагороди вибороли: Ельмір Набієв (54 кг), Олег Чулячеєв (57 кг),Тарас Бондарчук (57 кг), Богдан Толмачов (86 кг) та Кирилл Стоянчів (понад 92кг).</text:p>
      <text:p text:style-name="P4">
На фото: Олександр Хижняк.</text:p>
      <text:p text:style-name="P4">
Source: <text:a xlink:type="simple" xlink:href="https://www.ukrinform.ua/rubric-sports/3690495-zbirna-ukraini-z-boksu-vigrala-komandnij-zalik-na-miznarodnomu-turniri-u-litvi.html" text:style-name="Internet_20_link" text:visited-style-name="Visited_20_Internet_20_Link">
https://www.ukrinform.ua/rubric-sports/3690495-zbirna-ukraini-z-boksu-vigrala-komandnij-zalik-na-miznarodnomu-turniri-u-litvi.html</text:a>
</text:p>
      <!--NEWS-->
      <text:h text:style-name="P10" text:outline-level="1">
<text:span text:style-name="T4">
Євросоюз виступатиме проти зловживань росії під час головування в Радбезі ООН – Боррель</text:span>
</text:h>
      <text:p text:style-name="P4">
Authors: Ukrinform (Person)</text:p>
      <text:p text:style-name="P4">
Publisher: Укринформ (Organization)</text:p>
      <text:p text:style-name="P4">
Published Time: 2023-04-02T10:10:11+03:00</text:p>
      <text:p text:style-name="P4">
Modified Time: 2023-04-02T10:10:11+03:00</text:p>
      <text:p text:style-name="P4">
Description: Європейський Союз виступатиме проти зловживань росією під час свого головування у квітні в Раді безпеки ООН. — Укрінформ.</text:p>
      <text:p text:style-name="P4">
Images: ["<text:a xlink:type="simple" xlink:href="https://static.ukrinform.com/photos/2022_11/thumb_files/630_360_1667561515-584.jpg" text:style-name="Internet_20_link" text:visited-style-name="Visited_20_Internet_20_Link">
630_360_16675...</text:a>
"]</text:p>
      <text:p text:style-name="P4">
Tags: ['Євросоюз', 'росія', 'Радбез ООН', 'Боррель']</text:p>
      <text:p text:style-name="P4">
Type: Article</text:p>
      <!--METADATA-->
      <text:p text:style-name="P4">
<draw:frame draw:style-name="fr1" draw:name="Image70" text:anchor-type="as-char" svg:width="6.9236in" svg:height="3.956343in" draw:z-index="0">
<draw:image xlink:href="../Images/yкринформ/2023-04-02T10-10-11-03-00/630_360_1667561515-584.jpg" xlink:type="simple" xlink:show="embed" xlink:actuate="onLoad" draw:mime-type="image/jpeg"/>
</draw:frame>
Європейський Союз виступатиме проти зловживань росією під час свогоголовування у квітні в Раді безпеки ООН.</text:p>
      <text:p text:style-name="P4">
Як передає Укрінформ, про це у <text:a xlink:type="simple" xlink:href="http://twitter.com/JosepBorrellF/status/1642266407369834499" text:style-name="Internet_20_link" text:visited-style-name="Visited_20_Internet_20_Link">
</text:a>
 повідомивВерховний представник Європейського Союзу із закордонних справ і політикибезпеки Жозеп Боррель.</text:p>
      <text:p text:style-name="P4">
«ЄС виступатиме проти будь-яких зловживань з боку російського головування (вРадбезі ООН – ред.)», - написав він.</text:p>
      <text:p text:style-name="P4">
За словами Борреля, попри те, що <text:a xlink:type="simple" xlink:href="https://www.ukrinform.ua/tag-rosia" text:style-name="Internet_20_link" text:visited-style-name="Visited_20_Internet_20_Link">
 </text:a>
 єпостійним членом Ради Безпеки, вона постійно порушує саму суть правової базиООН.</text:p>
      <text:p text:style-name="P4">
«Початок головування росії в Радбезі ООН, це якраз доречно до першого квітня»,- підсумував він.</text:p>
      <text:p text:style-name="P4">
<text:span text:style-name="T4">
Читайте також:</text:span>
 <text:a xlink:type="simple" xlink:href="https://www.ukrinform.ua/rubric-diaspora/3690440-ukrainci-v-nujorku-vijsli-na-protest-proti-golovuvanna-rosii-u-radbezi-oon.html" text:style-name="Internet_20_link" text:visited-style-name="Visited_20_Internet_20_Link">
 </text:a>
</text:p>
      <text:p text:style-name="P4">
Як повідомлялося, головування в Радбезі ООН щомісяця змінюється почергово міжйого членами. У січні головувала Японія, у лютому – Мальта, у березні –Мозамбік, у квітні за планом – росія, у травні – Швейцарія, у червні – ОАЕ.</text:p>
      <text:p text:style-name="P4">
Міністр закордонних справ України Дмитро Кулеба <text:a xlink:type="simple" xlink:href="https://www.ukrinform.ua/rubric-polytics/3690355-kuleba-zaklikav-ne-dati-moskvi-zlovzivati-golovuvannam-u-radbezi-oon.html" text:style-name="Internet_20_link" text:visited-style-name="Visited_20_Internet_20_Link">
</text:a>
 .</text:p>
      <text:p text:style-name="P4">
Source: <text:a xlink:type="simple" xlink:href="https://www.ukrinform.ua/rubric-world/3690498-evrosouz-vistupatime-proti-zlovzivan-rosii-pid-cas-golovuvanna-v-radbezi-oon-borrel.html" text:style-name="Internet_20_link" text:visited-style-name="Visited_20_Internet_20_Link">
https://www.ukrinform.ua/rubric-world/3690498-evrosouz-vistupatime-proti-zlovzivan-rosii-pid-cas-golovuvanna-v-radbezi-oon-borrel.html</text:a>
</text:p>
      <!--NEWS-->
      <text:h text:style-name="P10" text:outline-level="1">
<text:span text:style-name="T4">
У Нікопольському районі повітряна тривога тривала майже 12 годин</text:span>
</text:h>
      <text:p text:style-name="P4">
Authors: Ukrinform (Person)</text:p>
      <text:p text:style-name="P4">
Publisher: Укринформ (Organization)</text:p>
      <text:p text:style-name="P4">
Published Time: 2023-04-02T10:14:13+03:00</text:p>
      <text:p text:style-name="P4">
Modified Time: 2023-04-02T10:14:13+03:00</text:p>
      <text:p text:style-name="P4">
Description: У Нікопольському районі Дніпропетровщини повітряна тривога тривала майже 12 годин. — Укрінформ.</text:p>
      <text:p text:style-name="P4">
Images: ["<text:a xlink:type="simple" xlink:href="https://static.ukrinform.com/photos/2022_02/thumb_files/630_360_1645871571-868.jpg" text:style-name="Internet_20_link" text:visited-style-name="Visited_20_Internet_20_Link">
630_360_16458...</text:a>
"]</text:p>
      <text:p text:style-name="P4">
Tags: ['Дніпропетровщина', 'Війна з росією', 'Повітряна тривога']</text:p>
      <text:p text:style-name="P4">
Type: Article</text:p>
      <!--METADATA-->
      <text:p text:style-name="P4">
<draw:frame draw:style-name="fr1" draw:name="Image71" text:anchor-type="as-char" svg:width="6.9236in" svg:height="3.956343in" draw:z-index="0">
<draw:image xlink:href="../Images/yкринформ/2023-04-02T10-14-13-03-00/630_360_1645871571-868.jpg" xlink:type="simple" xlink:show="embed" xlink:actuate="onLoad" draw:mime-type="image/jpeg"/>
</draw:frame>
 УНікопольському районі Дніпропетровщини повітряна тривога тривала майже 12годин.</text:p>
      <text:p text:style-name="P4">
Про це в <text:a xlink:type="simple" xlink:href="https://t.me/mykola_lukashuk/3999" text:style-name="Internet_20_link" text:visited-style-name="Visited_20_Internet_20_Link">
 </text:a>
 повідомив головаДніпропетровської обласної ради Микола Лукашук, передає Укрінформ.</text:p>
      <text:p text:style-name="P4">
"На Нікопольщині тривога сповіщала про небезпеку майже 12 годин. Але, нащастя, все було спокійно", - написав він.</text:p>
      <text:p text:style-name="P4">
<text:span text:style-name="T4">
Читайте також:</text:span>
 <text:a xlink:type="simple" xlink:href="https://www.ukrinform.ua/rubric-ato/3690469-rosia-vivela-u-corne-more-tri-raketonosii-zagalnij-zalp-20-kalibriv.html" text:style-name="Internet_20_link" text:visited-style-name="Visited_20_Internet_20_Link">
 </text:a>
</text:p>
      <text:p text:style-name="P4">
Лукашук зазначив, що в <text:a xlink:type="simple" xlink:href="https://www.ukrinform.ua/tag-dnipropetrovsina" text:style-name="Internet_20_link" text:visited-style-name="Visited_20_Internet_20_Link">
 </text:a>
 нічпройшла без обстрілів, в громадах – тихо відучора, всюди ситуаціяконтрольована.</text:p>
      <text:p text:style-name="P4">
Як повідомляв Укрінформ, минулої доби <text:a xlink:type="simple" xlink:href="https://www.ukrinform.ua/rubric-ato/3690454-zsu-vidbili-ponad-70-vorozih-atak-na-cotiroh-napramkah.html" text:style-name="Internet_20_link" text:visited-style-name="Visited_20_Internet_20_Link">
 </text:a>
 .</text:p>
      <text:p text:style-name="P4">
Source: <text:a xlink:type="simple" xlink:href="https://www.ukrinform.ua/rubric-regions/3690499-u-nikopolskomu-rajoni-povitrana-trivoga-trivala-majze-12-godin.html" text:style-name="Internet_20_link" text:visited-style-name="Visited_20_Internet_20_Link">
https://www.ukrinform.ua/rubric-regions/3690499-u-nikopolskomu-rajoni-povitrana-trivoga-trivala-majze-12-godin.html</text:a>
</text:p>
      <!--NEWS-->
      <text:h text:style-name="P10" text:outline-level="1">
<text:span text:style-name="T4">
Lavrov and Blinken had a phone call</text:span>
</text:h>
      <text:p text:style-name="P4">
Authors: liveuamap (Language: en)</text:p>
      <text:p text:style-name="P4">
Time: 2023-04-02T10:16:53</text:p>
      <text:p text:style-name="P4">
Location: Moskva, Moscow (Latitude:55.74538 Longtitude:37.58474)</text:p>
      <text:p text:style-name="P4">
Videos: []</text:p>
      <text:p text:style-name="P4">
Images: []</text:p>
      <text:p text:style-name="P4">
Tags: ["Russia", "Central and Eastern Europe"]</text:p>
      <text:p text:style-name="P4">
ID: 22553131</text:p>
      <!--METADATA-->
      <text:p text:style-name="P4">
Lavrov and Blinken had a phone call</text:p>
      <text:p text:style-name="P4">
News Collection Link: <text:a xlink:type="simple" xlink:href="https://russia.liveuamap.com/en/2023/2-april-lavrov-and-blinken-had-a-phone-call" text:style-name="Internet_20_link" text:visited-style-name="Visited_20_Internet_20_Link">
https://russia.liveuamap.com/en/2023/2-april-lavrov-and-blinken-had-a-phone-call</text:a>
</text:p>
      <text:p text:style-name="P4">
Source: <text:a xlink:type="simple" xlink:href="https://t.me/rian_ru/198664" text:style-name="Internet_20_link" text:visited-style-name="Visited_20_Internet_20_Link">
https://t.me/rian_ru/198664</text:a>
</text:p>
      <!--NEWS-->
      <text:h text:style-name="P10" text:outline-level="1">
<text:span text:style-name="T4">
В окупованому Мелітополі лунають вибухи у локомотивному депо</text:span>
</text:h>
      <text:p text:style-name="P4">
Authors: Ukrinform (Person)</text:p>
      <text:p text:style-name="P4">
Publisher: Укринформ (Organization)</text:p>
      <text:p text:style-name="P4">
Published Time: 2023-04-02T10:18:00+03:00</text:p>
      <text:p text:style-name="P4">
Modified Time: 2023-04-02T10:18:00+03:00</text:p>
      <text:p text:style-name="P4">
Description: У локомотивному депо тимчасово окупованого Мелітополя Запорізької області лунають вибухи.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Мелітополь', 'Вибух', 'Війна з росією']</text:p>
      <text:p text:style-name="P4">
Type: Article</text:p>
      <!--METADATA-->
      <text:p text:style-name="P4">
<draw:frame draw:style-name="fr1" draw:name="Image72" text:anchor-type="as-char" svg:width="6.9236in" svg:height="3.956343in" draw:z-index="0">
<draw:image xlink:href="../Images/yкринформ/2023-04-02T10-18-00-03-00/630_360_1669987737-966.jpg" xlink:type="simple" xlink:show="embed" xlink:actuate="onLoad" draw:mime-type="image/jpeg"/>
</draw:frame>
 Улокомотивному депо тимчасово окупованого Мелітополя Запорізької областілунають вибухи.</text:p>
      <text:p text:style-name="P4">
Про це в _<text:a xlink:type="simple" xlink:href="https://t.me/ivan_fedorov_melitopol/1633" text:style-name="Internet_20_link" text:visited-style-name="Visited_20_Internet_20_Link">
 </text:a>
 _ повідомляє міськийголова Мелітополя Іван Федоров, передає Укрінформ.</text:p>
      <text:p text:style-name="P4">
"Вибухова неділя для окупантів у <text:a xlink:type="simple" xlink:href="http://t.me/ivan_fedorov_melitopol/1633" text:style-name="Internet_20_link" text:visited-style-name="Visited_20_Internet_20_Link">
 </text:a>
. У місті лунають вибухи", - написав він.</text:p>
      <text:p text:style-name="P4">
Про те, що в місті пролунав вибух, пишуть і окупаційні Телеграм-канали.</text:p>
      <text:p text:style-name="P4">
У наступному повідомленні Федоров додав, що "щось вибухає у локомотивномудепо", а жителі бачать чорний дим.</text:p>
      <text:p text:style-name="P4">
"Не щастить окупантам Мелітополя з локомотивним депо. Вже втретє за тижденьщось там вибухає", - <text:a xlink:type="simple" xlink:href="https://t.me/ivan_fedorov_melitopol/1634" text:style-name="Internet_20_link" text:visited-style-name="Visited_20_Internet_20_Link">
 </text:a>
 він.</text:p>
      <text:p text:style-name="P4">
<text:span text:style-name="T4">
Читайте також:</text:span>
 <text:a xlink:type="simple" xlink:href="https://www.ukrinform.ua/rubric-ato/3680224-pisla-bavovni-u-mariupoli-vorog-peregrupuvavsa-i-viviv-logisticni-centri-za-mezi-mista.html" text:style-name="Internet_20_link" text:visited-style-name="Visited_20_Internet_20_Link">
 </text:a>
</text:p>
      <text:p text:style-name="P4">
Раніше повідомлялося, що цього тижня в Мелітополі та районі було ліквідованодекілька баз окупантів. Крім того, було ідентифіковано склад бригадилокомотивного депо, яка сприяє перевезенню важкого озброєння з Криму на фронтабо вивезенню залізної руди з Дніпрорудного на росію.</text:p>
      <text:p text:style-name="P4">
Source: <text:a xlink:type="simple" xlink:href="https://www.ukrinform.ua/rubric-ato/3690497-u-melitopoli-progrimiv-vibuh.html" text:style-name="Internet_20_link" text:visited-style-name="Visited_20_Internet_20_Link">
https://www.ukrinform.ua/rubric-ato/3690497-u-melitopoli-progrimiv-vibuh.html</text:a>
</text:p>
      <!--NEWS-->
      <text:h text:style-name="P10" text:outline-level="1">
<text:span text:style-name="T4">
Турецький безпілотник Akinci  з українським двигуном уразив ціль на відстані 140 кілометрів</text:span>
</text:h>
      <text:p text:style-name="P4">
Authors: Ukrinform (Person)</text:p>
      <text:p text:style-name="P4">
Publisher: Укринформ (Organization)</text:p>
      <text:p text:style-name="P4">
Published Time: 2023-04-02T10:30:00+03:00</text:p>
      <text:p text:style-name="P4">
Modified Time: 2023-04-02T10:30:00+03:00</text:p>
      <text:p text:style-name="P4">
Description: Бойовий безпілотник Akinci, створений компанією Baykar Makina, на якому стоїть двигун українського виробництва, уразив ціль на відстані 140 кілометрів. — Укрінформ.</text:p>
      <text:p text:style-name="P4">
Images: ["<text:a xlink:type="simple" xlink:href="https://static.ukrinform.com/photos/2023_04/thumb_files/630_360_1680420565-128.jpg" text:style-name="Internet_20_link" text:visited-style-name="Visited_20_Internet_20_Link">
630_360_16804...</text:a>
"]</text:p>
      <text:p text:style-name="P4">
Tags: ['Безпілотник', 'Ракета', 'Туреччина']</text:p>
      <text:p text:style-name="P4">
Type: Article</text:p>
      <!--METADATA-->
      <text:p text:style-name="P4">
<draw:frame draw:style-name="fr1" draw:name="Image73" text:anchor-type="as-char" svg:width="6.9236in" svg:height="3.956343in" draw:z-index="0">
<draw:image xlink:href="../Images/yкринформ/2023-04-02T10-30-00-03-00/630_360_1680420565-128.jpg" xlink:type="simple" xlink:show="embed" xlink:actuate="onLoad" draw:mime-type="image/jpeg"/>
</draw:frame>
 Бойовийбезпілотник Akinci, створений компанією Baykar Makina, на якому стоїть двигунукраїнського виробництва, уразив ціль на відстані 140 кілометрів.</text:p>
      <text:p text:style-name="P4">
Про це повідомляє Укрінформ із посиланням на повідомлення Baykar Makinа у <text:a xlink:type="simple" xlink:href="http://twitter.com/BaykarTech/status/1641889802055307271" text:style-name="Internet_20_link" text:visited-style-name="Visited_20_Internet_20_Link">
</text:a>
</text:p>
      <text:p text:style-name="P4">
Вказується, що БПЛА піднявся у повітря в центрі, що знаходиться в Чорлу,провінції Текірдаг. Ціль була уражена в районі Сінопа, що в Чорноморськомурегіоні. Відстань між безпілотником та ціллю на момент запуску становила 140км. Після чого БПЛА AKINCI успішно приземлився в Чорлу.</text:p>
      <text:p text:style-name="Quotations">

<text:p text:style-name="P4">
Bayraktar <text:a xlink:type="simple" xlink:href="https://twitter.com/hashtag/AKINCI" text:style-name="Internet_20_link" text:visited-style-name="Visited_20_Internet_20_Link">
&gt;
 </text:a>
 ✈️🐳🚀 <text:a xlink:type="simple" xlink:href="https://twitter.com/hashtag/%C4%B0HA230" text:style-name="Internet_20_link" text:visited-style-name="Visited_20_Internet_20_Link">
&gt;
 </text:a>
&gt;
 Süpersonik Füzesi Atış Testi  &gt;
  &gt;
  📍 Tekirdağ / Çorlu 🛫  &gt;
  📍 Sinop / Karadeniz 🚀  &gt;
  🎯 Hedef Mesafesi / Target Distance: 140 km  &gt;
  📍 Tekirdağ / Çorlu 🛬 <text:a xlink:type="simple" xlink:href="https://twitter.com/hashtag/BAYKAR" text:style-name="Internet_20_link" text:visited-style-name="Visited_20_Internet_20_Link">
&gt;
 </text:a>
 🤝 <text:a xlink:type="simple" xlink:href="https://twitter.com/roketsan" text:style-name="Internet_20_link" text:visited-style-name="Visited_20_Internet_20_Link">
&gt;
 </text:a>
 <text:a xlink:type="simple" xlink:href="https://twitter.com/hashtag/%C4%B0HA230" text:style-name="Internet_20_link" text:visited-style-name="Visited_20_Internet_20_Link">
&gt;
 </text:a>
&gt;
 Supersonic Missile Firing Test <text:a xlink:type="simple" xlink:href="https://t.co/uWEoFmgtcm" text:style-name="Internet_20_link" text:visited-style-name="Visited_20_Internet_20_Link">
 </text:a>
&gt;
&gt;
 — BAYKAR (@BaykarTech) <text:a xlink:type="simple" xlink:href="https://twitter.com/BaykarTech/status/1641889802055307271" text:style-name="Internet_20_link" text:visited-style-name="Visited_20_Internet_20_Link">
&gt;
 </text:a>
</text:p>

</text:p>
      <text:p text:style-name="P4">
Як зазначив у <text:a xlink:type="simple" xlink:href="http://twitter.com/Selcuk/status/1641892361843220480" text:style-name="Internet_20_link" text:visited-style-name="Visited_20_Internet_20_Link">
</text:a>
технічний директор компанії Baykar Makinа Сельчук Байрактар, це було перше вТуреччині випробування стрільби надзвуковою керованою ракетою.</text:p>
      <text:p text:style-name="P4">
Ракету İHA-230 розроблено та випущено турецькою компанією Roketsan.</text:p>
      <text:p text:style-name="P4">
<text:span text:style-name="T4">
Читайте також:</text:span>
 <text:a xlink:type="simple" xlink:href="https://www.ukrinform.ua/rubric-technology/3687805-u-tureccini-gotuut-do-persogo-polotu-novij-bayraktar.html" text:style-name="Internet_20_link" text:visited-style-name="Visited_20_Internet_20_Link">
 </text:a>
</text:p>
      <text:p text:style-name="P4">
Як розповідав раніше генеральний директор турецької компанії Baykar MakinaХалюк Байрактар в інтерв’ю Укрінформу, на <text:a xlink:type="simple" xlink:href="https://www.ukrinform.ua/tag-bezpilotnik" text:style-name="Internet_20_link" text:visited-style-name="Visited_20_Internet_20_Link">
 </text:a>
 Akinci різні за потужністю двигуни українського виробництвастоять на різних версіях цього бойового безпілотника. Зокрема, йдеться продвигуни виробництва ДП «Івченко-прогрес» та АТ «Мотор Січ».</text:p>
      <text:p text:style-name="P4">
Source: <text:a xlink:type="simple" xlink:href="https://www.ukrinform.ua/rubric-technology/3690503-tureckij-bezpilotnik-akinci-z-ukrainskim-dvigunom-uraziv-cil-na-vidstani-140-kilometriv.html" text:style-name="Internet_20_link" text:visited-style-name="Visited_20_Internet_20_Link">
https://www.ukrinform.ua/rubric-technology/3690503-tureckij-bezpilotnik-akinci-z-ukrainskim-dvigunom-uraziv-cil-na-vidstani-140-kilometriv.html</text:a>
</text:p>
      <!--NEWS-->
      <text:h text:style-name="P10" text:outline-level="1">
<text:span text:style-name="T4">
На Донецькому напрямку ворог відступив із деяких позицій — Сили оборони</text:span>
</text:h>
      <text:p text:style-name="P4">
Authors: Ukrinform (Person)</text:p>
      <text:p text:style-name="P4">
Publisher: Укринформ (Organization)</text:p>
      <text:p text:style-name="P4">
Published Time: 2023-04-02T10:33:38+03:00</text:p>
      <text:p text:style-name="P4">
Modified Time: 2023-04-02T10:33:38+03:00</text:p>
      <text:p text:style-name="P4">
Description: Завдяки злагодженим та вмілим діям українських захисників на Донецькому напрямку ворог відступив із деяких позицій, зараз українські військові облаштовують позиції для ведення оборонних дій. — Укрінформ.</text:p>
      <text:p text:style-name="P4">
Images: ["<text:a xlink:type="simple" xlink:href="https://static.ukrinform.com/photos/2023_03/thumb_files/630_360_1678804860-462.jpg" text:style-name="Internet_20_link" text:visited-style-name="Visited_20_Internet_20_Link">
630_360_16788...</text:a>
"]</text:p>
      <text:p text:style-name="P4">
Tags: ['ЗСУ', 'Схід України', 'Війна з росією', 'Єдині новини']</text:p>
      <text:p text:style-name="P4">
Type: Article</text:p>
      <!--METADATA-->
      <text:p text:style-name="P4">
<draw:frame draw:style-name="fr1" draw:name="Image74" text:anchor-type="as-char" svg:width="6.9236in" svg:height="3.956343in" draw:z-index="0">
<draw:image xlink:href="../Images/yкринформ/2023-04-02T10-33-38-03-00/630_360_1678804860-462.jpg" xlink:type="simple" xlink:show="embed" xlink:actuate="onLoad" draw:mime-type="image/jpeg"/>
</draw:frame>
 Завдякизлагодженим та вмілим діям українських захисників на Донецькому напрямку ворогвідступив із деяких позицій, зараз українські військові облаштовують позиціїдля ведення оборонних дій.</text:p>
      <text:p text:style-name="P4">
Як передає Укрінформ, про це в ефірі телемарафону «Єдині новини» повідомивкерівник об'єднаного пресцентру Сил оборони Таврійського напрямку ОлексійДмитрашківський.</text:p>
      <text:p text:style-name="P4">
«Інформація про появу вагнерівців уже з’явилась, але підтвердження, що дійсноце вагнерівці, поки немає. Ворог здійснює наступальні дії в районі Авдіївки,Мар’їнки та Карлівки. За минулу добу він здійснив 30 штурмових дій, сьогоднівночі - 10. Усі наступальні дії ворога відбувалися без підтримки техніки, лишев одному випадку ворог застосував два танки», - зазначив речник.</text:p>
      <text:p text:style-name="P4">
<text:span text:style-name="T4">
Читайте також:</text:span>
 <text:a xlink:type="simple" xlink:href="https://www.ukrinform.ua/rubric-ato/3690238-ukrainski-vijska-vidnovili-pozicii-v-rajoni-bahmuta-isw.html" text:style-name="Internet_20_link" text:visited-style-name="Visited_20_Internet_20_Link">
 </text:a>
</text:p>
      <text:p text:style-name="P4">
Він додав, що у ворога значні втрати в особовому складі та техніці, але, заданими розвідки, в районі Верхньоторецького спостерігається накопиченнятехніки. Є припущення, що найближчим часом з цього напрямку загарбникиспробують розпочати більш потужні бойові дії.</text:p>
      <text:p text:style-name="P4">
Разом із тим, за словами Дмитрашківського, завдяки злагодженим та вмілим діямукраїнських захисників на Донецькому напрямку ворог відступив із деякихпозицій, зараз українські військові облаштовують позиції для ведення обороннихдій.</text:p>
      <text:p text:style-name="P4">
На Запорізькому напрямку ворог проводить фортифікаційні роботи, постійновдосконалюється, проводить тактичні заняття. Крім того, сьогодні була спробароботи ворожої розвідувальної групи, яку накрили вогнем.</text:p>
      <text:p text:style-name="P4">
<text:span text:style-name="T4">
Читайте також:</text:span>
 <text:a xlink:type="simple" xlink:href="https://www.ukrinform.ua/rubric-ato/3690202-rosia-provalila-osinnu-mobilizaciu-ta-zimovij-nastup-rozvidka-britanii.html" text:style-name="Internet_20_link" text:visited-style-name="Visited_20_Internet_20_Link">
 </text:a>
</text:p>
      <text:p text:style-name="P4">
Як повідомляв Укрінформ, Сили оборони України з 24 лютого 2022 року по 2квітня 2023 року ліквідували близько 174 тисяч 550 російських військових,зокрема 560 загарбників – за останню добу. Також станом на 2 квітня українськізахисники знищили 3618 (+2) ворожих танків, 6986 (+5) бойових броньованихмашин, 2687 (+4) артилерійських систем, 527 реактивних систем залпового вогню,279 засобів протиповітряної оборони, 306 <text:a xlink:type="simple" xlink:href="https://www.ukrinform.ua/tag-litak" text:style-name="Internet_20_link" text:visited-style-name="Visited_20_Internet_20_Link">
 </text:a>
 , 291 гелікоптер, 2249 (+1) безпілотників оперативно-тактичного рівня,911 крилатих ракет, 18 кораблів /катерів, 5537 (+9) одиниць автомобільноїтехніки й автоцистерн та 296 одиниць спеціальної техніки рф.</text:p>
      <text:p text:style-name="P4">
Source: <text:a xlink:type="simple" xlink:href="https://www.ukrinform.ua/rubric-ato/3690508-na-doneckomu-napramku-vorog-vidstupiv-iz-deakih-pozicij-sili-oboroni.html" text:style-name="Internet_20_link" text:visited-style-name="Visited_20_Internet_20_Link">
https://www.ukrinform.ua/rubric-ato/3690508-na-doneckomu-napramku-vorog-vidstupiv-iz-deakih-pozicij-sili-oboroni.html</text:a>
</text:p>
      <!--NEWS-->
      <text:h text:style-name="P10" text:outline-level="1">
<text:span text:style-name="T4">
За добу ворог обстріляв 7 областей України, четверо загиблих, 15 поранених</text:span>
</text:h>
      <text:p text:style-name="P4">
Authors: Ukrinform (Person)</text:p>
      <text:p text:style-name="P4">
Publisher: Укринформ (Organization)</text:p>
      <text:p text:style-name="P4">
Published Time: 2023-04-02T10:40:00+03:00</text:p>
      <text:p text:style-name="P4">
Modified Time: 2023-04-02T10:40:00+03:00</text:p>
      <text:p text:style-name="P4">
Description: Станом на 9.00 2 квітня російські війська обстріляли 102 населених пункти в 7 областях України. Внаслідок обстрілів 4 цивільні особи загинули, 15 поранені. — Укрінформ.</text:p>
      <text:p text:style-name="P4">
Images: ["<text:a xlink:type="simple" xlink:href="https://static.ukrinform.com/photos/2023_03/thumb_files/630_360_1677781968-366.jpg" text:style-name="Internet_20_link" text:visited-style-name="Visited_20_Internet_20_Link">
630_360_16777...</text:a>
", "<text:a xlink:type="simple" xlink:href="https://static.ukrinform.com/photos/2023_04/1680421174-995.jpg" text:style-name="Internet_20_link" text:visited-style-name="Visited_20_Internet_20_Link">
1680421174-99...</text:a>
"]</text:p>
      <text:p text:style-name="P4">
Tags: ['Поранені', 'Україна', 'Загибель', 'Війна з росією']</text:p>
      <text:p text:style-name="P4">
Type: Article</text:p>
      <!--METADATA-->
      <text:p text:style-name="P4">
<draw:frame draw:style-name="fr1" draw:name="Image75" text:anchor-type="as-char" svg:width="6.9236in" svg:height="3.956343in" draw:z-index="0">
<draw:image xlink:href="../Images/yкринформ/2023-04-02T10-40-00-03-00/630_360_1677781968-366.jpg" xlink:type="simple" xlink:show="embed" xlink:actuate="onLoad" draw:mime-type="image/jpeg"/>
</draw:frame>
 Станом на9.00 2 квітня російські війська обстріляли 102 населених пункти в 7 областяхУкраїни. Внаслідок обстрілів 4 цивільні особи загинули, 15 поранені.</text:p>
      <text:p text:style-name="P4">
Як передає Укрінформ, про це в <text:a xlink:type="simple" xlink:href="http://t.me/militarymediacenter/1603" text:style-name="Internet_20_link" text:visited-style-name="Visited_20_Internet_20_Link">
 </text:a>
повідомляє Military Media Center.</text:p>
      <text:p text:style-name="P4">
«За наданою Ситуаційним центром Міністерства оборони України інформацією,протягом минулої доби російські війська обстріляли територію 7 областейУкраїни. Загалом із різних видів озброєння (гранатомети, міномети, танки,артилерія, РСЗВ, БПЛА, тактична авіація) здійснено обстріли 102 населенихпунктів, підтверджено ураження 29 об’єктів інфраструктури. Попередньо загинуло4 особи та 15 поранено», - йдеться в повідомленні.</text:p>
      <text:p text:style-name="P4">
<draw:frame draw:style-name="fr1" draw:name="Image76" text:anchor-type="as-char" svg:width="6.9236in" svg:height="4.967683in" draw:z-index="0">
<draw:image xlink:href="../Images/yкринформ/2023-04-02T10-40-00-03-00/1680421174-995.jpg" xlink:type="simple" xlink:show="embed" xlink:actuate="onLoad" draw:mime-type="image/jpeg"/>
</draw:frame>
</text:p>
      <text:p text:style-name="P4">
<text:span text:style-name="T4">
Читайте також:</text:span>
 <text:a xlink:type="simple" xlink:href="https://www.ukrinform.ua/rubric-ato/3690479-kreml-ne-dosag-postavlenih-cilej-v-ukraini-do-kinca-berezna-isw.html" text:style-name="Internet_20_link" text:visited-style-name="Visited_20_Internet_20_Link">
 </text:a>
</text:p>
      <text:p text:style-name="P4">
Як повідомляв Укрінформ, Сили оборони України з 24 лютого 2022 року по 2квітня 2023 року <text:a xlink:type="simple" xlink:href="https://www.ukrinform.ua/rubric-ato/3690466-sili-oboroni-znisili-vze-174-550-vijskovih-rf.html" text:style-name="Internet_20_link" text:visited-style-name="Visited_20_Internet_20_Link">
 </text:a>
 близько 174 тисяч 550 російськихвійськових, зокрема 560 загарбників – за останню добу. Також станом на 2квітня українські захисники знищили 3618 (+2) ворожих танків, 6986 (+5)бойових броньованих машин, 2687 (+4) артилерійських систем, 527 реактивнихсистем залпового вогню, 279 засобів протиповітряної оборони, 306 літаків, 291гелікоптер, 2249 (+1) безпілотників оперативно-тактичного рівня, 911 крилатихракет, 18 кораблів /катерів, 5537 (+9) одиниць автомобільної техніки йавтоцистерн та 296 одиниць спеціальної техніки рф.</text:p>
      <text:p text:style-name="P4">
Source: <text:a xlink:type="simple" xlink:href="https://www.ukrinform.ua/rubric-ato/3690510-za-dobu-vorog-obstrilav-7-oblastej-ukraini-4-ludini-zaginuli-15-poraneni.html" text:style-name="Internet_20_link" text:visited-style-name="Visited_20_Internet_20_Link">
https://www.ukrinform.ua/rubric-ato/3690510-za-dobu-vorog-obstrilav-7-oblastej-ukraini-4-ludini-zaginuli-15-poraneni.html</text:a>
</text:p>
      <!--NEWS-->
      <text:h text:style-name="P10" text:outline-level="1">
<text:span text:style-name="T4">
Пияцтво є однією з основних причин небойових втрат у росіян – британська розвідка</text:span>
</text:h>
      <text:p text:style-name="P4">
Authors: Ukrinform (Person)</text:p>
      <text:p text:style-name="P4">
Publisher: Укринформ (Organization)</text:p>
      <text:p text:style-name="P4">
Published Time: 2023-04-02T10:42:00+03:00</text:p>
      <text:p text:style-name="P4">
Modified Time: 2023-04-02T10:42:00+03:00</text:p>
      <text:p text:style-name="P4">
Description: Втрати російської армії з початку повномасштабного вторгнення в Україну становлять до 200 тисяч людей, водночас значна частина з них була спричинена небойовими причинами. Найголовніша серед них - це масове пияцтво. — Укрінформ.</text:p>
      <text:p text:style-name="P4">
Images: ["<text:a xlink:type="simple" xlink:href="https://static.ukrinform.com/photos/2022_04/thumb_files/630_360_1649246846-820.jpg" text:style-name="Internet_20_link" text:visited-style-name="Visited_20_Internet_20_Link">
630_360_16492...</text:a>
"]</text:p>
      <text:p text:style-name="P4">
Tags: ['Алкоголь', 'Британія', 'Розвідка', 'Війна з росією']</text:p>
      <text:p text:style-name="P4">
Type: Article</text:p>
      <!--METADATA-->
      <text:p text:style-name="P4">
<draw:frame draw:style-name="fr1" draw:name="Image77" text:anchor-type="as-char" svg:width="6.9236in" svg:height="3.956343in" draw:z-index="0">
<draw:image xlink:href="../Images/yкринформ/2023-04-02T10-42-00-03-00/630_360_1649246846-820.jpg" xlink:type="simple" xlink:show="embed" xlink:actuate="onLoad" draw:mime-type="image/jpeg"/>
</draw:frame>
 Втратиросійської армії з початку повномасштабного вторгнення в Україну становлять до200 тисяч людей, водночас значна частина з них була спричинена небойовимипричинами. Найголовніша серед них - це масове пияцтво.</text:p>
      <text:p text:style-name="P4">
Як передає Укрінформ, про це у <text:a xlink:type="simple" xlink:href="https://twitter.com/DefenceHQ/status/1642407117049954307" text:style-name="Internet_20_link" text:visited-style-name="Visited_20_Internet_20_Link">
</text:a>
 повідомляєМіноборони Британії з посиланням на дані розвідки.</text:p>
      <text:p text:style-name="P4">
«Хоча росія зазнала 200 000 втрат (загиблих або поранених - ред.) після свогоповномасштабного вторгнення в Україну, значна меншість із них сталася черезнебойові причини», - заявили у відомстві.</text:p>
      <text:p text:style-name="P4">
Зазначається, що 27 березня один російський телеграм-канал повідомив про«надзвичайно високу» кількість інцидентів, злочинів і смертей, пов’язаних ізвживанням <text:a xlink:type="simple" xlink:href="https://www.ukrinform.ua/tag-alkogol" text:style-name="Internet_20_link" text:visited-style-name="Visited_20_Internet_20_Link">
 </text:a>
 серед розгорнутихросійських військ.</text:p>
      <text:p text:style-name="P4">
«Інші головні причини небойових втрат, імовірно, включають погане поводженнязі зброєю, дорожньо-транспортні пригоди та переохолодження. російськікомандири, ймовірно, вважають поширене зловживання алкоголем особливошкідливим для бойової ефективності», - додали у Міноборони.</text:p>
      <text:p text:style-name="P4">
<text:span text:style-name="T4">
Читайте також:</text:span>
 <text:a xlink:type="simple" xlink:href="https://www.ukrinform.ua/rubric-ato/3690479-kreml-ne-dosag-postavlenih-cilej-v-ukraini-do-kinca-berezna-isw.html" text:style-name="Internet_20_link" text:visited-style-name="Visited_20_Internet_20_Link">
 </text:a>
</text:p>
      <text:p text:style-name="P4">
У відомстві при цьому зауважують, що, оскільки пияцтво поширене в більшійчастині російського суспільства, воно довгий час розглядалося як мовчазноприйнята частина військового життя, навіть під час бойових дій.</text:p>
      <text:p text:style-name="P4">
Як повідомляв Укрінформ, Сили оборони України з 24 лютого 2022 року по 2квітня 2023 року <text:a xlink:type="simple" xlink:href="https://www.ukrinform.ua/rubric-ato/3690466-sili-oboroni-znisili-vze-174-550-vijskovih-rf.html" text:style-name="Internet_20_link" text:visited-style-name="Visited_20_Internet_20_Link">
 </text:a>
 , зокрема 560 загарбників – за останнюдобу.</text:p>
      <text:p text:style-name="P4">
Source: <text:a xlink:type="simple" xlink:href="https://www.ukrinform.ua/rubric-ato/3690513-piactvo-e-odnieu-z-osnovnih-pricin-nebojovih-vtrat-u-rosian-britanska-rozvidka.html" text:style-name="Internet_20_link" text:visited-style-name="Visited_20_Internet_20_Link">
https://www.ukrinform.ua/rubric-ato/3690513-piactvo-e-odnieu-z-osnovnih-pricin-nebojovih-vtrat-u-rosian-britanska-rozvidka.html</text:a>
</text:p>
      <!--NEWS-->
      <text:h text:style-name="P10" text:outline-level="1">
<text:span text:style-name="T4">
У Фінляндії розпочалися парламентські вибори</text:span>
</text:h>
      <text:p text:style-name="P4">
Authors: Ukrinform (Person)</text:p>
      <text:p text:style-name="P4">
Publisher: Укринформ (Organization)</text:p>
      <text:p text:style-name="P4">
Published Time: 2023-04-02T10:44:56+03:00</text:p>
      <text:p text:style-name="P4">
Modified Time: 2023-04-02T10:44:56+03:00</text:p>
      <text:p text:style-name="P4">
Description: У Фінляндії в неділю, 2 квітня, проходять парламентські вибори. — Укрінформ.</text:p>
      <text:p text:style-name="P4">
Images: ["<text:a xlink:type="simple" xlink:href="https://static.ukrinform.com/photos/2019_08/thumb_files/630_360_1564656561-884.jpg" text:style-name="Internet_20_link" text:visited-style-name="Visited_20_Internet_20_Link">
630_360_15646...</text:a>
"]</text:p>
      <text:p text:style-name="P4">
Tags: ['Фінляндія', 'Парламент', 'Вибори']</text:p>
      <text:p text:style-name="P4">
Type: Article</text:p>
      <!--METADATA-->
      <text:p text:style-name="P4">
<draw:frame draw:style-name="fr1" draw:name="Image78" text:anchor-type="as-char" svg:width="6.9236in" svg:height="3.956343in" draw:z-index="0">
<draw:image xlink:href="../Images/yкринформ/2023-04-02T10-44-56-03-00/630_360_1564656561-884.jpg" xlink:type="simple" xlink:show="embed" xlink:actuate="onLoad" draw:mime-type="image/jpeg"/>
</draw:frame>
 УФінляндії в неділю, 2 квітня, проходять парламентські вибори.</text:p>
      <text:p text:style-name="P4">
Як передає Укрінформ, про це повідомляє <text:a xlink:type="simple" xlink:href="http://www.euronews.com/2023/04/02/tight-race-in-prospect-as-polls-open-in-finlands-parliamentary-election" text:style-name="Internet_20_link" text:visited-style-name="Visited_20_Internet_20_Link">
</text:a>
 .</text:p>
      <text:p text:style-name="P4">
Голосування розпочалося о 9.00 за місцевим часом.</text:p>
      <text:p text:style-name="P4">
Зазначається, що рекордні 1,7 мільйона осіб, або майже 40% виборців уФінляндії, вже проголосували достроково.</text:p>
      <text:p text:style-name="P4">
Оскільки кожна з трьох основних партій, а саме, соціал-демократи прем'єр-міністра Санни Марін, правоцентристи Національної коаліційної партії ПеттеріОрпо та право-популісти партії «Істинні фіни» на чолі з Рійккою Пуррою, якочікується, отримає близько 20% голосів, наступного тижня можуть початисяпереговори щодо формування правлячої коаліції.</text:p>
      <text:p text:style-name="P4">
Загалом за 200 місць у парламенті <text:a xlink:type="simple" xlink:href="https://www.ukrinform.ua/tag-finlandia" text:style-name="Internet_20_link" text:visited-style-name="Visited_20_Internet_20_Link">
 </text:a>
змагаються понад 2 400 кандидатів від 22 партій. Перші оцінки результатівочікуються незабаром після закриття виборчих дільниць о 20:00 за місцевимчасом.</text:p>
      <text:p text:style-name="P4">
Попередні парламентські вибори в країні відбулися у квітні 2019 року.</text:p>
      <text:p text:style-name="P4">
<text:span text:style-name="T4">
Читайте також:</text:span>
 <text:a xlink:type="simple" xlink:href="https://www.ukrinform.ua/rubric-world/3690480-u-bolgarii-prohodat-pati-za-dva-roki-parlamentski-vibori.html" text:style-name="Internet_20_link" text:visited-style-name="Visited_20_Internet_20_Link">
 </text:a>
</text:p>
      <text:p text:style-name="P4">
Як повідомляв Укрінформ, у неділю, 2 квітня, новий склад парламенту, вжевп’яте за останні два роки, обирають і громадяни Болгарії.</text:p>
      <text:p text:style-name="P4">
Source: <text:a xlink:type="simple" xlink:href="https://www.ukrinform.ua/rubric-world/3690512-u-finlandii-rozpocalisa-parlamentski-vibori.html" text:style-name="Internet_20_link" text:visited-style-name="Visited_20_Internet_20_Link">
https://www.ukrinform.ua/rubric-world/3690512-u-finlandii-rozpocalisa-parlamentski-vibori.html</text:a>
</text:p>
      <!--NEWS-->
      <text:h text:style-name="P10" text:outline-level="1">
<text:span text:style-name="T4">
Укренерго скасувало обмеження споживання електрики у трьох областях</text:span>
</text:h>
      <text:p text:style-name="P4">
Authors: Ukrinform (Person)</text:p>
      <text:p text:style-name="P4">
Publisher: Укринформ (Organization)</text:p>
      <text:p text:style-name="P4">
Published Time: 2023-04-02T10:46:00+03:00</text:p>
      <text:p text:style-name="P4">
Modified Time: 2023-04-02T10:46:00+03:00</text:p>
      <text:p text:style-name="P4">
Description: Національна енергетична компанія «Укренерго» зняла всі обмеження споживання електроенергії, введені в Київській, Житомирській і Харківській областях у зв'язку із пошкодженням обладнання під час масованої ракетної атаки росіян. — Укрінформ.</text:p>
      <text:p text:style-name="P4">
Images: ["<text:a xlink:type="simple" xlink:href="https://static.ukrinform.com/photos/2023_02/thumb_files/630_360_1675769233-305.jpg" text:style-name="Internet_20_link" text:visited-style-name="Visited_20_Internet_20_Link">
630_360_16757...</text:a>
"]</text:p>
      <text:p text:style-name="P4">
Tags: ['Електроенергія', 'Укренерго']</text:p>
      <text:p text:style-name="P4">
Type: Article</text:p>
      <!--METADATA-->
      <text:p text:style-name="P4">
<draw:frame draw:style-name="fr1" draw:name="Image79" text:anchor-type="as-char" svg:width="6.9236in" svg:height="3.956343in" draw:z-index="0">
<draw:image xlink:href="../Images/yкринформ/2023-04-02T10-46-00-03-00/630_360_1675769233-305.jpg" xlink:type="simple" xlink:show="embed" xlink:actuate="onLoad" draw:mime-type="image/jpeg"/>
</draw:frame>
Національна енергетична компанія «Укренерго» зняла всі обмеження споживанняелектроенергії, введені в Київській, Житомирській і Харківській областях узв'язку із пошкодженням обладнання під час масованої ракетної атаки росіян.</text:p>
      <text:p text:style-name="P4">
Про це Укренерго повідомляє в <text:a xlink:type="simple" xlink:href="https://t.me/Ukrenergo/2026" text:style-name="Internet_20_link" text:visited-style-name="Visited_20_Internet_20_Link">
 </text:a>
 , передаєУкрінформ.</text:p>
      <text:p text:style-name="P4">
«Ремонтні бригади НЕК «Укренерго» завершили аварійно-відновлювальні роботи наенергооб’єктах центрального регіону. Щиро дякуємо нашим литовським колегам занадану допомогу», — зазначили в компанії.</text:p>
      <text:p text:style-name="P4">
За даними Укренерго, в інших регіонах країни обмежень, які б призводили донеобхідності обмеження споживання, також немає.</text:p>
      <text:p text:style-name="P4">
<text:span text:style-name="T4">
Читайте також:</text:span>
 <text:a xlink:type="simple" xlink:href="https://www.ukrinform.ua/rubric-economy/3689105-ukraina-domovilasa-pro-zalucenna-ekstrenoi-energeticnoi-dopomogi-z-15-krain-es.html" text:style-name="Internet_20_link" text:visited-style-name="Visited_20_Internet_20_Link">
 </text:a>
</text:p>
      <text:p text:style-name="P4">
Як повідомляв Укрінформ, згідно з <text:a xlink:type="simple" xlink:href="https://www.ukrinform.ua/rubric-economy/3690265-generacia-elektroenergii-povnistu-zabezpecue-potrebi-spozivaciv-galusenko.html" text:style-name="Internet_20_link" text:visited-style-name="Visited_20_Internet_20_Link">
 </text:a>
 станом на 1 квітня, генерація з резервом маєнеобхідні обсяги потужності для забезпечення потреб споживачів електроенергіїв усіх областях України.</text:p>
      <text:p text:style-name="P4">
Source: <text:a xlink:type="simple" xlink:href="https://www.ukrinform.ua/rubric-economy/3690511-ukrenergo-skasuvalo-obmezenna-spozivanna-elektriki-u-troh-oblastah.html" text:style-name="Internet_20_link" text:visited-style-name="Visited_20_Internet_20_Link">
https://www.ukrinform.ua/rubric-economy/3690511-ukrenergo-skasuvalo-obmezenna-spozivanna-elektriki-u-troh-oblastah.html</text:a>
</text:p>
      <!--NEWS-->
      <text:h text:style-name="P10" text:outline-level="1">
<text:span text:style-name="T4">
На Харківщині чоловік підірвався на розтяжці</text:span>
</text:h>
      <text:p text:style-name="P4">
Authors: Ukrinform (Person)</text:p>
      <text:p text:style-name="P4">
Publisher: Укринформ (Organization)</text:p>
      <text:p text:style-name="P4">
Published Time: 2023-04-02T10:57:17+03:00</text:p>
      <text:p text:style-name="P4">
Modified Time: 2023-04-02T10:57:17+03:00</text:p>
      <text:p text:style-name="P4">
Description: У Харківській області в селі Довгалівка чоловік підірвався на невідомому вибуховому пристрої. — Укрінформ.</text:p>
      <text:p text:style-name="P4">
Images: ["<text:a xlink:type="simple" xlink:href="https://static.ukrinform.com/photos/2016_05/thumb_files/630_360_1462954822-2575-rastazka.jpg" text:style-name="Internet_20_link" text:visited-style-name="Visited_20_Internet_20_Link">
630_360_14629...</text:a>
"]</text:p>
      <text:p text:style-name="P4">
Tags: ['Вибух', 'Харківщина', 'Війна з росією']</text:p>
      <text:p text:style-name="P4">
Type: Article</text:p>
      <!--METADATA-->
      <text:p text:style-name="P4">
<draw:frame draw:style-name="fr1" draw:name="Image80" text:anchor-type="as-char" svg:width="6.9236in" svg:height="3.956343in" draw:z-index="0">
<draw:image xlink:href="../Images/yкринформ/2023-04-02T10-57-17-03-00/630_360_1462954822-2575-rastazka.jpg" xlink:type="simple" xlink:show="embed" xlink:actuate="onLoad" draw:mime-type="image/jpeg"/>
</draw:frame>
У Харківській області в селі Довгалівка чоловік підірвався на невідомомувибуховому пристрої.</text:p>
      <text:p text:style-name="P4">
Про це в <text:a xlink:type="simple" xlink:href="https://t.me/DSNS_Kharkiv/3458" text:style-name="Internet_20_link" text:visited-style-name="Visited_20_Internet_20_Link">
 </text:a>
 повідомляє пресслужба ДСНСХарківської області, передає Укрінформ.</text:p>
      <text:p text:style-name="P4">
«В Ізюмському р-ні, с. Довгалівка, чоловік 1964 року народження підірвався наневідомому вибуховому предметі (розтяжці)», - йдеться в повідомленні.</text:p>
      <text:p text:style-name="P4">
На щастя, постраждалий вижив, його госпіталізовано з діагнозом мінно-вибуховатравма, закрита черепно-мозкова травма, осколкове поранення обличчя зліва талівого стегна.</text:p>
      <text:p text:style-name="P4">
<text:span text:style-name="T4">
Читайте також:</text:span>
 <text:a xlink:type="simple" xlink:href="https://www.ukrinform.ua/rubric-regions/3690231-na-hersonsini-pomer-elektromonter-akij-naperedodni-pidirvavsa-na-mini.html" text:style-name="Internet_20_link" text:visited-style-name="Visited_20_Internet_20_Link">
 </text:a>
</text:p>
      <text:p text:style-name="P4">
Як повідомлялося, у Харківській області російські загарбники за минулу добу <text:a xlink:type="simple" xlink:href="https://www.ukrinform.ua/rubric-regions/3690484-vorog-za-dobu-obstrilav-14-naselenih-punktiv-harkivsini-e-zagiblij-i-poranenij.html" text:style-name="Internet_20_link" text:visited-style-name="Visited_20_Internet_20_Link">
</text:a>
щонайменше 14 прикордонних населених пунктів, є загиблий і поранений середцивільного населення.</text:p>
      <text:p text:style-name="P4">
Source: <text:a xlink:type="simple" xlink:href="https://www.ukrinform.ua/rubric-regions/3690516-na-harkivsini-colovik-pidirvavsa-na-roztazci.html" text:style-name="Internet_20_link" text:visited-style-name="Visited_20_Internet_20_Link">
https://www.ukrinform.ua/rubric-regions/3690516-na-harkivsini-colovik-pidirvavsa-na-roztazci.html</text:a>
</text:p>
      <!--NEWS-->
      <text:h text:style-name="P10" text:outline-level="1">
<text:span text:style-name="T4">
Авіація, «Гради», артилерія і міномети: під обстрілами на Донеччині - дев’ять населених пунктів</text:span>
</text:h>
      <text:p text:style-name="P4">
Authors: Ukrinform (Person)</text:p>
      <text:p text:style-name="P4">
Publisher: Укринформ (Organization)</text:p>
      <text:p text:style-name="P4">
Published Time: 2023-04-02T10:58:28+03:00</text:p>
      <text:p text:style-name="P4">
Modified Time: 2023-04-02T10:58:28+03:00</text:p>
      <text:p text:style-name="P4">
Description: У Донецькій області російські війська за добу здійснили 20 вогневих атак, постраждали дев’ять населених пунктів, є поранені серед мирних жителів. — Укрінформ.</text:p>
      <text:p text:style-name="P4">
Images: ["<text:a xlink:type="simple" xlink:href="https://static.ukrinform.com/photos/2023_04/thumb_files/630_360_1680421959-8033.jpeg" text:style-name="Internet_20_link" text:visited-style-name="Visited_20_Internet_20_Link">
630_360_16804...</text:a>
", "<text:a xlink:type="simple" xlink:href="https://static.ukrinform.com/photos/2023_04/1680422158-367.jpg" text:style-name="Internet_20_link" text:visited-style-name="Visited_20_Internet_20_Link">
1680422158-36...</text:a>
"]</text:p>
      <text:p text:style-name="P4">
Tags: ['Донеччина', 'Обстріл', 'Війна з росією']</text:p>
      <text:p text:style-name="P4">
Type: Article</text:p>
      <!--METADATA-->
      <text:p text:style-name="P4">
<draw:frame draw:style-name="fr1" draw:name="Image81" text:anchor-type="as-char" svg:width="6.9236in" svg:height="3.956343in" draw:z-index="0">
<draw:image xlink:href="../Images/yкринформ/2023-04-02T10-58-28-03-00/630_360_1680421959-8033.jpeg" xlink:type="simple" xlink:show="embed" xlink:actuate="onLoad" draw:mime-type="image/jpeg"/>
</draw:frame>
 УДонецькій області російські війська за добу здійснили 20 вогневих атак,постраждали дев’ять населених пунктів, є поранені серед мирних жителів.</text:p>
      <text:p text:style-name="P4">
Як передає Укрінформ, про це повідомляє <text:a xlink:type="simple" xlink:href="https://dn.npu.gov.ua/news/donechchyna-pid-obstrilamy-rf-za-dobu-politseiski-zadokumentuvaly-20-atak" text:style-name="Internet_20_link" text:visited-style-name="Visited_20_Internet_20_Link">
</text:a>
</text:p>
      <text:p text:style-name="P4">
Під ударами перебували <text:a xlink:type="simple" xlink:href="https://www.ukrinform.ua/tag-avdiivka" text:style-name="Internet_20_link" text:visited-style-name="Visited_20_Internet_20_Link">
 </text:a>
 , Бахмут,Красногорівка, Торецьк, Велика Новосілка, Північне, Времівка, Дружба,Предтечине.</text:p>
      <text:p text:style-name="P4">
Армія рф застосувала авіацію, «Гради», артилерію, міномети.</text:p>
      <text:p text:style-name="P4">
Знищений і пошкоджений 21 цивільний об’єкт – 10 житлових будинків, школа,будинок культури, адміністративні будівлі, господарча споруда, автомобілі.</text:p>
      <text:p text:style-name="P4">
<draw:frame draw:style-name="fr1" draw:name="Image82" text:anchor-type="as-char" svg:width="6.9236in" svg:height="4.891395in" draw:z-index="0">
<draw:image xlink:href="../Images/yкринформ/2023-04-02T10-58-28-03-00/1680422158-367.jpg" xlink:type="simple" xlink:show="embed" xlink:actuate="onLoad" draw:mime-type="image/jpeg"/>
</draw:frame>
</text:p>
      <text:p text:style-name="P4">
Три авіаудари загарбники завдали по Авдіївці. Загалом росіяни атакували містосім разів. Руйнувань зазнали багатоповерховий будинок та адміністративнабудівля. Інформації щодо постраждалих не надходило.</text:p>
      <text:p text:style-name="P4">
<text:span text:style-name="T4">
Читайте також:</text:span>
 <text:a xlink:type="simple" xlink:href="https://www.ukrinform.ua/rubric-ato/3690510-za-dobu-vorog-obstrilav-7-oblastej-ukraini-4-ludini-zaginuli-15-poraneni.html" text:style-name="Internet_20_link" text:visited-style-name="Visited_20_Internet_20_Link">
 </text:a>
</text:p>
      <text:p text:style-name="P4">
З «Градів» російські війська накрили Торецьк, поцілили у багатоповерховийбудинок та об’єкти соціальної інфраструктури. Є травмовані цивільні.</text:p>
      <text:p text:style-name="P4">
Внаслідок артилерійських обстрілів є поранені у Бахмуті.</text:p>
      <text:p text:style-name="P4">
<text:a xlink:type="simple" xlink:href="https://static.ukrinform.com/photos/2023_04/1680421959-3888.jpeg" text:style-name="Internet_20_link" text:visited-style-name="Visited_20_Internet_20_Link">
 </text:a>
 <text:a xlink:type="simple" xlink:href="https://static.ukrinform.com/photos/2023_04/1680421958-4258.jpeg" text:style-name="Internet_20_link" text:visited-style-name="Visited_20_Internet_20_Link">
</text:a>
 <text:a xlink:type="simple" xlink:href="https://static.ukrinform.com/photos/2023_04/1680421958-5507.jpeg" text:style-name="Internet_20_link" text:visited-style-name="Visited_20_Internet_20_Link">
</text:a>
 <text:a xlink:type="simple" xlink:href="https://static.ukrinform.com/photos/2023_04/1680421958-7978.jpeg" text:style-name="Internet_20_link" text:visited-style-name="Visited_20_Internet_20_Link">
</text:a>
 <text:a xlink:type="simple" xlink:href="https://static.ukrinform.com/photos/2023_04/1680421958-3685.jpeg" text:style-name="Internet_20_link" text:visited-style-name="Visited_20_Internet_20_Link">
</text:a>
 <text:a xlink:type="simple" xlink:href="https://static.ukrinform.com/photos/2023_04/1680421958-3610.jpeg" text:style-name="Internet_20_link" text:visited-style-name="Visited_20_Internet_20_Link">
</text:a>
 <text:a xlink:type="simple" xlink:href="https://static.ukrinform.com/photos/2023_04/1680421958-1950.jpeg" text:style-name="Internet_20_link" text:visited-style-name="Visited_20_Internet_20_Link">
</text:a>
 <text:a xlink:type="simple" xlink:href="https://static.ukrinform.com/photos/2023_04/1680421959-1936.jpeg" text:style-name="Internet_20_link" text:visited-style-name="Visited_20_Internet_20_Link">
</text:a>
 <text:a xlink:type="simple" xlink:href="https://static.ukrinform.com/photos/2023_04/1680421959-5167.jpeg" text:style-name="Internet_20_link" text:visited-style-name="Visited_20_Internet_20_Link">
</text:a>
 <text:a xlink:type="simple" xlink:href="https://static.ukrinform.com/photos/2023_04/1680421959-8815.jpeg" text:style-name="Internet_20_link" text:visited-style-name="Visited_20_Internet_20_Link">
</text:a>
 <text:a xlink:type="simple" xlink:href="https://static.ukrinform.com/photos/2023_04/1680421959-1085.jpeg" text:style-name="Internet_20_link" text:visited-style-name="Visited_20_Internet_20_Link">
</text:a>
 <text:a xlink:type="simple" xlink:href="https://static.ukrinform.com/photos/2023_04/1680421959-5873.jpeg" text:style-name="Internet_20_link" text:visited-style-name="Visited_20_Internet_20_Link">
</text:a>
 <text:a xlink:type="simple" xlink:href="https://static.ukrinform.com/photos/2023_04/1680421959-5681.jpeg" text:style-name="Internet_20_link" text:visited-style-name="Visited_20_Internet_20_Link">
</text:a>
 <text:a xlink:type="simple" xlink:href="https://static.ukrinform.com/photos/2023_04/1680421959-8033.jpeg" text:style-name="Internet_20_link" text:visited-style-name="Visited_20_Internet_20_Link">
</text:a>
</text:p>
      <text:p text:style-name="P4">
Поліція та Служба безпеки України відкрили кримінальні провадження за ст. 438(порушення законів та звичаїв війни) Кримінального кодексу України.</text:p>
      <text:p text:style-name="P4">
Поліція допомогла евакуювати ще 166 людей, з початку обов’язкової евакуації -понад 58 350 осіб, серед них 7253 – діти, 2627 – люди з інвалідністю.</text:p>
      <text:p text:style-name="P4">
Як повідомляв Укрінформ, за інформацією очільника Донецької обласноївійськової адміністрації Павла Кириленка, <text:a xlink:type="simple" xlink:href="https://www.ukrinform.ua/rubric-regions/3690157-rosiani-za-dobu-vbili-na-doneccini-dvoh-civilnih-i-se-troh-poranili.html" text:style-name="Internet_20_link" text:visited-style-name="Visited_20_Internet_20_Link">
 </text:a>
 .</text:p>
      <text:p text:style-name="P4">
Source: <text:a xlink:type="simple" xlink:href="https://www.ukrinform.ua/rubric-regions/3690517-aviacia-gradi-artileria-i-minometi-pid-obstrilami-na-doneccini-devat-naselenih-punktiv.html" text:style-name="Internet_20_link" text:visited-style-name="Visited_20_Internet_20_Link">
https://www.ukrinform.ua/rubric-regions/3690517-aviacia-gradi-artileria-i-minometi-pid-obstrilami-na-doneccini-devat-naselenih-punktiv.html</text:a>
</text:p>
      <!--NEWS-->
      <text:h text:style-name="P10" text:outline-level="1">
<text:span text:style-name="T4">
Protest in Khmelnitsky after employees of Moscow Orthodox Church have beaten a soldier at the...</text:span>
</text:h>
      <text:p text:style-name="P4">
Authors: liveuamap (Language: en)</text:p>
      <text:p text:style-name="P4">
Time: 2023-04-02T10:59:24</text:p>
      <text:p text:style-name="P4">
Location: Khmelnitsky (Latitude:49.42264 Longtitude:26.98749)</text:p>
      <text:p text:style-name="P4">
Videos: []</text:p>
      <text:p text:style-name="P4">
Images: ["<text:a xlink:type="simple" xlink:href="https://liveuamap.com/pics/2023/04/02/22553136_1.jpg" text:style-name="Internet_20_link" text:visited-style-name="Visited_20_Internet_20_Link">
22553136_1.jpg</text:a>
", "<text:a xlink:type="simple" xlink:href="https://liveuamap.com/pics/2023/04/02/22553136_2.jpg" text:style-name="Internet_20_link" text:visited-style-name="Visited_20_Internet_20_Link">
22553136_2.jpg</text:a>
", "<text:a xlink:type="simple" xlink:href="https://liveuamap.com/pics/2023/04/02/22553136_3.jpg" text:style-name="Internet_20_link" text:visited-style-name="Visited_20_Internet_20_Link">
22553136_3.jpg</text:a>
", "<text:a xlink:type="simple" xlink:href="https://liveuamap.com/pics/2023/04/02/22553136_4.jpg" text:style-name="Internet_20_link" text:visited-style-name="Visited_20_Internet_20_Link">
22553136_4.jpg</text:a>
"]</text:p>
      <text:p text:style-name="P4">
Tags: ["Europe", "Central and Eastern Europe"]</text:p>
      <text:p text:style-name="P4">
ID: 22553136</text:p>
      <!--METADATA-->
      <text:p text:style-name="P4">
Protest in Khmelnitsky after employees of Moscow Orthodox Church have beaten asoldier at the Sunday mass</text:p>
      <text:p text:style-name="P4">
<draw:frame draw:style-name="fr1" draw:name="Image83" text:anchor-type="as-char" svg:width="6.9236in" svg:height="5.1927in" draw:z-index="0">
<draw:image xlink:href="../Images/liveuamap/2023-04-02T10-59-24/22553136_1.jpg" xlink:type="simple" xlink:show="embed" xlink:actuate="onLoad" draw:mime-type="image/jpeg"/>
</draw:frame>
<draw:frame draw:style-name="fr1" draw:name="Image84" text:anchor-type="as-char" svg:width="6.9236in" svg:height="3.894525in" draw:z-index="0">
<draw:image xlink:href="../Images/liveuamap/2023-04-02T10-59-24/22553136_2.jpg" xlink:type="simple" xlink:show="embed" xlink:actuate="onLoad" draw:mime-type="image/jpeg"/>
</draw:frame>
<draw:frame draw:style-name="fr1" draw:name="Image85" text:anchor-type="as-char" svg:width="6.9236in" svg:height="3.894525in" draw:z-index="0">
<draw:image xlink:href="../Images/liveuamap/2023-04-02T10-59-24/22553136_3.jpg" xlink:type="simple" xlink:show="embed" xlink:actuate="onLoad" draw:mime-type="image/jpeg"/>
</draw:frame>
<draw:frame draw:style-name="fr1" draw:name="Image86" text:anchor-type="as-char" svg:width="6.9236in" svg:height="5.1927in" draw:z-index="0">
<draw:image xlink:href="../Images/liveuamap/2023-04-02T10-59-24/22553136_4.jpg" xlink:type="simple" xlink:show="embed" xlink:actuate="onLoad" draw:mime-type="image/jpeg"/>
</draw:frame>
</text:p>
      <text:p text:style-name="P4">
News Collection Link: <text:a xlink:type="simple" xlink:href="https://liveuamap.com/en/2023/2-april-protest-in-khmelnitsky-after-employees-of-moscow" text:style-name="Internet_20_link" text:visited-style-name="Visited_20_Internet_20_Link">
https://liveuamap.com/en/2023/2-april-protest-in-khmelnitsky-after-employees-of-moscow</text:a>
</text:p>
      <text:p text:style-name="P4">
Source: <text:a xlink:type="simple" xlink:href="https://t.me/hromadske_ua/31131" text:style-name="Internet_20_link" text:visited-style-name="Visited_20_Internet_20_Link">
https://t.me/hromadske_ua/31131</text:a>
</text:p>
      <!--NEWS-->
      <text:h text:style-name="P10" text:outline-level="1">
<text:span text:style-name="T4">
Слухайте українською: 7 аудіо-історій для дітей</text:span>
</text:h>
      <text:p text:style-name="P4">
Authors: Ukrinform (Person)</text:p>
      <text:p text:style-name="P4">
Publisher: Укринформ (Organization)</text:p>
      <text:p text:style-name="P4">
Published Time: 2023-04-02T11:00:00+03:00</text:p>
      <text:p text:style-name="P4">
Modified Time: 2023-04-02T11:00:00+03:00</text:p>
      <text:p text:style-name="P4">
Description: Ми зібрали сім аудіо-уривків для дітей із сучасної літератури та класики — Укрінформ.</text:p>
      <text:p text:style-name="P4">
Images: ["<text:a xlink:type="simple" xlink:href="https://static.ukrinform.com/photos/2023_03/thumb_files/630_360_1680256705-693.jpg" text:style-name="Internet_20_link" text:visited-style-name="Visited_20_Internet_20_Link">
630_360_16802...</text:a>
"]</text:p>
      <text:p text:style-name="P4">
Tags: ['Діти', 'Книги', 'Аудіокнига', 'Подкаст']</text:p>
      <text:p text:style-name="P4">
Type: Article</text:p>
      <!--METADATA-->
      <text:p text:style-name="P4">
<draw:frame draw:style-name="fr1" draw:name="Image87" text:anchor-type="as-char" svg:width="6.9236in" svg:height="3.956343in" draw:z-index="0">
<draw:image xlink:href="../Images/yкринформ/2023-04-02T11-00-00-03-00/630_360_1680256705-693.jpg" xlink:type="simple" xlink:show="embed" xlink:actuate="onLoad" draw:mime-type="image/jpeg"/>
</draw:frame>
 Ми зібралисім аудіо-уривків для дітей із сучасної літератури та класики</text:p>
      <text:p text:style-name="P4">
До Міжнародного дня дитячої книги пропонуємо послухати топ-7 уривків з чудовихлітературних творів для дітей від українських та світових авторів.</text:p>
      <text:p text:style-name="P4">
<text:span text:style-name="T4">
«Чудове чудовисько», Сашко Дерманський</text:span>
</text:p>
      <text:p text:style-name="P4">
Ця книга про незвичайне знайомство дівчинки Соні з чудовиськом Чу. За кількамісяців Чу мусить заробити сім подяк від людей, бо інакше його закинуть уКраїну жаховиськ. Безліч пригод і небезпек спіткає героїв, але справжня дружбатворить справжні дива...</text:p>
      <text:p text:style-name="P4">
<text:span text:style-name="T4">
«Сірка на порох», Іван Андрусяк</text:span>
</text:p>
      <text:p text:style-name="P4">
Дівчинка з дивним прізвиськом Сірка наглядає вночі за копальнею з видобуткуселітри. Та ось на копальню вриваються розбійники, щоб при світлі багаттядопитати двох викрадених незнайомців – козака і єврея. Заховавшись у могилі,Сірка стає свідком допиту і дізнається дещо дуже таємне і небезпечне…</text:p>
      <text:p text:style-name="P4">
Історія про дружбу і зраду, про підлість і честь, про зародження першихпочуттів і одвічну українську проблему самоусвідомлення.</text:p>
      <text:p text:style-name="P4">
<text:span text:style-name="T4">
«Мій дідусь був черешнею», Анджела Нанетті</text:span>
</text:p>
      <text:p text:style-name="P4">
Ця книга - родинна історія хлопчика Тоніно, розказана від його імені. Проста іказкова водночас. Така, що зачепить кожного знайомими ситуаціями, подіями,фразами і страхами.</text:p>
      <text:p text:style-name="P4">
У Тоніно є мама й тато, які не завжди знаходять спільну мову. Є дідусь ібабуся міські, а є - сільські. І вони зовсім різні, бо живуть у різних світах.І саме сільські дідусь і бабуся - Оттавіано і Теодолінда - словами, вчинками,тим, які вони є, відкривають перед Тоніно, а отже - й перед нами, скарбиемоцій, вчать розуміти себе й близьких, сприймати і переосмислювати навітьнайскладніші речі та явища. Навіть смерть, яка є невід'ємною частиною життя.</text:p>
      <text:p text:style-name="P4">
Ця історія - повернення в дитинство з його можливістю неможливого інагадування про те, що дива існують поряд з нами, і що, попри сум,несправедливість та розпач, ми таки зуміємо їх побачити, якщо тільки відкриємодо них серце.</text:p>
      <text:p text:style-name="P4">
<text:span text:style-name="T4">
«Усі собаки з космосу», Аня Радомська</text:span>
</text:p>
      <text:p text:style-name="P4">
Кажан з планети Буль – один із найкращих таємних агентів Галактики. Вінприбуває на Землю із важливою секретною місією. Та от лихо, Кажан прослухав,якою! Тим часом інші космічні агенти кудись безслідно зникають, а ночами вмісті орудують таємничі злюни.</text:p>
      <text:p text:style-name="P4">
Перед вами весела пригодницька історія для молодшого шкільного віку про великувідвагу, міцну дружбу та перемогу добра, яка нікого не залишить байдужим!</text:p>
      <text:p text:style-name="P4">
<text:span text:style-name="T4">
«Коли сніг пахне мандаринками», Оксана Давидова</text:span>
</text:p>
      <text:p text:style-name="P4">
Герої оповідань сучасних українських письменниць і письменників, що увійшли дозбірника «Коли сніг пахне мандаринками», — підлітки. Іноді у святкову порувони втрапляють у халепи чи переживають дивні пригоди, часом отримуютьнесподівані дари або сумують через болісні втрати і не розуміють, як увімкнутикнопку «радість» на замовлення. Але врешті­решт найважливіше для кожного з них— зустріти Новий рік та Різдво з найближчими. І в цьому — справжня святковамагія.</text:p>
      <text:p text:style-name="P4">
<text:span text:style-name="T4">
«Зачарована Десна», Олександр Довженко</text:span>
</text:p>
      <text:p text:style-name="P4">
Автобіографічна повість наповнена спогадами дитинства про гарні часи, демаленькою наївною дитиною помічаєш красу у всьому, що оточує… Але якщозануритися у твір вже дорослим – приходить смуток, ностальгуєш за минулим тапочинаєш розуміти, що хотів донести автор…</text:p>
      <text:p text:style-name="P4">
<text:span text:style-name="T4">
«Різдво приходить у Країну Мумі-тролів», Гаріді Алекс, Давідссон Сесілія,Янссон Туве</text:span>
</text:p>
      <text:p text:style-name="P4">
Одного ранку в грудні урвався довгий зимовий сон родини Мумі-тролів. Світ застінами будиночка змінився до невпізнання: щось біле й загадкове вкрило всюДолину Мумі-тролів, туди й сюди сновигали чепурулі й гемулі, обвішаніподарунками й пакунками зі святковими наїдками та напитками. Усі перебували усхвильованому очікуванні чогось, що прямувало до Мумі-долини. Те загадковеЩось видавалося дуже небезпечним і називалося Різдвом.</text:p>
      <text:p text:style-name="P4">
<text:span text:style-name="T5">
Перше фото: Aaron Burden / Unsplash</text:span>
</text:p>
      <text:p text:style-name="P4">
Source: <text:a xlink:type="simple" xlink:href="https://www.ukrinform.ua/rubric-culture/3689849-sluhajte-ukrainskou-7-audioistorij-dla-ditej.html" text:style-name="Internet_20_link" text:visited-style-name="Visited_20_Internet_20_Link">
https://www.ukrinform.ua/rubric-culture/3689849-sluhajte-ukrainskou-7-audioistorij-dla-ditej.html</text:a>
</text:p>
      <!--NEWS-->
      <text:h text:style-name="P10" text:outline-level="1">
<text:span text:style-name="T4">
Десантники знищили підрозділ росіян та зайняли їхні бойові позиції</text:span>
</text:h>
      <text:p text:style-name="P4">
Authors: Ukrinform (Person)</text:p>
      <text:p text:style-name="P4">
Publisher: Укринформ (Organization)</text:p>
      <text:p text:style-name="P4">
Published Time: 2023-04-02T11:04:16+03:00</text:p>
      <text:p text:style-name="P4">
Modified Time: 2023-04-02T11:04:16+03:00</text:p>
      <text:p text:style-name="P4">
Description: Бійці Десантно-штурмових військ Збройних сил України на одному з напрямків ліквідували підрозділ російських загарбників та зайняли їхні бойові позиції. — Укрінформ.</text:p>
      <text:p text:style-name="P4">
Images: ["<text:a xlink:type="simple" xlink:href="https://static.ukrinform.com/photos/2023_04/thumb_files/630_360_1680422407-224.png" text:style-name="Internet_20_link" text:visited-style-name="Visited_20_Internet_20_Link">
630_360_16804...</text:a>
"]</text:p>
      <text:p text:style-name="P4">
Tags: ['ЗСУ', 'Десантники', 'Війна з росією']</text:p>
      <text:p text:style-name="P4">
Type: Article</text:p>
      <!--METADATA-->
      <text:p text:style-name="P4">
<draw:frame draw:style-name="fr1" draw:name="Image88" text:anchor-type="as-char" svg:width="6.9236in" svg:height="3.956343in" draw:z-index="0">
<draw:image xlink:href="../Images/yкринформ/2023-04-02T11-04-16-03-00/630_360_1680422407-224.png" xlink:type="simple" xlink:show="embed" xlink:actuate="onLoad" draw:mime-type="image/png"/>
</draw:frame>
 БійціДесантно-штурмових військ Збройних сил України на одному з напрямківліквідували підрозділ російських загарбників та зайняли їхні бойові позиції.</text:p>
      <text:p text:style-name="P4">
Як передає Укрінформ, про це пресслужба ДШВ повідомила в <text:a xlink:type="simple" xlink:href="http://t.me/ua_dshv/1100" text:style-name="Internet_20_link" text:visited-style-name="Visited_20_Internet_20_Link">
</text:a>
 .</text:p>
      <text:p text:style-name="P4">
"Воїни 71-ї окремої єгерської бригади Десантно-штурмових військ Збройних силУкраїни знищили підрозділ окупантів та зайняли їх бойові позиції на одному знапрямків", — ідеться в повідомленні.</text:p>
      <text:p text:style-name="P4">
У пресслужбі показали, як відбувалися штурмові дії та зачистка ворожихпозицій.</text:p>
      <text:p text:style-name="P4">
_Відео:<text:a xlink:type="simple" xlink:href="https://t.me/ua_dshv/1100" text:style-name="Internet_20_link" text:visited-style-name="Visited_20_Internet_20_Link">
 </text:a>
 _</text:p>
      <text:p text:style-name="P4">
Як повідомляв Укрінформ, <text:a xlink:type="simple" xlink:href="https://www.ukrinform.ua/rubric-ato/3690508-na-doneckomu-napramku-vorog-vidstupiv-iz-deakih-pozicij-sili-oboroni.html" text:style-name="Internet_20_link" text:visited-style-name="Visited_20_Internet_20_Link">
 </text:a>
росіяни відступили з деяких позицій, українські військові здійснюютьпідготовку до оборонних дій.</text:p>
      <text:p text:style-name="P4">
<text:span text:style-name="T5">
Фото: RFE</text:span>
</text:p>
      <text:p text:style-name="P4">
Source: <text:a xlink:type="simple" xlink:href="https://www.ukrinform.ua/rubric-ato/3690519-desantniki-znisili-pidrozdil-rosian-ta-zajnali-ihni-bojovi-pozicii.html" text:style-name="Internet_20_link" text:visited-style-name="Visited_20_Internet_20_Link">
https://www.ukrinform.ua/rubric-ato/3690519-desantniki-znisili-pidrozdil-rosian-ta-zajnali-ihni-bojovi-pozicii.html</text:a>
</text:p>
      <!--NEWS-->
      <text:h text:style-name="P10" text:outline-level="1">
<text:span text:style-name="T4">
«Формула-1»: Ферстаппен виграв Гран-прі Австралії</text:span>
</text:h>
      <text:p text:style-name="P4">
Authors: Ukrinform (Person)</text:p>
      <text:p text:style-name="P4">
Publisher: Укринформ (Organization)</text:p>
      <text:p text:style-name="P4">
Published Time: 2023-04-02T11:09:00+03:00</text:p>
      <text:p text:style-name="P4">
Modified Time: 2023-04-02T11:09:00+03:00</text:p>
      <text:p text:style-name="P4">
Description: У Мельбурні завершилася третя гонка «Формули-1» сезону-2023 - Гран-прі Австралії. — Укрінформ.</text:p>
      <text:p text:style-name="P4">
Images: ["<text:a xlink:type="simple" xlink:href="https://static.ukrinform.com/photos/2023_04/thumb_files/630_360_1680422859-619.jpg" text:style-name="Internet_20_link" text:visited-style-name="Visited_20_Internet_20_Link">
630_360_16804...</text:a>
"]</text:p>
      <text:p text:style-name="P4">
Tags: ['Формула-1']</text:p>
      <text:p text:style-name="P4">
Type: Article</text:p>
      <!--METADATA-->
      <text:p text:style-name="P4">
<draw:frame draw:style-name="fr1" draw:name="Image89" text:anchor-type="as-char" svg:width="6.9236in" svg:height="3.956343in" draw:z-index="0">
<draw:image xlink:href="../Images/yкринформ/2023-04-02T11-09-00-03-00/630_360_1680422859-619.jpg" xlink:type="simple" xlink:show="embed" xlink:actuate="onLoad" draw:mime-type="image/jpeg"/>
</draw:frame>
 УМельбурні завершилася третя гонка «Формули-1» сезону-2023 - Гран-пріАвстралії.</text:p>
      <text:p text:style-name="P4">
Переможцем став пілот «Ред Булл» Макс Ферстаппен, передає Укрінформ.</text:p>
      <text:p text:style-name="P4">
Нідерландський автогонщик здобув другу перемогу у сезоні. Друга позиція убританця Льюїса Гемілтона («Мерседес»), третім фінішував іспанець ФернандоАлонсо («Астон Мартін»).</text:p>
      <text:p text:style-name="P4">
Заїзд зупиняли червоними прапорами після аварії британського пілота «Вільямса»Алекса Албона. Вдруге перервали гонку після зіткнення данця Кевіна Магнуссена«Хаас» з бар'єрами. Пілотам залишалося проїхати два гоночні кола, але гонкузупинили втретє відразу після рестарту через численні аварії. У підсумку Гран-прі завершився за машиною безпеки.</text:p>
      <text:p text:style-name="P4">
<text:span text:style-name="T4">
Читайте також:</text:span>
 <text:a xlink:type="simple" xlink:href="https://www.ukrinform.ua/rubric-sports/3684616-formula1-granpri-saudivskoi-aravii-peres-vigrav-gonku.html" text:style-name="Internet_20_link" text:visited-style-name="Visited_20_Internet_20_Link">
 </text:a>
</text:p>
      <text:p text:style-name="P4">
Ферстаппен залишається лідером загального заліку, збільшивши відрив від свогонапарника по «Ред Булл» мексиканця Серхіо Переса на 15 очок.</text:p>
      <text:p text:style-name="P4">
Фото: F1News.</text:p>
      <text:p text:style-name="P4">
Source: <text:a xlink:type="simple" xlink:href="https://www.ukrinform.ua/rubric-sports/3690520-formula1-ferstappen-vigrav-granpri-avstralii.html" text:style-name="Internet_20_link" text:visited-style-name="Visited_20_Internet_20_Link">
https://www.ukrinform.ua/rubric-sports/3690520-formula1-ferstappen-vigrav-granpri-avstralii.html</text:a>
</text:p>
      <!--NEWS-->
      <text:h text:style-name="P10" text:outline-level="1">
<text:span text:style-name="T4">
росіяни за добу обстріляли сім регіонів України - зведення ОВА</text:span>
</text:h>
      <text:p text:style-name="P4">
Authors: Ukrinform (Person)</text:p>
      <text:p text:style-name="P4">
Publisher: Укринформ (Organization)</text:p>
      <text:p text:style-name="P4">
Published Time: 2023-04-02T11:31:44+03:00</text:p>
      <text:p text:style-name="P4">
Modified Time: 2023-04-02T11:31:44+03:00</text:p>
      <text:p text:style-name="P4">
Description: Армія російської федерації за добу здійснила обстріли семи областей України. — Укрінформ.</text:p>
      <text:p text:style-name="P4">
Images: ["<text:a xlink:type="simple" xlink:href="https://static.ukrinform.com/photos/2023_01/thumb_files/630_360_1674507295-761.jpg" text:style-name="Internet_20_link" text:visited-style-name="Visited_20_Internet_20_Link">
630_360_16745...</text:a>
"]</text:p>
      <text:p text:style-name="P4">
Tags: ['Обстріл', 'Війна з росією', 'Регіони']</text:p>
      <text:p text:style-name="P4">
Type: Article</text:p>
      <!--METADATA-->
      <text:p text:style-name="P4">
<draw:frame draw:style-name="fr1" draw:name="Image90" text:anchor-type="as-char" svg:width="6.9236in" svg:height="3.956343in" draw:z-index="0">
<draw:image xlink:href="../Images/yкринформ/2023-04-02T11-31-44-03-00/630_360_1674507295-761.jpg" xlink:type="simple" xlink:show="embed" xlink:actuate="onLoad" draw:mime-type="image/jpeg"/>
</draw:frame>
 Арміяросійської федерації за добу здійснила обстріли семи областей України.</text:p>
      <text:p text:style-name="P4">
Як передає Укрінформ, про це ідеться у зведеній інформації обласних військовихадміністрацій про ситуацію в регіонах України станом на 9:00 неділі, 2 квітня.</text:p>
      <text:p text:style-name="P4">
У Чернігівській області за добу ворог двічі обстріляв із артилерії та ймовірноз СПГ, Новгород-Сіверський район. Без втрат та руйнувань.</text:p>
      <text:p text:style-name="P4">
У Сумській області вчора протягом дня росіяни здійснили обстріли територіїБілопільської та Есманської громад. Без наслідків.</text:p>
      <text:p text:style-name="P4">
Сьогодні зранку росіяни били з мінометів. У результаті одного з обстрілівзагинули люди.</text:p>
      <text:p text:style-name="P4">
У Новослобідській громаді о п’ятій ранку росіяни з мінометів вдарили помолоковозу в одному із населених пунктів громади, зафіксовані два удари. Врезультаті обстрілу загинули дві людини (водій молоковоза та експедитор).</text:p>
      <text:p text:style-name="P4">
У Краснопільській громаді з території рф був мінометний обстріл. Попередньо —без наслідків.</text:p>
      <text:p text:style-name="P4">
У Запорізькій області ​​протягом минулої доби ворог здійснив 68 обстрілівцивільної інфраструктури 16 населених пунктів: Гуляйполе, Оріхів, Михайло-Лукашеве, Новоданилівка, Залізничне, Новоандріївка, Кам'янське, Мала Токмачка,Ольгівське, Червоне, Білогір'я, Малинівка, Преображенка, Степове, МаліЩербаки, Новояковлівка.</text:p>
      <text:p text:style-name="P4">
<text:span text:style-name="T4">
Читайте також:</text:span>
 <text:a xlink:type="simple" xlink:href="https://www.ukrinform.ua/rubric-ato/3690497-u-melitopoli-progrimiv-vibuh.html" text:style-name="Internet_20_link" text:visited-style-name="Visited_20_Internet_20_Link">
 </text:a>
</text:p>
      <text:p text:style-name="P4">
Надійшло 11 повідомлень про руйнування</text:p>
      <text:p text:style-name="P4">
У Харківській області на Слобожанському напрямку російські війська здійснилиобстріли населених пунктів Уди, Ветеринарне, Зибине, Охрімівка, Красне Перше.</text:p>
      <text:p text:style-name="P4">
На Куп’янському напрямку ворожих обстрілів зазнали населені пункти Дворічна,Кутьківка, Западне, Масютівка, Синьківка, Куп’янськ, Піщане, Крохмальне таНовоселівське.</text:p>
      <text:p text:style-name="P4">
Внаслідок обстрілу села Подоли Куп'янського району вчора зранку пошкодженоприватний будинок.</text:p>
      <text:p text:style-name="P4">
Вдень у селі Кутьківка Куп'янського району внаслідок ворожого обстрілу загинув43-річний цивільний. Чоловік 46 років отримав поранення. Госпіталізований устані середньої тяжкості.</text:p>
      <text:p text:style-name="P4">
Вночі у селищі Великий Бурлук Куп'янського району ударом ракети С-300пошкоджено будівлі агропідприємства.</text:p>
      <text:p text:style-name="P4">
У селі Довгалівка Ізюмського району, перебуваючи на власному подвір'ї, нарозтяжці підірвався та отримав поранення 59-річний цивільний чоловік.Госпіталізований у стані середньої тяжкості.</text:p>
      <text:p text:style-name="P4">
<text:span text:style-name="T4">
Читайте також:</text:span>
 <text:a xlink:type="simple" xlink:href="https://www.ukrinform.ua/rubric-society/3690295-v-ukraini-potrebuut-rozminuvanna-blizko-470-tisac-gektariv-silgospugid-dsns.html" text:style-name="Internet_20_link" text:visited-style-name="Visited_20_Internet_20_Link">
 </text:a>
</text:p>
      <text:p text:style-name="P4">
У Луганській області учора ворог здійснив притужний артобстріл села Невське.Зруйновані п’ять будинків. Місцева жителька отримала контузію. Також підвогонь росіян потрапили Новоселівське, Діброва та Білогорівка.</text:p>
      <text:p text:style-name="P4">
У Троїцькій громаді загарбники посилили контррозвідувальний режим. Проводитьсяперевірка місцевих жителів, в окремих населених пунктах відключено мобільнийзв'язок. Пункти прийому документів для оформлення паспорта рф відкрито уБілокуракиному, Марківці та Міловому.</text:p>
      <text:p text:style-name="P4">
Ситуація в області залишається складною.</text:p>
      <text:p text:style-name="P4">
У Донецькій області ворог обстрілював насклені пункти області ракетами,здійснював авіаудари «НКРС», застосовував РСЗВ «Град», артилерію, міномети.Обстріляні Авдіївка, Бахмут, Красногорівка, Торецьк, Північне, ВеликаНовосілка, Времівка.</text:p>
      <text:p text:style-name="P4">
За добу по області — п’ятеро поранених.</text:p>
      <text:p text:style-name="P4">
<text:span text:style-name="T4">
Читайте також:</text:span>
 <text:a xlink:type="simple" xlink:href="https://www.ukrinform.ua/rubric-ato/3690508-na-doneckomu-napramku-vorog-vidstupiv-iz-deakih-pozicij-sili-oboroni.html" text:style-name="Internet_20_link" text:visited-style-name="Visited_20_Internet_20_Link">
 </text:a>
</text:p>
      <text:p text:style-name="P4">
У <text:a xlink:type="simple" xlink:href="https://www.ukrinform.ua/tag-hersonsina" text:style-name="Internet_20_link" text:visited-style-name="Visited_20_Internet_20_Link">
 </text:a>
 за минулу добу ворог здійснив60 обстрілів. Обласний центр ворог обстріляв шість разів.</text:p>
      <text:p text:style-name="P4">
По місту Херсон війська рф вдарили з артилерії, влучили у приватний будинок.Загинула людина на вулиці. Також обстріляли село Козацьке, також влучили вприватний будинок, є поранений.</text:p>
      <text:p text:style-name="P4">
У лікарні від отриманих травм помер 32-річний електромонтер, що підірвався наросійській міні, коли відновлював лінії електроживлення у Посад-Покровському.</text:p>
      <text:p text:style-name="P4">
Source: <text:a xlink:type="simple" xlink:href="https://www.ukrinform.ua/rubric-regions/3690524-rosiani-za-dobu-obstrilali-sim-regioniv-ukraini-zvedenna-ova.html" text:style-name="Internet_20_link" text:visited-style-name="Visited_20_Internet_20_Link">
https://www.ukrinform.ua/rubric-regions/3690524-rosiani-za-dobu-obstrilali-sim-regioniv-ukraini-zvedenna-ova.html</text:a>
</text:p>
      <!--NEWS-->
      <text:h text:style-name="P10" text:outline-level="1">
<text:span text:style-name="T4">
На Сумщині війська рф обстріляли молоковоз, двоє загиблих</text:span>
</text:h>
      <text:p text:style-name="P4">
Authors: Ukrinform (Person)</text:p>
      <text:p text:style-name="P4">
Publisher: Укринформ (Organization)</text:p>
      <text:p text:style-name="P4">
Published Time: 2023-04-02T11:46:49+03:00</text:p>
      <text:p text:style-name="P4">
Modified Time: 2023-04-02T11:46:49+03:00</text:p>
      <text:p text:style-name="P4">
Description: У Новослобідській громаді Сумської області російські війська зранку 2 квітня обстріляли з мінометів молоковоз, убивши двох цивільних – водія й експедитора. — Укрінформ.</text:p>
      <text:p text:style-name="P4">
Images: ["<text:a xlink:type="simple" xlink:href="https://static.ukrinform.com/photos/2019_11/thumb_files/630_360_1574102935-316.jpg" text:style-name="Internet_20_link" text:visited-style-name="Visited_20_Internet_20_Link">
630_360_15741...</text:a>
"]</text:p>
      <text:p text:style-name="P4">
Tags: ['Сумщина', 'Загибель', 'Війна з росією']</text:p>
      <text:p text:style-name="P4">
Type: Article</text:p>
      <!--METADATA-->
      <text:p text:style-name="P4">
<draw:frame draw:style-name="fr1" draw:name="Image91" text:anchor-type="as-char" svg:width="6.9236in" svg:height="3.956343in" draw:z-index="0">
<draw:image xlink:href="../Images/yкринформ/2023-04-02T11-46-49-03-00/630_360_1574102935-316.jpg" xlink:type="simple" xlink:show="embed" xlink:actuate="onLoad" draw:mime-type="image/jpeg"/>
</draw:frame>
 УНовослобідській громаді Сумської області російські війська зранку 2 квітняобстріляли з мінометів молоковоз, убивши двох цивільних – водія й експедитора.</text:p>
      <text:p text:style-name="P4">
Як передає Укрінформ, про це Сумська обласна військова адміністраціяповідомила в <text:a xlink:type="simple" xlink:href="https://t.me/Sumy_news_ODA/15199" text:style-name="Internet_20_link" text:visited-style-name="Visited_20_Internet_20_Link">
 </text:a>
 .</text:p>
      <text:p text:style-name="P4">
"Близько 5 ранку росіяни з мінометів вдарили по молоковозу в одному ізнаселених пунктів Новослобідської громади. В результаті обстрілу загинули 2людини – водій молоковоза та експедитор. Мирні жителі, які просто працювали",– зазначили в ОВА.</text:p>
      <text:p text:style-name="P4">
Виконувач обов'язків голови обладміністрації Тарас Савченко закликав жителіврегіону бути особливо обережними, наголосивши, що прикордоння <text:a xlink:type="simple" xlink:href="https://www.ukrinform.ua/tag-sumsina" text:style-name="Internet_20_link" text:visited-style-name="Visited_20_Internet_20_Link">
</text:a>
 є зоною підвищеної небезпеки.</text:p>
      <text:p text:style-name="P4">
"Ворог цинічно б’є по мирному населенню. Прошу під час обстрілів перебувати вукриттях! Це врятує ваші життя і життя ваших рідних!", – підкреслив він.</text:p>
      <text:p text:style-name="P4">
<text:span text:style-name="T4">
Читайте також:</text:span>
 <text:a xlink:type="simple" xlink:href="https://www.ukrinform.ua/rubric-ato/3690280-na-lugansini-zagarbniki-ne-pripinaut-obstriluvati-nevske-poranena-zinka.html" text:style-name="Internet_20_link" text:visited-style-name="Visited_20_Internet_20_Link">
 </text:a>
</text:p>
      <text:p text:style-name="P4">
Як повідомляв Укрінформ, 1 квітня російська армія <text:a xlink:type="simple" xlink:href="https://www.ukrinform.ua/rubric-ato/3690424-rosiani-obstrilali-dvi-gromadi-na-sumsini.html" text:style-name="Internet_20_link" text:visited-style-name="Visited_20_Internet_20_Link">
</text:a>
 Білопільську й Есманську громади Сумської області. Для ударівзагарбники використали самохідні артилерійські установки, міномети і станковігранатомети.</text:p>
      <text:p text:style-name="P4">
Source: <text:a xlink:type="simple" xlink:href="https://www.ukrinform.ua/rubric-ato/3690528-na-sumsini-vijska-rf-obstrilali-molokovoz-dvoe-zagiblih.html" text:style-name="Internet_20_link" text:visited-style-name="Visited_20_Internet_20_Link">
https://www.ukrinform.ua/rubric-ato/3690528-na-sumsini-vijska-rf-obstrilali-molokovoz-dvoe-zagiblih.html</text:a>
</text:p>
      <!--NEWS-->
      <text:h text:style-name="P10" text:outline-level="1">
<text:span text:style-name="T4">
Під окупацією були 15 громад: ОВА оприлюднила ролик до річниці визволення Київщини</text:span>
</text:h>
      <text:p text:style-name="P4">
Authors: Ukrinform (Person)</text:p>
      <text:p text:style-name="P4">
Publisher: Укринформ (Organization)</text:p>
      <text:p text:style-name="P4">
Published Time: 2023-04-02T11:47:00+03:00</text:p>
      <text:p text:style-name="P4">
Modified Time: 2023-04-02T11:47:00+03:00</text:p>
      <text:p text:style-name="P4">
Description: Визволення Київської області стало символом того, що Україна зможе перемогти у війні проти російських загарбників. — Укрінформ.</text:p>
      <text:p text:style-name="P4">
Images: ["<text:a xlink:type="simple" xlink:href="https://static.ukrinform.com/photos/2023_04/thumb_files/630_360_1680424935-170.jpg" text:style-name="Internet_20_link" text:visited-style-name="Visited_20_Internet_20_Link">
630_360_16804...</text:a>
"]</text:p>
      <text:p text:style-name="P4">
Tags: ['Деокупація', 'Київщина', 'Війна з росією']</text:p>
      <text:p text:style-name="P4">
Type: Article</text:p>
      <!--METADATA-->
      <text:p text:style-name="P4">
<draw:frame draw:style-name="fr1" draw:name="Image92" text:anchor-type="as-char" svg:width="6.9236in" svg:height="3.956343in" draw:z-index="0">
<draw:image xlink:href="../Images/yкринформ/2023-04-02T11-47-00-03-00/630_360_1680424935-170.jpg" xlink:type="simple" xlink:show="embed" xlink:actuate="onLoad" draw:mime-type="image/jpeg"/>
</draw:frame>
 ВизволенняКиївської області стало символом того, що Україна зможе перемогти у війніпроти російських загарбників.</text:p>
      <text:p text:style-name="P4">
Про це Київська обласна військова адміністрація написала в <text:a xlink:type="simple" xlink:href="https://t.me/kyivoda/9097" text:style-name="Internet_20_link" text:visited-style-name="Visited_20_Internet_20_Link">
</text:a>
 , оприлюднивши відео, приурочене до річницізвільнення регіону, передає Укрінформ.</text:p>
      <text:p text:style-name="P4">
"Наші населені пункти стали #МістаГероїв — містами конкретних людей, якіпроявили сміливість, допомагали вистояти один одному і державі. Звільнення <text:a xlink:type="simple" xlink:href="https://www.ukrinform.ua/tag-kiivsina" text:style-name="Internet_20_link" text:visited-style-name="Visited_20_Internet_20_Link">
</text:a>
 стало символом того, що Україна зможеперемогти в цій війні. Вигравши битву за Київ, ми виграли битву за Україну —як за незалежну суверенну державу", — зазначили в ОВА.</text:p>
      <text:p text:style-name="P4">
_Відео:<text:a xlink:type="simple" xlink:href="https://t.me/kyivoda/9097" text:style-name="Internet_20_link" text:visited-style-name="Visited_20_Internet_20_Link">
 </text:a>
 _</text:p>
      <text:p text:style-name="P4">
Як нагадали в обладміністрації, Київська область однією з перших прийняла насебе удар загарбників. Ворог ішов на українську столицю з півночі, несучисмерть і руйнування.</text:p>
      <text:p text:style-name="P4">
Військові дії в регіоні тривали понад місяць. 15 громад Вишгородського,Бучанського та Броварського районів виявилися захопленими російською армією.</text:p>
      <text:p text:style-name="P4">
<text:span text:style-name="T4">
Читайте також:</text:span>
 <text:a xlink:type="simple" xlink:href="https://www.ukrinform.ua/rubric-society/3690015-vizvolenna-kiivsini-pokazalo-svitu-so-ukrainci-ne-postuplatsa-zodnim-klaptikom-zemli-zaluznij.html" text:style-name="Internet_20_link" text:visited-style-name="Visited_20_Internet_20_Link">
 </text:a>
</text:p>
      <text:p text:style-name="P4">
Сили оборони України дали гідну відсіч ворогу. У результаті вже 2 квітня 2022року стало відомо, що область звільнена від російських загарбників.</text:p>
      <text:p text:style-name="P4">
"Завжди пам’ятатимемо героїчний опір ЗСУ, тероборонців, місцевих жителів, якіпліч-о-пліч з військовими стали на захист держави. Ніколи не забудемо подвигГероїв, які поклали своє життя за свободу й незалежність", — наголосили вобладміністрації.</text:p>
      <text:p text:style-name="P4">
<text:span text:style-name="T4">
Читайте також:</text:span>
 <text:a xlink:type="simple" xlink:href="https://www.ukrinform.ua/rubric-ato/3689909-zelenskij-vzav-ucast-u-vsanuvanni-pamati-ziteliv-buci-vbitih-rosianami.html" text:style-name="Internet_20_link" text:visited-style-name="Visited_20_Internet_20_Link">
 </text:a>
</text:p>
      <text:p text:style-name="P4">
Як повідомляв Укрінформ, увечері 2 квітня 2022 року Міністерство оборониУкраїни заявило, що українські військові визолили Київську область відросійських загарбників. Тоді останні підрозділи ворога були вибиті з Бучі,Гостомеля й Бородянки.</text:p>
      <text:p text:style-name="P4">
За даними Нацполіції, <text:a xlink:type="simple" xlink:href="https://www.ukrinform.ua/rubric-ato/3689800-nebitov-na-kiivsini-zagarbniki-vbili-1374-ukrainciv-sered-nih-38-ditej.html" text:style-name="Internet_20_link" text:visited-style-name="Visited_20_Internet_20_Link">
 </text:a>
 , 280вважаються зниклими безвісти, загинуло 38 дітей, 34 зазнали поранень.</text:p>
      <text:p text:style-name="P4">
<text:span text:style-name="T5">
Фото: twitter.com/gitanasnauseda</text:span>
</text:p>
      <text:p text:style-name="P4">
Source: <text:a xlink:type="simple" xlink:href="https://www.ukrinform.ua/rubric-regions/3690529-pid-okupacieu-buli-15-gromad-ova-opriludnila-rolik-do-ricnici-vizvolenna-kiivsini.html" text:style-name="Internet_20_link" text:visited-style-name="Visited_20_Internet_20_Link">
https://www.ukrinform.ua/rubric-regions/3690529-pid-okupacieu-buli-15-gromad-ova-opriludnila-rolik-do-ricnici-vizvolenna-kiivsini.html</text:a>
</text:p>
      <!--NEWS-->
      <text:h text:style-name="P10" text:outline-level="1">
<text:span text:style-name="T4">
7 people wounded as result of shelling at Nikolaevo-Daryino of Kursk region of Russia</text:span>
</text:h>
      <text:p text:style-name="P4">
Authors: liveuamap (Language: en)</text:p>
      <text:p text:style-name="P4">
Time: 2023-04-02T11:51:55</text:p>
      <text:p text:style-name="P4">
Location: Kursk (Latitude:51.24204 Longtitude:35.00467)</text:p>
      <text:p text:style-name="P4">
Videos: []</text:p>
      <text:p text:style-name="P4">
Images: []</text:p>
      <text:p text:style-name="P4">
Tags: ["Russia"]</text:p>
      <text:p text:style-name="P4">
ID: 22553143</text:p>
      <!--METADATA-->
      <text:p text:style-name="P4">
7 people wounded as result of shelling at Nikolaevo-Daryino of Kursk region ofRussia</text:p>
      <text:p text:style-name="P4">
News Collection Link: <text:a xlink:type="simple" xlink:href="https://liveuamap.com/en/2023/2-april-7-people-wounded-as-result-of-shelling-at-nikolaevodaryino" text:style-name="Internet_20_link" text:visited-style-name="Visited_20_Internet_20_Link">
https://liveuamap.com/en/2023/2-april-7-people-wounded-as-result-of-shelling-at-nikolaevodaryino</text:a>
</text:p>
      <text:p text:style-name="P4">
Source: <text:a xlink:type="simple" xlink:href="https://t.me/bazabazon/16694" text:style-name="Internet_20_link" text:visited-style-name="Visited_20_Internet_20_Link">
https://t.me/bazabazon/16694</text:a>
</text:p>
      <!--NEWS-->
      <text:h text:style-name="P10" text:outline-level="1">
<text:span text:style-name="T4">
росії й білорусі потрібно показати, що ядерний шантаж не спрацює - глава МЗС Латвії</text:span>
</text:h>
      <text:p text:style-name="P4">
Authors: Ukrinform (Person)</text:p>
      <text:p text:style-name="P4">
Publisher: Укринформ (Organization)</text:p>
      <text:p text:style-name="P4">
Published Time: 2023-04-02T11:53:24+03:00</text:p>
      <text:p text:style-name="P4">
Modified Time: 2023-04-02T11:53:24+03:00</text:p>
      <text:p text:style-name="P4">
Description: Західному світу треба запровадити нові санкцій проти білорусі й росії, аби показати, що ядерний шантаж не спрацює. — Укрінформ.</text:p>
      <text:p text:style-name="P4">
Images: ["<text:a xlink:type="simple" xlink:href="https://static.ukrinform.com/photos/2018_09/thumb_files/630_360_1538301270-9914.jpg" text:style-name="Internet_20_link" text:visited-style-name="Visited_20_Internet_20_Link">
630_360_15383...</text:a>
"]</text:p>
      <text:p text:style-name="P4">
Tags: ['білорусь', 'Латвія', 'Ядерна зброя', 'росія']</text:p>
      <text:p text:style-name="P4">
Type: Article</text:p>
      <!--METADATA-->
      <text:p text:style-name="P4">
<draw:frame draw:style-name="fr1" draw:name="Image93" text:anchor-type="as-char" svg:width="6.9236in" svg:height="3.956343in" draw:z-index="0">
<draw:image xlink:href="../Images/yкринформ/2023-04-02T11-53-24-03-00/630_360_1538301270-9914.jpg" xlink:type="simple" xlink:show="embed" xlink:actuate="onLoad" draw:mime-type="image/jpeg"/>
</draw:frame>
 Західномусвіту треба запровадити нові санкцій проти білорусі й росії, аби показати, щоядерний шантаж не спрацює.</text:p>
      <text:p text:style-name="P4">
Як передає Укрінформ, про це в інтерв’ю <text:a xlink:type="simple" xlink:href="http://www.voanews.com/a/voa-interview-latvian-fm-says-russia-must-be-shown-nuclear-blackmail-won-t-work/7031781.html" text:style-name="Internet_20_link" text:visited-style-name="Visited_20_Internet_20_Link">
 </text:a>
 сказав міністр закордонних справ Латвії Едгарс Рінкевичс.</text:p>
      <text:p text:style-name="P4">
«Я вважаю, що це лише продовження ядерного шантажу, який ми спостерігалиминулого року. На мою думку, таке оголошення чітко свідчить про те, щобілорусь не є суверенною державою. Це фактично частина російського військовогоокругу. І нам потрібно накласти більше санкцій як на росію, так і на білорусь,просто щоб дати зрозуміти, що цей шантаж, ці кроки не спрацюють», - сказаввін.</text:p>
      <text:p text:style-name="P4">
Рінкевичс вважає: попри те, що росія зазнала поразки в політичному,військовому плані і навіть у своєму шантажі, вона не збирається сідати за стілпереговорів.</text:p>
      <text:p text:style-name="P4">
«Припускати, що якщо ми не допоможемо Україні, росія зупиниться і не піде наескалацію, абсолютно неправильно. <text:a xlink:type="simple" xlink:href="https://www.ukrinform.ua/tag-rosia" text:style-name="Internet_20_link" text:visited-style-name="Visited_20_Internet_20_Link">
 </text:a>
 йдена ескалацію ... Мета путіна — не сісти за стіл переговорів, а захопитиУкраїну, етнічно очистити її, вчинити всі ті звірства, виявлені на територіях,звільнених Україною», - додав міністр.</text:p>
      <text:p text:style-name="P4">
<text:span text:style-name="T4">
Читайте також:</text:span>
 <text:a xlink:type="simple" xlink:href="https://www.ukrinform.ua/rubric-polytics/3690094-adernij-santaz-rf-ne-zavadit-pidtrimci-ukraini-britania-v-oon.html" text:style-name="Internet_20_link" text:visited-style-name="Visited_20_Internet_20_Link">
 </text:a>
</text:p>
      <text:p text:style-name="P4">
Як повідомлялося, президент рф володимир путін <text:a xlink:type="simple" xlink:href="https://www.ukrinform.ua/rubric-world/3687449-putin-zaaviv-so-rosia-rozmistit-takticnu-adernu-zbrou-u-bilorusi.html" text:style-name="Internet_20_link" text:visited-style-name="Visited_20_Internet_20_Link">
</text:a>
 , що росія розміститьтактичну ядерну зброю у білорусі. Раніше, у лютому, путін оголосив про«призупинення» участі москви у Договорі про скорочення стратегічнихнаступальних озброєнь зі США (Новий START), хоча положення цього документа непередбачають можливість його «призупинення».</text:p>
      <text:p text:style-name="P4">
Самопроголошений президент білорусі олександр лукашенко <text:a xlink:type="simple" xlink:href="https://www.ukrinform.ua/rubric-world/3689828-lukasenko-zaaviv-so-rozmisenna-adernoi-zbroi-v-bilorusi-e-jogo-iniciativou.html" text:style-name="Internet_20_link" text:visited-style-name="Visited_20_Internet_20_Link">
</text:a>
 , що розміщенняядерної зброї в білорусі робиться з його ініціативи, що це не залякування, нешантаж, а можливість «убезпечити білоруську державу».</text:p>
      <text:p text:style-name="P4">
У Міністерстві закордонних справ України <text:a xlink:type="simple" xlink:href="https://www.ukrinform.ua/rubric-polytics/3687687-namir-rosii-rozmistiti-v-bilorusi-adernu-zbrou-e-porusennam-dogovoru-pro-nerozpovsudzenna-mzs.html" text:style-name="Internet_20_link" text:visited-style-name="Visited_20_Internet_20_Link">
 </text:a>
 , що намір росії розмістити в білорусітактичну ядерну зброю є порушенням Договору про нерозповсюдження ядерноїзброї.</text:p>
      <text:p text:style-name="P4">
Source: <text:a xlink:type="simple" xlink:href="https://www.ukrinform.ua/rubric-world/3690532-rosii-j-bilorusi-potribno-pokazati-so-adernij-santaz-ne-spracue-glava-mzs-latvii.html" text:style-name="Internet_20_link" text:visited-style-name="Visited_20_Internet_20_Link">
https://www.ukrinform.ua/rubric-world/3690532-rosii-j-bilorusi-potribno-pokazati-so-adernij-santaz-ne-spracue-glava-mzs-latvii.html</text:a>
</text:p>
      <!--NEWS-->
      <text:h text:style-name="P10" text:outline-level="1">
<text:span text:style-name="T4">
Kharkiv, Kharkivska Oblast(17:56). Red Alert: aerial threat. Sirens sounding. Take cover now!</text:span>
</text:h>
      <text:p text:style-name="P4">
Authors: liveuamap (Language: en)</text:p>
      <text:p text:style-name="P4">
Time: 2023-04-02T11:58:00</text:p>
      <text:p text:style-name="P4">
Location: Kharkiv (Latitude:49.98185 Longtitude:36.25212)</text:p>
      <text:p text:style-name="P4">
Videos: []</text:p>
      <text:p text:style-name="P4">
Images: []</text:p>
      <text:p text:style-name="P4">
Tags: ["Europe", "Central and Eastern Europe"]</text:p>
      <text:p text:style-name="P4">
ID: 22553145</text:p>
      <!--METADATA-->
      <text:p text:style-name="P4">
Kharkiv, Kharkivska Oblast(17:56). Red Alert: aerial threat. Sirens sounding.Take cover now!</text:p>
      <text:p text:style-name="P4">
News Collection Link: <text:a xlink:type="simple" xlink:href="https://liveuamap.com/en/2023/02-april-kharkiv-kharkivska-oblast1756-red-alg" text:style-name="Internet_20_link" text:visited-style-name="Visited_20_Internet_20_Link">
https://liveuamap.com/en/2023/02-april-kharkiv-kharkivska-oblast1756-red-alg</text:a>
</text:p>
      <text:p text:style-name="P4">
Source: <text:a xlink:type="simple" xlink:href="https://t.me/air_alert_ua/42455" text:style-name="Internet_20_link" text:visited-style-name="Visited_20_Internet_20_Link">
https://t.me/air_alert_ua/42455</text:a>
</text:p>
      <!--NEWS-->
      <text:h text:style-name="P10" text:outline-level="1">
<text:span text:style-name="T4">
Війська рф обстріляли Костянтинівку, є загиблі та поранені</text:span>
</text:h>
      <text:p text:style-name="P4">
Authors: Ukrinform (Person)</text:p>
      <text:p text:style-name="P4">
Publisher: Укринформ (Organization)</text:p>
      <text:p text:style-name="P4">
Published Time: 2023-04-02T11:59:00+03:00</text:p>
      <text:p text:style-name="P4">
Modified Time: 2023-04-02T11:59:00+03:00</text:p>
      <text:p text:style-name="P4">
Description: Війська російської федерації в неділю, 2 квітня, завдали удару по центру міста Костянтинівка Донецької області, унаслідок чого загинули троє мирних жителів, ще шестеро цивільних дістали поранення. — Укрінформ.</text:p>
      <text:p text:style-name="P4">
Images: ["<text:a xlink:type="simple" xlink:href="https://static.ukrinform.com/photos/2023_04/thumb_files/630_360_1680425733-713.jpg" text:style-name="Internet_20_link" text:visited-style-name="Visited_20_Internet_20_Link">
630_360_16804...</text:a>
", "<text:a xlink:type="simple" xlink:href="https://static.ukrinform.com/photos/2023_04/1680425752-144.jpg" text:style-name="Internet_20_link" text:visited-style-name="Visited_20_Internet_20_Link">
1680425752-14...</text:a>
", "<text:a xlink:type="simple" xlink:href="https://static.ukrinform.com/photos/2023_04/1680425745-467.jpg" text:style-name="Internet_20_link" text:visited-style-name="Visited_20_Internet_20_Link">
1680425745-46...</text:a>
", "<text:a xlink:type="simple" xlink:href="https://static.ukrinform.com/photos/2023_04/1680425738-889.jpg" text:style-name="Internet_20_link" text:visited-style-name="Visited_20_Internet_20_Link">
1680425738-88...</text:a>
"]</text:p>
      <text:p text:style-name="P4">
Tags: ['Донеччина', 'Обстріл', 'Війна з росією']</text:p>
      <text:p text:style-name="P4">
Type: Article</text:p>
      <!--METADATA-->
      <text:p text:style-name="P4">
<draw:frame draw:style-name="fr1" draw:name="Image94" text:anchor-type="as-char" svg:width="6.9236in" svg:height="3.956343in" draw:z-index="0">
<draw:image xlink:href="../Images/yкринформ/2023-04-02T11-59-00-03-00/630_360_1680425733-713.jpg" xlink:type="simple" xlink:show="embed" xlink:actuate="onLoad" draw:mime-type="image/jpeg"/>
</draw:frame>
 Військаросійської федерації в неділю, 2 квітня, завдали удару по центру містаКостянтинівка Донецької області, унаслідок чого загинули троє мирних жителів,ще шестеро цивільних дістали поранення.</text:p>
      <text:p text:style-name="P4">
Як передає Укрінформ, про це очільник Донецької обласної військовоїадміністрації Павло Кириленко повідомив у <text:a xlink:type="simple" xlink:href="http://t.me/pavlokyrylenko_donoda/7325" text:style-name="Internet_20_link" text:visited-style-name="Visited_20_Internet_20_Link">
</text:a>
 .</text:p>
      <text:p text:style-name="P4">
<draw:frame draw:style-name="fr1" draw:name="Image95" text:anchor-type="as-char" svg:width="5.625in" svg:height="10.0in" draw:z-index="0">
<draw:image xlink:href="../Images/yкринформ/2023-04-02T11-59-00-03-00/1680425752-144.jpg" xlink:type="simple" xlink:show="embed" xlink:actuate="onLoad" draw:mime-type="image/jpeg"/>
</draw:frame>
</text:p>
      <text:p text:style-name="P4">
"Щонайменше троє людей загинули, шестеро поранені під час обстрілу уКостянтинівці. росіяни обстріляли центральну частину міста сьогодні вранці", —зазначив він.</text:p>
      <text:p text:style-name="P4">
<draw:frame draw:style-name="fr1" draw:name="Image96" text:anchor-type="as-char" svg:width="5.625in" svg:height="10.0in" draw:z-index="0">
<draw:image xlink:href="../Images/yкринформ/2023-04-02T11-59-00-03-00/1680425745-467.jpg" xlink:type="simple" xlink:show="embed" xlink:actuate="onLoad" draw:mime-type="image/jpeg"/>
</draw:frame>
</text:p>
      <text:p text:style-name="P4">
За даними Кириленка, численних пошкоджень зазнали багатоповерхівки та приватніжитлові будинки.</text:p>
      <text:p text:style-name="P4">
<draw:frame draw:style-name="fr1" draw:name="Image97" text:anchor-type="as-char" svg:width="5.625in" svg:height="10.0in" draw:z-index="0">
<draw:image xlink:href="../Images/yкринформ/2023-04-02T11-59-00-03-00/1680425738-889.jpg" xlink:type="simple" xlink:show="embed" xlink:actuate="onLoad" draw:mime-type="image/jpeg"/>
</draw:frame>
</text:p>
      <text:p text:style-name="P4">
Постраждалим надається необхідна допомога. На місці працюють рятувальники таполіція.</text:p>
      <text:p text:style-name="P4">
_Відео:<text:a xlink:type="simple" xlink:href="https://web.telegram.org/k/#@ermaka2022" text:style-name="Internet_20_link" text:visited-style-name="Visited_20_Internet_20_Link">
 </text:a>
 _</text:p>
      <text:p text:style-name="P4">
Як <text:a xlink:type="simple" xlink:href="http://t.me/ermaka2022/2357" text:style-name="Internet_20_link" text:visited-style-name="Visited_20_Internet_20_Link">
 </text:a>
 керівник Офісу Президента Андрій Єрмак,росіяни вдалися до масованого обстрілу Костянтинівки, використавши для цьогореактивні системи залпового вогню та касетні боєприпаси.</text:p>
      <text:p text:style-name="P4">
<text:span text:style-name="T4">
Читайте також:</text:span>
 <text:a xlink:type="simple" xlink:href="https://www.ukrinform.ua/rubric-ato/3690528-na-sumsini-vijska-rf-obstrilali-molokovoz-dvoe-zagiblih.html" text:style-name="Internet_20_link" text:visited-style-name="Visited_20_Internet_20_Link">
 </text:a>
</text:p>
      <text:p text:style-name="P4">
Як повідомлялося, за минулу добу російські загарбники <text:a xlink:type="simple" xlink:href="https://www.ukrinform.ua/rubric-ato/3690510-za-dobu-vorog-obstrilav-7-oblastej-ukraini-4-ludini-zaginuli-15-poraneni.html" text:style-name="Internet_20_link" text:visited-style-name="Visited_20_Internet_20_Link">
</text:a>
 102 населеніпункти в семи областях України. Унаслідок ворожих ударів загинули четверомирних жителів, ще 15 цивільних зазнали поранень.</text:p>
      <text:p text:style-name="P4">
<text:span text:style-name="T5">
Фото: Павло Кириленко/Телеграм</text:span>
</text:p>
      <text:p text:style-name="P4">
Source: <text:a xlink:type="simple" xlink:href="https://www.ukrinform.ua/rubric-ato/3690533-vijska-rf-obstrilali-kostantinivku-e-zagibli-i-poraneni.html" text:style-name="Internet_20_link" text:visited-style-name="Visited_20_Internet_20_Link">
https://www.ukrinform.ua/rubric-ato/3690533-vijska-rf-obstrilali-kostantinivku-e-zagibli-i-poraneni.html</text:a>
</text:p>
      <!--NEWS-->
      <text:h text:style-name="P10" text:outline-level="1">
<text:span text:style-name="T4">
Вибухи у Мелітополі пролунали в депо, де росіяни ремонтують військову техніку — мер</text:span>
</text:h>
      <text:p text:style-name="P4">
Authors: Ukrinform (Person)</text:p>
      <text:p text:style-name="P4">
Publisher: Укринформ (Organization)</text:p>
      <text:p text:style-name="P4">
Published Time: 2023-04-02T12:13:34+03:00</text:p>
      <text:p text:style-name="P4">
Modified Time: 2023-04-02T12:13:34+03:00</text:p>
      <text:p text:style-name="P4">
Description: Щонайменше шість вибухів пролунали зранку у Мелітополі на території локомотивного депо, де ворог облаштував свою ремонтну базу для військової техніки. — Укрінформ.</text:p>
      <text:p text:style-name="P4">
Images: ["<text:a xlink:type="simple" xlink:href="https://static.ukrinform.com/photos/2023_02/thumb_files/630_360_1677569405-698.jpg" text:style-name="Internet_20_link" text:visited-style-name="Visited_20_Internet_20_Link">
630_360_16775...</text:a>
"]</text:p>
      <text:p text:style-name="P4">
Tags: ['Мелітополь', 'Вибух', 'Війна з росією', 'Єдині новини']</text:p>
      <text:p text:style-name="P4">
Type: Article</text:p>
      <!--METADATA-->
      <text:p text:style-name="P4">
<draw:frame draw:style-name="fr1" draw:name="Image98" text:anchor-type="as-char" svg:width="6.9236in" svg:height="3.956343in" draw:z-index="0">
<draw:image xlink:href="../Images/yкринформ/2023-04-02T12-13-34-03-00/630_360_1677569405-698.jpg" xlink:type="simple" xlink:show="embed" xlink:actuate="onLoad" draw:mime-type="image/jpeg"/>
</draw:frame>
 Щонайменшешість вибухів пролунали зранку у Мелітополі на території локомотивного депо,де ворог облаштував свою ремонтну базу для військової техніки.</text:p>
      <text:p text:style-name="P4">
Про це під час ефіру національного телемарафону "Єдині новини" повідомивміський голова Мелітополя Іван Федоров, передає Укрінформ.</text:p>
      <text:p text:style-name="P4">
"Близько 9:30 пролунало щонайменше шість <text:a xlink:type="simple" xlink:href="https://www.ukrinform.ua/tag-vibuh" text:style-name="Internet_20_link" text:visited-style-name="Visited_20_Internet_20_Link">
 </text:a>
 на території тимчасово окупованого Мелітополя. Всі вони пролунали натериторії мелітопольського депо, де ворог розмістив свою ремонтну базувійськової техніки, а також сховище пального та боєприпасів. Це вже другачерга вибухів, які сталися цього тижня, вибухи почалися ще з понеділка", -сказав мер.</text:p>
      <text:p text:style-name="P4">
<text:span text:style-name="T4">
Читайте також:</text:span>
 <text:a xlink:type="simple" xlink:href="https://www.ukrinform.ua/rubric-ato/3690497-u-melitopoli-progrimiv-vibuh.html" text:style-name="Internet_20_link" text:visited-style-name="Visited_20_Internet_20_Link">
 </text:a>
</text:p>
      <text:p text:style-name="P4">
За його словами, в депо внаслідок вибухів протягом тижня в одному з цехівповністю зруйновано покрівлю, яка зіпсувала техніку, що знаходилась наремонті. Мова йде про десятки одиниць ворожої техніки, а також про десяткиліквідованих російських солдатів. Щодо ранкових вибухів, то мер зазначив, щочекає на інформацію про втрати ворогів.</text:p>
      <text:p text:style-name="P4">
Раніше повідомлялося, що українські <text:a xlink:type="simple" xlink:href="https://www.ukrinform.ua/rubric-regions/3690452-specsluzbi-znaut-hto-v-depo-melitopola-dopomagae-zagarbnikam-mer.html" text:style-name="Internet_20_link" text:visited-style-name="Visited_20_Internet_20_Link">
 </text:a>
 , які сприяли перевезенню з окупованого Криму озброєння.</text:p>
      <text:p text:style-name="P4">
<text:span text:style-name="T5">
Фото: Олександр Гіманов</text:span>
</text:p>
      <text:p text:style-name="P4">
Source: <text:a xlink:type="simple" xlink:href="https://www.ukrinform.ua/rubric-ato/3690535-vibuhi-u-melitopoli-prolunali-v-depo-de-rosiani-remontuut-vijskovu-tehniku-mer.html" text:style-name="Internet_20_link" text:visited-style-name="Visited_20_Internet_20_Link">
https://www.ukrinform.ua/rubric-ato/3690535-vibuhi-u-melitopoli-prolunali-v-depo-de-rosiani-remontuut-vijskovu-tehniku-mer.html</text:a>
</text:p>
      <!--NEWS-->
      <text:h text:style-name="P10" text:outline-level="1">
<text:span text:style-name="T4">
рф тримає у Чорному морі п’ять бойових кораблів, два з них - носії «Калібрів»</text:span>
</text:h>
      <text:p text:style-name="P4">
Authors: Ukrinform (Person)</text:p>
      <text:p text:style-name="P4">
Publisher: Укринформ (Organization)</text:p>
      <text:p text:style-name="P4">
Published Time: 2023-04-02T12:26:00+03:00</text:p>
      <text:p text:style-name="P4">
Modified Time: 2023-04-02T12:26:00+03:00</text:p>
      <text:p text:style-name="P4">
Description: Станом на ранок росія тримає у Чорному морі п’ять бойових кораблів, з них два носії крилатих ракет “Калібр”. — Укрінформ.</text:p>
      <text:p text:style-name="P4">
Images: ["<text:a xlink:type="simple" xlink:href="https://static.ukrinform.com/photos/2022_11/thumb_files/630_360_1668767285-756.jpg" text:style-name="Internet_20_link" text:visited-style-name="Visited_20_Internet_20_Link">
630_360_16687...</text:a>
"]</text:p>
      <text:p text:style-name="P4">
Tags: [' Чорне море', 'Корабель', 'Флот', 'Війна з росією']</text:p>
      <text:p text:style-name="P4">
Type: Article</text:p>
      <!--METADATA-->
      <text:p text:style-name="P4">
<draw:frame draw:style-name="fr1" draw:name="Image99" text:anchor-type="as-char" svg:width="6.9236in" svg:height="3.956343in" draw:z-index="0">
<draw:image xlink:href="../Images/yкринформ/2023-04-02T12-26-00-03-00/630_360_1668767285-756.jpg" xlink:type="simple" xlink:show="embed" xlink:actuate="onLoad" draw:mime-type="image/jpeg"/>
</draw:frame>
 Станом наранок росія тримає у Чорному морі п’ять бойових кораблів, з них два носіїкрилатих ракет “Калібр”.</text:p>
      <text:p text:style-name="P4">
Як передає Укрінформ, про це Військово-морські сили Збройних сил Україниповідомляють у <text:a xlink:type="simple" xlink:href="https://www.facebook.com/navy.mil.gov.ua/posts/pfbid02NA6rgsm5XBsmMPNcYqZGLhAQiksk1Ls9jC1C6hxLuCRXsY5TvtaZPNdEu2DEnsJbl" text:style-name="Internet_20_link" text:visited-style-name="Visited_20_Internet_20_Link">
</text:a>
.</text:p>
      <text:p text:style-name="P4">
“Станом на 2 квітня в Чорному морі на бойовому чергуванні знаходиться 5ворожих <text:a xlink:type="simple" xlink:href="https://www.ukrinform.ua/tag-korabel" text:style-name="Internet_20_link" text:visited-style-name="Visited_20_Internet_20_Link">
 </text:a>
 , з них 2 носії крилатихракет “Калібр”, загальний залп до 12 ракет; в Азовському морі – 1 ворожийкорабель; в Середземному морі до 7 ворожих кораблів, з них 3 носії крилатихракет "Калібр", загальний залп до 20 ракет”, – ідеться у повідомленні.</text:p>
      <text:p text:style-name="P4">
За добу, в інтересах рф, прохід Керч-Єнікальською протокою здійснили: доАзовського моря – 6 суден, з них 1 судно продовжило рух у напрямку протокиБосфор; до Чорного моря – 0 суден, з них 0 суден продовжили рух у напрямкупротоки Босфор.</text:p>
      <text:p text:style-name="P4">
<text:span text:style-name="T4">
Читайте також:</text:span>
 <text:a xlink:type="simple" xlink:href="https://www.ukrinform.ua/rubric-polytics/3690017-ugodu-pro-rozmisenna-cornomorskogo-flotu-rf-v-ukraini-perevirit-ksu.html" text:style-name="Internet_20_link" text:visited-style-name="Visited_20_Internet_20_Link">
 </text:a>
</text:p>
      <text:p text:style-name="P4">
рф продовжує порушувати Міжнародну конвенцію з охорони людського життя на морі1974 року (SOLAS), вимикаючи системи автоматичної ідентифікації (AIS), нацивільних суднах в акваторії Азовського моря.</text:p>
      <text:p text:style-name="P4">
Як повідомляв Укрінформ, увечері 1 квітня ворог вивів на бойове чергування уЧорне море 12 кораблів, із них три - ракетоносії, можливий залп яких 20"Калібрів".</text:p>
      <text:p text:style-name="P4">
Source: <text:a xlink:type="simple" xlink:href="https://www.ukrinform.ua/rubric-ato/3690540-rf-trimae-u-cornomu-mori-pat-bojovih-korabliv-dva-z-nih-nosii-kalibriv.html" text:style-name="Internet_20_link" text:visited-style-name="Visited_20_Internet_20_Link">
https://www.ukrinform.ua/rubric-ato/3690540-rf-trimae-u-cornomu-mori-pat-bojovih-korabliv-dva-z-nih-nosii-kalibriv.html</text:a>
</text:p>
      <!--NEWS-->
      <text:h text:style-name="P10" text:outline-level="1">
<text:span text:style-name="T4">
Українець Кордіяка став найсильнішою людиною Європи</text:span>
</text:h>
      <text:p text:style-name="P4">
Authors: Ukrinform (Person)</text:p>
      <text:p text:style-name="P4">
Publisher: Укринформ (Organization)</text:p>
      <text:p text:style-name="P4">
Published Time: 2023-04-02T12:45:00+03:00</text:p>
      <text:p text:style-name="P4">
Modified Time: 2023-04-02T12:45:00+03:00</text:p>
      <text:p text:style-name="P4">
Description: У Лідсі (Велика Британія) відбувся турнір серед стронгменів Europe's Strongest Man. — Укрінформ.</text:p>
      <text:p text:style-name="P4">
Images: ["<text:a xlink:type="simple" xlink:href="https://static.ukrinform.com/photos/2023_04/thumb_files/630_360_1680429077-540.jpg" text:style-name="Internet_20_link" text:visited-style-name="Visited_20_Internet_20_Link">
630_360_16804...</text:a>
"]</text:p>
      <text:p text:style-name="P4">
Tags: ['стронгмени']</text:p>
      <text:p text:style-name="P4">
Type: Article</text:p>
      <!--METADATA-->
      <text:p text:style-name="P4">
<draw:frame draw:style-name="fr1" draw:name="Image100" text:anchor-type="as-char" svg:width="6.9236in" svg:height="3.956343in" draw:z-index="0">
<draw:image xlink:href="../Images/yкринформ/2023-04-02T12-45-00-03-00/630_360_1680429077-540.jpg" xlink:type="simple" xlink:show="embed" xlink:actuate="onLoad" draw:mime-type="image/jpeg"/>
</draw:frame>
 У Лідсі(Велика Британія) відбувся турнір серед стронгменів Europe's Strongest Man.</text:p>
      <text:p text:style-name="P4">
Як повідомляє <text:a xlink:type="simple" xlink:href="https://xsport.ua/ua/others_s/news/pavlo-kordiyaka-stav-naysylnishoyu-lyudynoyu-evropy-oleksiy-novikov-drugyy_8783203/" text:style-name="Internet_20_link" text:visited-style-name="Visited_20_Internet_20_Link">
 </text:a>
 , найсильнішоюлюдиною Європи став українець Павло Кордіяка, який у підсумку набрав 57,5очка, передає Укрінформ.</text:p>
      <text:p text:style-name="P4">
Другий результат показав ще один спортсмен з України Олексій Новіков - 53,5.</text:p>
      <text:p text:style-name="P4">
Третє місце посів Айварс Шмаукстеліс з Латвії - 51,5.</text:p>
      <text:p text:style-name="P4">
<text:span text:style-name="T4">
Читайте також:</text:span>
 <text:a xlink:type="simple" xlink:href="https://www.ukrinform.ua/rubric-sports/3680623-kiivskij-strongmen-tkacuk-stav-cempionom-svitu-na-arnold-classic2023-v-ssa.html" text:style-name="Internet_20_link" text:visited-style-name="Visited_20_Internet_20_Link">
 </text:a>
</text:p>
      <text:p text:style-name="P4">
Відзначимо, що торік найсильнішою людиною Європи був Новіков.</text:p>
      <text:p text:style-name="P4">
Фото: strongman.org.ua.</text:p>
      <text:p text:style-name="P4">
Source: <text:a xlink:type="simple" xlink:href="https://www.ukrinform.ua/rubric-sports/3690549-strongmeni-ukrainec-kordiaka-stav-najsilnisou-ludinou-evropi-novikov-drugij.html" text:style-name="Internet_20_link" text:visited-style-name="Visited_20_Internet_20_Link">
https://www.ukrinform.ua/rubric-sports/3690549-strongmeni-ukrainec-kordiaka-stav-najsilnisou-ludinou-evropi-novikov-drugij.html</text:a>
</text:p>
      <!--NEWS-->
      <text:h text:style-name="P10" text:outline-level="1">
<text:span text:style-name="T4">
У Міносвіти розповіли, скільки бюджетних місць буде цьогоріч</text:span>
</text:h>
      <text:p text:style-name="P4">
Authors: Ukrinform (Person)</text:p>
      <text:p text:style-name="P4">
Publisher: Укринформ (Organization)</text:p>
      <text:p text:style-name="P4">
Published Time: 2023-04-02T12:47:00+03:00</text:p>
      <text:p text:style-name="P4">
Modified Time: 2023-04-02T12:47:00+03:00</text:p>
      <text:p text:style-name="P4">
Description: Нинішнього року кількість абітурієнтів в Україні зросте на 0,55%, тож 229 тисяч осіб матимуть право вступати до закладів вищої, фахової передвищої освіти. Крім того, кількість випускників дев'ятих класів становитиме близько 381 тисячі осіб. — Укрінформ.</text:p>
      <text:p text:style-name="P4">
Images: ["<text:a xlink:type="simple" xlink:href="https://static.ukrinform.com/photos/2023_04/thumb_files/630_360_1680428614-963.jpg" text:style-name="Internet_20_link" text:visited-style-name="Visited_20_Internet_20_Link">
630_360_16804...</text:a>
"]</text:p>
      <text:p text:style-name="P4">
Tags: ['Міносвіти', 'Вступна кампанія', 'ВНЗ', 'Єдині новини']</text:p>
      <text:p text:style-name="P4">
Type: Article</text:p>
      <!--METADATA-->
      <text:p text:style-name="P4">
<draw:frame draw:style-name="fr1" draw:name="Image101" text:anchor-type="as-char" svg:width="6.9236in" svg:height="3.956343in" draw:z-index="0">
<draw:image xlink:href="../Images/yкринформ/2023-04-02T12-47-00-03-00/630_360_1680428614-963.jpg" xlink:type="simple" xlink:show="embed" xlink:actuate="onLoad" draw:mime-type="image/jpeg"/>
</draw:frame>
 Нинішньогороку кількість абітурієнтів в Україні зросте на 0,55%, тож 229 тисяч осібматимуть право вступати до закладів вищої, фахової передвищої освіти. Крімтого, кількість випускників дев'ятих класів становитиме близько 381 тисячіосіб.</text:p>
      <text:p text:style-name="P4">
Як передає Укрінформ, про це в ефірі загальнонаціонального телемарафону «Єдиніновини» повідомив заступник міністра освіти і науки Андрій Вітренко.</text:p>
      <text:p text:style-name="P4">
«У нас є статистична інформація, і ми розраховуємо в цьому році на зростаннякількості абітурієнтів. Це об’єктивна демографічна тенденція – на 0,55%кількість абітурієнтів зросте і становитиме приблизно 229 тисяч осіб. Це тідіти, які мають право вступати до закладів вищої, фахової передвищої <text:a xlink:type="simple" xlink:href="https://www.ukrinform.ua/tag-osvita" text:style-name="Internet_20_link" text:visited-style-name="Visited_20_Internet_20_Link">
</text:a>
 », - поінформував Вітренко.</text:p>
      <text:p text:style-name="P4">
<text:span text:style-name="T5">
Відео: телемарафон «Єдині новини»</text:span>
</text:p>
      <text:p text:style-name="P4">
Він зазначив, що очікується зростання кількості випускників дев'ятих класів на0,33%, що становитиме близько 381 тисячі випускників. Заступник міністрапояснив, що розрахунки відбуваються виходячи зі статистики дітей,зареєстрованих у закладах повної загальної середньої освіти.</text:p>
      <text:p text:style-name="P4">
Відповідаючи на питання щодо кількості бюджетних місць у навчальних закладах,заступник міністра наголосив, що це питання регламентується постановою Кабмінупро затвердження державного замовлення, яку подає Мінекономіки залежно відситуації на ринку праці. Водночас Міносвіти вже подало свої пропозиції з цьогопитання.</text:p>
      <text:p text:style-name="P4">
«На сьогодні ми подали свої пропозиції до постанови, і в нас наразі намолодшого бакалавра приблизно 35 тисяч бюджетних місць, на бакалавра будеприблизно 77 тисяч бюджетних місць денної форми навчання та близько дев'ятитисяч заочної форми навчання. Окремо на базі повної загальної середньої освітимагістратура - це медичні спеціальності, які в системі Міносвіти, приблизно1,5 тисячі бюджетних місць ми подали, і на базі магістра також приблизно 30тисяч осіб», - повідомив Вітренко, додавши, що 30-40% навчатимуться задержавним замовленням.</text:p>
      <text:p text:style-name="P4">
Також заступник міністра відзначив, що серед бюджетних місць орієнтовно 15-20%місць віддадуть пільговим категоріям. Зокрема, діти захисників та захисницьнавчатимуться за рахунок державного бюджету.</text:p>
      <text:p text:style-name="P4">
<text:span text:style-name="T4">
Читайте також:</text:span>
 <text:a xlink:type="simple" xlink:href="https://www.ukrinform.ua/rubric-society/3673619-minosviti-planue-provesti-vimiruvanna-osvitnih-rozriviv-navcalnih-rezultativ-skolariv.html" text:style-name="Internet_20_link" text:visited-style-name="Visited_20_Internet_20_Link">
 </text:a>
</text:p>
      <text:p text:style-name="P4">
Відповідаючи на питання, які професії переважатимуть серед бюджетних місць,Вітренко зазначив: «Цього року ми збільшили державне замовлення на ІТ-спеціальності та ті спеціальності, які будуть потрібні для відбудови країни.Ми не збільшуємо держзамовлення на юристів та економістів, а (збільшуємо -ред.) на інженерні спеціальності, електротехніка, фізика, хімія, будівельники,інженери, архітектори».</text:p>
      <text:p text:style-name="P4">
Як повідомляв Укрінформ, Міністерство освіти та науки оприлюднило алгоритмподачі документів для вступу до закладів вищої освіти. Ключовим інструментомвступної кампанії залишаються електронні кабінети, реєстрація якихрозпочнеться з 1 липня.</text:p>
      <text:p text:style-name="P4">
<text:span text:style-name="T5">
Фото: Департамент освіти і науки КМДА</text:span>
</text:p>
      <text:p text:style-name="P4">
Source: <text:a xlink:type="simple" xlink:href="https://www.ukrinform.ua/rubric-society/3690547-u-minosviti-rozpovili-skilki-budzetnih-misc-bude-cogoric.html" text:style-name="Internet_20_link" text:visited-style-name="Visited_20_Internet_20_Link">
https://www.ukrinform.ua/rubric-society/3690547-u-minosviti-rozpovili-skilki-budzetnih-misc-bude-cogoric.html</text:a>
</text:p>
      <!--NEWS-->
      <text:h text:style-name="P10" text:outline-level="1">
<text:span text:style-name="T4">
Увага! Розшукуються діти</text:span>
</text:h>
      <text:p text:style-name="P4">
Authors: Ukrinform (Person)</text:p>
      <text:p text:style-name="P4">
Publisher: Укринформ (Organization)</text:p>
      <text:p text:style-name="P4">
Published Time: 2023-04-02T12:55:00+03:00</text:p>
      <text:p text:style-name="P4">
Modified Time: 2023-04-02T12:55:00+03:00</text:p>
      <text:p text:style-name="P4">
Description: Якщо у вас є інформація про зниклих дітей - дзвоніть за номером 116 000 — Укрінформ.</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02" text:anchor-type="as-char" svg:width="6.9236in" svg:height="3.956343in" draw:z-index="0">
<draw:image xlink:href="../Images/yкринформ/2023-04-02T12-55-00-03-00/630_360_1659527493-225.jpg" xlink:type="simple" xlink:show="embed" xlink:actuate="onLoad" draw:mime-type="image/jpeg"/>
</draw:frame>
 Якщо у васє інформація про зниклих дітей - дзвоніть за номером 116 000</text:p>
      <text:p text:style-name="P4">
<text:span text:style-name="T4">
АНАСТАСІЯ ТОЛСТОКОРОВА, 4 роки</text:span>
</text:p>
      <text:p text:style-name="P4">
<draw:frame draw:style-name="fr1" draw:name="Image103" text:anchor-type="as-char" svg:width="6.9236in" svg:height="6.9236in" draw:z-index="0">
<draw:image xlink:href="../Images/yкринформ/2023-04-02T12-55-00-03-00/1659527406-459.jpg" xlink:type="simple" xlink:show="embed" xlink:actuate="onLoad" draw:mime-type="image/jpeg"/>
</draw:frame>
</text:p>
      <text:p text:style-name="P4">
12 березня 2022 року 4-річна Анастасія Толстокорова зникла після вибуху убудинку у м. Маріуполь. Де вона зараз - невідомо.</text:p>
      <text:p text:style-name="P4">
Прикмети дитини: виглядає на 4-5 років, худорлява, світле волосся, блакитніочі.</text:p>
      <text:p text:style-name="P4">
<text:span text:style-name="T4">
РОЗА КАМІНСЬКА, 2 роки</text:span>
</text:p>
      <text:p text:style-name="P4">
<draw:frame draw:style-name="fr1" draw:name="Image104" text:anchor-type="as-char" svg:width="6.9236in" svg:height="6.9236in" draw:z-index="0">
<draw:image xlink:href="../Images/yкринформ/2023-04-02T12-55-00-03-00/1659527405-642.jpg" xlink:type="simple" xlink:show="embed" xlink:actuate="onLoad" draw:mime-type="image/jpeg"/>
</draw:frame>
</text:p>
      <text:p text:style-name="P4">
Ще 1 березня 2022 року 2-річна Роза Камінська зникла разом зі своєю родиною уБучанському районі на Київщині.</text:p>
      <text:p text:style-name="P4">
Ймовірно, родина перебуває у Польщі.</text:p>
      <text:p text:style-name="P4">
<text:span text:style-name="T4">
КАТЕРИНА ПЕРЕПЕЛИЦЯ, 8 років</text:span>
</text:p>
      <text:p text:style-name="P4">
<draw:frame draw:style-name="fr1" draw:name="Image105" text:anchor-type="as-char" svg:width="6.9236in" svg:height="6.9236in" draw:z-index="0">
<draw:image xlink:href="../Images/yкринформ/2023-04-02T12-55-00-03-00/1659527404-522.jpg" xlink:type="simple" xlink:show="embed" xlink:actuate="onLoad" draw:mime-type="image/jpeg"/>
</draw:frame>
</text:p>
      <text:p text:style-name="P4">
У січні 2022 року 8-річна дівчинка разом зі своїм батьком виїхала з Сумщини напостійне проживання в Харківську область та досі не виходить на зв’язок. Запопередньою інформацією,</text:p>
      <text:p text:style-name="P4">
населений пункт, де мешкає Катя разом зі своїм батьком та бабусею, перебуваєпід</text:p>
      <text:p text:style-name="P4">
тимчасовою окупацією військами рф.</text:p>
      <text:p text:style-name="P4">
Прикмети дитини: виглядає на 9 років, худорлява, русяве волосся, темні очі.</text:p>
      <text:p text:style-name="P4">
Особливі прикмети: носить окуляри.</text:p>
      <text:p text:style-name="P4">
<text:span text:style-name="T4">
АНДРІЙ ОКСЕНЕНКО, 17 років</text:span>
</text:p>
      <text:p text:style-name="P4">
<draw:frame draw:style-name="fr1" draw:name="Image106" text:anchor-type="as-char" svg:width="6.9236in" svg:height="6.9236in" draw:z-index="0">
<draw:image xlink:href="../Images/yкринформ/2023-04-02T12-55-00-03-00/1659527405-491.jpg" xlink:type="simple" xlink:show="embed" xlink:actuate="onLoad" draw:mime-type="image/jpeg"/>
</draw:frame>
</text:p>
      <text:p text:style-name="P4">
В Києві зник 17-річний Андрій Оксененко.</text:p>
      <text:p text:style-name="P4">
Ще 10 липня 2022 року хлопець пішов з дому та назад досі так і не повернувся.Про</text:p>
      <text:p text:style-name="P4">
Андрія досі немає жодних звісток.</text:p>
      <text:p text:style-name="P4">
Прикмети хлопця: виглядає на 19 років, на зріст 180-190 см., худорлявий, темневолосся,</text:p>
      <text:p text:style-name="P4">
сірі очі.</text:p>
      <text:p text:style-name="P4">
<text:span text:style-name="T4">
АНДРІЙ КАДИГРОБ, 13 років</text:span>
</text:p>
      <text:p text:style-name="P4">
<draw:frame draw:style-name="fr1" draw:name="Image107" text:anchor-type="as-char" svg:width="6.9236in" svg:height="6.9236in" draw:z-index="0">
<draw:image xlink:href="../Images/yкринформ/2023-04-02T12-55-00-03-00/1659527406-839.jpg" xlink:type="simple" xlink:show="embed" xlink:actuate="onLoad" draw:mime-type="image/jpeg"/>
</draw:frame>
</text:p>
      <text:p text:style-name="P4">
Допоможіть знайти 13-річного Андрія Кадигроба, який зник на Кіровоградщині!</text:p>
      <text:p text:style-name="P4">
21 липня 2022 року хлопець пішов з дому в ліс у с. Роздолля та до теперішньогочасу</text:p>
      <text:p text:style-name="P4">
назад так і не повернувся. Де він зараз - невідомо.</text:p>
      <text:p text:style-name="P4">
Прикмети дитини: виглядає на 13-14 років, на зріст 140 см., худорлявий, темневолосся.</text:p>
      <text:p text:style-name="P4">
Одяг: біла футболка, чорні штани, сині шльопанці.</text:p>
      <text:p text:style-name="P4">
<text:span text:style-name="T4">
ЄЛИЗАВЕТА МАНДИЧ, 16 років</text:span>
</text:p>
      <text:p text:style-name="P4">
<draw:frame draw:style-name="fr1" draw:name="Image108" text:anchor-type="as-char" svg:width="6.9236in" svg:height="6.9236in" draw:z-index="0">
<draw:image xlink:href="../Images/yкринформ/2023-04-02T12-55-00-03-00/1659948836-620.jpg" xlink:type="simple" xlink:show="embed" xlink:actuate="onLoad" draw:mime-type="image/jpeg"/>
</draw:frame>
</text:p>
      <text:p text:style-name="P4">
Ще 25 травня 2022 року дівчина зникла у смт. Ківшарівка на Харківщині.</text:p>
      <text:p text:style-name="P4">
Прикмети дитини: виглядає на 17 років, на зріст 158 см., худорлява, русявеволосся, сіро-зелені очі.</text:p>
      <text:p text:style-name="P4">
Особливі прикмети: носить окуляри.</text:p>
      <text:p text:style-name="P4">
<text:span text:style-name="T4">
МИКОЛА ГРИГОР'ЄВ, 17 років</text:span>
</text:p>
      <text:p text:style-name="P4">
<draw:frame draw:style-name="fr1" draw:name="Image109" text:anchor-type="as-char" svg:width="6.9236in" svg:height="6.9236in" draw:z-index="0">
<draw:image xlink:href="../Images/yкринформ/2023-04-02T12-55-00-03-00/1659948835-931.jpg" xlink:type="simple" xlink:show="embed" xlink:actuate="onLoad" draw:mime-type="image/jpeg"/>
</draw:frame>
</text:p>
      <text:p text:style-name="P4">
28 липня 2022 року хлопець пішов з дому у с. Гульск на Житомирщині та дотеперішнього часу назад так і не повернувся.</text:p>
      <text:p text:style-name="P4">
Прикмети: виглядає на 17 років, на зріст 170 см., худорлявий, світле короткеволосся.</text:p>
      <text:p text:style-name="P4">
Одяг: чорна футболка, сині шорти, чорні кросівки.</text:p>
      <text:p text:style-name="P4">
<draw:frame draw:style-name="fr1" draw:name="Image110" text:anchor-type="as-char" svg:width="6.9236in" svg:height="6.9236in" draw:z-index="0">
<draw:image xlink:href="../Images/yкринформ/2023-04-02T12-55-00-03-00/1668596593-534.jpg" xlink:type="simple" xlink:show="embed" xlink:actuate="onLoad" draw:mime-type="image/jpeg"/>
</draw:frame>
</text:p>
      <text:p text:style-name="P4">
11-річний Гліб Черепанов безвісти зник на Донеччині.</text:p>
      <text:p text:style-name="P4">
Ще 12 березня 2022 року хлопчик разом зі своєю бабусею перебував підобстрілами у м. Маріуполь. З тих часів про них немає жодних звісток. Де вони іщо з ними - невідомо!</text:p>
      <text:p text:style-name="P4">
<draw:frame draw:style-name="fr1" draw:name="Image111" text:anchor-type="as-char" svg:width="6.9236in" svg:height="6.9236in" draw:z-index="0">
<draw:image xlink:href="../Images/yкринформ/2023-04-02T12-55-00-03-00/1668596592-605.jpg" xlink:type="simple" xlink:show="embed" xlink:actuate="onLoad" draw:mime-type="image/jpeg"/>
</draw:frame>
</text:p>
      <text:p text:style-name="P4">
8-річна Маргарита Мітюніна безвісти зникла на Херсонщині.</text:p>
      <text:p text:style-name="P4">
10 жовтня 2022 року дівчинка зникла у с. Червоний Маяк. За останньоюінформацією її могли вивезти до Криму.</text:p>
      <text:p text:style-name="P4">
<draw:frame draw:style-name="fr1" draw:name="Image112" text:anchor-type="as-char" svg:width="6.9236in" svg:height="6.9236in" draw:z-index="0">
<draw:image xlink:href="../Images/yкринформ/2023-04-02T12-55-00-03-00/1668596592-112.jpg" xlink:type="simple" xlink:show="embed" xlink:actuate="onLoad" draw:mime-type="image/jpeg"/>
</draw:frame>
</text:p>
      <text:p text:style-name="Horizontal_20_Line"/>
      <text:p text:style-name="P4">
На Донеччині безвісти зник 16-річний Сергій Самойлов.</text:p>
      <text:p text:style-name="P4">
Ще в березні 2022 року підліток зник на Донеччині після обсрілів містаМаріуполь. Досі про нього немає жодних звісток і де він зараз - невідомо!</text:p>
      <text:p text:style-name="P4">
Прикмети дитини: виглядає на 16-17 років, середня статура, русяве волосся.</text:p>
      <text:p text:style-name="P4">
<text:span text:style-name="T4">
Якщо Ви десь бачили цих дітей - телефонуйте з мобільного на гарячу лінію«Служби розшуку дітей» за номером 116 000 або напишіть нам в чат-бот -@missingchildren_bot!</text:span>
</text:p>
      <text:p text:style-name="P4">
<text:span text:style-name="T4">
Для абонентів усіх мобільних операторів дзвінки - безкоштовні.</text:span>
</text:p>
      <text:p text:style-name="P4">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Повернемо український прапор в усі наші міста: Зеленський показав кадри зі звільненої Київщини</text:span>
</text:h>
      <text:p text:style-name="P4">
Authors: Ukrinform (Person)</text:p>
      <text:p text:style-name="P4">
Publisher: Укринформ (Organization)</text:p>
      <text:p text:style-name="P4">
Published Time: 2023-04-02T13:04:52+03:00</text:p>
      <text:p text:style-name="P4">
Modified Time: 2023-04-02T13:04:52+03:00</text:p>
      <text:p text:style-name="P4">
Description: Рік тому український народ зупинив найбільшу антилюдську силу нашого часу – російські терористичні війська. Україна звільнить усі наші землі, поверне український прапор в усі міста й громади. — Укрінформ.</text:p>
      <text:p text:style-name="P4">
Images: ["<text:a xlink:type="simple" xlink:href="https://static.ukrinform.com/photos/2023_03/thumb_files/630_360_1680286610-590.jpeg" text:style-name="Internet_20_link" text:visited-style-name="Visited_20_Internet_20_Link">
630_360_16802...</text:a>
"]</text:p>
      <text:p text:style-name="P4">
Tags: ['Деокупація', 'Київщина', 'Зеленський', 'Війна з росією']</text:p>
      <text:p text:style-name="P4">
Type: Article</text:p>
      <!--METADATA-->
      <text:p text:style-name="P4">
<draw:frame draw:style-name="fr1" draw:name="Image113" text:anchor-type="as-char" svg:width="6.9236in" svg:height="3.956343in" draw:z-index="0">
<draw:image xlink:href="../Images/yкринформ/2023-04-02T13-04-52-03-00/630_360_1680286610-590.jpeg" xlink:type="simple" xlink:show="embed" xlink:actuate="onLoad" draw:mime-type="image/jpeg"/>
</draw:frame>
 Рік томуукраїнський народ зупинив найбільшу антилюдську силу нашого часу – російськітерористичні війська. Україна звільнить усі наші землі, поверне українськийпрапор в усі міста й громади.</text:p>
      <text:p text:style-name="P4">
Яка передає Укрінформ, про це в <text:a xlink:type="simple" xlink:href="http://t.me/V_Zelenskiy_official/5708" text:style-name="Internet_20_link" text:visited-style-name="Visited_20_Internet_20_Link">
 </text:a>
заявив <text:a xlink:type="simple" xlink:href="https://www.ukrinform.ua/tag-prezident" text:style-name="Internet_20_link" text:visited-style-name="Visited_20_Internet_20_Link">
 </text:a>
 України ВолодимирЗеленський з нагоди звільнення Київщини від російських окупантів.</text:p>
      <text:p text:style-name="P4">
«Перші наступи, перші здобутки, перші звільнені території. Рік, як ми вигналиокупантів із Київщини. Український народе! Ти зупинив найбільшу антилюдськусилу нашого часу. Ти зупинив силу, яка зневажає та хоче знищити все те, що даєзначення людині. І ми звільнимо всі наші землі. Повернемо український прапор вусі наші міста й громади. Зробимо все, щоб Україна повернулась», - наголосивглава держави.</text:p>
      <text:p text:style-name="P4">
<text:span text:style-name="T4">
Читайте також:</text:span>
 <text:a xlink:type="simple" xlink:href="https://www.ukrinform.ua/rubric-ato/3690090-buca-moze-stati-majdancikom-dla-tribunalu-proti-rosii-prezident.html" text:style-name="Internet_20_link" text:visited-style-name="Visited_20_Internet_20_Link">
 </text:a>
</text:p>
      <text:p text:style-name="P4">
Як повідомляв Укрінформ, увечері 2 квітня 2022 року Міністерство оборониУкраїни заявило, що українські військові визолили Київську область відросійських загарбників. Тоді останні підрозділи ворога були вибиті з Бучі,Гостомеля й Бородянки.</text:p>
      <text:p text:style-name="P4">
За даними Нацполіції, <text:a xlink:type="simple" xlink:href="https://www.ukrinform.ua/rubric-ato/3689800-nebitov-na-kiivsini-zagarbniki-vbili-1374-ukrainciv-sered-nih-38-ditej.html" text:style-name="Internet_20_link" text:visited-style-name="Visited_20_Internet_20_Link">
 </text:a>
 , 280вважаються зниклими безвісти, загинуло 38 дітей, 34 зазнали поранень.</text:p>
      <text:p text:style-name="P4">
Source: <text:a xlink:type="simple" xlink:href="https://www.ukrinform.ua/rubric-regions/3690554-povernemo-ukrainskij-prapor-v-usi-nasi-mista-zelenskij-pokazav-kadri-zi-zvilnenoi-kiivsini.html" text:style-name="Internet_20_link" text:visited-style-name="Visited_20_Internet_20_Link">
https://www.ukrinform.ua/rubric-regions/3690554-povernemo-ukrainskij-prapor-v-usi-nasi-mista-zelenskij-pokazav-kadri-zi-zvilnenoi-kiivsini.html</text:a>
</text:p>
      <!--NEWS-->
      <text:h text:style-name="P10" text:outline-level="1">
<text:span text:style-name="T4">
Мультипредметний тест можна буде скласти у понад 20 країнах - Міносвіти</text:span>
</text:h>
      <text:p text:style-name="P4">
Authors: Ukrinform (Person)</text:p>
      <text:p text:style-name="P4">
Publisher: Укринформ (Organization)</text:p>
      <text:p text:style-name="P4">
Published Time: 2023-04-02T13:07:00+03:00</text:p>
      <text:p text:style-name="P4">
Modified Time: 2023-04-02T13:07:00+03:00</text:p>
      <text:p text:style-name="P4">
Description: Міністерство освіти і науки України надіслало листи до своїх колег у 31 країну та отримало позитивну відповідь від 21 міністерства щодо забезпеченням умов українським учням для проходження мультипредметного тесту. — Укрінформ.</text:p>
      <text:p text:style-name="P4">
Images: ["<text:a xlink:type="simple" xlink:href="https://static.ukrinform.com/photos/2020_09/thumb_files/630_360_1600841893-478.jpg" text:style-name="Internet_20_link" text:visited-style-name="Visited_20_Internet_20_Link">
630_360_16008...</text:a>
"]</text:p>
      <text:p text:style-name="P4">
Tags: ['Міносвіти', 'Вступна кампанія', 'Єдині новини']</text:p>
      <text:p text:style-name="P4">
Type: Article</text:p>
      <!--METADATA-->
      <text:p text:style-name="P4">
<draw:frame draw:style-name="fr1" draw:name="Image114" text:anchor-type="as-char" svg:width="6.9236in" svg:height="3.956343in" draw:z-index="0">
<draw:image xlink:href="../Images/yкринформ/2023-04-02T13-07-00-03-00/630_360_1600841893-478.jpg" xlink:type="simple" xlink:show="embed" xlink:actuate="onLoad" draw:mime-type="image/jpeg"/>
</draw:frame>
Міністерство освіти і науки України надіслало листи до своїх колег у 31 країнута отримало позитивну відповідь від 21 міністерства щодо забезпеченням умовукраїнським учням для проходження мультипредметного тесту.</text:p>
      <text:p text:style-name="P4">
Як передає Укрінформ, про це в ефірі загальнонаціонального телемарафону «Єдиніновини» повідомив заступник міністра освіти і науки Андрій Вітренко,коментуючи питання щодо організації мультипредметного тесту, якийвідбуватиметься за кордоном.</text:p>
      <text:p text:style-name="P4">
«Ми розіслали листи до 31 країни до міністерств освіти, 21 країна вжепогодилася, приблизно сім країн уже погодились на те, щоб додаткову сесіюпроводити у себе в закладах <text:a xlink:type="simple" xlink:href="https://www.ukrinform.ua/tag-osvita" text:style-name="Internet_20_link" text:visited-style-name="Visited_20_Internet_20_Link">
 </text:a>
 або вспеціалізованих тестових центрах, і зараз ми ще ведемо перемовини», - сказавВітренко.</text:p>
      <text:p text:style-name="P4">
Він також зазначив, що до 15-16 травня буде повністю сформована мережа дляпроведення мультипредметного тесту з урахуванням тих тенденцій і досвіду, якіМіносвіти отримало торік.</text:p>
      <text:p text:style-name="P4">
<text:span text:style-name="T4">
Читайте також:</text:span>
 <text:a xlink:type="simple" xlink:href="https://www.ukrinform.ua/rubric-society/3690547-u-minosviti-rozpovili-skilki-budzetnih-misc-bude-cogoric.html" text:style-name="Internet_20_link" text:visited-style-name="Visited_20_Internet_20_Link">
 </text:a>
</text:p>
      <text:p text:style-name="P4">
Як повідомляв Укрінформ, підтверджено домовленості щодо проведення основноїсесії НМТ у таких країнах: Австрія, Азербайджан, Болгарія, Велика Британія,Данія, Естонія, Ірландія, Іспанія, Італія, Канада, Латвія, Литва, Німеччина,Польща, Португалія, Румунія, США, Фінляндія, Франція, Чехія і Швеція. Під часдодаткової сесії учасники зможуть скласти НМТ в Іспанії, Італії, Німеччині,Польщі та Чехії.</text:p>
      <text:p text:style-name="P4">
Source: <text:a xlink:type="simple" xlink:href="https://www.ukrinform.ua/rubric-society/3690556-multipredmetnij-test-mozna-bude-sklasti-u-ponad-20-krainah-minosviti.html" text:style-name="Internet_20_link" text:visited-style-name="Visited_20_Internet_20_Link">
https://www.ukrinform.ua/rubric-society/3690556-multipredmetnij-test-mozna-bude-sklasti-u-ponad-20-krainah-minosviti.html</text:a>
</text:p>
      <!--NEWS-->
      <text:h text:style-name="P10" text:outline-level="1">
<text:span text:style-name="T4">
Перед Великоднем зросли черги на кордоні з Польщею: які пункти пропуску менше завантажені</text:span>
</text:h>
      <text:p text:style-name="P4">
Authors: Ukrinform (Person)</text:p>
      <text:p text:style-name="P4">
Publisher: Укринформ (Organization)</text:p>
      <text:p text:style-name="P4">
Published Time: 2023-04-02T13:21:34+03:00</text:p>
      <text:p text:style-name="P4">
Modified Time: 2023-04-02T13:21:34+03:00</text:p>
      <text:p text:style-name="P4">
Description: У пунктах пропуску "Краківець-Корчова" та "Шегині-Медика" на кордоні з Польщею спостерігаються значні автомобільні черги, для економії часу прикордонники рекомендують обирати інші пункти. — Укрінформ.</text:p>
      <text:p text:style-name="P4">
Images: ["<text:a xlink:type="simple" xlink:href="https://static.ukrinform.com/photos/2023_04/thumb_files/630_360_1680430772-907.png" text:style-name="Internet_20_link" text:visited-style-name="Visited_20_Internet_20_Link">
630_360_16804...</text:a>
"]</text:p>
      <text:p text:style-name="P4">
Tags: ['Польща', 'Великдень', 'Кордон']</text:p>
      <text:p text:style-name="P4">
Type: Article</text:p>
      <!--METADATA-->
      <text:p text:style-name="P4">
<draw:frame draw:style-name="fr1" draw:name="Image115" text:anchor-type="as-char" svg:width="6.9236in" svg:height="3.956343in" draw:z-index="0">
<draw:image xlink:href="../Images/yкринформ/2023-04-02T13-21-34-03-00/630_360_1680430772-907.png" xlink:type="simple" xlink:show="embed" xlink:actuate="onLoad" draw:mime-type="image/png"/>
</draw:frame>
 У пунктахпропуску "Краківець-Корчова" та "Шегині-Медика" на кордоні з Польщеюспостерігаються значні автомобільні черги, для економії часу прикордонникирекомендують обирати інші пункти.</text:p>
      <text:p text:style-name="P4">
Як передає Укрінформ, про це Державна прикордонна служба України повідомила в<text:a xlink:type="simple" xlink:href="https://t.me/DPSUkr/10382" text:style-name="Internet_20_link" text:visited-style-name="Visited_20_Internet_20_Link">
 </text:a>
 .</text:p>
      <text:p text:style-name="P4">
"Напередодні Великодніх свят черги на українсько-польському кордонізбільшилися. На в‘їзд в Україну в пункті пропуску "Краківець-Корчова" очікуютьблизько 350 автівок, у "Шегині-Медика" – 120", – ідеться У повідомленні.</text:p>
      <text:p text:style-name="P4">
<text:span text:style-name="T4">
Читайте також:</text:span>
 <text:a xlink:type="simple" xlink:href="https://www.ukrinform.ua/rubric-economy/3689943-na-ukrainskopolskomu-kordoni-zbuduut-novij-punkt-propusku-adamcuki-zbereze.html" text:style-name="Internet_20_link" text:visited-style-name="Visited_20_Internet_20_Link">
 </text:a>
</text:p>
      <text:p text:style-name="P4">
Для економії часу рекомендується обирати пункти пропуску "Угринів-Долгобичув","Рава-Руська-Хребенне" та "Смільниця-Кросценко".</text:p>
      <text:p text:style-name="P4">
Як повідомляв Укрінформ, за 1 квітня через західні <text:a xlink:type="simple" xlink:href="https://www.ukrinform.ua/tag-kordon" text:style-name="Internet_20_link" text:visited-style-name="Visited_20_Internet_20_Link">
</text:a>
 в Україну прибули 55 тисяч осіб, 50тисяч з них – українці.</text:p>
      <text:p text:style-name="P4">
Source: <text:a xlink:type="simple" xlink:href="https://www.ukrinform.ua/rubric-society/3690561-pered-velikodnem-zrosli-cergi-na-kordoni-z-polseu-aki-punkti-propusku-mense-zavantazeni.html" text:style-name="Internet_20_link" text:visited-style-name="Visited_20_Internet_20_Link">
https://www.ukrinform.ua/rubric-society/3690561-pered-velikodnem-zrosli-cergi-na-kordoni-z-polseu-aki-punkti-propusku-mense-zavantazeni.html</text:a>
</text:p>
      <!--NEWS-->
      <text:h text:style-name="P10" text:outline-level="1">
<text:span text:style-name="T4">
Верещук перевіряє умови проживання внутрішніх переселенців у Запоріжжі</text:span>
</text:h>
      <text:p text:style-name="P4">
Authors: Ukrinform (Person)</text:p>
      <text:p text:style-name="P4">
Publisher: Укринформ (Organization)</text:p>
      <text:p text:style-name="P4">
Published Time: 2023-04-02T13:25:00+03:00</text:p>
      <text:p text:style-name="P4">
Modified Time: 2023-04-02T13:25:00+03:00</text:p>
      <text:p text:style-name="P4">
Description: Віцепрем'єр-міністр - міністр з питань реінтеграції тимчасово окупованих територій Ірина Верещук з командою перебуває у Запоріжжі, де перевіряє умови проживання внутрішніх переселенців та інфраструктуру психосоціальної роботи. — Укрінформ.</text:p>
      <text:p text:style-name="P4">
Images: ["<text:a xlink:type="simple" xlink:href="https://static.ukrinform.com/photos/2023_04/thumb_files/630_360_1680443089-696.jpg" text:style-name="Internet_20_link" text:visited-style-name="Visited_20_Internet_20_Link">
630_360_16804...</text:a>
", "<text:a xlink:type="simple" xlink:href="https://static.ukrinform.com/photos/2023_04/1680443089-448.jpg" text:style-name="Internet_20_link" text:visited-style-name="Visited_20_Internet_20_Link">
1680443089-44...</text:a>
", "<text:a xlink:type="simple" xlink:href="https://static.ukrinform.com/photos/2023_04/1680443089-791.jpg" text:style-name="Internet_20_link" text:visited-style-name="Visited_20_Internet_20_Link">
1680443089-79...</text:a>
", "<text:a xlink:type="simple" xlink:href="https://static.ukrinform.com/photos/2023_04/1680443090-424.jpg" text:style-name="Internet_20_link" text:visited-style-name="Visited_20_Internet_20_Link">
1680443090-42...</text:a>
", "<text:a xlink:type="simple" xlink:href="https://static.ukrinform.com/photos/2023_04/1680443090-662.jpg" text:style-name="Internet_20_link" text:visited-style-name="Visited_20_Internet_20_Link">
1680443090-66...</text:a>
"]</text:p>
      <text:p text:style-name="P4">
Tags: ['Переселенці', 'Верещук', 'Запоріжжя']</text:p>
      <text:p text:style-name="P4">
Type: Article</text:p>
      <!--METADATA-->
      <text:p text:style-name="P4">
<draw:frame draw:style-name="fr1" draw:name="Image116" text:anchor-type="as-char" svg:width="6.9236in" svg:height="3.956343in" draw:z-index="0">
<draw:image xlink:href="../Images/yкринформ/2023-04-02T13-25-00-03-00/630_360_1680443089-696.jpg" xlink:type="simple" xlink:show="embed" xlink:actuate="onLoad" draw:mime-type="image/jpeg"/>
</draw:frame>
Віцепрем'єр-міністр - міністр з питань реінтеграції тимчасово окупованихтериторій Ірина Верещук з командою перебуває у Запоріжжі, де перевіряє умовипроживання внутрішніх переселенців та інфраструктуру психосоціальної роботи.</text:p>
      <text:p text:style-name="P4">
Яка передає Укрінформ, про це у Фейсбуці повідомляє пресслужба Міністерства зпитань реінтеграції тимчасово окупованих територій України.</text:p>
      <text:p text:style-name="P4">
«Віцепрем’єрка Ірина Верещук з командою з робочою поїздкою у <text:a xlink:type="simple" xlink:href="https://www.ukrinform.ua/tag-zaporizza" text:style-name="Internet_20_link" text:visited-style-name="Visited_20_Internet_20_Link">
</text:a>
 . За планом роботи: перевірка умовпроживання в гуртожитках для внутрішніх переселенців, ознайомлення з роботоюгуманітарних хабів, а також перевірка інфраструктури психосоціальної роботи»,- йдеться в повідомленні.</text:p>
      <text:p text:style-name="P4">
<draw:frame draw:style-name="fr1" draw:name="Image117" text:anchor-type="as-char" svg:width="6.9236in" svg:height="4.602912in" draw:z-index="0">
<draw:image xlink:href="../Images/yкринформ/2023-04-02T13-25-00-03-00/1680443089-448.jpg" xlink:type="simple" xlink:show="embed" xlink:actuate="onLoad" draw:mime-type="image/jpeg"/>
</draw:frame>
</text:p>
      <text:p text:style-name="P4">
<draw:frame draw:style-name="fr1" draw:name="Image118" text:anchor-type="as-char" svg:width="6.9236in" svg:height="4.602912in" draw:z-index="0">
<draw:image xlink:href="../Images/yкринформ/2023-04-02T13-25-00-03-00/1680443089-791.jpg" xlink:type="simple" xlink:show="embed" xlink:actuate="onLoad" draw:mime-type="image/jpeg"/>
</draw:frame>
<draw:frame draw:style-name="fr1" draw:name="Image119" text:anchor-type="as-char" svg:width="6.9236in" svg:height="4.602912in" draw:z-index="0">
<draw:image xlink:href="../Images/yкринформ/2023-04-02T13-25-00-03-00/1680443090-424.jpg" xlink:type="simple" xlink:show="embed" xlink:actuate="onLoad" draw:mime-type="image/jpeg"/>
</draw:frame>
<draw:frame draw:style-name="fr1" draw:name="Image120" text:anchor-type="as-char" svg:width="6.9236in" svg:height="4.602912in" draw:z-index="0">
<draw:image xlink:href="../Images/yкринформ/2023-04-02T13-25-00-03-00/1680443090-662.jpg" xlink:type="simple" xlink:show="embed" xlink:actuate="onLoad" draw:mime-type="image/jpeg"/>
</draw:frame>
</text:p>
      <text:p text:style-name="P4">
Як зазначається, Верещук проведе наради з керівництвом обласної військовоїадміністрації та головами територіальних громад, повідомили в пресслужбі.</text:p>
      <text:p text:style-name="P4">
<text:span text:style-name="T4">
Читайте також:</text:span>
 <text:a xlink:type="simple" xlink:href="https://www.ukrinform.ua/rubric-polytics/3688208-urad-gotue-zakonoproekt-pro-pravovij-rezim-deokupovanih-teritorij-veresuk.html" text:style-name="Internet_20_link" text:visited-style-name="Visited_20_Internet_20_Link">
 </text:a>
</text:p>
      <text:p text:style-name="P4">
Як повідомляв <text:a xlink:type="simple" xlink:href="https://www.ukrinform.ua/rubric-regions/3690379-veresuk-perebuvae-z-robocim-vizitom-na-hersonsini-so-na-poradku-dennomu.html" text:style-name="Internet_20_link" text:visited-style-name="Visited_20_Internet_20_Link">
 </text:a>
 ,напередодні віцепрем'єр-міністр - міністр з питань реінтеграції тимчасовоокупованих територій Ірина Верещук проінспектувала Херсонщину.</text:p>
      <text:p text:style-name="P4">
_Відео:<text:a xlink:type="simple" xlink:href="https://t.me/khersonskaODA/4834" text:style-name="Internet_20_link" text:visited-style-name="Visited_20_Internet_20_Link">
 </text:a>
 _</text:p>
      <text:p text:style-name="P4">
Source: <text:a xlink:type="simple" xlink:href="https://www.ukrinform.ua/rubric-regions/3690562-veresuk-perevirae-umovi-prozivanna-vnutrisnih-pereselenciv-u-zaporizzi.html" text:style-name="Internet_20_link" text:visited-style-name="Visited_20_Internet_20_Link">
https://www.ukrinform.ua/rubric-regions/3690562-veresuk-perevirae-umovi-prozivanna-vnutrisnih-pereselenciv-u-zaporizzi.html</text:a>
</text:p>
      <!--NEWS-->
      <text:h text:style-name="P10" text:outline-level="1">
<text:span text:style-name="T4">
Обстріл Костянтинівки: кількість загиблих зросла до шести, восьмеро поранених</text:span>
</text:h>
      <text:p text:style-name="P4">
Authors: Ukrinform (Person)</text:p>
      <text:p text:style-name="P4">
Publisher: Укринформ (Organization)</text:p>
      <text:p text:style-name="P4">
Published Time: 2023-04-02T13:28:12+03:00</text:p>
      <text:p text:style-name="P4">
Modified Time: 2023-04-02T13:28:12+03:00</text:p>
      <text:p text:style-name="P4">
Description: Кількість загиблих унаслідок удару російської армії по місту Костянтинівка Донецької області зросла до шістьох осіб. — Укрінформ.</text:p>
      <text:p text:style-name="P4">
Images: ["<text:a xlink:type="simple" xlink:href="https://static.ukrinform.com/photos/2023_04/thumb_files/630_360_1680430149-686.jpg" text:style-name="Internet_20_link" text:visited-style-name="Visited_20_Internet_20_Link">
630_360_16804...</text:a>
"]</text:p>
      <text:p text:style-name="P4">
Tags: ['Донеччина', 'Обстріл', 'Війна з росією']</text:p>
      <text:p text:style-name="P4">
Type: Article</text:p>
      <!--METADATA-->
      <text:p text:style-name="P4">
<draw:frame draw:style-name="fr1" draw:name="Image121" text:anchor-type="as-char" svg:width="6.9236in" svg:height="3.956343in" draw:z-index="0">
<draw:image xlink:href="../Images/yкринформ/2023-04-02T13-28-12-03-00/630_360_1680430149-686.jpg" xlink:type="simple" xlink:show="embed" xlink:actuate="onLoad" draw:mime-type="image/jpeg"/>
</draw:frame>
 Кількістьзагиблих унаслідок удару російської армії по місту Костянтинівка Донецькоїобласті зросла до шістьох осіб.</text:p>
      <text:p text:style-name="P4">
Про це керівник Офісу Президента Андрій Єрмак повідомив у <text:a xlink:type="simple" xlink:href="https://t.me/ermaka2022/2364" text:style-name="Internet_20_link" text:visited-style-name="Visited_20_Internet_20_Link">
</text:a>
 , передає Укрінформ.</text:p>
      <text:p text:style-name="P4">
Уламкові поранення, за уточненими даними, дістали восьмеро мирних жителів.Усім надається медична допомога.</text:p>
      <text:p text:style-name="P4">
_Відео:<text:a xlink:type="simple" xlink:href="https://web.telegram.org/k/#@ermaka2022" text:style-name="Internet_20_link" text:visited-style-name="Visited_20_Internet_20_Link">
 </text:a>
 _</text:p>
      <text:p text:style-name="P4">
За інформацією Єрмака, росіяни завдали по місту два удари із зенітних <text:a xlink:type="simple" xlink:href="https://www.ukrinform.ua/tag-raketa" text:style-name="Internet_20_link" text:visited-style-name="Visited_20_Internet_20_Link">
</text:a>
 комплексів С-300, також здійсниличотири залпи з реактивних систем залпового вогню «Ураган».</text:p>
      <text:p text:style-name="P4">
<text:span text:style-name="T4">
Читайте також:</text:span>
 <text:a xlink:type="simple" xlink:href="https://www.ukrinform.ua/rubric-ato/3690528-na-sumsini-vijska-rf-obstrilali-molokovoz-dvoe-zagiblih.html" text:style-name="Internet_20_link" text:visited-style-name="Visited_20_Internet_20_Link">
 </text:a>
</text:p>
      <text:p text:style-name="P4">
Ворожим вогнем пошкоджені 16 багатоквартирних будинків, вісім приватнихбудинків, дитячий дошкільний заклад, будівля Костянтинівської державноїподаткової інспекції, газові труби й три автомобілі.</text:p>
      <text:p text:style-name="P4">
Як повідомляв Укрінформ, у неділю, 2 квітня, <text:a xlink:type="simple" xlink:href="https://www.ukrinform.ua/rubric-ato/3690533-vijska-rf-obstrilali-kostantinivku-e-zagibli-i-poraneni.html" text:style-name="Internet_20_link" text:visited-style-name="Visited_20_Internet_20_Link">
</text:a>
 . Спочатку повідомлялося про трьохзагиблих і шістьох поранених.</text:p>
      <text:p text:style-name="P4">
Source: <text:a xlink:type="simple" xlink:href="https://www.ukrinform.ua/rubric-ato/3690563-obstril-kostantinivki-kilkist-zagiblih-zrosla-do-sesti-vosmero-poranenih.html" text:style-name="Internet_20_link" text:visited-style-name="Visited_20_Internet_20_Link">
https://www.ukrinform.ua/rubric-ato/3690563-obstril-kostantinivki-kilkist-zagiblih-zrosla-do-sesti-vosmero-poranenih.html</text:a>
</text:p>
      <!--NEWS-->
      <text:h text:style-name="P10" text:outline-level="1">
<text:span text:style-name="T4">
У Парижі голосують за заборону електросамокатів</text:span>
</text:h>
      <text:p text:style-name="P4">
Authors: Ukrinform (Person)</text:p>
      <text:p text:style-name="P4">
Publisher: Укринформ (Organization)</text:p>
      <text:p text:style-name="P4">
Published Time: 2023-04-02T13:31:06+03:00</text:p>
      <text:p text:style-name="P4">
Modified Time: 2023-04-02T13:31:06+03:00</text:p>
      <text:p text:style-name="P4">
Description: У Парижі сьогодні вирішують на голосуванні, чи заборонити електросамокати напрокат на вулицях столиці. — Укрінформ.</text:p>
      <text:p text:style-name="P4">
Images: ["<text:a xlink:type="simple" xlink:href="https://static.ukrinform.com/photos/2023_04/thumb_files/630_360_1680431014-816.jpg" text:style-name="Internet_20_link" text:visited-style-name="Visited_20_Internet_20_Link">
630_360_16804...</text:a>
"]</text:p>
      <text:p text:style-name="P4">
Tags: ['Опитування', 'Париж', 'Електросамокат']</text:p>
      <text:p text:style-name="P4">
Type: Article</text:p>
      <!--METADATA-->
      <text:p text:style-name="P4">
<draw:frame draw:style-name="fr1" draw:name="Image122" text:anchor-type="as-char" svg:width="6.9236in" svg:height="3.956343in" draw:z-index="0">
<draw:image xlink:href="../Images/yкринформ/2023-04-02T13-31-06-03-00/630_360_1680431014-816.jpg" xlink:type="simple" xlink:show="embed" xlink:actuate="onLoad" draw:mime-type="image/jpeg"/>
</draw:frame>
 У Парижісьогодні вирішують на голосуванні, чи заборонити електросамокати напрокат навулицях столиці.</text:p>
      <text:p text:style-name="P4">
Як передає Укрінформ, про це повідомляє агенція <text:a xlink:type="simple" xlink:href="http://www.rfi.fr/en/business-and-tech/20230402-paris-votes-on-whether-to-ban-e-scooters-for-hire" text:style-name="Internet_20_link" text:visited-style-name="Visited_20_Internet_20_Link">
</text:a>
 .</text:p>
      <text:p text:style-name="P4">
У Парижі скутери популярні серед молоді для подолання невеликих дистанцій.Після хаотичного запровадження цього транспорту у 2018 році міська владапоступово посилювала правила їх експлуатації, створивши спеціальні зонипаркування, обмеживши максимальну швидкість та кількість тих, хто їде.</text:p>
      <text:p text:style-name="P4">
Як зазначає RFI, щодня у <text:a xlink:type="simple" xlink:href="https://www.ukrinform.ua/tag-francia" text:style-name="Internet_20_link" text:visited-style-name="Visited_20_Internet_20_Link">
 </text:a>
 наорендованих електросамокатах здійснюється близько 100 тисяч поїздок у майже200 містах та містечках країни.</text:p>
      <text:p text:style-name="P4">
Але самокати залишаються суперечливою темою: пішоходи скаржаться на необережневодіння, а аварії зі смертельними наслідками показують небезпеку використанняцих транспортних засобів, які у Франції мають право орендувати діти віком від12 років.</text:p>
      <text:p text:style-name="P4">
Мер Парижа Анн Ідальго називає голосування, ініційоване владою міста, нереферендумом, а "громадськими консультаціями". Вона виступає за заборонувикористання електросамокатів, які називає "джерелом напруги та занепокоєння"для містян.</text:p>
      <text:p text:style-name="P4">
<text:span text:style-name="T4">
Читайте також:</text:span>
 <text:a xlink:type="simple" xlink:href="https://www.ukrinform.ua/rubric-world/3519230-u-nicci-patiricnij-ukrainec-pomer-vid-naizdu-elektrosamokata.html" text:style-name="Internet_20_link" text:visited-style-name="Visited_20_Internet_20_Link">
 </text:a>
</text:p>
      <text:p text:style-name="P4">
Зазначається, що у разі запровадження заборона стосуватиметься лише сервісіворенди електросамокатів, а не приватних транспортних засобів, яких у всійФранції упродовж 2022 року було продано 700 тисяч.</text:p>
      <text:p text:style-name="P4">
Source: <text:a xlink:type="simple" xlink:href="https://www.ukrinform.ua/rubric-world/3690566-u-parizi-golosuut-za-zaboronu-elektrosamokativ.html" text:style-name="Internet_20_link" text:visited-style-name="Visited_20_Internet_20_Link">
https://www.ukrinform.ua/rubric-world/3690566-u-parizi-golosuut-za-zaboronu-elektrosamokativ.html</text:a>
</text:p>
      <!--NEWS-->
      <text:h text:style-name="P10" text:outline-level="1">
<text:span text:style-name="T4">
Кількість жертв торнадо у США зросло до 26</text:span>
</text:h>
      <text:p text:style-name="P4">
Authors: Ukrinform (Person)</text:p>
      <text:p text:style-name="P4">
Publisher: Укринформ (Organization)</text:p>
      <text:p text:style-name="P4">
Published Time: 2023-04-02T13:40:00+03:00</text:p>
      <text:p text:style-name="P4">
Modified Time: 2023-04-02T13:40:00+03:00</text:p>
      <text:p text:style-name="P4">
Description: Щонайменше 26 людей загинуло внаслідок потужних штормів та торнадо, які зрівняли з землею цілі населені пункти на півдні та середньому заході США у п'ятницю та суботу. — Укрінформ.</text:p>
      <text:p text:style-name="P4">
Images: ["<text:a xlink:type="simple" xlink:href="https://static.ukrinform.com/photos/2021_06/thumb_files/630_360_1624641913-964.jpg" text:style-name="Internet_20_link" text:visited-style-name="Visited_20_Internet_20_Link">
630_360_16246...</text:a>
"]</text:p>
      <text:p text:style-name="P4">
Tags: ['США', 'Стихія', 'Торнадо', 'Загибель']</text:p>
      <text:p text:style-name="P4">
Type: Article</text:p>
      <!--METADATA-->
      <text:p text:style-name="P4">
<draw:frame draw:style-name="fr1" draw:name="Image123" text:anchor-type="as-char" svg:width="6.9236in" svg:height="3.956343in" draw:z-index="0">
<draw:image xlink:href="../Images/yкринформ/2023-04-02T13-40-00-03-00/630_360_1624641913-964.jpg" xlink:type="simple" xlink:show="embed" xlink:actuate="onLoad" draw:mime-type="image/jpeg"/>
</draw:frame>
 Щонайменше26 людей загинуло внаслідок потужних штормів та торнадо, які зрівняли з землеюцілі населені пункти на півдні та середньому заході США у п'ятницю та суботу.</text:p>
      <text:p text:style-name="P4">
Як передає Укрінформ, про це повідомляє <text:a xlink:type="simple" xlink:href="https://apnews.com/article/tornado-arkansas-storm-concert-79fe2da8a6b8bd92970032530b760d20" text:style-name="Internet_20_link" text:visited-style-name="Visited_20_Internet_20_Link">
</text:a>
.</text:p>
      <text:p text:style-name="P4">
Як зазначається, торнадо вирували щонайменше у восьми штатах, зруйнувалибудинки та підприємства, поламали дерева та спустошили цілі квартали по всійтериторії <text:a xlink:type="simple" xlink:href="https://www.ukrinform.ua/tag-ssa" text:style-name="Internet_20_link" text:visited-style-name="Visited_20_Internet_20_Link">
 </text:a>
 .</text:p>
      <text:p text:style-name="P4">
Серед загиблих - щонайменше дев'ять осіб в одному з округів Теннессі, четверо- у маленькому містечку Вінн, штат Арканзас, троє - в Саллівані, штат Індіана,і ще четверо - в Іллінойсі.</text:p>
      <text:p text:style-name="P4">
Інші летальні випадки внаслідок негоди, що вирувала в ніч проти суботи, булизафіксовані в Алабамі та Міссісіпі, про ще одну смерть повідомили у штатіАрканзас.</text:p>
      <text:p text:style-name="P4">
Раніше повідомлялося про <text:a xlink:type="simple" xlink:href="https://www.ukrinform.ua/rubric-world/3690456-kilkist-zertv-tornado-u-statah-zrosla-do-22-desatki-ludej-u-likarnah.html" text:style-name="Internet_20_link" text:visited-style-name="Visited_20_Internet_20_Link">
 </text:a>
 .</text:p>
      <text:p text:style-name="P4">
<text:span text:style-name="T4">
Читайте також:</text:span>
 <text:a xlink:type="simple" xlink:href="https://www.ukrinform.ua/rubric-world/3687615-bajden-ogolosiv-nadzvicajnij-stan-u-stati-missisipi-cerez-negodu.html" text:style-name="Internet_20_link" text:visited-style-name="Visited_20_Internet_20_Link">
 </text:a>
</text:p>
      <text:p text:style-name="P4">
Зокрема, четверо людей загинули під завалами будівель у штаті Іллінойс. Утеатрі «Аполлон» міста Бельвідер перебувало понад 200 осіб, коли там обваливсядах, унаслідок чого десятки людей зазнали поранень, одна особа загинула.</text:p>
      <text:p text:style-name="P4">
<text:span text:style-name="T5">
Фото ілюстративне</text:span>
</text:p>
      <text:p text:style-name="P4">
Source: <text:a xlink:type="simple" xlink:href="https://www.ukrinform.ua/rubric-world/3690569-kilkist-zertv-tornado-u-ssa-zroslo-do-26.html" text:style-name="Internet_20_link" text:visited-style-name="Visited_20_Internet_20_Link">
https://www.ukrinform.ua/rubric-world/3690569-kilkist-zertv-tornado-u-ssa-zroslo-do-26.html</text:a>
</text:p>
      <!--NEWS-->
      <text:h text:style-name="P10" text:outline-level="1">
<text:span text:style-name="T4">
Країни ОПЕК не будуть зменшувати видобуток нафти</text:span>
</text:h>
      <text:p text:style-name="P4">
Authors: Ukrinform (Person)</text:p>
      <text:p text:style-name="P4">
Publisher: Укринформ (Organization)</text:p>
      <text:p text:style-name="P4">
Published Time: 2023-04-02T13:40:40+03:00</text:p>
      <text:p text:style-name="P4">
Modified Time: 2023-04-02T13:40:40+03:00</text:p>
      <text:p text:style-name="P4">
Description: Організація країн-експортерів нафти ОПЕК+ все ще вважає, що найкращою відповіддю на зростаючу невизначеність на нафтовому ринку, спричинену банківською кризою, є утримання своїх теперішніх обсягів видобутку. — Укрінформ.</text:p>
      <text:p text:style-name="P4">
Images: ["<text:a xlink:type="simple" xlink:href="https://static.ukrinform.com/photos/2020_05/thumb_files/630_360_1589552266-761.jpg" text:style-name="Internet_20_link" text:visited-style-name="Visited_20_Internet_20_Link">
630_360_15895...</text:a>
"]</text:p>
      <text:p text:style-name="P4">
Tags: ['Ціна нафти', 'Економіка', 'ОПЕК']</text:p>
      <text:p text:style-name="P4">
Type: Article</text:p>
      <!--METADATA-->
      <text:p text:style-name="P4">
<draw:frame draw:style-name="fr1" draw:name="Image124" text:anchor-type="as-char" svg:width="6.9236in" svg:height="3.956343in" draw:z-index="0">
<draw:image xlink:href="../Images/yкринформ/2023-04-02T13-40-40-03-00/630_360_1589552266-761.jpg" xlink:type="simple" xlink:show="embed" xlink:actuate="onLoad" draw:mime-type="image/jpeg"/>
</draw:frame>
Організація країн-експортерів нафти ОПЕК+ все ще вважає, що найкращоювідповіддю на зростаючу невизначеність на нафтовому ринку, спричиненубанківською кризою, є утримання своїх теперішніх обсягів видобутку.</text:p>
      <text:p text:style-name="P4">
Як передає Укрінформ, про це повідомляє агенція <text:a xlink:type="simple" xlink:href="http://www.bloomberg.com/news/articles/2023-04-02/opec-to-hold-its-ground-amid-oil-tumult-caused-by-bank-crisis" text:style-name="Internet_20_link" text:visited-style-name="Visited_20_Internet_20_Link">
</text:a>
 .</text:p>
      <text:p text:style-name="P4">
Як зазначається, нещодавня банківська криза призвела до падіння ф'ючерсів нанафту до 15-місячного мінімуму - близько 70 доларів за барель. Тоді з'явилисяприпущення, що Саудівська Аравія та її партнери можуть втрутитися, щобпідтримати ринок, скоротивши власний видобуток.</text:p>
      <text:p text:style-name="P4">
Але, попри всі потрясіння, країни ОПЕК+ демонструють усі ознаки того, що вонизберігають спокій за цих умов. Представники Саудівської Аравії публічнозаявили, що коаліція з 23 країн має підтримувати стабільний рівень видобуткупротягом усього року.</text:p>
      <text:p text:style-name="P4">
Між тим, центр уваги знову повертається до відновлення попиту на нафту в Китаїу поєднанні з тиском на можливості видобутку в <text:a xlink:type="simple" xlink:href="https://www.ukrinform.ua/tag-rosia" text:style-name="Internet_20_link" text:visited-style-name="Visited_20_Internet_20_Link">
</text:a>
 після її вторгнення в Україну. Ф'ючерсина нафту різко пішли вгору майже до 80 доларів за барель.</text:p>
      <text:p text:style-name="P4">
<text:span text:style-name="T4">
Читайте також:</text:span>
 <text:a xlink:type="simple" xlink:href="https://www.ukrinform.ua/rubric-economy/3684865-rosia-z-pocatku-roku-stala-najbilsim-postacalnikom-siroi-nafti-do-kitau.html" text:style-name="Internet_20_link" text:visited-style-name="Visited_20_Internet_20_Link">
 </text:a>
</text:p>
      <text:p text:style-name="P4">
Прогноз для ринку нафти, який отримали країни Організації країн-експортерівнафти та її партнери, залишається похмурим.</text:p>
      <text:p text:style-name="P4">
"Впевненість у тому, що ціни повертаються до 100 доларів за барель, широкопоширена в нафтовій промисловості на початку року, не справдилася, оскількиросійський експорт виявився стійким до міжнародних санкцій. Схоже, що світовапропозиція цього кварталу буде надлишковою", – йдеться у повідомленні.</text:p>
      <text:p text:style-name="P4">
<text:span text:style-name="T5">
Фото: Bloomberg</text:span>
</text:p>
      <text:p text:style-name="P4">
Source: <text:a xlink:type="simple" xlink:href="https://www.ukrinform.ua/rubric-economy/3690570-kraini-opek-ne-budut-zmensuvati-vidobutok-nafti.html" text:style-name="Internet_20_link" text:visited-style-name="Visited_20_Internet_20_Link">
https://www.ukrinform.ua/rubric-economy/3690570-kraini-opek-ne-budut-zmensuvati-vidobutok-nafti.html</text:a>
</text:p>
      <!--NEWS-->
      <text:h text:style-name="P10" text:outline-level="1">
<text:span text:style-name="T4">
Визволення Гостомеля: як рік тому ЗСУ знищили елітний російський десант</text:span>
</text:h>
      <text:p text:style-name="P4">
Authors: Ukrinform (Person)</text:p>
      <text:p text:style-name="P4">
Publisher: Укринформ (Organization)</text:p>
      <text:p text:style-name="P4">
Published Time: 2023-04-02T13:48:35+03:00</text:p>
      <text:p text:style-name="P4">
Modified Time: 2023-04-02T13:48:35+03:00</text:p>
      <text:p text:style-name="P4">
Description: Керівник Офісу Президента Андрій Єрмак нагадав, як рік тому у Гостомелі Київської області Збройні сили України знищили елітний російський десант. — Укрінформ.</text:p>
      <text:p text:style-name="P4">
Images: ["<text:a xlink:type="simple" xlink:href="https://static.ukrinform.com/photos/2023_04/thumb_files/630_360_1680432165-639.jpg" text:style-name="Internet_20_link" text:visited-style-name="Visited_20_Internet_20_Link">
630_360_16804...</text:a>
", "<text:a xlink:type="simple" xlink:href="https://static.ukrinform.com/photos/2023_04/1680432166-342.jpg" text:style-name="Internet_20_link" text:visited-style-name="Visited_20_Internet_20_Link">
1680432166-34...</text:a>
"]</text:p>
      <text:p text:style-name="P4">
Tags: ['Звільнення', 'Війна з росією', 'Гостомель']</text:p>
      <text:p text:style-name="P4">
Type: Article</text:p>
      <!--METADATA-->
      <text:p text:style-name="P4">
<draw:frame draw:style-name="fr1" draw:name="Image125" text:anchor-type="as-char" svg:width="6.9236in" svg:height="3.956343in" draw:z-index="0">
<draw:image xlink:href="../Images/yкринформ/2023-04-02T13-48-35-03-00/630_360_1680432165-639.jpg" xlink:type="simple" xlink:show="embed" xlink:actuate="onLoad" draw:mime-type="image/jpeg"/>
</draw:frame>
 КерівникОфісу Президента Андрій Єрмак нагадав, як рік тому у Гостомелі Київськоїобласті Збройні сили України знищили елітний російський десант.</text:p>
      <text:p text:style-name="P4">
Про це Єрмак написав у <text:a xlink:type="simple" xlink:href="https://t.me/ermaka2022/2363" text:style-name="Internet_20_link" text:visited-style-name="Visited_20_Internet_20_Link">
 </text:a>
 , оприлюднивши відео дорічниці звільнення Гостомеля та Київської області від російських загарбників,передає Укрінформ.</text:p>
      <text:p text:style-name="P4">
За його словами, “так само, як і Васильків, ворог бачив Гостомель воротами достолиці. росіяни планували захопити аеродроми, щоб в подальшому туди змоглисідати транспортні <text:a xlink:type="simple" xlink:href="https://www.ukrinform.ua/tag-litak" text:style-name="Internet_20_link" text:visited-style-name="Visited_20_Internet_20_Link">
 </text:a>
 з важкою технікою.Але їх плани були зруйновані нашими воїнами”.</text:p>
      <text:p text:style-name="P4">
_Відео:<text:a xlink:type="simple" xlink:href="https://t.me/ermaka2022/2363" text:style-name="Internet_20_link" text:visited-style-name="Visited_20_Internet_20_Link">
 </text:a>
 _</text:p>
      <text:p text:style-name="P4">
“Важкі бої за Гостомель стали окремою сторінкою цієї війни. Він знаходиться в10 км від української столиці. На десятках гелікоптерів його атакували елітніросійські десантники, яким протистояли на початках призовники Нацгвардії.Згодом елітний десант ворога був знищений нашими спецпризначенцями і Силамиоборони”, – зазначив Єрмак.</text:p>
      <text:p text:style-name="P4">
<draw:frame draw:style-name="fr1" draw:name="Image126" text:anchor-type="as-char" svg:width="6.9236in" svg:height="3.89773in" draw:z-index="0">
<draw:image xlink:href="../Images/yкринформ/2023-04-02T13-48-35-03-00/1680432166-342.jpg" xlink:type="simple" xlink:show="embed" xlink:actuate="onLoad" draw:mime-type="image/jpeg"/>
</draw:frame>
</text:p>
      <text:p text:style-name="P4">
<text:span text:style-name="T4">
Читайте також:</text:span>
 <text:a xlink:type="simple" xlink:href="https://www.ukrinform.ua/rubric-regions/3690529-pid-okupacieu-buli-15-gromad-ova-opriludnila-rolik-do-ricnici-vizvolenna-kiivsini.html" text:style-name="Internet_20_link" text:visited-style-name="Visited_20_Internet_20_Link">
 </text:a>
</text:p>
      <text:p text:style-name="P4">
Як повідомляв Укрінформ, увечері 2 квітня 2022 року Міністерство оборониУкраїни заявило, що українські військові визолили Київську область відросійських загарбників. Тоді останні підрозділи ворога були вибиті з Бучі,Гостомеля й Бородянки.</text:p>
      <text:p text:style-name="P4">
<text:span text:style-name="T5">
Фото: EPA-EFE</text:span>
</text:p>
      <text:p text:style-name="P4">
Source: <text:a xlink:type="simple" xlink:href="https://www.ukrinform.ua/rubric-regions/3690575-vizvolenna-gostomela-ak-rik-tomu-zsu-znisili-elitnij-rosijskij-desant.html" text:style-name="Internet_20_link" text:visited-style-name="Visited_20_Internet_20_Link">
https://www.ukrinform.ua/rubric-regions/3690575-vizvolenna-gostomela-ak-rik-tomu-zsu-znisili-elitnij-rosijskij-desant.html</text:a>
</text:p>
      <!--NEWS-->
      <text:h text:style-name="P10" text:outline-level="1">
<text:span text:style-name="T4">
Угорщина передала шість автобусів для постраждалих від російської окупації громад</text:span>
</text:h>
      <text:p text:style-name="P4">
Authors: Ukrinform (Person)</text:p>
      <text:p text:style-name="P4">
Publisher: Укринформ (Organization)</text:p>
      <text:p text:style-name="P4">
Published Time: 2023-04-02T13:50:52+03:00</text:p>
      <text:p text:style-name="P4">
Modified Time: 2023-04-02T13:50:52+03:00</text:p>
      <text:p text:style-name="P4">
Description: Угорські партнери в неділю, 2 квітня, передали шість автобусів для постраждалих від російської окупації громад. — Укрінформ.</text:p>
      <text:p text:style-name="P4">
Images: ["<text:a xlink:type="simple" xlink:href="https://static.ukrinform.com/photos/2023_04/thumb_files/630_360_1680432459-345.jpg" text:style-name="Internet_20_link" text:visited-style-name="Visited_20_Internet_20_Link">
630_360_16804...</text:a>
"]</text:p>
      <text:p text:style-name="P4">
Tags: ['Угорщина', 'Україна', 'Автобус', 'допомога']</text:p>
      <text:p text:style-name="P4">
Type: Article</text:p>
      <!--METADATA-->
      <text:p text:style-name="P4">
<draw:frame draw:style-name="fr1" draw:name="Image127" text:anchor-type="as-char" svg:width="6.9236in" svg:height="3.956343in" draw:z-index="0">
<draw:image xlink:href="../Images/yкринформ/2023-04-02T13-50-52-03-00/630_360_1680432459-345.jpg" xlink:type="simple" xlink:show="embed" xlink:actuate="onLoad" draw:mime-type="image/jpeg"/>
</draw:frame>
 Угорськіпартнери в неділю, 2 квітня, передали шість автобусів для постраждалих відросійської окупації громад.</text:p>
      <text:p text:style-name="P4">
Про це в <text:a xlink:type="simple" xlink:href="http://t.me/zakarpatskaODA/4210" text:style-name="Internet_20_link" text:visited-style-name="Visited_20_Internet_20_Link">
 </text:a>
 повідомив начальникЗакарпатської ОВА Віктор Микита, передає Укрінформ.</text:p>
      <text:p text:style-name="P4">
«В Ужгороді отримали від угорських партнерів шість пасажирських автобусівMercedes-Benz, які передали нам за рішенням громади Веспрема і за підтримкиуряду сусідньої країни. Цю допомогу одразу відправили Чернігівщині, Сумщині таХарківщині, які після деокупації гостро відчувають нестачу громадськоготранспорту», - написав Микита.</text:p>
      <text:p text:style-name="P4">
За його словами, водії, які прибули по автобуси із зазначених регіонів, ужевирушили до місць призначення.</text:p>
      <text:p text:style-name="P4">
Усього в пакеті гуманітарної допомоги постраждалим українським громадамугорські партнери планують передати 14 <text:a xlink:type="simple" xlink:href="https://www.ukrinform.ua/tag-avtobus" text:style-name="Internet_20_link" text:visited-style-name="Visited_20_Internet_20_Link">
 </text:a>
 , решта надійде найближчим часом.</text:p>
      <text:p text:style-name="P4">
<text:span text:style-name="T4">
Читайте також:</text:span>
 <text:a xlink:type="simple" xlink:href="https://www.ukrinform.ua/rubric-kyiv/3652065-do-kieva-pribuli-10-avtobusiv-aki-peredala-mistu-latvia.html" text:style-name="Internet_20_link" text:visited-style-name="Visited_20_Internet_20_Link">
 </text:a>
</text:p>
      <text:p text:style-name="P4">
У неділю на Закарпатті перебуває з візитом заступник міністра зовнішньоїекономіки та закордонних справ Угорщини, парламентський державний секретарЛевенте Модьор.</text:p>
      <text:p text:style-name="P4">
Source: <text:a xlink:type="simple" xlink:href="https://www.ukrinform.ua/rubric-regions/3690577-ugorsina-peredala-sist-avtobusiv-dla-postrazdalih-vid-rosijskoi-okupacii-gromad.html" text:style-name="Internet_20_link" text:visited-style-name="Visited_20_Internet_20_Link">
https://www.ukrinform.ua/rubric-regions/3690577-ugorsina-peredala-sist-avtobusiv-dla-postrazdalih-vid-rosijskoi-okupacii-gromad.html</text:a>
</text:p>
      <!--NEWS-->
      <text:h text:style-name="P10" text:outline-level="1">
<text:span text:style-name="T4">
Advisor to the office of President of Ukraine suggest that explosion in St.Petersburg is part...</text:span>
</text:h>
      <text:p text:style-name="P4">
Authors: liveuamap (Language: en)</text:p>
      <text:p text:style-name="P4">
Time: 2023-04-02T13:54:00</text:p>
      <text:p text:style-name="P4">
Location: Kyiv, Kyiv city (Latitude:50.44426 Longtitude:30.52914)</text:p>
      <text:p text:style-name="P4">
Videos: []</text:p>
      <text:p text:style-name="P4">
Images: []</text:p>
      <text:p text:style-name="P4">
Tags: ["Russia"]</text:p>
      <text:p text:style-name="P4">
ID: 22553200</text:p>
      <!--METADATA-->
      <text:p text:style-name="P4">
Advisor to the office of President of Ukraine suggest that explosion inSt.Petersburg is part of internal struggle in Russia</text:p>
      <text:p text:style-name="P4">
News Collection Link: <text:a xlink:type="simple" xlink:href="https://liveuamap.com/en/2023/2-april-advisor-to-the-office-of-president-of-ukraine-suggest" text:style-name="Internet_20_link" text:visited-style-name="Visited_20_Internet_20_Link">
https://liveuamap.com/en/2023/2-april-advisor-to-the-office-of-president-of-ukraine-suggest</text:a>
</text:p>
      <text:p text:style-name="P4">
Source: <text:a xlink:type="simple" xlink:href="https://twitter.com/Podolyak_M/status/1642571217310822400" text:style-name="Internet_20_link" text:visited-style-name="Visited_20_Internet_20_Link">
https://twitter.com/Podolyak_M/status/1642571217310822400</text:a>
</text:p>
      <!--NEWS-->
      <text:h text:style-name="P10" text:outline-level="1">
<text:span text:style-name="T4">
У Маріуполі чутно роботу важкої артилерії в порту - Андрющенко</text:span>
</text:h>
      <text:p text:style-name="P4">
Authors: Ukrinform (Person)</text:p>
      <text:p text:style-name="P4">
Publisher: Укринформ (Organization)</text:p>
      <text:p text:style-name="P4">
Published Time: 2023-04-02T14:01:53+03:00</text:p>
      <text:p text:style-name="P4">
Modified Time: 2023-04-02T14:01:53+03:00</text:p>
      <text:p text:style-name="P4">
Description: У Маріуполі чутно роботу важкої артилерії та кулеметні черги в порту. — Укрінформ.</text:p>
      <text:p text:style-name="P4">
Images: ["<text:a xlink:type="simple" xlink:href="https://static.ukrinform.com/photos/2022_06/thumb_files/630_360_1656238781-613.jpeg" text:style-name="Internet_20_link" text:visited-style-name="Visited_20_Internet_20_Link">
630_360_16562...</text:a>
"]</text:p>
      <text:p text:style-name="P4">
Tags: ['Маріуполь', 'Окупація', 'Війна з росією']</text:p>
      <text:p text:style-name="P4">
Type: Article</text:p>
      <!--METADATA-->
      <text:p text:style-name="P4">
<draw:frame draw:style-name="fr1" draw:name="Image128" text:anchor-type="as-char" svg:width="6.9236in" svg:height="3.956343in" draw:z-index="0">
<draw:image xlink:href="../Images/yкринформ/2023-04-02T14-01-53-03-00/630_360_1656238781-613.jpeg" xlink:type="simple" xlink:show="embed" xlink:actuate="onLoad" draw:mime-type="image/jpeg"/>
</draw:frame>
 УМаріуполі чутно роботу важкої артилерії та кулеметні черги в порту.</text:p>
      <text:p text:style-name="P4">
Про це у <text:a xlink:type="simple" xlink:href="https://t.me/andriyshTime/8249" text:style-name="Internet_20_link" text:visited-style-name="Visited_20_Internet_20_Link">
 </text:a>
 повідомив радник міського головиМаріуполя Петро Андрющенко, передає Укрінформ.</text:p>
      <text:p text:style-name="P4">
«Маріупольський порт прямо зараз. Звуки важкої артилерії. Це не прильоти, алеробота артилерії майже впритул до житлових кварталів порту», - написавАндрющенко.</text:p>
      <text:p text:style-name="P4">
_Відео:<text:a xlink:type="simple" xlink:href="https://t.me/andriyshTime/8249" text:style-name="Internet_20_link" text:visited-style-name="Visited_20_Internet_20_Link">
 </text:a>
 _</text:p>
      <text:p text:style-name="P4">
За його словами, пів року тому цю територію використовували для тренуваннякадирівці. Що там відбувається наразі – встановлюється.</text:p>
      <text:p text:style-name="P4">
Андрющенко також повідомив, що до стрілянини із гармат у порту додалисякулеметні черги.</text:p>
      <text:p text:style-name="P4">
<text:span text:style-name="T4">
Читайте також:</text:span>
 <text:a xlink:type="simple" xlink:href="https://www.ukrinform.ua/rubric-ato/3690026-u-mariupoli-zagarbniki-peremisuut-vijskovu-tehniku-podali-vid-linii-mozlivogo-urazenna.html" text:style-name="Internet_20_link" text:visited-style-name="Visited_20_Internet_20_Link">
 </text:a>
</text:p>
      <text:p text:style-name="P4">
Як повідомлялось, агресія росії спричинила в <text:a xlink:type="simple" xlink:href="https://www.ukrinform.ua/tag-mariupol" text:style-name="Internet_20_link" text:visited-style-name="Visited_20_Internet_20_Link">
 </text:a>
 одну з найбільших гуманітарних катастроф. Місто майже на 90%зруйноване внаслідок ворожих обстрілів. Наразі там залишаються понад 100 тис.жителів.</text:p>
      <text:p text:style-name="P4">
Source: <text:a xlink:type="simple" xlink:href="https://www.ukrinform.ua/rubric-ato/3690580-u-mariupoli-cutno-robotu-vazkoi-artilerii-v-portu-andrusenko.html" text:style-name="Internet_20_link" text:visited-style-name="Visited_20_Internet_20_Link">
https://www.ukrinform.ua/rubric-ato/3690580-u-mariupoli-cutno-robotu-vazkoi-artilerii-v-portu-andrusenko.html</text:a>
</text:p>
      <!--NEWS-->
      <text:h text:style-name="P10" text:outline-level="1">
<text:span text:style-name="T4">
Ткаченко подякував усім причетним до збагачення та поширення української дитячої літератури</text:span>
</text:h>
      <text:p text:style-name="P4">
Authors: Ukrinform (Person)</text:p>
      <text:p text:style-name="P4">
Publisher: Укринформ (Organization)</text:p>
      <text:p text:style-name="P4">
Published Time: 2023-04-02T14:03:00+03:00</text:p>
      <text:p text:style-name="P4">
Modified Time: 2023-04-02T14:03:00+03:00</text:p>
      <text:p text:style-name="P4">
Description: Міністр культури та інформаційної політики Олександр Ткаченко з нагоди Міжнародного дня дитячої книги висловив подяку видавництвам, письменникам і перекладачам, які роблять свій внесок у збагачення та поширення української літератури для дітей. — Укрінформ.</text:p>
      <text:p text:style-name="P4">
Images: ["<text:a xlink:type="simple" xlink:href="https://static.ukrinform.com/photos/2023_04/thumb_files/630_360_1680433070-496.jpg" text:style-name="Internet_20_link" text:visited-style-name="Visited_20_Internet_20_Link">
630_360_16804...</text:a>
"]</text:p>
      <text:p text:style-name="P4">
Tags: ['Діти', 'Книги', 'Література', 'Ткаченко']</text:p>
      <text:p text:style-name="P4">
Type: Article</text:p>
      <!--METADATA-->
      <text:p text:style-name="P4">
<draw:frame draw:style-name="fr1" draw:name="Image129" text:anchor-type="as-char" svg:width="6.9236in" svg:height="3.956343in" draw:z-index="0">
<draw:image xlink:href="../Images/yкринформ/2023-04-02T14-03-00-03-00/630_360_1680433070-496.jpg" xlink:type="simple" xlink:show="embed" xlink:actuate="onLoad" draw:mime-type="image/jpeg"/>
</draw:frame>
 Міністркультури та інформаційної політики Олександр Ткаченко з нагоди Міжнародногодня дитячої книги висловив подяку видавництвам, письменникам і перекладачам,які роблять свій внесок у збагачення та поширення української літератури длядітей.</text:p>
      <text:p text:style-name="P4">
Про це голова МКІП написав у <text:a xlink:type="simple" xlink:href="https://t.me/otkachenkokyiv/3353" text:style-name="Internet_20_link" text:visited-style-name="Visited_20_Internet_20_Link">
 </text:a>
 , передаєУкрінформ.</text:p>
      <text:p text:style-name="P4">
«Сьогодні, 2 квітня, у день народження данський письменника Ганса КрістіанаАндерсена, щорічно відзначається Міжнародний день дитячої <text:a xlink:type="simple" xlink:href="https://www.ukrinform.ua/tag-kniga" text:style-name="Internet_20_link" text:visited-style-name="Visited_20_Internet_20_Link">
</text:a>
 . Вже рік, як ми розпочали акцію«Українським дітям — українську книгу», щоб кожна дитина, яка стала свідком тажертвою війни, мала можливість зануритись у світ добра та надії», — зауваживТкаченко.</text:p>
      <text:p text:style-name="P4">
Очільник МКІП наголосив, що література є дуже важливим чинником у формуваннікультурних цінностей дитини та «віконцем» у світ інших культур, традицій ізнань.</text:p>
      <text:p text:style-name="P4">
<text:span text:style-name="T4">
Читайте також:</text:span>
 <text:a xlink:type="simple" xlink:href="https://www.ukrinform.ua/rubric-culture/3689525-akisna-silna-dostupna-i-cesna-pismenniki-pro-ditacu-knigu.html" text:style-name="Internet_20_link" text:visited-style-name="Visited_20_Internet_20_Link">
 </text:a>
</text:p>
      <text:p text:style-name="P4">
«Дякую нашим видавництвам, письменникам та перекладачам, які збагачують тапоширюють українську літературу для наших юних читачів», — зазначив міністр.</text:p>
      <text:p text:style-name="P4">
Як повідомлялося, щороку 2 квітня у світі відзначають День дитячої книги.Свято було започатковане в 1967 році рішенням Міжнародної ради з питаньдитячої книги.</text:p>
      <text:p text:style-name="P4">
Source: <text:a xlink:type="simple" xlink:href="https://www.ukrinform.ua/rubric-culture/3690582-tkacenko-podakuvav-usim-pricetnim-do-zbagacenna-ta-posirenna-ukrainskoi-ditacoi-literaturi.html" text:style-name="Internet_20_link" text:visited-style-name="Visited_20_Internet_20_Link">
https://www.ukrinform.ua/rubric-culture/3690582-tkacenko-podakuvav-usim-pricetnim-do-zbagacenna-ta-posirenna-ukrainskoi-ditacoi-literaturi.html</text:a>
</text:p>
      <!--NEWS-->
      <text:h text:style-name="P10" text:outline-level="1">
<text:span text:style-name="T4">
«Суд запаркував мерседес на два місяці»: реакція соцмереж на арешт митрополита Павла</text:span>
</text:h>
      <text:p text:style-name="P4">
Authors: Ukrinform (Person)</text:p>
      <text:p text:style-name="P4">
Publisher: Укринформ (Organization)</text:p>
      <text:p text:style-name="P4">
Published Time: 2023-04-02T14:15:00+03:00</text:p>
      <text:p text:style-name="P4">
Modified Time: 2023-04-02T14:15:00+03:00</text:p>
      <text:p text:style-name="P4">
Description: 1 квітня СБУ повідомила екснастоятелю Києво-Печерської Лаври митрополиту УПЦ МП Павлу (Лебедю) про підозру, а суд призначив йому запобіжний захід у вигляді цілодобового домашнього арешту на 60 днів із носінням електронного браслета. — Укрінформ.</text:p>
      <text:p text:style-name="P4">
Images: ["<text:a xlink:type="simple" xlink:href="https://static.ukrinform.com/photos/2023_04/thumb_files/630_360_1680434107-377.jpg" text:style-name="Internet_20_link" text:visited-style-name="Visited_20_Internet_20_Link">
630_360_16804...</text:a>
"]</text:p>
      <text:p text:style-name="P4">
Tags: ['Домашній арешт', 'Суд', 'УПЦ МП', 'Соцмережі']</text:p>
      <text:p text:style-name="P4">
Type: Article</text:p>
      <!--METADATA-->
      <text:p text:style-name="P4">
<draw:frame draw:style-name="fr1" draw:name="Image130" text:anchor-type="as-char" svg:width="6.9236in" svg:height="3.956343in" draw:z-index="0">
<draw:image xlink:href="../Images/yкринформ/2023-04-02T14-15-00-03-00/630_360_1680434107-377.jpg" xlink:type="simple" xlink:show="embed" xlink:actuate="onLoad" draw:mime-type="image/jpeg"/>
</draw:frame>
 1 квітняСБУ повідомила екснастоятелю Києво-Печерської Лаври митрополиту УПЦ МП Павлу(Лебедю) про підозру, а суд призначив йому запобіжний захід у виглядіцілодобового домашнього арешту на 60 днів із носінням електронного браслета.</text:p>
      <text:p text:style-name="P4">
Укрінформ зібрав реакцію соцмереж та найкращі меми.</text:p>
      <text:p text:style-name="Quotations">

<text:p text:style-name="P4">
Паша мерседес, став Паша автозак&gt;
&gt;
 — cadvad (@kirlan_v) <text:a xlink:type="simple" xlink:href="https://twitter.com/kirlan_v/status/1642267595997847552" text:style-name="Internet_20_link" text:visited-style-name="Visited_20_Internet_20_Link">
&gt;
 </text:a>
</text:p>

<text:p text:style-name="P4">
Паша Мерседес в минулому. Ми входимо в нову еру - Паша Браслет&gt;
&gt;
 — Dí Δ²⁵🇺🇦 (@ljpfamiliiar) <text:a xlink:type="simple" xlink:href="https://twitter.com/ljpfamiliiar/status/1642247508867858436" text:style-name="Internet_20_link" text:visited-style-name="Visited_20_Internet_20_Link">
&gt;
 </text:a>
</text:p>

</text:p>
      <text:p text:style-name="P4">
Велика частина народної творчості стосується й обшуків вдома митрополита</text:p>
      <text:p text:style-name="Quotations">

<text:p text:style-name="P4">
паша мерседес просто хотів бути на одному рівні з вірянами😔 <text:a xlink:type="simple" xlink:href="https://t.co/33ijAsFEku" text:style-name="Internet_20_link" text:visited-style-name="Visited_20_Internet_20_Link">
&gt;
 </text:a>
&gt;
&gt;
 — кицюш, да ето так (@vashlogist) <text:a xlink:type="simple" xlink:href="https://twitter.com/vashlogist/status/1642134198667431937" text:style-name="Internet_20_link" text:visited-style-name="Visited_20_Internet_20_Link">
&gt;
 </text:a>
</text:p>

</text:p>
      <text:p text:style-name="P4">
Також людей потішив герой під час судового засідання. Багато хто звернув увагуна його засмучене обличчя</text:p>
      <text:p text:style-name="Quotations">

<text:p text:style-name="P4">
Іронізували люди й над можливою подальшею долею митрополита Павла</text:p>

<text:p text:style-name="P4">
Гэбэшник паша-мерседес загрустил <text:a xlink:type="simple" xlink:href="https://t.co/5tdfqpMmVw" text:style-name="Internet_20_link" text:visited-style-name="Visited_20_Internet_20_Link">
 </text:a>
&gt;
&gt;
 — SerhiyDovgan (@BelieveDnepr) <text:a xlink:type="simple" xlink:href="https://twitter.com/BelieveDnepr/status/1642184609382166533" text:style-name="Internet_20_link" text:visited-style-name="Visited_20_Internet_20_Link">
&gt;
 </text:a>
</text:p>

<text:p text:style-name="P4">
Паша Мерседес то по обмінному курсу в медведчуках скільки?&gt;
&gt;
 — Max Kolesnikov (@mx_kolesnikov) <text:a xlink:type="simple" xlink:href="https://twitter.com/mx_kolesnikov/status/1642224730022215682" text:style-name="Internet_20_link" text:visited-style-name="Visited_20_Internet_20_Link">
&gt;
 </text:a>
</text:p>

<text:p text:style-name="Quotations">

<text:p text:style-name="Quotations">

<text:p text:style-name="P4">
Перше фото: Picture alliace</text:p>

</text:p>

</text:p>

</text:p>
      <text:p text:style-name="P4">
Source: <text:a xlink:type="simple" xlink:href="https://www.ukrinform.ua/rubric-society/3690557-sud-zaparkuvav-mersedes-na-dva-misaci-reakcia-socmerez-na-arest-mitropolita-upc-mp-pavla.html" text:style-name="Internet_20_link" text:visited-style-name="Visited_20_Internet_20_Link">
https://www.ukrinform.ua/rubric-society/3690557-sud-zaparkuvav-mersedes-na-dva-misaci-reakcia-socmerez-na-arest-mitropolita-upc-mp-pavla.html</text:a>
</text:p>
      <!--NEWS-->
      <text:h text:style-name="P10" text:outline-level="1">
<text:span text:style-name="T4">
ФСТ «Динамо» відзначить кращих спортсменів зимового сезону</text:span>
</text:h>
      <text:p text:style-name="P4">
Authors: Ukrinform (Person)</text:p>
      <text:p text:style-name="P4">
Publisher: Укринформ (Organization)</text:p>
      <text:p text:style-name="P4">
Published Time: 2023-04-02T14:20:43+03:00</text:p>
      <text:p text:style-name="P4">
Modified Time: 2023-04-02T14:20:43+03:00</text:p>
      <text:p text:style-name="P4">
Description: Фізкультурно-спортивне товариство «Динамо» України проведе офіційну зустріч та нагородження кращих спортсменів організації з зимових олімпійських видів спорту за результатами виступів у головних змаганнях сезону 2022-2023 років. — Укрінформ.</text:p>
      <text:p text:style-name="P4">
Images: ["<text:a xlink:type="simple" xlink:href="https://static.ukrinform.com/photos/2023_04/thumb_files/630_360_1680434346-207.jpg" text:style-name="Internet_20_link" text:visited-style-name="Visited_20_Internet_20_Link">
630_360_16804...</text:a>
"]</text:p>
      <text:p text:style-name="P4">
Tags: ['Біатлон', 'Динамо', 'Фрістайл']</text:p>
      <text:p text:style-name="P4">
Type: Article</text:p>
      <!--METADATA-->
      <text:p text:style-name="P4">
<draw:frame draw:style-name="fr1" draw:name="Image131" text:anchor-type="as-char" svg:width="6.9236in" svg:height="3.956343in" draw:z-index="0">
<draw:image xlink:href="../Images/yкринформ/2023-04-02T14-20-43-03-00/630_360_1680434346-207.jpg" xlink:type="simple" xlink:show="embed" xlink:actuate="onLoad" draw:mime-type="image/jpeg"/>
</draw:frame>
Фізкультурно-спортивне товариство «Динамо» України проведе офіційну зустріч танагородження кращих спортсменів організації з зимових олімпійських видівспорту за результатами виступів у головних змаганнях сезону 2022-2023 років.</text:p>
      <text:p text:style-name="P4">
Про це повідомляє офіційний <text:a xlink:type="simple" xlink:href="https://dynamo.ua/ukra%D1%97nczi-peremagayut-zustrich-krashhih-sportsmeniv-fst-dinamo-ukra%D1%97ni-z-zimovih-olimpijskih-vidiv-sportu-za-rezultatami-golovnih-zmagannyah-sezonu-2022-2023-rokiv/" text:style-name="Internet_20_link" text:visited-style-name="Visited_20_Internet_20_Link">
 </text:a>
 ФСТ«Динамо» України, передає Укрінформ.</text:p>
      <text:p text:style-name="P4">
Нагороди від товариства отримають учасники зимових Олімпійських ігор лижніакробати Дмитро Котовський, Анастасія Новосад та Ольга Полюк, Юліанна Туницька(санний спорт), біатлоністки Олександра та Анастасія Меркушини.</text:p>
      <text:p text:style-name="P4">
<text:span text:style-name="T4">
Читайте також:</text:span>
 <text:a xlink:type="simple" xlink:href="https://www.ukrinform.ua/rubric-sports/3684516-kotovskij-drugij-u-zagalnomu-zaliku-ks-z-liznoi-akrobatiki.html" text:style-name="Internet_20_link" text:visited-style-name="Visited_20_Internet_20_Link">
 </text:a>
</text:p>
      <text:p text:style-name="P4">
Захід відбудеться 4 квітня в головному офісі ФСТ «Динамо» України.</text:p>
      <text:p text:style-name="P4">
Source: <text:a xlink:type="simple" xlink:href="https://www.ukrinform.ua/rubric-sports/3690588-fst-dinamo-vidznacit-krasih-sportsmeniv-zimovogo-sezonu.html" text:style-name="Internet_20_link" text:visited-style-name="Visited_20_Internet_20_Link">
https://www.ukrinform.ua/rubric-sports/3690588-fst-dinamo-vidznacit-krasih-sportsmeniv-zimovogo-sezonu.html</text:a>
</text:p>
      <!--NEWS-->
      <text:h text:style-name="P10" text:outline-level="1">
<text:span text:style-name="T4">
Donetsk Oblast(20:24). Red Alert: aerial threat. Sirens sounding. Take cover now!</text:span>
</text:h>
      <text:p text:style-name="P4">
Authors: liveuamap (Language: en)</text:p>
      <text:p text:style-name="P4">
Time: 2023-04-02T14:25:00</text:p>
      <text:p text:style-name="P4">
Location: Donetsk Oblast (Latitude:48.72863 Longtitude:37.57911)</text:p>
      <text:p text:style-name="P4">
Videos: []</text:p>
      <text:p text:style-name="P4">
Images: []</text:p>
      <text:p text:style-name="P4">
Tags: ["Europe", "Central and Eastern Europe"]</text:p>
      <text:p text:style-name="P4">
ID: 22553186</text:p>
      <!--METADATA-->
      <text:p text:style-name="P4">
Donetsk Oblast(20:24). Red Alert: aerial threat. Sirens sounding. Take covernow!</text:p>
      <text:p text:style-name="P4">
News Collection Link: <text:a xlink:type="simple" xlink:href="https://liveuamap.com/en/2023/02-april-donetsk-oblast2024-red-alert-aerial-g" text:style-name="Internet_20_link" text:visited-style-name="Visited_20_Internet_20_Link">
https://liveuamap.com/en/2023/02-april-donetsk-oblast2024-red-alert-aerial-g</text:a>
</text:p>
      <text:p text:style-name="P4">
Source: <text:a xlink:type="simple" xlink:href="https://t.me/air_alert_ua/42457" text:style-name="Internet_20_link" text:visited-style-name="Visited_20_Internet_20_Link">
https://t.me/air_alert_ua/42457</text:a>
</text:p>
      <!--NEWS-->
      <text:h text:style-name="P10" text:outline-level="1">
<text:span text:style-name="T4">
У Маріуполі після підриву авто колаборанта росіяни вже тиждень проводять «зачистку»</text:span>
</text:h>
      <text:p text:style-name="P4">
Authors: Ukrinform (Person)</text:p>
      <text:p text:style-name="P4">
Publisher: Укринформ (Organization)</text:p>
      <text:p text:style-name="P4">
Published Time: 2023-04-02T14:26:00+03:00</text:p>
      <text:p text:style-name="P4">
Modified Time: 2023-04-02T14:26:00+03:00</text:p>
      <text:p text:style-name="P4">
Description: Після підриву автівки колаборанта Михайла Москвина росгвардія вже тиждень шукає членів Маріупольського спротиву. — Укрінформ.</text:p>
      <text:p text:style-name="P4">
Images: ["<text:a xlink:type="simple" xlink:href="https://static.ukrinform.com/photos/2022_03/thumb_files/630_360_1648291233-648.jpg" text:style-name="Internet_20_link" text:visited-style-name="Visited_20_Internet_20_Link">
630_360_16482...</text:a>
", "<text:a xlink:type="simple" xlink:href="https://static.ukrinform.com/photos/2023_04/1680434473-614.jpg" text:style-name="Internet_20_link" text:visited-style-name="Visited_20_Internet_20_Link">
1680434473-61...</text:a>
"]</text:p>
      <text:p text:style-name="P4">
Tags: ['Маріуполь', 'Колаборант', 'Війна з росією']</text:p>
      <text:p text:style-name="P4">
Type: Article</text:p>
      <!--METADATA-->
      <text:p text:style-name="P4">
<draw:frame draw:style-name="fr1" draw:name="Image132" text:anchor-type="as-char" svg:width="6.9236in" svg:height="3.956343in" draw:z-index="0">
<draw:image xlink:href="../Images/yкринформ/2023-04-02T14-26-00-03-00/630_360_1648291233-648.jpg" xlink:type="simple" xlink:show="embed" xlink:actuate="onLoad" draw:mime-type="image/jpeg"/>
</draw:frame>
 Післяпідриву автівки колаборанта Михайла Москвина росгвардія вже тиждень шукаєчленів Маріупольського спротиву.</text:p>
      <text:p text:style-name="P4">
Як передає Укрінформ, про це в <text:a xlink:type="simple" xlink:href="https://t.me/andriyshTime/8247" text:style-name="Internet_20_link" text:visited-style-name="Visited_20_Internet_20_Link">
 </text:a>
 повідомиврадник міського голови м. Маріуполь Петро Андрющенко.</text:p>
      <text:p text:style-name="P4">
«Як проходить «зачистка» в <text:a xlink:type="simple" xlink:href="https://www.ukrinform.ua/tag-mariupol" text:style-name="Internet_20_link" text:visited-style-name="Visited_20_Internet_20_Link">
 </text:a>
 . Вчорапо пр. Металургів. На кожному перехресті по дві автівки з російськимивійськовими. Кожні 200 метрів по вулиці патруль з 8 окупантів (мікс військовихта поліції). Велика кількість поліцейських автопатрулів, пригнаних з Донецька.Тотальна перевірка документів та телефонів. Вибіркова перевірка квартир зобшуками. Так - від району в район. Від кварталу до кварталу. Майже тижденьщодня», - зазначив Андрющенко.</text:p>
      <text:p text:style-name="P4">
<text:span text:style-name="T4">
Читайте також:</text:span>
 <text:a xlink:type="simple" xlink:href="https://www.ukrinform.ua/rubric-regions/3690263-u-mariupoli-zagarbniki-posileno-patruluut-vulici-sukaut-ucasnikiv-ruhu-sprotivu.html" text:style-name="Internet_20_link" text:visited-style-name="Visited_20_Internet_20_Link">
 </text:a>
</text:p>
      <text:p text:style-name="P4">
Як повідомлялося, 27 березня близько 8:00 ранку в Приморському районі такзваний начальник міського управління поліції окупованого Маріуполя <text:a xlink:type="simple" xlink:href="https://t.me/andriyshTime/8103" text:style-name="Internet_20_link" text:visited-style-name="Visited_20_Internet_20_Link">
</text:a>
 планував сісти у свій автомобіль ToyotaCorolla, коли в тому здетонував вибуховий пристрій.</text:p>
      <text:p text:style-name="P4">
<draw:frame draw:style-name="fr1" draw:name="Image133" text:anchor-type="as-char" svg:width="6.9236in" svg:height="6.426011in" draw:z-index="0">
<draw:image xlink:href="../Images/yкринформ/2023-04-02T14-26-00-03-00/1680434473-614.jpg" xlink:type="simple" xlink:show="embed" xlink:actuate="onLoad" draw:mime-type="image/jpeg"/>
</draw:frame>
</text:p>
      <text:p text:style-name="P4">
Колаборанта гвинтокрилом з Маріуполя доставлено в Таганрог. Його стан невідомий.</text:p>
      <text:p text:style-name="P4">
Source: <text:a xlink:type="simple" xlink:href="https://www.ukrinform.ua/rubric-regions/3690591-u-mariupoli-pisla-pidrivu-avto-kolaboranta-rosiani-vze-tizden-provodat-zacistku.html" text:style-name="Internet_20_link" text:visited-style-name="Visited_20_Internet_20_Link">
https://www.ukrinform.ua/rubric-regions/3690591-u-mariupoli-pisla-pidrivu-avto-kolaboranta-rosiani-vze-tizden-provodat-zacistku.html</text:a>
</text:p>
      <!--NEWS-->
      <text:h text:style-name="P10" text:outline-level="1">
<text:span text:style-name="T4">
У Тбілісі відбувся мітинг на підтримку арештованого учасника акцій проти закону про «іноагентів»</text:span>
</text:h>
      <text:p text:style-name="P4">
Authors: Ukrinform (Person)</text:p>
      <text:p text:style-name="P4">
Publisher: Укринформ (Organization)</text:p>
      <text:p text:style-name="P4">
Published Time: 2023-04-02T14:30:14+03:00</text:p>
      <text:p text:style-name="P4">
Modified Time: 2023-04-02T14:30:14+03:00</text:p>
      <text:p text:style-name="P4">
Description: 1 квітня біля Державної канцелярії Грузії відбулася акція солідарності із затриманим учасником протестів проти законопроєкту «про іноагентів» Лазаре Грігоріадісом. — Укрінформ.</text:p>
      <text:p text:style-name="P4">
Images: ["<text:a xlink:type="simple" xlink:href="https://static.ukrinform.com/photos/2023_04/thumb_files/630_360_1680434425-2759.jpeg" text:style-name="Internet_20_link" text:visited-style-name="Visited_20_Internet_20_Link">
630_360_16804...</text:a>
"]</text:p>
      <text:p text:style-name="P4">
Tags: ['Арешт', 'Грузія', 'Акція']</text:p>
      <text:p text:style-name="P4">
Type: Article</text:p>
      <!--METADATA-->
      <text:p text:style-name="P4">
<draw:frame draw:style-name="fr1" draw:name="Image134" text:anchor-type="as-char" svg:width="6.9236in" svg:height="3.956343in" draw:z-index="0">
<draw:image xlink:href="../Images/yкринформ/2023-04-02T14-30-14-03-00/630_360_1680434425-2759.jpeg" xlink:type="simple" xlink:show="embed" xlink:actuate="onLoad" draw:mime-type="image/jpeg"/>
</draw:frame>
 1 квітнябіля Державної канцелярії Грузії відбулася акція солідарності із затриманимучасником протестів проти законопроєкту «про іноагентів» Лазаре Грігоріадісом.</text:p>
      <text:p text:style-name="P4">
Як передає Укрінформ, про це повідомляє видання <text:a xlink:type="simple" xlink:href="http://ru.netgazeti.ge/50394/" text:style-name="Internet_20_link" text:visited-style-name="Visited_20_Internet_20_Link">
</text:a>
 .</text:p>
      <text:p text:style-name="P4">
Організатором мітингу виступила партія «Європейська Грузія», окрімприхильників цієї політичної партії, у заході взяли участь інші представникигромадянського суспільства.</text:p>
      <text:p text:style-name="P4">
За версією обвинувачення, Грігоріадіс кидав «коктейлі Молотова» успівробітників поліції на мітингах 7-9 березня. Також він звинувачується утому, що 9 березня навмисне підпалив автомобіль моделі Toyota Corolla, якийналежить МВС Грузії .</text:p>
      <text:p text:style-name="P4">
Ті, хто прийшов на акцію солідарності, вважають, що грузинський уряд вирішиввлаштувати показове покарання, щоб залякати молодих людей та позбавити їхбажання виходити на протести.</text:p>
      <text:p text:style-name="P4">
31 березня тбіліський міський суд обрав тримання під вартою як запобіжнийзахід щодо учасника березневих акцій протесту проти скандального законопроєктупро «іноагентів» Лазаре Грігоріадіса.</text:p>
      <text:p text:style-name="P4">
<text:a xlink:type="simple" xlink:href="https://static.ukrinform.com/photos/2023_04/1680434425-5008.jpeg" text:style-name="Internet_20_link" text:visited-style-name="Visited_20_Internet_20_Link">
 </text:a>
 <text:a xlink:type="simple" xlink:href="https://static.ukrinform.com/photos/2023_04/1680434425-1867.jpeg" text:style-name="Internet_20_link" text:visited-style-name="Visited_20_Internet_20_Link">
</text:a>
 <text:a xlink:type="simple" xlink:href="https://static.ukrinform.com/photos/2023_04/1680434425-9603.jpeg" text:style-name="Internet_20_link" text:visited-style-name="Visited_20_Internet_20_Link">
</text:a>
 <text:a xlink:type="simple" xlink:href="https://static.ukrinform.com/photos/2023_04/1680434425-2759.jpeg" text:style-name="Internet_20_link" text:visited-style-name="Visited_20_Internet_20_Link">
</text:a>
 <text:a xlink:type="simple" xlink:href="https://static.ukrinform.com/photos/2023_04/1680434425-6135.jpeg" text:style-name="Internet_20_link" text:visited-style-name="Visited_20_Internet_20_Link">
</text:a>
 <text:a xlink:type="simple" xlink:href="https://static.ukrinform.com/photos/2023_04/1680434425-3361.jpeg" text:style-name="Internet_20_link" text:visited-style-name="Visited_20_Internet_20_Link">
</text:a>
 <text:a xlink:type="simple" xlink:href="https://static.ukrinform.com/photos/2023_04/1680434426-5549.jpeg" text:style-name="Internet_20_link" text:visited-style-name="Visited_20_Internet_20_Link">
</text:a>
</text:p>
      <text:p text:style-name="P4">
Раніше члени руху «Сила народу», які формально оголосили про вихід ізправлячої партії «Грузинська мрія», внесли до парламенту два законопроєкти –«Про прозорість іноземного впливу» та «Про реєстрацію іноземних агентів».</text:p>
      <text:p text:style-name="P4">
Представники грузинської опозиції, НУО та журналісти, ЄС та США заявили, щовлада <text:a xlink:type="simple" xlink:href="https://www.ukrinform.ua/tag-gruzia" text:style-name="Internet_20_link" text:visited-style-name="Visited_20_Internet_20_Link">
 </text:a>
 хоче перейняти російськийдосвід боротьби з “іноагентами” та створити в країні репресивний механізм. УБрюсселі наголосили, що ухвалення таких законів несумісне з виконаннямрекомендацій для набуття Грузією статусу кандидата в Євросоюз, з нормами тацінностями ЄС.</text:p>
      <text:p text:style-name="P4">
<text:span text:style-name="T4">
Читайте також:</text:span>
 <text:a xlink:type="simple" xlink:href="https://www.ukrinform.ua/rubric-world/3686970-berbok-vvazae-so-gruzia-mae-zosereditis-na-podolanni-polarizacii.html" text:style-name="Internet_20_link" text:visited-style-name="Visited_20_Internet_20_Link">
 </text:a>
</text:p>
      <text:p text:style-name="P4">
Законопроєкт «Про прозорість іноземного впливу» депутати затвердили у першомучитанні у прискореному режимі 7 березня попри те, що планували обговоритиініціативу 9 березня.</text:p>
      <text:p text:style-name="P4">
Це викликало масштабні протести під будівлею грузинського парламенту,внаслідок чого були затримані 133 особи.</text:p>
      <text:p text:style-name="P4">
Зрештою правляча партія «Грузинська мрія» та рух «Сила народу» <text:a xlink:type="simple" xlink:href="https://www.ukrinform.ua/rubric-world/3680053-zakonoproekt-pro-inoagentiv-vidklikaut-iz-parlamentu-gruzii.html" text:style-name="Internet_20_link" text:visited-style-name="Visited_20_Internet_20_Link">
</text:a>
 з парламенту Грузії законопроєкт про“іноагентів”, ухвалений у першому читанні. Представництво ЄС у Грузії віталоце рішення.</text:p>
      <text:p text:style-name="P4">
Source: <text:a xlink:type="simple" xlink:href="https://www.ukrinform.ua/rubric-world/3690594-u-tbilisi-vidbuvsa-miting-na-pidtrimku-arestovanogo-ucasnika-akcij-proti-zakonu-pro-inoagentiv.html" text:style-name="Internet_20_link" text:visited-style-name="Visited_20_Internet_20_Link">
https://www.ukrinform.ua/rubric-world/3690594-u-tbilisi-vidbuvsa-miting-na-pidtrimku-arestovanogo-ucasnika-akcij-proti-zakonu-pro-inoagentiv.html</text:a>
</text:p>
      <!--NEWS-->
      <text:h text:style-name="P10" text:outline-level="1">
<text:span text:style-name="T4">
У Торецьку через російський обстріл постраждали четверо цивільних</text:span>
</text:h>
      <text:p text:style-name="P4">
Authors: Ukrinform (Person)</text:p>
      <text:p text:style-name="P4">
Publisher: Укринформ (Organization)</text:p>
      <text:p text:style-name="P4">
Published Time: 2023-04-02T14:30:56+03:00</text:p>
      <text:p text:style-name="P4">
Modified Time: 2023-04-02T14:30:56+03:00</text:p>
      <text:p text:style-name="P4">
Description: У Торецьку Донецької області в ніч на 2 квітня російські війська завдали удару по багатоповерховому будинку, через влучання ворожих снарядів постраждали четверо мирних жителів. — Укрінформ.</text:p>
      <text:p text:style-name="P4">
Images: ["<text:a xlink:type="simple" xlink:href="https://static.ukrinform.com/photos/2023_04/thumb_files/630_360_1680434900-989.jpeg" text:style-name="Internet_20_link" text:visited-style-name="Visited_20_Internet_20_Link">
630_360_16804...</text:a>
"]</text:p>
      <text:p text:style-name="P4">
Tags: ['Донеччина', 'Обстріл', 'Війна з росією']</text:p>
      <text:p text:style-name="P4">
Type: Article</text:p>
      <!--METADATA-->
      <text:p text:style-name="P4">
<draw:frame draw:style-name="fr1" draw:name="Image135" text:anchor-type="as-char" svg:width="6.9236in" svg:height="3.956343in" draw:z-index="0">
<draw:image xlink:href="../Images/yкринформ/2023-04-02T14-30-56-03-00/630_360_1680434900-989.jpeg" xlink:type="simple" xlink:show="embed" xlink:actuate="onLoad" draw:mime-type="image/jpeg"/>
</draw:frame>
 УТорецьку Донецької області в ніч на 2 квітня російські війська завдали ударупо багатоповерховому будинку, через влучання ворожих снарядів постраждаличетверо мирних жителів.</text:p>
      <text:p text:style-name="P4">
Як передає Укрінформ, про це Офіс генерального прокурора повідомив у <text:a xlink:type="simple" xlink:href="https://t.me/pgo_gov_ua/10943" text:style-name="Internet_20_link" text:visited-style-name="Visited_20_Internet_20_Link">
</text:a>
 .</text:p>
      <text:p text:style-name="P4">
"Вночі у Торецьку снаряди окупантів влучили у багатоповерховий будинок тапошкодили комунікації, внаслідок чого одна людина отримала поранення і ще троєотруїлися чадним газом", – зазначили в ОГП.</text:p>
      <text:p text:style-name="P4">
Раніше повідомлялося, що 2 квітня <text:a xlink:type="simple" xlink:href="https://www.ukrinform.ua/rubric-ato/3690533-vijska-rf-obstrilali-kostantinivku-e-zagibli-i-poraneni.html" text:style-name="Internet_20_link" text:visited-style-name="Visited_20_Internet_20_Link">
 </text:a>
 .Унаслідок ворожого обстрілу загинули троє жінок і троє чоловіків, ще восьмерогромадян дістали поранення різного ступеню тяжкості.</text:p>
      <text:p text:style-name="P4">
За попередніми даними, удари по містах загарбники здійснювали з артилерії,зенітних ракетних комплексів С-300 й реактивних систем залпового вогню "Град"та "Ураган".</text:p>
      <text:p text:style-name="P4">
На місцях влучань працюють правоохоронці і рятувальники. Усі постраждалідоправлені до лікарень.</text:p>
      <text:p text:style-name="P4">
За фактами порушення законів і звичаїв війни (ч. ч. 1, 2 ст. 438 Кримінальногокодексу України) розпочаті досудові розслідування в кримінальних провадженнях.</text:p>
      <text:p text:style-name="P4">
<text:span text:style-name="T4">
Читайте також:</text:span>
 <text:a xlink:type="simple" xlink:href="https://www.ukrinform.ua/rubric-regions/3690517-aviacia-gradi-artileria-i-minometi-pid-obstrilami-na-doneccini-devat-naselenih-punktiv.html" text:style-name="Internet_20_link" text:visited-style-name="Visited_20_Internet_20_Link">
 </text:a>
</text:p>
      <text:p text:style-name="P4">
Як повідомляв Укрінформ, ворожим вогнем <text:a xlink:type="simple" xlink:href="https://www.ukrinform.ua/rubric-ato/3690563-obstril-kostantinivki-kilkist-zagiblih-zrosla-do-sesti-vosmero-poranenih.html" text:style-name="Internet_20_link" text:visited-style-name="Visited_20_Internet_20_Link">
 </text:a>
 , вісім приватних будинків, дитячий дошкільний заклад, будівляКостянтинівської державної податкової інспекції, газові труби й триавтомобілі.</text:p>
      <text:p text:style-name="P4">
Source: <text:a xlink:type="simple" xlink:href="https://www.ukrinform.ua/rubric-ato/3690595-u-torecku-cerez-rosijskij-obstril-postrazdali-cetvero-civilnih.html" text:style-name="Internet_20_link" text:visited-style-name="Visited_20_Internet_20_Link">
https://www.ukrinform.ua/rubric-ato/3690595-u-torecku-cerez-rosijskij-obstril-postrazdali-cetvero-civilnih.html</text:a>
</text:p>
      <!--NEWS-->
      <text:h text:style-name="P10" text:outline-level="1">
<text:span text:style-name="T4">
російський загарбник сам задокументував крадіжку картин із херсонського музею</text:span>
</text:h>
      <text:p text:style-name="P4">
Authors: Ukrinform (Person)</text:p>
      <text:p text:style-name="P4">
Publisher: Укринформ (Organization)</text:p>
      <text:p text:style-name="P4">
Published Time: 2023-04-02T14:33:02+03:00</text:p>
      <text:p text:style-name="P4">
Modified Time: 2023-04-02T14:33:02+03:00</text:p>
      <text:p text:style-name="P4">
Description: російський загарбник сам задокументував крадіжку картин із Херсонського обласного краєзнавчого музею. — Укрінформ.</text:p>
      <text:p text:style-name="P4">
Images: ["<text:a xlink:type="simple" xlink:href="https://static.ukrinform.com/photos/2022_11/thumb_files/630_360_1669797561-219.jpeg" text:style-name="Internet_20_link" text:visited-style-name="Visited_20_Internet_20_Link">
630_360_16697...</text:a>
"]</text:p>
      <text:p text:style-name="P4">
Tags: ['Херсон', 'Крадіжка', 'Картина', 'Війна з росією']</text:p>
      <text:p text:style-name="P4">
Type: Article</text:p>
      <!--METADATA-->
      <text:p text:style-name="P4">
<draw:frame draw:style-name="fr1" draw:name="Image136" text:anchor-type="as-char" svg:width="6.9236in" svg:height="3.956343in" draw:z-index="0">
<draw:image xlink:href="../Images/yкринформ/2023-04-02T14-33-02-03-00/630_360_1669797561-219.jpeg" xlink:type="simple" xlink:show="embed" xlink:actuate="onLoad" draw:mime-type="image/jpeg"/>
</draw:frame>
російський загарбник сам задокументував крадіжку картин із Херсонськогообласного краєзнавчого музею.</text:p>
      <text:p text:style-name="P4">
Про це у <text:a xlink:type="simple" xlink:href="http://t.me/SobolevskyiYurii/1218" text:style-name="Internet_20_link" text:visited-style-name="Visited_20_Internet_20_Link">
 </text:a>
 повідомив перший заступникголови Херсонської обласної ради Юрій Соболевський, передає Укрінформ.</text:p>
      <text:p text:style-name="P4">
«Очевидне — неймовірне. Або як російський окупант самостійно документує власнізлочини, тим самим, допомагаючи міжнародним судам», - написав Соболевський.</text:p>
      <text:p text:style-name="P4">
<text:span text:style-name="T4">
Читайте також:</text:span>
 <text:a xlink:type="simple" xlink:href="https://www.ukrinform.ua/rubric-culture/3682920-suma-zbitkiv-zavdanih-rosieu-kulturnij-sferi-ukraini-utocnuetsa-mkip.html" text:style-name="Internet_20_link" text:visited-style-name="Visited_20_Internet_20_Link">
 </text:a>
</text:p>
      <text:p text:style-name="P4">
Зокрема, він процитував російський документ, згідно з яким «1 апреля 2023 г.Министерством культуры Херсонской области и директором СимферопольскогоЦентрального музея Тавриды Малыгиным Андреем Витальевичем был подписан договоро хранении ранее эвакуированных картин Херсонского областного краеведческогомузея».</text:p>
      <text:p text:style-name="P4">
<text:span text:style-name="T4">
Читайте також:</text:span>
 <text:a xlink:type="simple" xlink:href="https://www.ukrinform.ua/rubric-ato/3686466-rosiani-obstrilali-berislav-pocilili-v-zitlovij-budinok-muzej-ta-redakciu-gazeti.html" text:style-name="Internet_20_link" text:visited-style-name="Visited_20_Internet_20_Link">
 </text:a>
</text:p>
      <text:p text:style-name="P4">
Посадовець зазначив, що під евакуацією мається на увазі пограбуваннякультурних цінностей Херсонщини під час втечі загарбників із міста під тискомСил оборони України.</text:p>
      <text:p text:style-name="P4">
Як повідомлялося, 11 листопада 2022 року ЗСУ визволили <text:a xlink:type="simple" xlink:href="https://www.ukrinform.ua/tag-herson" text:style-name="Internet_20_link" text:visited-style-name="Visited_20_Internet_20_Link">
</text:a>
 , відкинувши російські війська на лівийберег Дніпра.</text:p>
      <text:p text:style-name="P4">
Source: <text:a xlink:type="simple" xlink:href="https://www.ukrinform.ua/rubric-culture/3690596-rosijskij-zagarbnik-sam-zadokumentuvav-kradizku-kartin-iz-hersonskogo-muzeu.html" text:style-name="Internet_20_link" text:visited-style-name="Visited_20_Internet_20_Link">
https://www.ukrinform.ua/rubric-culture/3690596-rosijskij-zagarbnik-sam-zadokumentuvav-kradizku-kartin-iz-hersonskogo-muzeu.html</text:a>
</text:p>
      <!--NEWS-->
      <text:h text:style-name="P10" text:outline-level="1">
<text:span text:style-name="T4">
Бійка у церкві УПЦ МП у Хмельницькому: поліція відкрила справу</text:span>
</text:h>
      <text:p text:style-name="P4">
Authors: Ukrinform (Person)</text:p>
      <text:p text:style-name="P4">
Publisher: Укринформ (Organization)</text:p>
      <text:p text:style-name="P4">
Published Time: 2023-04-02T14:37:00+03:00</text:p>
      <text:p text:style-name="P4">
Modified Time: 2023-04-02T14:37:00+03:00</text:p>
      <text:p text:style-name="P4">
Description: Поліція відкрила провадження за фактом побиття в одному із храмів міста Хмельницького чоловіка у військовій формі. — Укрінформ.</text:p>
      <text:p text:style-name="P4">
Images: ["<text:a xlink:type="simple" xlink:href="https://static.ukrinform.com/photos/2023_04/thumb_files/630_360_1680436590-824.jpg" text:style-name="Internet_20_link" text:visited-style-name="Visited_20_Internet_20_Link">
630_360_16804...</text:a>
", "<text:a xlink:type="simple" xlink:href="https://static.ukrinform.com/photos/2023_04/1680436504-526.jpg" text:style-name="Internet_20_link" text:visited-style-name="Visited_20_Internet_20_Link">
1680436504-52...</text:a>
"]</text:p>
      <text:p text:style-name="P4">
Tags: None</text:p>
      <text:p text:style-name="P4">
Type: Article</text:p>
      <!--METADATA-->
      <text:p text:style-name="P4">
<draw:frame draw:style-name="fr1" draw:name="Image137" text:anchor-type="as-char" svg:width="6.9236in" svg:height="3.956343in" draw:z-index="0">
<draw:image xlink:href="../Images/yкринформ/2023-04-02T14-37-00-03-00/630_360_1680436590-824.jpg" xlink:type="simple" xlink:show="embed" xlink:actuate="onLoad" draw:mime-type="image/jpeg"/>
</draw:frame>
 Поліціявідкрила провадження за фактом побиття в одному із храмів міста Хмельницькогочоловіка у військовій формі.</text:p>
      <text:p text:style-name="P4">
Як передає Укрінформ, так прокоментувала <text:a xlink:type="simple" xlink:href="http://suspilne.media/432921-huliganstvo-u-cerkvi-upcmp-v-hmelnickomu-policia-porusila-kriminalne-provadzenna/" text:style-name="Internet_20_link" text:visited-style-name="Visited_20_Internet_20_Link">
</text:a>
 відео із побиттям начальниця секторукомунікацій ГУ Нацполіції Хмельницької області Інна Глега.</text:p>
      <text:p text:style-name="P4">
«Наразі встановлюються усі обставини події, проводяться слідчо-оперативнізаходи», - зазначила вона.</text:p>
      <text:p text:style-name="P4">
Провадження відкрите за ч. 2 ст. 296 - хуліганство.</text:p>
      <text:p text:style-name="P4">
Відео з побиттям військового розмістив у <text:a xlink:type="simple" xlink:href="http://www.facebook.com/viktor.burlyk/videos/970758007251571/" text:style-name="Internet_20_link" text:visited-style-name="Visited_20_Internet_20_Link">
</text:a>
депутат Хмельницької обласної ради Віктор Бурлик.</text:p>
      <text:p text:style-name="P4">
«На відео військовий Артур Ананьєв, який з початку повномасштабки добровольцемпішов на фронт у складі 19 стрілецького батальйону. Отримав контузію тачерепно-мозкову травму. Коли вся країна спостерігає за ситуацією в Лаврі, вінСАМ пішов у московський храм, щоб запитати «Скільки людей ще має загинути, щобви перестали ходити в московський патріархат????» Що було далі, видно навідео», - йдеться в дописі.</text:p>
      <text:p text:style-name="P4">
<text:span text:style-name="T5">
Відео: Віктор Бурлик/Фейсбук</text:span>
</text:p>
      <text:p text:style-name="P4">
Депутат зазначив, що під час конфлікту в церкву приїхали представники поліціїі затримали військового за ст.173.</text:p>
      <text:p text:style-name="P4">
За словами Бурлика, через побиття військового 2 квітня на 18:00 біля соборузбирається ініціативна група.</text:p>
      <text:p text:style-name="P4">
<draw:frame draw:style-name="fr1" draw:name="Image138" text:anchor-type="as-char" svg:width="6.9236in" svg:height="3.894525in" draw:z-index="0">
<draw:image xlink:href="../Images/yкринформ/2023-04-02T14-37-00-03-00/1680436504-526.jpg" xlink:type="simple" xlink:show="embed" xlink:actuate="onLoad" draw:mime-type="image/jpeg"/>
</draw:frame>
</text:p>
      <text:p text:style-name="P4">
<text:span text:style-name="T4">
Читайте також:</text:span>
 <text:a xlink:type="simple" xlink:href="https://www.ukrinform.ua/rubric-society/3690441-kabmin-dav-vidpovid-na-peticiu-iz-zaklikom-ne-zaboronati-upc-mp.html" text:style-name="Internet_20_link" text:visited-style-name="Visited_20_Internet_20_Link">
 </text:a>
</text:p>
      <text:p text:style-name="P4">
В <text:a xlink:type="simple" xlink:href="http://t.me/khm_upc/3365" text:style-name="Internet_20_link" text:visited-style-name="Visited_20_Internet_20_Link">
 </text:a>
 Хмельницької єпархії називали побиттяпровокацією і не визнають своєї провини. «У Хмельницьку після закликівмісцевого депутата, чоловік, переодягнений у військову форму, влаштувавпровокацію прямо під час Божественної літургії», - заявили в УПЦ.</text:p>
      <text:p text:style-name="P4">
Стверджується, що чоловік скоїв напад на священнослужителя Свято-Покровськогокафедрального собору Хмельницька, зірвав Богослужіння, облив та пошкодивСвященне Євангеліє в присутності понад 100 парафіян.</text:p>
      <text:p text:style-name="P4">
Укрінформ намагався зв’язатися з <text:a xlink:type="simple" xlink:href="https://www.ukrinform.ua/tag-policia" text:style-name="Internet_20_link" text:visited-style-name="Visited_20_Internet_20_Link">
 </text:a>
міста Хмельницький, але там не відповідають. Без відповіді залишається і нашзапит на сторінці у Фейсбуці.</text:p>
      <text:p text:style-name="P4">
Source: <text:a xlink:type="simple" xlink:href="https://www.ukrinform.ua/rubric-regions/3690605-bijka-u-cerkvi-upc-mp-u-hmelnickomu-policia-vidkrila-spravu.html" text:style-name="Internet_20_link" text:visited-style-name="Visited_20_Internet_20_Link">
https://www.ukrinform.ua/rubric-regions/3690605-bijka-u-cerkvi-upc-mp-u-hmelnickomu-policia-vidkrila-spravu.html</text:a>
</text:p>
      <!--NEWS-->
      <text:h text:style-name="P10" text:outline-level="1">
<text:span text:style-name="T4">
Сили оборони ліквідували за тиждень чотири тисячі загарбників</text:span>
</text:h>
      <text:p text:style-name="P4">
Authors: Ukrinform (Person)</text:p>
      <text:p text:style-name="P4">
Publisher: Укринформ (Organization)</text:p>
      <text:p text:style-name="P4">
Published Time: 2023-04-02T14:43:59+03:00</text:p>
      <text:p text:style-name="P4">
Modified Time: 2023-04-02T14:43:59+03:00</text:p>
      <text:p text:style-name="P4">
Description: Упродовж тижня Сили оборони України ліквідували 4000 російських військових і знищили 224 одиниці озброєння та військової техніки. — Укрінформ.</text:p>
      <text:p text:style-name="P4">
Images: ["<text:a xlink:type="simple" xlink:href="https://static.ukrinform.com/photos/2022_02/thumb_files/630_360_1646057019-898.jpg" text:style-name="Internet_20_link" text:visited-style-name="Visited_20_Internet_20_Link">
630_360_16460...</text:a>
", "<text:a xlink:type="simple" xlink:href="https://static.ukrinform.com/photos/2023_04/1680435371-184.jpg" text:style-name="Internet_20_link" text:visited-style-name="Visited_20_Internet_20_Link">
1680435371-18...</text:a>
"]</text:p>
      <text:p text:style-name="P4">
Tags: ['ЗСУ', 'Російські військові', 'Війна з росією']</text:p>
      <text:p text:style-name="P4">
Type: Article</text:p>
      <!--METADATA-->
      <text:p text:style-name="P4">
<draw:frame draw:style-name="fr1" draw:name="Image139" text:anchor-type="as-char" svg:width="6.9236in" svg:height="3.956343in" draw:z-index="0">
<draw:image xlink:href="../Images/yкринформ/2023-04-02T14-43-59-03-00/630_360_1646057019-898.jpg" xlink:type="simple" xlink:show="embed" xlink:actuate="onLoad" draw:mime-type="image/jpeg"/>
</draw:frame>
 Упродовжтижня Сили оборони України ліквідували 4000 російських військових і знищили224 одиниці озброєння та військової техніки.</text:p>
      <text:p text:style-name="P4">
Як передає Укрінформ, про це в <text:a xlink:type="simple" xlink:href="https://t.me/Pavliuk_KSV/3838" text:style-name="Internet_20_link" text:visited-style-name="Visited_20_Internet_20_Link">
 </text:a>
 повідомивперший заступник міністра оборони Олександр Павлюк.</text:p>
      <text:p text:style-name="P4">
<draw:frame draw:style-name="fr1" draw:name="Image140" text:anchor-type="as-char" svg:width="6.9236in" svg:height="5.013199in" draw:z-index="0">
<draw:image xlink:href="../Images/yкринформ/2023-04-02T14-43-59-03-00/1680435371-184.jpg" xlink:type="simple" xlink:show="embed" xlink:actuate="onLoad" draw:mime-type="image/jpeg"/>
</draw:frame>
</text:p>
      <text:p text:style-name="P4">
«За тиждень 27 березня — 02 квітня Силами оборони України знищено близько 4000осіб особового складу противника. Суттєвих втрат зазнали озброєння / військоватехніка російських військ: 23 танки, 39 бойових броньованих машин, 56артилерійських систем, 5 РСЗВ, 2 установки ППО, 51 одиниця автотехніки, 14одиниць спецтехніки», - зазначив Павлюк.</text:p>
      <text:p text:style-name="P4">
Крім цього, за його словами, українськими захисниками збито 1 ворожий літак та33 БпЛА.</text:p>
      <text:p text:style-name="P4">
<text:span text:style-name="T4">
Читайте також:</text:span>
 <text:a xlink:type="simple" xlink:href="https://www.ukrinform.ua/rubric-ato/3690513-piactvo-e-odnieu-z-osnovnih-pricin-nebojovih-vtrat-u-rosian-britanska-rozvidka.html" text:style-name="Internet_20_link" text:visited-style-name="Visited_20_Internet_20_Link">
 </text:a>
</text:p>
      <text:p text:style-name="P4">
Як повідомляв Укрінформ, Сили оборони України з 24 лютого 2022 року по 2квітня 2023 року ліквідували близько 174 тисяч 550 російських військових,зокрема 560 загарбників – за останню добу. Також станом на 2 квітня українськізахисники знищили 3618 (+2) ворожих <text:a xlink:type="simple" xlink:href="https://www.ukrinform.ua/tag-tank" text:style-name="Internet_20_link" text:visited-style-name="Visited_20_Internet_20_Link">
 </text:a>
 ,6986 (+5) бойових броньованих машин, 2687 (+4) артилерійських систем, 527реактивних систем залпового вогню, 279 засобів протиповітряної оборони, 306літаків, 291 гелікоптер, 2249 (+1) безпілотників оперативно-тактичного рівня,911 крилатих ракет, 18 кораблів /катерів, 5537 (+9) одиниць автомобільноїтехніки й автоцистерн та 296 одиниць спеціальної техніки рф.</text:p>
      <text:p text:style-name="P4">
Source: <text:a xlink:type="simple" xlink:href="https://www.ukrinform.ua/rubric-ato/3690601-sili-oboroni-likviduvali-za-tizden-cotiri-tisaci-zagarbnikiv.html" text:style-name="Internet_20_link" text:visited-style-name="Visited_20_Internet_20_Link">
https://www.ukrinform.ua/rubric-ato/3690601-sili-oboroni-likviduvali-za-tizden-cotiri-tisaci-zagarbnikiv.html</text:a>
</text:p>
      <!--NEWS-->
      <text:h text:style-name="P10" text:outline-level="1">
<text:span text:style-name="T4">
Zaporizka Oblast(20:54). Red Alert: aerial threat. Sirens sounding. Take cover now!</text:span>
</text:h>
      <text:p text:style-name="P4">
Authors: liveuamap (Language: en)</text:p>
      <text:p text:style-name="P4">
Time: 2023-04-02T14:56:00</text:p>
      <text:p text:style-name="P4">
Location: Zaporizka Oblast (Latitude:47.612021 Longtitude:35.765261)</text:p>
      <text:p text:style-name="P4">
Videos: []</text:p>
      <text:p text:style-name="P4">
Images: []</text:p>
      <text:p text:style-name="P4">
Tags: ["Europe", "Central and Eastern Europe"]</text:p>
      <text:p text:style-name="P4">
ID: 22553190</text:p>
      <!--METADATA-->
      <text:p text:style-name="P4">
Zaporizka Oblast(20:54). Red Alert: aerial threat. Sirens sounding. Take covernow!</text:p>
      <text:p text:style-name="P4">
News Collection Link: <text:a xlink:type="simple" xlink:href="https://liveuamap.com/en/2023/02-april-zaporizka-oblast2054-red-alert-aeriag" text:style-name="Internet_20_link" text:visited-style-name="Visited_20_Internet_20_Link">
https://liveuamap.com/en/2023/02-april-zaporizka-oblast2054-red-alert-aeriag</text:a>
</text:p>
      <text:p text:style-name="P4">
Source: <text:a xlink:type="simple" xlink:href="https://t.me/air_alert_ua/42458" text:style-name="Internet_20_link" text:visited-style-name="Visited_20_Internet_20_Link">
https://t.me/air_alert_ua/42458</text:a>
</text:p>
      <!--NEWS-->
      <text:h text:style-name="P10" text:outline-level="1">
<text:span text:style-name="T4">
Dnipro, Dnipropetrovska Oblast(21:05). Red Alert: aerial threat. Sirens sounding. Take cover ...</text:span>
</text:h>
      <text:p text:style-name="P4">
Authors: liveuamap (Language: en)</text:p>
      <text:p text:style-name="P4">
Time: 2023-04-02T15:06:00</text:p>
      <text:p text:style-name="P4">
Location: Dnipro (Latitude:48.45832 Longtitude:35.03988)</text:p>
      <text:p text:style-name="P4">
Videos: []</text:p>
      <text:p text:style-name="P4">
Images: []</text:p>
      <text:p text:style-name="P4">
Tags: ["Europe", "Central and Eastern Europe"]</text:p>
      <text:p text:style-name="P4">
ID: 22553192</text:p>
      <!--METADATA-->
      <text:p text:style-name="P4">
Dnipro, Dnipropetrovska Oblast(21:05). Red Alert: aerial threat. Sirenssounding. Take cover now!</text:p>
      <text:p text:style-name="P4">
News Collection Link: <text:a xlink:type="simple" xlink:href="https://liveuamap.com/en/2023/02-april-dnipro-dnipropetrovska-oblast2105-reg" text:style-name="Internet_20_link" text:visited-style-name="Visited_20_Internet_20_Link">
https://liveuamap.com/en/2023/02-april-dnipro-dnipropetrovska-oblast2105-reg</text:a>
</text:p>
      <text:p text:style-name="P4">
Source: <text:a xlink:type="simple" xlink:href="https://t.me/air_alert_ua/42459" text:style-name="Internet_20_link" text:visited-style-name="Visited_20_Internet_20_Link">
https://t.me/air_alert_ua/42459</text:a>
</text:p>
      <!--NEWS-->
      <text:h text:style-name="P10" text:outline-level="1">
<text:span text:style-name="T4">
Перекладач для англомовної версії сайту</text:span>
</text:h>
      <text:p text:style-name="P4">
Authors: Ukrinform (Person)</text:p>
      <text:p text:style-name="P4">
Publisher: Укринформ (Organization)</text:p>
      <text:p text:style-name="P4">
Published Time: 2023-04-02T15:21:00+03:00</text:p>
      <text:p text:style-name="P4">
Modified Time: 2023-04-02T15:21:00+03:00</text:p>
      <text:p text:style-name="P4">
Description: Українське національне інформаційне агентство «Укрінформ» шукає перекладача для англомовної версії сайту (повна зайнятість, офіційне працевлаштування). — Укрінформ.</text:p>
      <text:p text:style-name="P4">
Images: ["<text:a xlink:type="simple" xlink:href="https://static.ukrinform.com/photos/2023_02/thumb_files/630_360_1676289797-474.jpg" text:style-name="Internet_20_link" text:visited-style-name="Visited_20_Internet_20_Link">
630_360_16762...</text:a>
"]</text:p>
      <text:p text:style-name="P4">
Tags: ['Укрінформ']</text:p>
      <text:p text:style-name="P4">
Type: Article</text:p>
      <!--METADATA-->
      <text:p text:style-name="P4">
<draw:frame draw:style-name="fr1" draw:name="Image141" text:anchor-type="as-char" svg:width="6.9236in" svg:height="3.956343in" draw:z-index="0">
<draw:image xlink:href="../Images/yкринформ/2023-04-02T15-21-00-03-00/630_360_1676289797-474.jpg" xlink:type="simple" xlink:show="embed" xlink:actuate="onLoad" draw:mime-type="image/jpeg"/>
</draw:frame>
 Українськенаціональне інформаційне агентство «Укрінформ» шукає перекладача дляангломовної версії сайту (повна зайнятість, офіційне працевлаштування).</text:p>
      <text:p text:style-name="P4">
Робота полягає в перекладі новинних повідомлень та інших інформаційнихматеріалів з української на англійську.</text:p>
      <text:p text:style-name="P4">
<text:span text:style-name="T4">
Вимоги:</text:span>
</text:p>
      <ul>
        <li>
Вища освіта;   * Володіння письмовою англійською мовою на рівні не нижче С1;   * Досвід перекладацької роботи;   * Обізнаність з політичною ситуацією в Україні та світі;   * Відповідальне ставлення до роботи.</li>
      </ul>
      <text:p text:style-name="P4">
Заробітна плата - в залежності від кваліфікації і досвіду роботи.</text:p>
      <text:p text:style-name="P4">
Можлива дистанційна робота, але виключно на території України. Подачадокументів на працевлаштування - у Києві особисто.</text:p>
      <text:p text:style-name="P4">
Резюме можна надсилати на пошту <text:a xlink:type="simple" xlink:href="http://mailto:yevgeniy.voytsitskij@yahoo.com" text:style-name="Internet_20_link" text:visited-style-name="Visited_20_Internet_20_Link">
</text:a>
</text:p>
      <text:p text:style-name="P4">
Source: <text:a xlink:type="simple" xlink:href="https://www.ukrinform.ua/rubric-society/3677239-ukrinform-vidkrivae-vakansiu-perekladaca-dla-anglomovnoi-versii-sajtu.html" text:style-name="Internet_20_link" text:visited-style-name="Visited_20_Internet_20_Link">
https://www.ukrinform.ua/rubric-society/3677239-ukrinform-vidkrivae-vakansiu-perekladaca-dla-anglomovnoi-versii-sajtu.html</text:a>
</text:p>
      <!--NEWS-->
      <text:h text:style-name="P10" text:outline-level="1">
<text:span text:style-name="T4">
У Британії завершила навчання друга група артилеристів ЗСУ</text:span>
</text:h>
      <text:p text:style-name="P4">
Authors: Ukrinform (Person)</text:p>
      <text:p text:style-name="P4">
Publisher: Укринформ (Organization)</text:p>
      <text:p text:style-name="P4">
Published Time: 2023-04-02T15:39:00+03:00</text:p>
      <text:p text:style-name="P4">
Modified Time: 2023-04-02T15:39:00+03:00</text:p>
      <text:p text:style-name="P4">
Description: Українські артилеристи закінчили навчання на самохідних артилерійських установках AS90 у Великій Британії. Це друга група бійців, яка пройшла подібну підготовку. — Укрінформ.</text:p>
      <text:p text:style-name="P4">
Images: ["<text:a xlink:type="simple" xlink:href="https://static.ukrinform.com/photos/2023_04/thumb_files/630_360_1680439040-594.jpg" text:style-name="Internet_20_link" text:visited-style-name="Visited_20_Internet_20_Link">
630_360_16804...</text:a>
"]</text:p>
      <text:p text:style-name="P4">
Tags: None</text:p>
      <text:p text:style-name="P4">
Type: Article</text:p>
      <!--METADATA-->
      <text:p text:style-name="P4">
<draw:frame draw:style-name="fr1" draw:name="Image142" text:anchor-type="as-char" svg:width="6.9236in" svg:height="3.956343in" draw:z-index="0">
<draw:image xlink:href="../Images/yкринформ/2023-04-02T15-39-00-03-00/630_360_1680439040-594.jpg" xlink:type="simple" xlink:show="embed" xlink:actuate="onLoad" draw:mime-type="image/jpeg"/>
</draw:frame>
 Українськіартилеристи закінчили навчання на самохідних артилерійських установках AS90 уВеликій Британії. Це друга група бійців, яка пройшла подібну підготовку.</text:p>
      <text:p text:style-name="P4">
Як передає Укрінформ, про це повідомляє британське міноборони у <text:a xlink:type="simple" xlink:href="http://twitter.com/DefenceHQ/status/1642482035271819265" text:style-name="Internet_20_link" text:visited-style-name="Visited_20_Internet_20_Link">
</text:a>
.</text:p>
      <text:p text:style-name="P4">
"Друга група українських артилеристів завершила тренуванні на грізній 155-ммСАУ АS90. Програма є частиною незмінного зобов’язання Великої Британіїпідтримувати Україну у війні з росією", - йдеться у повідомленні.</text:p>
      <text:p text:style-name="Quotations">

<text:p text:style-name="P4">
💥 The second group of Ukrainian artillery recruits have come to the end of&gt;
 their training on the formidable AS90 155mm self-propelled gun.  &gt;
  &gt;
  🤝 The programme is part of the UK’s enduring commitment to support Ukraine&gt;
 in its fight against Russia.  &gt;
  &gt;
  🇺🇦 <text:a xlink:type="simple" xlink:href="https://twitter.com/hashtag/StandWithUkraine" text:style-name="Internet_20_link" text:visited-style-name="Visited_20_Internet_20_Link">
&gt;
 </text:a>
&gt;
 🇺🇦 <text:a xlink:type="simple" xlink:href="https://t.co/oPRlpYerO1" text:style-name="Internet_20_link" text:visited-style-name="Visited_20_Internet_20_Link">
 </text:a>
&gt;
&gt;
 — Ministry of Defence 🇬🇧 (@DefenceHQ) <text:a xlink:type="simple" xlink:href="https://twitter.com/DefenceHQ/status/1642482035271819265" text:style-name="Internet_20_link" text:visited-style-name="Visited_20_Internet_20_Link">
&gt;
 </text:a>
</text:p>

</text:p>
      <text:p text:style-name="P4">
<text:span text:style-name="T4">
Читайте також:</text:span>
 <text:a xlink:type="simple" xlink:href="https://www.ukrinform.ua/rubric-ato/3689634-za-kordonom-trenuutsa-ponad-11-tisac-ukrainskih-zahisnikiv-pentagon.html" text:style-name="Internet_20_link" text:visited-style-name="Visited_20_Internet_20_Link">
 </text:a>
</text:p>
      <text:p text:style-name="P4">
Як повідомляв Укрінформ, військові інструктори Збройних сил Королівства Швеціяв рамках базової загальновійськової підготовки особового складу ЗСУ у <text:a xlink:type="simple" xlink:href="https://www.ukrinform.ua/tag-britania" text:style-name="Internet_20_link" text:visited-style-name="Visited_20_Internet_20_Link">
</text:a>
 проводять заняття з організації тапроведення бойових дій в лісистій місцевості.</text:p>
      <text:p text:style-name="P4">
8 березня високий представник ЄС Жозеп Боррель у Стокгольмі на пресконференціїза підсумками неформальної зустрічі міністрів оборони країн-членів ЄС заявив,що допоміжна тренувальна місія ЄС для України до кінця березня завершитьпідготовку 11 тисяч військовослужбовців ЗСУ, а до кінця року кількістьнавчених військових фахівців сягатиме 30 тисяч.</text:p>
      <text:p text:style-name="P4">
<text:span text:style-name="T5">
Фото: twitter.com/DefenceHQ</text:span>
</text:p>
      <text:p text:style-name="P4">
Source: <text:a xlink:type="simple" xlink:href="https://www.ukrinform.ua/rubric-ato/3690618-u-britanii-zaversila-navcanna-druga-grupa-artileristiv-zsu.html" text:style-name="Internet_20_link" text:visited-style-name="Visited_20_Internet_20_Link">
https://www.ukrinform.ua/rubric-ato/3690618-u-britanii-zaversila-navcanna-druga-grupa-artileristiv-zsu.html</text:a>
</text:p>
      <!--NEWS-->
      <text:h text:style-name="P10" text:outline-level="1">
<text:span text:style-name="T4">
Попри заборону Онуфрій провів службу в Києво-Печерській лаврі</text:span>
</text:h>
      <text:p text:style-name="P4">
Authors: Ukrinform (Person)</text:p>
      <text:p text:style-name="P4">
Publisher: Укринформ (Organization)</text:p>
      <text:p text:style-name="P4">
Published Time: 2023-04-02T15:48:00+03:00</text:p>
      <text:p text:style-name="P4">
Modified Time: 2023-04-02T15:48:00+03:00</text:p>
      <text:p text:style-name="P4">
Description: Попри те, що УПЦ МП мала покинути приміщення Києво-Печерської лаври, митрополит Онуфрій у неділю, 2 квітня, провів літургію у Хрестовоздвиженському храмі Свято-Успенської Києво-Печерської лаври. — Укрінформ.</text:p>
      <text:p text:style-name="P4">
Images: ["<text:a xlink:type="simple" xlink:href="https://static.ukrinform.com/photos/2023_04/thumb_files/630_360_1680439476-313.jpg" text:style-name="Internet_20_link" text:visited-style-name="Visited_20_Internet_20_Link">
630_360_16804...</text:a>
"]</text:p>
      <text:p text:style-name="P4">
Tags: ['Релігія', 'УПЦ МП', 'Київська Лавра', 'Онуфрій']</text:p>
      <text:p text:style-name="P4">
Type: Article</text:p>
      <!--METADATA-->
      <text:p text:style-name="P4">
<draw:frame draw:style-name="fr1" draw:name="Image143" text:anchor-type="as-char" svg:width="6.9236in" svg:height="3.956343in" draw:z-index="0">
<draw:image xlink:href="../Images/yкринформ/2023-04-02T15-48-00-03-00/630_360_1680439476-313.jpg" xlink:type="simple" xlink:show="embed" xlink:actuate="onLoad" draw:mime-type="image/jpeg"/>
</draw:frame>
 Попри те,що УПЦ МП мала покинути приміщення Києво-Печерської лаври, митрополит Онуфрійу неділю, 2 квітня, провів літургію у Хрестовоздвиженському храмі Свято-Успенської Києво-Печерської лаври.</text:p>
      <text:p text:style-name="P4">
Як передає Укрінформ, про це повідомляє <text:a xlink:type="simple" xlink:href="https://news.church.ua/2023/04/02/u-pyatu-nedilyu-velikogo-postu-predstoyatel-ocholiv-bozhestvennu-liturgiyu-u-kijevo-pecherskij-lavri/#2023-04-02" text:style-name="Internet_20_link" text:visited-style-name="Visited_20_Internet_20_Link">
</text:a>
 .</text:p>
      <text:p text:style-name="P4">
«2 квітня 2023 року, у Неділю 5-ту Великого посту, преподобної МаріїЄгипетської, Блаженніший Митрополит Київський і всієї України Онуфрій очоливБожественну літургію у Хрестовоздвиженському храмі Свято-Успенської <text:a xlink:type="simple" xlink:href="https://www.ukrinform.ua/tag-kiivska-lavra" text:style-name="Internet_20_link" text:visited-style-name="Visited_20_Internet_20_Link">
</text:a>
 », - йдеться в повідомленні.</text:p>
      <text:p text:style-name="P4">
Як повідомлялося, суд відмовив у забезпеченні позову Української православноїцеркви (московського патріархату) до Національного заповідника «Києво-Печерська лавра» про визнання недійсним правочину щодо відмови у продовженнібезоплатного користування культовими будівлями та іншим майном, що є державноювласністю.</text:p>
      <text:p text:style-name="P4">
<text:a xlink:type="simple" xlink:href="https://static.ukrinform.com/photos/2023_04/1680439675-5905.jpeg" text:style-name="Internet_20_link" text:visited-style-name="Visited_20_Internet_20_Link">
 </text:a>
 <text:a xlink:type="simple" xlink:href="https://static.ukrinform.com/photos/2023_04/1680439675-5203.jpeg" text:style-name="Internet_20_link" text:visited-style-name="Visited_20_Internet_20_Link">
</text:a>
 <text:a xlink:type="simple" xlink:href="https://static.ukrinform.com/photos/2023_04/1680439675-9606.jpeg" text:style-name="Internet_20_link" text:visited-style-name="Visited_20_Internet_20_Link">
</text:a>
 <text:a xlink:type="simple" xlink:href="https://static.ukrinform.com/photos/2023_04/1680439675-6381.jpeg" text:style-name="Internet_20_link" text:visited-style-name="Visited_20_Internet_20_Link">
</text:a>
 <text:a xlink:type="simple" xlink:href="https://static.ukrinform.com/photos/2023_04/1680439743-9532.jpeg" text:style-name="Internet_20_link" text:visited-style-name="Visited_20_Internet_20_Link">
</text:a>
</text:p>
      <text:p text:style-name="P4">
Національний заповідник "Києво-Печерська лавра" оголосив про розрив договоруоренди з Українською православною церквою московського патріархату з 29березня.</text:p>
      <text:p text:style-name="P4">
<text:span text:style-name="T4">
Читайте також:</text:span>
 <text:a xlink:type="simple" xlink:href="https://www.ukrinform.ua/rubric-society/3690030-zapovidnik-kievopecerska-lavra-podav-pozov-proti-upc-mp.html" text:style-name="Internet_20_link" text:visited-style-name="Visited_20_Internet_20_Link">
 </text:a>
</text:p>
      <text:p text:style-name="P4">
30 березня комісія Міністерства культури та інформаційної політики маларозпочати інвентаризацію майна Києво-Печерської лаври. Однак <text:a xlink:type="simple" xlink:href="https://www.ukrinform.ua/rubric-society/3689845-do-cerkvi-u-kievopecerskij-lavri-komisiu-mkip-ne-puskali-nevidomi-v-cernecih-rasah.html" text:style-name="Internet_20_link" text:visited-style-name="Visited_20_Internet_20_Link">
</text:a>
 .</text:p>
      <text:p text:style-name="P4">
Правоохоронці відкрили кримінальне провадження за фактом перешкоджанняжурналістській діяльності на території Києво-Печерської лаври. Заявникиповідомили, що під час зйомки сюжету один зі священнослужителів пошкодивобладнання оператора.</text:p>
      <text:p text:style-name="P4">
Source: <text:a xlink:type="simple" xlink:href="https://www.ukrinform.ua/rubric-society/3690620-popri-zaboronu-onufrij-proviv-sluzbu-v-kievopecerskij-lavri.html" text:style-name="Internet_20_link" text:visited-style-name="Visited_20_Internet_20_Link">
https://www.ukrinform.ua/rubric-society/3690620-popri-zaboronu-onufrij-proviv-sluzbu-v-kievopecerskij-lavri.html</text:a>
</text:p>
      <!--NEWS-->
      <text:h text:style-name="P10" text:outline-level="1">
<text:span text:style-name="T4">
У Бородянці встановили скульптуру «Дівчинка під сонцем» до річниці деокупації Київщини</text:span>
</text:h>
      <text:p text:style-name="P4">
Authors: Ukrinform (Person)</text:p>
      <text:p text:style-name="P4">
Publisher: Укринформ (Organization)</text:p>
      <text:p text:style-name="P4">
Published Time: 2023-04-02T15:52:00+03:00</text:p>
      <text:p text:style-name="P4">
Modified Time: 2023-04-02T15:52:00+03:00</text:p>
      <text:p text:style-name="P4">
Description: На головній площі селища Бородянка, що на Київщині, у неділю відкрили скульптуру «Дівчинка під сонцем», яка уособлює перемогу життя над руйнуваннями. — Укрінформ.</text:p>
      <text:p text:style-name="P4">
Images: ["<text:a xlink:type="simple" xlink:href="https://static.ukrinform.com/photos/2023_04/thumb_files/630_360_1680439055-5894.jpeg" text:style-name="Internet_20_link" text:visited-style-name="Visited_20_Internet_20_Link">
630_360_16804...</text:a>
"]</text:p>
      <text:p text:style-name="P4">
Tags: ['Скульптура', 'Київщина', 'Бородянка']</text:p>
      <text:p text:style-name="P4">
Type: Article</text:p>
      <!--METADATA-->
      <text:p text:style-name="P4">
<draw:frame draw:style-name="fr1" draw:name="Image144" text:anchor-type="as-char" svg:width="6.9236in" svg:height="3.956343in" draw:z-index="0">
<draw:image xlink:href="../Images/yкринформ/2023-04-02T15-52-00-03-00/630_360_1680439055-5894.jpeg" xlink:type="simple" xlink:show="embed" xlink:actuate="onLoad" draw:mime-type="image/jpeg"/>
</draw:frame>
 Наголовній площі селища Бородянка, що на Київщині, у неділю відкрили скульптуру«Дівчинка під сонцем», яка уособлює перемогу життя над руйнуваннями.</text:p>
      <text:p text:style-name="P4">
На заході були присутні заступник голови Офісу Президента України ОлексійКулеба, посол США Бріджит Брінк, т.в.о. голови Київської ОВА Дмитро Назаренко,скульптор Євген Примаченко, засновник та креативний директор агенції ВікторШкурба, в.о. Бородянського селищного голови Георгій Єрко, повідомляєкореспондент Укрінформу.</text:p>
      <text:p text:style-name="P4">
Скульптура «Дівчинка під сонцем» — це дитячий силует, що злітає до неба підсонячними променями на фоні зруйнованих російською авіабомбоюбагатоповерхівок. Натхненням стало документальне фото, зроблене рік тому уБородянці: маленька дівчинка гойдається, а позаду неї — обгорілий будинок, деще до вторгнення жило близько 150 людей. Після влучення в будинок авіаційноїбомби, яку скинув російський літак, 24 з них загинули.</text:p>
      <text:p text:style-name="P4">
<text:a xlink:type="simple" xlink:href="https://static.ukrinform.com/photos/2023_04/1680439055-6120.jpeg" text:style-name="Internet_20_link" text:visited-style-name="Visited_20_Internet_20_Link">
 </text:a>
 <text:a xlink:type="simple" xlink:href="https://static.ukrinform.com/photos/2023_04/1680439055-5894.jpeg" text:style-name="Internet_20_link" text:visited-style-name="Visited_20_Internet_20_Link">
</text:a>
 <text:a xlink:type="simple" xlink:href="https://static.ukrinform.com/photos/2023_04/1680439055-2585.jpeg" text:style-name="Internet_20_link" text:visited-style-name="Visited_20_Internet_20_Link">
</text:a>
 <text:a xlink:type="simple" xlink:href="https://static.ukrinform.com/photos/2023_04/1680439055-2469.jpeg" text:style-name="Internet_20_link" text:visited-style-name="Visited_20_Internet_20_Link">
</text:a>
 <text:a xlink:type="simple" xlink:href="https://static.ukrinform.com/photos/2023_04/1680439055-2679.jpeg" text:style-name="Internet_20_link" text:visited-style-name="Visited_20_Internet_20_Link">
</text:a>
 <text:a xlink:type="simple" xlink:href="https://static.ukrinform.com/photos/2023_04/1680439055-3994.jpeg" text:style-name="Internet_20_link" text:visited-style-name="Visited_20_Internet_20_Link">
</text:a>
 <text:a xlink:type="simple" xlink:href="https://static.ukrinform.com/photos/2023_04/1680439056-8117.jpeg" text:style-name="Internet_20_link" text:visited-style-name="Visited_20_Internet_20_Link">
</text:a>
 <text:a xlink:type="simple" xlink:href="https://static.ukrinform.com/photos/2023_04/1680439056-1433.jpeg" text:style-name="Internet_20_link" text:visited-style-name="Visited_20_Internet_20_Link">
</text:a>
 <text:a xlink:type="simple" xlink:href="https://static.ukrinform.com/photos/2023_04/1680439057-5096.jpeg" text:style-name="Internet_20_link" text:visited-style-name="Visited_20_Internet_20_Link">
</text:a>
 <text:a xlink:type="simple" xlink:href="https://static.ukrinform.com/photos/2023_04/1680439057-3637.jpeg" text:style-name="Internet_20_link" text:visited-style-name="Visited_20_Internet_20_Link">
</text:a>
 <text:a xlink:type="simple" xlink:href="https://static.ukrinform.com/photos/2023_04/1680439057-5923.jpeg" text:style-name="Internet_20_link" text:visited-style-name="Visited_20_Internet_20_Link">
</text:a>
 <text:a xlink:type="simple" xlink:href="https://static.ukrinform.com/photos/2023_04/1680439057-1389.jpeg" text:style-name="Internet_20_link" text:visited-style-name="Visited_20_Internet_20_Link">
</text:a>
</text:p>
      <text:p text:style-name="P4">
Образ дівчинки переосмислив скульптор Євген Примаченко разом з креативноюагенцією. Замість гойдалки — сонячні промені, що, перехрещуючись, формуютьзахисний купол над дівчинкою. Розташовані арками, вони символізують опір семирайонів <text:a xlink:type="simple" xlink:href="https://www.ukrinform.ua/tag-kiivsina" text:style-name="Internet_20_link" text:visited-style-name="Visited_20_Internet_20_Link">
 </text:a>
 та самої столиці.Скульптуру встановлять у тому ж сквері, де було зроблене фото з дівчинкою.</text:p>
      <text:p text:style-name="P4">
«Скульптура відображає потужний контраст життя та руйнування, що супроводжуютьукраїнців усю війну — і перемогу життя у цьому контрасті. Понад рік війни,страшенно важка зима під обстрілами, подекуди без тепла і світла показали:українці не лише гідно дають відсіч ворогу на фронті, кожен і кожна чинятьопір, стійко зносячи будь-які випробування. Ця дівчинка — не лише проКиївщину, вона про усю Україну», — наголосив Кулеба.</text:p>
      <text:p text:style-name="P4">
Робота над скульптурою тривала близько місяця. Вона зроблена переважно зісталі, також є жовті вставки з пластику.</text:p>
      <text:p text:style-name="P4">
«У скульптурі ми хотіли підкреслити, що майбутнє є, і ми рухаємось до нього,рухаємось до життя. Перемагаємо життям смерть. Я сподіваюсь, що ця скульптурапокладе початок відновленню міста та відновленню країни в цілому», - сказававтор скульптури.</text:p>
      <text:p text:style-name="P4">
«Вперше я побувала у Бородянці 5 червня 2022 року. Тоді ж побачила, якіруйнування вчинила росія. Стоячи сьогодні тут, з вами, я віддаю честьукраїнській беззаперечній рішучості та силі відновлювати свою громаду.Незалежна Україна надихає світ мужністю, рішучістю та непохитною вірою всуверенне і демократичне майбутнє. Це те, що я бачила знову і знову відтоді,як приїхала до Києва, — невпинне прагнення чинити опір і жити вільно.Американський народ гордий, що підтримує українців у своєму захисті тавідновленні», — зазначила посол США.</text:p>
      <text:p text:style-name="P4">
Скульптуру встановлено в межах загальнонаціональної кампанії «Змагаймося занове життя» агенцією ISD Group за сприяння Офісу Президента України упартнерстві з Бородянською селищною громадою, Київською військовою обласноюадміністрацією за підтримки Агентства США з міжнародного розвитку (USAID).</text:p>
      <text:p text:style-name="P4">
Наразі Бородянська територіальна громада планує побудувати на місцізруйнованих нові багатоквартирні будинки. Також в межах загальної відбудовивідбуватиметься реконструкція центральної площі імені Тараса Шевченка,зокрема, заплановано спорудження окремої музейної експозиції робіт Бенксі,реставрацію монумента Великого Кобзаря та інші роботи.</text:p>
      <text:p text:style-name="P4">
<text:a xlink:type="simple" xlink:href="https://static.ukrinform.com/photos/2023_04/1680452951-6882.jpeg" text:style-name="Internet_20_link" text:visited-style-name="Visited_20_Internet_20_Link">
 </text:a>
 <text:a xlink:type="simple" xlink:href="https://static.ukrinform.com/photos/2023_04/1680452950-7453.jpeg" text:style-name="Internet_20_link" text:visited-style-name="Visited_20_Internet_20_Link">
</text:a>
 <text:a xlink:type="simple" xlink:href="https://static.ukrinform.com/photos/2023_04/1680452950-1607.jpeg" text:style-name="Internet_20_link" text:visited-style-name="Visited_20_Internet_20_Link">
</text:a>
 <text:a xlink:type="simple" xlink:href="https://static.ukrinform.com/photos/2023_04/1680452950-3223.jpeg" text:style-name="Internet_20_link" text:visited-style-name="Visited_20_Internet_20_Link">
</text:a>
 <text:a xlink:type="simple" xlink:href="https://static.ukrinform.com/photos/2023_04/1680452950-6687.jpeg" text:style-name="Internet_20_link" text:visited-style-name="Visited_20_Internet_20_Link">
</text:a>
 <text:a xlink:type="simple" xlink:href="https://static.ukrinform.com/photos/2023_04/1680452950-3912.jpeg" text:style-name="Internet_20_link" text:visited-style-name="Visited_20_Internet_20_Link">
</text:a>
 <text:a xlink:type="simple" xlink:href="https://static.ukrinform.com/photos/2023_04/1680452950-2100.jpeg" text:style-name="Internet_20_link" text:visited-style-name="Visited_20_Internet_20_Link">
</text:a>
 <text:a xlink:type="simple" xlink:href="https://static.ukrinform.com/photos/2023_04/1680452951-4163.jpeg" text:style-name="Internet_20_link" text:visited-style-name="Visited_20_Internet_20_Link">
</text:a>
 <text:a xlink:type="simple" xlink:href="https://static.ukrinform.com/photos/2023_04/1680452951-1581.jpeg" text:style-name="Internet_20_link" text:visited-style-name="Visited_20_Internet_20_Link">
</text:a>
 <text:a xlink:type="simple" xlink:href="https://static.ukrinform.com/photos/2023_04/1680452951-9180.jpeg" text:style-name="Internet_20_link" text:visited-style-name="Visited_20_Internet_20_Link">
</text:a>
</text:p>
      <text:p text:style-name="P4">
<text:span text:style-name="T4">
Читайте також:</text:span>
 <text:a xlink:type="simple" xlink:href="https://www.ukrinform.ua/rubric-regions/3690575-vizvolenna-gostomela-ak-rik-tomu-zsu-znisili-elitnij-rosijskij-desant.html" text:style-name="Internet_20_link" text:visited-style-name="Visited_20_Internet_20_Link">
 </text:a>
</text:p>
      <text:p text:style-name="P4">
Як повідомляв Укрінформ, наприкінці березня 2022 року українські захисникизвільнили Київську область від російських загарбників.</text:p>
      <text:p text:style-name="P4">
Source: <text:a xlink:type="simple" xlink:href="https://www.ukrinform.ua/rubric-regions/3690622-u-borodanci-vstanovili-skulpturu-divcinka-pid-soncem-do-ricnici-deokupacii-kiivsini.html" text:style-name="Internet_20_link" text:visited-style-name="Visited_20_Internet_20_Link">
https://www.ukrinform.ua/rubric-regions/3690622-u-borodanci-vstanovili-skulpturu-divcinka-pid-soncem-do-ricnici-deokupacii-kiivsini.html</text:a>
</text:p>
      <!--NEWS-->
      <text:h text:style-name="P10" text:outline-level="1">
<text:span text:style-name="T4">
Суд у москві призупинив роботу школи, в якій навчаються діти західних дипломатів</text:span>
</text:h>
      <text:p text:style-name="P4">
Authors: Ukrinform (Person)</text:p>
      <text:p text:style-name="P4">
Publisher: Укринформ (Organization)</text:p>
      <text:p text:style-name="P4">
Published Time: 2023-04-02T16:07:00+03:00</text:p>
      <text:p text:style-name="P4">
Modified Time: 2023-04-02T16:07:00+03:00</text:p>
      <text:p text:style-name="P4">
Description: Тушинський суд москви призупинив на 90 діб роботу Англо-американської школи (AAS Moscow), визнавши керівництво установи винним в адміністративному порушенні вимог щодо ведення загальноосвітньої діяльності в росії. — Укрінформ.</text:p>
      <text:p text:style-name="P4">
Images: ["<text:a xlink:type="simple" xlink:href="https://static.ukrinform.com/photos/2017_05/thumb_files/630_360_1494432026-9526.jpg" text:style-name="Internet_20_link" text:visited-style-name="Visited_20_Internet_20_Link">
630_360_14944...</text:a>
"]</text:p>
      <text:p text:style-name="P4">
Tags: ['Москва', 'Школа', 'Суд', 'Дипломати']</text:p>
      <text:p text:style-name="P4">
Type: Article</text:p>
      <!--METADATA-->
      <text:p text:style-name="P4">
<draw:frame draw:style-name="fr1" draw:name="Image145" text:anchor-type="as-char" svg:width="6.9236in" svg:height="3.956343in" draw:z-index="0">
<draw:image xlink:href="../Images/yкринформ/2023-04-02T16-07-00-03-00/630_360_1494432026-9526.jpg" xlink:type="simple" xlink:show="embed" xlink:actuate="onLoad" draw:mime-type="image/jpeg"/>
</draw:frame>
Тушинський суд москви призупинив на 90 діб роботу Англо-американської школи(AAS Moscow), визнавши керівництво установи винним в адміністративномупорушенні вимог щодо ведення загальноосвітньої діяльності в росії.</text:p>
      <text:p text:style-name="P4">
Як повідомляє Укрінформ, про це пише <text:a xlink:type="simple" xlink:href="https://www.rbc.ru/society/02/04/2023/642933219a7947ea805e7f62" text:style-name="Internet_20_link" text:visited-style-name="Visited_20_Internet_20_Link">
</text:a>
 .</text:p>
      <text:p text:style-name="P4">
У лютому 2023 року прокуратура рф проводила перевірку у <text:a xlink:type="simple" xlink:href="https://www.ukrinform.ua/tag-skola" text:style-name="Internet_20_link" text:visited-style-name="Visited_20_Internet_20_Link">
</text:a>
 та встановила, що там нібито працювалипедагоги без документів, які підтверджують наявність професійної освіти тавідповідної кваліфікації. Таким чином, школа провадила діяльність «з грубимпорушенням вимог чи умов спеціального дозволу (ліцензії)», стверджували увідомстві.</text:p>
      <text:p text:style-name="P4">
У школі у відповідь заявляли, що у справі відсутнє правопорушення, протекерівництво вже займається виконанням «ліцензійних вимог».</text:p>
      <text:p text:style-name="P4">
Міжнародна Англо-американська школа була заснована в москві в 1949 році підегідою посольств США, Великої Британії та Канади. Школа пропонує міжнароднуосвітню програму із дошкільного віку (чотири роки) до 12 класу. В AASнавчаються близько 1200 студентів із більш ніж 30 країн, включаючи дітейпрацівників дипломатичних місій та керівників міжнародного бізнесу.</text:p>
      <text:p text:style-name="P4">
<text:span text:style-name="T4">
Читайте також:</text:span>
 <text:a xlink:type="simple" xlink:href="https://www.ukrinform.ua/rubric-world/3688007-oficijnij-berlin-poki-ne-zbiraetsa-visilati-desatki-rosijskih-diplomativ.html" text:style-name="Internet_20_link" text:visited-style-name="Visited_20_Internet_20_Link">
 </text:a>
</text:p>
      <text:p text:style-name="P4">
У 2019 році МЗС рф відмовило у візах 30 викладачам Англо-американської школи.Дипломати заявили, що вчителі направлялися до росії як співробітникипосольства з дипломатичними паспортами, хоча навчальний заклад працює яккомерційне підприємство. Тоді після телефонної розмови володимира путіна таДональда Трампа викладачам видали візи.</text:p>
      <text:p text:style-name="P4">
Source: <text:a xlink:type="simple" xlink:href="https://www.ukrinform.ua/rubric-world/3690636-sud-u-moskvi-prizupiniv-robotu-skoli-v-akij-navcautsa-diti-zahidnih-diplomativ.html" text:style-name="Internet_20_link" text:visited-style-name="Visited_20_Internet_20_Link">
https://www.ukrinform.ua/rubric-world/3690636-sud-u-moskvi-prizupiniv-robotu-skoli-v-akij-navcautsa-diti-zahidnih-diplomativ.html</text:a>
</text:p>
      <!--NEWS-->
      <text:h text:style-name="P10" text:outline-level="1">
<text:span text:style-name="T4">
Жодних утисків: заступнику Сіярто показали, як живуть угорці на Закарпатті</text:span>
</text:h>
      <text:p text:style-name="P4">
Authors: Ukrinform (Person)</text:p>
      <text:p text:style-name="P4">
Publisher: Укринформ (Organization)</text:p>
      <text:p text:style-name="P4">
Published Time: 2023-04-02T16:24:00+03:00</text:p>
      <text:p text:style-name="P4">
Modified Time: 2023-04-02T16:24:00+03:00</text:p>
      <text:p text:style-name="P4">
Description: Жодних утисків угорців на Закарпатті немає, держава дбає про представників усіх національних спільнот регіону. — Укрінформ.</text:p>
      <text:p text:style-name="P4">
Images: ["<text:a xlink:type="simple" xlink:href="https://static.ukrinform.com/photos/2023_04/thumb_files/630_360_1680441364-561.jpg" text:style-name="Internet_20_link" text:visited-style-name="Visited_20_Internet_20_Link">
630_360_16804...</text:a>
", "<text:a xlink:type="simple" xlink:href="https://static.ukrinform.com/photos/2023_04/1680441717-168.jpg" text:style-name="Internet_20_link" text:visited-style-name="Visited_20_Internet_20_Link">
1680441717-16...</text:a>
"]</text:p>
      <text:p text:style-name="P4">
Tags: ['Угорщина', 'Закарпаття', 'Нацменшини']</text:p>
      <text:p text:style-name="P4">
Type: Article</text:p>
      <!--METADATA-->
      <text:p text:style-name="P4">
<draw:frame draw:style-name="fr1" draw:name="Image146" text:anchor-type="as-char" svg:width="6.9236in" svg:height="3.956343in" draw:z-index="0">
<draw:image xlink:href="../Images/yкринформ/2023-04-02T16-24-00-03-00/630_360_1680441364-561.jpg" xlink:type="simple" xlink:show="embed" xlink:actuate="onLoad" draw:mime-type="image/jpeg"/>
</draw:frame>
 Жоднихутисків угорців на Закарпатті немає, держава дбає про представників усіхнаціональних спільнот регіону.</text:p>
      <text:p text:style-name="P4">
Про це у <text:a xlink:type="simple" xlink:href="http://t.me/zakarpatskaODA/4218" text:style-name="Internet_20_link" text:visited-style-name="Visited_20_Internet_20_Link">
 </text:a>
 повідомив начальникЗакарпатської ОВА Віктор Микита, передає Укрінформ.</text:p>
      <text:p text:style-name="P4">
<draw:frame draw:style-name="fr1" draw:name="Image147" text:anchor-type="as-char" svg:width="6.9236in" svg:height="4.602912in" draw:z-index="0">
<draw:image xlink:href="../Images/yкринформ/2023-04-02T16-24-00-03-00/1680441717-168.jpg" xlink:type="simple" xlink:show="embed" xlink:actuate="onLoad" draw:mime-type="image/jpeg"/>
</draw:frame>
</text:p>
      <text:p text:style-name="P4">
«Під час робочого візиту заступника міністра зовнішньої економіки тазакордонних справ Угорщини, парламентського державного секретаря ЛевентеМодьора на Закарпаття окремо порушили питання національних спільнот, на якомупостійно спекулює держава-терорист та «треті проросійські сили». Жоднихутисків немає, держава дбає про представників усіх нацспільнот, які проживаютьна Закарпатті, вони представлені на всіх рівнях та мають повну підтримку відвлади на місцях. На цьому публічно наголосили представники угорської громади»,- наголосив Микита.</text:p>
      <text:p text:style-name="P4">
<text:span text:style-name="T4">
Читайте також:</text:span>
 <text:a xlink:type="simple" xlink:href="https://www.ukrinform.ua/rubric-society/3633309-rada-uhvalila-zakon-pro-nacmensini.html" text:style-name="Internet_20_link" text:visited-style-name="Visited_20_Internet_20_Link">
 </text:a>
</text:p>
      <text:p text:style-name="P4">
За його словами, така сама позиція і в румунської громади Закарпаття.</text:p>
      <text:p text:style-name="P4">
Посадовець підкреслив, що представники угорської спільноти зараз захищаютьнезалежність України від російських окупантів у найгарячіших точках фронту,виконуючи свій конституційний обов’язок з перших днів російського вторгнення у2014 році.</text:p>
      <text:p text:style-name="P4">
«Усе інше – маніпуляції та провокації, спрямовані на дестабілізацію суспільноїситуації в краї і спроби блокування євроінтеграції України», - зауваживМикита.</text:p>
      <text:p text:style-name="P4">
<text:span text:style-name="T4">
Читайте також:</text:span>
 <text:a xlink:type="simple" xlink:href="https://www.ukrinform.ua/rubric-polytics/3689210-prezidentka-ugorsini-rosia-mae-zabrati-vijska-z-ukraini-dla-dosagnenna-miru.html" text:style-name="Internet_20_link" text:visited-style-name="Visited_20_Internet_20_Link">
 </text:a>
</text:p>
      <text:p text:style-name="P4">
Як повідомлялось, сьогодні в Ужгороді із робочим візитом перебуває заступникміністра зовнішньої економіки та закордонних справ Угорщини, парламентськийдержавний секретар Левенте Модьор. Угорські партнери під час візиту передалипід час візиту шість автобусів. Вони вже попрямували у громади півночі тасходу країни, які постраждали під час російської окупації.</text:p>
      <text:p text:style-name="P4">
Source: <text:a xlink:type="simple" xlink:href="https://www.ukrinform.ua/rubric-regions/3690630-zastupniku-ugorskogo-ministra-pokazali-ak-zive-nacspilnota-na-zakarpatti.html" text:style-name="Internet_20_link" text:visited-style-name="Visited_20_Internet_20_Link">
https://www.ukrinform.ua/rubric-regions/3690630-zastupniku-ugorskogo-ministra-pokazali-ak-zive-nacspilnota-na-zakarpatti.html</text:a>
</text:p>
      <!--NEWS-->
      <text:h text:style-name="P10" text:outline-level="1">
<text:span text:style-name="T4">
У Луцьку підпалили квартиру адвоката й бійця тероборони, злочинцям оголосили підозру</text:span>
</text:h>
      <text:p text:style-name="P4">
Authors: Ukrinform (Person)</text:p>
      <text:p text:style-name="P4">
Publisher: Укринформ (Organization)</text:p>
      <text:p text:style-name="P4">
Published Time: 2023-04-02T16:25:59+03:00</text:p>
      <text:p text:style-name="P4">
Modified Time: 2023-04-02T16:25:59+03:00</text:p>
      <text:p text:style-name="P4">
Description: Слідчі оголосили про підозру двом зловмисникам за скоєння підпалу квартири адвоката, який є бійцем однієї з бригад ТрО у Луцьку. — Укрінформ.</text:p>
      <text:p text:style-name="P4">
Images: ["<text:a xlink:type="simple" xlink:href="https://static.ukrinform.com/photos/2023_04/thumb_files/630_360_1680441638-544.jpg" text:style-name="Internet_20_link" text:visited-style-name="Visited_20_Internet_20_Link">
630_360_16804...</text:a>
", "<text:a xlink:type="simple" xlink:href="https://static.ukrinform.com/photos/2023_04/1680441637-680.jpg" text:style-name="Internet_20_link" text:visited-style-name="Visited_20_Internet_20_Link">
1680441637-68...</text:a>
"]</text:p>
      <text:p text:style-name="P4">
Tags: ['Луцьк', 'Підозра', 'Житло', 'Підпал']</text:p>
      <text:p text:style-name="P4">
Type: Article</text:p>
      <!--METADATA-->
      <text:p text:style-name="P4">
<draw:frame draw:style-name="fr1" draw:name="Image148" text:anchor-type="as-char" svg:width="6.9236in" svg:height="3.956343in" draw:z-index="0">
<draw:image xlink:href="../Images/yкринформ/2023-04-02T16-25-59-03-00/630_360_1680441638-544.jpg" xlink:type="simple" xlink:show="embed" xlink:actuate="onLoad" draw:mime-type="image/jpeg"/>
</draw:frame>
 Слідчіоголосили про підозру двом зловмисникам за скоєння підпалу квартири адвоката,який є бійцем однієї з бригад ТрО у Луцьку.</text:p>
      <text:p text:style-name="P4">
Про це <text:a xlink:type="simple" xlink:href="https://vl.npu.gov.ua/news/slidchi-oholosyly-pro-pidozru-dvom-zlovmysnykam-za-skoiennia-pidpalu-kvartyry-advokata" text:style-name="Internet_20_link" text:visited-style-name="Visited_20_Internet_20_Link">
 </text:a>
в ГУНП Волинської області, передає Укрінформ.</text:p>
      <text:p text:style-name="P4">
За даними слідства, <text:a xlink:type="simple" xlink:href="https://www.ukrinform.ua/tag-zlocin" text:style-name="Internet_20_link" text:visited-style-name="Visited_20_Internet_20_Link">
 </text:a>
 стався вранці 1квітня. Зловмисники підпалили квартиру адвоката, який зараз є бійцем однієї збригад ТрО. Пожежа пошкодила вхідні двері і частину помешкання.</text:p>
      <text:p text:style-name="P4">
<draw:frame draw:style-name="fr1" draw:name="Image149" text:anchor-type="as-char" svg:width="6.9236in" svg:height="6.9236in" draw:z-index="0">
<draw:image xlink:href="../Images/yкринформ/2023-04-02T16-25-59-03-00/1680441637-680.jpg" xlink:type="simple" xlink:show="embed" xlink:actuate="onLoad" draw:mime-type="image/jpeg"/>
</draw:frame>
</text:p>
      <text:p text:style-name="P4">
На місці події поліцейські виявили пластикову ємність із запахом бензину танапис на стіні «в следующий раз предупреждать не будем».</text:p>
      <text:p text:style-name="P4">
«Пророблена нашими оперативниками робота і своєчасне орієнтування далипозитивний результат: зловмисники були затримані колегами в сусідній області.Менш ніж за годину, був встановлений транспортний засіб, а менш ніж за двігодини, причетні вже були затримані», - <text:a xlink:type="simple" xlink:href="https://www.facebook.com/permalink.php" text:style-name="Internet_20_link" text:visited-style-name="Visited_20_Internet_20_Link">
</text:a>
начальник управління Нацполіції у Волинській області Юрій Крошко <text:span text:style-name="T4">
.</text:span>
</text:p>
      <text:p text:style-name="P4">
<text:span text:style-name="T4">
Читайте також:</text:span>
 <text:a xlink:type="simple" xlink:href="https://www.ukrinform.ua/rubric-regions/3690605-bijka-u-cerkvi-upc-mp-u-hmelnickomu-policia-vidkrila-spravu.html" text:style-name="Internet_20_link" text:visited-style-name="Visited_20_Internet_20_Link">
 </text:a>
</text:p>
      <text:p text:style-name="P4">
Попередньо, злочин кваліфікували за ч.1 ст.194 КК України, згодом слідчівнесли відомості в Єдиний реєстр досудових розслідувань за ч.2 ст.399 (умиснезнищення або пошкодження майна захисника чи представника особи) КК України таоголосили зловмисникам про підозру у скоєному злочині.</text:p>
      <text:p text:style-name="P4">
Нині вони затримані в порядку ст. 208 КК України. Вирішується питання прообрання підозрюваним запобіжного заходу.</text:p>
      <text:p text:style-name="P4">
Як повідомлялося, <text:a xlink:type="simple" xlink:href="https://www.ukrinform.ua/rubric-regions/3689824-v-odesi-vikrili-prihilnika-rosii-z-arsenalom-zbroi.html" text:style-name="Internet_20_link" text:visited-style-name="Visited_20_Internet_20_Link">
 </text:a>
 , який зберігав зброю таагітував за «русский мир» в соцмережах.</text:p>
      <text:p text:style-name="P4">
<text:span text:style-name="T5">
Фото: Нацполіція</text:span>
</text:p>
      <text:p text:style-name="P4">
Source: <text:a xlink:type="simple" xlink:href="https://www.ukrinform.ua/rubric-regions/3690631-u-lucku-pidpalili-kvartiru-advokata-j-bijca-teroboroni-zlocincam-ogolosili-pidozru.html" text:style-name="Internet_20_link" text:visited-style-name="Visited_20_Internet_20_Link">
https://www.ukrinform.ua/rubric-regions/3690631-u-lucku-pidpalili-kvartiru-advokata-j-bijca-teroboroni-zlocincam-ogolosili-pidozru.html</text:a>
</text:p>
      <!--NEWS-->
      <text:h text:style-name="P10" text:outline-level="1">
<text:span text:style-name="T4">
У Києві рятувальники провели в ТРЦ безпековий тренінг для дітей</text:span>
</text:h>
      <text:p text:style-name="P4">
Authors: Ukrinform (Person)</text:p>
      <text:p text:style-name="P4">
Publisher: Укринформ (Organization)</text:p>
      <text:p text:style-name="P4">
Published Time: 2023-04-02T16:33:36+03:00</text:p>
      <text:p text:style-name="P4">
Modified Time: 2023-04-02T16:33:36+03:00</text:p>
      <text:p text:style-name="P4">
Description: У Києві піротехніки Державної служби з надзвичайних ситуацій провели у торгово-розважальному центрі безпековий тренінг для дітей. — Укрінформ.</text:p>
      <text:p text:style-name="P4">
Images: ["<text:a xlink:type="simple" xlink:href="https://static.ukrinform.com/photos/2023_04/thumb_files/630_360_1680442248-138.jpg" text:style-name="Internet_20_link" text:visited-style-name="Visited_20_Internet_20_Link">
630_360_16804...</text:a>
"]</text:p>
      <text:p text:style-name="P4">
Tags: None</text:p>
      <text:p text:style-name="P4">
Type: Article</text:p>
      <!--METADATA-->
      <text:p text:style-name="P4">
<draw:frame draw:style-name="fr1" draw:name="Image150" text:anchor-type="as-char" svg:width="6.9236in" svg:height="3.956343in" draw:z-index="0">
<draw:image xlink:href="../Images/yкринформ/2023-04-02T16-33-36-03-00/630_360_1680442248-138.jpg" xlink:type="simple" xlink:show="embed" xlink:actuate="onLoad" draw:mime-type="image/jpeg"/>
</draw:frame>
 У Києвіпіротехніки Державної служби з надзвичайних ситуацій провели у торгово-розважальному центрі безпековий тренінг для дітей.</text:p>
      <text:p text:style-name="P4">
Як передає Укрінформ, про це Головне управління ДСНС України у Києвіповідомляє у <text:a xlink:type="simple" xlink:href="http://www.facebook.com/DSNSKyiv/posts/pfbid02fkzq9R2HvLfLXBo2Wbj3k5dHrByDsmUH7MKVJ2faLbbySG3EKZbKcgusGwPGydADl" text:style-name="Internet_20_link" text:visited-style-name="Visited_20_Internet_20_Link">
</text:a>
.</text:p>
      <text:p text:style-name="P4">
“Посміхаймося, безпекові правила вивчаємо та трохи розважаємося”, - cаме підтаким гаслом сьогодні пройшов безпековий тренінг для дітей та дорослих уторговому центрі Blockbuster Mall”, - ідеться в повідомленні.</text:p>
      <text:p text:style-name="P4">
Піротехніки мобільного рятувального центру швидкого реагування <text:a xlink:type="simple" xlink:href="https://www.ukrinform.ua/tag-dsns" text:style-name="Internet_20_link" text:visited-style-name="Visited_20_Internet_20_Link">
</text:a>
 України розповіли дітям, як відрізнятивибухонебезпечні предмети, де вони можуть бути приховані та яких правилбезпечної поведінки потрібно дотримуватися у разі виявлення міни чибоєприпасів.</text:p>
      <text:p text:style-name="P4">
Рятувальники ознайомили учасників із пожежною безпекою та продемонструвалиспецодяг. Зокрема, рятувальники продемонстрували тепловідбивний костюм, костюмводолаза-рятувальника, хімічного захисту та бойовий одяг.</text:p>
      <text:p text:style-name="P4">
Фахівці київської міської організації Червоного Хреста України навчали наданнюпершої домедичної допомоги.</text:p>
      <text:p text:style-name="P4">
Психологи разом з дітьми робили іграшки-антистрес, розфарбовували тазнайомилися із супергероями із навчальної поліграфічної продукції, розробленоїДСНС спільно з Дитячим фондом ООН UNICEF Ukraine.</text:p>
      <text:p text:style-name="P4">
Також під час конкурсів діти разом з батьками приміряли бронезахист сапера тарятувальника, шукали "вибухівку" й розгадували загадки.</text:p>
      <text:p text:style-name="P4">
<text:span text:style-name="T4">
Читайте також:</text:span>
 <text:a xlink:type="simple" xlink:href="https://www.ukrinform.ua/rubric-society/3688765-dla-ukrainskih-skolariv-pidgotuvali-onlajnuroki-z-minnoi-bezpeki.html" text:style-name="Internet_20_link" text:visited-style-name="Visited_20_Internet_20_Link">
 </text:a>
</text:p>
      <text:p text:style-name="P4">
Як повідомляв Укрінформ, київський парк “Муромець” з квітня буде відкритим длявідвідування, зокрема для спортивних тренувань і велопрогулянок.</text:p>
      <text:p text:style-name="P4">
Source: <text:a xlink:type="simple" xlink:href="https://www.ukrinform.ua/rubric-kyiv/3690634-u-kievi-ratuvalniki-proveli-v-trc-bezpekovij-trening-dla-ditej.html" text:style-name="Internet_20_link" text:visited-style-name="Visited_20_Internet_20_Link">
https://www.ukrinform.ua/rubric-kyiv/3690634-u-kievi-ratuvalniki-proveli-v-trc-bezpekovij-trening-dla-ditej.html</text:a>
</text:p>
      <!--NEWS-->
      <text:h text:style-name="P10" text:outline-level="1">
<text:span text:style-name="T4">
Через обстріл ТЕС на Донеччині порушене електропостачання Покровського району</text:span>
</text:h>
      <text:p text:style-name="P4">
Authors: Ukrinform (Person)</text:p>
      <text:p text:style-name="P4">
Publisher: Укринформ (Organization)</text:p>
      <text:p text:style-name="P4">
Published Time: 2023-04-02T16:45:00+03:00</text:p>
      <text:p text:style-name="P4">
Modified Time: 2023-04-02T16:45:00+03:00</text:p>
      <text:p text:style-name="P4">
Description: На Донеччині через обстріл Курахівської ТЕС порушене електропостачання Покровського району. — Укрінформ.</text:p>
      <text:p text:style-name="P4">
Images: ["<text:a xlink:type="simple" xlink:href="https://static.ukrinform.com/photos/2016_02/thumb_files/630_360_1456760162-5290.jpg" text:style-name="Internet_20_link" text:visited-style-name="Visited_20_Internet_20_Link">
630_360_14567...</text:a>
"]</text:p>
      <text:p text:style-name="P4">
Tags: ['Донеччина', 'Обстріл', 'ТЕС', 'Війна з росією']</text:p>
      <text:p text:style-name="P4">
Type: Article</text:p>
      <!--METADATA-->
      <text:p text:style-name="P4">
<draw:frame draw:style-name="fr1" draw:name="Image151" text:anchor-type="as-char" svg:width="6.9236in" svg:height="3.956343in" draw:z-index="0">
<draw:image xlink:href="../Images/yкринформ/2023-04-02T16-45-00-03-00/630_360_1456760162-5290.jpg" xlink:type="simple" xlink:show="embed" xlink:actuate="onLoad" draw:mime-type="image/jpeg"/>
</draw:frame>
 НаДонеччині через обстріл Курахівської ТЕС порушене електропостачанняПокровського району.</text:p>
      <text:p text:style-name="P4">
Про це у <text:a xlink:type="simple" xlink:href="https://t.me/pavlokyrylenko_donoda/7330" text:style-name="Internet_20_link" text:visited-style-name="Visited_20_Internet_20_Link">
 </text:a>
 повідомив начальникДонецької ОВА Павло Кириленко, передає Укрінформ.</text:p>
      <text:p text:style-name="P4">
«У результаті <text:a xlink:type="simple" xlink:href="https://www.ukrinform.ua/tag-obstril" text:style-name="Internet_20_link" text:visited-style-name="Visited_20_Internet_20_Link">
 </text:a>
 російськимиокупаційними військами Курахівської ТЕС порушено електропостачання по 3-мелектромережам 110 кВ, які забезпечують живлення Покровського району», -написав Кириленко.</text:p>
      <text:p text:style-name="P4">
За його словами, також виникла перерва протягом 10 хвилин в електропостачанніКраматорського енерговузла. Наразі постачання електроенергії відновлене.</text:p>
      <text:p text:style-name="P4">
<text:span text:style-name="T4">
Читайте також:</text:span>
 <text:a xlink:type="simple" xlink:href="https://www.ukrinform.ua/rubric-regions/3690517-aviacia-gradi-artileria-i-minometi-pid-obstrilami-na-doneccini-devat-naselenih-punktiv.html" text:style-name="Internet_20_link" text:visited-style-name="Visited_20_Internet_20_Link">
 </text:a>
</text:p>
      <text:p text:style-name="P4">
Зараз здійснюються перепідключення споживачів Покровського району наальтернативні мережі електропостачання.</text:p>
      <text:p text:style-name="P4">
Станом на 16:00 вже відбувається підключення абонентів.</text:p>
      <text:p text:style-name="P4">
Source: <text:a xlink:type="simple" xlink:href="https://www.ukrinform.ua/rubric-regions/3690637-cerez-obstril-tes-na-doneccini-porusene-elektropostacanna-pokrovskogo-rajonu.html" text:style-name="Internet_20_link" text:visited-style-name="Visited_20_Internet_20_Link">
https://www.ukrinform.ua/rubric-regions/3690637-cerez-obstril-tes-na-doneccini-porusene-elektropostacanna-pokrovskogo-rajonu.html</text:a>
</text:p>
      <!--NEWS-->
      <text:h text:style-name="P10" text:outline-level="1">
<text:span text:style-name="T4">
УПЛ: «Шахтар» втратив очки, «Зоря» перемогла</text:span>
</text:h>
      <text:p text:style-name="P4">
Authors: Ukrinform (Person)</text:p>
      <text:p text:style-name="P4">
Publisher: Укринформ (Organization)</text:p>
      <text:p text:style-name="P4">
Published Time: 2023-04-02T17:01:00+03:00</text:p>
      <text:p text:style-name="P4">
Modified Time: 2023-04-02T17:01:00+03:00</text:p>
      <text:p text:style-name="P4">
Description: «Гірники» продовжують очолювати таблицю УПЛ. — Укрінформ.</text:p>
      <text:p text:style-name="P4">
Images: ["<text:a xlink:type="simple" xlink:href="https://static.ukrinform.com/photos/2023_04/thumb_files/630_360_1680443360-636.jpg" text:style-name="Internet_20_link" text:visited-style-name="Visited_20_Internet_20_Link">
630_360_16804...</text:a>
"]</text:p>
      <text:p text:style-name="P4">
Tags: ['Футбол', "Прем'єр-ліга", 'Зоря', 'Чорноморець', 'Шахтар', 'Рух Львів']</text:p>
      <text:p text:style-name="P4">
Type: Article</text:p>
      <!--METADATA-->
      <text:p text:style-name="P4">
<draw:frame draw:style-name="fr1" draw:name="Image152" text:anchor-type="as-char" svg:width="6.9236in" svg:height="3.956343in" draw:z-index="0">
<draw:image xlink:href="../Images/yкринформ/2023-04-02T17-01-00-03-00/630_360_1680443360-636.jpg" xlink:type="simple" xlink:show="embed" xlink:actuate="onLoad" draw:mime-type="image/jpeg"/>
</draw:frame>
 «Гірники»продовжують очолювати таблицю УПЛ.</text:p>
      <text:p text:style-name="P4">
Минув 19-й тур Української прем'єр-ліги, передає Укрінформ.</text:p>
      <text:p text:style-name="P4">
«Шахтар» зіграв внічию з «Чорноморцем» - 2:2. У складі «гірників» відзначилисяКриськів і Гочолейшвілі. «Моряки» відповіли точними ударами Путрі й Салюка.</text:p>
      <text:p text:style-name="P4">
В паралельному матчі «Зоря» здолала «Рух» - 3:0. У складі команди забивалиБулеца, Русин і Погорілий.</text:p>
      <text:p text:style-name="P4">
Інші результати ігрового дня 19-го туру УПЛ: «Львів» - «Динамо»(0:2),«Металіст-1925» - «Дніпро-1» (0:3).</text:p>
      <text:p text:style-name="P4">
<text:span text:style-name="T4">
Читайте також:</text:span>
 <text:a xlink:type="simple" xlink:href="https://www.ukrinform.ua/rubric-sports/3690606-upl-dinamo-obigralo-lviv-u-viiznomu-matci.html" text:style-name="Internet_20_link" text:visited-style-name="Visited_20_Internet_20_Link">
 </text:a>
</text:p>
      <text:p text:style-name="P4">
«Шахтар» очолює УПЛ, маючи в активі 43 пункти після 18 матчів.</text:p>
      <text:p text:style-name="P4">
Фото: shakhtar.com</text:p>
      <text:p text:style-name="P4">
Source: <text:a xlink:type="simple" xlink:href="https://www.ukrinform.ua/rubric-sports/3690641-upl-sahtar-vtrativ-ocki-zora-peremogla.html" text:style-name="Internet_20_link" text:visited-style-name="Visited_20_Internet_20_Link">
https://www.ukrinform.ua/rubric-sports/3690641-upl-sahtar-vtrativ-ocki-zora-peremogla.html</text:a>
</text:p>
      <!--NEWS-->
      <text:h text:style-name="P10" text:outline-level="1">
<text:span text:style-name="T4">
Побиття військового у храмі: мер Хмельницького хоче, аби Рада заборонила УПЦ</text:span>
</text:h>
      <text:p text:style-name="P4">
Authors: Ukrinform (Person)</text:p>
      <text:p text:style-name="P4">
Publisher: Укринформ (Organization)</text:p>
      <text:p text:style-name="P4">
Published Time: 2023-04-02T17:03:00+03:00</text:p>
      <text:p text:style-name="P4">
Modified Time: 2023-04-02T17:03:00+03:00</text:p>
      <text:p text:style-name="P4">
Description: Міський голова Хмельницького Олександр Симчишин вважає, що побиття військового у храмі має стати аргументом для Верховної Ради, аби проголосувати законопроєкт про заборону УПЦ. — Укрінформ.</text:p>
      <text:p text:style-name="P4">
Images: ["<text:a xlink:type="simple" xlink:href="https://static.ukrinform.com/photos/2022_05/thumb_files/630_360_1652425581-782.jpg" text:style-name="Internet_20_link" text:visited-style-name="Visited_20_Internet_20_Link">
630_360_16524...</text:a>
"]</text:p>
      <text:p text:style-name="P4">
Tags: ['Церква', 'УПЦ МП', 'Верховна Рада', 'Військові', 'Побиття', 'Хмельницький']</text:p>
      <text:p text:style-name="P4">
Type: Article</text:p>
      <!--METADATA-->
      <text:p text:style-name="P4">
<draw:frame draw:style-name="fr1" draw:name="Image153" text:anchor-type="as-char" svg:width="6.9236in" svg:height="3.956343in" draw:z-index="0">
<draw:image xlink:href="../Images/yкринформ/2023-04-02T17-03-00-03-00/630_360_1652425581-782.jpg" xlink:type="simple" xlink:show="embed" xlink:actuate="onLoad" draw:mime-type="image/jpeg"/>
</draw:frame>
 Міськийголова Хмельницького Олександр Симчишин вважає, що побиття військового у храмімає стати аргументом для Верховної Ради, аби проголосувати законопроєкт прозаборону УПЦ.</text:p>
      <text:p text:style-name="P4">
Про це міський голова Хмельницького Олександр Симчишин написав у <text:a xlink:type="simple" xlink:href="https://t.me/symchyshyn_oleksandr/5145" text:style-name="Internet_20_link" text:visited-style-name="Visited_20_Internet_20_Link">
</text:a>
 , передає Укрінформ.</text:p>
      <text:p text:style-name="P4">
«Московська фсбешна агентура у вигляді УПЦ МП має бути заборонена по всійкраїні. Той антиукраїнський шабаш, який відбувається останніми днями встолиці, і побиття військового у Хмельницькому мають стати залізобетоннимаргументом для Верховної Ради, аби проголосувати законопроєкт про заборону:раз і назавжди заборонити це фсбешне кубло», - написав Симчишин.</text:p>
      <text:p text:style-name="P4">
За його словами, на позачерговій сесії Хмельницька міська рада припинитькористування УПЦ усіма земельними ділянками на території громади, а такожініціюватиме аналогічні рішення обласної та районної рад.</text:p>
      <text:p text:style-name="P4">
<text:span text:style-name="T4">
Читайте також:</text:span>
 <text:a xlink:type="simple" xlink:href="https://www.ukrinform.ua/rubric-society/3690620-popri-zaboronu-onufrij-proviv-sluzbu-v-kievopecerskij-lavri.html" text:style-name="Internet_20_link" text:visited-style-name="Visited_20_Internet_20_Link">
 </text:a>
</text:p>
      <text:p text:style-name="P4">
Він додав, що ті, хто бив військового, мають бути притягнуті до кримінальноївідповідальності. А патрульні, які склали протокол на військового мають бутизвільнені.</text:p>
      <text:p text:style-name="P4">
Як повідомлялось, <text:a xlink:type="simple" xlink:href="https://www.ukrinform.ua/rubric-regions/3690605-bijka-u-cerkvi-upc-mp-u-hmelnickomu-policia-vidkrila-spravu.html" text:style-name="Internet_20_link" text:visited-style-name="Visited_20_Internet_20_Link">
 </text:a>
 за ч. 2 ст.296(хуліганство) за фактом побиття в одному із храмів міста Хмельницькогочоловіка у військовій формі. Наразі встановлюються усі обставини події,проводяться слідчо-оперативні заходи.</text:p>
      <text:p text:style-name="P4">
Відео з побиттям військового розмістив у <text:a xlink:type="simple" xlink:href="https://www.facebook.com/viktor.burlyk/videos/970758007251571/" text:style-name="Internet_20_link" text:visited-style-name="Visited_20_Internet_20_Link">
</text:a>
депутат Хмельницької обласної ради Віктор Бурлик.</text:p>
      <text:p text:style-name="P4">
Депутат зазначив, що під час конфлікту в церкву приїхали представники поліціїі затримали військового за ст. 173.</text:p>
      <text:p text:style-name="P4">
За його словами, через побиття військового 2 квітня на 18:00 біля соборузбирається ініціативна група.</text:p>
      <text:p text:style-name="P4">
<text:span text:style-name="T4">
Читайте також:</text:span>
 <text:a xlink:type="simple" xlink:href="https://www.ukrinform.ua/rubric-kyiv/3689969-u-kievi-suditimut-prokremlivskogo-blogera-akij-perehovuvavsa-v-monastiri-upc-mp.html" text:style-name="Internet_20_link" text:visited-style-name="Visited_20_Internet_20_Link">
 </text:a>
</text:p>
      <text:p text:style-name="P4">
Укрінформ намагався зв’язатися з поліцією міста Хмельницький, але там невідповідають. Без відповіді залишається і запит на сторінці у Фейсбуці.</text:p>
      <text:p text:style-name="P4">
Source: <text:a xlink:type="simple" xlink:href="https://www.ukrinform.ua/rubric-regions/3690643-pobitta-vijskovogo-u-hrami-mer-hmelnickogo-hoce-abi-rada-zaboronila-upc.html" text:style-name="Internet_20_link" text:visited-style-name="Visited_20_Internet_20_Link">
https://www.ukrinform.ua/rubric-regions/3690643-pobitta-vijskovogo-u-hrami-mer-hmelnickogo-hoce-abi-rada-zaboronila-upc.html</text:a>
</text:p>
      <!--NEWS-->
      <text:h text:style-name="P10" text:outline-level="1">
<text:span text:style-name="T4">
У Білій Церкві вибухнула граната в будинку - загинув чоловік</text:span>
</text:h>
      <text:p text:style-name="P4">
Authors: Ukrinform (Person)</text:p>
      <text:p text:style-name="P4">
Publisher: Укринформ (Organization)</text:p>
      <text:p text:style-name="P4">
Published Time: 2023-04-02T17:15:00+03:00</text:p>
      <text:p text:style-name="P4">
Modified Time: 2023-04-02T17:15:00+03:00</text:p>
      <text:p text:style-name="P4">
Description: У Білій Церкві Київської області у неділю, 2 квітня, біля житлового будинку стався вибух. — Укрінформ.</text:p>
      <text:p text:style-name="P4">
Images: ["<text:a xlink:type="simple" xlink:href="https://static.ukrinform.com/photos/2023_04/thumb_files/630_360_1680444894-713.jpg" text:style-name="Internet_20_link" text:visited-style-name="Visited_20_Internet_20_Link">
630_360_16804...</text:a>
"]</text:p>
      <text:p text:style-name="P4">
Tags: ['Граната', 'Вибух', 'Загибель', 'Біла Церква']</text:p>
      <text:p text:style-name="P4">
Type: Article</text:p>
      <!--METADATA-->
      <text:p text:style-name="P4">
<draw:frame draw:style-name="fr1" draw:name="Image154" text:anchor-type="as-char" svg:width="6.9236in" svg:height="3.956343in" draw:z-index="0">
<draw:image xlink:href="../Images/yкринформ/2023-04-02T17-15-00-03-00/630_360_1680444894-713.jpg" xlink:type="simple" xlink:show="embed" xlink:actuate="onLoad" draw:mime-type="image/jpeg"/>
</draw:frame>
 У БілійЦеркві Київської області у неділю, 2 квітня, біля житлового будинку ставсявибух.</text:p>
      <text:p text:style-name="P4">
Як передає Укрінформ, про це поліція Київщини повідомляє у <text:a xlink:type="simple" xlink:href="https://t.me/policekyivregion/4025" text:style-name="Internet_20_link" text:visited-style-name="Visited_20_Internet_20_Link">
</text:a>
 .</text:p>
      <text:p text:style-name="P4">
«2 квітня о 14:00 білоцерківець повідомив, що почув <text:a xlink:type="simple" xlink:href="https://www.ukrinform.ua/tag-vibuh" text:style-name="Internet_20_link" text:visited-style-name="Visited_20_Internet_20_Link">
</text:a>
 та побачив мертвим чоловіка. Поліцейськіз'ясували, що 59-річний померлий хворів та мав вади ніг. Вибухотехніки виявилина місці чеку», - ідеться в повідомленні.</text:p>
      <text:p text:style-name="P4">
На місці працюють поліцейські Київщини, патрульна поліція, рятувальники тамедики.</text:p>
      <text:p text:style-name="P4">
Як повідомив начальник Головного управління Нацполіції в Київській областіАндрій Нєбитов у <text:a xlink:type="simple" xlink:href="https://t.me/andrii_nebytov/1151" text:style-name="Internet_20_link" text:visited-style-name="Visited_20_Internet_20_Link">
 </text:a>
 , попередня версія трагедії -суїцид.</text:p>
      <text:p text:style-name="P4">
<text:span text:style-name="T4">
Читайте також:</text:span>
</text:p>
      <text:p text:style-name="P4">
Як повідомляв <text:a xlink:type="simple" xlink:href="https://www.ukrinform.ua/rubric-regions/3690128-u-lvovi-v-bagatopoverhivci-vibuhnula-granata-e-zagiblij-ta-postrazdalij.html" text:style-name="Internet_20_link" text:visited-style-name="Visited_20_Internet_20_Link">
 </text:a>
 , у Львовів результаті вибуху гранати у квартирі багатоповерхівки загинула людина, щеодна - госпіталізована з важкими травмами.</text:p>
      <text:p text:style-name="P4">
<text:span text:style-name="T5">
Фото: ПОЛІЦІЯ КИЇВЩИНИ</text:span>
</text:p>
      <text:p text:style-name="P4">
Source: <text:a xlink:type="simple" xlink:href="https://www.ukrinform.ua/rubric-regions/3690645-u-bilij-cerkvi-vibuhnula-granata-v-budinku-zaginuv-colovik.html" text:style-name="Internet_20_link" text:visited-style-name="Visited_20_Internet_20_Link">
https://www.ukrinform.ua/rubric-regions/3690645-u-bilij-cerkvi-vibuhnula-granata-v-budinku-zaginuv-colovik.html</text:a>
</text:p>
      <!--NEWS-->
      <text:h text:style-name="P10" text:outline-level="1">
<text:span text:style-name="T4">
Посол України назвав цинізмом псевдозаклики до миру однопартійців Шольца</text:span>
</text:h>
      <text:p text:style-name="P4">
Authors: Ukrinform (Person)</text:p>
      <text:p text:style-name="P4">
Publisher: Укринформ (Organization)</text:p>
      <text:p text:style-name="P4">
Published Time: 2023-04-02T17:18:06+03:00</text:p>
      <text:p text:style-name="P4">
Modified Time: 2023-04-02T17:18:06+03:00</text:p>
      <text:p text:style-name="P4">
Description: Посол України у ФРН Олексій Макеєв вважає цинічним нещодавній заклик до миру окремих підписантів папірця під назвою «Твори мир!». — Укрінформ.</text:p>
      <text:p text:style-name="P4">
Images: ["<text:a xlink:type="simple" xlink:href="https://static.ukrinform.com/photos/2023_02/thumb_files/630_360_1677033177-760.jpeg" text:style-name="Internet_20_link" text:visited-style-name="Visited_20_Internet_20_Link">
630_360_16770...</text:a>
"]</text:p>
      <text:p text:style-name="P4">
Tags: ['Німеччина', 'Переговори', 'Посол', 'Війна з росією']</text:p>
      <text:p text:style-name="P4">
Type: Article</text:p>
      <!--METADATA-->
      <text:p text:style-name="P4">
<draw:frame draw:style-name="fr1" draw:name="Image155" text:anchor-type="as-char" svg:width="6.9236in" svg:height="3.956343in" draw:z-index="0">
<draw:image xlink:href="../Images/yкринформ/2023-04-02T17-18-06-03-00/630_360_1677033177-760.jpeg" xlink:type="simple" xlink:show="embed" xlink:actuate="onLoad" draw:mime-type="image/jpeg"/>
</draw:frame>
 ПосолУкраїни у ФРН Олексій Макеєв вважає цинічним нещодавній заклик до миру окремихпідписантів папірця під назвою «Твори мир!».</text:p>
      <text:p text:style-name="P4">
Як передає Укрінформ, про це дипломат заявив у коментарі для німецькогоінформагентства dpa, оприлюдненому на <text:a xlink:type="simple" xlink:href="http://germany.mfa.gov.ua/news/komentar-posla-ukrayini-oleksii-makeiev-inform-agentstvu-dpa" text:style-name="Internet_20_link" text:visited-style-name="Visited_20_Internet_20_Link">
</text:a>
 Посольства.</text:p>
      <text:p text:style-name="P4">
«Цей заклик до миру не є першоквітневим жартом. Це чистий цинізм щодочисленних жертв російської агресії», - заявив Макеєв.</text:p>
      <text:p text:style-name="P4">
Він розкритикував позицію авторів звернення, які виступають за швидкеперемир’я будь-що.</text:p>
      <text:p text:style-name="P4">
«Псевдозаклик до миру має лише одну мету – приховати злочини Росії і,відповідно, відповідальність російського режиму. Єдиним закликом до миру вумовах найжорстокішої війни <text:a xlink:type="simple" xlink:href="https://www.ukrinform.ua/tag-rosia" text:style-name="Internet_20_link" text:visited-style-name="Visited_20_Internet_20_Link">
 </text:a>
 протиУкраїни має бути: пане путін, негайно виведіть свої війська з усієї територіїУкраїни!», - заявив посол.</text:p>
      <text:p text:style-name="P4">
Із закликом до канцлера ФРН Олафа Шольца виступити разом з іншими державами зпосередницькою місією для досягнення миру в Україні вийшла низька відомихнімецьких діячів з його партії, Соціал-демократичної. Ініціював зверненняісторик Петер Брандт, син колишнього канцлера Німеччини Віллі Брандта. Усоюзники Берліна щодо пошуку дипломатичного рішення вони пропонують Францією,але також Бразилію, Китай, Індію та Індонезію.</text:p>
      <text:p text:style-name="P4">
<text:span text:style-name="T4">
Читайте також:</text:span>
 <text:a xlink:type="simple" xlink:href="https://www.ukrinform.ua/rubric-world/3690050-nimecki-deputati-zaklikaut-pidtrimati-ukrainu-planom-marsalla.html" text:style-name="Internet_20_link" text:visited-style-name="Visited_20_Internet_20_Link">
 </text:a>
</text:p>
      <text:p text:style-name="P4">
Як повідомляв Укрінформ, канцлер ФРН Олаф Шольц у відеозверненні доБучанського саміту <text:a xlink:type="simple" xlink:href="http://Буча дала знати всьому світові, про що йдеться уцій війні – Шольц" text:style-name="Internet_20_link" text:visited-style-name="Visited_20_Internet_20_Link">
 </text:a>
 , що світ сьогодні цілком усвідомлює, яка доля чекала б наукраїнців, якби росія виграла розв’язану нею війну, але росія не переможе.</text:p>
      <text:p text:style-name="P4">
Source: <text:a xlink:type="simple" xlink:href="https://www.ukrinform.ua/rubric-polytics/3690647-posol-ukraini-nazvav-cinizmom-psevdozakliki-do-miru-odnopartijciv-solca.html" text:style-name="Internet_20_link" text:visited-style-name="Visited_20_Internet_20_Link">
https://www.ukrinform.ua/rubric-polytics/3690647-posol-ukraini-nazvav-cinizmom-psevdozakliki-do-miru-odnopartijciv-solca.html</text:a>
</text:p>
      <!--NEWS-->
      <text:h text:style-name="P10" text:outline-level="1">
<text:span text:style-name="T4">
росіяни вдарили по Куп’янському району: прокуратура показала наслідки</text:span>
</text:h>
      <text:p text:style-name="P4">
Authors: Ukrinform (Person)</text:p>
      <text:p text:style-name="P4">
Publisher: Укринформ (Organization)</text:p>
      <text:p text:style-name="P4">
Published Time: 2023-04-02T17:21:12+03:00</text:p>
      <text:p text:style-name="P4">
Modified Time: 2023-04-02T17:21:12+03:00</text:p>
      <text:p text:style-name="P4">
Description: Правоохоронці задокументували наслідки обстрілів Куп’янщини: одна людина загинула, пошкоджено будівлю агропідприємства. — Укрінформ.</text:p>
      <text:p text:style-name="P4">
Images: ["<text:a xlink:type="simple" xlink:href="https://static.ukrinform.com/photos/2023_04/thumb_files/630_360_1680444691-135.jpeg" text:style-name="Internet_20_link" text:visited-style-name="Visited_20_Internet_20_Link">
630_360_16804...</text:a>
"]</text:p>
      <text:p text:style-name="P4">
Tags: ['Обстріл', 'Харківщина', 'Війна з росією']</text:p>
      <text:p text:style-name="P4">
Type: Article</text:p>
      <!--METADATA-->
      <text:p text:style-name="P4">
<draw:frame draw:style-name="fr1" draw:name="Image156" text:anchor-type="as-char" svg:width="6.9236in" svg:height="3.956343in" draw:z-index="0">
<draw:image xlink:href="../Images/yкринформ/2023-04-02T17-21-12-03-00/630_360_1680444691-135.jpeg" xlink:type="simple" xlink:show="embed" xlink:actuate="onLoad" draw:mime-type="image/jpeg"/>
</draw:frame>
Правоохоронці задокументували наслідки обстрілів Куп’янщини: одна людиназагинула, пошкоджено будівлю агропідприємства.</text:p>
      <text:p text:style-name="P4">
Про це у <text:a xlink:type="simple" xlink:href="https://t.me/prokuratura_kharkiv/8503" text:style-name="Internet_20_link" text:visited-style-name="Visited_20_Internet_20_Link">
 </text:a>
 повідомила Харківськаобласна прокуратура, передає Укрінформ.</text:p>
      <text:p text:style-name="P4">
«За процесуального керівництва Куп’янської окружної прокуратури <text:a xlink:type="simple" xlink:href="https://www.ukrinform.ua/tag-harkivsina" text:style-name="Internet_20_link" text:visited-style-name="Visited_20_Internet_20_Link">
</text:a>
 розпочато досудові розслідування зафактами порушення законів та звичаїв війни (ст. 438 КК України). За данимислідства, в ніч на 2 квітня окупанти завдали ракетний удар по смт ВеликийБурлук Куп’янського району. Внаслідок обстрілу пошкоджено будівлюагропідприємства», - йдеться у повідомленні.</text:p>
      <text:p text:style-name="P4">
Згідно з повідомленням, за попередніми даними, ворог обстріляв селище ізкомплексу ЗРК-300.</text:p>
      <text:p text:style-name="P4">
Окрім того, 1 квітня російські військові обстріляли з РСЗВ с. КутьківкаКуп‘янського району. Загинув 43-річний чоловік.</text:p>
      <text:p text:style-name="P4">
Наслідки збройної агресії рф документували прокурори спільно зі слідчимиКуп‘янського РВП ГУНП в Харківській області.</text:p>
      <text:p text:style-name="P4">
<text:span text:style-name="T4">
Читайте також:</text:span>
 <text:a xlink:type="simple" xlink:href="https://www.ukrinform.ua/rubric-ato/3690563-obstril-kostantinivki-kilkist-zagiblih-zrosla-do-sesti-vosmero-poranenih.html" text:style-name="Internet_20_link" text:visited-style-name="Visited_20_Internet_20_Link">
 </text:a>
</text:p>
      <text:p text:style-name="P4">
Як повідомлялось, у Харківській області російські загарбники за минулу добуобстріляли щонайменше 14 прикордонних населених пунктів, є загиблий іпоранений серед цивільного населення. Від ворожих обстрілів потерпали населеніпункти Харківського, Куп'янського та Чугуївського районів області. Серед них —Куп'янськ, Дворічна, Піщане, Крохмальне, Западне, Уди, Ветеринарне та інші.</text:p>
      <text:p text:style-name="P4">
Source: <text:a xlink:type="simple" xlink:href="https://www.ukrinform.ua/rubric-ato/3690649-rosiani-vdarili-po-kupanskomu-rajonu-prokuratura-pokazala-naslidki.html" text:style-name="Internet_20_link" text:visited-style-name="Visited_20_Internet_20_Link">
https://www.ukrinform.ua/rubric-ato/3690649-rosiani-vdarili-po-kupanskomu-rajonu-prokuratura-pokazala-naslidki.html</text:a>
</text:p>
      <!--NEWS-->
      <text:h text:style-name="P10" text:outline-level="1">
<text:span text:style-name="T4">
У київському метро через збій не працювали термінали для оплати проїзду</text:span>
</text:h>
      <text:p text:style-name="P4">
Authors: Ukrinform (Person)</text:p>
      <text:p text:style-name="P4">
Publisher: Укринформ (Organization)</text:p>
      <text:p text:style-name="P4">
Published Time: 2023-04-02T17:22:22+03:00</text:p>
      <text:p text:style-name="P4">
Modified Time: 2023-04-02T17:22:22+03:00</text:p>
      <text:p text:style-name="P4">
Description: У київському метро через технічний збій на всіх станціях тимчасово не працювали комплекси самообслуговування. Наразі роботу комплексів відновили. — Укрінформ.</text:p>
      <text:p text:style-name="P4">
Images: ["<text:a xlink:type="simple" xlink:href="https://static.ukrinform.com/photos/2023_02/thumb_files/630_360_1676034415-412.jpg" text:style-name="Internet_20_link" text:visited-style-name="Visited_20_Internet_20_Link">
630_360_16760...</text:a>
"]</text:p>
      <text:p text:style-name="P4">
Tags: ['Метро', 'Київ']</text:p>
      <text:p text:style-name="P4">
Type: Article</text:p>
      <!--METADATA-->
      <text:p text:style-name="P4">
<draw:frame draw:style-name="fr1" draw:name="Image157" text:anchor-type="as-char" svg:width="6.9236in" svg:height="3.956343in" draw:z-index="0">
<draw:image xlink:href="../Images/yкринформ/2023-04-02T17-22-22-03-00/630_360_1676034415-412.jpg" xlink:type="simple" xlink:show="embed" xlink:actuate="onLoad" draw:mime-type="image/jpeg"/>
</draw:frame>
 Укиївському метро через технічний збій на всіх станціях тимчасово не працюваликомплекси самообслуговування. Наразі роботу комплексів відновили.</text:p>
      <text:p text:style-name="P4">
Як передає Укрінформ, про це Київська міська державна адміністрація повідомляєу <text:a xlink:type="simple" xlink:href="http://t.me/KyivCityOfficial/6410" text:style-name="Internet_20_link" text:visited-style-name="Visited_20_Internet_20_Link">
 </text:a>
</text:p>
      <text:p text:style-name="P4">
Сплатити за проїзд було можна транспортною карткою; qr-кодом, згенерованим узастосунку «Київ Цифровий»; безконтактною банківською карткою; мобільнимдодатком ApplePay та Google Pay.</text:p>
      <text:p text:style-name="P4">
<text:span text:style-name="T4">
Читайте також:</text:span>
 <text:a xlink:type="simple" xlink:href="https://www.ukrinform.ua/rubric-kyiv/3685959-kiivske-metro-otrimalo-rozkladni-stilci-akimi-mozna-koristuvatisa-pid-cas-povitranoi-trivogi.html" text:style-name="Internet_20_link" text:visited-style-name="Visited_20_Internet_20_Link">
 </text:a>
</text:p>
      <text:p text:style-name="P4">
У <text:a xlink:type="simple" xlink:href="https://www.ukrinform.ua/tag-kmda" text:style-name="Internet_20_link" text:visited-style-name="Visited_20_Internet_20_Link">
 </text:a>
 повідомили, що фахівці працювали надоперативним відновленням роботи обладнання. Роботу комплексівсамообслуговування відновлено.</text:p>
      <text:p text:style-name="P4">
Source: <text:a xlink:type="simple" xlink:href="https://www.ukrinform.ua/rubric-kyiv/3690650-u-kiivskomu-metro-cerez-zbij-ne-pracuvali-terminali-dla-oplati-proizdu.html" text:style-name="Internet_20_link" text:visited-style-name="Visited_20_Internet_20_Link">
https://www.ukrinform.ua/rubric-kyiv/3690650-u-kiivskomu-metro-cerez-zbij-ne-pracuvali-terminali-dla-oplati-proizdu.html</text:a>
</text:p>
      <!--NEWS-->
      <text:h text:style-name="P10" text:outline-level="1">
<text:span text:style-name="T4">
Верещук сказала, скільки дітей живуть під обстрілами у Запорізькій області</text:span>
</text:h>
      <text:p text:style-name="P4">
Authors: Ukrinform (Person)</text:p>
      <text:p text:style-name="P4">
Publisher: Укринформ (Organization)</text:p>
      <text:p text:style-name="P4">
Published Time: 2023-04-02T17:40:00+03:00</text:p>
      <text:p text:style-name="P4">
Modified Time: 2023-04-02T17:40:00+03:00</text:p>
      <text:p text:style-name="P4">
Description: На Запоріжжі у Гуляйполі та Оріхові, які постійно під обстрілами, перебуває 34 дитини. Батьків просять виїхати хоча б до Запоріжжя. — Укрінформ.</text:p>
      <text:p text:style-name="P4">
Images: ["<text:a xlink:type="simple" xlink:href="https://static.ukrinform.com/photos/2023_04/thumb_files/630_360_1680443090-424.jpg" text:style-name="Internet_20_link" text:visited-style-name="Visited_20_Internet_20_Link">
630_360_16804...</text:a>
"]</text:p>
      <text:p text:style-name="P4">
Tags: ['Діти', 'Обстріл', 'Верещук', 'Запоріжжя', 'Війна з росією']</text:p>
      <text:p text:style-name="P4">
Type: Article</text:p>
      <!--METADATA-->
      <text:p text:style-name="P4">
<draw:frame draw:style-name="fr1" draw:name="Image158" text:anchor-type="as-char" svg:width="6.9236in" svg:height="3.956343in" draw:z-index="0">
<draw:image xlink:href="../Images/yкринформ/2023-04-02T17-40-00-03-00/630_360_1680443090-424.jpg" xlink:type="simple" xlink:show="embed" xlink:actuate="onLoad" draw:mime-type="image/jpeg"/>
</draw:frame>
 НаЗапоріжжі у Гуляйполі та Оріхові, які постійно під обстрілами, перебуває 34дитини. Батьків просять виїхати хоча б до Запоріжжя.</text:p>
      <text:p text:style-name="P4">
Про це під час брифінгу у Запоріжжі сказала віцепрем’єр-міністр – міністр зпитань реінтеграції тимчасово окупованих територій України Ірина Верещук,передає кореспондент Укрінформу.</text:p>
      <text:p text:style-name="P4">
"Я зверталась до тих, хто приїхав з Оріхова, Гуляйполя та інших населенихпунктів, просила і ще раз прошу зважити на безпеку дітей щодо їхньоговивезення. Мені відомо про 34 дитини, які зараз перебувають в Гуляйполі іОріхові. Це неправильно. Я звертаюсь до батьків, у яких є діти і які в зоніактивних бойових дій. Ми готові всіх забрати, є план", - сказала вона.</text:p>
      <text:p text:style-name="P4">
<text:span text:style-name="T4">
Читайте також:</text:span>
 <text:a xlink:type="simple" xlink:href="https://www.ukrinform.ua/rubric-regions/3684889-na-doneccini-z-zoni-bojovih-dij-evakuuvali-18-ludej-sered-nih-vosmero-ditej.html" text:style-name="Internet_20_link" text:visited-style-name="Visited_20_Internet_20_Link">
 </text:a>
</text:p>
      <text:p text:style-name="P4">
За словами Верещук, у Запоріжжі є заклад, де можна розмістити таких дітей ібатьків.</text:p>
      <text:p text:style-name="P4">
"Якщо ви не хочете їхати в інші регіони, то хай це буде Запоріжжя. Але точноне можна залишати дітей під обстрілами, не можна доводити до такого стану,коли діти потребують кваліфікованої медичної допомоги. <text:a xlink:type="simple" xlink:href="https://www.ukrinform.ua/tag-diti" text:style-name="Internet_20_link" text:visited-style-name="Visited_20_Internet_20_Link">
</text:a>
 потребують захисту. Нагадую про ст. 166Кримінального кодексу України. Не можна залишати дітей в небезпеці", - сказалаВерещук.</text:p>
      <text:p text:style-name="P4">
Очільник Запорізької ОВА Юрій Малашко заявив, що наразі йдеться про примусовуевакуацію.</text:p>
      <text:p text:style-name="P4">
"На сьогодні ми працюємо з кожною родиною, поліцією, представниками органівмісцевого самоврядування і вмовляємо, щоб вивозили дітей. Разом з родинами.Мама чи батько обов'язково мають виїхати", - додав голова області.</text:p>
      <text:p text:style-name="P4">
Верещук навела приклад родини з маленькою дитиною, яка потрапила під обстріл вАвдіївці. На жаль, дитина та бабуся загинули, а мама отримала поранення.</text:p>
      <text:p text:style-name="P4">
<text:span text:style-name="T4">
Читайте також:</text:span>
 <text:a xlink:type="simple" xlink:href="https://www.ukrinform.ua/rubric-regions/3690443-u-slovansku-opikuniv-pozbavlatimut-obovazkiv-za-vidmovu-evakuuvati-ditej.html" text:style-name="Internet_20_link" text:visited-style-name="Visited_20_Internet_20_Link">
 </text:a>
</text:p>
      <text:p text:style-name="P4">
Раніше повідомлялось, що сьогодні віцепрем’єрка Ірина Верещук з командоюперебуває з робочою поїздкою у Запоріжжі. За планом роботи: перевірка умовпроживання в гуртожитках для внутрішніх переселенців, ознайомлення з роботоюгуманітарних хабів, а також перевірка інфраструктури психосоціальної роботи.Також віцепрем’єрка проведе наради з керівництвом обласної військовоїадміністрації та головами територіальних громад.</text:p>
      <text:p text:style-name="P4">
Source: <text:a xlink:type="simple" xlink:href="https://www.ukrinform.ua/rubric-regions/3690654-u-zaporizkij-oblasti-pid-obstrilami-zivut-34-ditini-veresuk.html" text:style-name="Internet_20_link" text:visited-style-name="Visited_20_Internet_20_Link">
https://www.ukrinform.ua/rubric-regions/3690654-u-zaporizkij-oblasti-pid-obstrilami-zivut-34-ditini-veresuk.html</text:a>
</text:p>
      <!--NEWS-->
      <text:h text:style-name="P10" text:outline-level="1">
<text:span text:style-name="T4">
«Лестер» звільнив Брендана Роджерса</text:span>
</text:h>
      <text:p text:style-name="P4">
Authors: Ukrinform (Person)</text:p>
      <text:p text:style-name="P4">
Publisher: Укринформ (Organization)</text:p>
      <text:p text:style-name="P4">
Published Time: 2023-04-02T17:51:03+03:00</text:p>
      <text:p text:style-name="P4">
Modified Time: 2023-04-02T17:51:03+03:00</text:p>
      <text:p text:style-name="P4">
Description: «Лестер» оголосив про припинення співпраці з головним тренером команди Бренданом Роджерсом за взаємною згодою. — Укрінформ.</text:p>
      <text:p text:style-name="P4">
Images: ["<text:a xlink:type="simple" xlink:href="https://static.ukrinform.com/photos/2023_04/thumb_files/630_360_1680446980-759.jpeg" text:style-name="Internet_20_link" text:visited-style-name="Visited_20_Internet_20_Link">
630_360_16804...</text:a>
"]</text:p>
      <text:p text:style-name="P4">
Tags: ['Футбол', 'АПЛ']</text:p>
      <text:p text:style-name="P4">
Type: Article</text:p>
      <!--METADATA-->
      <text:p text:style-name="P4">
<draw:frame draw:style-name="fr1" draw:name="Image159" text:anchor-type="as-char" svg:width="6.9236in" svg:height="3.956343in" draw:z-index="0">
<draw:image xlink:href="../Images/yкринформ/2023-04-02T17-51-03-03-00/630_360_1680446980-759.jpeg" xlink:type="simple" xlink:show="embed" xlink:actuate="onLoad" draw:mime-type="image/jpeg"/>
</draw:frame>
 «Лестер»оголосив про припинення співпраці з головним тренером команди БренданомРоджерсом за взаємною згодою.</text:p>
      <text:p text:style-name="P4">
Про це повідомили на офіційному <text:a xlink:type="simple" xlink:href="https://www.lcfc.com/news/3132704/lcfc-statement---brendan-rodgers" text:style-name="Internet_20_link" text:visited-style-name="Visited_20_Internet_20_Link">
 </text:a>
 «лисиць», передає Укрінформ.</text:p>
      <text:p text:style-name="P4">
Готувати команду до наступного матчу будуть Адам Седлер та Майк Стоуелл.</text:p>
      <text:p text:style-name="P4">
50-річний північноірландець очолив «Лестер» в лютому 2019 року, контракт з нимбув розрахований до літа 2025-го.</text:p>
      <text:p text:style-name="P4">
Під керівництвом Роджерса «Лестер» виграв Кубок та Суперкубок Англії, грав упівфіналі Ліги конференцій.</text:p>
      <text:p text:style-name="P4">
На чолі з Роджерсом «Лестер» провів 204 матчі: 96 перемог, 37 нічиїх та 71поразка з загальним рахунком 362:271.</text:p>
      <text:p text:style-name="P4">
<text:span text:style-name="T4">
Читайте також:</text:span>
 <text:a xlink:type="simple" xlink:href="https://www.ukrinform.ua/rubric-sports/3690391-apl-arsenal-iz-zincenkom-vdoma-rozgromiv-lids.html" text:style-name="Internet_20_link" text:visited-style-name="Visited_20_Internet_20_Link">
 </text:a>
</text:p>
      <text:p text:style-name="P4">
Як повідомлялося, після 28 зіграних матчів «Лестер» йде в зоні вильоту АПЛ -18-е місце. В останніх 6 матчах турніру команда набрала 1 очко.</text:p>
      <text:p text:style-name="P4">
Фото: Getty Images</text:p>
      <text:p text:style-name="P4">
Source: <text:a xlink:type="simple" xlink:href="https://www.ukrinform.ua/rubric-sports/3690657-lester-zvilniv-brendana-rodzersa.html" text:style-name="Internet_20_link" text:visited-style-name="Visited_20_Internet_20_Link">
https://www.ukrinform.ua/rubric-sports/3690657-lester-zvilniv-brendana-rodzersa.html</text:a>
</text:p>
      <!--NEWS-->
      <text:h text:style-name="P10" text:outline-level="1">
<text:span text:style-name="T4">
Українські діти у 25 країнах отримали майже 600 тисяч книг</text:span>
</text:h>
      <text:p text:style-name="P4">
Authors: Ukrinform (Person)</text:p>
      <text:p text:style-name="P4">
Publisher: Укринформ (Organization)</text:p>
      <text:p text:style-name="P4">
Published Time: 2023-04-02T17:56:00+03:00</text:p>
      <text:p text:style-name="P4">
Modified Time: 2023-04-02T17:56:00+03:00</text:p>
      <text:p text:style-name="P4">
Description: Українські діти у 25 країнах отримали майже 600 тисяч примірників підручників, навчальних посібників, художньої літератури у межах акції “Українським дітям – українську книгу”. — Укрінформ.</text:p>
      <text:p text:style-name="P4">
Images: ["<text:a xlink:type="simple" xlink:href="https://static.ukrinform.com/photos/2023_04/thumb_files/630_360_1680373215-1205.jpeg" text:style-name="Internet_20_link" text:visited-style-name="Visited_20_Internet_20_Link">
630_360_16803...</text:a>
"]</text:p>
      <text:p text:style-name="P4">
Tags: ['Діти', 'Книги', 'Література']</text:p>
      <text:p text:style-name="P4">
Type: Article</text:p>
      <!--METADATA-->
      <text:p text:style-name="P4">
<draw:frame draw:style-name="fr1" draw:name="Image160" text:anchor-type="as-char" svg:width="6.9236in" svg:height="3.956343in" draw:z-index="0">
<draw:image xlink:href="../Images/yкринформ/2023-04-02T17-56-00-03-00/630_360_1680373215-1205.jpeg" xlink:type="simple" xlink:show="embed" xlink:actuate="onLoad" draw:mime-type="image/jpeg"/>
</draw:frame>
Українські діти у 25 країнах отримали майже 600 тисяч примірників підручників,навчальних посібників, художньої літератури у межах акції “Українським дітям –українську книгу”.</text:p>
      <text:p text:style-name="P4">
Як передає Укрінформ, про це Міністерство культури та інформаційної політикиповідомляє у <text:a xlink:type="simple" xlink:href="https://t.me/mkipu/5433" text:style-name="Internet_20_link" text:visited-style-name="Visited_20_Internet_20_Link">
</text:a>
.</text:p>
      <text:p text:style-name="P4">
У МКІП нагадали, що 2 квітня відзначають Міжнародний день дитячої <text:a xlink:type="simple" xlink:href="https://www.ukrinform.ua/tag-kniga" text:style-name="Internet_20_link" text:visited-style-name="Visited_20_Internet_20_Link">
</text:a>
 . Колись започатковане свято до днянародження письменника Ганса Крістіана Андерсена, сьогодні набуває особливогосенсу для українських дітей. Адже в умовах війни книги - спосіб повернутисьдодому, читати рідною та відкривати для себе Україну у простий та цікавийспосіб. Саме таку місію несе і проєкт “Українським дітям - українську книгу”,що понад рік реалізується для дітей в Україні та закордоном.</text:p>
      <text:p text:style-name="P4">
У межах акції читачі отримали вже майже 600 тисяч примірників підручників,навчальних посібників, художньої літератури.</text:p>
      <text:p text:style-name="P4">
Українські книги станом на сьогодні отримали маленькі читачі в Бельгії,Франції, Словаччині, Польщі, Австрії, Хорватії, Чехії, Румунії, Албанії,Угорщині, Німеччині, Республіці Кіпр, Великій Британії, Нідерландах, Словенії,Норвегії, Данії, Литві, Іспанії, Італії, Греції, Швейцарії, Азербайджані,Молдові та Швеції.</text:p>
      <text:p text:style-name="P4">
<text:span text:style-name="T4">
Читайте також:</text:span>
 <text:a xlink:type="simple" xlink:href="https://www.ukrinform.ua/rubric-culture/3690582-tkacenko-podakuvav-usim-pricetnim-do-zbagacenna-ta-posirenna-ukrainskoi-ditacoi-literaturi.html" text:style-name="Internet_20_link" text:visited-style-name="Visited_20_Internet_20_Link">
 </text:a>
</text:p>
      <text:p text:style-name="P4">
Благодійну акцію “Українським дітям – українську книгу” започаткувалиДержавний комітет телебачення і радіомовлення України за підтримки ОфісуПрезидента України, Міністерства культури та інформаційної політики України іМіністерства закордонних справ України.</text:p>
      <text:p text:style-name="P4">
Як повідомлялося, щороку 2 квітня у всьому світі відзначають День дитячоїкниги. Свято було започатковане в 1967 році рішенням Міжнародної ради з питаньдитячої книги.</text:p>
      <text:p text:style-name="P4">
Source: <text:a xlink:type="simple" xlink:href="https://www.ukrinform.ua/rubric-culture/3690658-ukrainski-diti-u-25-krainah-otrimali-majze-600-tisac-knig.html" text:style-name="Internet_20_link" text:visited-style-name="Visited_20_Internet_20_Link">
https://www.ukrinform.ua/rubric-culture/3690658-ukrainski-diti-u-25-krainah-otrimali-majze-600-tisac-knig.html</text:a>
</text:p>
      <!--NEWS-->
      <text:h text:style-name="P10" text:outline-level="1">
<text:span text:style-name="T4">
На Рівненщині волонтери «заробили» для ЗСУ понад ₴100 тисяч, відправляючи на переробку сміття</text:span>
</text:h>
      <text:p text:style-name="P4">
Authors: Ukrinform (Person)</text:p>
      <text:p text:style-name="P4">
Publisher: Укринформ (Organization)</text:p>
      <text:p text:style-name="P4">
Published Time: 2023-04-02T17:59:00+03:00</text:p>
      <text:p text:style-name="P4">
Modified Time: 2023-04-02T17:59:00+03:00</text:p>
      <text:p text:style-name="P4">
Description: На Рівненщині волонтери, які збирали і здавали на переробку вторинну сировину, зібрали на підтримку ЗСУ понад 100 тис. грн. — Укрінформ.</text:p>
      <text:p text:style-name="P4">
Images: ["<text:a xlink:type="simple" xlink:href="https://static.ukrinform.com/photos/2023_04/thumb_files/630_360_1680447221-187.jpg" text:style-name="Internet_20_link" text:visited-style-name="Visited_20_Internet_20_Link">
630_360_16804...</text:a>
", "<text:a xlink:type="simple" xlink:href="https://static.ukrinform.com/photos/2023_04/1680447213-339.jpg" text:style-name="Internet_20_link" text:visited-style-name="Visited_20_Internet_20_Link">
1680447213-33...</text:a>
", "<text:a xlink:type="simple" xlink:href="https://static.ukrinform.com/photos/2023_04/1680447208-752.jpg" text:style-name="Internet_20_link" text:visited-style-name="Visited_20_Internet_20_Link">
1680447208-75...</text:a>
", "<text:a xlink:type="simple" xlink:href="https://static.ukrinform.com/photos/2023_04/1680447202-492.jpg" text:style-name="Internet_20_link" text:visited-style-name="Visited_20_Internet_20_Link">
1680447202-49...</text:a>
"]</text:p>
      <text:p text:style-name="P4">
Tags: ['Рівненщина', 'Волонтери', 'ЗСУ']</text:p>
      <text:p text:style-name="P4">
Type: Article</text:p>
      <!--METADATA-->
      <text:p text:style-name="P4">
<draw:frame draw:style-name="fr1" draw:name="Image161" text:anchor-type="as-char" svg:width="6.9236in" svg:height="3.956343in" draw:z-index="0">
<draw:image xlink:href="../Images/yкринформ/2023-04-02T17-59-00-03-00/630_360_1680447221-187.jpg" xlink:type="simple" xlink:show="embed" xlink:actuate="onLoad" draw:mime-type="image/jpeg"/>
</draw:frame>
 НаРівненщині волонтери, які збирали і здавали на переробку вторинну сировину,зібрали на підтримку ЗСУ понад 100 тис. грн.</text:p>
      <text:p text:style-name="P4">
Про це у <text:a xlink:type="simple" xlink:href="http://t.me/vitalykoval8/10882" text:style-name="Internet_20_link" text:visited-style-name="Visited_20_Internet_20_Link">
 </text:a>
 повідомив начальник РівненськоїОВА Віталій Коваль, передає Укрінформ.</text:p>
      <text:p text:style-name="P4">
«Дубенські волонтери, збираючи макулатуру, пластик, скло, «заробили» напотреби ЗСУ понад 100 тисяч гривень. Розпочали ще влітку минулого року. Тодісаме почали лунати заклики здавати російськомовну літературу на макулатуру.Тож волонтери підхопили цю ідею і запропонували мешканцям громади приносититакі книжки їм на склад. І люди відгукнулися. Тоді вдалося зібрати 38 тисячгривень», - написав Коваль.</text:p>
      <text:p text:style-name="P4">
<draw:frame draw:style-name="fr1" draw:name="Image162" text:anchor-type="as-char" svg:width="6.9236in" svg:height="9.231467in" draw:z-index="0">
<draw:image xlink:href="../Images/yкринформ/2023-04-02T17-59-00-03-00/1680447213-339.jpg" xlink:type="simple" xlink:show="embed" xlink:actuate="onLoad" draw:mime-type="image/jpeg"/>
</draw:frame>
</text:p>
      <text:p text:style-name="P4">
За його словами, згодом волонтери почали приймати й іншу вторсировину:пластик, скло, алюмінієві бляшанки з-під напоїв, а також використану харчовуплівку і картон. Усе це переробляє підприємець із Костополя, з якимспівпрацюють активісти.</text:p>
      <text:p text:style-name="P4">
<draw:frame draw:style-name="fr1" draw:name="Image163" text:anchor-type="as-char" svg:width="6.9236in" svg:height="9.231467in" draw:z-index="0">
<draw:image xlink:href="../Images/yкринформ/2023-04-02T17-59-00-03-00/1680447208-752.jpg" xlink:type="simple" xlink:show="embed" xlink:actuate="onLoad" draw:mime-type="image/jpeg"/>
</draw:frame>
</text:p>
      <text:p text:style-name="P4">
Тим часом екологічну ініціативу «Волонтерів на Конторській» підтримують нелише жителі міста Дубно, а й навколишніх сіл. Вони також регулярно привозятьвторсировину.</text:p>
      <text:p text:style-name="P4">
<draw:frame draw:style-name="fr1" draw:name="Image164" text:anchor-type="as-char" svg:width="6.335938in" svg:height="10.0in" draw:z-index="0">
<draw:image xlink:href="../Images/yкринформ/2023-04-02T17-59-00-03-00/1680447202-492.jpg" xlink:type="simple" xlink:show="embed" xlink:actuate="onLoad" draw:mime-type="image/jpeg"/>
</draw:frame>
</text:p>
      <text:p text:style-name="P4">
Як уточнила керівниця Благодійного фонду» Волонтери на Конторській» ІннаЯцина, загалом за 8 місяців волонтерам за переробку вторсировини вдалосязібрати 116 тисяч гривень. Їх використали для забезпечення потреб військових.</text:p>
      <text:p text:style-name="P4">
<text:span text:style-name="T4">
Читайте також:</text:span>
 <text:a xlink:type="simple" xlink:href="https://www.ukrinform.ua/rubric-regions/3690408-u-ternopoli-zibrali-majze-piv-miljona-griven-na-vantazivki-dla-azovu.html" text:style-name="Internet_20_link" text:visited-style-name="Visited_20_Internet_20_Link">
 </text:a>
</text:p>
      <text:p text:style-name="P4">
Як повідомляв Укрінформ, у Рівному митці <text:a xlink:type="simple" xlink:href="https://www.ukrinform.ua/rubric-regions/3690373-u-rivnomu-mitci-rozpocali-bezstrokovij-blagodijnij-marafon.html" text:style-name="Internet_20_link" text:visited-style-name="Visited_20_Internet_20_Link">
 </text:a>
 . На першій акції зібрали гроші на гусеничний дрон для евакуаціїпоранених - він піде у підрозділ «Вовки да Вінчі».</text:p>
      <text:p text:style-name="P4">
Source: <text:a xlink:type="simple" xlink:href="https://www.ukrinform.ua/rubric-regions/3690660-na-rivnensini-volonteri-zarobili-dla-zsu-ponad-100-tisac-vidpravlauci-na-pererobku-smitta.html" text:style-name="Internet_20_link" text:visited-style-name="Visited_20_Internet_20_Link">
https://www.ukrinform.ua/rubric-regions/3690660-na-rivnensini-volonteri-zarobili-dla-zsu-ponad-100-tisac-vidpravlauci-na-pererobku-smitta.html</text:a>
</text:p>
      <!--NEWS-->
      <text:h text:style-name="P10" text:outline-level="1">
<text:span text:style-name="T4">
У Хмельницькій ОВА закликали знизити «градус напруги» навколо сутички у храмі УПЦ МП</text:span>
</text:h>
      <text:p text:style-name="P4">
Authors: Ukrinform (Person)</text:p>
      <text:p text:style-name="P4">
Publisher: Укринформ (Organization)</text:p>
      <text:p text:style-name="P4">
Published Time: 2023-04-02T18:11:00+03:00</text:p>
      <text:p text:style-name="P4">
Modified Time: 2023-04-02T18:11:00+03:00</text:p>
      <text:p text:style-name="P4">
Description: У Хмельницькій ОВА закликали знизити «градус напруги» навколо сутички в храмі УПЦ, під час якої побили військового, і розв'язати конфлікт у правовий спосіб. — Укрінформ.</text:p>
      <text:p text:style-name="P4">
Images: ["<text:a xlink:type="simple" xlink:href="https://static.ukrinform.com/photos/2023_04/thumb_files/630_360_1680448900-197.jpg" text:style-name="Internet_20_link" text:visited-style-name="Visited_20_Internet_20_Link">
630_360_16804...</text:a>
"]</text:p>
      <text:p text:style-name="P4">
Tags: ['Бійка', 'УПЦ МП', 'Хмельницький']</text:p>
      <text:p text:style-name="P4">
Type: Article</text:p>
      <!--METADATA-->
      <text:p text:style-name="P4">
<draw:frame draw:style-name="fr1" draw:name="Image165" text:anchor-type="as-char" svg:width="6.9236in" svg:height="3.956343in" draw:z-index="0">
<draw:image xlink:href="../Images/yкринформ/2023-04-02T18-11-00-03-00/630_360_1680448900-197.jpg" xlink:type="simple" xlink:show="embed" xlink:actuate="onLoad" draw:mime-type="image/jpeg"/>
</draw:frame>
 УХмельницькій ОВА закликали знизити «градус напруги» навколо сутички в храміУПЦ, під час якої побили військового, і розв'язати конфлікт у правовий спосіб.</text:p>
      <text:p text:style-name="P4">
Відповідне відеозвернення у <text:a xlink:type="simple" xlink:href="http://t.me/khmelnytskaODA/1532" text:style-name="Internet_20_link" text:visited-style-name="Visited_20_Internet_20_Link">
 </text:a>
 оприлюднивперший заступник начальника Хмельницької ОВА Сергій Тюрін, передає Укрінформ.</text:p>
      <text:p text:style-name="P4">
«Сьогодні багато видань і соцмереж сколихнула новина про сутичку, яка сталасяв одній із церков міста Хмельницького. Правоохоронці розслідують данийінцидент і вже незабаром нададуть правову оцінку діям обох сторін. Зі свогобоку хотів би нагадати, що ми живемо в європейській цивілізованій країні, депанує верховенство права. Ми не московити і не будемо уподібнюватись їхнімшляхам вирішення конфліктних ситуацій. Як і личить цивілізованим людям, мибудемо будь-які конфлікти розв'язувати у правовий і законний спосіб», - сказавТюрін.</text:p>
      <text:p text:style-name="P4">
Він зазначив, що війна зробила українців непримиренними до багатьох подій таявищ. Попри це, закликав «знизити градус напруги» та надати можливістьвідповідним службам розв'язати цей конфлікт у правовий спосіб.</text:p>
      <text:p text:style-name="P4">
Посадовець запевнив, що обласна військова адміністрація і надаліконтролюватиме розвиток ситуації і висловив сподівання на мудрість ісвідомість земляків.</text:p>
      <text:p text:style-name="P4">
<text:span text:style-name="T4">
Читайте також:</text:span>
 <text:a xlink:type="simple" xlink:href="https://www.ukrinform.ua/rubric-society/3690409-sud-vidpraviv-mitropolita-upc-mp-pavla-pid-domasnij-arest-na-60-dib.html" text:style-name="Internet_20_link" text:visited-style-name="Visited_20_Internet_20_Link">
 </text:a>
</text:p>
      <text:p text:style-name="P4">
Як <text:a xlink:type="simple" xlink:href="https://www.ukrinform.ua/rubric-regions/3690605-bijka-u-cerkvi-upc-mp-u-hmelnickomu-policia-vidkrila-spravu.html" text:style-name="Internet_20_link" text:visited-style-name="Visited_20_Internet_20_Link">
 </text:a>
 , відео з побиттям військового водному з храмів УПЦ розмістив у Фейсбуці депутат Хмельницької обласної радиВіктор Бурлик. Депутат зазначив, що під час конфлікту в церкву приїхалипредставники поліції і затримали військового за ст.173.</text:p>
      <text:p text:style-name="P4">
За даним фактом слідчі Хмельницького райуправління поліції ГУНП в Хмельницькійобласті відкрили провадження за ч 2 статті 296 Кримінального кодексу України –хуліганство. Наразі поліцейські з’ясовують усі обставини конфлікту, опитуютьсвідків та учасників події.</text:p>
      <text:p text:style-name="P4">
Міський голова Хмельницького Олександр Симчишин <text:a xlink:type="simple" xlink:href="https://www.ukrinform.ua/rubric-regions/3690643-pobitta-vijskovogo-u-hrami-mer-hmelnickogo-hoce-abi-rada-zaboronila-upc.html" text:style-name="Internet_20_link" text:visited-style-name="Visited_20_Internet_20_Link">
</text:a>
 , що побиття військового ухрамі має стати аргументом для Верховної Ради, аби проголосувати законопроєктпро заборону УПЦ. За його словами, на позачерговій сесії Хмельницька міськарада припинить користування УПЦ усіма земельними ділянками на територіїгромади, а також ініціюватиме аналогічні рішення обласної та районної рад.</text:p>
      <text:p text:style-name="P4">
В УПЦ Хмельницької єпархії <text:a xlink:type="simple" xlink:href="https://t.me/khm_upc/3365" text:style-name="Internet_20_link" text:visited-style-name="Visited_20_Internet_20_Link">
 </text:a>
 побиття провокацієюі не визнають своєї провини. «У Хмельницьку після закликів місцевого депутата,чоловік, переодягнений у військову форму, влаштував провокацію прямо під часБожественної літургії», - заявили в УПЦ.</text:p>
      <text:p text:style-name="P4">
Стверджується, що чоловік скоїв напад на священнослужителя Свято-Покровськогокафедрального собору Хмельницька, зірвав Богослужіння, облив та пошкодивСвященне Євангеліє в присутності понад 100 парафіян.</text:p>
      <text:p text:style-name="P4">
Фото: Суспільне Хмельницький</text:p>
      <text:p text:style-name="P4">
Source: <text:a xlink:type="simple" xlink:href="https://www.ukrinform.ua/rubric-regions/3690669-u-hmelnickij-ova-zaklikali-zniziti-gradus-naprugi-navkolo-suticki-u-hrami-upc.html" text:style-name="Internet_20_link" text:visited-style-name="Visited_20_Internet_20_Link">
https://www.ukrinform.ua/rubric-regions/3690669-u-hmelnickij-ova-zaklikali-zniziti-gradus-naprugi-navkolo-suticki-u-hrami-upc.html</text:a>
</text:p>
      <!--NEWS-->
      <text:h text:style-name="P10" text:outline-level="1">
<text:span text:style-name="T4">
Через ворожий обстріл в Україні зупинилася ТЕС — пошкоджене обладнання</text:span>
</text:h>
      <text:p text:style-name="P4">
Authors: Ukrinform (Person)</text:p>
      <text:p text:style-name="P4">
Publisher: Укринформ (Organization)</text:p>
      <text:p text:style-name="P4">
Published Time: 2023-04-02T18:13:00+03:00</text:p>
      <text:p text:style-name="P4">
Modified Time: 2023-04-02T18:13:00+03:00</text:p>
      <text:p text:style-name="P4">
Description: </text:p>
      <text:p text:style-name="P4">
Через обстріли окупантів було пошкоджено обладнання однієї з теплоелектростанцій ДТЕК, через що ТЕС припинила виробництво електроенергії. — Укрінформ.</text:p>
      <text:p text:style-name="P4">
Images: ["<text:a xlink:type="simple" xlink:href="https://static.ukrinform.com/photos/2018_10/thumb_files/630_360_1538997483-946.jpg" text:style-name="Internet_20_link" text:visited-style-name="Visited_20_Internet_20_Link">
630_360_15389...</text:a>
"]</text:p>
      <text:p text:style-name="P4">
Tags: ['ДТЕК', 'Обстріл', 'ТЕС', 'Війна з росією']</text:p>
      <text:p text:style-name="P4">
Type: Article</text:p>
      <!--METADATA-->
      <text:p text:style-name="P4">
<draw:frame draw:style-name="fr1" draw:name="Image166" text:anchor-type="as-char" svg:width="6.9236in" svg:height="3.948443in" draw:z-index="0">
<draw:image xlink:href="../Images/yкринформ/2023-04-02T18-13-00-03-00/630_360_1538997483-946.jpg" xlink:type="simple" xlink:show="embed" xlink:actuate="onLoad" draw:mime-type="image/jpeg"/>
</draw:frame>
 Черезобстріли окупантів було пошкоджено обладнання однієї з теплоелектростанційДТЕК, через що ТЕС припинила виробництво електроенергії.</text:p>
      <text:p text:style-name="P4">
Як передає Укрінформ, про це повідомляє ДТЕК у <text:a xlink:type="simple" xlink:href="https://t.me/dtek_ua/437" text:style-name="Internet_20_link" text:visited-style-name="Visited_20_Internet_20_Link">
 </text:a>
 .</text:p>
      <text:p text:style-name="P4">
«Сьогодні внаслідок інтенсивних <text:a xlink:type="simple" xlink:href="https://www.ukrinform.ua/tag-obstril" text:style-name="Internet_20_link" text:visited-style-name="Visited_20_Internet_20_Link">
 </text:a>
вкотре постраждала одна з теплоелектростанцій ДТЕК Енерго. За попередньоюінформацією обійшлося без жертв. Через атаку було пошкоджено обладнаннястанції, внаслідок чого ТЕС припинила виробництво електроенергії», – йдеться уповідомленні.</text:p>
      <text:p text:style-name="P4">
Зазначається, що після закінчення обстрілу енергетики зможуть розпочатиліквідацію наслідків атаки та відновлення роботи обладнання.</text:p>
      <text:p text:style-name="P4">
<text:span text:style-name="T4">
Читайте також:</text:span>
 <text:a xlink:type="simple" xlink:href="https://www.ukrinform.ua/rubric-economy/3686452-dtek-gotue-sahti-dla-zabezpecenna-tes-vugillam-nastupnoi-zimi.html" text:style-name="Internet_20_link" text:visited-style-name="Visited_20_Internet_20_Link">
 </text:a>
</text:p>
      <text:p text:style-name="P4">
Як повідомлялося, на Донеччині <text:a xlink:type="simple" xlink:href="https://www.ukrinform.ua/rubric-regions/3690637-cerez-obstril-tes-na-doneccini-porusene-elektropostacanna-pokrovskogo-rajonu.html" text:style-name="Internet_20_link" text:visited-style-name="Visited_20_Internet_20_Link">
 </text:a>
 .</text:p>
      <text:p text:style-name="P4">
З початку енергетичного терору ТЕС ДТЕК були атаковані вже 30 разів. Через цезагинуло 3 енергетики ДТЕК, а 28 було поранено.</text:p>
      <text:p text:style-name="P4">
Source: <text:a xlink:type="simple" xlink:href="https://www.ukrinform.ua/rubric-ato/3690666-cerez-vorozij-obstril-v-ukraini-zupinilasa-tes-poskodzene-obladnanna.html" text:style-name="Internet_20_link" text:visited-style-name="Visited_20_Internet_20_Link">
https://www.ukrinform.ua/rubric-ato/3690666-cerez-vorozij-obstril-v-ukraini-zupinilasa-tes-poskodzene-obladnanna.html</text:a>
</text:p>
      <!--NEWS-->
      <text:h text:style-name="P10" text:outline-level="1">
<text:span text:style-name="T4">
Чехія ще має можливість надавати Україні військову допомогу – міністр оборони</text:span>
</text:h>
      <text:p text:style-name="P4">
Authors: Ukrinform (Person)</text:p>
      <text:p text:style-name="P4">
Publisher: Укринформ (Organization)</text:p>
      <text:p text:style-name="P4">
Published Time: 2023-04-02T18:19:00+03:00</text:p>
      <text:p text:style-name="P4">
Modified Time: 2023-04-02T18:19:00+03:00</text:p>
      <text:p text:style-name="P4">
Description: Чехія ще не вичерпала всі свої можливості щодо надання військової допомоги Україні. — Укрінформ.</text:p>
      <text:p text:style-name="P4">
Images: ["<text:a xlink:type="simple" xlink:href="https://static.ukrinform.com/photos/2022_08/thumb_files/630_360_1661869672-559.jpg" text:style-name="Internet_20_link" text:visited-style-name="Visited_20_Internet_20_Link">
630_360_16618...</text:a>
"]</text:p>
      <text:p text:style-name="P4">
Tags: ['Чехія', 'Зброя', 'Війна з росією']</text:p>
      <text:p text:style-name="P4">
Type: Article</text:p>
      <!--METADATA-->
      <text:p text:style-name="P4">
<draw:frame draw:style-name="fr1" draw:name="Image167" text:anchor-type="as-char" svg:width="6.9236in" svg:height="3.956343in" draw:z-index="0">
<draw:image xlink:href="../Images/yкринформ/2023-04-02T18-19-00-03-00/630_360_1661869672-559.jpg" xlink:type="simple" xlink:show="embed" xlink:actuate="onLoad" draw:mime-type="image/jpeg"/>
</draw:frame>
 Чехія щене вичерпала всі свої можливості щодо надання військової допомоги Україні.</text:p>
      <text:p text:style-name="P4">
Про це сказала міністр оборони Яна Чернохова у недільній програмі <text:a xlink:type="simple" xlink:href="http://www.ceskatelevize.cz/porady/1126672097-otazky-vaclava-moravce/223411030500402/" text:style-name="Internet_20_link" text:visited-style-name="Visited_20_Internet_20_Link">
</text:a>
 , передає Укрінформ.</text:p>
      <text:p text:style-name="P4">
«На наших складах все ще є речі, які гарантовано ніколи не будуть використанів нашій армії», - сказала очільниця Міноборони.</text:p>
      <text:p text:style-name="P4">
Політик повідомила, що разом з начальником Генштабу вони склали графік іперелік допомоги, яку ще можна відправити в Україну. Його буде передано підчас зустрічі міністра з президентом Петром Павелом у середу.</text:p>
      <text:p text:style-name="P4">
«Ми поінформуємо пана президента про ті списки, які ми маємо, щоб він мавточний огляд того, що ще ми можемо гіпотетично відправити в Україну, якщоУкраїна в цьому зацікавлена», – додала Чернохова.</text:p>
      <text:p text:style-name="P4">
<text:span text:style-name="T4">
Читайте також:</text:span>
 <text:a xlink:type="simple" xlink:href="https://www.ukrinform.ua/rubric-ato/3689110-ukraina-pide-v-kontrnastup-bez-bojovih-litakiv-reznikov.html" text:style-name="Internet_20_link" text:visited-style-name="Visited_20_Internet_20_Link">
 </text:a>
</text:p>
      <text:p text:style-name="P4">
Вона запевнила, що НАТО робить усе, щоб ситуація не загострювалася далі. Засловами міністра, Альянс не хоче бути втягнутим у конфлікт.</text:p>
      <text:p text:style-name="P4">
Міністр погодилася з важливістю того, щоби війна завершилася якнайшвидше тазакликала не уникати дипломатичних переговорів.</text:p>
      <text:p text:style-name="P4">
«Неважливо, чи буде модератором Захід, чи країни, які можуть бути близькими доросії… Весь світ повинен зробити все, щоб якомога швидше покінчити з цимижахами. Якщо є хтось, хто може це зробити, я йому аплодую, навіть якщо це буде<text:a xlink:type="simple" xlink:href="https://www.ukrinform.ua/tag-kitaj" text:style-name="Internet_20_link" text:visited-style-name="Visited_20_Internet_20_Link">
 </text:a>
 … Якщо є держава, яка матиме достатнюповагу і до якої буде прислухатися Захід і путін, то чому б і ні», – сказалавона. При цьому міністр підкреслила, що Україна має залишатися суверенноюдержавою і про передачу анексованих територій росії не може йтися.</text:p>
      <text:p text:style-name="P4">
<text:span text:style-name="T4">
Читайте також:</text:span>
 <text:a xlink:type="simple" xlink:href="https://www.ukrinform.ua/rubric-ato/3690386-reznikov-zustrivsa-z-ministrom-oboroni-slovaccini-govorili-pro-ekspluataciu-zbroi.html" text:style-name="Internet_20_link" text:visited-style-name="Visited_20_Internet_20_Link">
 </text:a>
</text:p>
      <text:p text:style-name="P4">
Як повідомлялось, днями президент Павел, який раніше був генералом НАТО,заявив, що Чехія допомогла Україні з поставками зброї чим могла та фактичновичерпала свої можливості, окрім, можливо, боєприпасів та засобів ППО, якіможна виробляти на потужностях ВПК.</text:p>
      <text:p text:style-name="P4">
Source: <text:a xlink:type="simple" xlink:href="https://www.ukrinform.ua/rubric-ato/3690670-cehia-se-mae-mozlivist-nadavati-ukraini-vijskovu-dopomogu-ministr-oboroni.html" text:style-name="Internet_20_link" text:visited-style-name="Visited_20_Internet_20_Link">
https://www.ukrinform.ua/rubric-ato/3690670-cehia-se-mae-mozlivist-nadavati-ukraini-vijskovu-dopomogu-ministr-oboroni.html</text:a>
</text:p>
      <!--NEWS-->
      <text:h text:style-name="P10" text:outline-level="1">
<text:span text:style-name="T4">
Блінкен особисто закликав лаврова звільнити журналіста WSJ</text:span>
</text:h>
      <text:p text:style-name="P4">
Authors: Ukrinform (Person)</text:p>
      <text:p text:style-name="P4">
Publisher: Укринформ (Organization)</text:p>
      <text:p text:style-name="P4">
Published Time: 2023-04-02T18:21:00+03:00</text:p>
      <text:p text:style-name="P4">
Modified Time: 2023-04-02T18:21:00+03:00</text:p>
      <text:p text:style-name="P4">
Description: Держсеркетар США Ентоні Блінкен провів телефонну розмову з російським міністром лавровим, закликавши його негайно звільнити затриманого журналіста The Wall Street Journal Евана Гершковича, а також ув’язненого кілька років тому Пола Вілана. — Укрінформ.</text:p>
      <text:p text:style-name="P4">
Images: ["<text:a xlink:type="simple" xlink:href="https://static.ukrinform.com/photos/2022_03/thumb_files/630_360_1647552427-852.jpg" text:style-name="Internet_20_link" text:visited-style-name="Visited_20_Internet_20_Link">
630_360_16475...</text:a>
"]</text:p>
      <text:p text:style-name="P4">
Tags: ['Арешт', 'Байден', 'лавров', 'Журналіст', 'росія']</text:p>
      <text:p text:style-name="P4">
Type: Article</text:p>
      <!--METADATA-->
      <text:p text:style-name="P4">
<draw:frame draw:style-name="fr1" draw:name="Image168" text:anchor-type="as-char" svg:width="6.9236in" svg:height="3.956343in" draw:z-index="0">
<draw:image xlink:href="../Images/yкринформ/2023-04-02T18-21-00-03-00/630_360_1647552427-852.jpg" xlink:type="simple" xlink:show="embed" xlink:actuate="onLoad" draw:mime-type="image/jpeg"/>
</draw:frame>
Держсеркетар США Ентоні Блінкен провів телефонну розмову з російськимміністром лавровим, закликавши його негайно звільнити затриманого журналістаThe Wall Street Journal Евана Гершковича, а також ув’язненого кілька роківтому Пола Вілана.</text:p>
      <text:p text:style-name="P4">
Про це йдеться в <text:a xlink:type="simple" xlink:href="https://www.state.gov/secretary-blinkens-call-with-russian-foreign-minister-lavrov-9/" text:style-name="Internet_20_link" text:visited-style-name="Visited_20_Internet_20_Link">
 </text:a>
 Держдепартаменту США за результатамирозмови в неділю, передає Укрінформ.</text:p>
      <text:p text:style-name="P4">
«Держсекретар Блінкен висловив серйозну стурбованість США у зв’язку знеприйнятним затриманням росією американського журналіста. Держсекретарзакликав до його негайного звільнення», - зазначається в документі.</text:p>
      <text:p text:style-name="P4">
<text:span text:style-name="T4">
Читайте також:</text:span>
 <text:a xlink:type="simple" xlink:href="https://www.ukrinform.ua/rubric-world/3689661-bilij-dim-vvazae-bezpidstavnimi-zvinuvacenna-u-spigunstvi-proti-zurnalista-wsj.html" text:style-name="Internet_20_link" text:visited-style-name="Visited_20_Internet_20_Link">
 </text:a>
</text:p>
      <text:p text:style-name="P4">
Крім того, Блінкен закликав кремль негайно звільнити неправомірно утримуваногов росії <text:a xlink:type="simple" xlink:href="https://www.ukrinform.ua/rubric-world/3642609-u-bajdena-poobicali-povernuti-amerikanskogo-morpiha-pola-vilana-z-rosijskogo-polonu.html" text:style-name="Internet_20_link" text:visited-style-name="Visited_20_Internet_20_Link">
 </text:a>
 .</text:p>
      <text:p text:style-name="P4">
Сторони також обговорили важливість «створення середовища, яке дозволяєдипломатичним представництвам виконувати свою роботу».</text:p>
      <text:p text:style-name="P4">
Як повідомляв Укрінформ, <text:a xlink:type="simple" xlink:href="https://www.ukrinform.ua/rubric-world/3689361-u-rosii-za-spigunstvo-zatrimali-zurnalista-the-wall-street-journal.html" text:style-name="Internet_20_link" text:visited-style-name="Visited_20_Internet_20_Link">
 </text:a>
 був затриманий у рф 29 березня під час журналістськоговідрядження до Єкатеринбурга. Він став першим представником американськогоЗМІ, заарештованим російською владою з 1986 року, і одним із кількохамериканців, неправомірно затриманих упродовж останніх років в росії.</text:p>
      <text:p text:style-name="P4">
Source: <text:a xlink:type="simple" xlink:href="https://www.ukrinform.ua/rubric-world/3690672-blinken-osobisto-zaklikav-lavrova-zvilniti-zurnalista-wsj.html" text:style-name="Internet_20_link" text:visited-style-name="Visited_20_Internet_20_Link">
https://www.ukrinform.ua/rubric-world/3690672-blinken-osobisto-zaklikav-lavrova-zvilniti-zurnalista-wsj.html</text:a>
</text:p>
      <!--NEWS-->
      <text:h text:style-name="P10" text:outline-level="1">
<text:span text:style-name="T4">
Луческу: Ми чекаємо на Супрягу протягом двох років</text:span>
</text:h>
      <text:p text:style-name="P4">
Authors: Ukrinform (Person)</text:p>
      <text:p text:style-name="P4">
Publisher: Укринформ (Organization)</text:p>
      <text:p text:style-name="P4">
Published Time: 2023-04-02T18:21:40+03:00</text:p>
      <text:p text:style-name="P4">
Modified Time: 2023-04-02T18:21:40+03:00</text:p>
      <text:p text:style-name="P4">
Description: Головний тренер «Динамо» Мірча Луческу після матчу 19-го туру УПЛ проти «Львова» (2:0) розповів, чому у цій грі не брав участь форвард Владислав Супряга. — Укрінформ.</text:p>
      <text:p text:style-name="P4">
Images: ["<text:a xlink:type="simple" xlink:href="https://static.ukrinform.com/photos/2023_04/thumb_files/630_360_1680448802-881.jpeg" text:style-name="Internet_20_link" text:visited-style-name="Visited_20_Internet_20_Link">
630_360_16804...</text:a>
"]</text:p>
      <text:p text:style-name="P4">
Tags: ['Динамо', 'Футбол', 'Владислав Супряга', 'Луческу']</text:p>
      <text:p text:style-name="P4">
Type: Article</text:p>
      <!--METADATA-->
      <text:p text:style-name="P4">
<draw:frame draw:style-name="fr1" draw:name="Image169" text:anchor-type="as-char" svg:width="6.9236in" svg:height="3.956343in" draw:z-index="0">
<draw:image xlink:href="../Images/yкринформ/2023-04-02T18-21-40-03-00/630_360_1680448802-881.jpeg" xlink:type="simple" xlink:show="embed" xlink:actuate="onLoad" draw:mime-type="image/jpeg"/>
</draw:frame>
 Головнийтренер «Динамо» Мірча Луческу після матчу 19-го туру УПЛ проти «Львова» (2:0)розповів, чому у цій грі не брав участь форвард Владислав Супряга.</text:p>
      <text:p text:style-name="P4">
Як передає Укрінформ, з <text:a xlink:type="simple" xlink:href="https://fcdynamo.com/news/fk-lviv-dinamo-0-2-pislyamatcheva-preskonferenciya-mirchi-luchesku" text:style-name="Internet_20_link" text:visited-style-name="Visited_20_Internet_20_Link">
 </text:a>
 на офіційний сайт«Динамо».</text:p>
      <text:p text:style-name="P4">
«Владислав мав операцію у Німеччині, після чого він досі відновлюється. Мичекаємо на нього вже протягом двох років, і це нелегко для нас. Зараз він не удостатньо хорошій формі, щоб допомогти нам, але ми продовжуємо на ньогорозраховувати», - сказав Луческу.</text:p>
      <text:p text:style-name="P4">
У поточному сезоні 23-річний Супряга жодного разу не зіграв за «Динамо».</text:p>
      <text:p text:style-name="P4">
<text:span text:style-name="T4">
Читайте також:</text:span>
 <text:a xlink:type="simple" xlink:href="https://www.ukrinform.ua/rubric-sports/3690606-upl-dinamo-obigralo-lviv-u-viiznomu-matci.html" text:style-name="Internet_20_link" text:visited-style-name="Visited_20_Internet_20_Link">
 </text:a>
</text:p>
      <text:p text:style-name="P4">
Як повідомлялося, «Динамо» посідає 4 сходинку в УПЛ, маючи в активі 36 очокпісля 19 матчів.</text:p>
      <text:p text:style-name="P4">
Фото: Getty Images</text:p>
      <text:p text:style-name="P4">
Source: <text:a xlink:type="simple" xlink:href="https://www.ukrinform.ua/rubric-sports/3690668-lucesku-mi-cekaemo-na-supragu-protagom-dvoh-rokiv.html" text:style-name="Internet_20_link" text:visited-style-name="Visited_20_Internet_20_Link">
https://www.ukrinform.ua/rubric-sports/3690668-lucesku-mi-cekaemo-na-supragu-protagom-dvoh-rokiv.html</text:a>
</text:p>
      <!--NEWS-->
      <text:h text:style-name="P10" text:outline-level="1">
<text:span text:style-name="T4">
В УПЦ МП заявляють про штурм собору, де побили військового</text:span>
</text:h>
      <text:p text:style-name="P4">
Authors: Ukrinform (Person)</text:p>
      <text:p text:style-name="P4">
Publisher: Укринформ (Organization)</text:p>
      <text:p text:style-name="P4">
Published Time: 2023-04-02T18:24:00+03:00</text:p>
      <text:p text:style-name="P4">
Modified Time: 2023-04-02T18:24:00+03:00</text:p>
      <text:p text:style-name="P4">
Description: В УПЦ МП заявили про штурм «радикалами» Покровського кафедрального собору, де уранці стався інцидент з побиттям військового. — Укрінформ.</text:p>
      <text:p text:style-name="P4">
Images: ["<text:a xlink:type="simple" xlink:href="https://static.ukrinform.com/photos/2023_04/thumb_files/630_360_1680449344-983.jpg" text:style-name="Internet_20_link" text:visited-style-name="Visited_20_Internet_20_Link">
630_360_16804...</text:a>
", "<text:a xlink:type="simple" xlink:href="https://static.ukrinform.com/photos/2023_04/1680449369-724.png" text:style-name="Internet_20_link" text:visited-style-name="Visited_20_Internet_20_Link">
1680449369-72...</text:a>
", "<text:a xlink:type="simple" xlink:href="https://static.ukrinform.com/photos/2023_04/1680449808-591.png" text:style-name="Internet_20_link" text:visited-style-name="Visited_20_Internet_20_Link">
1680449808-59...</text:a>
", "<text:a xlink:type="simple" xlink:href="https://static.ukrinform.com/photos/2023_04/1680449370-417.png" text:style-name="Internet_20_link" text:visited-style-name="Visited_20_Internet_20_Link">
1680449370-41...</text:a>
", "<text:a xlink:type="simple" xlink:href="https://static.ukrinform.com/photos/2023_04/1680449810-691.jpg" text:style-name="Internet_20_link" text:visited-style-name="Visited_20_Internet_20_Link">
1680449810-69...</text:a>
", "<text:a xlink:type="simple" xlink:href="https://static.ukrinform.com/photos/2023_04/1680449811-219.png" text:style-name="Internet_20_link" text:visited-style-name="Visited_20_Internet_20_Link">
1680449811-21...</text:a>
", "<text:a xlink:type="simple" xlink:href="https://static.ukrinform.com/photos/2023_04/1680449810-214.png" text:style-name="Internet_20_link" text:visited-style-name="Visited_20_Internet_20_Link">
1680449810-21...</text:a>
"]</text:p>
      <text:p text:style-name="P4">
Tags: ['Церква', 'Штурм', 'УПЦ МП', 'Православна церква України']</text:p>
      <text:p text:style-name="P4">
Type: Article</text:p>
      <!--METADATA-->
      <text:p text:style-name="P4">
<draw:frame draw:style-name="fr1" draw:name="Image170" text:anchor-type="as-char" svg:width="6.9236in" svg:height="3.956343in" draw:z-index="0">
<draw:image xlink:href="../Images/yкринформ/2023-04-02T18-24-00-03-00/630_360_1680449344-983.jpg" xlink:type="simple" xlink:show="embed" xlink:actuate="onLoad" draw:mime-type="image/jpeg"/>
</draw:frame>
 В УПЦ МПзаявили про штурм «радикалами» Покровського кафедрального собору, де уранцістався інцидент з побиттям військового.</text:p>
      <text:p text:style-name="P4">
Про це у <text:a xlink:type="simple" xlink:href="https://t.me/upc_news/16172" text:style-name="Internet_20_link" text:visited-style-name="Visited_20_Internet_20_Link">
 </text:a>
 повідомляє Українська православнацерква, передає Укрінформ.</text:p>
      <text:p text:style-name="P4">
«Прямо зараз відбувається штурм Покровського кафедрального собору УПЦ уХмельницькому. Після провокації, яку влаштував місцевий чиновник, докафедрального собору Хмельницька прийшов натовп. Близько 50 прибічників « <text:a xlink:type="simple" xlink:href="https://www.ukrinform.ua/tag-pravoslavna-cerkva-ukraini" text:style-name="Internet_20_link" text:visited-style-name="Visited_20_Internet_20_Link">
</text:a>
 » та радикалів вжепрорвалися на територію біля храму», - йдеться у повідомленні.</text:p>
      <text:p text:style-name="P4">
<draw:frame draw:style-name="fr1" draw:name="Image171" text:anchor-type="as-char" svg:width="6.9236in" svg:height="5.1927in" draw:z-index="0">
<draw:image xlink:href="../Images/yкринформ/2023-04-02T18-24-00-03-00/1680449369-724.png" xlink:type="simple" xlink:show="embed" xlink:actuate="onLoad" draw:mime-type="image/png"/>
</draw:frame>
</text:p>
      <text:p text:style-name="P4">
<draw:frame draw:style-name="fr1" draw:name="Image172" text:anchor-type="as-char" svg:width="6.9236in" svg:height="5.198195in" draw:z-index="0">
<draw:image xlink:href="../Images/yкринформ/2023-04-02T18-24-00-03-00/1680449808-591.png" xlink:type="simple" xlink:show="embed" xlink:actuate="onLoad" draw:mime-type="image/png"/>
</draw:frame>
</text:p>
      <text:p text:style-name="P4">
Водночас <text:a xlink:type="simple" xlink:href="https://hromadske.ua/posts/u-hmelnickomu-zibralas-akciya-pid-hramom-upc-mp-v-ova-zaklikali-zniziti-gradus-naprugi" text:style-name="Internet_20_link" text:visited-style-name="Visited_20_Internet_20_Link">
 </text:a>
 з місця події повідомляєпро близько 500 людей, що зібралися на акцію під храмом Українськоїправославної церкви московського патріархату після побиття військового.Зазначається, що на вході стояли патрульні, серед натовпу є десяткиполіцейських. Також присутні 20 військових, зокрема з бригади, де служивпостраждалий військовий.</text:p>
      <text:p text:style-name="P4">
<draw:frame draw:style-name="fr1" draw:name="Image173" text:anchor-type="as-char" svg:width="6.9236in" svg:height="5.1927in" draw:z-index="0">
<draw:image xlink:href="../Images/yкринформ/2023-04-02T18-24-00-03-00/1680449370-417.png" xlink:type="simple" xlink:show="embed" xlink:actuate="onLoad" draw:mime-type="image/png"/>
</draw:frame>
</text:p>
      <text:p text:style-name="Quotations">

<text:p text:style-name="P4">
У Хмельницькому місцевий активіст Дмитро Гуцалюк заявив, що сьогодні має&gt;
 відбутися голосування громади про перехід храму до ПЦУ <text:a xlink:type="simple" xlink:href="https://t.co/E36MZruSDk" text:style-name="Internet_20_link" text:visited-style-name="Visited_20_Internet_20_Link">
&gt;
 </text:a>
 <text:a xlink:type="simple" xlink:href="https://t.co/tF1v1tS5UI" text:style-name="Internet_20_link" text:visited-style-name="Visited_20_Internet_20_Link">
 </text:a>
&gt;
&gt;
 — hromadske (@HromadskeUA) <text:a xlink:type="simple" xlink:href="https://twitter.com/HromadskeUA/status/1642545066509041664" text:style-name="Internet_20_link" text:visited-style-name="Visited_20_Internet_20_Link">
&gt;
 </text:a>
</text:p>

</text:p>
      <text:p text:style-name="P4">
<draw:frame draw:style-name="fr1" draw:name="Image174" text:anchor-type="as-char" svg:width="6.9236in" svg:height="5.198195in" draw:z-index="0">
<draw:image xlink:href="../Images/yкринформ/2023-04-02T18-24-00-03-00/1680449810-691.jpg" xlink:type="simple" xlink:show="embed" xlink:actuate="onLoad" draw:mime-type="image/jpeg"/>
</draw:frame>
</text:p>
      <text:p text:style-name="P4">
Як повідомлялось, <text:a xlink:type="simple" xlink:href="https://www.ukrinform.ua/rubric-ato/3690669-u-hmelnickij-ova-zaklikali-zniziti-gradus-naprugi-navkolo-suticki-u-hrami-upc.html" text:style-name="Internet_20_link" text:visited-style-name="Visited_20_Internet_20_Link">
 </text:a>
 навколо сутички в храмі УПЦ МП, під час якої побиливійськового, і розв'язати конфлікт у правовий спосіб</text:p>
      <text:p text:style-name="P4">
<draw:frame draw:style-name="fr1" draw:name="Image175" text:anchor-type="as-char" svg:width="6.9236in" svg:height="3.901394in" draw:z-index="0">
<draw:image xlink:href="../Images/yкринформ/2023-04-02T18-24-00-03-00/1680449811-219.png" xlink:type="simple" xlink:show="embed" xlink:actuate="onLoad" draw:mime-type="image/png"/>
</draw:frame>
</text:p>
      <text:p text:style-name="P4">
<draw:frame draw:style-name="fr1" draw:name="Image176" text:anchor-type="as-char" svg:width="6.9236in" svg:height="3.901394in" draw:z-index="0">
<draw:image xlink:href="../Images/yкринформ/2023-04-02T18-24-00-03-00/1680449810-214.png" xlink:type="simple" xlink:show="embed" xlink:actuate="onLoad" draw:mime-type="image/png"/>
</draw:frame>
</text:p>
      <text:p text:style-name="Quotations">

<text:p text:style-name="P4">
У Хмельницькому біля храму УПЦ МП, де побили військового, зібралося близько&gt;
 500 людей. Серед натовпу десятки поліцейських. Люди проломили ворота, зайшли&gt;
 на територію храму та вигукують: «Геть московського попа» <text:a xlink:type="simple" xlink:href="https://t.co/JkoHESVEZQ" text:style-name="Internet_20_link" text:visited-style-name="Visited_20_Internet_20_Link">
&gt;
 </text:a>
&gt;
&gt;
 — hromadske (@HromadskeUA) <text:a xlink:type="simple" xlink:href="https://twitter.com/HromadskeUA/status/1642540490573619200" text:style-name="Internet_20_link" text:visited-style-name="Visited_20_Internet_20_Link">
&gt;
 </text:a>
</text:p>

</text:p>
      <text:p text:style-name="P4">
Відео з побиттям військового в одному з храмів УПЦ МП розмістив у Фейсбуцідепутат Хмельницької обласної ради Віктор Бурлик. Депутат зазначив, що під часконфлікту в церкву приїхали представники поліції і затримали військового заст.173.</text:p>
      <text:p text:style-name="P4">
За даним фактом слідчі Хмельницького райуправління поліції ГУНП в Хмельницькійобласті <text:a xlink:type="simple" xlink:href="https://www.ukrinform.ua/rubric-regions/3690605-bijka-u-cerkvi-upc-mp-u-hmelnickomu-policia-vidkrila-spravu.html" text:style-name="Internet_20_link" text:visited-style-name="Visited_20_Internet_20_Link">
 </text:a>
 за ч 2 статті 296Кримінального кодексу України – хуліганство. Наразі поліцейські з’ясовують усіобставини конфлікту, опитують свідків та учасників події.</text:p>
      <text:p text:style-name="P4">
<text:span text:style-name="T4">
Читайте також:</text:span>
 <text:a xlink:type="simple" xlink:href="https://www.ukrinform.ua/rubric-society/3690441-kabmin-dav-vidpovid-na-peticiu-iz-zaklikom-ne-zaboronati-upc-mp.html" text:style-name="Internet_20_link" text:visited-style-name="Visited_20_Internet_20_Link">
 </text:a>
</text:p>
      <text:p text:style-name="P4">
Міський голова Хмельницького Олександр Симчишин зазначив, що побиттявійськового у храмі має стати аргументом для Верховної Ради, аби проголосуватизаконопроєкт про заборону УПЦ. За його словами, на позачерговій сесіїХмельницька міська рада припинить користування УПЦ усіма земельними ділянкамина території громади, а також ініціюватиме аналогічні рішення обласної тарайонної рад.</text:p>
      <text:p text:style-name="P4">
В <text:a xlink:type="simple" xlink:href="https://t.me/khm_upc/3365" text:style-name="Internet_20_link" text:visited-style-name="Visited_20_Internet_20_Link">
 </text:a>
 називали побиття провокацією і не визнаютьсвоєї провини. «У Хмельницьку після закликів місцевого депутата, чоловік,переодягнений у військову форму, влаштував провокацію прямо під часБожественної літургії», - заявили в УПЦ МП.</text:p>
      <text:p text:style-name="P4">
Стверджується, що чоловік скоїв напад на священнослужителя Свято-Покровськогокафедрального собору Хмельницька, зірвав Богослужіння, облив та пошкодивСвященне Євангеліє в присутності понад 100 парафіян.</text:p>
      <text:p text:style-name="P4">
<text:span text:style-name="T5">
Фото: hromadske.ua</text:span>
</text:p>
      <text:p text:style-name="P4">
Source: <text:a xlink:type="simple" xlink:href="https://www.ukrinform.ua/rubric-regions/3690671-v-upc-zaavlaut-pro-sturm-soboru-de-vranci-stavsa-incident-z-pobittam-vijskovogo.html" text:style-name="Internet_20_link" text:visited-style-name="Visited_20_Internet_20_Link">
https://www.ukrinform.ua/rubric-regions/3690671-v-upc-zaavlaut-pro-sturm-soboru-de-vranci-stavsa-incident-z-pobittam-vijskovogo.html</text:a>
</text:p>
      <!--NEWS-->
      <text:h text:style-name="P10" text:outline-level="1">
<text:span text:style-name="T4">
Україна вимагає від росії повернути 4 396 дітей-сиріт, яких незаконно вивезли</text:span>
</text:h>
      <text:p text:style-name="P4">
Authors: Ukrinform (Person)</text:p>
      <text:p text:style-name="P4">
Publisher: Укринформ (Organization)</text:p>
      <text:p text:style-name="P4">
Published Time: 2023-04-02T18:32:00+03:00</text:p>
      <text:p text:style-name="P4">
Modified Time: 2023-04-02T18:32:00+03:00</text:p>
      <text:p text:style-name="P4">
Description: Відомо про 4396 дітей-сиріт, яких незаконно вивезли на територію Росії чи на тимчасово окуповану територію, і Україна вимагає повернути їх та передала росії пойменний список цих дітей. — Укрінформ.</text:p>
      <text:p text:style-name="P4">
Images: ["<text:a xlink:type="simple" xlink:href="https://static.ukrinform.com/photos/2023_04/thumb_files/630_360_1680443089-448.jpg" text:style-name="Internet_20_link" text:visited-style-name="Visited_20_Internet_20_Link">
630_360_16804...</text:a>
"]</text:p>
      <text:p text:style-name="P4">
Tags: ['Депортація', 'Діти', 'росія', 'Верещук']</text:p>
      <text:p text:style-name="P4">
Type: Article</text:p>
      <!--METADATA-->
      <text:p text:style-name="P4">
<draw:frame draw:style-name="fr1" draw:name="Image177" text:anchor-type="as-char" svg:width="6.9236in" svg:height="3.956343in" draw:z-index="0">
<draw:image xlink:href="../Images/yкринформ/2023-04-02T18-32-00-03-00/630_360_1680443089-448.jpg" xlink:type="simple" xlink:show="embed" xlink:actuate="onLoad" draw:mime-type="image/jpeg"/>
</draw:frame>
 Відомо про4396 дітей-сиріт, яких незаконно вивезли на територію Росії чи на тимчасовоокуповану територію, і Україна вимагає повернути їх та передала росіїпойменний список цих дітей.</text:p>
      <text:p text:style-name="P4">
Про це під час брифінгу в Запоріжжі сказала віцепрем’єр-міністр – міністр зпитань реінтеграції тимчасово окупованих територій України Ірина Верещук,передає кореспондент Укрінформу.</text:p>
      <text:p text:style-name="P4">
"Нам відомо, скільки загалом дітей-сиріт (статутних) вивезено. Є розуміннящодо 4396 дітей, яких вивезли окупанти на територію Росії та ТОТ. Це питання вабсолютному пріоритеті Президента. Створюється міжнародна коаліція, щобсформувати стійку платформу, яка буде всіма доступними інструментами (черезсанкційні засоби, інші засоби, використовуючи платформу ООН, ОБСЄ та іншіміжнародні майданчики) тиснути на росію заради того, щоб вони повернули нашихдітей", - сказала Верещук.</text:p>
      <text:p text:style-name="P4">
За її словами, мова йде саме про дітей-сиріт, яких <text:a xlink:type="simple" xlink:href="https://www.ukrinform.ua/tag-rosia" text:style-name="Internet_20_link" text:visited-style-name="Visited_20_Internet_20_Link">
</text:a>
 навмисно називає евакуйованими.</text:p>
      <text:p text:style-name="P4">
"Це не так. Вони здійснили злочин, акт геноциду по відношенню до українськихдітей і ми це фіксуємо. Ми звернулись до росії з письмовим поіменним перелікомдітей-сиріт, яких ми вимагаємо повернути, ми вказали 4396 імен наших дітей.Серед них є діти, звичайно, і з Запорізької області. Всіх потрібно повертати",- додала вона.</text:p>
      <text:p text:style-name="P4">
Посадовиця зазначила, що Україна готова забрати дітей в будь-якій країні ЄС,куди росія їх передасть, а також на кордоні з росією.</text:p>
      <text:p text:style-name="P4">
"За посередництва ЮНІСЕФ або міжнародного комітету Червоного Хреста, іншихміжнародних організацій ми готові виїхати і забрати наших дітей. Минаполягаємо на тому, аби всі діти були повернуті", - додала вона.</text:p>
      <text:p text:style-name="P4">
<text:span text:style-name="T4">
Читайте також:</text:span>
 <text:a xlink:type="simple" xlink:href="https://www.ukrinform.ua/rubric-regions/3690654-u-zaporizkij-oblasti-pid-obstrilami-zivut-34-ditini-veresuk.html" text:style-name="Internet_20_link" text:visited-style-name="Visited_20_Internet_20_Link">
 </text:a>
</text:p>
      <text:p text:style-name="P4">
Як повідомлялося, віцепрем’єр-міністр – міністр з питань реінтеграціїтимчасово окупованих територій Ірина Верещук разом зі своєю командою в неділюперебуває у Запоріжжі з робочою поїздкою.</text:p>
      <text:p text:style-name="P4">
Source: <text:a xlink:type="simple" xlink:href="https://www.ukrinform.ua/rubric-society/3690663-ukraina-vimagae-vid-rosii-povernuti-4-396-ditejsirit-akih-nezakonno-vivezli.html" text:style-name="Internet_20_link" text:visited-style-name="Visited_20_Internet_20_Link">
https://www.ukrinform.ua/rubric-society/3690663-ukraina-vimagae-vid-rosii-povernuti-4-396-ditejsirit-akih-nezakonno-vivezli.html</text:a>
</text:p>
      <!--NEWS-->
      <text:h text:style-name="P10" text:outline-level="1">
<text:span text:style-name="T4">
росіяни хочуть вбити колаборантів, виходячи з Василівки — Федоров</text:span>
</text:h>
      <text:p text:style-name="P4">
Authors: Ukrinform (Person)</text:p>
      <text:p text:style-name="P4">
Publisher: Укринформ (Organization)</text:p>
      <text:p text:style-name="P4">
Published Time: 2023-04-02T18:43:40+03:00</text:p>
      <text:p text:style-name="P4">
Modified Time: 2023-04-02T18:43:40+03:00</text:p>
      <text:p text:style-name="P4">
Description: У Запорізькій області ворог готує провокації, в яких звинуватить Україну. — Укрінформ.</text:p>
      <text:p text:style-name="P4">
Images: ["<text:a xlink:type="simple" xlink:href="https://static.ukrinform.com/photos/2022_11/thumb_files/630_360_1667485447-145.jpg" text:style-name="Internet_20_link" text:visited-style-name="Visited_20_Internet_20_Link">
630_360_16674...</text:a>
"]</text:p>
      <text:p text:style-name="P4">
Tags: ['Провокація', 'Колаборант', 'Федоров', 'Запоріжжя', 'Війна з росією']</text:p>
      <text:p text:style-name="P4">
Type: Article</text:p>
      <!--METADATA-->
      <text:p text:style-name="P4">
<draw:frame draw:style-name="fr1" draw:name="Image178" text:anchor-type="as-char" svg:width="6.9236in" svg:height="3.956343in" draw:z-index="0">
<draw:image xlink:href="../Images/yкринформ/2023-04-02T18-43-40-03-00/630_360_1667485447-145.jpg" xlink:type="simple" xlink:show="embed" xlink:actuate="onLoad" draw:mime-type="image/jpeg"/>
</draw:frame>
 УЗапорізькій області ворог готує провокації, в яких звинуватить Україну.</text:p>
      <text:p text:style-name="P4">
Про це в <text:a xlink:type="simple" xlink:href="http://t.me/ivan_fedorov_melitopol/1636" text:style-name="Internet_20_link" text:visited-style-name="Visited_20_Internet_20_Link">
 </text:a>
 повідомляє міськийголова Мелітополя Іван Федоров, передає Укрінформ.</text:p>
      <text:p text:style-name="P4">
"Зрадникам на Запорізькому напрямку приготуватися! Партизанський рух українцівта кримських татар "Атеш" має у розпорядженні інформацію, що окупантиліквідують колаборантів під час "жесту доброї волі" з Василівки", - йдеться удописі.</text:p>
      <text:p text:style-name="P4">
За його словами, постраждати можуть зрадники, які забагато знають та можутьсвідчити проти окупаційного режиму у судах.</text:p>
      <text:p text:style-name="P4">
"Особливо так звані представники місцевих окупаційних адміністрацій таполіцаї. У вбивстві колаборантів планують звинуватити Україну", - написав він.</text:p>
      <text:p text:style-name="P4">
<text:span text:style-name="T4">
Читайте також:</text:span>
 <text:a xlink:type="simple" xlink:href="https://www.ukrinform.ua/rubric-regions/3687427-rosiani-rozganaut-fejki-pro-rozpravi-nad-zitelami-melitopola-pisla-deokupacii-fedorov.html" text:style-name="Internet_20_link" text:visited-style-name="Visited_20_Internet_20_Link">
 </text:a>
</text:p>
      <text:p text:style-name="P4">
Раніше повідомлялось, цього тижня <text:a xlink:type="simple" xlink:href="https://www.ukrinform.ua/tag-sbu" text:style-name="Internet_20_link" text:visited-style-name="Visited_20_Internet_20_Link">
 </text:a>
повідомила про підозру чотирьом зрадниками з Мелітопольського району.</text:p>
      <text:p text:style-name="P4">
Source: <text:a xlink:type="simple" xlink:href="https://www.ukrinform.ua/rubric-ato/3690675-rosiani-hocut-vbiti-kolaborantiv-vihodaci-z-vasilivki-fedorov.html" text:style-name="Internet_20_link" text:visited-style-name="Visited_20_Internet_20_Link">
https://www.ukrinform.ua/rubric-ato/3690675-rosiani-hocut-vbiti-kolaborantiv-vihodaci-z-vasilivki-fedorov.html</text:a>
</text:p>
      <!--NEWS-->
      <text:h text:style-name="P10" text:outline-level="1">
<text:span text:style-name="T4">
Журналісти помітили Новинського у Цюриху - провів службу в російській церкві</text:span>
</text:h>
      <text:p text:style-name="P4">
Authors: Ukrinform (Person)</text:p>
      <text:p text:style-name="P4">
Publisher: Укринформ (Organization)</text:p>
      <text:p text:style-name="P4">
Published Time: 2023-04-02T18:47:00+03:00</text:p>
      <text:p text:style-name="P4">
Modified Time: 2023-04-02T18:47:00+03:00</text:p>
      <text:p text:style-name="P4">
Description: На недільній службі у найбільшій російській православній церкві Цюриха 2 квітня служив бізнесмен і колишній народний депутат Вадим Новинський. — Укрінформ.</text:p>
      <text:p text:style-name="P4">
Images: ["<text:a xlink:type="simple" xlink:href="https://static.ukrinform.com/photos/2023_04/thumb_files/630_360_1680450082-764.png" text:style-name="Internet_20_link" text:visited-style-name="Visited_20_Internet_20_Link">
630_360_16804...</text:a>
"]</text:p>
      <text:p text:style-name="P4">
Tags: ['Церква', 'Німеччина', 'Новинський']</text:p>
      <text:p text:style-name="P4">
Type: Article</text:p>
      <!--METADATA-->
      <text:p text:style-name="P4">
<draw:frame draw:style-name="fr1" draw:name="Image179" text:anchor-type="as-char" svg:width="6.9236in" svg:height="3.956343in" draw:z-index="0">
<draw:image xlink:href="../Images/yкринформ/2023-04-02T18-47-00-03-00/630_360_1680450082-764.png" xlink:type="simple" xlink:show="embed" xlink:actuate="onLoad" draw:mime-type="image/png"/>
</draw:frame>
 Нанедільній службі у найбільшій російській православній церкві Цюриха 2 квітняслужив бізнесмен і колишній народний депутат Вадим Новинський.</text:p>
      <text:p text:style-name="P4">
Як передає Укрінформ, про це повідомляє <text:a xlink:type="simple" xlink:href="https://www.radiosvoboda.org/a/news-nivynskyi-tsiuryh-nedilna-sluzhba/32345997.html" text:style-name="Internet_20_link" text:visited-style-name="Visited_20_Internet_20_Link">
</text:a>
</text:p>
      <text:p text:style-name="P4">
Йдеться про "Храм Воскресения Христова" рпц в центрі Цюриха, який освячувавголова російської православної церкви Кирило (Гундяєв) 15 грудня 2002 року.</text:p>
      <text:p text:style-name="P4">
Новинський розповів, що зараз ніде не живе, а до Швейцарії приїхав з <text:a xlink:type="simple" xlink:href="https://www.ukrinform.ua/tag-nimeccina" text:style-name="Internet_20_link" text:visited-style-name="Visited_20_Internet_20_Link">
</text:a>
 . Повертатися до України, щобпідтримати намісника Києво-Печерської лаври митрополита УПЦ (МП) Павла, наразіне планує, бо, за його словами, на нього заведені кримінальні справи.</text:p>
      <text:p text:style-name="P4">
На запитання, чим він наразі займається, Новинський відповів, що "працює намир в Україні".</text:p>
      <text:p text:style-name="P4">
Разом із тим Новинський заявив, що події в Києво-Печерській лаврі, договір наоренду якої з УПЦ (МП) добіг кінця, "засновані на брехні й маніпуляціях",звинувативши в причетності до них Службу безпеки України.</text:p>
      <text:p text:style-name="P4">
"Проходять обшуки в монастирях, підкидаються докази, підтасовуються факти, набрехні ґрунтуються свідчення лжесвідків. І щодо архієреїв порушуютьсякримінальні справи. Такого не було з 1937 року", - заявив ексдепутат.</text:p>
      <text:p text:style-name="P4">
<text:span text:style-name="T4">
Читайте також:</text:span>
 <text:a xlink:type="simple" xlink:href="https://www.ukrinform.ua/rubric-society/3690250-pidozra-mitropolitu-upc-mp-pavlu-u-sbu-rozkrili-detali.html" text:style-name="Internet_20_link" text:visited-style-name="Visited_20_Internet_20_Link">
 </text:a>
</text:p>
      <text:p text:style-name="P4">
Він також висловив думку, що УПЦ (МП) втратила право користуватися Лаврою,тому що "не пішла на умови", які висувала держава.</text:p>
      <text:p text:style-name="P4">
"Насправді церква вже перемогла. Вона не пробилася під владу, не пішла наумови, а умови виставлялися з боку держави. Держава хотіла, щоб ми пішли назлиття з розкольницькою структурою під назвою ПЦУ та передали відповіднодобровільно всі лаври та монастирі", - заявив він.</text:p>
      <text:p text:style-name="P4">
Як повідомляв Укрінформ, у липні 2022 року <text:a xlink:type="simple" xlink:href="https://www.ukrinform.ua/rubric-polytics/3524796-rada-zabrala-mandat-u-novinskogo.html" text:style-name="Internet_20_link" text:visited-style-name="Visited_20_Internet_20_Link">
</text:a>
 народного депутата Вадима Новинського.</text:p>
      <text:p text:style-name="P4">
Source: <text:a xlink:type="simple" xlink:href="https://www.ukrinform.ua/rubric-society/3690676-zurnalisti-pomitili-novinskogo-u-curihu-proviv-sluzbu-v-rosijskij-cerkvi.html" text:style-name="Internet_20_link" text:visited-style-name="Visited_20_Internet_20_Link">
https://www.ukrinform.ua/rubric-society/3690676-zurnalisti-pomitili-novinskogo-u-curihu-proviv-sluzbu-v-rosijskij-cerkvi.html</text:a>
</text:p>
      <!--NEWS-->
      <text:h text:style-name="P10" text:outline-level="1">
<text:span text:style-name="T4">
Маляр – про Бахмут: Ворог намагається задіяти не лише «вагнерівців», а й десантників</text:span>
</text:h>
      <text:p text:style-name="P4">
Authors: Ukrinform (Person)</text:p>
      <text:p text:style-name="P4">
Publisher: Укринформ (Organization)</text:p>
      <text:p text:style-name="P4">
Published Time: 2023-04-02T18:58:00+03:00</text:p>
      <text:p text:style-name="P4">
Modified Time: 2023-04-02T18:58:00+03:00</text:p>
      <text:p text:style-name="P4">
Description: Ситуація у місті Бахмут Донецької області залишається дуже напруженою, Силам оборони України доводиться у складних умовах зупиняти просування російської армії. — Укрінформ.</text:p>
      <text:p text:style-name="P4">
Images: ["<text:a xlink:type="simple" xlink:href="https://static.ukrinform.com/photos/2022_11/thumb_files/630_360_1668083138-704.jpg" text:style-name="Internet_20_link" text:visited-style-name="Visited_20_Internet_20_Link">
630_360_16680...</text:a>
"]</text:p>
      <text:p text:style-name="P4">
Tags: ['Бахмут', 'Десантники', 'Війна з росією', 'Ганна Маляр']</text:p>
      <text:p text:style-name="P4">
Type: Article</text:p>
      <!--METADATA-->
      <text:p text:style-name="P4">
<draw:frame draw:style-name="fr1" draw:name="Image180" text:anchor-type="as-char" svg:width="6.9236in" svg:height="3.956343in" draw:z-index="0">
<draw:image xlink:href="../Images/yкринформ/2023-04-02T18-58-00-03-00/630_360_1668083138-704.jpg" xlink:type="simple" xlink:show="embed" xlink:actuate="onLoad" draw:mime-type="image/jpeg"/>
</draw:frame>
 Ситуація умісті Бахмут Донецької області залишається дуже напруженою, Силам оборониУкраїни доводиться у складних умовах зупиняти просування російської армії.</text:p>
      <text:p text:style-name="P4">
Як передає Укрінформ, про це заступник міністра оборони України Ганна Малярповідомила у <text:a xlink:type="simple" xlink:href="https://t.me/annamaliar/610" text:style-name="Internet_20_link" text:visited-style-name="Visited_20_Internet_20_Link">
</text:a>
.</text:p>
      <text:p text:style-name="P4">
“Ситуація у Бахмуті залишається дуже напруженою. Ворог робить спроби задіятине лише “вагнерівців”, але й професійні підрозділи <text:a xlink:type="simple" xlink:href="https://www.ukrinform.ua/tag-desantnyky" text:style-name="Internet_20_link" text:visited-style-name="Visited_20_Internet_20_Link">
</text:a>
 . Непомірно високі втрати особовогоскладу ворога не зупиняють. Рішення приймаються емоційно", - заявила вона.</text:p>
      <text:p text:style-name="P4">
Силам оборони України доводиться у складних умовах зупиняти просуванняпротивника.</text:p>
      <text:p text:style-name="P4">
Маляр зауважила, що кожне українське військове рішення і кожен крок євиваженим. Командування Оперативно-стратегічного угруповання військ “Хортиця”працює в зоні бойових дій та повністю володіє оперативною ситуацією на місці.</text:p>
      <text:p text:style-name="P4">
<text:span text:style-name="T4">
Читайте також:</text:span>
 <text:a xlink:type="simple" xlink:href="https://www.ukrinform.ua/rubric-ato/3690042-najzapeklisi-boi-tocatsa-za-bilogorivku-bahmut-avdiivku-ta-marinku.html" text:style-name="Internet_20_link" text:visited-style-name="Visited_20_Internet_20_Link">
 </text:a>
</text:p>
      <text:p text:style-name="P4">
Заступник міністра оборони додала, що реагування на поточну ситуаціюздійснюється грамотно з урахуванням всіх обставин, задач та принципувійськової доцільності.</text:p>
      <text:p text:style-name="P4">
Як повідомляв <text:a xlink:type="simple" xlink:href="https://www.ukrinform.ua/rubric-ato/3690238-ukrainski-vijska-vidnovili-pozicii-v-rajoni-bahmuta-isw.html" text:style-name="Internet_20_link" text:visited-style-name="Visited_20_Internet_20_Link">
 </text:a>
 , за даними Інститутувивчення війни, станом на 31 березня українські війська відновили позиціїнавколо Бахмута.</text:p>
      <text:p text:style-name="P4">
Source: <text:a xlink:type="simple" xlink:href="https://www.ukrinform.ua/rubric-ato/3690678-malar-pro-bahmut-vorog-namagaetsa-zadiati-ne-lise-vagnerivciv-a-j-desantnikiv.html" text:style-name="Internet_20_link" text:visited-style-name="Visited_20_Internet_20_Link">
https://www.ukrinform.ua/rubric-ato/3690678-malar-pro-bahmut-vorog-namagaetsa-zadiati-ne-lise-vagnerivciv-a-j-desantnikiv.html</text:a>
</text:p>
      <!--NEWS-->
      <text:h text:style-name="P10" text:outline-level="1">
<text:span text:style-name="T4">
Авіація Сил оборони за добу завдала вісім ударів по російських загарбниках</text:span>
</text:h>
      <text:p text:style-name="P4">
Authors: Ukrinform (Person)</text:p>
      <text:p text:style-name="P4">
Publisher: Укринформ (Organization)</text:p>
      <text:p text:style-name="P4">
Published Time: 2023-04-02T19:01:55+03:00</text:p>
      <text:p text:style-name="P4">
Modified Time: 2023-04-02T19:01:55+03:00</text:p>
      <text:p text:style-name="P4">
Description: Авіація Сил оборони України за добу завдала 8 ударів по російських загарбниках. — Укрінформ.</text:p>
      <text:p text:style-name="P4">
Images: ["<text:a xlink:type="simple" xlink:href="https://static.ukrinform.com/photos/2022_10/thumb_files/630_360_1666798892-927.jpg" text:style-name="Internet_20_link" text:visited-style-name="Visited_20_Internet_20_Link">
630_360_16667...</text:a>
"]</text:p>
      <text:p text:style-name="P4">
Tags: ['Генштаб', 'ЗСУ', 'Війна з росією']</text:p>
      <text:p text:style-name="P4">
Type: Article</text:p>
      <!--METADATA-->
      <text:p text:style-name="P4">
<draw:frame draw:style-name="fr1" draw:name="Image181" text:anchor-type="as-char" svg:width="6.9236in" svg:height="3.956343in" draw:z-index="0">
<draw:image xlink:href="../Images/yкринформ/2023-04-02T19-01-55-03-00/630_360_1666798892-927.jpg" xlink:type="simple" xlink:show="embed" xlink:actuate="onLoad" draw:mime-type="image/jpeg"/>
</draw:frame>
 АвіаціяСил оборони України за добу завдала 8 ударів по російських загарбниках.</text:p>
      <text:p text:style-name="P4">
Як передає Укрінформ, про це Генеральний штаб Збройних сил України повідомив у<text:a xlink:type="simple" xlink:href="http://www.facebook.com/GeneralStaff.ua/posts/pfbid0gCzRisYpJfpPj5WWCbFjYCV5XHGwn4p8Kq319152SqC9XedEGWfuYmGSZ9Sp6f48l" text:style-name="Internet_20_link" text:visited-style-name="Visited_20_Internet_20_Link">
</text:a>
, оприлюднивши оперативну інформацію станом на 18:00 2 квітня.</text:p>
      <text:p text:style-name="P4">
«Авіація Сил оборони за добу завдала 8 ударів по районах зосередженняособового складу та військової техніки окупантів, а підрозділи ракетних війські артилерії уразили один район зосередження живої сили, один пункт управліннята два інші важливі об’єкти ворога», - поінформували у Генштабі.</text:p>
      <text:p text:style-name="P4">
Повідомляється, що російські війська протягом доби завдали 5 ракетних та 22авіаційні удари, здійснив 42 обстріли з реактивних систем залпового вогню попозиціях українських військ та цивільній інфраструктурі населених пунктів.</text:p>
      <text:p text:style-name="P4">
У Генштабі наголошують, що ймовірність завдання ракетних та авіаційних ударівпо всій території України залишається високою, адже ворог і надалі ігноруєзакони та звичаї війни, продовжує застосовувати тактику терору проти мирногонаселення.</text:p>
      <text:p text:style-name="P4">
У неділю, 2 квітня, російські загарбники здійснили два ракетні удари тапровели масований обстріл з реактивних систем залпового вогню по центральнійчастині Костянтинівки Донецької області. Унаслідок злочинних дій загарбниківзагинули та отримали поранені мирні жителі, пошкоджень зазнали дитячийдошкільний заклад, багатоповерхівки та приватні житлові будинки.</text:p>
      <text:p text:style-name="P4">
Ворог продовжує зосереджувати основні зусилля на веденні наступальних дій наЛиманському, Бахмутському, Авдіївському та Мар’їнському напрямках. В епіцентрібойових дій залишаються населені пункти Бахмут, Авдіївка та Мар’їнка. «Завдякигероїзму та професійності наших воїнів, вмілим та злагодженим діям,ефективному використанню маневру, протягом цієї доби підрозділи Сил оборониУкраїни відбили більш як 50 атак противника», - сказано в повідомленні.</text:p>
      <text:p text:style-name="P4">
На _<text:span text:style-name="T4">
Волинському, Поліському, Сіверському та Слобожанському напрямках</text:span>
 _оперативна обстановка без суттєвих змін.</text:p>
      <text:p text:style-name="P4">
Протягом доби ворог здійснив обстріли населених пунктів Волфине, Басівка,Рясне і Мезенівка Сумської області, а також Ветеринарне, Гатище, ВеликийБурлук та Колодязне на Харківщині.</text:p>
      <text:p text:style-name="P4">
На _<text:span text:style-name="T4">
Куп’янському напрямку</text:span>
 _ ворожих обстрілів зазнали Кам'янка, Дворічна,Западне, Масютівка, Крохмальне Харківської області та Новоселівське -Луганської.</text:p>
      <text:p text:style-name="P4">
На _<text:span text:style-name="T4">
Лиманському напрямку</text:span>
 _ протягом доби російські війська вели безуспішнінаступальні дії в районах Білогорівки та Верхньокам’янського. Артилерійськихобстрілів зазнали Невське, Білогорівка Луганської області та Торське, Спірне іРоздолівка на Донеччині.</text:p>
      <text:p text:style-name="P4">
На _<text:span text:style-name="T4">
Бахмутському напрямку</text:span>
 _ ворог не припиняє штурмувати Бахмут. Проте,українські захисники мужньо тримають місто, відбивають численні атакизагарбників. Протягом доби росіяни вели безуспішні наступальні дії вІванівському Донецької області. Обстріляли Васюківку, Оріхово-Василівку,Григорівку, Богданівку, Бахмут, Іванівське, Часів Яр та Нью-Йорк Донецькоїобласті.</text:p>
      <text:p text:style-name="P4">
<text:span text:style-name="T4">
Читайте також:</text:span>
 <text:a xlink:type="simple" xlink:href="https://www.ukrinform.ua/rubric-ato/3690678-malar-pro-bahmut-vorog-namagaetsa-zadiati-ne-lise-vagnerivciv-a-j-desantnikiv.html" text:style-name="Internet_20_link" text:visited-style-name="Visited_20_Internet_20_Link">
 </text:a>
</text:p>
      <text:p text:style-name="P4">
На _<text:span text:style-name="T4">
Авдіївському та Мар’їнському напрямках</text:span>
 _ російські загарбники велинаступальні дії в районах Авдіївки, Первомайського та Мар’їнки, успіху немали. Здійснили обстріли населених пунктів Авдіївка, Орлівка, Тоненьке,Нетайлове, Красногорівка та Мар'їнка Донецької області.</text:p>
      <text:p text:style-name="P4">
На _<text:span text:style-name="T4">
Шахтарському напрямку</text:span>
 _ протягом доби ворог обстріляв Побєду,Новомихайлівку, Вугледар, Пречистівку та Велику Новосілку Донецької області.</text:p>
      <text:p text:style-name="P4">
На _<text:span text:style-name="T4">
Запорізькому та Херсонському напрямках</text:span>
 _ загарбники активних дій непроводили, удосконалювали оборонні рубежі та позиції. Обстріляли, зокрема,Новопіль на Донеччині; Ольгівське, Червоне, Гуляйполе, Білогір’я,Новоандріївку Запорізької області, а також Дудчани, Зміївку, Берислав, Веселе,Миколаївку, Бургунку, Антонівку Херсонської області та Херсон.</text:p>
      <text:p text:style-name="P4">
<text:span text:style-name="T4">
Читайте також:</text:span>
 <text:a xlink:type="simple" xlink:href="https://www.ukrinform.ua/rubric-ato/3690675-rosiani-hocut-vbiti-kolaborantiv-vihodaci-z-vasilivki-fedorov.html" text:style-name="Internet_20_link" text:visited-style-name="Visited_20_Internet_20_Link">
 </text:a>
</text:p>
      <text:p text:style-name="P4">
У Генштабі зазначають, що російські загарбники продовжують зазнавативеличезних втрат.</text:p>
      <text:p text:style-name="P4">
«Для їх поповнення, у військових частинах збройних сил російської федерації,які дислокуються на тимчасово окупованій території Автономної Республіки <text:a xlink:type="simple" xlink:href="https://www.ukrinform.ua/tag-krim" text:style-name="Internet_20_link" text:visited-style-name="Visited_20_Internet_20_Link">
</text:a>
 , активно проводять заходироз’яснювальної роботи серед військовослужбовців строкової служби.Розповідають молоді про необхідність підписання строковиками контрактів з морф та участі у бойових діях на території України», - ідеться в повідомленні.</text:p>
      <text:p text:style-name="P4">
Як повідомляв Укрінформ, Сили оборони України з 24 лютого 2022 року по 2квітня 2023 року <text:a xlink:type="simple" xlink:href="https://www.ukrinform.ua/rubric-ato/3690466-sili-oboroni-znisili-vze-174-550-vijskovih-rf.html" text:style-name="Internet_20_link" text:visited-style-name="Visited_20_Internet_20_Link">
 </text:a>
 близько 174 тисячі 550 російськихвійськових, зокрема 560 загарбників - за останню добу.</text:p>
      <text:p text:style-name="P4">
Source: <text:a xlink:type="simple" xlink:href="https://www.ukrinform.ua/rubric-ato/3690679-aviacia-sil-oboroni-za-dobu-zavdala-visim-udariv-po-rosijskih-zagarbnikah.html" text:style-name="Internet_20_link" text:visited-style-name="Visited_20_Internet_20_Link">
https://www.ukrinform.ua/rubric-ato/3690679-aviacia-sil-oboroni-za-dobu-zavdala-visim-udariv-po-rosijskih-zagarbnikah.html</text:a>
</text:p>
      <!--NEWS-->
      <text:h text:style-name="P10" text:outline-level="1">
<text:span text:style-name="T4">
Українець Бубир здобув «бронзу» на Grand Slam із дзюдо в Туреччині</text:span>
</text:h>
      <text:p text:style-name="P4">
Authors: Ukrinform (Person)</text:p>
      <text:p text:style-name="P4">
Publisher: Укринформ (Organization)</text:p>
      <text:p text:style-name="P4">
Published Time: 2023-04-02T19:04:00+03:00</text:p>
      <text:p text:style-name="P4">
Modified Time: 2023-04-02T19:04:00+03:00</text:p>
      <text:p text:style-name="P4">
Description: В Анталії (Туреччина) завершився черговий етап міжнародної серії Grand Slam із дзюдо. — Укрінформ.</text:p>
      <text:p text:style-name="P4">
Images: ["<text:a xlink:type="simple" xlink:href="https://static.ukrinform.com/photos/2023_04/thumb_files/630_360_1680449173-600.jpg" text:style-name="Internet_20_link" text:visited-style-name="Visited_20_Internet_20_Link">
630_360_16804...</text:a>
"]</text:p>
      <text:p text:style-name="P4">
Tags: ['Дзюдо']</text:p>
      <text:p text:style-name="P4">
Type: Article</text:p>
      <!--METADATA-->
      <text:p text:style-name="P4">
<draw:frame draw:style-name="fr1" draw:name="Image182" text:anchor-type="as-char" svg:width="6.9236in" svg:height="3.956343in" draw:z-index="0">
<draw:image xlink:href="../Images/yкринформ/2023-04-02T19-04-00-03-00/630_360_1680449173-600.jpg" xlink:type="simple" xlink:show="embed" xlink:actuate="onLoad" draw:mime-type="image/jpeg"/>
</draw:frame>
 В Анталії(Туреччина) завершився черговий етап міжнародної серії Grand Slam із дзюдо.</text:p>
      <text:p text:style-name="P4">
Заключний день змагань приніс збірній України третю медаль, передає Укрінформ.</text:p>
      <text:p text:style-name="P4">
Бронзовим призером у ваговій категорії до 90 кг став Артем Бубир.</text:p>
      <text:p text:style-name="P4">
У сутичці за «бронзу» вихованцю Дніпра поступився словак Петер Зілка.</text:p>
      <text:p text:style-name="P4">
<text:span text:style-name="T4">
Читайте також:</text:span>
 <text:a xlink:type="simple" xlink:href="https://www.ukrinform.ua/rubric-sports/3690025-ukrainec-halmatov-vigrav-sriblo-na-etapi-serii-grand-slam-iz-dzudo-u-tureccini.html" text:style-name="Internet_20_link" text:visited-style-name="Visited_20_Internet_20_Link">
 </text:a>
</text:p>
      <text:p text:style-name="P4">
Як повідомляв Укрінформ, раніше срібну нагороду в Анталії здобув киянинДільшот Халматов (60 кг), «бронзу» - інший представник столичної школи дзюдоВладислав Казіміров (73 кг).</text:p>
      <text:p text:style-name="P4">
<text:span text:style-name="T4">
Читайте також:</text:span>
 <text:a xlink:type="simple" xlink:href="https://www.ukrinform.ua/rubric-sports/3690387-ukrainec-kazimirov-stav-bronzovim-prizerom-serii-grand-slam-iz-dzudo-u-tureccini.html" text:style-name="Internet_20_link" text:visited-style-name="Visited_20_Internet_20_Link">
 </text:a>
</text:p>
      <text:p text:style-name="P4">
Зазначимо, що наступний старт дзюдоїстів - чемпіонат світу, який відбудеться уДосі (Катар) із 7 до 14 травня.</text:p>
      <text:p text:style-name="P4">
Фото: ukrainejudo.com.</text:p>
      <text:p text:style-name="P4">
Source: <text:a xlink:type="simple" xlink:href="https://www.ukrinform.ua/rubric-sports/3690680-ukrainec-bubir-zdobuv-bronzu-na-grand-slam-iz-dzudo-v-tureccini.html" text:style-name="Internet_20_link" text:visited-style-name="Visited_20_Internet_20_Link">
https://www.ukrinform.ua/rubric-sports/3690680-ukrainec-bubir-zdobuv-bronzu-na-grand-slam-iz-dzudo-v-tureccini.html</text:a>
</text:p>
      <!--NEWS-->
      <text:h text:style-name="P10" text:outline-level="1">
<text:span text:style-name="T4">
В окупантів великі проблеми з набором кримчан для весняного «призову» - Чубаров</text:span>
</text:h>
      <text:p text:style-name="P4">
Authors: Ukrinform (Person)</text:p>
      <text:p text:style-name="P4">
Publisher: Укринформ (Organization)</text:p>
      <text:p text:style-name="P4">
Published Time: 2023-04-02T19:05:00+03:00</text:p>
      <text:p text:style-name="P4">
Modified Time: 2023-04-02T19:05:00+03:00</text:p>
      <text:p text:style-name="P4">
Description: У Криму окупанти не зможуть мобілізувати потрібну кількість людей, оскільки кримчани не готові йти воювати проти України. — Укрінформ.</text:p>
      <text:p text:style-name="P4">
Images: ["<text:a xlink:type="simple" xlink:href="https://static.ukrinform.com/photos/2023_02/thumb_files/630_360_1677172562-106.jpg" text:style-name="Internet_20_link" text:visited-style-name="Visited_20_Internet_20_Link">
630_360_16771...</text:a>
"]</text:p>
      <text:p text:style-name="P4">
Tags: ['Чубаров', 'Окупація Криму', 'Призов', 'Війна з росією']</text:p>
      <text:p text:style-name="P4">
Type: Article</text:p>
      <!--METADATA-->
      <text:p text:style-name="P4">
<draw:frame draw:style-name="fr1" draw:name="Image183" text:anchor-type="as-char" svg:width="6.9236in" svg:height="3.956343in" draw:z-index="0">
<draw:image xlink:href="../Images/yкринформ/2023-04-02T19-05-00-03-00/630_360_1677172562-106.jpg" xlink:type="simple" xlink:show="embed" xlink:actuate="onLoad" draw:mime-type="image/jpeg"/>
</draw:frame>
 У Кримуокупанти не зможуть мобілізувати потрібну кількість людей, оскільки кримчанине готові йти воювати проти України.</text:p>
      <text:p text:style-name="P4">
Як передає Укрінформ, про це заявив голова Меджлісу кримськотатарського народуРефат Чубаров в ефірі Громадського радіо.</text:p>
      <text:p text:style-name="P4">
«Ми знаємо, що російська окупаційна влада зараз відчуває великі проблеми знабором планової кількості людей для весняного призову, який розпочавсябуквально з вчорашнього дня. Справа в тому, що до початку цього призовуокупаційні військкомати у січні-лютому проводили роботу щодо тотальногоуточнення анкетних даних. Це говорить про те, що вони націлені набрати тіцифри, які «спущені» москвою. Але я переконаний, що їм не вдасться набрати цюкількість людей саме в <text:a xlink:type="simple" xlink:href="https://www.ukrinform.ua/tag-krim" text:style-name="Internet_20_link" text:visited-style-name="Visited_20_Internet_20_Link">
 </text:a>
 », – сказавЧубаров.</text:p>
      <text:p text:style-name="P4">
За його словами, окупанти будуть шукати контингент для військової компанії натериторії росії. Зокрема, уже є інформація про один із таких випадківвербування в одній із колоній рф у місті на Волзі.</text:p>
      <text:p text:style-name="P4">
«Хвиля прихованої мобілізації зараз стихла. Однак військкомати працюють, весьчас викликають чоловіків для уточнень даних. Це тримає людей у певній напрузі,тож багато тих, хто покинув Крим у вересні, жовтні, листопаді, грудні торік,аби уникнути примусової мобілізації, не повертаються на півострів. До них ужеприходили зі списками», – додав Чубаров.</text:p>
      <text:p text:style-name="P4">
<text:span text:style-name="T4">
Читайте також:</text:span>
 <text:a xlink:type="simple" xlink:href="https://www.ukrinform.ua/rubric-crimea/3690227-u-krimu-majze-nema-ohocih-vstupiti-do-pvk-cubarov.html" text:style-name="Internet_20_link" text:visited-style-name="Visited_20_Internet_20_Link">
 </text:a>
</text:p>
      <text:p text:style-name="P4">
Як повідомлялося, за словами Чубарова, в окупованому Криму, за ініціативоюмісцевого гауляйтера Аксьонова, зараз створюється <text:a xlink:type="simple" xlink:href="https://www.ukrinform.ua/rubric-crimea/3688541-aksonov-vikoristovue-dosvid-2014-roku-dla-stvorenna-pvk-u-krimu-cubarov.html" text:style-name="Internet_20_link" text:visited-style-name="Visited_20_Internet_20_Link">
</text:a>
 , яку збираютьсяназвати «Лівадія».</text:p>
      <text:p text:style-name="P4">
Source: <text:a xlink:type="simple" xlink:href="https://www.ukrinform.ua/rubric-crimea/3690682-v-okupantiv-veliki-problemi-z-naborom-krimcan-dla-vesnanogo-prizovu-cubarov.html" text:style-name="Internet_20_link" text:visited-style-name="Visited_20_Internet_20_Link">
https://www.ukrinform.ua/rubric-crimea/3690682-v-okupantiv-veliki-problemi-z-naborom-krimcan-dla-vesnanogo-prizovu-cubarov.html</text:a>
</text:p>
      <!--NEWS-->
      <text:h text:style-name="P10" text:outline-level="1">
<text:span text:style-name="T4">
У Хмельницькому сталися сутички біля храму УПЦ МП, де побили військового</text:span>
</text:h>
      <text:p text:style-name="P4">
Authors: Ukrinform (Person)</text:p>
      <text:p text:style-name="P4">
Publisher: Укринформ (Organization)</text:p>
      <text:p text:style-name="P4">
Published Time: 2023-04-02T19:18:00+03:00</text:p>
      <text:p text:style-name="P4">
Modified Time: 2023-04-02T19:18:00+03:00</text:p>
      <text:p text:style-name="P4">
Description: У Хмельницькому біля Покровського кафедрального собору УПЦ московського патріархату, де уранці стався інцидент з побиттям військового, почалися сутички, священників вивели з території собору. — Укрінформ.</text:p>
      <text:p text:style-name="P4">
Images: ["<text:a xlink:type="simple" xlink:href="https://static.ukrinform.com/photos/2023_04/thumb_files/630_360_1680452543-727.jpg" text:style-name="Internet_20_link" text:visited-style-name="Visited_20_Internet_20_Link">
630_360_16804...</text:a>
"]</text:p>
      <text:p text:style-name="P4">
Tags: ['УПЦ МП', 'Хмельницький', 'Сутички']</text:p>
      <text:p text:style-name="P4">
Type: Article</text:p>
      <!--METADATA-->
      <text:p text:style-name="P4">
<draw:frame draw:style-name="fr1" draw:name="Image184" text:anchor-type="as-char" svg:width="6.9236in" svg:height="3.956343in" draw:z-index="0">
<draw:image xlink:href="../Images/yкринформ/2023-04-02T19-18-00-03-00/630_360_1680452543-727.jpg" xlink:type="simple" xlink:show="embed" xlink:actuate="onLoad" draw:mime-type="image/jpeg"/>
</draw:frame>
 УХмельницькому біля Покровського кафедрального собору УПЦ московськогопатріархату, де уранці стався інцидент з побиттям військового, почалисясутички, священників вивели з території собору.</text:p>
      <text:p text:style-name="P4">
Відео сутичок з'явилося у <text:a xlink:type="simple" xlink:href="http://t.me/khmlv/13879" text:style-name="Internet_20_link" text:visited-style-name="Visited_20_Internet_20_Link">
 </text:a>
 Хмельницький LIVE,передає Укрінформ.</text:p>
      <text:p text:style-name="P4">
«Під собором почалися сутички з попами», - підписане відео.</text:p>
      <text:p text:style-name="P4">
_Відео:<text:a xlink:type="simple" xlink:href="https://t.me/zinkevich_igor/5430" text:style-name="Internet_20_link" text:visited-style-name="Visited_20_Internet_20_Link">
 </text:a>
 _</text:p>
      <text:p text:style-name="P4">
Тим часом видання <text:a xlink:type="simple" xlink:href="http://ye.ua/syspilstvo/63448_U_Hmelnickomu_pid_soborom_UPC_mp_zibralisya_sotni_lyidey__vimagayit_vibachen_za_pobittya_viyskovogo_(foto).html" text:style-name="Internet_20_link" text:visited-style-name="Visited_20_Internet_20_Link">
</text:a>
повідомило, що люди, які зібралися біля храму, скандували «Геть московськогопопа», «Слава Героям», лунали заклики переходити до Православної церквиУкраїни. Мітингувальники вимагали, щоб до них вийшла людина, яка підняла рукуна військового, пояснила свій вчинок та вибачилася за свої дії.</text:p>
      <text:p text:style-name="P4">
УПЦ МП у <text:a xlink:type="simple" xlink:href="http://t.me/upc_news/16175" text:style-name="Internet_20_link" text:visited-style-name="Visited_20_Internet_20_Link">
 </text:a>
 повідомила, що мітингувальники«провели свої незаконні збори, які назвали «зборами парафіяльної громади», звимогою опечатати храм, звернулися до правоохоронців і під скандування вивелисвященство УПЦ з території собору».</text:p>
      <text:p text:style-name="P4">
Укрінформ звернувся з проханням прокоментувати зазначені події до поліціїХмельницької області, написавши повідомлення у Фейсбуці. На момент публікаціївідповіді ще не отримано.</text:p>
      <text:p text:style-name="P4">
<text:span text:style-name="T4">
Читайте також:</text:span>
 <text:a xlink:type="simple" xlink:href="https://www.ukrinform.ua/rubric-society/3690620-popri-zaboronu-onufrij-proviv-sluzbu-v-kievopecerskij-lavri.html" text:style-name="Internet_20_link" text:visited-style-name="Visited_20_Internet_20_Link">
 </text:a>
</text:p>
      <text:p text:style-name="P4">
Як повідомлялось, УПЦ МП заявила, що «радикали» <text:a xlink:type="simple" xlink:href="https://www.ukrinform.ua/rubric-regions/3690671-v-upc-zaavlaut-pro-sturm-soboru-de-vranci-stavsa-incident-z-pobittam-vijskovogo.html" text:style-name="Internet_20_link" text:visited-style-name="Visited_20_Internet_20_Link">
</text:a>
 Покровськогокафедрального собору у Хмельницькому.</text:p>
      <text:p text:style-name="P4">
У Хмельницькій ОВА <text:a xlink:type="simple" xlink:href="https://www.ukrinform.ua/rubric-regions/3690669-u-hmelnickij-ova-zaklikali-zniziti-gradus-naprugi-navkolo-suticki-u-hrami-upc.html" text:style-name="Internet_20_link" text:visited-style-name="Visited_20_Internet_20_Link">
 </text:a>
 навколо сутички в храмі УПЦ МП, під час якої побиливійськового, і розв'язати конфлікт у правовий спосіб</text:p>
      <text:p text:style-name="P4">
<text:a xlink:type="simple" xlink:href="https://www.ukrinform.ua/rubric-regions/3690605-bijka-u-cerkvi-upc-mp-u-hmelnickomu-policia-vidkrila-spravu.html" text:style-name="Internet_20_link" text:visited-style-name="Visited_20_Internet_20_Link">
 </text:a>
 з побиттям військового в одному зхрамів розмістив у Фейсбуці депутат Хмельницької обласної ради Віктор Бурлик.Депутат зазначив, що під час конфлікту в церкву приїхали представники поліціїі затримали військового за ст.173.</text:p>
      <text:p text:style-name="P4">
За даним фактом слідчі Хмельницького райуправління поліції ГУНП в Хмельницькійобласті відкрили провадження за ч 2 статті 296 Кримінального кодексу України –хуліганство. Наразі поліцейські з’ясовують усі обставини конфлікту, опитуютьсвідків та учасників події.</text:p>
      <text:p text:style-name="P4">
Міський голова Хмельницького Олександр Симчишин <text:a xlink:type="simple" xlink:href="https://www.ukrinform.ua/rubric-regions/3690643-pobitta-vijskovogo-u-hrami-mer-hmelnickogo-hoce-abi-rada-zaboronila-upc.html" text:style-name="Internet_20_link" text:visited-style-name="Visited_20_Internet_20_Link">
</text:a>
 , що побиття військового ухрамі має стати аргументом для Верховної Ради, аби проголосувати законопроєктпро заборону УПЦ МП. За його словами, на позачерговій сесії Хмельницька міськарада припинить користування УПЦ усіма земельними ділянками на територіїгромади, а також ініціюватиме аналогічні рішення обласної та районної рад.</text:p>
      <text:p text:style-name="P4">
<text:span text:style-name="T5">
Фото: Олександра Нікітіна</text:span>
</text:p>
      <text:p text:style-name="P4">
Source: <text:a xlink:type="simple" xlink:href="https://www.ukrinform.ua/rubric-regions/3690687-u-hmelnickomu-pocalisa-suticki-bila-hramu-de-pobili-vijskovogo-zmi.html" text:style-name="Internet_20_link" text:visited-style-name="Visited_20_Internet_20_Link">
https://www.ukrinform.ua/rubric-regions/3690687-u-hmelnickomu-pocalisa-suticki-bila-hramu-de-pobili-vijskovogo-zmi.html</text:a>
</text:p>
      <!--NEWS-->
      <text:h text:style-name="P10" text:outline-level="1">
<text:span text:style-name="T4">
У петербурзі стався вибух у кафе пригожина, загинув «воєнкор» татарський - ЗМІ</text:span>
</text:h>
      <text:p text:style-name="P4">
Authors: Ukrinform (Person)</text:p>
      <text:p text:style-name="P4">
Publisher: Укринформ (Organization)</text:p>
      <text:p text:style-name="P4">
Published Time: 2023-04-02T19:37:00+03:00</text:p>
      <text:p text:style-name="P4">
Modified Time: 2023-04-02T19:37:00+03:00</text:p>
      <text:p text:style-name="P4">
Description: Увечері 2 квітня у Василеострівському районі Петербурга у кафе «Стрітбар», яке належить євгену пригожину, стався вибух під час зустрічі з Z-війсккором владленом татарським. — Укрінформ.</text:p>
      <text:p text:style-name="P4">
Images: ["<text:a xlink:type="simple" xlink:href="https://static.ukrinform.com/photos/2023_04/thumb_files/630_360_1680453135-963.jpg" text:style-name="Internet_20_link" text:visited-style-name="Visited_20_Internet_20_Link">
630_360_16804...</text:a>
", "<text:a xlink:type="simple" xlink:href="https://static.ukrinform.com/photos/2023_04/1680456478-550.jpeg" text:style-name="Internet_20_link" text:visited-style-name="Visited_20_Internet_20_Link">
1680456478-55...</text:a>
", "<text:a xlink:type="simple" xlink:href="https://static.ukrinform.com/photos/2023_04/1680456620-419.png" text:style-name="Internet_20_link" text:visited-style-name="Visited_20_Internet_20_Link">
1680456620-41...</text:a>
"]</text:p>
      <text:p text:style-name="P4">
Tags: ['Петербург', 'Вибух', 'Загибель', 'росія']</text:p>
      <text:p text:style-name="P4">
Type: Article</text:p>
      <!--METADATA-->
      <text:p text:style-name="P4">
<draw:frame draw:style-name="fr1" draw:name="Image185" text:anchor-type="as-char" svg:width="6.9236in" svg:height="3.956343in" draw:z-index="0">
<draw:image xlink:href="../Images/yкринформ/2023-04-02T19-37-00-03-00/630_360_1680453135-963.jpg" xlink:type="simple" xlink:show="embed" xlink:actuate="onLoad" draw:mime-type="image/jpeg"/>
</draw:frame>
 Увечері 2квітня у Василеострівському районі Петербурга у кафе «Стрітбар», яке належитьєвгену пригожину, стався вибух під час зустрічі з Z-війсккором владленомтатарським.</text:p>
      <text:p text:style-name="P4">
Про це повідомляє « <text:a xlink:type="simple" xlink:href="https://meduza.io/feature/2023/04/02/v-peterburge-v-kafe-evgeniya-prigozhina-proizoshel-vzryv-vo-vremya-tvorcheskogo-vechera-voenkora-vladlena-tatarskogo-po-predvaritelnym-dannym-on-pogib" text:style-name="Internet_20_link" text:visited-style-name="Visited_20_Internet_20_Link">
 </text:a>
 », яка ведемоніторинг ситуації.</text:p>
      <text:p text:style-name="P4">
В результаті <text:a xlink:type="simple" xlink:href="https://www.ukrinform.ua/tag-vibuh" text:style-name="Internet_20_link" text:visited-style-name="Visited_20_Internet_20_Link">
 </text:a>
 загинула одна людина, ще15 отримали поранення. Пожежі за вибухом не було. «За попередніми даними, вкафе міг вибухнути газовий балон», - заявили в екстрених службах рф.</text:p>
      <text:p text:style-name="P4">
<draw:frame draw:style-name="fr1" draw:name="Image186" text:anchor-type="as-char" svg:width="6.9236in" svg:height="4.32725in" draw:z-index="0">
<draw:image xlink:href="../Images/yкринформ/2023-04-02T19-37-00-03-00/1680456478-550.jpeg" xlink:type="simple" xlink:show="embed" xlink:actuate="onLoad" draw:mime-type="image/jpeg"/>
</draw:frame>
</text:p>
      <text:p text:style-name="Quotations">

<text:p text:style-name="P4">
У Санкт-Петербурзі в кафе пролунав вибух. Російські медіа повідомляють про&gt;
 загибель відомого російського пропагандиста Владлена Татарського. <text:a xlink:type="simple" xlink:href="https://t.co/ripsQuubkd" text:style-name="Internet_20_link" text:visited-style-name="Visited_20_Internet_20_Link">
&gt;
 </text:a>
&gt;
&gt;
 — Ukrinform (@UKRINFORM) <text:a xlink:type="simple" xlink:href="https://twitter.com/UKRINFORM/status/1642560852279586821" text:style-name="Internet_20_link" text:visited-style-name="Visited_20_Internet_20_Link">
&gt;
 </text:a>
</text:p>

</text:p>
      <text:p text:style-name="P4">
Кафе розташовується на Університетській набережній, будинок 21Б, і належитьзасновнику ПВК «вагнера» євгену пригожину. У вихідні цього кафе збираєтьсядискусійний клуб «Кіберфронт Z». 2 квітня там відбувався творчий вечір«військкора» владлена татарського.</text:p>
      <text:p text:style-name="P4">
<draw:frame draw:style-name="fr1" draw:name="Image187" text:anchor-type="as-char" svg:width="6.9236in" svg:height="7.725652in" draw:z-index="0">
<draw:image xlink:href="../Images/yкринформ/2023-04-02T19-37-00-03-00/1680456620-419.png" xlink:type="simple" xlink:show="embed" xlink:actuate="onLoad" draw:mime-type="image/png"/>
</draw:frame>
</text:p>
      <text:p text:style-name="P4">
<text:span text:style-name="T4">
Читайте також:</text:span>
 <text:a xlink:type="simple" xlink:href="https://www.ukrinform.ua/rubric-world/3578093-u-rosii-za-nic-pidpalili-se-dva-vijskomati-ta-kilka-administracij.html" text:style-name="Internet_20_link" text:visited-style-name="Visited_20_Internet_20_Link">
 </text:a>
</text:p>
      <text:p text:style-name="P4">
«У рф починається… Павуки поїдають один одного в банці. Питання «Коливнутрішній тероризм стане інструментом внутрішньої політичної боротьби?» україні закручених гайок було питанням часу, як прорив дозрілого гнійника. рфчекають незворотні процеси і Смута 2.0. А нам своє робити», - написав радниккерівника Офісу Президента Михайло Подоляк у <text:a xlink:type="simple" xlink:href="https://twitter.com/Podolyak_M/status/1642571186293858304" text:style-name="Internet_20_link" text:visited-style-name="Visited_20_Internet_20_Link">
</text:a>
 .</text:p>
      <text:p text:style-name="P4">
Source: <text:a xlink:type="simple" xlink:href="https://www.ukrinform.ua/rubric-world/3690689-u-peterburzi-stavsa-vibuh-u-kafe-prigozina-zaginuv-voenkor-tatarskij.html" text:style-name="Internet_20_link" text:visited-style-name="Visited_20_Internet_20_Link">
https://www.ukrinform.ua/rubric-world/3690689-u-peterburzi-stavsa-vibuh-u-kafe-prigozina-zaginuv-voenkor-tatarskij.html</text:a>
</text:p>
      <!--NEWS-->
      <text:h text:style-name="P10" text:outline-level="1">
<text:span text:style-name="T4">
«Від роти нічого не лишилося»: загарбник розповів про вдалу операцію ЗСУ - перехоплення</text:span>
</text:h>
      <text:p text:style-name="P4">
Authors: Ukrinform (Person)</text:p>
      <text:p text:style-name="P4">
Publisher: Укринформ (Organization)</text:p>
      <text:p text:style-name="P4">
Published Time: 2023-04-02T19:56:00+03:00</text:p>
      <text:p text:style-name="P4">
Modified Time: 2023-04-02T19:56:00+03:00</text:p>
      <text:p text:style-name="P4">
Description: Головне управління розвідки Міністерства оборони України оприлюднило аудіоперехоплення розмови російського військового, де він розповідає батьку, що українські військові знищили майже всю роту. — Укрінформ.</text:p>
      <text:p text:style-name="P4">
Images: ["<text:a xlink:type="simple" xlink:href="https://static.ukrinform.com/photos/2022_06/thumb_files/630_360_1655303738-169.jpg" text:style-name="Internet_20_link" text:visited-style-name="Visited_20_Internet_20_Link">
630_360_16553...</text:a>
"]</text:p>
      <text:p text:style-name="P4">
Tags: ['Перехоплення', 'Розвідка', 'Війна з росією']</text:p>
      <text:p text:style-name="P4">
Type: Article</text:p>
      <!--METADATA-->
      <text:p text:style-name="P4">
<draw:frame draw:style-name="fr1" draw:name="Image188" text:anchor-type="as-char" svg:width="6.9236in" svg:height="3.956343in" draw:z-index="0">
<draw:image xlink:href="../Images/yкринформ/2023-04-02T19-56-00-03-00/630_360_1655303738-169.jpg" xlink:type="simple" xlink:show="embed" xlink:actuate="onLoad" draw:mime-type="image/jpeg"/>
</draw:frame>
 Головнеуправління розвідки Міністерства оборони України оприлюднило аудіоперехопленнярозмови російського військового, де він розповідає батьку, що українськівійськові знищили майже всю роту.</text:p>
      <text:p text:style-name="P4">
Як передає Укрінформ, про це ГУР повідомляє у <text:a xlink:type="simple" xlink:href="https://t.me/DIUkraine/2155" text:style-name="Internet_20_link" text:visited-style-name="Visited_20_Internet_20_Link">
 </text:a>
.</text:p>
      <text:p text:style-name="P4">
Як стверджує загарбник, на російські позиції зайшли українці та відкрилимінометний вогонь. “Там від роти, мабуть, усі двохсоті”, - заявляє він.</text:p>
      <text:p text:style-name="P4">
росіянин додає, що 15 осіб потрапили в полон до Сил оборони України.</text:p>
      <text:p text:style-name="P4">
_Аудіо:<text:a xlink:type="simple" xlink:href="https://t.me/DIUkraine/2155" text:style-name="Internet_20_link" text:visited-style-name="Visited_20_Internet_20_Link">
 </text:a>
 _</text:p>
      <text:p text:style-name="P4">
Також загарбник повідомляє батькові, що вони збираються відмовлятися, якщодоведеться просуватися далі.</text:p>
      <text:p text:style-name="P4">
<text:span text:style-name="T4">
Читайте також:</text:span>
 <text:a xlink:type="simple" xlink:href="https://www.ukrinform.ua/rubric-ato/3690513-piactvo-e-odnieu-z-osnovnih-pricin-nebojovih-vtrat-u-rosian-britanska-rozvidka.html" text:style-name="Internet_20_link" text:visited-style-name="Visited_20_Internet_20_Link">
 </text:a>
</text:p>
      <text:p text:style-name="P4">
Як повідомляв Укрінформ, Сили оборони України з 24 лютого 2022 року по 2квітня 2023 року <text:a xlink:type="simple" xlink:href="https://www.ukrinform.ua/rubric-ato/3690466-sili-oboroni-znisili-vze-174-550-vijskovih-rf.html" text:style-name="Internet_20_link" text:visited-style-name="Visited_20_Internet_20_Link">
 </text:a>
 , зокрема 560 загарбників – за останнюдобу.</text:p>
      <text:p text:style-name="P4">
<text:span text:style-name="T5">
Фото ілюстративне з відкритих джерел</text:span>
</text:p>
      <text:p text:style-name="P4">
Source: <text:a xlink:type="simple" xlink:href="https://www.ukrinform.ua/rubric-ato/3690692-vid-roti-nicogo-ne-lisilosa-zagarbnik-rozpoviv-pro-vdalu-operaciu-zsu-perehoplenna.html" text:style-name="Internet_20_link" text:visited-style-name="Visited_20_Internet_20_Link">
https://www.ukrinform.ua/rubric-ato/3690692-vid-roti-nicogo-ne-lisilosa-zagarbnik-rozpoviv-pro-vdalu-operaciu-zsu-perehoplenna.html</text:a>
</text:p>
      <!--NEWS-->
      <text:h text:style-name="P10" text:outline-level="1">
<text:span text:style-name="T4">
Ла Ліла: «Реал» розгромив «Вальядолід»</text:span>
</text:h>
      <text:p text:style-name="P4">
Authors: Ukrinform (Person)</text:p>
      <text:p text:style-name="P4">
Publisher: Укринформ (Organization)</text:p>
      <text:p text:style-name="P4">
Published Time: 2023-04-02T20:05:26+03:00</text:p>
      <text:p text:style-name="P4">
Modified Time: 2023-04-02T20:05:26+03:00</text:p>
      <text:p text:style-name="P4">
Description: «Вершкові» знаходяться на другій сходинці в чемпіонаті Іспанії. — Укрінформ.</text:p>
      <text:p text:style-name="P4">
Images: ["<text:a xlink:type="simple" xlink:href="https://static.ukrinform.com/photos/2023_04/thumb_files/630_360_1680455044-358.jpg" text:style-name="Internet_20_link" text:visited-style-name="Visited_20_Internet_20_Link">
630_360_16804...</text:a>
"]</text:p>
      <text:p text:style-name="P4">
Tags: ['Футбол', 'Реал Мадрид']</text:p>
      <text:p text:style-name="P4">
Type: Article</text:p>
      <!--METADATA-->
      <text:p text:style-name="P4">
<draw:frame draw:style-name="fr1" draw:name="Image189" text:anchor-type="as-char" svg:width="6.9236in" svg:height="3.956343in" draw:z-index="0">
<draw:image xlink:href="../Images/yкринформ/2023-04-02T20-05-26-03-00/630_360_1680455044-358.jpg" xlink:type="simple" xlink:show="embed" xlink:actuate="onLoad" draw:mime-type="image/jpeg"/>
</draw:frame>
 «Вершкові»знаходяться на другій сходинці в чемпіонаті Іспанії.</text:p>
      <text:p text:style-name="P4">
«Реал» на своєму полі переміг «Вальядолід» 6:0 в 27-му турі іспанськоїПрімери, передає Укрінформ.</text:p>
      <text:p text:style-name="P4">
У складі мадридців відзначилися Родріго, Асенсіо і Лукас, тричі забив Бензема.</text:p>
      <text:p text:style-name="P4">
Підопічні Карло Анчелотті відстають від «Барселони» на 12 очок в таблиці.</text:p>
      <text:p text:style-name="P4">
<text:span text:style-name="T4">
Читайте також:</text:span>
 <text:a xlink:type="simple" xlink:href="https://www.ukrinform.ua/rubric-sports/3690439-barselona-rozgromila-autsajdera-la-ligi-v-elce.html" text:style-name="Internet_20_link" text:visited-style-name="Visited_20_Internet_20_Link">
 </text:a>
</text:p>
      <text:p text:style-name="P4">
Як повідомлялося, «Барселона» очолює Ла Лігу, маючи в активі 71 пункт після 27матчів.</text:p>
      <text:p text:style-name="P4">
Фото: twitter.com/realmadrid</text:p>
      <text:p text:style-name="P4">
Source: <text:a xlink:type="simple" xlink:href="https://www.ukrinform.ua/rubric-sports/3690696-la-lila-real-rozgromiv-valadolid.html" text:style-name="Internet_20_link" text:visited-style-name="Visited_20_Internet_20_Link">
https://www.ukrinform.ua/rubric-sports/3690696-la-lila-real-rozgromiv-valadolid.html</text:a>
</text:p>
      <!--NEWS-->
      <text:h text:style-name="P10" text:outline-level="1">
<text:span text:style-name="T4">
Рашизм повинен пройти через повну поразку - Зеленський</text:span>
</text:h>
      <text:p text:style-name="P4">
Authors: Ukrinform (Person)</text:p>
      <text:p text:style-name="P4">
Publisher: Укринформ (Organization)</text:p>
      <text:p text:style-name="P4">
Published Time: 2023-04-02T20:08:00+03:00</text:p>
      <text:p text:style-name="P4">
Modified Time: 2023-04-02T20:08:00+03:00</text:p>
      <text:p text:style-name="P4">
Description: Рашизм повинен пройти через повну поразку: військову, економічну, політичну та юридичну. — Укрінформ.</text:p>
      <text:p text:style-name="P4">
Images: ["<text:a xlink:type="simple" xlink:href="https://static.ukrinform.com/photos/2023_03/thumb_files/630_360_1679682020-565.jpeg" text:style-name="Internet_20_link" text:visited-style-name="Visited_20_Internet_20_Link">
630_360_16796...</text:a>
"]</text:p>
      <text:p text:style-name="P4">
Tags: ['Донеччина', 'Обстріл', 'Зеленський', 'Війна з росією']</text:p>
      <text:p text:style-name="P4">
Type: Article</text:p>
      <!--METADATA-->
      <text:p text:style-name="P4">
<draw:frame draw:style-name="fr1" draw:name="Image190" text:anchor-type="as-char" svg:width="6.9236in" svg:height="3.956343in" draw:z-index="0">
<draw:image xlink:href="../Images/yкринформ/2023-04-02T20-08-00-03-00/630_360_1679682020-565.jpeg" xlink:type="simple" xlink:show="embed" xlink:actuate="onLoad" draw:mime-type="image/jpeg"/>
</draw:frame>
 Рашизмповинен пройти через повну поразку: військову, економічну, політичну таюридичну.</text:p>
      <text:p text:style-name="P4">
Про це Президент Володимир Зеленський сказав у своєму вечірньому <text:a xlink:type="simple" xlink:href="https://t.me/V_Zelenskiy_official/5718" text:style-name="Internet_20_link" text:visited-style-name="Visited_20_Internet_20_Link">
</text:a>
 , передає Укрінформ.</text:p>
      <text:p text:style-name="P4">
_Відео:<text:a xlink:type="simple" xlink:href="http://t.me/V_Zelenskiy_official/5718" text:style-name="Internet_20_link" text:visited-style-name="Visited_20_Internet_20_Link">
 </text:a>
 _</text:p>
      <text:p text:style-name="P4">
_<text:span text:style-name="T4">
Українці! Українки!</text:span>
 _</text:p>
      <text:p text:style-name="P4">
Сьогодні російські терористи знову вдарили по Костянтинівці Донецької області.По звичайних житлових кварталах. Шість людей убиті цим російським обстрілом.Три жінки, троє чоловіків. Звичайні люди звичайного містечка на Донбасі. Моїспівчуття рідним і близьким загиблих...</text:p>
      <text:p text:style-name="P4">
Ще 11 людей зазнали поранень. Росія застосувала проти Костянтинівки ракетиС-300 й систему залпового вогню «Ураган».</text:p>
      <text:p text:style-name="P4">
Сьогодні ж уранці російські терористи вдарили також по Конотопському районуСумської області. Мінометний вогонь. Двоє загиблих. Мої співчуття всім рідним,близьким, всім родинам...</text:p>
      <text:p text:style-name="P4">
Це лише кілька прикладів із десятків ударів за добу. Є лише один шлях зупинитиросійський терор, повернути безпеку всім нашим містам і громадам – від Сумщинидо Донбасу, від Харківщини до Херсонщини, від Київщини до Ялти. І цей шлях –військова перемога України. Жодного іншого шляху немає й не буде.</text:p>
      <text:p text:style-name="P4">
Держава-зло, для якої стало нормою бити ось так з «Ураганів» по житловихбудинках, запускати С-300 по містах, обстрілювати звичайні села, людей...Держава-зло має бути розбита. В усіх сенсах цього слова. Рашизм повинен пройтичерез повну поразку: військову, економічну, політичну, юридичну. Перший пункт– військову. І пройде.</text:p>
      <text:p text:style-name="P4">
_<text:span text:style-name="T4">
Я дякую всім, хто наближає цей час!</text:span>
 _ Дякую нашим воїнам, які бʼються підАвдіївкою, Марʼїнкою, під Бахмутом... Особливо Бахмутом! Там сьогодні особливогаряче! Під Білогорівкою, під Кремінною та всіма іншими нашими містами,містечками й селами Донбасу! Стійкість кожного – це стійкість усієї України,допомога кожному на позиції поруч – це допомога всій Україні!</text:p>
      <text:p text:style-name="P4">
І особливо відзначу 77-му окрему аеромобільну бригаду, 67-му й 92-гу окремімеханізовані бригади, наших десантників «Вісімдесятки», 5-ту окрему штурмовубригаду... Дякую вам, хлопці!</text:p>
      <text:p text:style-name="P4">
Морпіхи 35-ї та 36-ї бригад, артилеристи 55-ї окремої бригади, 64-го й 66-гоокремих гарматних дивізіонів 406-ї артилерійської бригади... Дякую вам, воїни!</text:p>
      <text:p text:style-name="P4">
Дякую всім, хто береже Запоріжжя, Херсонщину, напрямок Дніпропетровщини йХарків, Сумщину та Чернігівщину... Усім, хто береже наш кордон. Хто рятуєнаших людей від поранень, від болю.</text:p>
      <text:p text:style-name="P4">
Обовʼязково й окремо я хочу подякувати всім, хто тренує наших воїнів, бо самена потужному тренуванні базується успішний бойовий результат.</text:p>
      <text:p text:style-name="P4">
Сьогодні, 2 квітня, ми відзначаємо річницю звільнення нашої Київщини відрашистської армії. 2 квітня з території Київської області втік останнійокупант.</text:p>
      <text:p text:style-name="P4">
Буде такий день, коли ми скажемо: останній окупант утік або вбитий наДонеччині, на Луганщині, на Херсонщині й на всьому нашому півдні. Вільним ізнову безпечним буде й Крим. Україна поверне все своє.</text:p>
      <text:p text:style-name="P4">
Наступний тиждень буде особливо вагомим для нашого захисту, для нашого руху доперемоги. Вже готуємося до запланованих подій і рішень.</text:p>
      <text:p text:style-name="P4">
Головне зараз – берегти нашу єдність, дбати про наших захисників, захисниць,допомагати одне одному й державі.</text:p>
      <text:p text:style-name="P4">
_<text:span text:style-name="T4">
Слава всім, хто зараз у бою заради України!</text:span>
 _</text:p>
      <text:p text:style-name="P4">
_<text:span text:style-name="T4">
Слава Україні!</text:span>
 _</text:p>
      <text:p text:style-name="P4">
<text:span text:style-name="T5">
Фото: ОП</text:span>
</text:p>
      <text:p text:style-name="P4">
Source: <text:a xlink:type="simple" xlink:href="https://www.ukrinform.ua/rubric-ato/3690698-rasizm-povinen-projti-cerez-povnu-porazku-zelenskij.html" text:style-name="Internet_20_link" text:visited-style-name="Visited_20_Internet_20_Link">
https://www.ukrinform.ua/rubric-ato/3690698-rasizm-povinen-projti-cerez-povnu-porazku-zelenskij.html</text:a>
</text:p>
      <!--NEWS-->
      <text:h text:style-name="P10" text:outline-level="1">
<text:span text:style-name="T4">
«Шахеди» намагаються уникнути ППО, тому їх треба збивати з кулеметів – Наєв</text:span>
</text:h>
      <text:p text:style-name="P4">
Authors: Ukrinform (Person)</text:p>
      <text:p text:style-name="P4">
Publisher: Укринформ (Organization)</text:p>
      <text:p text:style-name="P4">
Published Time: 2023-04-02T20:18:00+03:00</text:p>
      <text:p text:style-name="P4">
Modified Time: 2023-04-02T20:18:00+03:00</text:p>
      <text:p text:style-name="P4">
Description: Командувач Об’єднаних сил Збройних сил України генерал-лейтенант Сергій Наєв заявив, що для ураження ворожих дронів типу Shahed необхідно застосовувати великокаліберні кулемети. — Укрінформ.</text:p>
      <text:p text:style-name="P4">
Images: ["<text:a xlink:type="simple" xlink:href="https://static.ukrinform.com/photos/2023_04/thumb_files/630_360_1680455678-704.jpg" text:style-name="Internet_20_link" text:visited-style-name="Visited_20_Internet_20_Link">
630_360_16804...</text:a>
"]</text:p>
      <text:p text:style-name="P4">
Tags: ['Наєв', 'Війна з росією', 'ППО', 'Дрон-камікадзе']</text:p>
      <text:p text:style-name="P4">
Type: Article</text:p>
      <!--METADATA-->
      <text:p text:style-name="P4">
<draw:frame draw:style-name="fr1" draw:name="Image191" text:anchor-type="as-char" svg:width="6.9236in" svg:height="3.956343in" draw:z-index="0">
<draw:image xlink:href="../Images/yкринформ/2023-04-02T20-18-00-03-00/630_360_1680455678-704.jpg" xlink:type="simple" xlink:show="embed" xlink:actuate="onLoad" draw:mime-type="image/jpeg"/>
</draw:frame>
 КомандувачОб’єднаних сил Збройних сил України генерал-лейтенант Сергій Наєв заявив, щодля ураження ворожих дронів типу Shahed необхідно застосовувативеликокаліберні кулемети.</text:p>
      <text:p text:style-name="P4">
Як передає Укрінформ, про це командування Об’єднаних сил ЗСУ повідомляє у <text:a xlink:type="simple" xlink:href="https://www.facebook.com/story.php" text:style-name="Internet_20_link" text:visited-style-name="Visited_20_Internet_20_Link">
</text:a>
.</text:p>
      <text:p text:style-name="P4">
" <text:a xlink:type="simple" xlink:href="https://www.ukrinform.ua/tag-bezpilotnik" text:style-name="Internet_20_link" text:visited-style-name="Visited_20_Internet_20_Link">
 </text:a>
 " - є малошвидкісними цілями ідля їх ураження необхідно застосовувати саме великокаліберні кулемети, щобільш ефективні. Відповідно й вони, для того, щоб уникнути ураження тавиконати своє завдання, постійно змінюють маршрути. Іноді літають колами,заходять з одного боку, пролітають, потім знову повертаються. Тобто, весь часнамагаються уникнути наших засобів протиповітряної оборони", - заявив Наєв.</text:p>
      <text:p text:style-name="P4">
За його словами, завдяки міжнародним партнерам і керівництву ЗСУ насиченістьсистеми протиповітряної оборони постійно збільшується.</text:p>
      <text:p text:style-name="P4">
"Ми розуміємо, що кожен квадратний метр ми прикрити не зможемо. Але минамагаємося розставляти мобільні вогневі групи та зенітні комплексипротиповітряної оборони на таких відповідних відстанях, щоб можна булоприкривати і страхувати один одного", - заявив Наєв.</text:p>
      <text:p text:style-name="P4">
<text:span text:style-name="T4">
Читайте також:</text:span>
 <text:a xlink:type="simple" xlink:href="https://www.ukrinform.ua/rubric-ato/3689058-sili-oboroni-navcilis-protidiati-zapuskam-sahediv-z-riznih-napramkiv-ignat.html" text:style-name="Internet_20_link" text:visited-style-name="Visited_20_Internet_20_Link">
 </text:a>
</text:p>
      <text:p text:style-name="P4">
Він також зазначив, що ворог намагається підібрати час, коли, на його думку,українські захисники мають бути втомлені.</text:p>
      <text:p text:style-name="P4">
"Тому наші зенітники перебувають у постійній бойовій готовності, постійнознаходяться у машинах і тільки за сигналом вмикаються і переходять у бойовуготовність номер один. Практика показує, що зенітники збиватимуть ворожі ціліі вдень і вночі, в тому числі", - додав Наєв.</text:p>
      <text:p text:style-name="P4">
Як повідомляв <text:a xlink:type="simple" xlink:href="https://www.ukrinform.ua/rubric-ato/3690216-zsu-otrimali-se-10-pozaslahovikiv-dla-znisenna-povitranih-cilej-naev.html" text:style-name="Internet_20_link" text:visited-style-name="Visited_20_Internet_20_Link">
 </text:a>
 , 1 квітняукраїнські військові отримали ще 10 автомобілів-позашляховиків для знищенняросійських повітряних цілей.</text:p>
      <text:p text:style-name="P4">
<text:span text:style-name="T5">
Фото: Командування Об'єднаних Сил ЗС України</text:span>
</text:p>
      <text:p text:style-name="P4">
Source: <text:a xlink:type="simple" xlink:href="https://www.ukrinform.ua/rubric-ato/3690699-sahedi-namagautsa-uniknuti-ppo-tomu-ih-treba-zbivati-z-kulemetiv-naev.html" text:style-name="Internet_20_link" text:visited-style-name="Visited_20_Internet_20_Link">
https://www.ukrinform.ua/rubric-ato/3690699-sahedi-namagautsa-uniknuti-ppo-tomu-ih-treba-zbivati-z-kulemetiv-naev.html</text:a>
</text:p>
      <!--NEWS-->
      <text:h text:style-name="P10" text:outline-level="1">
<text:span text:style-name="T4">
У Хмельницькому проголосували за перехід кафедрального собору УПЦ МП до ПЦУ</text:span>
</text:h>
      <text:p text:style-name="P4">
Authors: Ukrinform (Person)</text:p>
      <text:p text:style-name="P4">
Publisher: Укринформ (Organization)</text:p>
      <text:p text:style-name="P4">
Published Time: 2023-04-02T20:34:00+03:00</text:p>
      <text:p text:style-name="P4">
Modified Time: 2023-04-02T20:34:00+03:00</text:p>
      <text:p text:style-name="P4">
Description: У Хмельницькому учасники зібрання біля Покровського кафедрального собору УПЦ московського патріархату проголосували за перехід релігійної громади до ПЦУ, храм опломбували. — Укрінформ.</text:p>
      <text:p text:style-name="P4">
Images: ["<text:a xlink:type="simple" xlink:href="https://static.ukrinform.com/photos/2023_04/thumb_files/630_360_1680456139-467.jpg" text:style-name="Internet_20_link" text:visited-style-name="Visited_20_Internet_20_Link">
630_360_16804...</text:a>
"]</text:p>
      <text:p text:style-name="P4">
Tags: ['УПЦ МП', 'Хмельницький', 'Православна церква України']</text:p>
      <text:p text:style-name="P4">
Type: Article</text:p>
      <!--METADATA-->
      <text:p text:style-name="P4">
<draw:frame draw:style-name="fr1" draw:name="Image192" text:anchor-type="as-char" svg:width="6.9236in" svg:height="3.956343in" draw:z-index="0">
<draw:image xlink:href="../Images/yкринформ/2023-04-02T20-34-00-03-00/630_360_1680456139-467.jpg" xlink:type="simple" xlink:show="embed" xlink:actuate="onLoad" draw:mime-type="image/jpeg"/>
</draw:frame>
 УХмельницькому учасники зібрання біля Покровського кафедрального собору УПЦмосковського патріархату проголосували за перехід релігійної громади до ПЦУ,храм опломбували.</text:p>
      <text:p text:style-name="P4">
Про це у <text:a xlink:type="simple" xlink:href="https://t.me/smolii_ukraine/26210" text:style-name="Internet_20_link" text:visited-style-name="Visited_20_Internet_20_Link">
 </text:a>
 повідомив політичний експерт,голова ГО «Українська Україна» Анатолій Смолій, передає Укрінформ.</text:p>
      <text:p text:style-name="P4">
«Ситуація по Хмельницькому. Церкву зараз опломбовують. Люди, які зібрались -голосують за перехід до ПЦУ. На місці є представники ПЦУ. Створена комісіязборів громади. РПЦ йде за кораблем!», - написав Смолій.</text:p>
      <text:p text:style-name="P4">
Згодом він <text:a xlink:type="simple" xlink:href="http://t.me/smolii_ukraine/26211" text:style-name="Internet_20_link" text:visited-style-name="Visited_20_Internet_20_Link">
 </text:a>
 , що біля собору активістипровели збори, на яких зареєструвалося 1235 людей. Вони більшістю голосівпроголосували за перехід церкви в ПЦУ. Ключі від храму та майна мають передатикомісії.</text:p>
      <text:p text:style-name="P4">
Також Смолій додав, що священники УПЦ МП залишили територію храму, натомістьдо нього зайшли журналісти.</text:p>
      <text:p text:style-name="P4">
<text:a xlink:type="simple" xlink:href="http://suspilne.media/433218-u-hmelnickomu-progolosuvali-za-perehid-svato-pokrovskogo-kafedralnogo-soboru-upcmp-do-pcu/" text:style-name="Internet_20_link" text:visited-style-name="Visited_20_Internet_20_Link">
 </text:a>
 з посиланням на ЮріяСмаля - голову ревізійної комісії, обраної містянами під час зібрання,повідомило, що її члени у храмі описують майно. Потім його закриють і доВеликодня за східним обрядом богослужіння у ній не проводитимуться.</text:p>
      <text:p text:style-name="P4">
3 квітня представники комісії нестимуть документи про перереєстраціюрелігійної громади в ОВА.</text:p>
      <text:p text:style-name="P4">
<text:span text:style-name="T4">
Читайте також:</text:span>
 <text:a xlink:type="simple" xlink:href="https://www.ukrinform.ua/rubric-society/3690620-popri-zaboronu-onufrij-proviv-sluzbu-v-kievopecerskij-lavri.html" text:style-name="Internet_20_link" text:visited-style-name="Visited_20_Internet_20_Link">
 </text:a>
</text:p>
      <text:p text:style-name="P4">
Як повідомлялось, У Хмельницькому біля Покровського кафедрального собору УПЦ,де уранці стався інцидент з побиттям військового, увечері <text:a xlink:type="simple" xlink:href="https://www.ukrinform.ua/rubric-regions/3690687-u-hmelnickomu-pocalisa-suticki-bila-hramu-de-pobili-vijskovogo-zmi.html" text:style-name="Internet_20_link" text:visited-style-name="Visited_20_Internet_20_Link">
</text:a>
 між активістами тапредставниками УПЦ МП.</text:p>
      <text:p text:style-name="P4">
УПЦ МП повідомила, що мітингувальники «провели свої незаконні збори, якіназвали «зборами парафіяльної громади», з вимогою опечатати храм, звернулисядо правоохоронців і під скандування вивели священство УПЦ з території собору».</text:p>
      <text:p text:style-name="P4">
Укрінформ звернувся з проханням прокоментувати зазначені події до ПоліціїХмельницької області, написавши повідомлення у Фейсбуці. На момент публікаціївідповіді іще не отримано.</text:p>
      <text:p text:style-name="P4">
Раніше УПЦ МП заявляла про те, що «радикали» <text:a xlink:type="simple" xlink:href="https://www.ukrinform.ua/rubric-regions/3690671-v-upc-zaavlaut-pro-sturm-soboru-de-vranci-stavsa-incident-z-pobittam-vijskovogo.html" text:style-name="Internet_20_link" text:visited-style-name="Visited_20_Internet_20_Link">
</text:a>
 Покровськогокафедрального собору у Хмельницькому.</text:p>
      <text:p text:style-name="P4">
У Хмельницькій ОВА закликали <text:a xlink:type="simple" xlink:href="https://www.ukrinform.ua/rubric-regions/3690669-u-hmelnickij-ova-zaklikali-zniziti-gradus-naprugi-navkolo-suticki-u-hrami-upc.html" text:style-name="Internet_20_link" text:visited-style-name="Visited_20_Internet_20_Link">
 </text:a>
 навколо сутички в храмі УПЦ, під час якої побиливійськового, і розв'язати конфлікт у правовий спосіб</text:p>
      <text:p text:style-name="P4">
<text:a xlink:type="simple" xlink:href="https://www.ukrinform.ua/rubric-regions/3690605-bijka-u-cerkvi-upc-mp-u-hmelnickomu-policia-vidkrila-spravu.html" text:style-name="Internet_20_link" text:visited-style-name="Visited_20_Internet_20_Link">
 </text:a>
 з побиттям військового в одному зхрамів УПЦ МП розмістив у Фейсбуці депутат Хмельницької обласної ради ВікторБурлик. Депутат зазначив, що під час конфлікту в церкву приїхали представникиполіції і затримали військового за ст.173.</text:p>
      <text:p text:style-name="P4">
За даним фактом слідчі Хмельницького райуправління поліції ГУНП в Хмельницькійобласті відкрили провадження за ч 2 статті 296 Кримінального кодексу України –хуліганство. Наразі поліцейські з’ясовують усі обставини конфлікту, опитуютьсвідків та учасників події.</text:p>
      <text:p text:style-name="P4">
Міський голова Хмельницького Олександр Симчишин <text:a xlink:type="simple" xlink:href="https://www.ukrinform.ua/rubric-regions/3690643-pobitta-vijskovogo-u-hrami-mer-hmelnickogo-hoce-abi-rada-zaboronila-upc.html" text:style-name="Internet_20_link" text:visited-style-name="Visited_20_Internet_20_Link">
</text:a>
 , що побиття військового ухрамі має стати аргументом для Верховної Ради, аби проголосувати законопроєктпро заборону УПЦ. За його словами, на позачерговій сесії Хмельницька міськарада припинить користування УПЦ усіма земельними ділянками на територіїгромади, а також ініціюватиме аналогічні рішення обласної та районної рад.</text:p>
      <text:p text:style-name="P4">
Фото: Суспільне Хмельницький</text:p>
      <text:p text:style-name="P4">
Source: <text:a xlink:type="simple" xlink:href="https://www.ukrinform.ua/rubric-regions/3690702-u-hmelnickomu-progolosuvali-za-perehid-kafedralnogo-soboru-upc-mp-do-pcu.html" text:style-name="Internet_20_link" text:visited-style-name="Visited_20_Internet_20_Link">
https://www.ukrinform.ua/rubric-regions/3690702-u-hmelnickomu-progolosuvali-za-perehid-kafedralnogo-soboru-upc-mp-do-pcu.html</text:a>
</text:p>
      <!--NEWS-->
      <text:h text:style-name="P10" text:outline-level="1">
<text:span text:style-name="T4">
Наступний тиждень буде важливим на шляху до перемоги – Президент</text:span>
</text:h>
      <text:p text:style-name="P4">
Authors: Ukrinform (Person)</text:p>
      <text:p text:style-name="P4">
Publisher: Укринформ (Organization)</text:p>
      <text:p text:style-name="P4">
Published Time: 2023-04-02T20:50:00+03:00</text:p>
      <text:p text:style-name="P4">
Modified Time: 2023-04-02T20:50:00+03:00</text:p>
      <text:p text:style-name="P4">
Description: Наступний тиждень буде важливим на шляху до перемоги, Україна готується до запланованих подій і рішень. — Укрінформ.</text:p>
      <text:p text:style-name="P4">
Images: ["<text:a xlink:type="simple" xlink:href="https://static.ukrinform.com/photos/2023_01/thumb_files/630_360_1674870594-635.jpeg" text:style-name="Internet_20_link" text:visited-style-name="Visited_20_Internet_20_Link">
630_360_16748...</text:a>
"]</text:p>
      <text:p text:style-name="P4">
Tags: ['Україна', 'Зеленський', 'Війна з росією']</text:p>
      <text:p text:style-name="P4">
Type: Article</text:p>
      <!--METADATA-->
      <text:p text:style-name="P4">
<draw:frame draw:style-name="fr1" draw:name="Image193" text:anchor-type="as-char" svg:width="6.9236in" svg:height="3.956343in" draw:z-index="0">
<draw:image xlink:href="../Images/yкринформ/2023-04-02T20-50-00-03-00/630_360_1674870594-635.jpeg" xlink:type="simple" xlink:show="embed" xlink:actuate="onLoad" draw:mime-type="image/jpeg"/>
</draw:frame>
 Наступнийтиждень буде важливим на шляху до перемоги, Україна готується до запланованихподій і рішень.</text:p>
      <text:p text:style-name="P4">
Як передає Укрінформ, про це заявив Президент України Володимир Зеленський увечірньому <text:a xlink:type="simple" xlink:href="https://t.me/V_Zelenskiy_official/5718" text:style-name="Internet_20_link" text:visited-style-name="Visited_20_Internet_20_Link">
 </text:a>
 .</text:p>
      <text:p text:style-name="P4">
«Наступний тиждень буде особливо вагомим для нашого захисту, для нашого рухудо перемоги. Вже готуємося до запланованих подій і рішень. Головне зараз –берегти нашу єдність, дбати про наших захисників, захисниць, допомагати однеодному й державі», – сказав Зеленський.</text:p>
      <text:p text:style-name="P4">
_Відео:<text:a xlink:type="simple" xlink:href="http://t.me/V_Zelenskiy_official/5718" text:style-name="Internet_20_link" text:visited-style-name="Visited_20_Internet_20_Link">
 </text:a>
 _</text:p>
      <text:p text:style-name="P4">
Президент зазначив, що на <text:a xlink:type="simple" xlink:href="https://www.ukrinform.ua/tag-doneccina" text:style-name="Internet_20_link" text:visited-style-name="Visited_20_Internet_20_Link">
 </text:a>
залишається складною ситуація. Під Авдіївкою, Марʼїнкою, під Бахмутом«особливо гаряче».</text:p>
      <text:p text:style-name="P4">
«Буде такий день, коли ми скажемо: останній окупант утік або вбитий наДонеччині, на Луганщині, на Херсонщині й на всьому нашому півдні. Вільним ізнову безпечним буде й Крим. Україна поверне все своє», – додав він.</text:p>
      <text:p text:style-name="P4">
<text:span text:style-name="T4">
Читайте також:</text:span>
 <text:a xlink:type="simple" xlink:href="https://www.ukrinform.ua/rubric-ato/3690418-zelenskij-rozpoviv-pro-tizden-pozitivnih-novin-dla-zahistu-ukraini.html" text:style-name="Internet_20_link" text:visited-style-name="Visited_20_Internet_20_Link">
 </text:a>
</text:p>
      <text:p text:style-name="P4">
Як повідомлялося, сили оборони України з 24 лютого 2022 року ліквідувалиблизько 173 тисяч 990 російських загарбників.</text:p>
      <text:p text:style-name="P4">
<text:span text:style-name="T5">
Фото: ОП</text:span>
</text:p>
      <text:p text:style-name="P4">
Source: <text:a xlink:type="simple" xlink:href="https://www.ukrinform.ua/rubric-polytics/3690705-nastupnij-tizden-bude-vazlivim-na-slahu-do-peremogi-prezident.html" text:style-name="Internet_20_link" text:visited-style-name="Visited_20_Internet_20_Link">
https://www.ukrinform.ua/rubric-polytics/3690705-nastupnij-tizden-bude-vazlivim-na-slahu-do-peremogi-prezident.html</text:a>
</text:p>
      <!--NEWS-->
      <text:h text:style-name="P10" text:outline-level="1">
<text:span text:style-name="T4">
росія може змінити вище військове керівництво через невдалий зимовий наступ – ISW</text:span>
</text:h>
      <text:p text:style-name="P4">
Authors: Ukrinform (Person)</text:p>
      <text:p text:style-name="P4">
Publisher: Укринформ (Organization)</text:p>
      <text:p text:style-name="P4">
Published Time: 2023-04-02T21:01:03+03:00</text:p>
      <text:p text:style-name="P4">
Modified Time: 2023-04-02T21:01:03+03:00</text:p>
      <text:p text:style-name="P4">
Description: Країна-агресор, ймовірно, незабаром може змінити своє вище військове командування у зв’язку із невдалим зимовим наступом. — Укрінформ.</text:p>
      <text:p text:style-name="P4">
Images: ["<text:a xlink:type="simple" xlink:href="https://static.ukrinform.com/photos/2016_04/thumb_files/630_360_1460459568-5627.jpg" text:style-name="Internet_20_link" text:visited-style-name="Visited_20_Internet_20_Link">
630_360_14604...</text:a>
"]</text:p>
      <text:p text:style-name="P4">
Tags: ['США', 'Російські військові', 'Війна з росією']</text:p>
      <text:p text:style-name="P4">
Type: Article</text:p>
      <!--METADATA-->
      <text:p text:style-name="P4">
<draw:frame draw:style-name="fr1" draw:name="Image194" text:anchor-type="as-char" svg:width="6.9236in" svg:height="3.956343in" draw:z-index="0">
<draw:image xlink:href="../Images/yкринформ/2023-04-02T21-01-03-03-00/630_360_1460459568-5627.jpg" xlink:type="simple" xlink:show="embed" xlink:actuate="onLoad" draw:mime-type="image/jpeg"/>
</draw:frame>
 Країна-агресор, ймовірно, незабаром може змінити своє вище військове командування узв’язку із невдалим зимовим наступом.</text:p>
      <text:p text:style-name="P4">
Про це у <text:a xlink:type="simple" xlink:href="http://www.understandingwar.org/backgrounder/russian-offensive-campaign-assessment-april-1-2023" text:style-name="Internet_20_link" text:visited-style-name="Visited_20_Internet_20_Link">
 </text:a>
 повідомляє Інститут вивчення війни (ISW),передає Укрінформ.</text:p>
      <text:p text:style-name="P4">
У суботу російські військові блогери заявили, що 30 березня міноборони росіївідкликало командувача вдв рф генерал-полковника Михайла Теплінського ізвідпустки після того, як 13 січня міноборони замінило його генерал-лейтенантомОлегом Макаревичем.</text:p>
      <text:p text:style-name="P4">
У міноборони <text:a xlink:type="simple" xlink:href="https://www.ukrinform.ua/tag-rosia" text:style-name="Internet_20_link" text:visited-style-name="Visited_20_Internet_20_Link">
 </text:a>
 ніколи не підтверджувализвільнення Теплінського і, ймовірно, міністерство відправило його у відпустку,щоб мати можливість відкликати генерал-полковника для командування ВДВ тоді,коли вважатиме це за потрібне.</text:p>
      <text:p text:style-name="P4">
Натомість російські військові блогери стверджували, що Теплінський негайновилетів до штабу російського об’єднаного угруповання у Ростові-на-ДонуКраснодарського краю, щоб прийняти командування ВДВ, і що він уже плануємайбутні операції. Один блогер стверджував, що начальник генштабу сухопутнихвійськ і колишній командувач центрального військового округу (ЦВО) генерал-полковник Олександр Лапін летів разом із Теплінським.</text:p>
      <text:p text:style-name="P4">
міноборони рф замінило Лапіна на генерал-лейтенанта Андрія Мордічева на посадікомандувача ЦВО 17 лютого після публічної критики Лапіна за його управліннялінією Сватове-Кремінна восени 2022 року.</text:p>
      <text:p text:style-name="P4">
«Залишається побачити, чи Лапіна поновлять на посаді командувача (російськими– ред.) силами в Україні», пише ISW.</text:p>
      <text:p text:style-name="P4">
Починаючи з 27 березня, російські джерела припускали, що міноборони росіїтакож нещодавно звільнило командувача східним військовим округом (СВО)генерал-полковника Рустама Мурадова у відповідь на різку критику йогокомандування у зв’язку із значними втратами російської армії у наступальнихопераціях під Вугледаром на початку цього року.</text:p>
      <text:p text:style-name="P4">
<text:span text:style-name="T4">
Читайте також:</text:span>
 <text:a xlink:type="simple" xlink:href="https://www.ukrinform.ua/rubric-ato/3690513-piactvo-e-odnieu-z-osnovnih-pricin-nebojovih-vtrat-u-rosian-britanska-rozvidka.html" text:style-name="Internet_20_link" text:visited-style-name="Visited_20_Internet_20_Link">
 </text:a>
</text:p>
      <text:p text:style-name="P4">
Як повідомлялося, <text:a xlink:type="simple" xlink:href="https://www.ukrinform.ua/rubric-ato/3690479-kreml-ne-dosag-postavlenih-cilej-v-ukraini-do-kinca-berezna-isw.html" text:style-name="Internet_20_link" text:visited-style-name="Visited_20_Internet_20_Link">
 </text:a>
 із захопленняДонецької та Луганської областей України в межах адміністративних кордонів до31 березня.</text:p>
      <text:p text:style-name="P4">
Source: <text:a xlink:type="simple" xlink:href="https://www.ukrinform.ua/rubric-ato/3690706-rosia-moze-zminiti-vise-vijskove-kerivnictvo-cerez-nevdalij-zimovij-nastup-isw.html" text:style-name="Internet_20_link" text:visited-style-name="Visited_20_Internet_20_Link">
https://www.ukrinform.ua/rubric-ato/3690706-rosia-moze-zminiti-vise-vijskove-kerivnictvo-cerez-nevdalij-zimovij-nastup-isw.html</text:a>
</text:p>
      <!--NEWS-->
      <text:h text:style-name="P10" text:outline-level="1">
<text:span text:style-name="T4">
Бомбу заклали у подарований «воєнкору» татарському позолочений бюст</text:span>
</text:h>
      <text:p text:style-name="P4">
Authors: Ukrinform (Person)</text:p>
      <text:p text:style-name="P4">
Publisher: Укринформ (Organization)</text:p>
      <text:p text:style-name="P4">
Published Time: 2023-04-02T21:11:00+03:00</text:p>
      <text:p text:style-name="P4">
Modified Time: 2023-04-02T21:11:00+03:00</text:p>
      <text:p text:style-name="P4">
Description: Бомбу для російського пропагандиста владлена татарського заклали в подарований йому позолочений бюст.</text:p>
      <text:p text:style-name="P4">
— Укрінформ.</text:p>
      <text:p text:style-name="P4">
Images: ["<text:a xlink:type="simple" xlink:href="https://static.ukrinform.com/photos/2023_04/thumb_files/630_360_1680459068-428.jpg" text:style-name="Internet_20_link" text:visited-style-name="Visited_20_Internet_20_Link">
630_360_16804...</text:a>
"]</text:p>
      <text:p text:style-name="P4">
Tags: ['Петербург', 'Вибух', 'Бомба']</text:p>
      <text:p text:style-name="P4">
Type: Article</text:p>
      <!--METADATA-->
      <text:p text:style-name="P4">
<draw:frame draw:style-name="fr1" draw:name="Image195" text:anchor-type="as-char" svg:width="6.9236in" svg:height="3.956343in" draw:z-index="0">
<draw:image xlink:href="../Images/yкринформ/2023-04-02T21-11-00-03-00/630_360_1680459068-428.jpg" xlink:type="simple" xlink:show="embed" xlink:actuate="onLoad" draw:mime-type="image/jpeg"/>
</draw:frame>
 Бомбу дляросійського пропагандиста владлена татарського заклали в подарований йомупозолочений бюст.</text:p>
      <text:p text:style-name="P4">
Як передає Укрінформ, про це повідомляють численні <text:a xlink:type="simple" xlink:href="https://t.me/ButusovPlus/2496" text:style-name="Internet_20_link" text:visited-style-name="Visited_20_Internet_20_Link">
</text:a>
 , які розміщують відео вручення подарунка.</text:p>
      <text:p text:style-name="P4">
Бойовик з Донеччини владлен татарський проводив творчу зустріч зі своїмишанувальниками в кафе Санкт-Петербурга. За декілька хвилин до <text:a xlink:type="simple" xlink:href="https://www.ukrinform.ua/tag-vibuh" text:style-name="Internet_20_link" text:visited-style-name="Visited_20_Internet_20_Link">
</text:a>
 йому передали подарунок від дівчини-художника, яка зараз оголошена в розшук. Це був позолочений бюст "героя", якийтой поставив поруч із собою. Блогер загинув, ще 19 осіб, учасників зустрічі,отримали поранення.</text:p>
      <text:p text:style-name="P4">
татарський (справжнє ім'я – максим фомін) має бурхливу біографію. Народився уМакіївці Донецької області. За його словами, він завжди відчував себеросіянином. У 2011 році отримав великий термін за пограбування банку, відбувавпокарання у колонії Горлівки. У 2014 році, користуючись хаосом та бойовимидіями, втік з в'язниці, був схоплений і знову посаджений. Глава «ДНР»олександр захарченко помилував татарського за вимогу воювати проти України.</text:p>
      <text:p text:style-name="P4">
Він служив у розвідроті, батальйонній розвідці, а 2019-му році звільнився зармії, зайнявся блогерством, поїхав працювати до Москви, де став медійноюперсоною на телебаченні й розповідав про "героїзм" російських загарбників.</text:p>
      <text:p text:style-name="P4">
татарський був присутнім під час підписання путіним указу про приєднання доросії «днр, лнр, Херсонської та Запорізької областей». При цьому, виходячи іззали, він заявив: "Всіх переможемо, всіх вб'ємо, всіх, кого треба пограбуємо,все буде, як ми любимо".</text:p>
      <text:p text:style-name="P4">
Загибель татарського підтвердило <text:a xlink:type="simple" xlink:href="https://t.me/mediamvd/17593" text:style-name="Internet_20_link" text:visited-style-name="Visited_20_Internet_20_Link">
 </text:a>
 .</text:p>
      <text:p text:style-name="P4">
<text:span text:style-name="T4">
Читайте також:</text:span>
 <text:a xlink:type="simple" xlink:href="https://www.ukrinform.ua/rubric-world/3593799-u-rosijskomu-primori-znajdenij-mertvim-vijskovij-komisar.html" text:style-name="Internet_20_link" text:visited-style-name="Visited_20_Internet_20_Link">
 </text:a>
</text:p>
      <text:p text:style-name="P4">
Як повідомляв <text:a xlink:type="simple" xlink:href="https://www.ukrinform.ua/rubric-world/3690689-u-peterburzi-stavsa-vibuh-u-kafe-prigozina-zaginuv-voenkor-tatarskij.html" text:style-name="Internet_20_link" text:visited-style-name="Visited_20_Internet_20_Link">
 </text:a>
 , увечері 2квітня у Василеострівському районі Петербурга у кафе «Стрітбар», яке належитьєвгену пригожину, стався вибух під час зустрічі з Z-війсккором владленомтатарським. На зустріч міг заїхати особисто «кухар» путіна.</text:p>
      <text:p text:style-name="P4">
<text:span text:style-name="T5">
Фото: RFE / RL</text:span>
</text:p>
      <text:p text:style-name="P4">
Source: <text:a xlink:type="simple" xlink:href="https://www.ukrinform.ua/rubric-world/3690708-bombu-zaklali-u-podarovanij-voenkoru-tatarskomu-pozolocenij-bust.html" text:style-name="Internet_20_link" text:visited-style-name="Visited_20_Internet_20_Link">
https://www.ukrinform.ua/rubric-world/3690708-bombu-zaklali-u-podarovanij-voenkoru-tatarskomu-pozolocenij-bust.html</text:a>
</text:p>
      <!--NEWS-->
      <text:h text:style-name="P10" text:outline-level="1">
<text:span text:style-name="T4">
Китай вивів на орбіту супутник за допомогою нової ракети-носія</text:span>
</text:h>
      <text:p text:style-name="P4">
Authors: Ukrinform (Person)</text:p>
      <text:p text:style-name="P4">
Publisher: Укринформ (Organization)</text:p>
      <text:p text:style-name="P4">
Published Time: 2023-04-02T21:23:00+03:00</text:p>
      <text:p text:style-name="P4">
Modified Time: 2023-04-02T21:23:00+03:00</text:p>
      <text:p text:style-name="P4">
Description: Китай здійснив перший запуск ракети-носія "TL-2 Y1", яка доставила на навколоземну орбіту супутник. — Укрінформ.</text:p>
      <text:p text:style-name="P4">
Images: ["<text:a xlink:type="simple" xlink:href="https://static.ukrinform.com/photos/2023_04/thumb_files/630_360_1680458725-430.jpg" text:style-name="Internet_20_link" text:visited-style-name="Visited_20_Internet_20_Link">
630_360_16804...</text:a>
", "<text:a xlink:type="simple" xlink:href="https://static.ukrinform.com/photos/2023_04/1680458725-236.jpg" text:style-name="Internet_20_link" text:visited-style-name="Visited_20_Internet_20_Link">
1680458725-23...</text:a>
", "<text:a xlink:type="simple" xlink:href="https://static.ukrinform.com/photos/2023_04/1680458725-559.jpg" text:style-name="Internet_20_link" text:visited-style-name="Visited_20_Internet_20_Link">
1680458725-55...</text:a>
"]</text:p>
      <text:p text:style-name="P4">
Tags: ['Китай', 'Космос', 'Ракета', 'Супутник']</text:p>
      <text:p text:style-name="P4">
Type: Article</text:p>
      <!--METADATA-->
      <text:p text:style-name="P4">
<draw:frame draw:style-name="fr1" draw:name="Image196" text:anchor-type="as-char" svg:width="6.9236in" svg:height="3.956343in" draw:z-index="0">
<draw:image xlink:href="../Images/yкринформ/2023-04-02T21-23-00-03-00/630_360_1680458725-430.jpg" xlink:type="simple" xlink:show="embed" xlink:actuate="onLoad" draw:mime-type="image/jpeg"/>
</draw:frame>
 Китайздійснив перший запуск ракети-носія "TL-2 Y1", яка доставила на навколоземнуорбіту супутник.</text:p>
      <text:p text:style-name="P4">
Про це повідомляє <text:a xlink:type="simple" xlink:href="https://english.news.cn/20230402/425ff50d43f74b95b5ba616ed2eb2185/c.html" text:style-name="Internet_20_link" text:visited-style-name="Visited_20_Internet_20_Link">
</text:a>
 ,передає Укрінформ.</text:p>
      <text:p text:style-name="P4">
Ракета-носій "TL-2 Y1" із супутником стартувала з космодрому Цзюцюань напівнічному заході Китаю.</text:p>
      <text:p text:style-name="P4">
<draw:frame draw:style-name="fr1" draw:name="Image197" text:anchor-type="as-char" svg:width="6.9236in" svg:height="4.611226in" draw:z-index="0">
<draw:image xlink:href="../Images/yкринформ/2023-04-02T21-23-00-03-00/1680458725-236.jpg" xlink:type="simple" xlink:show="embed" xlink:actuate="onLoad" draw:mime-type="image/jpeg"/>
</draw:frame>
</text:p>
      <text:p text:style-name="P4">
"Доставлений на орбіту <text:a xlink:type="simple" xlink:href="https://www.ukrinform.ua/tag-suputnik" text:style-name="Internet_20_link" text:visited-style-name="Visited_20_Internet_20_Link">
 </text:a>
 переважновикористовуватиметься в експериментах з отримання зображень за допомогоюдистанційного зондування та інших технічних перевірках", - ідеться вповідомленні.</text:p>
      <text:p text:style-name="P4">
<draw:frame draw:style-name="fr1" draw:name="Image198" text:anchor-type="as-char" svg:width="6.9236in" svg:height="4.615733in" draw:z-index="0">
<draw:image xlink:href="../Images/yкринформ/2023-04-02T21-23-00-03-00/1680458725-559.jpg" xlink:type="simple" xlink:show="embed" xlink:actuate="onLoad" draw:mime-type="image/jpeg"/>
</draw:frame>
</text:p>
      <text:p text:style-name="P4">
Зазначається, що під час першого польоту було перевірено загальну програмуракети та координацію між її системами. Також, за інформацією Xinhua, було"отримано параметри умов польоту".</text:p>
      <text:p text:style-name="P4">
<text:span text:style-name="T4">
Читайте також:</text:span>
 <text:a xlink:type="simple" xlink:href="https://www.ukrinform.ua/rubric-technology/3686228-kitaj-zapustiv-cotiri-meteorologicni-suputniki.html" text:style-name="Internet_20_link" text:visited-style-name="Visited_20_Internet_20_Link">
 </text:a>
</text:p>
      <text:p text:style-name="P4">
Як повідомлялося, наприкінці березня <text:a xlink:type="simple" xlink:href="https://www.ukrinform.ua/rubric-technology/3687509-indijska-raketa-zapustila-na-orbitu-grupu-suputnikiv-zvazku-oneweb.html" text:style-name="Internet_20_link" text:visited-style-name="Visited_20_Internet_20_Link">
 </text:a>
 останню партію з 36 супутників для інтернет-сузір'япершого покоління OneWeb.</text:p>
      <text:p text:style-name="P4">
<text:span text:style-name="T5">
Фото: Xinhua</text:span>
</text:p>
      <text:p text:style-name="P4">
Source: <text:a xlink:type="simple" xlink:href="https://www.ukrinform.ua/rubric-technology/3690707-kitaj-viviv-na-orbitu-suputnik-za-dopomogou-novoi-raketinosia.html" text:style-name="Internet_20_link" text:visited-style-name="Visited_20_Internet_20_Link">
https://www.ukrinform.ua/rubric-technology/3690707-kitaj-viviv-na-orbitu-suputnik-za-dopomogou-novoi-raketinosia.html</text:a>
</text:p>
      <!--NEWS-->
      <text:h text:style-name="P10" text:outline-level="1">
<text:span text:style-name="T4">
АПЛ: «Ньюкасл» переміг «Манчестер Юнайтед» і піднявся в зону ЛЧ</text:span>
</text:h>
      <text:p text:style-name="P4">
Authors: Ukrinform (Person)</text:p>
      <text:p text:style-name="P4">
Publisher: Укринформ (Organization)</text:p>
      <text:p text:style-name="P4">
Published Time: 2023-04-02T21:27:14+03:00</text:p>
      <text:p text:style-name="P4">
Modified Time: 2023-04-02T21:27:14+03:00</text:p>
      <text:p text:style-name="P4">
Description: «Сороки» і «червоні дияволи» мають однакову кількість очок в чемпіонаті Англії. — Укрінформ.</text:p>
      <text:p text:style-name="P4">
Images: ["<text:a xlink:type="simple" xlink:href="https://static.ukrinform.com/photos/2023_04/thumb_files/630_360_1680459954-504.jpg" text:style-name="Internet_20_link" text:visited-style-name="Visited_20_Internet_20_Link">
630_360_16804...</text:a>
"]</text:p>
      <text:p text:style-name="P4">
Tags: ['Футбол', 'Манчестер Юнайтед', 'АПЛ']</text:p>
      <text:p text:style-name="P4">
Type: Article</text:p>
      <!--METADATA-->
      <text:p text:style-name="P4">
<draw:frame draw:style-name="fr1" draw:name="Image199" text:anchor-type="as-char" svg:width="6.9236in" svg:height="3.956343in" draw:z-index="0">
<draw:image xlink:href="../Images/yкринформ/2023-04-02T21-27-14-03-00/630_360_1680459954-504.jpg" xlink:type="simple" xlink:show="embed" xlink:actuate="onLoad" draw:mime-type="image/jpeg"/>
</draw:frame>
 «Сороки» і«червоні дияволи» мають однакову кількість очок в чемпіонаті Англії.</text:p>
      <text:p text:style-name="P4">
«Ньюкасл» вдома здолав «Манчестер Юнайтед» 2:0 в 29-му турі Англійськоїпрем'єр-ліги, передає Укрінформ.</text:p>
      <text:p text:style-name="P4">
У складі «чорно-білих» дублем відзначився Віллок.</text:p>
      <text:p text:style-name="P4">
Перемога над «МЮ» дозволила підопічним Хоу піднятися на 4 сходинку вчемпіонаті Англії. Вони випереджають «червоних дияволів» за кращою різницеюзабитих і пропущених м'ячів.</text:p>
      <text:p text:style-name="P4">
<text:span text:style-name="T4">
Читайте також:</text:span>
 <text:a xlink:type="simple" xlink:href="https://www.ukrinform.ua/rubric-sports/3690696-la-lila-real-rozgromiv-valadolid.html" text:style-name="Internet_20_link" text:visited-style-name="Visited_20_Internet_20_Link">
 </text:a>
</text:p>
      <text:p text:style-name="P4">
Як повідомлялося, «Арсенал» очолює АПЛ, маючи в активі 72 пункти після 29матчів.</text:p>
      <text:p text:style-name="P4">
Фото: twitter.com/NUFC</text:p>
      <text:p text:style-name="P4">
Source: <text:a xlink:type="simple" xlink:href="https://www.ukrinform.ua/rubric-sports/3690711-apl-nukasl-peremig-mancester-unajted-i-pidnavsa-v-zonu-lc.html" text:style-name="Internet_20_link" text:visited-style-name="Visited_20_Internet_20_Link">
https://www.ukrinform.ua/rubric-sports/3690711-apl-nukasl-peremig-mancester-unajted-i-pidnavsa-v-zonu-lc.html</text:a>
</text:p>
      <!--NEWS-->
      <text:h text:style-name="P10" text:outline-level="1">
<text:span text:style-name="T4">
Мер Хмельницького показав першу молитву українською у Покровському кафедральному соборі</text:span>
</text:h>
      <text:p text:style-name="P4">
Authors: Ukrinform (Person)</text:p>
      <text:p text:style-name="P4">
Publisher: Укринформ (Organization)</text:p>
      <text:p text:style-name="P4">
Published Time: 2023-04-02T21:31:00+03:00</text:p>
      <text:p text:style-name="P4">
Modified Time: 2023-04-02T21:31:00+03:00</text:p>
      <text:p text:style-name="P4">
Description: Міський голова Хмельницького Олександр Симчишин оприлюднив відео першої молитви українською мовою за Україну і захисників у Покровському кафедральному соборі УПЦ, який після скандалу з побиттям військового перейшов у підпорядкування ПЦУ. — Укрінформ.</text:p>
      <text:p text:style-name="P4">
Images: ["<text:a xlink:type="simple" xlink:href="https://static.ukrinform.com/photos/2023_04/thumb_files/630_360_1680453134-406.jpg" text:style-name="Internet_20_link" text:visited-style-name="Visited_20_Internet_20_Link">
630_360_16804...</text:a>
"]</text:p>
      <text:p text:style-name="P4">
Tags: ['УПЦ МП', 'Молитва', 'Хмельницький', 'Православна церква України']</text:p>
      <text:p text:style-name="P4">
Type: Article</text:p>
      <!--METADATA-->
      <text:p text:style-name="P4">
<draw:frame draw:style-name="fr1" draw:name="Image200" text:anchor-type="as-char" svg:width="6.9236in" svg:height="3.956343in" draw:z-index="0">
<draw:image xlink:href="../Images/yкринформ/2023-04-02T21-31-00-03-00/630_360_1680453134-406.jpg" xlink:type="simple" xlink:show="embed" xlink:actuate="onLoad" draw:mime-type="image/jpeg"/>
</draw:frame>
 Міськийголова Хмельницького Олександр Симчишин оприлюднив відео першої молитвиукраїнською мовою за Україну і захисників у Покровському кафедральному соборіУПЦ, який після скандалу з побиттям військового перейшов у підпорядкуванняПЦУ.</text:p>
      <text:p text:style-name="P4">
Про це міський голова Хмельницького Олександр Симчишин повідомив у <text:a xlink:type="simple" xlink:href="https://t.me/symchyshyn_oleksandr/5146" text:style-name="Internet_20_link" text:visited-style-name="Visited_20_Internet_20_Link">
</text:a>
 , передає Укрінформ.</text:p>
      <text:p text:style-name="P4">
«Перша молитва <text:a xlink:type="simple" xlink:href="https://www.ukrinform.ua/tag-ukrainska-mova" text:style-name="Internet_20_link" text:visited-style-name="Visited_20_Internet_20_Link">
 </text:a>
 за Україну, заукраїнських воїнів у соборі. Перша за десятки і десятки років! Хмельничани -круті! Повага усім! Пишаюся! Дякую, усім українцям за підтримку!»- написавСимчишин.</text:p>
      <text:p text:style-name="P4">
Він зазначив, шо попереду для перемоги ще дуже багато роботи, тому закликавусіх тримати стрій.</text:p>
      <text:p text:style-name="P4">
Раніше Симчишин різко відреагував на вранішній інцидент із побиттямвійськового, який стався у Покровському кафедральному соборі УПЦ. Вінзазначив, що ця подія має стати аргументом для Верховної Ради, абипроголосувати законопроєкт про заборону УПЦ.</text:p>
      <text:p text:style-name="P4">
За його словами, на позачерговій сесії Хмельницька міська рада припинитькористування УПЦ усіма земельними ділянками на території громади, а такожініціюватиме аналогічні рішення обласної та районної рад.</text:p>
      <text:p text:style-name="P4">
Як повідомлялось, 2 квітня у Хмельницькому учасники зібрання біля Покровськогокафедрального собору УПЦ проголосували за перехід релігійної громади до ПЦУ,храм опломбували. Священники УПЦ покинули територію храму. Обрана зібраннямревізійна комісія описує майно. Потім його закриють і до Великодня за східнимобрядом богослужіння у ній не проводитимуться.</text:p>
      <text:p text:style-name="P4">
3 квітня представники комісії нестимуть документи про перереєстраціюрелігійної громади в ОВА.</text:p>
      <text:p text:style-name="P4">
<text:span text:style-name="T4">
Читайте також:</text:span>
 <text:a xlink:type="simple" xlink:href="https://www.ukrinform.ua/rubric-regions/3690643-pobitta-vijskovogo-u-hrami-mer-hmelnickogo-hoce-abi-rada-zaboronila-upc.html" text:style-name="Internet_20_link" text:visited-style-name="Visited_20_Internet_20_Link">
 </text:a>
</text:p>
      <text:p text:style-name="P4">
Як повідомлялось, У Хмельницькому біля Покровського кафедрального собору УПЦ,де уранці стався інцидент з побиттям військового, увечері відбулися <text:a xlink:type="simple" xlink:href="https://www.ukrinform.ua/rubric-regions/3690687-u-hmelnickomu-pocalisa-suticki-bila-hramu-de-pobili-vijskovogo-zmi.html" text:style-name="Internet_20_link" text:visited-style-name="Visited_20_Internet_20_Link">
</text:a>
 .</text:p>
      <text:p text:style-name="P4">
УПЦ повідомила, що мітингувальники «провели свої незаконні збори, які назвали« <text:a xlink:type="simple" xlink:href="https://www.ukrinform.ua/rubric-regions/3690702-u-hmelnickomu-progolosuvali-za-perehid-kafedralnogo-soboru-upc-mp-do-pcu.html" text:style-name="Internet_20_link" text:visited-style-name="Visited_20_Internet_20_Link">
 </text:a>
 », з вимогоюопечатати храм, звернулися до правоохоронців і під скандування вивелисвященство УПЦ з території собору».</text:p>
      <text:p text:style-name="P4">
Укрінформ звернувся з проханням прокоментувати зазначені події до ПоліціїХмельницької області, написавши повідомлення у Фейсбуці. На момент публікаціївідповіді іще не отримано.</text:p>
      <text:p text:style-name="P4">
Раніше <text:a xlink:type="simple" xlink:href="https://www.ukrinform.ua/rubric-regions/3690671-v-upc-zaavlaut-pro-sturm-soboru-de-vranci-stavsa-incident-z-pobittam-vijskovogo.html" text:style-name="Internet_20_link" text:visited-style-name="Visited_20_Internet_20_Link">
 </text:a>
 про те, що«радикали» розпочали штурм Покровського кафедрального собору УПЦ уХмельницькому.</text:p>
      <text:p text:style-name="P4">
<text:a xlink:type="simple" xlink:href="https://www.ukrinform.ua/rubric-regions/3690669-u-hmelnickij-ova-zaklikali-zniziti-gradus-naprugi-navkolo-suticki-u-hrami-upc.html" text:style-name="Internet_20_link" text:visited-style-name="Visited_20_Internet_20_Link">
 </text:a>
 навколосутички в храмі УПЦ, під час якої побили військового, і розв'язати конфлікт управовий спосіб.</text:p>
      <text:p text:style-name="P4">
<text:span text:style-name="T5">
Фото: Суспільне Хмельницький</text:span>
</text:p>
      <text:p text:style-name="P4">
Source: <text:a xlink:type="simple" xlink:href="https://www.ukrinform.ua/rubric-regions/3690713-mer-hmelnickogo-pokazav-persu-molitvu-ukrainskou-u-pokrovskomu-kafedralnomu-sobori.html" text:style-name="Internet_20_link" text:visited-style-name="Visited_20_Internet_20_Link">
https://www.ukrinform.ua/rubric-regions/3690713-mer-hmelnickogo-pokazav-persu-molitvu-ukrainskou-u-pokrovskomu-kafedralnomu-sobori.html</text:a>
</text:p>
      <!--NEWS-->
      <text:h text:style-name="P10" text:outline-level="1">
<text:span text:style-name="T4">
Мінцифри залучить Аpple до повоєнного перепису населення</text:span>
</text:h>
      <text:p text:style-name="P4">
Authors: Ukrinform (Person)</text:p>
      <text:p text:style-name="P4">
Publisher: Укринформ (Organization)</text:p>
      <text:p text:style-name="P4">
Published Time: 2023-04-02T21:48:00+03:00</text:p>
      <text:p text:style-name="P4">
Modified Time: 2023-04-02T21:48:00+03:00</text:p>
      <text:p text:style-name="P4">
Description: Міністерство цифрової трансформації планує долучитися до проведення перепису населення після війни та залучити інформацію з реєстрів для спрощення процедури. — Укрінформ.</text:p>
      <text:p text:style-name="P4">
Images: ["<text:a xlink:type="simple" xlink:href="https://static.ukrinform.com/photos/2022_06/thumb_files/630_360_1656503499-838.jpg" text:style-name="Internet_20_link" text:visited-style-name="Visited_20_Internet_20_Link">
630_360_16565...</text:a>
"]</text:p>
      <text:p text:style-name="P4">
Tags: ['Apple', 'Перепис населення', 'Федоров', 'Мінцифри', 'Єдині новини']</text:p>
      <text:p text:style-name="P4">
Type: Article</text:p>
      <!--METADATA-->
      <text:p text:style-name="P4">
<draw:frame draw:style-name="fr1" draw:name="Image201" text:anchor-type="as-char" svg:width="6.9236in" svg:height="3.956343in" draw:z-index="0">
<draw:image xlink:href="../Images/yкринформ/2023-04-02T21-48-00-03-00/630_360_1656503499-838.jpg" xlink:type="simple" xlink:show="embed" xlink:actuate="onLoad" draw:mime-type="image/jpeg"/>
</draw:frame>
Міністерство цифрової трансформації планує долучитися до проведення переписунаселення після війни та залучити інформацію з реєстрів для спрощенняпроцедури.</text:p>
      <text:p text:style-name="P4">
Як передає Укрінформ, про це віцепрем'єр з інновацій, розвитку освіти, наукита технологій – міністр цифрової трансформації Михайло Федоров сказав в ефірітелемарафону «Єдині новини».</text:p>
      <text:p text:style-name="P4">
«Після нашої перемоги потрібно буде точно проводити перепис населення. Але мивзагалі переосмислили підхід до цього. І розуміємо, що багато інформації можнаотримати завдяки верифікації в реєстрах, щоб не смикати наших громадян і незапитувати те, що і так можна побачити завдяки деперсоналізованійсинхронізації певних реєстрів», – розповів урядовець.</text:p>
      <text:p text:style-name="P4">
За його словами, до <text:a xlink:type="simple" xlink:href="https://www.ukrinform.ua/tag-perepis-naselenna" text:style-name="Internet_20_link" text:visited-style-name="Visited_20_Internet_20_Link">
 </text:a>
Мінцифри планує залучити компанію Аpple.</text:p>
      <text:p text:style-name="P4">
<text:span text:style-name="T4">
Читайте також:</text:span>
 <text:a xlink:type="simple" xlink:href="https://www.ukrinform.ua/rubric-technology/3686102-mincifri-pogliblue-tehnologicnu-spivpracu-z-evropou.html" text:style-name="Internet_20_link" text:visited-style-name="Visited_20_Internet_20_Link">
 </text:a>
</text:p>
      <text:p text:style-name="P4">
«Це буде один з найбільш сучасних та інноваційних переписів населення у світі<text:span text:style-name="T4">
», –</text:span>
 додав Федоров.</text:p>
      <text:p text:style-name="P4">
Як повідомлялося, всеукраїнський перепис населення, який планували провести у2023 році, відбудеться вже після закінчення війни.</text:p>
      <text:p text:style-name="P4">
Source: <text:a xlink:type="simple" xlink:href="https://www.ukrinform.ua/rubric-technology/3690715-mincifri-zalucit-apple-do-povoennogo-perepisu-naselenna.html" text:style-name="Internet_20_link" text:visited-style-name="Visited_20_Internet_20_Link">
https://www.ukrinform.ua/rubric-technology/3690715-mincifri-zalucit-apple-do-povoennogo-perepisu-naselenna.html</text:a>
</text:p>
      <!--NEWS-->
      <text:h text:style-name="P10" text:outline-level="1">
<text:span text:style-name="T4">
росіяни протягом доби обстріляли чотири громади Сумщини</text:span>
</text:h>
      <text:p text:style-name="P4">
Authors: Ukrinform (Person)</text:p>
      <text:p text:style-name="P4">
Publisher: Укринформ (Organization)</text:p>
      <text:p text:style-name="P4">
Published Time: 2023-04-02T22:11:00+03:00</text:p>
      <text:p text:style-name="P4">
Modified Time: 2023-04-02T22:11:00+03:00</text:p>
      <text:p text:style-name="P4">
Description: російські війська у неділю, 2 квітня, обстріляли чотири територіальні громади Сумської області. — Укрінформ.</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Війна з росією']</text:p>
      <text:p text:style-name="P4">
Type: Article</text:p>
      <!--METADATA-->
      <text:p text:style-name="P4">
<draw:frame draw:style-name="fr1" draw:name="Image202" text:anchor-type="as-char" svg:width="6.9236in" svg:height="3.956343in" draw:z-index="0">
<draw:image xlink:href="../Images/yкринформ/2023-04-02T22-11-00-03-00/630_360_1669987737-966.jpg" xlink:type="simple" xlink:show="embed" xlink:actuate="onLoad" draw:mime-type="image/jpeg"/>
</draw:frame>
 російськівійська у неділю, 2 квітня, обстріляли чотири територіальні громади Сумськоїобласті.</text:p>
      <text:p text:style-name="P4">
Як передає Укрінформ, про це Сумська обласна військова адміністраціяповідомляє у <text:a xlink:type="simple" xlink:href="https://t.me/Sumy_news_ODA/15210" text:style-name="Internet_20_link" text:visited-style-name="Visited_20_Internet_20_Link">
 </text:a>
 .</text:p>
      <text:p text:style-name="P4">
«Протягом дня росіяни здійснили <text:a xlink:type="simple" xlink:href="https://www.ukrinform.ua/tag-obstril" text:style-name="Internet_20_link" text:visited-style-name="Visited_20_Internet_20_Link">
 </text:a>
території 4 громад Сумщини: Білопільської, Краснопільської, Юнаківської,Хотінської», - ідеться в повідомленні.</text:p>
      <text:p text:style-name="P4">
По території Юнаківської громади росіяни били з міномета - 20 влучань.«Внаслідок обстрілу пошкоджено приміщення агропідприємства: будівлю ферми,холодильне обладнання та лінію електромережі», - ідеться в повідомленні.</text:p>
      <text:p text:style-name="P4">
У Хотінській громаді внаслідок мінометного обстрілу (12 влучань) пошкодженошість приватних будинків.</text:p>
      <text:p text:style-name="P4">
По Білопільській громаді зафіксовано два ворожі обстріли з міномета - 17влучань.</text:p>
      <text:p text:style-name="P4">
<text:span text:style-name="T4">
Читайте також:</text:span>
 <text:a xlink:type="simple" xlink:href="https://www.ukrinform.ua/rubric-ato/3690338-rosiani-trici-obstrilali-prikordonna-cernigivsini-i-sumsini-14-prilotiv.html" text:style-name="Internet_20_link" text:visited-style-name="Visited_20_Internet_20_Link">
 </text:a>
</text:p>
      <text:p text:style-name="P4">
Крім того, росіяни здійснили обстріл з ПТРК (керована ракета) по територіїКраснопільської громади, а також мінометний обстріл - 2 влучання.</text:p>
      <text:p text:style-name="P4">
Як повідомляв Укрінформ, армія російської федерації за добу обстріляла сімобластей України.</text:p>
      <text:p text:style-name="P4">
Source: <text:a xlink:type="simple" xlink:href="https://www.ukrinform.ua/rubric-ato/3690716-rosiani-protagom-dobi-obstrilali-cotiri-gromadi-sumsini.html" text:style-name="Internet_20_link" text:visited-style-name="Visited_20_Internet_20_Link">
https://www.ukrinform.ua/rubric-ato/3690716-rosiani-protagom-dobi-obstrilali-cotiri-gromadi-sumsini.html</text:a>
</text:p>
      <!--NEWS-->
      <text:h text:style-name="P10" text:outline-level="1">
<text:span text:style-name="T4">
Рада Безпеки ООН потребує реформування - глава МЗС Чехії</text:span>
</text:h>
      <text:p text:style-name="P4">
Authors: Ukrinform (Person)</text:p>
      <text:p text:style-name="P4">
Publisher: Укринформ (Organization)</text:p>
      <text:p text:style-name="P4">
Published Time: 2023-04-02T22:34:00+03:00</text:p>
      <text:p text:style-name="P4">
Modified Time: 2023-04-02T22:34:00+03:00</text:p>
      <text:p text:style-name="P4">
Description: Міністр закордонних справ Чехії Ян Ліпавський вважає за потрібне реформувати Раду Безпеки ООН, оскільки держава-агресорка не може головувати в цій структурі. — Укрінформ.</text:p>
      <text:p text:style-name="P4">
Images: ["<text:a xlink:type="simple" xlink:href="https://static.ukrinform.com/photos/2022_08/thumb_files/630_360_1661948906-855.jpg" text:style-name="Internet_20_link" text:visited-style-name="Visited_20_Internet_20_Link">
630_360_16619...</text:a>
"]</text:p>
      <text:p text:style-name="P4">
Tags: ['Чехія', 'Олімпіада', 'росія', 'Радбез ООН', 'Війна з росією']</text:p>
      <text:p text:style-name="P4">
Type: Article</text:p>
      <!--METADATA-->
      <text:p text:style-name="P4">
<draw:frame draw:style-name="fr1" draw:name="Image203" text:anchor-type="as-char" svg:width="6.9236in" svg:height="3.956343in" draw:z-index="0">
<draw:image xlink:href="../Images/yкринформ/2023-04-02T22-34-00-03-00/630_360_1661948906-855.jpg" xlink:type="simple" xlink:show="embed" xlink:actuate="onLoad" draw:mime-type="image/jpeg"/>
</draw:frame>
 Міністрзакордонних справ Чехії Ян Ліпавський вважає за потрібне реформувати РадуБезпеки ООН, оскільки держава-агресорка не може головувати в цій структурі.</text:p>
      <text:p text:style-name="P4">
Таку думку Ліпавський висловив у <text:a xlink:type="simple" xlink:href="https://twitter.com/JanLipavsky/status/1642478054059458561" text:style-name="Internet_20_link" text:visited-style-name="Visited_20_Internet_20_Link">
</text:a>
, передає Укрінформ.</text:p>
      <text:p text:style-name="P4">
«Я погоджуюся з Президентом України Зеленським, що Рада Безпеки ООН потребуєреформування. Останнім свідченням цього є той факт, що установа, яка повинназабезпечити мир, очолюється державою, котра порушує Статут <text:a xlink:type="simple" xlink:href="https://www.ukrinform.ua/tag-oon" text:style-name="Internet_20_link" text:visited-style-name="Visited_20_Internet_20_Link">
</text:a>
 та загрожує безпеці всього світу», -написав глава МЗС Чехії.</text:p>
      <text:p text:style-name="Quotations">

<text:p text:style-name="P4">
I agree with <text:a xlink:type="simple" xlink:href="https://twitter.com/ZelenskyyUa" text:style-name="Internet_20_link" text:visited-style-name="Visited_20_Internet_20_Link">
 </text:a>
 that&gt;
 the UN Security Council needs reforming. The latest evidence of that is the&gt;
 fact that the institution supposed to ensure peace is being presided over by&gt;
 a state that is violating the UN Charter 🇺🇳and threating the security of the&gt;
 entire world.&gt;
&gt;
 — Jan Lipavský (@JanLipavsky) <text:a xlink:type="simple" xlink:href="https://twitter.com/JanLipavsky/status/1642478054059458561" text:style-name="Internet_20_link" text:visited-style-name="Visited_20_Internet_20_Link">
&gt;
 </text:a>
</text:p>

</text:p>
      <text:p text:style-name="P4">
В іншому <text:a xlink:type="simple" xlink:href="http://twitter.com/JanLipavsky/status/1642520742485975042" text:style-name="Internet_20_link" text:visited-style-name="Visited_20_Internet_20_Link">
</text:a>
він також висловився проти участі російських спортсменів в Олімпіаді.</text:p>
      <text:p text:style-name="P4">
«російські солдати вже вбили 262 українських спортсменів і знищили 363спортивні споруди. Щодня вони підтверджують, що росії на Олімпіаді немаєнічого робити», - наголосив Ліпавський.</text:p>
      <text:p text:style-name="P4">
<text:span text:style-name="T4">
Читайте також:</text:span>
 <text:a xlink:type="simple" xlink:href="https://www.ukrinform.ua/rubric-polytics/3674327-glava-mzs-cehii-zasterig-vid-sprob-zalisitisa-ostoron-u-pitanni-vijni-rf-proti-ukraini.html" text:style-name="Internet_20_link" text:visited-style-name="Visited_20_Internet_20_Link">
 </text:a>
</text:p>
      <text:p text:style-name="P4">
Як повідомлялося, з 1 квітня росія головує в Раді Безпеки ООН квітні. Цепередбачає, зокрема, що вона визначати порядок денний засідань даного органу.</text:p>
      <text:p text:style-name="P4">
Source: <text:a xlink:type="simple" xlink:href="https://www.ukrinform.ua/rubric-world/3690721-rada-bezpeki-oon-potrebue-reformuvanna-glava-mzs-cehii.html" text:style-name="Internet_20_link" text:visited-style-name="Visited_20_Internet_20_Link">
https://www.ukrinform.ua/rubric-world/3690721-rada-bezpeki-oon-potrebue-reformuvanna-glava-mzs-cehii.html</text:a>
</text:p>
      <!--NEWS-->
      <text:h text:style-name="P10" text:outline-level="1">
<text:span text:style-name="T4">
«Челсі» звільнив Грема Поттера</text:span>
</text:h>
      <text:p text:style-name="P4">
Authors: Ukrinform (Person)</text:p>
      <text:p text:style-name="P4">
Publisher: Укринформ (Organization)</text:p>
      <text:p text:style-name="P4">
Published Time: 2023-04-02T22:43:10+03:00</text:p>
      <text:p text:style-name="P4">
Modified Time: 2023-04-02T22:43:10+03:00</text:p>
      <text:p text:style-name="P4">
Description: Грем Поттер залишив посаду головного тренера «Челсі». — Укрінформ.</text:p>
      <text:p text:style-name="P4">
Images: ["<text:a xlink:type="simple" xlink:href="https://static.ukrinform.com/photos/2023_04/thumb_files/630_360_1680464521-226.jpg" text:style-name="Internet_20_link" text:visited-style-name="Visited_20_Internet_20_Link">
630_360_16804...</text:a>
"]</text:p>
      <text:p text:style-name="P4">
Tags: ['Челсі', 'Футбол']</text:p>
      <text:p text:style-name="P4">
Type: Article</text:p>
      <!--METADATA-->
      <text:p text:style-name="P4">
<draw:frame draw:style-name="fr1" draw:name="Image204" text:anchor-type="as-char" svg:width="6.9236in" svg:height="3.956343in" draw:z-index="0">
<draw:image xlink:href="../Images/yкринформ/2023-04-02T22-43-10-03-00/630_360_1680464521-226.jpg" xlink:type="simple" xlink:show="embed" xlink:actuate="onLoad" draw:mime-type="image/jpeg"/>
</draw:frame>
 ГремПоттер залишив посаду головного тренера «Челсі».</text:p>
      <text:p text:style-name="P4">
Про це повідомили на офіційному <text:a xlink:type="simple" xlink:href="https://www.chelseafc.com/en" text:style-name="Internet_20_link" text:visited-style-name="Visited_20_Internet_20_Link">
 </text:a>
«аристократів», передає Укрінформ.</text:p>
      <text:p text:style-name="P4">
Виконувачем обов'язків головного тренера «аристократів» призначили БруноСалтора. Клуб подякував Поттеру за роботу та побажав успіхів у майбутньому.</text:p>
      <text:p text:style-name="P4">
47-річний Грем Поттер очолив «Челсі» 8 вересня 2022 року після звільненняТомаса Тухеля. До цього він тренував «Брайтон». При ньому команда дійшла до1/4 фіналу Ліги чемпіонів, де зіграє з «Реалом».</text:p>
      <text:p text:style-name="P4">
<text:span text:style-name="T4">
Читайте також:</text:span>
 <text:a xlink:type="simple" xlink:href="https://www.ukrinform.ua/rubric-sports/3690657-lester-zvilniv-brendana-rodzersa.html" text:style-name="Internet_20_link" text:visited-style-name="Visited_20_Internet_20_Link">
 </text:a>
</text:p>
      <text:p text:style-name="P4">
Як повідомлялося, у чемпіонаті Англії «Челсі» займає 11-те місце - 38 очок у28 матчах. 1 квітня команда вдома поступилась «Астон Віллі» (0:2).</text:p>
      <text:p text:style-name="P4">
Фото: Getty Images</text:p>
      <text:p text:style-name="P4">
Source: <text:a xlink:type="simple" xlink:href="https://www.ukrinform.ua/rubric-sports/3690723-celsi-zvilniv-grema-pottera.html" text:style-name="Internet_20_link" text:visited-style-name="Visited_20_Internet_20_Link">
https://www.ukrinform.ua/rubric-sports/3690723-celsi-zvilniv-grema-pottera.html</text:a>
</text:p>
      <!--NEWS-->
      <text:h text:style-name="P10" text:outline-level="1">
<text:span text:style-name="T4">
російську ядерну зброю «присунуть» до західного кордону білорусі - посол</text:span>
</text:h>
      <text:p text:style-name="P4">
Authors: Ukrinform (Person)</text:p>
      <text:p text:style-name="P4">
Publisher: Укринформ (Organization)</text:p>
      <text:p text:style-name="P4">
Published Time: 2023-04-02T22:53:00+03:00</text:p>
      <text:p text:style-name="P4">
Modified Time: 2023-04-02T22:53:00+03:00</text:p>
      <text:p text:style-name="P4">
Description: Тактична ядерна зброя, яку москва має намір розмістити в білорусі, буде дислокована ближче до її західного кордону. — Укрінформ.</text:p>
      <text:p text:style-name="P4">
Images: ["<text:a xlink:type="simple" xlink:href="https://static.ukrinform.com/photos/2020_10/thumb_files/630_360_1603607635-345.jpg" text:style-name="Internet_20_link" text:visited-style-name="Visited_20_Internet_20_Link">
630_360_16036...</text:a>
"]</text:p>
      <text:p text:style-name="P4">
Tags: ['білорусь', 'Гризлов', 'Ядерна зброя', 'росія']</text:p>
      <text:p text:style-name="P4">
Type: Article</text:p>
      <!--METADATA-->
      <text:p text:style-name="P4">
<draw:frame draw:style-name="fr1" draw:name="Image205" text:anchor-type="as-char" svg:width="6.9236in" svg:height="3.956343in" draw:z-index="0">
<draw:image xlink:href="../Images/yкринформ/2023-04-02T22-53-00-03-00/630_360_1603607635-345.jpg" xlink:type="simple" xlink:show="embed" xlink:actuate="onLoad" draw:mime-type="image/jpeg"/>
</draw:frame>
 Тактичнаядерна зброя, яку москва має намір розмістити в білорусі, буде дислокованаближче до її західного кордону.</text:p>
      <text:p text:style-name="P4">
Про це заявив посол росії у білорусі борис гризлов, передає Укрінформ ізпосиланням на <text:a xlink:type="simple" xlink:href="https://www.interfax.ru/world/894051" text:style-name="Internet_20_link" text:visited-style-name="Visited_20_Internet_20_Link">
 </text:a>
 .</text:p>
      <text:p text:style-name="P4">
"Вона (ядерна зброя - ред.) буде присунута до західних кордонів нашої союзноїдержави і підвищуватиме можливості забезпечення нашої безпеки. Це будезроблено, не зважаючи на шум у Європі та США", - сказав він.</text:p>
      <text:p text:style-name="P4">
На думку російського дипломата, “як ніколи важливим є паритет у питаннірозміщення ядерної зброї у світі”.</text:p>
      <text:p text:style-name="P4">
"Якщо ми говоримо про розміщення американської <text:a xlink:type="simple" xlink:href="https://www.ukrinform.ua/tag-aderna-zbroa" text:style-name="Internet_20_link" text:visited-style-name="Visited_20_Internet_20_Link">
</text:a>
 в країнах Європи - Італії,Бельгії, Нідерландах, Німеччині, Туреччині, - то й ми маємо робити дії, якіпідвищуватимуть безпеку нашої союзної держави", - зауважив гризлов.</text:p>
      <text:p text:style-name="P4">
<text:span text:style-name="T4">
Читайте також:</text:span>
 <text:a xlink:type="simple" xlink:href="https://www.ukrinform.ua/rubric-ato/3690089-zelenskij-pro-adernu-zbrou-rf-u-bilorusi-signal-govorit-pro-nevdalu-zustric-iz-kitaem.html" text:style-name="Internet_20_link" text:visited-style-name="Visited_20_Internet_20_Link">
 </text:a>
</text:p>
      <text:p text:style-name="P4">
Він додав, що “росія та білорусь – це територія союзної держави, яка єузаконеною, на відміну від території країн, де США розміщують свою ядернузброю".</text:p>
      <text:p text:style-name="P4">
Як повідомляв Укрінформ, 25 березня володимир путін, стосовно якого МКС видавордер на арешт, заявив, що росія розмістить тактичну ядерну зброю в білорусі.До того, у лютому він оголосив про "призупинення" участі москви в Договорі проскорочення стратегічних наступальних озброєнь.</text:p>
      <text:p text:style-name="P4">
Source: <text:a xlink:type="simple" xlink:href="https://www.ukrinform.ua/rubric-world/3690724-rosijsku-adernu-zbrou-prisunut-do-zahidnogo-kordonu-bilorusi-posol-rf.html" text:style-name="Internet_20_link" text:visited-style-name="Visited_20_Internet_20_Link">
https://www.ukrinform.ua/rubric-world/3690724-rosijsku-adernu-zbrou-prisunut-do-zahidnogo-kordonu-bilorusi-posol-rf.html</text:a>
</text:p>
      <!--NEWS-->
      <text:h text:style-name="P10" text:outline-level="1">
<text:span text:style-name="T4">
Чинний президент Чорногорії поступається суперникові у другому турі виборів</text:span>
</text:h>
      <text:p text:style-name="P4">
Authors: Ukrinform (Person)</text:p>
      <text:p text:style-name="P4">
Publisher: Укринформ (Organization)</text:p>
      <text:p text:style-name="P4">
Published Time: 2023-04-02T23:16:00+03:00</text:p>
      <text:p text:style-name="P4">
Modified Time: 2023-04-02T23:16:00+03:00</text:p>
      <text:p text:style-name="P4">
Description: На виборах президента Чорногорії, за попередніми результатами, переміг кандидат від орієнтованих на Сербію та росію сил Яков Мілатович. — Укрінформ.</text:p>
      <text:p text:style-name="P4">
Images: ["<text:a xlink:type="simple" xlink:href="https://static.ukrinform.com/photos/2019_01/thumb_files/630_360_1547796948-351.jpg" text:style-name="Internet_20_link" text:visited-style-name="Visited_20_Internet_20_Link">
630_360_15477...</text:a>
"]</text:p>
      <text:p text:style-name="P4">
Tags: ['Президент', 'Сербія', 'Вибори', 'Чорногорія']</text:p>
      <text:p text:style-name="P4">
Type: Article</text:p>
      <!--METADATA-->
      <text:p text:style-name="P4">
<draw:frame draw:style-name="fr1" draw:name="Image206" text:anchor-type="as-char" svg:width="6.9236in" svg:height="3.956343in" draw:z-index="0">
<draw:image xlink:href="../Images/yкринформ/2023-04-02T23-16-00-03-00/630_360_1547796948-351.jpg" xlink:type="simple" xlink:show="embed" xlink:actuate="onLoad" draw:mime-type="image/jpeg"/>
</draw:frame>
 На виборахпрезидента Чорногорії, за попередніми результатами, переміг кандидат відорієнтованих на Сербію та росію сил Яков Мілатович.</text:p>
      <text:p text:style-name="P4">
Як передає Укрінформ, про це повідомляє <text:a xlink:type="simple" xlink:href="https://www.radiosvoboda.org/a/news-chornohoriya-vybory-prezydenta-rezultaty/32346162.html" text:style-name="Internet_20_link" text:visited-style-name="Visited_20_Internet_20_Link">
</text:a>
 .</text:p>
      <text:p text:style-name="P4">
За Якова Мілатовича, який вийшов у другий тур разом із чинним президентом МілоДжукановичем, проголосували близько 60% з-поміж 542 тисяч виборців. Явка навиборчих дільницях становила 70%.</text:p>
      <text:p text:style-name="P4">
«Мілатович виступав під гаслом «Європа зараз». Однак його підтримувалипросербсько-проросійські партії та Сербська православна церква, ті сили якіупродовж минулих років намагалися дестабілізувати Чорногорію, розширити їїзвʼязки з Белградом і москвою й таким чином сповільнити її вступ до ЄС», -ідеться в повідомленні.</text:p>
      <text:p text:style-name="P4">
<text:span text:style-name="T4">
Читайте також:</text:span>
 <text:a xlink:type="simple" xlink:href="https://www.ukrinform.ua/rubric-world/3609583-prezident-cornogorii-vetuvav-popravki-do-zakonu-aki-obmezuut-jogo-povnovazenna.html" text:style-name="Internet_20_link" text:visited-style-name="Visited_20_Internet_20_Link">
 </text:a>
</text:p>
      <text:p text:style-name="P4">
У разі затвердження результатів виборів Мілатович очолюватиме <text:a xlink:type="simple" xlink:href="https://www.ukrinform.ua/tag-cornogoria" text:style-name="Internet_20_link" text:visited-style-name="Visited_20_Internet_20_Link">
</text:a>
 впродовж наступних п’яти років.</text:p>
      <text:p text:style-name="P4">
Як повідомлялося, 19 березня в Чорногорії <text:a xlink:type="simple" xlink:href="https://www.ukrinform.ua/rubric-world/3684649-u-drugij-tur-prezidentskih-viboriv-u-cornogorii-projsli-proevropejski-kandidati.html" text:style-name="Internet_20_link" text:visited-style-name="Visited_20_Internet_20_Link">
 </text:a>
 . За його результатами у другий тур вийшличинний президент Міло Джуканович і кандидат від руху «Європа зараз» ЯковМілатович</text:p>
      <text:p text:style-name="P4">
Source: <text:a xlink:type="simple" xlink:href="https://www.ukrinform.ua/rubric-world/3690726-cinnij-prezident-cornogorii-postupivsa-supernikovi-u-drugomu-turi-viboriv-zmi.html" text:style-name="Internet_20_link" text:visited-style-name="Visited_20_Internet_20_Link">
https://www.ukrinform.ua/rubric-world/3690726-cinnij-prezident-cornogorii-postupivsa-supernikovi-u-drugomu-turi-viboriv-zmi.html</text:a>
</text:p>
      <!--NEWS-->
      <text:h text:style-name="P10" text:outline-level="1">
<text:span text:style-name="T4">
В Україні майже тиждень дощитиме, вдень від 0 до +15</text:span>
</text:h>
      <text:p text:style-name="P4">
Authors: Ukrinform (Person)</text:p>
      <text:p text:style-name="P4">
Publisher: Укринформ (Organization)</text:p>
      <text:p text:style-name="P4">
Published Time: 2023-04-02T23:36:00+03:00</text:p>
      <text:p text:style-name="P4">
Modified Time: 2023-04-02T23:36:00+03:00</text:p>
      <text:p text:style-name="P4">
Description: У понеділок, 3 квітня, в Україні очікуються дощі. Температура вдень становитиме від 0 до 15° тепла. — Укрінформ.</text:p>
      <text:p text:style-name="P4">
Images: ["<text:a xlink:type="simple" xlink:href="https://static.ukrinform.com/photos/2020_12/thumb_files/630_360_1609397815-516.jpg" text:style-name="Internet_20_link" text:visited-style-name="Visited_20_Internet_20_Link">
630_360_16093...</text:a>
"]</text:p>
      <text:p text:style-name="P4">
Tags: ['Дощ', 'Погода', 'Прогноз', 'Весна']</text:p>
      <text:p text:style-name="P4">
Type: Article</text:p>
      <!--METADATA-->
      <text:p text:style-name="P4">
<draw:frame draw:style-name="fr1" draw:name="Image207" text:anchor-type="as-char" svg:width="6.9236in" svg:height="3.956343in" draw:z-index="0">
<draw:image xlink:href="../Images/yкринформ/2023-04-02T23-36-00-03-00/630_360_1609397815-516.jpg" xlink:type="simple" xlink:show="embed" xlink:actuate="onLoad" draw:mime-type="image/jpeg"/>
</draw:frame>
 Упонеділок, 3 квітня, в Україні очікуються дощі. Температура вдень становитимевід 0 до 15° тепла.</text:p>
      <text:p text:style-name="P4">
Про це Укрінформу повідомили в Укргідрометцентрі</text:p>
      <text:p text:style-name="P4">
"3 квітня хмарно. У західних областях мокрий сніг, на дорогах місцямиожеледиця; температура вночі від 3° тепла до 2° морозу, вдень 0-5° тепла. Нарешті території <text:a xlink:type="simple" xlink:href="https://www.ukrinform.ua/tag-dos" text:style-name="Internet_20_link" text:visited-style-name="Visited_20_Internet_20_Link">
 </text:a>
 ; температура вночі 2-7°тепла, вдень 4-9°, у східних областях 7-12°, на півдні країни до 15°", -зазначається у повідомленні.</text:p>
      <text:p text:style-name="P4">
У Києві та столичній області завтра дощ. На Київщині вночі очікується 2-7°тепла, вдень 4-9°, у столиці вночі буде 4-6° тепла, вдень 6-8°.</text:p>
      <text:p text:style-name="P4">
4-5 квітня на заході України прогнозується мокрий сніг, на решті території -дощ. Температура у західних, Житомирській та Вінницькій областях вночі 0-5°морозу, в Карпатах до 10° морозу, вдень 0-5° тепла; на решті території вночі1-6° тепла, вдень від 4 до 17° тепла.</text:p>
      <text:p text:style-name="P4">
У столиці та на Київщині 4 квітня без істотних опадів, 5 квітня часом дощ. УКиївській області вночі очікується 1-6° тепла; вдень 4 квітня 4-9° тепла, 5квітня 7-12°. У Києві вночі 4-6° тепла; вдень 4 квітня 6-8° тепла, 5 квітня8-10°.</text:p>
      <text:p text:style-name="P4">
<text:span text:style-name="T4">
Читайте також:</text:span>
 <text:a xlink:type="simple" xlink:href="https://www.ukrinform.ua/rubric-kyiv/3689005-u-kievi-zafiksuvali-rekord-maksimalnoi-svidkosti-vitru.html" text:style-name="Internet_20_link" text:visited-style-name="Visited_20_Internet_20_Link">
 </text:a>
</text:p>
      <text:p text:style-name="P4">
6-7 квітня в Україні часом дощ, на заході країни з мокрим снігом. Температурау західних областях вночі 0-5° тепла, вдень 2-8° тепла, на Закарпатті вночівід 2° тепла до 3° морозу, вдень 0-5° тепла; на решті території вночі 3-9°тепла, вдень 6-12°, на сході до 14°.</text:p>
      <text:p text:style-name="P4">
У столиці та в Київській області очікуються невеликі або помірні дощі. НаКиївщині вночі буде 3-8° тепла, вдень 7-12°, у Києві вночі 5-7° тепла, вдень9-11°.</text:p>
      <text:p text:style-name="P4">
Source: <text:a xlink:type="simple" xlink:href="https://www.ukrinform.ua/rubric-regions/3690576-v-ukraini-majze-tizden-dositime-vden-vid-0-do-15.html" text:style-name="Internet_20_link" text:visited-style-name="Visited_20_Internet_20_Link">
https://www.ukrinform.ua/rubric-regions/3690576-v-ukraini-majze-tizden-dositime-vden-vid-0-do-15.html</text:a>
</text:p>
      <!--NEWS-->
      <text:h text:style-name="P10" text:outline-level="1">
<text:span text:style-name="T4">
Довбик та Григорчук - найкращі у 19-му турі УПЛ</text:span>
</text:h>
      <text:p text:style-name="P4">
Authors: Ukrinform (Person)</text:p>
      <text:p text:style-name="P4">
Publisher: Укринформ (Organization)</text:p>
      <text:p text:style-name="P4">
Published Time: 2023-04-02T23:41:00+03:00</text:p>
      <text:p text:style-name="P4">
Modified Time: 2023-04-02T23:41:00+03:00</text:p>
      <text:p text:style-name="P4">
Description: Українська Прем'єр-ліга (УПЛ) оголосила імена найкращих гравця та тренера 19-го туру футбольного чемпіонату, які були визначені в опитуванні представників експертної ради. — Укрінформ.</text:p>
      <text:p text:style-name="P4">
Images: ["<text:a xlink:type="simple" xlink:href="https://static.ukrinform.com/photos/2023_04/thumb_files/630_360_1680468077-687.jpg" text:style-name="Internet_20_link" text:visited-style-name="Visited_20_Internet_20_Link">
630_360_16804...</text:a>
"]</text:p>
      <text:p text:style-name="P4">
Tags: ['Футбол', "Прем'єр-ліга"]</text:p>
      <text:p text:style-name="P4">
Type: Article</text:p>
      <!--METADATA-->
      <text:p text:style-name="P4">
<draw:frame draw:style-name="fr1" draw:name="Image208" text:anchor-type="as-char" svg:width="6.9236in" svg:height="3.956343in" draw:z-index="0">
<draw:image xlink:href="../Images/yкринформ/2023-04-02T23-41-00-03-00/630_360_1680468077-687.jpg" xlink:type="simple" xlink:show="embed" xlink:actuate="onLoad" draw:mime-type="image/jpeg"/>
</draw:frame>
 УкраїнськаПрем'єр-ліга (УПЛ) оголосила імена найкращих гравця та тренера 19-го туруфутбольного чемпіонату, які були визначені в опитуванні представниківекспертної ради.</text:p>
      <text:p text:style-name="P4">
Як інформує офіційний <text:a xlink:type="simple" xlink:href="https://upl.ua/ua/news/view/7002" text:style-name="Internet_20_link" text:visited-style-name="Visited_20_Internet_20_Link">
 </text:a>
 УПЛ, найкращимфутболістом минулого туру української першості було визнано нападника«Дніпра-1» Артема Довбика, який відзначився хет-триком у матчі протихарківського «Металіста 1925» (3:0), передає Укрінформ.</text:p>
      <text:p text:style-name="P4">
<text:span text:style-name="T4">
Читайте також:</text:span>
 <text:a xlink:type="simple" xlink:href="https://www.ukrinform.ua/rubric-sports/3690641-upl-sahtar-vtrativ-ocki-zora-peremogla.html" text:style-name="Internet_20_link" text:visited-style-name="Visited_20_Internet_20_Link">
 </text:a>
</text:p>
      <text:p text:style-name="P4">
Найкращим тренером туру став наставник одеського «Чорноморця» Роман Григорчук.Його підопічні зіграли внічию з донецьким «Шахтарем» (2:2).</text:p>
      <text:p text:style-name="P4">
<text:span text:style-name="T4">
Читайте також:</text:span>
 <text:a xlink:type="simple" xlink:href="https://www.ukrinform.ua/rubric-sports/3690623-dnipro1-rozgromiv-metalist1925-v-upl.html" text:style-name="Internet_20_link" text:visited-style-name="Visited_20_Internet_20_Link">
 </text:a>
</text:p>
      <text:p text:style-name="P4">
До складу експертної ради цього разу увійшли Леонід Буряк, Олег Венглинський,Сергій Нагорняк, Йожеф Сабо, Олександр Сопко, Олег Федорчук, Анатолій Чанцев,Степан Юрчишин та Ігор Яворський.</text:p>
      <text:p text:style-name="P4">
Фото: УПЛ.</text:p>
      <text:p text:style-name="P4">
Source: <text:a xlink:type="simple" xlink:href="https://www.ukrinform.ua/rubric-sports/3690728-dovbik-ta-grigorcuk-najkrasi-u-19mu-turi-upl.html" text:style-name="Internet_20_link" text:visited-style-name="Visited_20_Internet_20_Link">
https://www.ukrinform.ua/rubric-sports/3690728-dovbik-ta-grigorcuk-najkrasi-u-19mu-turi-upl.html</text:a>
</text:p>
      <!--NEWS-->
      <text:h text:style-name="P10" text:outline-level="1">
<text:span text:style-name="T4">
У росії затримали підозрювану у вбивстві «воєнкора» татарського - ЗМІ</text:span>
</text:h>
      <text:p text:style-name="P4">
Authors: Ukrinform (Person)</text:p>
      <text:p text:style-name="P4">
Publisher: Укринформ (Organization)</text:p>
      <text:p text:style-name="P4">
Published Time: 2023-04-02T23:58:00+03:00</text:p>
      <text:p text:style-name="P4">
Modified Time: 2023-04-02T23:58:00+03:00</text:p>
      <text:p text:style-name="P4">
Description: За підозрою у вбивстві російського «воєнкора» владлена татарського, затримано жительку Санкт-Петербурга Дар'ю Трепову. — Укрінформ.</text:p>
      <text:p text:style-name="P4">
Images: ["<text:a xlink:type="simple" xlink:href="https://static.ukrinform.com/photos/2023_04/thumb_files/630_360_1680453135-963.jpg" text:style-name="Internet_20_link" text:visited-style-name="Visited_20_Internet_20_Link">
630_360_16804...</text:a>
"]</text:p>
      <text:p text:style-name="P4">
Tags: ['Вибух', 'росія', 'Вбивство', 'Затримання']</text:p>
      <text:p text:style-name="P4">
Type: Article</text:p>
      <!--METADATA-->
      <text:p text:style-name="P4">
<draw:frame draw:style-name="fr1" draw:name="Image209" text:anchor-type="as-char" svg:width="6.9236in" svg:height="3.956343in" draw:z-index="0">
<draw:image xlink:href="../Images/yкринформ/2023-04-02T23-58-00-03-00/630_360_1680453135-963.jpg" xlink:type="simple" xlink:show="embed" xlink:actuate="onLoad" draw:mime-type="image/jpeg"/>
</draw:frame>
 Запідозрою у вбивстві російського «воєнкора» владлена татарського, затриманожительку Санкт-Петербурга Дар'ю Трепову.</text:p>
      <text:p text:style-name="P4">
Як передає Укрінформ, про це повідомляє <text:a xlink:type="simple" xlink:href="https://www.interfax-russia.ru/northwest/news/podozrevaemaya-v-ubiystve-voenkora-tatarskogo-zaderzhana" text:style-name="Internet_20_link" text:visited-style-name="Visited_20_Internet_20_Link">
 </text:a>
 .</text:p>
      <text:p text:style-name="P4">
«За підозрою у вбивстві татарського затримано Дар'ю Трепову, 1997 рокународження, вона доставлена до слідчого, сказав співрозмовник агентства. Зайого словами, слідство має підстави вважати, що Трепова принесла в кафекоробку з бюстом татарського, в який було вмонтовано вибуховий пристрій», -йдеться в повідомленні.</text:p>
      <text:p text:style-name="P4">
З посиланням на моз рф зазначається, що від <text:a xlink:type="simple" xlink:href="https://www.ukrinform.ua/tag-vibuh" text:style-name="Internet_20_link" text:visited-style-name="Visited_20_Internet_20_Link">
 </text:a>
 постраждали 25 людей, 24 з них госпіталізовані.</text:p>
      <text:p text:style-name="P4">
За цим фактом слідчий комітет росії порушив кримінальну справу за статтею провбивство загальнонебезпечним способом.</text:p>
      <text:p text:style-name="P4">
Як уточнює <text:a xlink:type="simple" xlink:href="https://t.me/s/nexta_live" text:style-name="Internet_20_link" text:visited-style-name="Visited_20_Internet_20_Link">
 </text:a>
 , росЗМІ повідомляють, що Треповазатримувалася 24 лютого на антивоєнному мітингу. «Був суд за стандартноюмітинговою статтею», - вказується в дописі.</text:p>
      <text:p text:style-name="P4">
<text:span text:style-name="T4">
Читайте також:</text:span>
 <text:a xlink:type="simple" xlink:href="https://www.ukrinform.ua/rubric-world/3690708-bombu-zaklali-u-podarovanij-voenkoru-tatarskomu-pozolocenij-bust.html" text:style-name="Internet_20_link" text:visited-style-name="Visited_20_Internet_20_Link">
 </text:a>
</text:p>
      <text:p text:style-name="P4">
Нагадаємо, увечері 2 квітня у Василеострівському районі Петербурга у кафе«Стрітбар», яке належить євгену пригожину, <text:a xlink:type="simple" xlink:href="https://www.ukrinform.ua/rubric-world/3690689-u-peterburzi-stavsa-vibuh-u-kafe-prigozina-zaginuv-voenkor-tatarskij.html" text:style-name="Internet_20_link" text:visited-style-name="Visited_20_Internet_20_Link">
</text:a>
 . Унаслідок вибуху пропагандистзагинув.</text:p>
      <text:p text:style-name="P4">
Source: <text:a xlink:type="simple" xlink:href="https://www.ukrinform.ua/rubric-world/3690729-u-rosii-zatrimali-pidozruvanu-u-vbivstvi-voenkora-tatarskogo-zmi.html" text:style-name="Internet_20_link" text:visited-style-name="Visited_20_Internet_20_Link">
https://www.ukrinform.ua/rubric-world/3690729-u-rosii-zatrimali-pidozruvanu-u-vbivstvi-voenkora-tatarskogo-zmi.html</text:a>
</text:p>
      <!--NEWS-->
      <text:h text:style-name="P10" text:outline-level="1">
<text:span text:style-name="T4">
На Харківщині сапери Сил підтримки очистили 145 гектарів сільськогосподарських угідь</text:span>
</text:h>
      <text:p text:style-name="P4">
Author: ['АРМІЯINFORM']</text:p>
      <text:p text:style-name="P4">
Time: 2023-04-02T55:00:00-04:00</text:p>
      <text:p text:style-name="P4">
Description: Про це повідомляє Генеральний штаб ЗС України.    Інженерно-саперними підрозділам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jpg" text:style-name="Internet_20_link" text:visited-style-name="Visited_20_Internet_20_Link">
4.jpg</text:a>
', '<text:a xlink:type="simple" xlink:href="https://armyinform.com.ua/wp-content/uploads/2023/04/338283292_899316818011731_1709447214957619959_n.jpg" text:style-name="Internet_20_link" text:visited-style-name="Visited_20_Internet_20_Link">
338283292_899316818011731_1709447214957619959_n.jpg</text:a>
', '<text:a xlink:type="simple" xlink:href="https://armyinform.com.ua/wp-content/uploads/2023/04/338594153_108499712206764_3862288127389226495_n-150x150.jpg" text:style-name="Internet_20_link" text:visited-style-name="Visited_20_Internet_20_Link">
338594153_108499712206764_3862288127389226495_n-150x150.jpg</text:a>
', '<text:a xlink:type="simple" xlink:href="https://armyinform.com.ua/wp-content/uploads/2023/04/339428951_213765661340315_2825176506893096352_n-150x150.jpg" text:style-name="Internet_20_link" text:visited-style-name="Visited_20_Internet_20_Link">
339428951_213765661340315_2825176506893096352_n-150x150.jpg</text:a>
']</text:p>
      <text:p text:style-name="P4">
Tags: ['STOPRUSSIA', 'АГРЕСІЯ РФ', 'ВІЙНА', 'ВТОРГНЕННЯ РФ', 'РОЗМІНУВАННЯ', 'СУХОПУТНІ ВІЙСЬКА ЗС УКРАЇНИ']</text:p>
      <text:p text:style-name="P4">
Category: News</text:p>
      <!--METADATA-->
      <text:p text:style-name="P4">
<draw:frame draw:style-name="fr1" draw:name="Image210" text:anchor-type="as-char" svg:width="6.9236in" svg:height="5.293508in" draw:z-index="0">
<draw:image xlink:href="../Images/AРМІЯINFORM/2023-04-02T55-00-00-04-00/4.jpg" xlink:type="simple" xlink:show="embed" xlink:actuate="onLoad" draw:mime-type="image/jpeg"/>
</draw:frame>
</text:p>
      <text:p text:style-name="P4">
Про це<text:a xlink:type="simple" xlink:href="https://www.facebook.com/GeneralStaff.ua/posts/pfbid0929FTcbU3QRTLuxRNj1HmQSbvd4ZnHjEffuFqw6ApcRqwxEcD7oSJvLEffKt4vqBl" text:style-name="Internet_20_link" text:visited-style-name="Visited_20_Internet_20_Link">
повідомляє</text:a>
Генеральний штаб ЗС України.</text:p>
      <text:p text:style-name="P4">
Інженерно-саперними підрозділами Командування Сил підтримки Збройних СилУкраїни на сьогодні виконано значний обсяг робіт по очищенню звільненихтериторій від вибухонебезпечних предметів (ВНП).</text:p>
      <text:p text:style-name="P4">
<draw:frame draw:style-name="fr1" draw:name="Image211" text:anchor-type="as-char" svg:width="6.9236in" svg:height="6.9236in" draw:z-index="0">
<draw:image xlink:href="../Images/AРМІЯINFORM/2023-04-02T55-00-00-04-00/338283292_899316818011731_1709447214957619959_n.jpg" xlink:type="simple" xlink:show="embed" xlink:actuate="onLoad" draw:mime-type="image/jpeg"/>
</draw:frame>
</text:p>
      <text:p text:style-name="P4">
Так, у Харківській області, від вибухонебезпечних предметів очищено 145 гасільськогосподарських угідь, 21,33 га лісових масивів, майже 171 км лінійелектропередач, 40 км газопроводів, 192 км доріг, 239 000 м.кв. різнихбудівель. Знешкоджено та знищено 6 044 ВНП.</text:p>
      <text:p text:style-name="P4">
Сапери Сил підтримки ЗСУ працюють також на теренах громад Херсонщини, щозвільнені від окупації. Там від ВНП очищено понад 1189 гасільськогосподарських угідь, майже 78 м.кв будівель, перевірено 5 об’єктів.Знешкоджено та знищено 4 095 ВНП.</text:p>
      <text:p text:style-name="P4">
<text:a xlink:type="simple" xlink:href="https://armyinform.com.ua/wp-content/uploads/2023/04/338594153_108499712206764_3862288127389226495_n.jpg" text:style-name="Internet_20_link" text:visited-style-name="Visited_20_Internet_20_Link">
<draw:frame draw:style-name="fr1" draw:name="Image212" text:anchor-type="as-char" svg:width="6.9236in" svg:height="6.9236in" draw:z-index="0">
<draw:image xlink:href="../Images/AРМІЯINFORM/2023-04-02T55-00-00-04-00/338594153_108499712206764_3862288127389226495_n-150x150.jpg" xlink:type="simple" xlink:show="embed" xlink:actuate="onLoad" draw:mime-type="image/jpeg"/>
</draw:frame>
</text:a>
</text:p>
      <text:p text:style-name="P4">
<text:a xlink:type="simple" xlink:href="https://armyinform.com.ua/wp-content/uploads/2023/04/339428951_213765661340315_2825176506893096352_n.jpg" text:style-name="Internet_20_link" text:visited-style-name="Visited_20_Internet_20_Link">
<draw:frame draw:style-name="fr1" draw:name="Image213" text:anchor-type="as-char" svg:width="6.9236in" svg:height="6.9236in" draw:z-index="0">
<draw:image xlink:href="../Images/AРМІЯINFORM/2023-04-02T55-00-00-04-00/339428951_213765661340315_2825176506893096352_n-150x150.jpg" xlink:type="simple" xlink:show="embed" xlink:actuate="onLoad" draw:mime-type="image/jpeg"/>
</draw:frame>
</text:a>
</text:p>
      <text:p text:style-name="P4">
До виконання завдань залучено більш як 20 груп розмінування, в складі якихпрацює й розрахунок дистанційно-керованої системи розмінування Bozena-5.</text:p>
      <text:p text:style-name="P4">
Сапери працюють вдень і вночі, за будь-яких погодних умов, чим наближають нашуПеремогу!</text:p>
      <text:p text:style-name="P4">
Source: <text:a xlink:type="simple" xlink:href="https://armyinform.com.ua/2023/04/02/sapery-syl-pidtrymky-zsu-ochyshhayut-zemli-vid-vybuhonebezpechnyh-predmetiv/" text:style-name="Internet_20_link" text:visited-style-name="Visited_20_Internet_20_Link">
https://armyinform.com.ua/2023/04/02/sapery-syl-pidtrymky-zsu-ochyshhayut-zemli-vid-vybuhonebezpechnyh-predmetiv/</text:a>
</text:p>
      <!--NEWS-->
      <text:h text:style-name="P10" text:outline-level="1">
<text:span text:style-name="T4">
Європол ідентифікував 150 підозрюваних у скоєнні воєнних злочинів в Україні</text:span>
</text:h>
      <text:p text:style-name="P4">
Author: ['АРМІЯINFORM']</text:p>
      <text:p text:style-name="P4">
Time: 2023-04-02T56:00:00-04:00</text:p>
      <text:p text:style-name="P4">
Description: Про це повідомляє Служба зовнішньої розвідки України на своїй офіційній сторінц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f7bc74c-4f13-4286-b46f-93224a2cd50b.jpg" text:style-name="Internet_20_link" text:visited-style-name="Visited_20_Internet_20_Link">
4f7bc74c-4f13-4286-b46f-93224a2cd50b.jpg</text:a>
']</text:p>
      <text:p text:style-name="P4">
Tags: ['STOPRUSSIA', 'АГРЕСІЯ РФ', 'ВІЙНА', 'ВТОРГНЕННЯ РФ']</text:p>
      <text:p text:style-name="P4">
Category: News</text:p>
      <!--METADATA-->
      <text:p text:style-name="P4">
<draw:frame draw:style-name="fr1" draw:name="Image214" text:anchor-type="as-char" svg:width="6.9236in" svg:height="4.615733in" draw:z-index="0">
<draw:image xlink:href="../Images/AРМІЯINFORM/2023-04-02T56-00-00-04-00/4f7bc74c-4f13-4286-b46f-93224a2cd50b.jpg" xlink:type="simple" xlink:show="embed" xlink:actuate="onLoad" draw:mime-type="image/jpeg"/>
</draw:frame>
 Ілюстративнефото</text:p>
      <text:p text:style-name="P4">
Про це<text:a xlink:type="simple" xlink:href="https://www.facebook.com/SZRUkraine/posts/pfbid02kRcvJPcianA2Vk9CC1ZkU4gNG4YK7wRtwLTHrdHJJ3nohq7E4XvP4XbTZAEgXCr3l" text:style-name="Internet_20_link" text:visited-style-name="Visited_20_Internet_20_Link">
повідомляє</text:a>
Служба зовнішньої розвідки України на своїй офіційній сторінці в Facebook.</text:p>
      <text:p text:style-name="P4">
Європол проаналізував 7 тисяч фотографій та відеофрагментів і змігідентифікувати 150 підозрюваних у скоєнні воєнних злочинів під час розв’язаноїросією війни в Україні. Про це повідомила виконавча директорка Європолу Катрінде Боллє під час конференції United for justice у Бучі, приуроченій річницізвільнення міста від російських загарбників.</text:p>
      <text:p text:style-name="P4">
Source: <text:a xlink:type="simple" xlink:href="https://armyinform.com.ua/2023/04/02/yevropol-proanalizuvav-7-tysyach-foto-ta-video-ta-znajshov-150-pidozryuvanyhrf-prychasnyh-u-voyennyh-zlochynah-v-ukrayini/" text:style-name="Internet_20_link" text:visited-style-name="Visited_20_Internet_20_Link">
https://armyinform.com.ua/2023/04/02/yevropol-proanalizuvav-7-tysyach-foto-ta-video-ta-znajshov-150-pidozryuvanyhrf-prychasnyh-u-voyennyh-zlochynah-v-ukrayini/</text:a>
</text:p>
      <!--NEWS-->
      <text:h text:style-name="P10" text:outline-level="1">
<text:span text:style-name="T4">
Група «Білий Янгол» евакуює людей з Авдіївки, яка перебуває в «червоній зоні»</text:span>
</text:h>
      <text:p text:style-name="P4">
Author: ['АРМІЯINFORM']</text:p>
      <text:p text:style-name="P4">
Time: 2023-04-02T57:00:00-04:00</text:p>
      <text:p text:style-name="P4">
Description: Про це повідомляє Нацполіція.    Евакуаційна група «Білий Янгол» вивозить мешканці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642805df04ed4211768041.jpg" text:style-name="Internet_20_link" text:visited-style-name="Visited_20_Internet_20_Link">
642805df04ed4211768041.jpg</text:a>
', '<text:a xlink:type="simple" xlink:href="https://armyinform.com.ua/wp-content/uploads/2023/04/642805cb051c4568278921.jpg" text:style-name="Internet_20_link" text:visited-style-name="Visited_20_Internet_20_Link">
642805cb051c4568278921.jpg</text:a>
', '<text:a xlink:type="simple" xlink:href="https://armyinform.com.ua/wp-content/uploads/2023/04/642805d49bcca427716354.jpg" text:style-name="Internet_20_link" text:visited-style-name="Visited_20_Internet_20_Link">
642805d49bcca427716354.jpg</text:a>
', '<text:a xlink:type="simple" xlink:href="https://armyinform.com.ua/wp-content/uploads/2023/04/642805d49ac38245462836.jpg" text:style-name="Internet_20_link" text:visited-style-name="Visited_20_Internet_20_Link">
642805d49ac38245462836.jpg</text:a>
', '<text:a xlink:type="simple" xlink:href="https://armyinform.com.ua/wp-content/uploads/2023/04/642805daa07a1472567930.jpg" text:style-name="Internet_20_link" text:visited-style-name="Visited_20_Internet_20_Link">
642805daa07a1472567930.jpg</text:a>
']</text:p>
      <text:p text:style-name="P4">
Tags: ['STOPRUSSIA', 'АВДІЇВКА', 'АГРЕСІЯ РФ', 'БІЛИЙ ЯНГОЛ', 'ВІЙНА', 'ВТОРГНЕННЯ РФ', 'НАЦПОЛІЦІЯ']</text:p>
      <text:p text:style-name="P4">
Category: News</text:p>
      <!--METADATA-->
      <text:p text:style-name="P4">
<draw:frame draw:style-name="fr1" draw:name="Image215" text:anchor-type="as-char" svg:width="6.9236in" svg:height="3.900295in" draw:z-index="0">
<draw:image xlink:href="../Images/AРМІЯINFORM/2023-04-02T57-00-00-04-00/642805df04ed4211768041.jpg" xlink:type="simple" xlink:show="embed" xlink:actuate="onLoad" draw:mime-type="image/jpeg"/>
</draw:frame>
</text:p>
      <text:p text:style-name="P4">
Про це <text:a xlink:type="simple" xlink:href="https://www.npu.gov.ua/news/politseiski-evakuiuiut-liudei-z-avdiivky-iaka-znakhodytsia-v-chervonii-zoni" text:style-name="Internet_20_link" text:visited-style-name="Visited_20_Internet_20_Link">
повідомляє</text:a>
 Нацполіція.</text:p>
      <text:p text:style-name="P4">
Евакуаційна група «Білий Янгол» вивозить мешканців на бронекапсулі тасупроводжує тих, хто виїжджає на власному транспорті. Щоб допомогти всім імаксимально швидко реагувати на обстріли, поліція сформувала додатковіекіпажі.</text:p>
      <text:p text:style-name="P4">
Евакуація відбувається під координацією Донецької ОВА, задіяно такожрятувальників ДСНС. В Авдіївці залишається близько 1900 мешканців. Більшість зних живуть у приватному секторі в старій частині міста. Окрім «Білих Янголів»,до «червоної зони» спрямовано зведені загони поліції. Завдання правоохоронців— миттєва допомога населенню під час авіаударів та артилерійських атак,кількість яких значно зросла.</text:p>
      <text:p text:style-name="P4">
<draw:frame draw:style-name="fr1" draw:name="Image216" text:anchor-type="as-char" svg:width="6.9236in" svg:height="3.900295in" draw:z-index="0">
<draw:image xlink:href="../Images/AРМІЯINFORM/2023-04-02T57-00-00-04-00/642805cb051c4568278921.jpg" xlink:type="simple" xlink:show="embed" xlink:actuate="onLoad" draw:mime-type="image/jpeg"/>
</draw:frame>
</text:p>
      <text:p text:style-name="P4">
Вулиці Авдіївки — вимерлі. Люди виходять з укриттів тільки за їжею, водою абов лікарню. Але кожен вихід — смертельний ризик. «Нещодавно жінка загинула,коли пішла до свердловини набрати води. Чоловік отримав поранення», —розповідає член екіпажу «Білий Янгол» Геннадій Юдін.</text:p>
      <text:p text:style-name="P4">
<draw:frame draw:style-name="fr1" draw:name="Image217" text:anchor-type="as-char" svg:width="6.9236in" svg:height="4.125312in" draw:z-index="0">
<draw:image xlink:href="../Images/AРМІЯINFORM/2023-04-02T57-00-00-04-00/642805d49bcca427716354.jpg" xlink:type="simple" xlink:show="embed" xlink:actuate="onLoad" draw:mime-type="image/jpeg"/>
</draw:frame>
</text:p>
      <text:p text:style-name="P4">
Щоб проїхати до потрібної адреси, поліцейський змушений спочатку розчиститидорогу від шматків бетону й пластику — того, що раніше було будинком. Вирвивід снарядів та осколки Геннадій обережно об’їжджає. У броньованому авто —запасні колеса, медичне знаряддя, дитячі бронежилети. Все, що може знадобитисядля порятунку.</text:p>
      <text:p text:style-name="P4">
Цього разу поліцейські евакуювали літніх людей, яких попросили забрати їхніродичі, що виїхали раніше. Один з мешканців спершу посадив на борт кішку тадворову собаку Аліску, за якою доглядав і забрав із собою у безпечне місце.«Підвал ходив ходором, коли били ракетами. Було дуже страшно», — розповідаєінша пасажирка.</text:p>
      <text:p text:style-name="P4">
<draw:frame draw:style-name="fr1" draw:name="Image218" text:anchor-type="as-char" svg:width="6.9236in" svg:height="4.021458in" draw:z-index="0">
<draw:image xlink:href="../Images/AРМІЯINFORM/2023-04-02T57-00-00-04-00/642805d49ac38245462836.jpg" xlink:type="simple" xlink:show="embed" xlink:actuate="onLoad" draw:mime-type="image/jpeg"/>
</draw:frame>
</text:p>
      <text:p text:style-name="P4">
Обидва «Білі янголи» — місцеві й розуміють жителів, бо і їхні сім’їпереживають те ж саме. «Ось тут на п’ятому поверсі жила моя бабуся», — показуєвигорілий будинок «білий янгол» Дмитро Соловій.</text:p>
      <text:p text:style-name="P4">
Поліцейські об’їхали локації, де можуть бути люди, вмовляючи їх виїхати. Окрімтого, по маршруту перевірили майно в розбитих магазинах, де можуть діятимародери. Після ракетного удару «янголи» знайшли на землі пошматований, алевцілілий прапор і повернули його на місце майоріти як символ незламноїАвдіївки.</text:p>
      <text:p text:style-name="P4">
<draw:frame draw:style-name="fr1" draw:name="Image219" text:anchor-type="as-char" svg:width="6.9236in" svg:height="4.021458in" draw:z-index="0">
<draw:image xlink:href="../Images/AРМІЯINFORM/2023-04-02T57-00-00-04-00/642805daa07a1472567930.jpg" xlink:type="simple" xlink:show="embed" xlink:actuate="onLoad" draw:mime-type="image/jpeg"/>
</draw:frame>
</text:p>
      <text:p text:style-name="P4">
Поки готувався цей матеріал, в Авдіївці сталася трагедія — внаслідок обстрілузагинув 5-місячний малюк та його бабуся. Батьки госпіталізовані з травмами. Задень до прильоту поліцейські вмовляли матір виїхати й врятувати дитину. Цебула не перша спроба переконати жінку, але марно. Ворог хаотично б’є пожитлових будинках, тож єдиний спосіб вижити — евакуюватися, поки не пізно.</text:p>
      <text:p text:style-name="P4">
Source: <text:a xlink:type="simple" xlink:href="https://armyinform.com.ua/2023/04/02/evakuaczijna-grupa-bilyj-yangol-evakuyuyut-lyudej-z-avdiyivky-yaka-znahodytsya-v-chervonij-zoni/" text:style-name="Internet_20_link" text:visited-style-name="Visited_20_Internet_20_Link">
https://armyinform.com.ua/2023/04/02/evakuaczijna-grupa-bilyj-yangol-evakuyuyut-lyudej-z-avdiyivky-yaka-znahodytsya-v-chervonij-zoni/</text:a>
</text:p>
      <!--NEWS-->
      <text:h text:style-name="P10" text:outline-level="1">
<text:span text:style-name="T4">
Санкції в дії: Україна і світ — проти російської агресії</text:span>
</text:h>
      <text:p text:style-name="P4">
Author: ['АРМІЯINFORM']</text:p>
      <text:p text:style-name="P4">
Time: 2023-04-02T58:00:00-04:00</text:p>
      <text:p text:style-name="P4">
Description: Центральний банк Об’єднаних Арабських Еміратів скасував ліцензію російського мтс-банк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ntyrosijski-sankcziyi.jpg" text:style-name="Internet_20_link" text:visited-style-name="Visited_20_Internet_20_Link">
antyrosijski-sankcziyi.jpg</text:a>
']</text:p>
      <text:p text:style-name="P4">
Tags: ['STOPRUSSIA', 'АГРЕСІЯ РФ', 'ЕКОНОМІКА РФ', 'КРАХ РОСІЇ', 'КРАХ РОСІЙСЬКОЇ ЕКОНОМІКИ', 'САНКЦІЇ РФ', 'СЛУЖБА ЗОВНІШНЬОЇ РОЗВІДКИ УКРАЇНИ']</text:p>
      <text:p text:style-name="P4">
Category: News</text:p>
      <!--METADATA-->
      <text:p text:style-name="P4">
<draw:frame draw:style-name="fr1" draw:name="Image220" text:anchor-type="as-char" svg:width="6.9236in" svg:height="3.894525in" draw:z-index="0">
<draw:image xlink:href="../Images/AРМІЯINFORM/2023-04-02T58-00-00-04-00/antyrosijski-sankcziyi.jpg" xlink:type="simple" xlink:show="embed" xlink:actuate="onLoad" draw:mime-type="image/jpeg"/>
</draw:frame>
</text:p>
      <text:p text:style-name="P4">
Центральний банк Об’єднаних Арабських Еміратів скасував ліцензію російськогомтс-банку. Офіційно заявлено, що мтс-банк має згорнути діяльність протягомшести місяців та закрити всі філії в ОАЕ. У цей період банку забороненовідкривати нові рахунки та проводити операції, крім погашення раніше взятихзобов’язань.</text:p>
      <text:p text:style-name="P4">
Про це<text:a xlink:type="simple" xlink:href="https://www.facebook.com/SZRUkraine/posts/pfbid02kRcvJPcianA2Vk9CC1ZkU4gNG4YK7wRtwLTHrdHJJ3nohq7E4XvP4XbTZAEgXCr3l" text:style-name="Internet_20_link" text:visited-style-name="Visited_20_Internet_20_Link">
повідомляє</text:a>
Служба зовнішньої розвідки України на своїй офіційній сторінці в Facebook.</text:p>
      <text:p text:style-name="P4">
Французька асоціація Darwin Climax Coalition разом з українською організацієюRazom We Stand вдруге подали скаргу до Національної антитерористичноїпрокуратури Парижа щодо розслідування діяльності компанії TotalEnergies, якапостачала пальне, що використовувалось російськими літаками під час польотівдля ракетних ударів по Україні.</text:p>
      <text:p text:style-name="P4">
Американська компанія Kraft Heinz продає на росії два підприємства звиробництва дитячого харчування (марки «розумніца» та «самі с усамі»), а такожправа на бренд Heinz Baby.</text:p>
      <text:p text:style-name="P4">
Американська агропромислова корпорація Archer Daniels Midland розпочала роботущодо згортання діяльності на росії.</text:p>
      <text:p text:style-name="P4">
Компанія Toyota продала свій завод у селищі шушари під санкт-петербургом.</text:p>
      <text:p text:style-name="P4">
Американська хімічна компанія 3M, яка є одним із найбільших виробниківреспіраторів у світі, продає бізнес на рф. Рішення прийнято незважаючи на те,що за рішенням влади рф інвестори з «недружніх» країн мають надати не менше 50% знижки, виходячи з росії.</text:p>
      <text:p text:style-name="P4">
На Кіпрі блокуватимуть рахунки росіян у понад € 100 тис.</text:p>
      <text:p text:style-name="P4">
Грузія більш ніж утричі збільшила експорт легкових автомобілів на росію та вкілька разів до країн Євразійського економічного союзу. Місцеві аналітикивважають, що більшість цих машин потім опиняється на рф, а Вірменія, Киргизіята Казахстан використовуються лише для ввезення автомобілів, на якіпоширюються міжнародні санкції. Постачання на росію в січні-лютому 2023 рокустановили 978 автомобілів проти 209 машин роком раніше, до Казахстану — 2,6тис. машин проти 935 одиниць, до Вірменії — 2,8 тис. машин проти 365, доКиргизії — 1,3 тис. проти 423. У самій Грузії автомобілі не виробляються,країна їх імпортує.</text:p>
      <text:p text:style-name="P4">
У четвертому кварталі 2022 року дохід російської мережі гіпермаркетів мetroзменшився на 14,1 %, до 56,9 млрд руб. У мetro заявили, що це сталось череззниження купівельної спроможності росіян після початку війни рф проти України,а також кібератаку на її IT-систему в Німеччині. Водночас за статзвітністю, удесяти найбільших мереж рф з продажу товарів повсякденного попиту другийквартал поспіль є зниження рентабельності та зростання витрат.</text:p>
      <text:p text:style-name="P4">
Source: <text:a xlink:type="simple" xlink:href="https://armyinform.com.ua/2023/04/02/sankcziyi-v-diyi-ukrayina-i-svit-proty-rosijskoyi-agresiyi-7/" text:style-name="Internet_20_link" text:visited-style-name="Visited_20_Internet_20_Link">
https://armyinform.com.ua/2023/04/02/sankcziyi-v-diyi-ukrayina-i-svit-proty-rosijskoyi-agresiyi-7/</text:a>
</text:p>
      <!--NEWS-->
      <text:h text:style-name="P10" text:outline-level="1">
<text:span text:style-name="T4">
Twitter заблокував американського «експерта», який активно просував наративи роспропаганди</text:span>
</text:h>
      <text:p text:style-name="P4">
Author: ['АРМІЯINFORM']</text:p>
      <text:p text:style-name="P4">
Time: 2023-04-02T59:00:00-04:00</text:p>
      <text:p text:style-name="P4">
Description: Twitter заблокував акаунт американського експерта Скотта Ріттера, який активно просува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292421_2223944764462668_523829257785665614_n-e1680354246894.jpg" text:style-name="Internet_20_link" text:visited-style-name="Visited_20_Internet_20_Link">
339292421_2223944764462668_523829257785665614_n-e1680354246894.jpg</text:a>
']</text:p>
      <text:p text:style-name="P4">
Tags: ['STOPRUSSIA', 'АГРЕСІЯ РФ', 'ВІЙНА', 'ВТОРГНЕННЯ РФ', 'РОСІЙСЬКІ ФЕЙКИ', 'РОСФЕЙКИ']</text:p>
      <text:p text:style-name="P4">
Category: News</text:p>
      <!--METADATA-->
      <text:p text:style-name="P4">
<draw:frame draw:style-name="fr1" draw:name="Image221" text:anchor-type="as-char" svg:width="6.9236in" svg:height="5.171064in" draw:z-index="0">
<draw:image xlink:href="../Images/AРМІЯINFORM/2023-04-02T59-00-00-04-00/339292421_2223944764462668_523829257785665614_n-e1680354246894.jpg" xlink:type="simple" xlink:show="embed" xlink:actuate="onLoad" draw:mime-type="image/jpeg"/>
</draw:frame>
</text:p>
      <text:p text:style-name="P4">
Twitter заблокував акаунт американського експерта Скотта Ріттера, який активнопросував співзвучні російській пропаганді наративи.</text:p>
      <text:p text:style-name="P4">
Про це<text:a xlink:type="simple" xlink:href="https://www.facebook.com/protydiyadezinformatsiyi.cpd/posts/pfbid02MVzCeuidgbvPFUMD7tfeUdFpbdPnuBVumAvYxDr7gGMmmWbTpYYCW1xcrJhatBHKl" text:style-name="Internet_20_link" text:visited-style-name="Visited_20_Internet_20_Link">
повідомляє</text:a>
Центр протидії дезінформації на своїй сторінці у Facebook.</text:p>
      <text:p text:style-name="P4">
Згідно з офіційною політикою Twitter, платформа блокує акаунти, які порушуютьїї правила безпеки, конфіденційності та автентичності.</text:p>
      <text:p text:style-name="P4">
Ріттер обурився рішенням Twitter, назвавши такі дії спробою змусити йогозамовкнути.</text:p>
      <text:p text:style-name="P4">
«Сьогодні я маю сміливість кинути виклик американському уряду щодо йогопровальної політики в Україні. І замість того, щоб залучити мене до дебатів,діалогу та дискусії, вони намагаються змусити мене замовкнути, закривши мійакаунт у Twitter», — сказав він.</text:p>
      <text:p text:style-name="P4">
Це не перший випадок, коли платформа блокує акаунт експерта. Близько року томуTwitter закрив акаунт Ріттера після того, як він опублікував допис, в якомуназвав президента США Джо Байдена «військовим злочинцем» і неправдивостверджував, що Національна поліція України відповідальна за звірства у Бучі.</text:p>
      <text:p text:style-name="P4">
Source: <text:a xlink:type="simple" xlink:href="https://armyinform.com.ua/2023/04/02/tviter-zablokuvav-akaunt-amerykanskogo-eksperta-skotta-rittera-yakyj-aktyvno-prosuvav-spivzvuchni-rosijskij-propagandi-naratyvy/" text:style-name="Internet_20_link" text:visited-style-name="Visited_20_Internet_20_Link">
https://armyinform.com.ua/2023/04/02/tviter-zablokuvav-akaunt-amerykanskogo-eksperta-skotta-rittera-yakyj-aktyvno-prosuvav-spivzvuchni-rosijskij-propagandi-naratyvy/</text:a>
</text:p>
      <!--NEWS-->
      <text:h text:style-name="P10" text:outline-level="1">
<text:span text:style-name="T4">
Ворожі медіа поширюють фейк про продаж форми ЗСУ у Туреччині</text:span>
</text:h>
      <text:p text:style-name="P4">
Author: ['АРМІЯINFORM']</text:p>
      <text:p text:style-name="P4">
Time: 2023-04-02T60:00:00-04:00</text:p>
      <text:p text:style-name="P4">
Description: Центр протидії дезінформації на своїй сторінці у Facebook повідомив про чергові фей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8493595_1715314668909299_6742754003073544637_n-e1680357920743.jpg" text:style-name="Internet_20_link" text:visited-style-name="Visited_20_Internet_20_Link">
338493595_1715314668909299_6742754003073544637_n-e1680357920743.jpg</text:a>
']</text:p>
      <text:p text:style-name="P4">
Tags: ['STOPRUSSIA', 'АГРЕСІЯ РФ', 'РОСІЙСЬКІ ФЕЙКИ', 'РОСФЕЙКИ', 'ФЕЙК', 'ЦЕНТР ПРОТИДІЇ ДЕЗІНФОРМАЦІЇ']</text:p>
      <text:p text:style-name="P4">
Category: News</text:p>
      <!--METADATA-->
      <text:p text:style-name="P4">
<draw:frame draw:style-name="fr1" draw:name="Image222" text:anchor-type="as-char" svg:width="6.9236in" svg:height="6.317785in" draw:z-index="0">
<draw:image xlink:href="../Images/AРМІЯINFORM/2023-04-02T60-00-00-04-00/338493595_1715314668909299_6742754003073544637_n-e1680357920743.jpg" xlink:type="simple" xlink:show="embed" xlink:actuate="onLoad" draw:mime-type="image/jpeg"/>
</draw:frame>
</text:p>
      <text:p text:style-name="P4">
Центр протидії дезінформації на своїй сторінці у Facebook<text:a xlink:type="simple" xlink:href="https://www.facebook.com/protydiyadezinformatsiyi.cpd/posts/pfbid0KBYsteYEHtQYK8MV4VsgQHTwYCEG4P5EJaxPBGpKcMA93HFigJUsUXRGbNXCb3hLl" text:style-name="Internet_20_link" text:visited-style-name="Visited_20_Internet_20_Link">
повідомив</text:a>
про чергові фейки, поширені ворожими пропагандистами:</text:p>
      <text:p text:style-name="P4">
«Ворожі TG-канали поширюють фейк, основою якого стали кілька фото військовоїформи ЗСУ з биркою «не для продажу» в одному з турецьких магазинів класичногоодягу.</text:p>
      <text:p text:style-name="P4">
Ці знімки нібито підтверджують реалізацію форми. Основним аргументомпропагандистських медіа є те, що український однострій не призначений длякомерційної реалізації, що регламентується нормативно-правовими актами ЗСУ.Однак, як повідомили офіційні представники турецького магазину «Carlo Potti»,вони не здійснюють реалізацію української військової форми. Виставлений навітрину зразок є лише варіантом можливого пошиття одягу.</text:p>
      <text:p text:style-name="P4">
Форму разом із биркою залишив у магазині невідомий. Незнання мови продавцямисприяло її виставленню в залі та відсутності сумнівів, що напис «із підвохом».</text:p>
      <text:p text:style-name="P4">
Застерігаємо!</text:p>
      <text:p text:style-name="P4">
Не довіряйте матеріалам, що апелюють до емоцій, бо саме надмірна емоційністьпригнічує критичне мислення та допомагає сприйняттю ворожих фейків».</text:p>
      <text:p text:style-name="P4">
Source: <text:a xlink:type="simple" xlink:href="https://armyinform.com.ua/2023/04/02/vorozhi-media-poshyryuyut-fejk-pro-prodazh-ukrayinskoyi-vijskovoyi-formy/" text:style-name="Internet_20_link" text:visited-style-name="Visited_20_Internet_20_Link">
https://armyinform.com.ua/2023/04/02/vorozhi-media-poshyryuyut-fejk-pro-prodazh-ukrayinskoyi-vijskovoyi-formy/</text:a>
</text:p>
      <!--NEWS-->
      <text:h text:style-name="P10" text:outline-level="1">
<text:span text:style-name="T4">
ВМС показали, як морпіхи зачищають ворожі позиції на Донеччині</text:span>
</text:h>
      <text:p text:style-name="P4">
Author: ['АРМІЯINFORM']</text:p>
      <text:p text:style-name="P4">
Time: 2023-04-02T61:00:00-04:00</text:p>
      <text:p text:style-name="P4">
Description: Джерело: ВМС ЗС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МС ЗС УКРАЇНИ', 'ВТОРГНЕННЯ РФ', 'ВТРАТИ ВОРОГА']</text:p>
      <text:p text:style-name="P4">
Category: News</text:p>
      <!--METADATA-->
      <text:p text:style-name="P4">
<text:span text:style-name="T4">
Джерело:</text:span>
 <text:span text:style-name="T5">
<text:a xlink:type="simple" xlink:href="https://www.facebook.com/navy.mil.gov.ua/videos/1182775182425948/" text:style-name="Internet_20_link" text:visited-style-name="Visited_20_Internet_20_Link">
ВМС ЗСУкраїни</text:a>
</text:span>
</text:p>
      <text:p text:style-name="P4">
Source: <text:a xlink:type="simple" xlink:href="https://armyinform.com.ua/2023/04/02/zachystka-vorozhyh-pozyczij-shturmovoyu-grupoyu-voyiniv-bataljonu-morskoyi-pihoty/" text:style-name="Internet_20_link" text:visited-style-name="Visited_20_Internet_20_Link">
https://armyinform.com.ua/2023/04/02/zachystka-vorozhyh-pozyczij-shturmovoyu-grupoyu-voyiniv-bataljonu-morskoyi-pihoty/</text:a>
</text:p>
      <!--NEWS-->
      <text:h text:style-name="P10" text:outline-level="1">
<text:span text:style-name="T4">
Для школярів деокупованих територій Херсонщини передано 5000 планшетів і ноутбуків</text:span>
</text:h>
      <text:p text:style-name="P4">
Author: ['АРМІЯINFORM']</text:p>
      <text:p text:style-name="P4">
Time: 2023-04-02T62:00:00-04:00</text:p>
      <text:p text:style-name="P4">
Description: Про це повідомляє Урядовий Портал.    У межах спільного проєкту Мінреінтеграції з UNICEF...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3-04-01_202718.jpg" text:style-name="Internet_20_link" text:visited-style-name="Visited_20_Internet_20_Link">
2023-04-01_202718.jpg</text:a>
']</text:p>
      <text:p text:style-name="P4">
Tags: ['STOPRUSSIA', 'АГРЕСІЯ РФ', 'ВІЙНА', 'ВТОРГНЕННЯ РФ', 'УРЯДОВИЙ ПОРТАЛ', 'ХЕРСОНЩИНА']</text:p>
      <text:p text:style-name="P4">
Category: News</text:p>
      <!--METADATA-->
      <text:p text:style-name="P4">
<draw:frame draw:style-name="fr1" draw:name="Image223" text:anchor-type="as-char" svg:width="6.9236in" svg:height="4.119542in" draw:z-index="0">
<draw:image xlink:href="../Images/AРМІЯINFORM/2023-04-02T62-00-00-04-00/2023-04-01_202718.jpg" xlink:type="simple" xlink:show="embed" xlink:actuate="onLoad" draw:mime-type="image/jpeg"/>
</draw:frame>
 Ілюстративне фото</text:p>
      <text:p text:style-name="P4">
Про це <text:a xlink:type="simple" xlink:href="https://www.kmu.gov.ua/news/dlia-shkoliariv-iz-silskykh-hromad-zvilnenoi-khersonshchyny-peredano-5000-planshetiv-i-noutbukiv" text:style-name="Internet_20_link" text:visited-style-name="Visited_20_Internet_20_Link">
повідомляє</text:a>
 УрядовийПортал.</text:p>
      <text:p text:style-name="P4">
У межах спільного проєкту Мінреінтеграції з UNICEF для Херсонської областівиділено 2500 планшетів і 2500 хромбуків. Ці навчальні гаджети підлягаютьпередачі школярам, які проживають у сільських громадах деокупованих територійХерсонщини.</text:p>
      <text:p text:style-name="P4">
Мінреінтеграції висловлює подяку українській команді UNICEF.</text:p>
      <text:p text:style-name="P4">
Віце-прем’єр-міністр — Міністр з питань реінтеграції тимчасово окупованихтериторій Ірина Верещук і очільник Херсонщини Олександр Прокудін сьогодніпередали перші планшети та ноутбуки дітям, які мешкають у селах Киселівка таПосад-Покровське. Найближчим часом обласна влада передасть гаджети дітям іншихсільських громад області.</text:p>
      <text:p text:style-name="P4">
Source: <text:a xlink:type="simple" xlink:href="https://armyinform.com.ua/2023/04/02/dlya-shkolyariv-iz-silskyh-gromad-zvilnenoyi-hersonshhyny-peredano-5000-planshetiv-i-noutbukiv/" text:style-name="Internet_20_link" text:visited-style-name="Visited_20_Internet_20_Link">
https://armyinform.com.ua/2023/04/02/dlya-shkolyariv-iz-silskyh-gromad-zvilnenoyi-hersonshhyny-peredano-5000-planshetiv-i-noutbukiv/</text:a>
</text:p>
      <!--NEWS-->
      <text:h text:style-name="P10" text:outline-level="1">
<text:span text:style-name="T4">
Підрозділи ракетних військ і артилерії Сил оборони уразили 3 райони зосередження ворога</text:span>
</text:h>
      <text:p text:style-name="P4">
Author: ['АРМІЯINFORM']</text:p>
      <text:p text:style-name="P4">
Time: 2023-04-02T63:00:00-04:00</text:p>
      <text:p text:style-name="P4">
Description: Авіація Сил оборони за минулу добу завдала 8 ударів по районах зосередження особового...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artyleriya.jpg" text:style-name="Internet_20_link" text:visited-style-name="Visited_20_Internet_20_Link">
artyleriya.jpg</text:a>
']</text:p>
      <text:p text:style-name="P4">
Tags: ['STOPRUSSIA', 'АГРЕСІЯ РФ', 'ВТРАТИ ВОРОГА', 'ХРОНІКА ОБОРОНИ']</text:p>
      <text:p text:style-name="P4">
Category: News</text:p>
      <!--METADATA-->
      <text:p text:style-name="P4">
<draw:frame draw:style-name="fr1" draw:name="Image224" text:anchor-type="as-char" svg:width="6.9236in" svg:height="4.615733in" draw:z-index="0">
<draw:image xlink:href="../Images/AРМІЯINFORM/2023-04-02T63-00-00-04-00/artyleriya.jpg" xlink:type="simple" xlink:show="embed" xlink:actuate="onLoad" draw:mime-type="image/jpeg"/>
</draw:frame>
Ілюстративне фото <text:span text:style-name="T4">
🔥 Ситуація щодо російського вторгнення</text:span>
</text:p>
      <text:p text:style-name="P4">
Авіація Сил оборони за минулу добу завдала 8 ударів по районах зосередженняособового складу та військової техніки окупантів.</text:p>
      <text:p text:style-name="P4">
Про це у Facebook<text:a xlink:type="simple" xlink:href="https://www.facebook.com/GeneralStaff.ua/posts/pfbid0HskyfEPjqu6AXLXF8EDTMMGeqsjJ9jTozC3d8aRBDrFLqocRv15aKSk3iLBMWaZel" text:style-name="Internet_20_link" text:visited-style-name="Visited_20_Internet_20_Link">
повідомляє</text:a>
Генеральний штаб ЗСУ.</text:p>
      <text:p text:style-name="P4">
Також наші захисники збили ворожий безпілотний літальний апарат типу«Орлан-10».</text:p>
      <text:p text:style-name="P4">
Підрозділи ракетних військ і артилерії уразили 3 райони зосередження живоїсили, озброєння та військової техніки, 2 склади боєприпасів противника та однуреактивну систему залпового вогню.</text:p>
      <text:p text:style-name="P4">
Source: <text:a xlink:type="simple" xlink:href="https://armyinform.com.ua/2023/04/02/pidrozdily-raketnyh-vijsk-i-artyleriyi-syl-oborony-urazyly-3-rajony-zoseredzhennya-voroga/" text:style-name="Internet_20_link" text:visited-style-name="Visited_20_Internet_20_Link">
https://armyinform.com.ua/2023/04/02/pidrozdily-raketnyh-vijsk-i-artyleriyi-syl-oborony-urazyly-3-rajony-zoseredzhennya-voroga/</text:a>
</text:p>
      <!--NEWS-->
      <text:h text:style-name="P10" text:outline-level="1">
<text:span text:style-name="T4">
Трофейна САУ «Гіацинт-С» тепер боронить Україну</text:span>
</text:h>
      <text:p text:style-name="P4">
Author: ['АРМІЯINFORM']</text:p>
      <text:p text:style-name="P4">
Time: 2023-04-02T64:00:00-04:00</text:p>
      <text:p text:style-name="P4">
Description: Про це повідомляє оперативне командування «Схід»:    «Трофейні самохідна артилерійськ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39020012_222309313711473_4359305365507991338_n.jpg" text:style-name="Internet_20_link" text:visited-style-name="Visited_20_Internet_20_Link">
339020012_222309313711473_4359305365507991338_n.jpg</text:a>
', '<text:a xlink:type="simple" xlink:href="https://armyinform.com.ua/wp-content/uploads/2023/04/339322921_938703453983622_3558651149073054658_n-150x150.jpg" text:style-name="Internet_20_link" text:visited-style-name="Visited_20_Internet_20_Link">
339322921_938703453983622_3558651149073054658_n-150x150.jpg</text:a>
', '<text:a xlink:type="simple" xlink:href="https://armyinform.com.ua/wp-content/uploads/2023/04/338595404_3475466572721467_8061077259639332883_n-150x150.jpg" text:style-name="Internet_20_link" text:visited-style-name="Visited_20_Internet_20_Link">
338595404_3475466572721467_8061077259639332883_n-150x150.jpg</text:a>
', '<text:a xlink:type="simple" xlink:href="https://armyinform.com.ua/wp-content/uploads/2023/04/339454746_3066174147009969_7838693524898065966_n-150x150.jpg" text:style-name="Internet_20_link" text:visited-style-name="Visited_20_Internet_20_Link">
339454746_3066174147009969_7838693524898065966_n-150x150.jpg</text:a>
', '<text:a xlink:type="simple" xlink:href="https://armyinform.com.ua/wp-content/uploads/2023/04/339473783_130880163268357_5777202317826569903_n-150x150.jpg" text:style-name="Internet_20_link" text:visited-style-name="Visited_20_Internet_20_Link">
339473783_130880163268357_5777202317826569903_n-150x150.jpg</text:a>
', '<text:a xlink:type="simple" xlink:href="https://armyinform.com.ua/wp-content/uploads/2023/04/339296093_150252291311904_50768772177867341_n-150x150.jpg" text:style-name="Internet_20_link" text:visited-style-name="Visited_20_Internet_20_Link">
339296093_150252291311904_50768772177867341_n-150x150.jpg</text:a>
', '<text:a xlink:type="simple" xlink:href="https://armyinform.com.ua/wp-content/uploads/2023/04/339283614_757317539333035_1097980736579780241_n-150x150.jpg" text:style-name="Internet_20_link" text:visited-style-name="Visited_20_Internet_20_Link">
339283614_757317539333035_1097980736579780241_n-150x150.jpg</text:a>
', '<text:a xlink:type="simple" xlink:href="https://armyinform.com.ua/wp-content/uploads/2023/04/339432087_745937620323945_8524966482449806472_n-150x150.jpg" text:style-name="Internet_20_link" text:visited-style-name="Visited_20_Internet_20_Link">
339432087_745937620323945_8524966482449806472_n-150x150.jpg</text:a>
', '<text:a xlink:type="simple" xlink:href="https://armyinform.com.ua/wp-content/uploads/2023/04/339275384_211584004804454_5449222334939280100_n-150x150.jpg" text:style-name="Internet_20_link" text:visited-style-name="Visited_20_Internet_20_Link">
339275384_211584004804454_5449222334939280100_n-150x150.jpg</text:a>
', '<text:a xlink:type="simple" xlink:href="https://armyinform.com.ua/wp-content/uploads/2023/04/339293380_518631427150793_7657693250480441201_n-150x150.jpg" text:style-name="Internet_20_link" text:visited-style-name="Visited_20_Internet_20_Link">
339293380_518631427150793_7657693250480441201_n-150x150.jpg</text:a>
', '<text:a xlink:type="simple" xlink:href="https://armyinform.com.ua/wp-content/uploads/2023/04/339150681_602112431554814_4319759591197500847_n-150x150.jpg" text:style-name="Internet_20_link" text:visited-style-name="Visited_20_Internet_20_Link">
339150681_602112431554814_4319759591197500847_n-150x150.jpg</text:a>
']</text:p>
      <text:p text:style-name="P4">
Tags: ['STOPRUSSIA', 'АГРЕСІЯ РФ', 'АРТИЛЕРІЯ', 'ВІЙНА', 'ВОЄННІ ТРОФЕЇ', 'ВТРАТИ ВОРОГА']</text:p>
      <text:p text:style-name="P4">
Category: News</text:p>
      <!--METADATA-->
      <text:p text:style-name="P4">
<draw:frame draw:style-name="fr1" draw:name="Image225" text:anchor-type="as-char" svg:width="6.9236in" svg:height="4.608521in" draw:z-index="0">
<draw:image xlink:href="../Images/AРМІЯINFORM/2023-04-02T64-00-00-04-00/339020012_222309313711473_4359305365507991338_n.jpg" xlink:type="simple" xlink:show="embed" xlink:actuate="onLoad" draw:mime-type="image/jpeg"/>
</draw:frame>
</text:p>
      <text:p text:style-name="P4">
Про це<text:a xlink:type="simple" xlink:href="https://www.facebook.com/EastOC/posts/pfbid02RQGdpqXfGFW29VPsnPdd4ahW7sJpKg9TdWXqEwy1HWqfM8FTEPmqyeCqQug9hd7fl" text:style-name="Internet_20_link" text:visited-style-name="Visited_20_Internet_20_Link">
повідомляє</text:a>
оперативне командування «Схід»:</text:p>
      <text:p text:style-name="P4">
«Трофейні самохідна артилерійська установка 2с5 «Гіацинт-С» та радянськасамохідна гармата артилерії 2с7 «Піон». Техніка, яка приїхала вбиватинаселення України, тепер вдень і вночі знищує регулярну армію російськоїфедерації та пвк «вагнер» на Бахмутському напрямку».</text:p>
      <text:p text:style-name="P4">
<text:a xlink:type="simple" xlink:href="https://armyinform.com.ua/wp-content/uploads/2023/04/339322921_938703453983622_3558651149073054658_n.jpg" text:style-name="Internet_20_link" text:visited-style-name="Visited_20_Internet_20_Link">
<draw:frame draw:style-name="fr1" draw:name="Image226" text:anchor-type="as-char" svg:width="6.9236in" svg:height="6.9236in" draw:z-index="0">
<draw:image xlink:href="../Images/AРМІЯINFORM/2023-04-02T64-00-00-04-00/339322921_938703453983622_3558651149073054658_n-150x150.jpg" xlink:type="simple" xlink:show="embed" xlink:actuate="onLoad" draw:mime-type="image/jpeg"/>
</draw:frame>
</text:a>
</text:p>
      <text:p text:style-name="P4">
<text:a xlink:type="simple" xlink:href="https://armyinform.com.ua/wp-content/uploads/2023/04/338595404_3475466572721467_8061077259639332883_n.jpg" text:style-name="Internet_20_link" text:visited-style-name="Visited_20_Internet_20_Link">
<draw:frame draw:style-name="fr1" draw:name="Image227" text:anchor-type="as-char" svg:width="6.9236in" svg:height="6.9236in" draw:z-index="0">
<draw:image xlink:href="../Images/AРМІЯINFORM/2023-04-02T64-00-00-04-00/338595404_3475466572721467_8061077259639332883_n-150x150.jpg" xlink:type="simple" xlink:show="embed" xlink:actuate="onLoad" draw:mime-type="image/jpeg"/>
</draw:frame>
</text:a>
</text:p>
      <text:p text:style-name="P4">
<text:a xlink:type="simple" xlink:href="https://armyinform.com.ua/wp-content/uploads/2023/04/339454746_3066174147009969_7838693524898065966_n.jpg" text:style-name="Internet_20_link" text:visited-style-name="Visited_20_Internet_20_Link">
<draw:frame draw:style-name="fr1" draw:name="Image228" text:anchor-type="as-char" svg:width="6.9236in" svg:height="6.9236in" draw:z-index="0">
<draw:image xlink:href="../Images/AРМІЯINFORM/2023-04-02T64-00-00-04-00/339454746_3066174147009969_7838693524898065966_n-150x150.jpg" xlink:type="simple" xlink:show="embed" xlink:actuate="onLoad" draw:mime-type="image/jpeg"/>
</draw:frame>
</text:a>
</text:p>
      <text:p text:style-name="P4">
<text:a xlink:type="simple" xlink:href="https://armyinform.com.ua/wp-content/uploads/2023/04/339473783_130880163268357_5777202317826569903_n.jpg" text:style-name="Internet_20_link" text:visited-style-name="Visited_20_Internet_20_Link">
<draw:frame draw:style-name="fr1" draw:name="Image229" text:anchor-type="as-char" svg:width="6.9236in" svg:height="6.9236in" draw:z-index="0">
<draw:image xlink:href="../Images/AРМІЯINFORM/2023-04-02T64-00-00-04-00/339473783_130880163268357_5777202317826569903_n-150x150.jpg" xlink:type="simple" xlink:show="embed" xlink:actuate="onLoad" draw:mime-type="image/jpeg"/>
</draw:frame>
</text:a>
</text:p>
      <text:p text:style-name="P4">
<text:a xlink:type="simple" xlink:href="https://armyinform.com.ua/wp-content/uploads/2023/04/339296093_150252291311904_50768772177867341_n.jpg" text:style-name="Internet_20_link" text:visited-style-name="Visited_20_Internet_20_Link">
<draw:frame draw:style-name="fr1" draw:name="Image230" text:anchor-type="as-char" svg:width="6.9236in" svg:height="6.9236in" draw:z-index="0">
<draw:image xlink:href="../Images/AРМІЯINFORM/2023-04-02T64-00-00-04-00/339296093_150252291311904_50768772177867341_n-150x150.jpg" xlink:type="simple" xlink:show="embed" xlink:actuate="onLoad" draw:mime-type="image/jpeg"/>
</draw:frame>
</text:a>
</text:p>
      <text:p text:style-name="P4">
<text:a xlink:type="simple" xlink:href="https://armyinform.com.ua/wp-content/uploads/2023/04/339283614_757317539333035_1097980736579780241_n.jpg" text:style-name="Internet_20_link" text:visited-style-name="Visited_20_Internet_20_Link">
<draw:frame draw:style-name="fr1" draw:name="Image231" text:anchor-type="as-char" svg:width="6.9236in" svg:height="6.9236in" draw:z-index="0">
<draw:image xlink:href="../Images/AРМІЯINFORM/2023-04-02T64-00-00-04-00/339283614_757317539333035_1097980736579780241_n-150x150.jpg" xlink:type="simple" xlink:show="embed" xlink:actuate="onLoad" draw:mime-type="image/jpeg"/>
</draw:frame>
</text:a>
</text:p>
      <text:p text:style-name="P4">
<text:a xlink:type="simple" xlink:href="https://armyinform.com.ua/wp-content/uploads/2023/04/339432087_745937620323945_8524966482449806472_n.jpg" text:style-name="Internet_20_link" text:visited-style-name="Visited_20_Internet_20_Link">
<draw:frame draw:style-name="fr1" draw:name="Image232" text:anchor-type="as-char" svg:width="6.9236in" svg:height="6.9236in" draw:z-index="0">
<draw:image xlink:href="../Images/AРМІЯINFORM/2023-04-02T64-00-00-04-00/339432087_745937620323945_8524966482449806472_n-150x150.jpg" xlink:type="simple" xlink:show="embed" xlink:actuate="onLoad" draw:mime-type="image/jpeg"/>
</draw:frame>
</text:a>
</text:p>
      <text:p text:style-name="P4">
<text:a xlink:type="simple" xlink:href="https://armyinform.com.ua/wp-content/uploads/2023/04/339275384_211584004804454_5449222334939280100_n.jpg" text:style-name="Internet_20_link" text:visited-style-name="Visited_20_Internet_20_Link">
<draw:frame draw:style-name="fr1" draw:name="Image233" text:anchor-type="as-char" svg:width="6.9236in" svg:height="6.9236in" draw:z-index="0">
<draw:image xlink:href="../Images/AРМІЯINFORM/2023-04-02T64-00-00-04-00/339275384_211584004804454_5449222334939280100_n-150x150.jpg" xlink:type="simple" xlink:show="embed" xlink:actuate="onLoad" draw:mime-type="image/jpeg"/>
</draw:frame>
</text:a>
</text:p>
      <text:p text:style-name="P4">
<text:a xlink:type="simple" xlink:href="https://armyinform.com.ua/wp-content/uploads/2023/04/339293380_518631427150793_7657693250480441201_n.jpg" text:style-name="Internet_20_link" text:visited-style-name="Visited_20_Internet_20_Link">
<draw:frame draw:style-name="fr1" draw:name="Image234" text:anchor-type="as-char" svg:width="6.9236in" svg:height="6.9236in" draw:z-index="0">
<draw:image xlink:href="../Images/AРМІЯINFORM/2023-04-02T64-00-00-04-00/339293380_518631427150793_7657693250480441201_n-150x150.jpg" xlink:type="simple" xlink:show="embed" xlink:actuate="onLoad" draw:mime-type="image/jpeg"/>
</draw:frame>
</text:a>
</text:p>
      <text:p text:style-name="P4">
<text:a xlink:type="simple" xlink:href="https://armyinform.com.ua/wp-content/uploads/2023/04/339150681_602112431554814_4319759591197500847_n.jpg" text:style-name="Internet_20_link" text:visited-style-name="Visited_20_Internet_20_Link">
<draw:frame draw:style-name="fr1" draw:name="Image235" text:anchor-type="as-char" svg:width="6.9236in" svg:height="6.9236in" draw:z-index="0">
<draw:image xlink:href="../Images/AРМІЯINFORM/2023-04-02T64-00-00-04-00/339150681_602112431554814_4319759591197500847_n-150x150.jpg" xlink:type="simple" xlink:show="embed" xlink:actuate="onLoad" draw:mime-type="image/jpeg"/>
</draw:frame>
</text:a>
</text:p>
      <text:p text:style-name="P4">
Source: <text:a xlink:type="simple" xlink:href="https://armyinform.com.ua/2023/04/02/trofejna-samohidna-artylerijska-ustanovka-giaczynt-s-teper-boronyt-ukrayinu/" text:style-name="Internet_20_link" text:visited-style-name="Visited_20_Internet_20_Link">
https://armyinform.com.ua/2023/04/02/trofejna-samohidna-artylerijska-ustanovka-giaczynt-s-teper-boronyt-ukrayinu/</text:a>
</text:p>
      <!--NEWS-->
      <text:h text:style-name="P10" text:outline-level="1">
<text:span text:style-name="T4">
На Херсонщині окупаційна влада підробляє документи для привласнення нерухомості громадян України</text:span>
</text:h>
      <text:p text:style-name="P4">
Author: ['АРМІЯINFORM']</text:p>
      <text:p text:style-name="P4">
Time: 2023-04-02T65:00:00-04:00</text:p>
      <text:p text:style-name="P4">
Description: Про це у Facebook повідомляє Генеральний штаб ЗСУ.    Російські окупанти продовжують...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37_main-v1660280985.jpg" text:style-name="Internet_20_link" text:visited-style-name="Visited_20_Internet_20_Link">
37_main-v1660280985.jpg</text:a>
']</text:p>
      <text:p text:style-name="P4">
Tags: ['STOPRUSSIA', 'АГРЕСІЯ РФ']</text:p>
      <text:p text:style-name="P4">
Category: News</text:p>
      <!--METADATA-->
      <text:p text:style-name="P4">
<draw:frame draw:style-name="fr1" draw:name="Image236" text:anchor-type="as-char" svg:width="6.9236in" svg:height="4.61903in" draw:z-index="0">
<draw:image xlink:href="../Images/AРМІЯINFORM/2023-04-02T65-00-00-04-00/37_main-v1660280985.jpg" xlink:type="simple" xlink:show="embed" xlink:actuate="onLoad" draw:mime-type="image/jpeg"/>
</draw:frame>
 Ілюстративне фото <text:span text:style-name="T4">
🔥Ситуація щодо російського вторгнення</text:span>
</text:p>
      <text:p text:style-name="P4">
Про це у Facebook<text:a xlink:type="simple" xlink:href="https://www.facebook.com/GeneralStaff.ua/posts/pfbid0HskyfEPjqu6AXLXF8EDTMMGeqsjJ9jTozC3d8aRBDrFLqocRv15aKSk3iLBMWaZel" text:style-name="Internet_20_link" text:visited-style-name="Visited_20_Internet_20_Link">
повідомляє</text:a>
Генеральний штаб ЗСУ.</text:p>
      <text:p text:style-name="P4">
Російські окупанти продовжують примусову паспортизацію населення тимчасовозайнятої території Херсонської області. Зокрема, в населених пунктах Генічеськта Стрілкове на блокпостах російські окупанти обмежують пересування громадянУкраїни, які не отримали паспорти громадян російської федерації. Під часобшуків повідомляють, що громадяни України, які не отримали російськіпаспорти, після четвертого перетину блокпосту отримають заборону на в’їзд тавиїзд. Також російська окупаційна так звана “влада”, з метою привласненнянерухомості громадян України, активно підробляє документи на право власностіна житлові приміщення та бази відпочинку, шляхом фальсифікації договорівкупівлі-продажу та дарування.</text:p>
      <text:p text:style-name="P4">
Source: <text:a xlink:type="simple" xlink:href="https://armyinform.com.ua/2023/04/02/na-hersonshhyni-okupaczijna-vlada-pidroblyaye-dokumenty-dlya-pryvlasnennya-neruhomosti-gromadyan-ukrayiny/" text:style-name="Internet_20_link" text:visited-style-name="Visited_20_Internet_20_Link">
https://armyinform.com.ua/2023/04/02/na-hersonshhyni-okupaczijna-vlada-pidroblyaye-dokumenty-dlya-pryvlasnennya-neruhomosti-gromadyan-ukrayiny/</text:a>
</text:p>
      <!--NEWS-->
      <text:h text:style-name="P10" text:outline-level="1">
<text:span text:style-name="T4">
У Мелітополі окупанти вивозять незаконно вирубаний ліс у південному напрямку</text:span>
</text:h>
      <text:p text:style-name="P4">
Author: ['АРМІЯINFORM']</text:p>
      <text:p text:style-name="P4">
Time: 2023-04-02T66:00:00-04:00</text:p>
      <text:p text:style-name="P4">
Description: Російські окупанти продовжують чинити мародерство на тимчасово зайнятій територі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okupanty.jpg" text:style-name="Internet_20_link" text:visited-style-name="Visited_20_Internet_20_Link">
okupanty.jpg</text:a>
']</text:p>
      <text:p text:style-name="P4">
Tags: ['STOPRUSSIA', 'АГРЕСІЯ РФ']</text:p>
      <text:p text:style-name="P4">
Category: News</text:p>
      <!--METADATA-->
      <text:p text:style-name="P4">
<draw:frame draw:style-name="fr1" draw:name="Image237" text:anchor-type="as-char" svg:width="6.9236in" svg:height="5.140773in" draw:z-index="0">
<draw:image xlink:href="../Images/AРМІЯINFORM/2023-04-02T66-00-00-04-00/okupanty.jpg" xlink:type="simple" xlink:show="embed" xlink:actuate="onLoad" draw:mime-type="image/jpeg"/>
</draw:frame>
Ілюстративне фото <text:span text:style-name="T4">
🔥 Ситуація щодо російського вторгнення</text:span>
</text:p>
      <text:p text:style-name="P4">
Російські окупанти продовжують чинити мародерство на тимчасово зайнятійтериторії України. Зокрема, в населеному пункті Мелітополь Запорізької областіокупанти вивозять незаконно вирубаний ліс кругляк у південному напрямку.</text:p>
      <text:p text:style-name="P4">
Про це у Facebook<text:a xlink:type="simple" xlink:href="https://www.facebook.com/GeneralStaff.ua/posts/pfbid0HskyfEPjqu6AXLXF8EDTMMGeqsjJ9jTozC3d8aRBDrFLqocRv15aKSk3iLBMWaZel" text:style-name="Internet_20_link" text:visited-style-name="Visited_20_Internet_20_Link">
повідомляє</text:a>
Генеральний штаб ЗСУ.</text:p>
      <text:p text:style-name="P4">
В населеному пункті Козачі Лагері Херсонської області, після успішноговогневого ураження об’єкта російських окупаційних військ, противник активнопроводить перевірки мобільних телефонів місцевих жителів та несанкціонованообшукує помешкання громадян України.</text:p>
      <text:p text:style-name="P4">
Source: <text:a xlink:type="simple" xlink:href="https://armyinform.com.ua/2023/04/02/u-melitopoli-okupanty-vyvozyat-nezakonno-vyrubanyj-lis-u-pivdennomu-napryamku/" text:style-name="Internet_20_link" text:visited-style-name="Visited_20_Internet_20_Link">
https://armyinform.com.ua/2023/04/02/u-melitopoli-okupanty-vyvozyat-nezakonno-vyrubanyj-lis-u-pivdennomu-napryamku/</text:a>
</text:p>
      <!--NEWS-->
      <text:h text:style-name="P10" text:outline-level="1">
<text:span text:style-name="T4">
Українські захисники за добу ліквідували 560 окупантів, знищили 2 танки та 7 ББМ</text:span>
</text:h>
      <text:p text:style-name="P4">
Author: ['АРМІЯINFORM']</text:p>
      <text:p text:style-name="P4">
Time: 2023-04-02T67:00:00-04:00</text:p>
      <text:p text:style-name="P4">
Description: Загальні бойові втрати противника з 24.02.22 по 02.04.23 орієнтовно становлять: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vtraty_04-02-2023-scaled.jpg" text:style-name="Internet_20_link" text:visited-style-name="Visited_20_Internet_20_Link">
vtraty_04-02-2023-scaled.jpg</text:a>
']</text:p>
      <text:p text:style-name="P4">
Tags: ['STOPRUSSIA', 'АГРЕСІЯ РФ', 'ВІЙНА', 'ВТОРГНЕННЯ РФ', 'ВТРАТИ ВОРОГА', 'ГЕНЕРАЛЬНИЙ ШТАБ ЗС УКРАЇНИ']</text:p>
      <text:p text:style-name="P4">
Category: News</text:p>
      <!--METADATA-->
      <text:p text:style-name="P4">
<draw:frame draw:style-name="fr1" draw:name="Image238" text:anchor-type="as-char" svg:width="6.9236in" svg:height="6.975527in" draw:z-index="0">
<draw:image xlink:href="../Images/AРМІЯINFORM/2023-04-02T67-00-00-04-00/vtraty_04-02-2023-scaled.jpg" xlink:type="simple" xlink:show="embed" xlink:actuate="onLoad" draw:mime-type="image/jpeg"/>
</draw:frame>
</text:p>
      <text:p text:style-name="P4">
Загальні бойові втрати противника з 24.02.22 по 02.04.23 орієнтовностановлять:</text:p>
      <ul>
        <li>
<text:span text:style-name="T4">
особового складу ‒</text:span>
 174550 (+560) осіб ліквідовано  * <text:span text:style-name="T4">
танків ‒</text:span>
 3618 (+2)  * <text:span text:style-name="T4">
бойових броньованих машин ‒</text:span>
 6986 (+5)  * <text:span text:style-name="T4">
артилерійських систем ‒</text:span>
 2687 (+4)  * <text:span text:style-name="T4">
РСЗВ ‒</text:span>
 527 (0)  * <text:span text:style-name="T4">
засоби ППО ‒</text:span>
 279 (0)  * <text:span text:style-name="T4">
літаків ‒</text:span>
 306 (0)  * <text:span text:style-name="T4">
гелікоптерів ‒</text:span>
 291 (0)  * <text:span text:style-name="T4">
БПЛА оперативно-тактичного рівня ‒</text:span>
 2249 (+1)  * <text:span text:style-name="T4">
крилаті ракети ‒</text:span>
 911 (0)  * <text:span text:style-name="T4">
кораблі / катери ‒</text:span>
 18 (0)  * <text:span text:style-name="T4">
автомобільної техніки та автоцистерн ‒</text:span>
 5537 (+9)  * <text:span text:style-name="T4">
спеціальна техніка ‒</text:span>
 296 (0)</li>
      </ul>
      <text:p text:style-name="P4">
Дані уточнюються…</text:p>
      <text:p text:style-name="P4">
Бий окупанта! Разом переможемо! Наша сила - в правді!</text:p>
      <text:p text:style-name="P4">
<text:span text:style-name="T4">
Джерело:</text:span>
<text:a xlink:type="simple" xlink:href="https://www.facebook.com/GeneralStaff.ua" text:style-name="Internet_20_link" text:visited-style-name="Visited_20_Internet_20_Link">
Генеральний штаб Збройних СилУкраїни</text:a>
 станом на 02.04.23.</text:p>
      <text:p text:style-name="P4">
Source: <text:a xlink:type="simple" xlink:href="https://armyinform.com.ua/2023/04/02/ukrayinski-zahysnyky-za-dobu-likviduvaly-560-okupantiv-znyshhyly-2-tanky-ta-7-bbm/" text:style-name="Internet_20_link" text:visited-style-name="Visited_20_Internet_20_Link">
https://armyinform.com.ua/2023/04/02/ukrayinski-zahysnyky-za-dobu-likviduvaly-560-okupantiv-znyshhyly-2-tanky-ta-7-bbm/</text:a>
</text:p>
      <!--NEWS-->
      <text:h text:style-name="P10" text:outline-level="1">
<text:span text:style-name="T4">
У Чорному морі перебуває 10 ворожих кораблів, серед яких три ракетоносії «Калібрів» — Наталія Гуменюк</text:span>
</text:h>
      <text:p text:style-name="P4">
Author: ['Андрій Агєєв']</text:p>
      <text:p text:style-name="P4">
Time: 2023-04-02T68:00:00-04:00</text:p>
      <text:p text:style-name="P4">
Description: Станом на ранок 2 квітня в Чорному морі перебуває 10 ворожих кораблів, серед яких т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gumenyuk_1-1.jpg" text:style-name="Internet_20_link" text:visited-style-name="Visited_20_Internet_20_Link">
gumenyuk_1-1.jpg</text:a>
']</text:p>
      <text:p text:style-name="P4">
Tags: ['STOPRUSSIA', 'АГРЕСІЯ РФ']</text:p>
      <text:p text:style-name="P4">
Category: News</text:p>
      <!--METADATA-->
      <text:p text:style-name="P4">
<draw:frame draw:style-name="fr1" draw:name="Image239" text:anchor-type="as-char" svg:width="6.9236in" svg:height="3.883237in" draw:z-index="0">
<draw:image xlink:href="../Images/AРМІЯINFORM/2023-04-02T68-00-00-04-00/gumenyuk_1-1.jpg" xlink:type="simple" xlink:show="embed" xlink:actuate="onLoad" draw:mime-type="image/jpeg"/>
</draw:frame>
</text:p>
      <text:p text:style-name="P4">
Станом на ранок 2 квітня в Чорному морі перебуває 10 ворожих кораблів, середяких три ракетоносії. Загальний залп «Калібрів» може сягати 20 ракет. Про це впрямому ефірі телемарафону «Єдині новини» повідомила керівниця об’єднаногокоординаційного пресцентру Сил оборони півдня України капітан першого рангуНаталія Гуменюк.</text:p>
      <text:p text:style-name="P4">
— Учора, 1 квітня, один із ракетоносіїв навіть маневрував. Ми відстежували, яквін заходив, виходив і знову повернувся на бойове чергування. Такі маневриможуть свідчити, що ракетоносію знадобилось переспорядження або він мав певнітехнічні несправності. Ми продовжуємо стежити за ворогом. Зокрема минулої добиспостерігали певну активність ворожої авіації. Вони підіймали в повітрябагатоцільові винищувачі Су-35, які керованими авіаційними бомбами з напрямкуЧорного моря атакували Херсонщину, — зазначила Наталія Гуменюк.</text:p>
      <text:p text:style-name="P4">
Вона також підкреслила, що застосування авіації вздовж лінії фронту є сьогодніодним із пріоритетних напрямків зміни тактики ворогом. Вони продовжуютьзастосовувати керовані авіаційні бомби (КАБ), не входячи в зону роботи нашоїППО.</text:p>
      <text:p text:style-name="P4">
Source: <text:a xlink:type="simple" xlink:href="https://armyinform.com.ua/2023/04/02/u-chornomu-mori-perebuvaye-10-vorozhyh-korabliv-sered-yakyh-try-raketonosiyi-kalibriv-nataliya-gumenyuk/" text:style-name="Internet_20_link" text:visited-style-name="Visited_20_Internet_20_Link">
https://armyinform.com.ua/2023/04/02/u-chornomu-mori-perebuvaye-10-vorozhyh-korabliv-sered-yakyh-try-raketonosiyi-kalibriv-nataliya-gumenyuk/</text:a>
</text:p>
      <!--NEWS-->
      <text:h text:style-name="P10" text:outline-level="1">
<text:span text:style-name="T4">
В Україні хвилина мовчання</text:span>
</text:h>
      <text:p text:style-name="P4">
Author: ['АРМІЯINFORM']</text:p>
      <text:p text:style-name="P4">
Time: 2023-04-02T69:00:00-04:00</text:p>
      <text:p text:style-name="P4">
Description: Згідно з указом Президента України Володимира Зеленського № 143/2022, хвилина мовчання...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candle.gif" text:style-name="Internet_20_link" text:visited-style-name="Visited_20_Internet_20_Link">
candle.gif</text:a>
']</text:p>
      <text:p text:style-name="P4">
Tags: ['ВТОРГНЕННЯ РФ', 'ХВИЛИНА МОВЧАННЯ']</text:p>
      <text:p text:style-name="P4">
Category: News</text:p>
      <!--METADATA-->
      <text:p text:style-name="P4">
<draw:frame draw:style-name="fr1" draw:name="Image240" text:anchor-type="as-char" svg:width="6.9236in" svg:height="3.895992in" draw:z-index="0">
<draw:image xlink:href="../Images/AРМІЯINFORM/2023-04-02T69-00-00-04-00/candle.gif" xlink:type="simple" xlink:show="embed" xlink:actuate="onLoad" draw:mime-type="image/gif"/>
</draw:frame>
</text:p>
      <text:p text:style-name="P4">
Згідно <text:a xlink:type="simple" xlink:href="https://www.president.gov.ua/documents/1432022-41729" text:style-name="Internet_20_link" text:visited-style-name="Visited_20_Internet_20_Link">
з указом ПрезидентаУкраїни</text:a>
 ВолодимираЗеленського № 143/2022, хвилина мовчання проводиться щодня о 9:00, їїоголошують у всіх засобах масової інформації.</text:p>
      <text:p text:style-name="P4">
«З метою вшанування світлої пам’яті, громадянської відваги і самовідданості,сили духу, стійкості та героїчного подвигу воїнів, полеглих під час виконаннябойових завдань із захисту державного суверенітету та територіальноїцілісності України, мирних громадян, які загинули унаслідок збройної агресіїросійської федерації проти України, постановляю: започаткувати проведеннящоденно о 9 годині 00 хвилин загальнонаціональної хвилини мовчання заспіввітчизниками, загиблими внаслідок збройної агресії російської федераціїпроти України, яку оголошувати у всіх засобах масової інформації незалежно відформи власності», — йдеться в документі.</text:p>
      <text:p text:style-name="P4">
Source: <text:a xlink:type="simple" xlink:href="https://armyinform.com.ua/2023/04/02/v-ukrayini-hvylyna-movchannya/" text:style-name="Internet_20_link" text:visited-style-name="Visited_20_Internet_20_Link">
https://armyinform.com.ua/2023/04/02/v-ukrayini-hvylyna-movchannya/</text:a>
</text:p>
      <!--NEWS-->
      <text:h text:style-name="P10" text:outline-level="1">
<text:span text:style-name="T4">
Рік після звільнення Чернігівщини</text:span>
</text:h>
      <text:p text:style-name="P4">
Author: ['АРМІЯINFORM']</text:p>
      <text:p text:style-name="P4">
Time: 2023-04-02T70:00:00-04:00</text:p>
      <text:p text:style-name="P4">
Description: Генеральний штаб Збройних сил України розмістив у Telegram світлини повністю деокупован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02_08-11-41-5.jpg" text:style-name="Internet_20_link" text:visited-style-name="Visited_20_Internet_20_Link">
photo_2023-04-02_08-11-41-5.jpg</text:a>
', '<text:a xlink:type="simple" xlink:href="https://armyinform.com.ua/wp-content/uploads/2023/04/photo_2023-04-02_08-11-41-2-150x150.jpg" text:style-name="Internet_20_link" text:visited-style-name="Visited_20_Internet_20_Link">
photo_2023-04-02_08-11-41-2-150x150.jpg</text:a>
', '<text:a xlink:type="simple" xlink:href="https://armyinform.com.ua/wp-content/uploads/2023/04/photo_2023-04-02_08-11-41-3-150x150.jpg" text:style-name="Internet_20_link" text:visited-style-name="Visited_20_Internet_20_Link">
photo_2023-04-02_08-11-41-3-150x150.jpg</text:a>
', '<text:a xlink:type="simple" xlink:href="https://armyinform.com.ua/wp-content/uploads/2023/04/photo_2023-04-02_08-11-41-4-150x150.jpg" text:style-name="Internet_20_link" text:visited-style-name="Visited_20_Internet_20_Link">
photo_2023-04-02_08-11-41-4-150x150.jpg</text:a>
', '<text:a xlink:type="simple" xlink:href="https://armyinform.com.ua/wp-content/uploads/2023/04/photo_2023-04-02_08-11-41-6-150x150.jpg" text:style-name="Internet_20_link" text:visited-style-name="Visited_20_Internet_20_Link">
photo_2023-04-02_08-11-41-6-150x150.jpg</text:a>
', '<text:a xlink:type="simple" xlink:href="https://armyinform.com.ua/wp-content/uploads/2023/04/photo_2023-04-02_08-11-41-7-150x150.jpg" text:style-name="Internet_20_link" text:visited-style-name="Visited_20_Internet_20_Link">
photo_2023-04-02_08-11-41-7-150x150.jpg</text:a>
', '<text:a xlink:type="simple" xlink:href="https://armyinform.com.ua/wp-content/uploads/2023/04/photo_2023-04-02_08-11-41-8-150x150.jpg" text:style-name="Internet_20_link" text:visited-style-name="Visited_20_Internet_20_Link">
photo_2023-04-02_08-11-41-8-150x150.jpg</text:a>
', '<text:a xlink:type="simple" xlink:href="https://armyinform.com.ua/wp-content/uploads/2023/04/photo_2023-04-02_08-11-41-9-150x150.jpg" text:style-name="Internet_20_link" text:visited-style-name="Visited_20_Internet_20_Link">
photo_2023-04-02_08-11-41-9-150x150.jpg</text:a>
', '<text:a xlink:type="simple" xlink:href="https://armyinform.com.ua/wp-content/uploads/2023/04/photo_2023-04-02_08-11-41-10-150x150.jpg" text:style-name="Internet_20_link" text:visited-style-name="Visited_20_Internet_20_Link">
photo_2023-04-02_08-11-41-10-150x150.jpg</text:a>
', '<text:a xlink:type="simple" xlink:href="https://armyinform.com.ua/wp-content/uploads/2023/04/photo_2023-04-02_08-11-41-150x150.jpg" text:style-name="Internet_20_link" text:visited-style-name="Visited_20_Internet_20_Link">
photo_2023-04-02_08-11-41-150x150.jpg</text:a>
']</text:p>
      <text:p text:style-name="P4">
Tags: ['STOPRUSSIA', 'АГРЕСІЯ РФ', 'ВТОРГНЕННЯ РФ']</text:p>
      <text:p text:style-name="P4">
Category: News</text:p>
      <!--METADATA-->
      <text:p text:style-name="P4">
<draw:frame draw:style-name="fr1" draw:name="Image241" text:anchor-type="as-char" svg:width="6.9236in" svg:height="5.1927in" draw:z-index="0">
<draw:image xlink:href="../Images/AРМІЯINFORM/2023-04-02T70-00-00-04-00/photo_2023-04-02_08-11-41-5.jpg" xlink:type="simple" xlink:show="embed" xlink:actuate="onLoad" draw:mime-type="image/jpeg"/>
</draw:frame>
</text:p>
      <text:p text:style-name="P4">
Генеральний штаб Збройних сил України<text:a xlink:type="simple" xlink:href="https://t.me/GeneralStaffZSU" text:style-name="Internet_20_link" text:visited-style-name="Visited_20_Internet_20_Link">
розмістив</text:a>
 у Telegram світлини повністюдеокупованої Чернігівщини, зроблені минулого року.</text:p>
      <text:p text:style-name="P4">
<text:a xlink:type="simple" xlink:href="https://armyinform.com.ua/wp-content/uploads/2023/04/photo_2023-04-02_08-11-41-2.jpg" text:style-name="Internet_20_link" text:visited-style-name="Visited_20_Internet_20_Link">
<draw:frame draw:style-name="fr1" draw:name="Image242" text:anchor-type="as-char" svg:width="6.9236in" svg:height="6.9236in" draw:z-index="0">
<draw:image xlink:href="../Images/AРМІЯINFORM/2023-04-02T70-00-00-04-00/photo_2023-04-02_08-11-41-2-150x150.jpg" xlink:type="simple" xlink:show="embed" xlink:actuate="onLoad" draw:mime-type="image/jpeg"/>
</draw:frame>
</text:a>
</text:p>
      <text:p text:style-name="P4">
<text:a xlink:type="simple" xlink:href="https://armyinform.com.ua/wp-content/uploads/2023/04/photo_2023-04-02_08-11-41-3.jpg" text:style-name="Internet_20_link" text:visited-style-name="Visited_20_Internet_20_Link">
<draw:frame draw:style-name="fr1" draw:name="Image243" text:anchor-type="as-char" svg:width="6.9236in" svg:height="6.9236in" draw:z-index="0">
<draw:image xlink:href="../Images/AРМІЯINFORM/2023-04-02T70-00-00-04-00/photo_2023-04-02_08-11-41-3-150x150.jpg" xlink:type="simple" xlink:show="embed" xlink:actuate="onLoad" draw:mime-type="image/jpeg"/>
</draw:frame>
</text:a>
</text:p>
      <text:p text:style-name="P4">
<text:a xlink:type="simple" xlink:href="https://armyinform.com.ua/wp-content/uploads/2023/04/photo_2023-04-02_08-11-41-4.jpg" text:style-name="Internet_20_link" text:visited-style-name="Visited_20_Internet_20_Link">
<draw:frame draw:style-name="fr1" draw:name="Image244" text:anchor-type="as-char" svg:width="6.9236in" svg:height="6.9236in" draw:z-index="0">
<draw:image xlink:href="../Images/AРМІЯINFORM/2023-04-02T70-00-00-04-00/photo_2023-04-02_08-11-41-4-150x150.jpg" xlink:type="simple" xlink:show="embed" xlink:actuate="onLoad" draw:mime-type="image/jpeg"/>
</draw:frame>
</text:a>
</text:p>
      <text:p text:style-name="P4">
<text:a xlink:type="simple" xlink:href="https://armyinform.com.ua/wp-content/uploads/2023/04/photo_2023-04-02_08-11-41-6.jpg" text:style-name="Internet_20_link" text:visited-style-name="Visited_20_Internet_20_Link">
<draw:frame draw:style-name="fr1" draw:name="Image245" text:anchor-type="as-char" svg:width="6.9236in" svg:height="6.9236in" draw:z-index="0">
<draw:image xlink:href="../Images/AРМІЯINFORM/2023-04-02T70-00-00-04-00/photo_2023-04-02_08-11-41-6-150x150.jpg" xlink:type="simple" xlink:show="embed" xlink:actuate="onLoad" draw:mime-type="image/jpeg"/>
</draw:frame>
</text:a>
</text:p>
      <text:p text:style-name="P4">
<text:a xlink:type="simple" xlink:href="https://armyinform.com.ua/wp-content/uploads/2023/04/photo_2023-04-02_08-11-41-7.jpg" text:style-name="Internet_20_link" text:visited-style-name="Visited_20_Internet_20_Link">
<draw:frame draw:style-name="fr1" draw:name="Image246" text:anchor-type="as-char" svg:width="6.9236in" svg:height="6.9236in" draw:z-index="0">
<draw:image xlink:href="../Images/AРМІЯINFORM/2023-04-02T70-00-00-04-00/photo_2023-04-02_08-11-41-7-150x150.jpg" xlink:type="simple" xlink:show="embed" xlink:actuate="onLoad" draw:mime-type="image/jpeg"/>
</draw:frame>
</text:a>
</text:p>
      <text:p text:style-name="P4">
<text:a xlink:type="simple" xlink:href="https://armyinform.com.ua/wp-content/uploads/2023/04/photo_2023-04-02_08-11-41-8.jpg" text:style-name="Internet_20_link" text:visited-style-name="Visited_20_Internet_20_Link">
<draw:frame draw:style-name="fr1" draw:name="Image247" text:anchor-type="as-char" svg:width="6.9236in" svg:height="6.9236in" draw:z-index="0">
<draw:image xlink:href="../Images/AРМІЯINFORM/2023-04-02T70-00-00-04-00/photo_2023-04-02_08-11-41-8-150x150.jpg" xlink:type="simple" xlink:show="embed" xlink:actuate="onLoad" draw:mime-type="image/jpeg"/>
</draw:frame>
</text:a>
</text:p>
      <text:p text:style-name="P4">
<text:a xlink:type="simple" xlink:href="https://armyinform.com.ua/wp-content/uploads/2023/04/photo_2023-04-02_08-11-41-9.jpg" text:style-name="Internet_20_link" text:visited-style-name="Visited_20_Internet_20_Link">
<draw:frame draw:style-name="fr1" draw:name="Image248" text:anchor-type="as-char" svg:width="6.9236in" svg:height="6.9236in" draw:z-index="0">
<draw:image xlink:href="../Images/AРМІЯINFORM/2023-04-02T70-00-00-04-00/photo_2023-04-02_08-11-41-9-150x150.jpg" xlink:type="simple" xlink:show="embed" xlink:actuate="onLoad" draw:mime-type="image/jpeg"/>
</draw:frame>
</text:a>
</text:p>
      <text:p text:style-name="P4">
<text:a xlink:type="simple" xlink:href="https://armyinform.com.ua/wp-content/uploads/2023/04/photo_2023-04-02_08-11-41-10.jpg" text:style-name="Internet_20_link" text:visited-style-name="Visited_20_Internet_20_Link">
<draw:frame draw:style-name="fr1" draw:name="Image249" text:anchor-type="as-char" svg:width="6.9236in" svg:height="6.9236in" draw:z-index="0">
<draw:image xlink:href="../Images/AРМІЯINFORM/2023-04-02T70-00-00-04-00/photo_2023-04-02_08-11-41-10-150x150.jpg" xlink:type="simple" xlink:show="embed" xlink:actuate="onLoad" draw:mime-type="image/jpeg"/>
</draw:frame>
</text:a>
</text:p>
      <text:p text:style-name="P4">
<text:a xlink:type="simple" xlink:href="https://armyinform.com.ua/wp-content/uploads/2023/04/photo_2023-04-02_08-11-41.jpg" text:style-name="Internet_20_link" text:visited-style-name="Visited_20_Internet_20_Link">
<draw:frame draw:style-name="fr1" draw:name="Image250" text:anchor-type="as-char" svg:width="6.9236in" svg:height="6.9236in" draw:z-index="0">
<draw:image xlink:href="../Images/AРМІЯINFORM/2023-04-02T70-00-00-04-00/photo_2023-04-02_08-11-41-150x150.jpg" xlink:type="simple" xlink:show="embed" xlink:actuate="onLoad" draw:mime-type="image/jpeg"/>
</draw:frame>
</text:a>
</text:p>
      <text:p text:style-name="P4">
Source: <text:a xlink:type="simple" xlink:href="https://armyinform.com.ua/2023/04/02/rik-pislya-zvilnennya-chernigivshhyny/" text:style-name="Internet_20_link" text:visited-style-name="Visited_20_Internet_20_Link">
https://armyinform.com.ua/2023/04/02/rik-pislya-zvilnennya-chernigivshhyny/</text:a>
</text:p>
      <!--NEWS-->
      <text:h text:style-name="P10" text:outline-level="1">
<text:span text:style-name="T4">
За добу рятувальники понад сто разів виїздили на ліквідацію наслідків ворожих обстрілів</text:span>
</text:h>
      <text:p text:style-name="P4">
Author: ['АРМІЯINFORM']</text:p>
      <text:p text:style-name="P4">
Time: 2023-04-02T71:00:00-04:00</text:p>
      <text:p text:style-name="P4">
Description: Протягом минулої доби, 01 квітня, підрозділи Державної служби України з надзвичайних...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xzvev8dxadlvsx-pozhezha.jpg" text:style-name="Internet_20_link" text:visited-style-name="Visited_20_Internet_20_Link">
xzvev8dxadlvsx-pozhezha.jpg</text:a>
']</text:p>
      <text:p text:style-name="P4">
Tags: ['STOPRUSSIA', 'АГРЕСІЯ РФ', 'ВІЙНА', 'ВТОРГНЕННЯ РФ', 'ДСНС УКРАЇНИ', 'НАСЛІДКИ ВОРОЖИХ ОБСТРІЛІВ']</text:p>
      <text:p text:style-name="P4">
Category: News</text:p>
      <!--METADATA-->
      <text:p text:style-name="P4">
<draw:frame draw:style-name="fr1" draw:name="Image251" text:anchor-type="as-char" svg:width="6.9236in" svg:height="3.888597in" draw:z-index="0">
<draw:image xlink:href="../Images/AРМІЯINFORM/2023-04-02T71-00-00-04-00/xzvev8dxadlvsx-pozhezha.jpg" xlink:type="simple" xlink:show="embed" xlink:actuate="onLoad" draw:mime-type="image/jpeg"/>
</draw:frame>
 Ілюстративне фото</text:p>
      <text:p text:style-name="P4">
Протягом минулої доби, <text:span text:style-name="T4">
01 квітня,</text:span>
 підрозділи Державної служби України знадзвичайних ситуацій <text:span text:style-name="T4">
здійснили 155 виїздів</text:span>
 на ліквідацію наслідківобстрілів окупантами населених пунктів та об’єктів інфраструктури. Ліквідовано2 пожежі, врятовано 2 особи. Надано психологічну допомогу 101 особі.</text:p>
      <text:p text:style-name="P4">
Про це йдеться у <text:a xlink:type="simple" xlink:href="https://dsns.gov.ua/uk/news/nadzvicaini-podiyi/operativna-informaciia-dsns-shhodo-naslidkiv-vedennia-boiovix-dii-rosiiskoiu-federacijeiu-113" text:style-name="Internet_20_link" text:visited-style-name="Visited_20_Internet_20_Link">
повідомленні</text:a>
 ДСНС України.</text:p>
      <text:p text:style-name="P4">
Довідково: З початку війни здійснено <text:span text:style-name="T4">
87 245 виїздів</text:span>
 на ліквідаціюнаслідків обстрілів, ліквідовано <text:span text:style-name="T4">
14 242 пожежі</text:span>
 , врятовано 3 988 особи,надано психологічну допомогу 208 028 особам.</text:p>
      <text:p text:style-name="P4">
Source: <text:a xlink:type="simple" xlink:href="https://armyinform.com.ua/2023/04/02/za-dobu-ryatuvalnyky-ponad-sto-raziv-vyyizdyly-na-likvidacziyu-naslidkiv-vorozhyh-obstriliv-19/" text:style-name="Internet_20_link" text:visited-style-name="Visited_20_Internet_20_Link">
https://armyinform.com.ua/2023/04/02/za-dobu-ryatuvalnyky-ponad-sto-raziv-vyyizdyly-na-likvidacziyu-naslidkiv-vorozhyh-obstriliv-19/</text:a>
</text:p>
      <!--NEWS-->
      <text:h text:style-name="P10" text:outline-level="1">
<text:span text:style-name="T4">
Ювенальні прокурори: 467 дітей загинули в Україні внаслідок збройної агресії РФ</text:span>
</text:h>
      <text:p text:style-name="P4">
Author: ['АРМІЯINFORM']</text:p>
      <text:p text:style-name="P4">
Time: 2023-04-02T72:00:00-04:00</text:p>
      <text:p text:style-name="P4">
Description: Станом на ранок 2 квітня 2023 року більше ніж 1411 дітей постраждали в Україні внаслідо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47_big.jpg" text:style-name="Internet_20_link" text:visited-style-name="Visited_20_Internet_20_Link">
47_big.jpg</text:a>
']</text:p>
      <text:p text:style-name="P4">
Tags: ['STOPRUSSIA', 'АГРЕСІЯ РФ']</text:p>
      <text:p text:style-name="P4">
Category: News</text:p>
      <!--METADATA-->
      <text:p text:style-name="P4">
<draw:frame draw:style-name="fr1" draw:name="Image252" text:anchor-type="as-char" svg:width="6.9236in" svg:height="5.18693in" draw:z-index="0">
<draw:image xlink:href="../Images/AРМІЯINFORM/2023-04-02T72-00-00-04-00/47_big.jpg" xlink:type="simple" xlink:show="embed" xlink:actuate="onLoad" draw:mime-type="image/jpeg"/>
</draw:frame>
</text:p>
      <text:p text:style-name="P4">
<text:span text:style-name="T4">
Станом на ранок 2 квітня 2023 року</text:span>
 більше ніж 1411 дітей постраждали вУкраїні внаслідок повномасштабної збройної агресії РФ.</text:p>
      <text:p text:style-name="P4">
Про це <text:a xlink:type="simple" xlink:href="https://t.me/pgo_gov_ua" text:style-name="Internet_20_link" text:visited-style-name="Visited_20_Internet_20_Link">
повідомляє </text:a>
Офіс Генерального прокурораУкраїни.</text:p>
      <text:p text:style-name="P4">
За офіційною інформацією ювенальних прокурорів 467 дітей загинуло та понад 944дістали поранення різного ступеня тяжкості. Ці цифри не остаточні. Триваєробота з їх встановлення в місцях ведення бойових дій, на тимчасово окупованихта звільнених територіях.Найбільше постраждало дітей у Донецькій області —448, Харківській — 275, Київській — 127, Херсонській — 94, Запорізькій — 88,Миколаївській — 85, Чернігівській — 68, Луганській — 66, Дніпропетровській —66.</text:p>
      <text:p text:style-name="P4">
Source: <text:a xlink:type="simple" xlink:href="https://armyinform.com.ua/2023/04/02/yuvenalni-prokurory-467-ditej-zagynuly-v-ukrayini-vnaslidok-zbrojnoyi-agresiyi-rf/" text:style-name="Internet_20_link" text:visited-style-name="Visited_20_Internet_20_Link">
https://armyinform.com.ua/2023/04/02/yuvenalni-prokurory-467-ditej-zagynuly-v-ukrayini-vnaslidok-zbrojnoyi-agresiyi-rf/</text:a>
</text:p>
      <!--NEWS-->
      <text:h text:style-name="P10" text:outline-level="1">
<text:span text:style-name="T4">
Минулої доби російські війська обстріляли 102 населених пунктів України</text:span>
</text:h>
      <text:p text:style-name="P4">
Author: ['АРМІЯINFORM']</text:p>
      <text:p text:style-name="P4">
Time: 2023-04-02T73:00:00-04:00</text:p>
      <text:p text:style-name="P4">
Description: За наданою Ситуаційним центром Міністерства оборони України інформацією, протягом минул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282837292391711957_y.jpg" text:style-name="Internet_20_link" text:visited-style-name="Visited_20_Internet_20_Link">
photo_5282837292391711957_y.jpg</text:a>
']</text:p>
      <text:p text:style-name="P4">
Tags: ['MILITARY MEDIA CENTER', 'STOPRUSSIA', 'АГРЕСІЯ РФ', 'ВІЙНА', 'ВОРОЖІ ОБСТРІЛИ', 'ВТОРГНЕННЯ РФ', 'ХАРКІВСЬКИЙ ТРИБУНАЛ']</text:p>
      <text:p text:style-name="P4">
Category: News</text:p>
      <!--METADATA-->
      <text:p text:style-name="P4">
<draw:frame draw:style-name="fr1" draw:name="Image253" text:anchor-type="as-char" svg:width="6.9236in" svg:height="4.965131in" draw:z-index="0">
<draw:image xlink:href="../Images/AРМІЯINFORM/2023-04-02T73-00-00-04-00/photo_5282837292391711957_y.jpg" xlink:type="simple" xlink:show="embed" xlink:actuate="onLoad" draw:mime-type="image/jpeg"/>
</draw:frame>
</text:p>
      <text:p text:style-name="P4">
За наданою Ситуаційним центром Міністерства оборони України інформацією,протягом минулої доби російські війська обстріляли територію 7 областейУкраїни.</text:p>
      <text:p text:style-name="P4">
Про це у Telegram <text:a xlink:type="simple" xlink:href="https://t.me/militarymediacenter/1603" text:style-name="Internet_20_link" text:visited-style-name="Visited_20_Internet_20_Link">
інформує</text:a>
 MilitaryMedia Center.</text:p>
      <text:p text:style-name="P4">
«Загалом із різних видів озброєння (гранатомети, міномети, танки, артилерія,РСЗВ, БПЛА, тактична авіація) здійснено обстріли 102 населених пунктів,підтверджено ураження 29 об’єктів інфраструктури», — йдеться у повідомленні.</text:p>
      <text:p text:style-name="P4">
Попередньо загинуло 4 особи та 15 поранено.</text:p>
      <text:p text:style-name="P4">
Source: <text:a xlink:type="simple" xlink:href="https://armyinform.com.ua/2023/04/02/mynuloyi-doby-rosijski-vijska-obstrilyaly-102-naselenyh-punktiv-ukrayiny/" text:style-name="Internet_20_link" text:visited-style-name="Visited_20_Internet_20_Link">
https://armyinform.com.ua/2023/04/02/mynuloyi-doby-rosijski-vijska-obstrilyaly-102-naselenyh-punktiv-ukrayiny/</text:a>
</text:p>
      <!--NEWS-->
      <text:h text:style-name="P10" text:outline-level="1">
<text:span text:style-name="T4">
На Донецькому напрямку ворог відступив із деяких позицій</text:span>
</text:h>
      <text:p text:style-name="P4">
Author: ['Олександр Кіндсфатер']</text:p>
      <text:p text:style-name="P4">
Time: 2023-04-02T74:00:00-04:00</text:p>
      <text:p text:style-name="P4">
Description: Про це заявив речник об’єднаного пресцентру Сил оборони Таврійського напрямку полковник...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dmytrashkivskyj.png" text:style-name="Internet_20_link" text:visited-style-name="Visited_20_Internet_20_Link">
dmytrashkivskyj.png</text:a>
']</text:p>
      <text:p text:style-name="P4">
Tags: ['STOPRUSSIA', 'АГРЕСІЯ РФ', 'ВТОРГНЕННЯ РФ']</text:p>
      <text:p text:style-name="P4">
Category: News</text:p>
      <!--METADATA-->
      <text:p text:style-name="P4">
<draw:frame draw:style-name="fr1" draw:name="Image254" text:anchor-type="as-char" svg:width="6.9236in" svg:height="4.096023in" draw:z-index="0">
<draw:image xlink:href="../Images/AРМІЯINFORM/2023-04-02T74-00-00-04-00/dmytrashkivskyj.png" xlink:type="simple" xlink:show="embed" xlink:actuate="onLoad" draw:mime-type="image/png"/>
</draw:frame>
</text:p>
      <text:p text:style-name="P4">
Про це заявив речник об’єднаного пресцентру Сил оборони Таврійського напрямкуполковник Олексій Дмитрашківський в ефірі національного телемарафону «Єдиніновини».</text:p>
      <text:p text:style-name="P4">
— Зараз українські воїни закріплюються на цих позиціях, займаються їхінженерним облаштуванням для ведення оборонних дій, — додав представникпресцентру. Також речник Сил оборони відмітив ефективні дії нашої артилерії,від влучного вогню якої ворог зазнав значних втрат і змушений був відходити.</text:p>
      <text:p text:style-name="P4">
За минулу добу ворог вів наступальні дії в районі Авдіївки, Мар’їнки таКарлівки. Було зафіксовано 30 безрезультатних штурмових дій, зокрема 10 унічний час. Крім того, була зірвана спроба просування розвідувальної групиокупантів. Вона була накрита щільним вогнем, отримала гідну відсіч івідступила.</text:p>
      <text:p text:style-name="P4">
Майже всі спроби наступу здійснювалися без підтримки бойової техніки. Тільки водному випадку загарбники застосували два танки. Це свідчить про те, що ворогзазнав значних втрат і його бойові спроможності знизилися. Водночас, зі слівречника, відмічається накопичення техніки в районі населеного пунктуВерхньоторецьке. Є інформація, що ворог найближчим часом спробує активізуватидії на цьому напрямку. Окупанти також активно використовують для завдаваннявогневого ураження армійську авіацію: бомбардувальники Су-24, штурмовики Су-25і гелікоптери Мі-8, Мі-24.</text:p>
      <text:p text:style-name="P4">
Source: <text:a xlink:type="simple" xlink:href="https://armyinform.com.ua/2023/04/02/na-doneczkomu-napryamku-vorog-vidstupyv-iz-deyakyh-pozyczij/" text:style-name="Internet_20_link" text:visited-style-name="Visited_20_Internet_20_Link">
https://armyinform.com.ua/2023/04/02/na-doneczkomu-napryamku-vorog-vidstupyv-iz-deyakyh-pozyczij/</text:a>
</text:p>
      <!--NEWS-->
      <text:h text:style-name="P10" text:outline-level="1">
<text:span text:style-name="T4">
За добу піротехніки ДСНС знешкодили майже 400 вибухонебезпечних предметів</text:span>
</text:h>
      <text:p text:style-name="P4">
Author: ['АРМІЯINFORM']</text:p>
      <text:p text:style-name="P4">
Time: 2023-04-02T75:00:00-04:00</text:p>
      <text:p text:style-name="P4">
Description: Протягом минулої доби, 01 квітня, піротехнічні підрозділи Державної служби України 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051f0000-0aff-0242-be2f-08da173df50a_w1080_h608.png" text:style-name="Internet_20_link" text:visited-style-name="Visited_20_Internet_20_Link">
051f0000-0aff-0242-be2f-08da173df50a_w1080_h608.png</text:a>
', '<text:a xlink:type="simple" xlink:href="https://armyinform.com.ua/wp-content/uploads/2023/04/339168306_5794053384050217_8446247605964611554_n.jpg" text:style-name="Internet_20_link" text:visited-style-name="Visited_20_Internet_20_Link">
339168306_5794053384050217_8446247605964611554_n.jpg</text:a>
']</text:p>
      <text:p text:style-name="P4">
Tags: ['STOPRUSSIA', 'АГРЕСІЯ РФ', 'ВІЙНА', 'ВТОРГНЕННЯ РФ', 'ДСНС УКРАЇНИ', 'РОЗМІНУВАННЯ']</text:p>
      <text:p text:style-name="P4">
Category: News</text:p>
      <!--METADATA-->
      <text:p text:style-name="P4">
<draw:frame draw:style-name="fr1" draw:name="Image255" text:anchor-type="as-char" svg:width="6.9236in" svg:height="3.89773in" draw:z-index="0">
<draw:image xlink:href="../Images/AРМІЯINFORM/2023-04-02T75-00-00-04-00/051f0000-0aff-0242-be2f-08da173df50a_w1080_h608.png" xlink:type="simple" xlink:show="embed" xlink:actuate="onLoad" draw:mime-type="image/png"/>
</draw:frame>
Ілюстративне фото</text:p>
      <text:p text:style-name="P4">
<text:span text:style-name="T4">
Протягом минулої доби,</text:span>
 <text:span text:style-name="T4">
01 квітня</text:span>
 <text:span text:style-name="T4">
,</text:span>
 піротехнічні підрозділиДержавної служби України з надзвичайних ситуацій <text:span text:style-name="T4">
135 разів</text:span>
 залучалися довиконання завдань з розмінування.</text:p>
      <text:p text:style-name="P4">
Про це <text:span text:style-name="T5">
<text:a xlink:type="simple" xlink:href="https://dsns.gov.ua/uk/news/nadzvicaini-podiyi/operativna-informaciia-shhodo-roboti-pirotexnicnix-pidrozdiliv-dsns-ukrayini-25" text:style-name="Internet_20_link" text:visited-style-name="Visited_20_Internet_20_Link">
повідомляє</text:a>
</text:span>
 ДСНС України.</text:p>
      <text:p text:style-name="P4">
Піротехнічними підрозділами виявлено, вилучено і знешкоджено <text:span text:style-name="T4">
378</text:span>
<text:span text:style-name="T4">
вибухонебезпечних</text:span>
 <text:span text:style-name="T4">
предметів.</text:span>
 Обстежено (очищено) територію площеюпонад <text:span text:style-name="T4">
32 гектари</text:span>
.</text:p>
      <text:p text:style-name="P4">
Найчастіше піротехнічні підрозділи працювали: в Харківській області 16 236разів, Київщині — 7 371, Чернігівщині — 4 411, Донеччині — 4 443, Миколаївщині— 4 081, Херсонщині — 3 801, Сумщині — 1 755, Черкащині — 1 083.</text:p>
      <text:p text:style-name="P4">
Довідково: Всього від початку широкомасштабної агресії російської федерації натериторії України піротехнічні підрозділи ДСНС України залучалися <text:span text:style-name="T4">
49 223рази</text:span>
 до виконання завдань з розмінування. Знешкоджено <text:span text:style-name="T4">
339 251вибухонебезпечний предмет</text:span>
 , зокрема <text:span text:style-name="T4">
2 200 авіаційних бомб</text:span>
. Обстежено(очищено) територію площею <text:span text:style-name="T4">
81 554 гектари</text:span>
.</text:p>
      <text:p text:style-name="P4">
Усього залишається 174 тис. кв. км потенційно небезпечних територій, щостановить 30% від загальної площі держави.</text:p>
      <text:p text:style-name="P4">
Нагадуємо, якщо ви виявили підозрілі предмети, схожі на уламки від ракет абодронів, у жодному разі не торкайтеся знахідок власноруч і не дозволяйте церобити іншим. А <text:a xlink:type="simple" xlink:href="https://armyinform.com.ua/2022/12/21/shho-robyty-yakshho-znajshly-ulamky-vorozhogo-dronu-chy-rakety-2/" text:style-name="Internet_20_link" text:visited-style-name="Visited_20_Internet_20_Link">
також</text:a>
:</text:p>
      <ul>
        <li>
не переміщуйте предмети, не намагайтеся розібрати їх, заносити у приміщення, закопувати у землю, кидати у водойми тощо,  * не фотографуйте та не публікуйте знімки у мережі Інтернет,  * позначте місце знахідки,  * відійдіть від підозрілого предмета якомога далі.</li>
      </ul>
      <text:p text:style-name="P4">
Негайно повідомте про знахідку підрозділи ДСНС — 101 або поліції — 102.Дочекайтеся приїзду фахівців та вкажіть місце розташування підозрілоїзнахідки.</text:p>
      <text:p text:style-name="P4">
<draw:frame draw:style-name="fr1" draw:name="Image256" text:anchor-type="as-char" svg:width="6.9236in" svg:height="5.804039in" draw:z-index="0">
<draw:image xlink:href="../Images/AРМІЯINFORM/2023-04-02T75-00-00-04-00/339168306_5794053384050217_8446247605964611554_n.jpg" xlink:type="simple" xlink:show="embed" xlink:actuate="onLoad" draw:mime-type="image/jpeg"/>
</draw:frame>
</text:p>
      <text:p text:style-name="P4">
Source: <text:a xlink:type="simple" xlink:href="https://armyinform.com.ua/2023/04/02/za-dobu-pirotehniky-dsns-zneshkodyly-majzhe-400-vybuhonebezpechnyh-predmetiv-2/" text:style-name="Internet_20_link" text:visited-style-name="Visited_20_Internet_20_Link">
https://armyinform.com.ua/2023/04/02/za-dobu-pirotehniky-dsns-zneshkodyly-majzhe-400-vybuhonebezpechnyh-predmetiv-2/</text:a>
</text:p>
      <!--NEWS-->
      <text:h text:style-name="P10" text:outline-level="1">
<text:span text:style-name="T4">
Офіс Генпрокурора України: задокументовано майже 78 тисяч воєнних злочинів</text:span>
</text:h>
      <text:p text:style-name="P4">
Author: ['АРМІЯINFORM']</text:p>
      <text:p text:style-name="P4">
Time: 2023-04-02T76:00:00-04:00</text:p>
      <text:p text:style-name="P4">
Description: Офіс Генерального прокурора України повідомляє про задокументовані злочини, вчинені в...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warcrime-02042023ua.jpg" text:style-name="Internet_20_link" text:visited-style-name="Visited_20_Internet_20_Link">
warcrime-02042023ua.jpg</text:a>
', '<text:a xlink:type="simple" xlink:href="https://armyinform.com.ua/wp-content/uploads/2023/04/warcrime-02042023en.jpg" text:style-name="Internet_20_link" text:visited-style-name="Visited_20_Internet_20_Link">
warcrime-0204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57" text:anchor-type="as-char" svg:width="6.9236in" svg:height="4.448413in" draw:z-index="0">
<draw:image xlink:href="../Images/AРМІЯINFORM/2023-04-02T76-00-00-04-00/warcrime-02042023ua.jpg" xlink:type="simple" xlink:show="embed" xlink:actuate="onLoad" draw:mime-type="image/jpeg"/>
</draw:frame>
</text:p>
      <text:p text:style-name="P4">
Офіс Генерального прокурора України <text:a xlink:type="simple" xlink:href="https://www.gp.gov.ua/" text:style-name="Internet_20_link" text:visited-style-name="Visited_20_Internet_20_Link">
повідомляє</text:a>
 прозадокументовані злочини, вчинені в період широкомасштабної агресії російськоїфедерації проти України.</text:p>
      <text:p text:style-name="P4">
<text:span text:style-name="T4">
Станом на 02 квітня</text:span>
 зареєстровано:</text:p>
      <ul>
        <li>
77 900 воєнних злочинів,  * 16 934 злочини проти національної безпеки України.</li>
      </ul>
      <text:p text:style-name="P4">
Крім того, за офіційними даними ювенальних прокурорів, <text:span text:style-name="T4">
1411 дітейпостраждали</text:span>
 внаслідок агресії рф, з них:</text:p>
      <ul>
        <li>
467 — дітей загинули,  * 944 — дитини дістали поранення різного ступеня тяжкості.</li>
      </ul>
      <text:p text:style-name="P4">
У відомстві наголошують, що ці цифри не остаточні, оскільки триває робота з їхвстановлення в місцях ведення активних бойових дій, на тимчасово окупованих тазвільнених територіях.</text:p>
      <text:p text:style-name="P4">
<draw:frame draw:style-name="fr1" draw:name="Image258" text:anchor-type="as-char" svg:width="6.9236in" svg:height="4.448413in" draw:z-index="0">
<draw:image xlink:href="../Images/AРМІЯINFORM/2023-04-02T76-00-00-04-00/warcrime-02042023en.jpg" xlink:type="simple" xlink:show="embed" xlink:actuate="onLoad" draw:mime-type="image/jpeg"/>
</draw:frame>
</text:p>
      <text:p text:style-name="P4">
Source: <text:a xlink:type="simple" xlink:href="https://armyinform.com.ua/2023/04/02/ofis-genprokurora-ukrayiny-zadokumentovano-majzhe-78-tysyach-voyennyh-zlochyniv/" text:style-name="Internet_20_link" text:visited-style-name="Visited_20_Internet_20_Link">
https://armyinform.com.ua/2023/04/02/ofis-genprokurora-ukrayiny-zadokumentovano-majzhe-78-tysyach-voyennyh-zlochyniv/</text:a>
</text:p>
      <!--NEWS-->
      <text:h text:style-name="P10" text:outline-level="1">
<text:span text:style-name="T4">
У Чорному морі на бойовому чергуванні перебуває 5 ворожих кораблів</text:span>
</text:h>
      <text:p text:style-name="P4">
Author: ['АРМІЯINFORM']</text:p>
      <text:p text:style-name="P4">
Time: 2023-04-02T77:00:00-04:00</text:p>
      <text:p text:style-name="P4">
Description: Станом на 2 квітня в акваторіях Чорного, Азовського та Середземного морів на бойово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07/maxresdefault-1.jpg" text:style-name="Internet_20_link" text:visited-style-name="Visited_20_Internet_20_Link">
maxresdefault-1.jpg</text:a>
', '<text:a xlink:type="simple" xlink:href="https://armyinform.com.ua/wp-content/uploads/2023/04/bez-nazvy-1.jpg" text:style-name="Internet_20_link" text:visited-style-name="Visited_20_Internet_20_Link">
bez-nazvy-1.jpg</text:a>
']</text:p>
      <text:p text:style-name="P4">
Tags: ['STOPRUSSIA', 'АГРЕСІЯ РФ', 'ВІЙНА', 'ВМС УКРАЇНИ', 'ВТОРГНЕННЯ РФ']</text:p>
      <text:p text:style-name="P4">
Category: News</text:p>
      <!--METADATA-->
      <text:p text:style-name="P4">
<draw:frame draw:style-name="fr1" draw:name="Image259" text:anchor-type="as-char" svg:width="6.9236in" svg:height="3.894525in" draw:z-index="0">
<draw:image xlink:href="../Images/AРМІЯINFORM/2023-04-02T77-00-00-04-00/maxresdefault-1.jpg" xlink:type="simple" xlink:show="embed" xlink:actuate="onLoad" draw:mime-type="image/jpeg"/>
</draw:frame>
Ілюстративне фото</text:p>
      <text:p text:style-name="P4">
<text:span text:style-name="T4">
Станом на 2 квітня</text:span>
 в акваторіях Чорного, Азовського та Середземного морівна бойовому чергуванні перебувають <text:span text:style-name="T4">
13 ворож</text:span>
 <text:span text:style-name="T4">
их</text:span>
 <text:span text:style-name="T4">
кораб</text:span>
 <text:span text:style-name="T4">
лів</text:span>
 , зних <text:span text:style-name="T4">
5 носіїв крилатих ракет «Калібр»</text:span>
. Загальний залп становить <text:span text:style-name="T4">
32</text:span>
<text:span text:style-name="T4">
ракети</text:span>
.</text:p>
      <text:p text:style-name="P4">
Про це йдеться в<text:a xlink:type="simple" xlink:href="https://www.facebook.com/navy.mil.gov.ua/posts/pfbid02NA6rgsm5XBsmMPNcYqZGLhAQiksk1Ls9jC1C6hxLuCRXsY5TvtaZPNdEu2DEnsJbl" text:style-name="Internet_20_link" text:visited-style-name="Visited_20_Internet_20_Link">
повідомленні</text:a>
Командування Військово-Морських Сил ЗС України.</text:p>
      <text:p text:style-name="P4">
З них:</text:p>
      <ul>
        <li>
у Чорному морі на бойовому чергуванні перебувають 5 ворожих кораблів, з них 2 носія крилатих ракет «Калібр», загальний залп складає — 12 ракет;  * в Азовському морі ворог продовжує контролювати морські комунікації, утримуючи на бойовому чергуванні 1 корабель;  * у Середземному морі — 7 ворожих кораблів, з них 3 носії крилатих ракет «Калібр», загальний залп складає — 20 ракет.</li>
      </ul>
      <text:p text:style-name="P4">
рф продовжує порушувати Міжнародну конвенцію з охорони людського життя на морі1974 року (SOLAS), вимикаючи системи автоматичної ідентифікації (AIS) нацивільних суднах в акваторії Азовського моря.</text:p>
      <text:p text:style-name="P4">
<draw:frame draw:style-name="fr1" draw:name="Image260" text:anchor-type="as-char" svg:width="6.9236in" svg:height="5.53888in" draw:z-index="0">
<draw:image xlink:href="../Images/AРМІЯINFORM/2023-04-02T77-00-00-04-00/bez-nazvy-1.jpg" xlink:type="simple" xlink:show="embed" xlink:actuate="onLoad" draw:mime-type="image/jpeg"/>
</draw:frame>
</text:p>
      <text:p text:style-name="P4">
Source: <text:a xlink:type="simple" xlink:href="https://armyinform.com.ua/2023/04/02/u-chornomu-mori-na-bojovomu-cherguvanni-perebuvaye-5-vorozhyh-korabliv-3/" text:style-name="Internet_20_link" text:visited-style-name="Visited_20_Internet_20_Link">
https://armyinform.com.ua/2023/04/02/u-chornomu-mori-na-bojovomu-cherguvanni-perebuvaye-5-vorozhyh-korabliv-3/</text:a>
</text:p>
      <!--NEWS-->
      <text:h text:style-name="P10" text:outline-level="1">
<text:span text:style-name="T4">
Наслідки російської агресії за минулу добу — ситуація в областях</text:span>
</text:h>
      <text:p text:style-name="P4">
Author: ['АРМІЯINFORM']</text:p>
      <text:p text:style-name="P4">
Time: 2023-04-02T78:00:00-04:00</text:p>
      <text:p text:style-name="P4">
Description: Military Media Center опублікував інформацію про наслідки російської агресії за минул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large.jpg" text:style-name="Internet_20_link" text:visited-style-name="Visited_20_Internet_20_Link">
large.jpg</text:a>
']</text:p>
      <text:p text:style-name="P4">
Tags: ['STOPRUSSIA', 'АГРЕСІЯ РФ']</text:p>
      <text:p text:style-name="P4">
Category: News</text:p>
      <!--METADATA-->
      <text:p text:style-name="P4">
<draw:frame draw:style-name="fr1" draw:name="Image261" text:anchor-type="as-char" svg:width="6.9236in" svg:height="5.215779in" draw:z-index="0">
<draw:image xlink:href="../Images/AРМІЯINFORM/2023-04-02T78-00-00-04-00/large.jpg" xlink:type="simple" xlink:show="embed" xlink:actuate="onLoad" draw:mime-type="image/jpeg"/>
</draw:frame>
Ілюстративне фото</text:p>
      <text:p text:style-name="P4">
Military Media Center <text:a xlink:type="simple" xlink:href="https://t.me/militarymediacenter" text:style-name="Internet_20_link" text:visited-style-name="Visited_20_Internet_20_Link">
опублікував</text:a>
інформацію про наслідки російської агресіїза минулу добу.</text:p>
      <text:h text:style-name="P12" text:outline-level="3">
<text:span text:style-name="T4">
<text:span text:style-name="T4">
Донецька область</text:span>
</text:span>
</text:h>
      <text:p text:style-name="P4">
Із застосуванням артилерії, танків, РСЗВ та авіації російськими військами булозавдано ударів по 40 населених пунктах області (Авдіївка, Бахмут, Торецьк,Времівка, Красногорівка, Велика Новосілка, Північне, Дружба, Колодязі,Торське, Спірне, Роздолівка, Васюківка, Оріхово-Василівка, Новомаркове,Богданівка, Григорівка, Іванівське, Часів Яр, Курдюмівка, Залізне, Диліївка,Нью-Йорк, Дружківка, Степове, Орлівка, Тоненьке, Сєверне, Первомайське,Нетайлове, Мар’їнка, Георгіївка, Пречистівка, Побєда, Новомихайлівка,Вугледар, Предтечине, Макіївка, Веселе, Терни).</text:p>
      <text:p text:style-name="P4">
Зокрема, м. Авдіївка протягом доби було неодноразово обстріляно окупантами зрізних видів озброєння. Пошкоджено адміністративну будівлю та житловийбудинок. Інформація щодо постраждалих не надходила.</text:p>
      <text:p text:style-name="P4">
Під час артилерійських обстрілів у м. Бахмут отримали поранення 2 особи.Інформація про руйнування не надходила.</text:p>
      <text:p text:style-name="P4">
В м. Торецьк Бахмутського району внаслідок обстрілів з РСЗВ пошкоджено 2житлові будинки, будинок культури, будівлю школи, адмінбудівлю та будівлюЦНАП. Поранено 3 особи.</text:p>
      <text:p text:style-name="P4">
У смт Північне Бахмутського району в результаті артилерійського обстрілупошкоджено 2 приватні житлові будинки. Інформація про жертв та постраждалих ненадходила.</text:p>
      <text:p text:style-name="P4">
Ворогом нанесено авіаудар по н.п. Времівка Волноваського району. Інформаціяпро жертв, постраждалих і руйнування не надходила.</text:p>
      <text:p text:style-name="P4">
По н.п. Мар’їнка, Макіївка, Бахмут, Веселе, Роздолівка, Васюківка,Первомайське, Вугледар, Велика Новосілка, Нью-Йорк, Спірне та Терни окупантизавдали бомбових ударів з авіації. Інформація щодо руйнувань та постраждалихне надходила.</text:p>
      <text:p text:style-name="P4">
Всього зафіксовано пошкодження 21 об’єкту інфраструктури, з яких: 10 житловихбудинків та 11 інших об’єктів інфраструктури.</text:p>
      <text:p text:style-name="P4">
Всього в області за добу поранено 9 осіб.</text:p>
      <text:h text:style-name="P12" text:outline-level="3">
<text:span text:style-name="T4">
<text:span text:style-name="T4">
Херсонська область</text:span>
</text:span>
</text:h>
      <text:p text:style-name="P4">
Із застосуванням мінометів, артилерії, РСЗВ та БПЛА російські військаобстріляли 25 населених пунктів області (Херсон, Козацьке, Берислав, Тягинка,Зміївка, Томарине, Веселе, Степанівка, Інженерне, Білозерка, Бургунка,Зеленівка, Антонівка, Золота Балка, Іванівка, Республіканець, Червоний Маяк,Токарівка, Садове, Дудчани, Дніпровське, Комишани, Миколаївка, о. Черкеський,о. Потьомкін).</text:p>
      <text:p text:style-name="P4">
Так, ворогом неодноразово за добу було обстріляно м. Херсон. Внаслідокобстрілів пошкоджено приватний будинок та загинула 1 особа.</text:p>
      <text:p text:style-name="P4">
В н.п. Козацьке Каховського району від обстрілів постраждало 4 особи тапошкоджено приватний будинок.</text:p>
      <text:p text:style-name="P4">
В м. Берислав в результаті артилерійського обстрілу пошкоджено приватнібудинки та об’єкт критичної інфраструктури. Поранено 1 особу.</text:p>
      <text:p text:style-name="P4">
Інформація щодо пошкоджень інфраструктури в інших населених пунктах ненадходила.</text:p>
      <text:p text:style-name="P4">
Всього за добу в області загинула 1 особа та 6 поранено.</text:p>
      <text:h text:style-name="P12" text:outline-level="3">
<text:span text:style-name="T4">
<text:span text:style-name="T4">
Харківська область</text:span>
</text:span>
</text:h>
      <text:p text:style-name="P4">
Із застосуванням різних видів озброєння окупанти здійснили обстріли 17населених пунктів області (Кутьківка, Бугаївка, Подоли, Великий Бурлук, Уди,Ветеринарне, Зибине, Охрімівка, Красне Перше, Дворічна, Западне, Масютівка,Синьківка, Куп’янськ, Піщане, Крохмальне, Новоселівське).</text:p>
      <text:p text:style-name="P4">
Внаслідок артилерійського обстрілу в н.п. Кутьківка Куп’янського районузагинула 1 особа.</text:p>
      <text:p text:style-name="P4">
В н.п. Великий Бурлук в результаті обстрілів пошкоджено адміністративнубудівлю агропідприємства.</text:p>
      <text:p text:style-name="P4">
Всього за добу в області пошкоджено 3 об’єкти інфраструктури. Загинула 1особа.</text:p>
      <text:h text:style-name="P12" text:outline-level="3">
<text:span text:style-name="T4">
<text:span text:style-name="T4">
Запорізька область</text:span>
</text:span>
</text:h>
      <text:p text:style-name="P4">
Із застосуванням різних видів озброєння російські війська здійснили обстріли10 населених пунктів області (Ольгівське, Полтавка, Святопетрівка,Новоданилівка, Новоандріївка, Новояковлівка, Михайло-Лукашове, Степногірськ,Вільнянськ, Оріхів).</text:p>
      <text:p text:style-name="P4">
По н.п. Оріхів окупанти завдали бомбового удару з авіації. Інформація щодоруйнувань та постраждалих не надходила.</text:p>
      <text:p text:style-name="P4">
Інформація щодо постраждалих та пошкоджень інфраструктури в інших населенихпунктах не надходила.</text:p>
      <text:h text:style-name="P12" text:outline-level="3">
<text:span text:style-name="T4">
<text:span text:style-name="T4">
Чернігівська область</text:span>
</text:span>
</text:h>
      <text:p text:style-name="P4">
Із застосуванням гранатометів та артилерії російські війська здійснилиобстріли 2 населених пунктів області (Карповичі, Брониви). Зафіксовано близько7 вибухів.</text:p>
      <text:p text:style-name="P4">
Інформація щодо постраждалих та пошкоджень інфраструктури в інших населенихпунктах не надходила.</text:p>
      <text:h text:style-name="P12" text:outline-level="3">
<text:span text:style-name="T4">
<text:span text:style-name="T4">
Луганська область</text:span>
</text:span>
</text:h>
      <text:p text:style-name="P4">
Із застосуванням різних видів озброєння російські війська здійснили обстріли 4населених пунктів (Новоселівське, Невське, Діброва, Білогорівка).</text:p>
      <text:p text:style-name="P4">
По н.п. Білогорівка окупанти завдали бомбового удару з авіації. Інформаціящодо руйнувань та постраждалих не надходила.</text:p>
      <text:p text:style-name="P4">
Інформація щодо постраждалих та пошкоджень інфраструктури в інших населенихпунктах не надходила.</text:p>
      <text:h text:style-name="P12" text:outline-level="3">
<text:span text:style-name="T4">
<text:span text:style-name="T4">
Сумська область</text:span>
</text:span>
</text:h>
      <text:p text:style-name="P4">
Із застосуванням гранатометів, мінометів та ствольної артилерії російськіокупанти здійснили обстріли 4 населених пунктів області (Сидорівка, Волфине,Іскрисківщина, Бунякине). Зафіксовано більше 40 вибухів.</text:p>
      <text:p text:style-name="P4">
В результаті мінометного обстрілу автомобілю в районі н.п. БунякинеНовослобідської територіальної громади загинуло 2 особи.</text:p>
      <text:p text:style-name="P4">
Інформація щодо постраждалих та пошкоджень інфраструктури в інших населенихпунктах не надходила.</text:p>
      <text:p text:style-name="P4">
Source: <text:a xlink:type="simple" xlink:href="https://armyinform.com.ua/2023/04/02/naslidky-rosijskoyi-agresiyi-za-mynulu-dobu-sytuacziya-v-oblastyah-2/" text:style-name="Internet_20_link" text:visited-style-name="Visited_20_Internet_20_Link">
https://armyinform.com.ua/2023/04/02/naslidky-rosijskoyi-agresiyi-za-mynulu-dobu-sytuacziya-v-oblastyah-2/</text:a>
</text:p>
      <!--NEWS-->
      <text:h text:style-name="P10" text:outline-level="1">
<text:span text:style-name="T4">
Продовжуємо боротьбу за незалежність нашої Батьківщини — Валерій Залужний</text:span>
</text:h>
      <text:p text:style-name="P4">
Author: ['АРМІЯINFORM']</text:p>
      <text:p text:style-name="P4">
Time: 2023-04-02T79:00:00-04:00</text:p>
      <text:p text:style-name="P4">
Description: Річниця визволення Київської області від російських окупантів. Продовжуємо боротьбу з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ВТОРГНЕННЯ РФ']</text:p>
      <text:p text:style-name="P4">
Category: News</text:p>
      <!--METADATA-->
      <text:p text:style-name="P4">
Річниця визволення Київської області від російських окупантів. Продовжуємоборотьбу за незалежність нашої Батьківщини. Слава всім, хто захищає Україну!</text:p>
      <text:p text:style-name="P4">
Джерело: <text:a xlink:type="simple" xlink:href="https://www.facebook.com/CinCAFU/videos/781084173508487/" text:style-name="Internet_20_link" text:visited-style-name="Visited_20_Internet_20_Link">
Головнокомандувач ЗС України / CinC AF ofUkraine</text:a>
</text:p>
      <text:p text:style-name="P4">
Source: <text:a xlink:type="simple" xlink:href="https://armyinform.com.ua/2023/04/02/prodovzhuyemo-borotbu-za-nezalezhnist-nashoyi-batkivshhyny-valerij-zaluzhnyj/" text:style-name="Internet_20_link" text:visited-style-name="Visited_20_Internet_20_Link">
https://armyinform.com.ua/2023/04/02/prodovzhuyemo-borotbu-za-nezalezhnist-nashoyi-batkivshhyny-valerij-zaluzhnyj/</text:a>
</text:p>
      <!--NEWS-->
      <text:h text:style-name="P10" text:outline-level="1">
<text:span text:style-name="T4">
ВПО і звільнені з полону можуть отримати ваучери на навчання</text:span>
</text:h>
      <text:p text:style-name="P4">
Author: ['АРМІЯINFORM']</text:p>
      <text:p text:style-name="P4">
Time: 2023-04-02T80:00:00-04:00</text:p>
      <text:p text:style-name="P4">
Description: Скориставшись такою можливістю, вони матимуть більше шансів працевлаштуватися за обраною...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minreintegracziyi-zastavka.jpg" text:style-name="Internet_20_link" text:visited-style-name="Visited_20_Internet_20_Link">
minreintegracziyi-zastavka.jpg</text:a>
']</text:p>
      <text:p text:style-name="P4">
Tags: ['МІНРЕІНТЕГРАЦІЇ']</text:p>
      <text:p text:style-name="P4">
Category: News</text:p>
      <!--METADATA-->
      <text:p text:style-name="P4">
<draw:frame draw:style-name="fr1" draw:name="Image262" text:anchor-type="as-char" svg:width="6.9236in" svg:height="5.1927in" draw:z-index="0">
<draw:image xlink:href="../Images/AРМІЯINFORM/2023-04-02T80-00-00-04-00/minreintegracziyi-zastavka.jpg" xlink:type="simple" xlink:show="embed" xlink:actuate="onLoad" draw:mime-type="image/jpeg"/>
</draw:frame>
</text:p>
      <text:p text:style-name="P4">
Скориставшись такою можливістю, вони матимуть більше шансів працевлаштуватисяза обраною спеціальністю, <text:a xlink:type="simple" xlink:href="https://minre.gov.ua/2023/04/02/vpo-i-zvilneni-z-polonu-mozhut-otrymaty-vauchery-na-navchannya/" text:style-name="Internet_20_link" text:visited-style-name="Visited_20_Internet_20_Link">
повідомляє</text:a>
 Міністерство зпитань реінтеграції тимчасово окупованих територій України.</text:p>
      <text:p text:style-name="P4">
У повідомленні йдеться, що наразі визначено 70 професій і спеціальностей, заякими можна отримати ваучер. Тобто документ, за допомогою якого повністю абочастково оплачується вартість навчання у закладах освіти.</text:p>
      <text:p text:style-name="P4">
Зокрема, на перепідготовку за робітничою професією, здобуття ступеня магістрана основі вищої освіти за іншою спеціальністю чи підвищення кваліфікації.</text:p>
      <text:p text:style-name="P4">
Такі ваучери можуть отримати в тому числі внутрішньо переміщені особипрацездатного віку.</text:p>
      <text:p text:style-name="P4">
А також — звільнені з полону особи, стосовно яких встановлено факт позбавленнясвободи внаслідок збройної агресії проти України. Цей факт встановлюєвідповідна Комісія, яка працює при Мінреінтеграції.</text:p>
      <text:p text:style-name="P4">
Вказані категорії громадян можуть звернутися до центру зайнятості дляотримання ваучера на навчання, якщо вони:</text:p>
      <text:p text:style-name="P4">
— не зареєстровані в центрі зайнятості як безробітні;</text:p>
      <text:p text:style-name="P4">
— не отримували ваучер раніше;</text:p>
      <text:p text:style-name="P4">
— не проходили протягом останніх 3 років перепідготовку за рахунок коштівФонду державного соціального страхування на випадок безробіття;</text:p>
      <text:p text:style-name="P4">
— мають професійну (професійно-технічну), фахову передвищу або вищу освіту.</text:p>
      <text:p text:style-name="P4">
З переліком професій і спеціальностей, закладів навчання, необхіднихдокументів і процедурою видачі ваучерів можна ознайомитися<text:a xlink:type="simple" xlink:href="https://www.dcz.gov.ua/storinka/vauchery" text:style-name="Internet_20_link" text:visited-style-name="Visited_20_Internet_20_Link">
за</text:a>
<text:a xlink:type="simple" xlink:href="https://www.dcz.gov.ua/storinka/vauchery" text:style-name="Internet_20_link" text:visited-style-name="Visited_20_Internet_20_Link">
посиланням.</text:a>
</text:p>
      <text:p text:style-name="P4">
Source: <text:a xlink:type="simple" xlink:href="https://armyinform.com.ua/2023/04/02/vpo-i-zvilneni-z-polonu-mozhut-otrymaty-vauchery-na-navchannya/" text:style-name="Internet_20_link" text:visited-style-name="Visited_20_Internet_20_Link">
https://armyinform.com.ua/2023/04/02/vpo-i-zvilneni-z-polonu-mozhut-otrymaty-vauchery-na-navchannya/</text:a>
</text:p>
      <!--NEWS-->
      <text:h text:style-name="P10" text:outline-level="1">
<text:span text:style-name="T4">
Повернемо український прапор в усі наші міста й громади — Володимир Зеленський</text:span>
</text:h>
      <text:p text:style-name="P4">
Author: ['АРМІЯINFORM']</text:p>
      <text:p text:style-name="P4">
Time: 2023-04-02T81:00:00-04:00</text:p>
      <text:p text:style-name="P4">
Description: Перші наступи, перші здобутки, перші звільнені території. Рік, як ми вигнали окупантів із...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5280805996199004209_y.jpg" text:style-name="Internet_20_link" text:visited-style-name="Visited_20_Internet_20_Link">
photo_5280805996199004209_y.jpg</text:a>
', '<text:a xlink:type="simple" xlink:href="https://armyinform.com.ua/wp-content/uploads/2023/04/photo_5280805996199004216_y-150x150.jpg" text:style-name="Internet_20_link" text:visited-style-name="Visited_20_Internet_20_Link">
photo_5280805996199004216_y-150x150.jpg</text:a>
', '<text:a xlink:type="simple" xlink:href="https://armyinform.com.ua/wp-content/uploads/2023/04/photo_5280805996199004218_y-150x150.jpg" text:style-name="Internet_20_link" text:visited-style-name="Visited_20_Internet_20_Link">
photo_5280805996199004218_y-150x150.jpg</text:a>
', '<text:a xlink:type="simple" xlink:href="https://armyinform.com.ua/wp-content/uploads/2023/04/photo_5280805996199004217_y-150x150.jpg" text:style-name="Internet_20_link" text:visited-style-name="Visited_20_Internet_20_Link">
photo_5280805996199004217_y-150x150.jpg</text:a>
', '<text:a xlink:type="simple" xlink:href="https://armyinform.com.ua/wp-content/uploads/2023/04/photo_5280805996199004210_y-150x150.jpg" text:style-name="Internet_20_link" text:visited-style-name="Visited_20_Internet_20_Link">
photo_5280805996199004210_y-150x150.jpg</text:a>
', '<text:a xlink:type="simple" xlink:href="https://armyinform.com.ua/wp-content/uploads/2023/04/photo_5280805996199004215_y-150x150.jpg" text:style-name="Internet_20_link" text:visited-style-name="Visited_20_Internet_20_Link">
photo_5280805996199004215_y-150x150.jpg</text:a>
', '<text:a xlink:type="simple" xlink:href="https://armyinform.com.ua/wp-content/uploads/2023/04/photo_5280805996199004213_y-150x150.jpg" text:style-name="Internet_20_link" text:visited-style-name="Visited_20_Internet_20_Link">
photo_5280805996199004213_y-150x150.jpg</text:a>
', '<text:a xlink:type="simple" xlink:href="https://armyinform.com.ua/wp-content/uploads/2023/04/photo_5280805996199004214_y-150x150.jpg" text:style-name="Internet_20_link" text:visited-style-name="Visited_20_Internet_20_Link">
photo_5280805996199004214_y-150x150.jpg</text:a>
', '<text:a xlink:type="simple" xlink:href="https://armyinform.com.ua/wp-content/uploads/2023/04/photo_5280805996199004212_y-150x150.jpg" text:style-name="Internet_20_link" text:visited-style-name="Visited_20_Internet_20_Link">
photo_5280805996199004212_y-150x150.jpg</text:a>
', '<text:a xlink:type="simple" xlink:href="https://armyinform.com.ua/wp-content/uploads/2023/04/photo_5280805996199004211_y-150x150.jpg" text:style-name="Internet_20_link" text:visited-style-name="Visited_20_Internet_20_Link">
photo_5280805996199004211_y-150x150.jpg</text:a>
']</text:p>
      <text:p text:style-name="P4">
Tags: ['STOPRUSSIA', 'АГРЕСІЯ РФ', 'ВІЙНА', 'ВОЛОДИМИР ЗЕЛЕНСЬКИЙ', 'ВТОРГНЕННЯ РФ', 'ПРЕЗИДЕНТ УКРАЇНИ']</text:p>
      <text:p text:style-name="P4">
Category: News</text:p>
      <!--METADATA-->
      <text:p text:style-name="P4">
<draw:frame draw:style-name="fr1" draw:name="Image263" text:anchor-type="as-char" svg:width="6.9236in" svg:height="4.61393in" draw:z-index="0">
<draw:image xlink:href="../Images/AРМІЯINFORM/2023-04-02T81-00-00-04-00/photo_5280805996199004209_y.jpg" xlink:type="simple" xlink:show="embed" xlink:actuate="onLoad" draw:mime-type="image/jpeg"/>
</draw:frame>
</text:p>
      <text:p text:style-name="P4">
Перші наступи, перші здобутки, перші звільнені території. Рік, як ми вигналиокупантів із Київщини.</text:p>
      <text:p text:style-name="P4">
Про це Президент України Володимир Зеленський<text:a xlink:type="simple" xlink:href="https://t.me/V_Zelenskiy_official/5717" text:style-name="Internet_20_link" text:visited-style-name="Visited_20_Internet_20_Link">
написав</text:a>
 у Telegram.</text:p>
      <text:p text:style-name="P4">
«Український народе! Ти зупинив найбільшу антилюдську силу нашого часу. Тизупинив силу, яка зневажає та хоче знищити все те, що дає значення людині», —наголосив Володимир Зеленський.</text:p>
      <text:p text:style-name="P4">
<text:a xlink:type="simple" xlink:href="https://armyinform.com.ua/wp-content/uploads/2023/04/photo_5280805996199004216_y.jpg" text:style-name="Internet_20_link" text:visited-style-name="Visited_20_Internet_20_Link">
<draw:frame draw:style-name="fr1" draw:name="Image264" text:anchor-type="as-char" svg:width="6.9236in" svg:height="6.9236in" draw:z-index="0">
<draw:image xlink:href="../Images/AРМІЯINFORM/2023-04-02T81-00-00-04-00/photo_5280805996199004216_y-150x150.jpg" xlink:type="simple" xlink:show="embed" xlink:actuate="onLoad" draw:mime-type="image/jpeg"/>
</draw:frame>
</text:a>
</text:p>
      <text:p text:style-name="P4">
<text:a xlink:type="simple" xlink:href="https://armyinform.com.ua/wp-content/uploads/2023/04/photo_5280805996199004218_y.jpg" text:style-name="Internet_20_link" text:visited-style-name="Visited_20_Internet_20_Link">
<draw:frame draw:style-name="fr1" draw:name="Image265" text:anchor-type="as-char" svg:width="6.9236in" svg:height="6.9236in" draw:z-index="0">
<draw:image xlink:href="../Images/AРМІЯINFORM/2023-04-02T81-00-00-04-00/photo_5280805996199004218_y-150x150.jpg" xlink:type="simple" xlink:show="embed" xlink:actuate="onLoad" draw:mime-type="image/jpeg"/>
</draw:frame>
</text:a>
</text:p>
      <text:p text:style-name="P4">
<text:a xlink:type="simple" xlink:href="https://armyinform.com.ua/wp-content/uploads/2023/04/photo_5280805996199004217_y.jpg" text:style-name="Internet_20_link" text:visited-style-name="Visited_20_Internet_20_Link">
<draw:frame draw:style-name="fr1" draw:name="Image266" text:anchor-type="as-char" svg:width="6.9236in" svg:height="6.9236in" draw:z-index="0">
<draw:image xlink:href="../Images/AРМІЯINFORM/2023-04-02T81-00-00-04-00/photo_5280805996199004217_y-150x150.jpg" xlink:type="simple" xlink:show="embed" xlink:actuate="onLoad" draw:mime-type="image/jpeg"/>
</draw:frame>
</text:a>
</text:p>
      <text:p text:style-name="P4">
<text:a xlink:type="simple" xlink:href="https://armyinform.com.ua/wp-content/uploads/2023/04/photo_5280805996199004210_y.jpg" text:style-name="Internet_20_link" text:visited-style-name="Visited_20_Internet_20_Link">
<draw:frame draw:style-name="fr1" draw:name="Image267" text:anchor-type="as-char" svg:width="6.9236in" svg:height="6.9236in" draw:z-index="0">
<draw:image xlink:href="../Images/AРМІЯINFORM/2023-04-02T81-00-00-04-00/photo_5280805996199004210_y-150x150.jpg" xlink:type="simple" xlink:show="embed" xlink:actuate="onLoad" draw:mime-type="image/jpeg"/>
</draw:frame>
</text:a>
</text:p>
      <text:p text:style-name="P4">
<text:a xlink:type="simple" xlink:href="https://armyinform.com.ua/wp-content/uploads/2023/04/photo_5280805996199004215_y.jpg" text:style-name="Internet_20_link" text:visited-style-name="Visited_20_Internet_20_Link">
<draw:frame draw:style-name="fr1" draw:name="Image268" text:anchor-type="as-char" svg:width="6.9236in" svg:height="6.9236in" draw:z-index="0">
<draw:image xlink:href="../Images/AРМІЯINFORM/2023-04-02T81-00-00-04-00/photo_5280805996199004215_y-150x150.jpg" xlink:type="simple" xlink:show="embed" xlink:actuate="onLoad" draw:mime-type="image/jpeg"/>
</draw:frame>
</text:a>
</text:p>
      <text:p text:style-name="P4">
<text:a xlink:type="simple" xlink:href="https://armyinform.com.ua/wp-content/uploads/2023/04/photo_5280805996199004213_y.jpg" text:style-name="Internet_20_link" text:visited-style-name="Visited_20_Internet_20_Link">
<draw:frame draw:style-name="fr1" draw:name="Image269" text:anchor-type="as-char" svg:width="6.9236in" svg:height="6.9236in" draw:z-index="0">
<draw:image xlink:href="../Images/AРМІЯINFORM/2023-04-02T81-00-00-04-00/photo_5280805996199004213_y-150x150.jpg" xlink:type="simple" xlink:show="embed" xlink:actuate="onLoad" draw:mime-type="image/jpeg"/>
</draw:frame>
</text:a>
</text:p>
      <text:p text:style-name="P4">
<text:a xlink:type="simple" xlink:href="https://armyinform.com.ua/wp-content/uploads/2023/04/photo_5280805996199004214_y.jpg" text:style-name="Internet_20_link" text:visited-style-name="Visited_20_Internet_20_Link">
<draw:frame draw:style-name="fr1" draw:name="Image270" text:anchor-type="as-char" svg:width="6.9236in" svg:height="6.9236in" draw:z-index="0">
<draw:image xlink:href="../Images/AРМІЯINFORM/2023-04-02T81-00-00-04-00/photo_5280805996199004214_y-150x150.jpg" xlink:type="simple" xlink:show="embed" xlink:actuate="onLoad" draw:mime-type="image/jpeg"/>
</draw:frame>
</text:a>
</text:p>
      <text:p text:style-name="P4">
<text:a xlink:type="simple" xlink:href="https://armyinform.com.ua/wp-content/uploads/2023/04/photo_5280805996199004212_y.jpg" text:style-name="Internet_20_link" text:visited-style-name="Visited_20_Internet_20_Link">
<draw:frame draw:style-name="fr1" draw:name="Image271" text:anchor-type="as-char" svg:width="6.9236in" svg:height="6.9236in" draw:z-index="0">
<draw:image xlink:href="../Images/AРМІЯINFORM/2023-04-02T81-00-00-04-00/photo_5280805996199004212_y-150x150.jpg" xlink:type="simple" xlink:show="embed" xlink:actuate="onLoad" draw:mime-type="image/jpeg"/>
</draw:frame>
</text:a>
</text:p>
      <text:p text:style-name="P4">
<text:a xlink:type="simple" xlink:href="https://armyinform.com.ua/wp-content/uploads/2023/04/photo_5280805996199004211_y.jpg" text:style-name="Internet_20_link" text:visited-style-name="Visited_20_Internet_20_Link">
<draw:frame draw:style-name="fr1" draw:name="Image272" text:anchor-type="as-char" svg:width="6.9236in" svg:height="6.9236in" draw:z-index="0">
<draw:image xlink:href="../Images/AРМІЯINFORM/2023-04-02T81-00-00-04-00/photo_5280805996199004211_y-150x150.jpg" xlink:type="simple" xlink:show="embed" xlink:actuate="onLoad" draw:mime-type="image/jpeg"/>
</draw:frame>
</text:a>
</text:p>
      <text:p text:style-name="P4">
Також глава держави зазначив, що ми звільнимо всі наші землі. Повернемоукраїнський прапор в усі наші міста й громади. Зробимо все, щоб Українаповернулась.</text:p>
      <text:p text:style-name="P4">
Source: <text:a xlink:type="simple" xlink:href="https://armyinform.com.ua/2023/04/02/povernemo-ukrayinskyj-prapor-v-usi-nashi-mista-j-gromady-volodymyr-zelenskyj/" text:style-name="Internet_20_link" text:visited-style-name="Visited_20_Internet_20_Link">
https://armyinform.com.ua/2023/04/02/povernemo-ukrayinskyj-prapor-v-usi-nashi-mista-j-gromady-volodymyr-zelenskyj/</text:a>
</text:p>
      <!--NEWS-->
      <text:h text:style-name="P10" text:outline-level="1">
<text:span text:style-name="T4">
Військове радіо «Армія FM» розширює географію свого мовлення</text:span>
</text:h>
      <text:p text:style-name="P4">
Author: ['Олександр Колесник']</text:p>
      <text:p text:style-name="P4">
Time: 2023-04-02T82:00:00-04:00</text:p>
      <text:p text:style-name="P4">
Description: Мережа радіостанції «Армія FM —— Військове радіо» незабаром збільшиться ще на чотир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20230213_111021.jpg" text:style-name="Internet_20_link" text:visited-style-name="Visited_20_Internet_20_Link">
20230213_111021.jpg</text:a>
']</text:p>
      <text:p text:style-name="P4">
Tags: ['STOPRUSSIA', 'АГРЕСІЯ РФ']</text:p>
      <text:p text:style-name="P4">
Category: News</text:p>
      <!--METADATA-->
      <text:p text:style-name="P4">
<draw:frame draw:style-name="fr1" draw:name="Image273" text:anchor-type="as-char" svg:width="6.9236in" svg:height="4.142621in" draw:z-index="0">
<draw:image xlink:href="../Images/AРМІЯINFORM/2023-04-02T82-00-00-04-00/20230213_111021.jpg" xlink:type="simple" xlink:show="embed" xlink:actuate="onLoad" draw:mime-type="image/jpeg"/>
</draw:frame>
</text:p>
      <text:p text:style-name="P4">
Мережа радіостанції «Армія FM —— Військове радіо» незабаром збільшиться ще начотири населених пункти. На своєму засіданні 30 березня Національна радаУкраїни з питань телебачення і радіомовлення видала Центральнійтелерадіостудії Міністерства оборони України тимчасові дозволи на мовлення уперіод дії в Україні воєнного стану в містах Кропивницький, Нікополь,Дубровиця Сарненського району Рівненської області та у с. Старики Сарненськогорайону Рівненської області.</text:p>
      <text:p text:style-name="P4">
Тож, найближчим часом мешканці Кропивницького слухатимуть перше в Українівійськове радіо на частоті 99.3 МГц (0.5 кВт). У місті Нікополь радіо віщатимена частоті 100.6 МГц (0.2 кВт), а в Дубровиці та селищі Старики, розташованихпоблизу українсько-білоруського кордону, люди матимуть можливість слухатиактуальні та цікаві новини на частотах 107.9 МГц (0.1 кВт) та 105.5 МГц (0.1кВт) відповідно.</text:p>
      <text:p text:style-name="P4">
Перше в Україні військове радіо «Армія FM» охоплює у FM-діапазоні Схід,Херсонщину, Київ, Житомир, Львів, Запоріжжя, Миколаїв, Вінницю, Полтаву,Бердичів та Новоград-Волинський (нині — Звягель. — <text:span text:style-name="T5">
Ред</text:span>
.) Військовіжурналісти та співробітники «Армія FM» служать для народу України, захисниківнашої Батьківщини, підтримують українських воїнів інформаційно і підносятьїхній бойовий дух.</text:p>
      <text:p text:style-name="P4">
<text:span text:style-name="T5">
Фото автора</text:span>
</text:p>
      <text:p text:style-name="P4">
Source: <text:a xlink:type="simple" xlink:href="https://armyinform.com.ua/2023/04/02/vijskove-radio-armiya-fm-rozshyryuye-geografiyu-svogo-movlennya/" text:style-name="Internet_20_link" text:visited-style-name="Visited_20_Internet_20_Link">
https://armyinform.com.ua/2023/04/02/vijskove-radio-armiya-fm-rozshyryuye-geografiyu-svogo-movlennya/</text:a>
</text:p>
      <!--NEWS-->
      <text:h text:style-name="P10" text:outline-level="1">
<text:span text:style-name="T4">
Можна погодитися з аналітиками, що великий наступ рф не досяг мети завдяки мужності і професіоналізму наших захисників</text:span>
</text:h>
      <text:p text:style-name="P4">
Author: ['Олександр Кіндсфатер']</text:p>
      <text:p text:style-name="P4">
Time: 2023-04-02T83:00:00-04:00</text:p>
      <text:p text:style-name="P4">
Description: Про це заявив речник Східного угруповання військ Збройних Сил України Сергій Череватий...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1/cherevatyj-1.jpg" text:style-name="Internet_20_link" text:visited-style-name="Visited_20_Internet_20_Link">
cherevatyj-1.jpg</text:a>
']</text:p>
      <text:p text:style-name="P4">
Tags: ['STOPRUSSIA', 'АГРЕСІЯ РФ']</text:p>
      <text:p text:style-name="P4">
Category: News</text:p>
      <!--METADATA-->
      <text:p text:style-name="P4">
<draw:frame draw:style-name="fr1" draw:name="Image274" text:anchor-type="as-char" svg:width="6.9236in" svg:height="4.611226in" draw:z-index="0">
<draw:image xlink:href="../Images/AРМІЯINFORM/2023-04-02T83-00-00-04-00/cherevatyj-1.jpg" xlink:type="simple" xlink:show="embed" xlink:actuate="onLoad" draw:mime-type="image/jpeg"/>
</draw:frame>
</text:p>
      <text:p text:style-name="P4">
Про це заявив речник Східного угруповання військ Збройних Сил України СергійЧереватий в ефірі національного телемарафону «Єдині новини».</text:p>
      <text:p text:style-name="P4">
— Те, що ворог протягом тривалого часу не зміг досягти суттєвих успіхів наБахмутському напрямку, свідчить про незламну волю наших захисників, їхнавченість, взаємну підтримку, неймовірні мужність і героїзм, — додавпредставник Східного угруповання.</text:p>
      <text:p text:style-name="P4">
Треба також відзначити більш потужну роботу наших командувачів, командирів іштабів. Вони постійно вживають нестандартних заходів активної оборони,максимально ефективно використовують наявну зброю радянського зразка, а такожбільш сучасні західні зразки, створюють систему безперервного спостереження запротивником за допомогою безпілотних літальних апаратів. Завдяки цьомувдається бачити всі переміщення ворога, знищувати його особовий склад ітехніку, завдавати ударів по логістичних центрах. Сукупно це знівелювалостратегічні задуми загарбників і змушує їх постійно переглядати терміниокупації території України. Вони так і не досягли своєї мети вийти до кордонівДонецької та Луганської областей до 31 березня 2023 року.</text:p>
      <text:p text:style-name="P4">
Утім, незважаючи на численні втрати, ворог продовжує проводити наступальні діїна Бахмутському і Куп’янському напрямках. Зі слів речника, за минулу добу наБахмутському напрямку ворог 232 рази обстріляв українські позиції різнимивидами артилерії, відбулося 35 боєзіткнень, у яких ворог втратив 121 окупантавбитими і 139 пораненими. На Куп’янському і Лиманському напрямках зафіксовано252 обстріли і 6 боєзіткнень, під час яких було знищено 36 загарбників, а 74зазнали поранень.</text:p>
      <text:p text:style-name="P4">
На запитання про імовірність застосування на східному напрямку сучаснихвинищувачів рф четвертого покоління Су-35, речник угруповання підкреслив, щоворог їх використовує, але тактика їх застосування мало чим відрізняється відзвичайних радянських зразків.</text:p>
      <text:p text:style-name="P4">
— Вони намагаються діяти за шаблоном: на підльоті до наших позицій випускаютьнекеровані ракети або скидають авіабомби і швидко втікають подалі відпереднього краю, щоб не потрапити під ураження наших засобів ППО, — додавСергій Череватий.</text:p>
      <text:p text:style-name="P4">
Source: <text:a xlink:type="simple" xlink:href="https://armyinform.com.ua/2023/04/02/mozhna-pogodytysya-z-analitykamy-shho-velykyj-nastup-rf-ne-dosyag-mety-zavdyaky-muzhnosti-i-profesionalizmu-nashyh-zahysnykiv/" text:style-name="Internet_20_link" text:visited-style-name="Visited_20_Internet_20_Link">
https://armyinform.com.ua/2023/04/02/mozhna-pogodytysya-z-analitykamy-shho-velykyj-nastup-rf-ne-dosyag-mety-zavdyaky-muzhnosti-i-profesionalizmu-nashyh-zahysnykiv/</text:a>
</text:p>
      <!--NEWS-->
      <text:h text:style-name="P10" text:outline-level="1">
<text:span text:style-name="T4">
Як воїни десантники зайняли позиції противника</text:span>
</text:h>
      <text:p text:style-name="P4">
Author: ['АРМІЯINFORM']</text:p>
      <text:p text:style-name="P4">
Time: 2023-04-02T84:00:00-04:00</text:p>
      <text:p text:style-name="P4">
Description: Воїни 71-ї окремої єгерської бригади Десантно-штурмових військ Збройних Сил Україн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ТОРГНЕННЯ РФ', 'ДШВ ЗС УКРАЇНИ']</text:p>
      <text:p text:style-name="P4">
Category: News</text:p>
      <!--METADATA-->
      <text:p text:style-name="P4">
Воїни 71-ї окремої єгерської бригади Десантно-штурмових військ Збройних СилУкраїни знищили підрозділ окупантів та зайняли їх бойові позиції на одному знапрямків.</text:p>
      <text:p text:style-name="P4">
Про це у Facebook<text:a xlink:type="simple" xlink:href="https://www.facebook.com/uaairborne" text:style-name="Internet_20_link" text:visited-style-name="Visited_20_Internet_20_Link">
повідомляє</text:a>
Командування Десантно-штурмових військ Збройних Сил України</text:p>
      <text:p text:style-name="P4">
Source: <text:a xlink:type="simple" xlink:href="https://armyinform.com.ua/2023/04/02/yak-voyiny-desantnyky-zajnyaly-pozycziyi-protyvnyka/" text:style-name="Internet_20_link" text:visited-style-name="Visited_20_Internet_20_Link">
https://armyinform.com.ua/2023/04/02/yak-voyiny-desantnyky-zajnyaly-pozycziyi-protyvnyka/</text:a>
</text:p>
      <!--NEWS-->
      <text:h text:style-name="P10" text:outline-level="1">
<text:span text:style-name="T4">
За тиждень Сили оборони України знищили близько 4 тисяч окупантів</text:span>
</text:h>
      <text:p text:style-name="P4">
Author: ['АРМІЯINFORM']</text:p>
      <text:p text:style-name="P4">
Time: 2023-04-02T85:00:00-04:00</text:p>
      <text:p text:style-name="P4">
Description: За тиждень 27 березня — 02 квітня Сили оборони України знищили близько 4000 осіб...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edb095f0-c58d-4d83-bf77-15709955b1ce.jpg" text:style-name="Internet_20_link" text:visited-style-name="Visited_20_Internet_20_Link">
edb095f0-c58d-4d83-bf77-15709955b1ce.jpg</text:a>
']</text:p>
      <text:p text:style-name="P4">
Tags: ['STOPRUSSIA', 'АГРЕСІЯ РФ', 'ВІЙНА', 'ВТОРГНЕННЯ РФ', 'ВТРАТИ ВОРОГА', 'ГЕНЕРАЛ-ЛЕЙТЕНАНТ ОЛЕКСАНДР ПАВЛЮК', 'ОЛЕКСАНДР ПАВЛЮК']</text:p>
      <text:p text:style-name="P4">
Category: News</text:p>
      <!--METADATA-->
      <text:p text:style-name="P4">
<draw:frame draw:style-name="fr1" draw:name="Image275" text:anchor-type="as-char" svg:width="6.9236in" svg:height="5.010956in" draw:z-index="0">
<draw:image xlink:href="../Images/AРМІЯINFORM/2023-04-02T85-00-00-04-00/edb095f0-c58d-4d83-bf77-15709955b1ce.jpg" xlink:type="simple" xlink:show="embed" xlink:actuate="onLoad" draw:mime-type="image/jpeg"/>
</draw:frame>
 <text:span text:style-name="T4">
🔥 Ситуаціящодо російського вторгнення</text:span>
</text:p>
      <text:p text:style-name="P4">
За тиждень 27 березня — 02 квітня Сили оборони України знищили близько 4000осіб особового складу противника.</text:p>
      <text:p text:style-name="P4">
Про це <text:a xlink:type="simple" xlink:href="https://t.me/Pavliuk_KSV/3838" text:style-name="Internet_20_link" text:visited-style-name="Visited_20_Internet_20_Link">
повідомляє</text:a>
 перший заступник Міністраоборони України генерал-лейтенант Олександр Павлюк у Telegram.</text:p>
      <text:p text:style-name="P4">
Суттєвих втрат зазнали озброєння / військова техніка російських військ:</text:p>
      <ul>
        <li>
23 танки  * 39 бойових броньованих машини  * 56 артилерійських систем  * 5 РСЗВ — 2 установки ППО  * 51 одиниця автотехніки  * 14 одиниць спецтехніки</li>
      </ul>
      <text:p text:style-name="P4">
Окрім цього нашими захисниками збито 1 ворожий літак та 33 БпЛА.</text:p>
      <text:p text:style-name="P4">
Source: <text:a xlink:type="simple" xlink:href="https://armyinform.com.ua/2023/04/02/za-tyzhden-syly-oborony-ukrayiny-znyshhyly-blyzko-4-tysyach-okupantiv/" text:style-name="Internet_20_link" text:visited-style-name="Visited_20_Internet_20_Link">
https://armyinform.com.ua/2023/04/02/za-tyzhden-syly-oborony-ukrayiny-znyshhyly-blyzko-4-tysyach-okupantiv/</text:a>
</text:p>
      <!--NEWS-->
      <text:h text:style-name="P10" text:outline-level="1">
<text:span text:style-name="T4">
Для відновлення звільнених територій маємо залучати всі можливі ресурси — Ірина Верещук</text:span>
</text:h>
      <text:p text:style-name="P4">
Author: ['АРМІЯINFORM']</text:p>
      <text:p text:style-name="P4">
Time: 2023-04-02T86:00:00-04:00</text:p>
      <text:p text:style-name="P4">
Description: Вчора під головуванням Віцепрем’єр-міністра Ірини Верещук відбулася виїзна нарад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fefb6c1-a5c8-4fc2-9c56-3620a68e5ca5.jpeg" text:style-name="Internet_20_link" text:visited-style-name="Visited_20_Internet_20_Link">
ffefb6c1-a5c8-4fc2-9c56-3620a68e5ca5.jpeg</text:a>
']</text:p>
      <text:p text:style-name="P4">
Tags: ['STOPRUSSIA', 'АГРЕСІЯ РФ', 'ВІЙНА', 'ВТОРГНЕННЯ РФ', 'ІРИНА ВЕРЕЩУК', 'МІНРЕІНТЕГРАЦІЇ', 'ХЕРСОНЩИНА']</text:p>
      <text:p text:style-name="P4">
Category: News</text:p>
      <!--METADATA-->
      <text:p text:style-name="P4">
<draw:frame draw:style-name="fr1" draw:name="Image276" text:anchor-type="as-char" svg:width="6.9236in" svg:height="4.615733in" draw:z-index="0">
<draw:image xlink:href="../Images/AРМІЯINFORM/2023-04-02T86-00-00-04-00/ffefb6c1-a5c8-4fc2-9c56-3620a68e5ca5.jpeg" xlink:type="simple" xlink:show="embed" xlink:actuate="onLoad" draw:mime-type="image/jpeg"/>
</draw:frame>
 ІринаВерещук</text:p>
      <text:p text:style-name="P4">
Вчора під головуванням Віцепрем’єр-міністра Ірини Верещук відбулася виїзнанарада Координаційного штабу з питань відновлення деокупованих територій. Уфокусі уваги учасників було гуманітарне розмінування та відбудова звільненихтериторій Херсонщини, <text:a xlink:type="simple" xlink:href="https://minre.gov.ua/2023/04/02/iryna-vereshhuk-dlya-vidnovlennya-zvilnenyh-terytorij-mayemo-zaluchaty-vsi-mozhlyvi-resursy/" text:style-name="Internet_20_link" text:visited-style-name="Visited_20_Internet_20_Link">
повідомляє</text:a>
 Міністерство з питань реінтеграції тимчасово окупованих територійУкраїни.</text:p>
      <text:p text:style-name="P4">
В області надскладна ситуація, втім Мінреінтеграції спільно із обласноювійськовою адміністрацією залучає до цих процесів всі можливі відомства таслужби. Зокрема, й міжнародних донорів. Вони сприятимуть відновленню таінформуванню населення щодо мінної небезпеки.</text:p>
      <text:p text:style-name="P4">
Наразі в пріоритеті критична інфраструктура: газ, вода та тепло. Поновити їхподачу взялися не лише місцеві комунальні служби, але й інші регіони, а такожміжнародники.</text:p>
      <text:p text:style-name="P4">
«Партнери мають розуміти, що люди тут живуть у надскладних умовах. Тож длявідродження нормального життя на звільнених територіях треба залучати всіможливі ресурси. Маємо не говорити, а діяти!» — підсумувала Віцепрем’єрка.</text:p>
      <text:p text:style-name="P4">
Source: <text:a xlink:type="simple" xlink:href="https://armyinform.com.ua/2023/04/02/dlya-vidnovlennya-zvilnenyh-terytorij-mayemo-zaluchaty-vsi-mozhlyvi-resursy-iryna-vereshhuk/" text:style-name="Internet_20_link" text:visited-style-name="Visited_20_Internet_20_Link">
https://armyinform.com.ua/2023/04/02/dlya-vidnovlennya-zvilnenyh-terytorij-mayemo-zaluchaty-vsi-mozhlyvi-resursy-iryna-vereshhuk/</text:a>
</text:p>
      <!--NEWS-->
      <text:h text:style-name="P10" text:outline-level="1">
<text:span text:style-name="T4">
У Координаційному штабі відбулася зустріч з родичами захисників бригади імені кошового отамана Костя Гордієнка</text:span>
</text:h>
      <text:p text:style-name="P4">
Author: ['АРМІЯINFORM']</text:p>
      <text:p text:style-name="P4">
Time: 2023-04-02T87:00:00-04:00</text:p>
      <text:p text:style-name="P4">
Description: У Координаційному штабі відбулася зустріч з родичами й близькими захисників окремої...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2/photo_2022-12-27_16-19-39.jpg" text:style-name="Internet_20_link" text:visited-style-name="Visited_20_Internet_20_Link">
photo_2022-12-27_16-19-39.jpg</text:a>
', '<text:a xlink:type="simple" xlink:href="https://armyinform.com.ua/wp-content/uploads/2023/04/photo_5280903668050281639_y.jpg" text:style-name="Internet_20_link" text:visited-style-name="Visited_20_Internet_20_Link">
photo_5280903668050281639_y.jpg</text:a>
']</text:p>
      <text:p text:style-name="P4">
Tags: ['КООРДИНАЦІЙНИЙ ШТАБ З ПИТАНЬ ПОВОДЖЕННЯ З ВІЙСЬКОВОПОЛОНЕНИМИ']</text:p>
      <text:p text:style-name="P4">
Category: News</text:p>
      <!--METADATA-->
      <text:p text:style-name="P4">
<draw:frame draw:style-name="fr1" draw:name="Image277" text:anchor-type="as-char" svg:width="6.9236in" svg:height="4.569576in" draw:z-index="0">
<draw:image xlink:href="../Images/AРМІЯINFORM/2023-04-02T87-00-00-04-00/photo_2022-12-27_16-19-39.jpg" xlink:type="simple" xlink:show="embed" xlink:actuate="onLoad" draw:mime-type="image/jpeg"/>
</draw:frame>
 Ілюстративне фото</text:p>
      <text:p text:style-name="P4">
У Координаційному штабі відбулася зустріч з родичами й близькими захисниківокремої мотопіхотної бригади імені кошового отамана Костя Гордієнка.</text:p>
      <text:p text:style-name="P4">
З родинами полонених і зниклих безвісти військовослужбовців спілкувалисяпредставники Координаційного штабу.</text:p>
      <text:p text:style-name="P4">
За словами представника Штабу, робота з міжнародними організаціями триває. Єпевні ініціативи Міністерства закордонних справ України, є робота з родинами,яка стосується залучення до заходів на міжнародних майданчиках. Участі впереговорних процесах про обмін військовополоненими міжнародні організації неберуть, але Україні важливо інформувати світову спільноту, зокрема про те, щоросія не дотримується взятих на себе зобов’язань згідно з нормами міжнародногогуманітарного права.</text:p>
      <text:p text:style-name="P4">
«Користуючись положеннями Женевських конвенцій, ми маємо право вимагатиповернення цивільних, важкопоранених, дітей, — наголосив представник Штабу. —Країна-агресорка зобов’язана віддати їх без жодних умов»</text:p>
      <text:p text:style-name="P4">
<draw:frame draw:style-name="fr1" draw:name="Image278" text:anchor-type="as-char" svg:width="6.9236in" svg:height="3.894525in" draw:z-index="0">
<draw:image xlink:href="../Images/AРМІЯINFORM/2023-04-02T87-00-00-04-00/photo_5280903668050281639_y.jpg" xlink:type="simple" xlink:show="embed" xlink:actuate="onLoad" draw:mime-type="image/jpeg"/>
</draw:frame>
</text:p>
      <text:p text:style-name="P4">
Серед іншого обговорили проблемні питання, які стосуються комунікації родичівЗахисників з військовими частинами. Документ, який частина зобов’язана видати— це сповіщення за результатами службового розслідування. Обов’язок доставитийого родичам військовослужбовця покладений на територіальні центрикомплектування та соціальної підтримки. Слід зазначити, що за запитом не можнаотримати документи й матеріали, які мають обмежений доступ.</text:p>
      <text:p text:style-name="P4">
Також він зауважив, що родичі проводять велику роботу для пошуку відомостейпро військовослужбовців.</text:p>
      <text:p text:style-name="P4">
Окремі консультації родичам надав представник юридичного відділуКоординаційного штабу.</text:p>
      <text:p text:style-name="P4">
Джерело: <text:a xlink:type="simple" xlink:href="https://t.me/Koord_shtab/761" text:style-name="Internet_20_link" text:visited-style-name="Visited_20_Internet_20_Link">
<text:span text:style-name="T5">
Координаційний штаб з питань поводження звійськовополоненими</text:span>
</text:a>
</text:p>
      <text:p text:style-name="P4">
Source: <text:a xlink:type="simple" xlink:href="https://armyinform.com.ua/2023/04/02/u-koordynaczijnomu-shtabi-vidbulasya-zustrich-z-rodychamy-zahysnykiv-brygady-imeni-koshovogo-otamana-kostya-gordiyenka/" text:style-name="Internet_20_link" text:visited-style-name="Visited_20_Internet_20_Link">
https://armyinform.com.ua/2023/04/02/u-koordynaczijnomu-shtabi-vidbulasya-zustrich-z-rodychamy-zahysnykiv-brygady-imeni-koshovogo-otamana-kostya-gordiyenka/</text:a>
</text:p>
      <!--NEWS-->
      <text:h text:style-name="P10" text:outline-level="1">
<text:span text:style-name="T4">
Ситуація у Бахмуті залишається дуже напруженою — Ганна Маляр</text:span>
</text:h>
      <text:p text:style-name="P4">
Author: ['АРМІЯINFORM']</text:p>
      <text:p text:style-name="P4">
Time: 2023-04-02T88:00:00-04:00</text:p>
      <text:p text:style-name="P4">
Description: Про це в Telegram повідомила заступник Міністра оборони України Ганна Маляр.    «Ворог...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ganna-malyar-zastupnyk-ministra-oborony.jpg" text:style-name="Internet_20_link" text:visited-style-name="Visited_20_Internet_20_Link">
ganna-malyar-zastupnyk-ministra-oborony.jpg</text:a>
']</text:p>
      <text:p text:style-name="P4">
Tags: ['STOPRUSSIA', 'АГРЕСІЯ РФ', 'ГАННА МАЛЯР']</text:p>
      <text:p text:style-name="P4">
Category: News</text:p>
      <!--METADATA-->
      <text:p text:style-name="P4">
<draw:frame draw:style-name="fr1" draw:name="Image279" text:anchor-type="as-char" svg:width="6.9236in" svg:height="4.480892in" draw:z-index="0">
<draw:image xlink:href="../Images/AРМІЯINFORM/2023-04-02T88-00-00-04-00/ganna-malyar-zastupnyk-ministra-oborony.jpg" xlink:type="simple" xlink:show="embed" xlink:actuate="onLoad" draw:mime-type="image/jpeg"/>
</draw:frame>
 Заступник міністра оборони України Ганна Маляр</text:p>
      <text:p text:style-name="P4">
Про це в Telegram <text:a xlink:type="simple" xlink:href="https://t.me/annamaliar" text:style-name="Internet_20_link" text:visited-style-name="Visited_20_Internet_20_Link">
повідомила</text:a>
 заступник Міністраоборони України Ганна Маляр.</text:p>
      <text:p text:style-name="P4">
«Ворог робить спроби задіяти не лише вагнерівців, але й професійні підрозділидесантників. Непомірно високі втрати особового складу ворога не зупиняють.Рішення приймаються емоційно.</text:p>
      <text:p text:style-name="P4">
Нашим оборонцям доводиться у складних умовах зупиняти просування противника.Але кожне наше військове рішення і кожен крок є виваженим. КомандуванняОперативно-стратегічного угруповання військ „Хортиця“ працює в зоні бойовихдій та повністю володіє оперативною ситуацією на місці», — йдеться уповідомленні.</text:p>
      <text:p text:style-name="P4">
Реагування на поточну ситуацію здійснюється грамотно з урахуванням всіхобставин, задач та принципу військової доцільності.</text:p>
      <text:p text:style-name="P4">
Source: <text:a xlink:type="simple" xlink:href="https://armyinform.com.ua/2023/04/02/sytuacziya-u-bahmuti-zalyshayetsya-duzhe-napruzhenoyu-ganna-malyar/" text:style-name="Internet_20_link" text:visited-style-name="Visited_20_Internet_20_Link">
https://armyinform.com.ua/2023/04/02/sytuacziya-u-bahmuti-zalyshayetsya-duzhe-napruzhenoyu-ganna-malyar/</text:a>
</text:p>
      <!--NEWS-->
      <text:h text:style-name="P10" text:outline-level="1">
<text:span text:style-name="T4">
Протягом доби противник завдав 5 ракетних, 22 авіаційних ударів та здійснив 42 обстріли з РСЗВ</text:span>
</text:h>
      <text:p text:style-name="P4">
Author: ['АРМІЯINFORM']</text:p>
      <text:p text:style-name="P4">
Time: 2023-04-02T89:00:00-04:00</text:p>
      <text:p text:style-name="P4">
Description: Про це повідомляє Генеральний штаб ЗС України в оперативній інформації станом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2/10/rakety-pvk-zahid-e1676021938464.jpeg" text:style-name="Internet_20_link" text:visited-style-name="Visited_20_Internet_20_Link">
rakety-pvk-zahid-e1676021938464.jpeg</text:a>
']</text:p>
      <text:p text:style-name="P4">
Tags: ['STOPRUSSIA', 'АГРЕСІЯ РФ', 'ГШ ЗСУ']</text:p>
      <text:p text:style-name="P4">
Category: News</text:p>
      <!--METADATA-->
      <text:p text:style-name="P4">
<draw:frame draw:style-name="fr1" draw:name="Image280" text:anchor-type="as-char" svg:width="6.9236in" svg:height="4.039271in" draw:z-index="0">
<draw:image xlink:href="../Images/AРМІЯINFORM/2023-04-02T89-00-00-04-00/rakety-pvk-zahid-e1676021938464.jpeg" xlink:type="simple" xlink:show="embed" xlink:actuate="onLoad" draw:mime-type="image/jpeg"/>
</draw:frame>
 Ілюстративне фото <text:span text:style-name="T4">
🔥 Ситуація щодо російськоговторгнення</text:span>
</text:p>
      <text:p text:style-name="P4">
Про це<text:a xlink:type="simple" xlink:href="https://www.facebook.com/GeneralStaff.ua/posts/pfbid0gCzRisYpJfpPj5WWCbFjYCV5XHGwn4p8Kq319152SqC9XedEGWfuYmGSZ9Sp6f48l" text:style-name="Internet_20_link" text:visited-style-name="Visited_20_Internet_20_Link">
повідомляє</text:a>
Генеральний штаб ЗС України в оперативній інформації станом на 18:0002.04.2023 щодо російського вторгнення.</text:p>
      <text:p text:style-name="P4">
«Протягом доби противник завдав 5 ракетних та 22 авіаційних ударів, здійснив42 обстріли з реактивних систем залпового вогню по позиціях наших військ тацивільній інфраструктурі населених пунктів.</text:p>
      <text:p text:style-name="P4">
Ймовірність завдавання ракетних та авіаційних ударів по всій території Українизалишається високою, адже ворог і надалі ігнорує закони та звичаї війни,продовжує застосовувати тактику терору проти мирного населення», — йдеться вповідомленні.</text:p>
      <text:p text:style-name="P4">
Source: <text:a xlink:type="simple" xlink:href="https://armyinform.com.ua/2023/04/02/protyagom-doby-protyvnyk-zavdav-5-raketnyh-ta-22-aviaczijnyh-udariv-zdijsnyv-42-obstrily-z-rszv/" text:style-name="Internet_20_link" text:visited-style-name="Visited_20_Internet_20_Link">
https://armyinform.com.ua/2023/04/02/protyagom-doby-protyvnyk-zavdav-5-raketnyh-ta-22-aviaczijnyh-udariv-zdijsnyv-42-obstrily-z-rszv/</text:a>
</text:p>
      <!--NEWS-->
      <text:h text:style-name="P10" text:outline-level="1">
<text:span text:style-name="T4">
Строковиків у Криму окупанти агітують підписувати контракти з мо рф через величезні втрати</text:span>
</text:h>
      <text:p text:style-name="P4">
Author: ['АРМІЯINFORM']</text:p>
      <text:p text:style-name="P4">
Time: 2023-04-02T90:00:00-04:00</text:p>
      <text:p text:style-name="P4">
Description: Про це повідомляє Генеральний штаб ЗС України в оперативній інформаціяї станом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52902-1_large.jpg" text:style-name="Internet_20_link" text:visited-style-name="Visited_20_Internet_20_Link">
152902-1_large.jpg</text:a>
']</text:p>
      <text:p text:style-name="P4">
Tags: ['STOPRUSSIA', 'ГШ ЗСУ']</text:p>
      <text:p text:style-name="P4">
Category: News</text:p>
      <!--METADATA-->
      <text:p text:style-name="P4">
<draw:frame draw:style-name="fr1" draw:name="Image281" text:anchor-type="as-char" svg:width="6.9236in" svg:height="3.893007in" draw:z-index="0">
<draw:image xlink:href="../Images/AРМІЯINFORM/2023-04-02T90-00-00-04-00/152902-1_large.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gCzRisYpJfpPj5WWCbFjYCV5XHGwn4p8Kq319152SqC9XedEGWfuYmGSZ9Sp6f48l" text:style-name="Internet_20_link" text:visited-style-name="Visited_20_Internet_20_Link">
повідомляє</text:a>
Генеральний штаб ЗС України в оперативній інформаціяї станом на 18.0002.04.2023 щодо російського вторгнення.</text:p>
      <text:p text:style-name="P4">
«Російські загарбники продовжують зазнавати величезних втрат. Для їхпоповнення, у військових частинах збройних сил російської федерації, якідислокуються на тимчасово окупованій території Автономної Республіки Крим,активно проводять заходи роз’яснювальної роботи серед військовослужбовцівстрокової служби. Розповідають молоді про необхідність підписання строковикамиконтрактів з мо рф та участі у бойових діях на території України», — йдеться вповідомленні.</text:p>
      <text:p text:style-name="P4">
Source: <text:a xlink:type="simple" xlink:href="https://armyinform.com.ua/2023/04/02/strokovykiv-u-krymu-okupanty-agituyut-pidpysuvaty-kontrakty-z-mo-rf-cherez-velychezni-vtraty/" text:style-name="Internet_20_link" text:visited-style-name="Visited_20_Internet_20_Link">
https://armyinform.com.ua/2023/04/02/strokovykiv-u-krymu-okupanty-agituyut-pidpysuvaty-kontrakty-z-mo-rf-cherez-velychezni-vtraty/</text:a>
</text:p>
      <!--NEWS-->
      <text:h text:style-name="P10" text:outline-level="1">
<text:span text:style-name="T4">
Крах російських генералів — Military Media Center</text:span>
</text:h>
      <text:p text:style-name="P4">
Author: ['АРМІЯINFORM']</text:p>
      <text:p text:style-name="P4">
Time: 2023-04-02T91:00:00-04:00</text:p>
      <text:p text:style-name="P4">
Description: Понад 80 днів герасимов командує війною на території України — Military Media Center...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f4e69d8f-3831-4e9c-87b8-2b9866b11de3.jpg" text:style-name="Internet_20_link" text:visited-style-name="Visited_20_Internet_20_Link">
f4e69d8f-3831-4e9c-87b8-2b9866b11de3.jpg</text:a>
']</text:p>
      <text:p text:style-name="P4">
Tags: ['MILITARY MEDIA CENTER', 'STOPRUSSIA', 'АГРЕСІЯ РФ', 'ВІЙНА', 'ВТОРГНЕННЯ РФ']</text:p>
      <text:p text:style-name="P4">
Category: News</text:p>
      <!--METADATA-->
      <text:p text:style-name="P4">
<draw:frame draw:style-name="fr1" draw:name="Image282" text:anchor-type="as-char" svg:width="6.9236in" svg:height="3.756053in" draw:z-index="0">
<draw:image xlink:href="../Images/AРМІЯINFORM/2023-04-02T91-00-00-04-00/f4e69d8f-3831-4e9c-87b8-2b9866b11de3.jpg" xlink:type="simple" xlink:show="embed" xlink:actuate="onLoad" draw:mime-type="image/jpeg"/>
</draw:frame>
</text:p>
      <text:p text:style-name="P4">
Понад 80 днів герасимов командує війною на території України — Military MediaCenter зібрав <text:a xlink:type="simple" xlink:href="https://t.me/militarymediacenter/1605" text:style-name="Internet_20_link" text:visited-style-name="Visited_20_Internet_20_Link">
думки</text:a>
 і висновкиекспертів.</text:p>
      <text:p text:style-name="P4">
Речник Східного угруповання військ Збройних Сил України полковник СергійЧереватий у коментарі Military Media Center зазначив, що зміна керівництваросійської так званої «військової операції» в Україні «стратегічно не змінилаабсолютно нічого».</text:p>
      <text:p text:style-name="P4">
Нагадаємо, що начальник генштабу росії валерій герасимов прийняв особистекомандування бойовими діями на території України 11 січня 2023 року.</text:p>
      <text:p text:style-name="P4">
У Міноборони Британії підсумували, що з того часу герасимов спробуваврозпочати широкий наступ з метою взяти під контроль весь Донбас. Однак 80 днівпо тому «стає все більш очевидним, що цей проект провалився».</text:p>
      <text:p text:style-name="P4">
На думку Сергія Череватого, плани російського командування зірвані через«значні втрати серед російських окупантів».</text:p>
      <text:p text:style-name="P4">
А до втрат, за словами речника, призвело те, що ворог помилився встратегічному задумі і «намагаючись провести окупаційні дії протягом декількохтижнів у реальності стикнувся з більше ніж вже річною війною».</text:p>
      <text:p text:style-name="P4">
«Відтак, він був змушений діяти вже не проактивно, а реактивно, тобто реагуючина ті події, які відбувались, в першу чергу завдяки тотальному опору якукраїнських військових, так і всього українського народу», — сказав СергійЧереватий.</text:p>
      <text:p text:style-name="P4">
За його словами, і мобілізація сотень тисяч росіян, і інші заходи відбувалисьу режимі «швидкої допомоги», у режимі намагання підлаштувати військову машинуокупанта під забаганки військово-політичного керівництва.</text:p>
      <text:p text:style-name="P4">
Серед них використання «абсолютно неприйнятних для війни нового поколінняметодів як задіяння в’язнів, яких атака за атакою закидували як гарматнем’ясо».</text:p>
      <text:p text:style-name="P4">
Череватий зазначив, що це призвело до «плачевного результату», коли протягомвже фактично 9 місяців ворог не може взяти український районний центр Бахмут.</text:p>
      <text:p text:style-name="P4">
Бахмут став «всесвітньовідомим символом з одного боку української мужності,незламності і професійності, а з іншого боку — абсолютної безпорадності ібезтолковості окупантів», сказав Сергій Череватий.</text:p>
      <text:p text:style-name="P4">
Британське оборонне відомство відзначило, що на кількох напрямках фронту наДонбасі російські війська досягли лише незначних успіхів ціною десятків тисячвтрат і значною мірою змарнували свою тимчасову перевагу в особовому складі,отриману в результаті осінньої «часткової мобілізації».</text:p>
      <text:p text:style-name="P4">
Український військовий аналітик полковник Петро Черник зауважив, що «ніхто зросійських генералів не готувався до такого типу війни».</text:p>
      <text:p text:style-name="P4">
«Кар’єрне зростання там не будується на професійних якостях, там все будуєтьсявиключно на догоджанні „першому начальнику“. На цю хвилину росія не маєякісного професійного вищого генералітету», — сказав Петро Черник.</text:p>
      <text:p text:style-name="P4">
Тому, за його словами, від зміни військових керівників у росіян нічого незмінюється на фронті.</text:p>
      <text:p text:style-name="P4">
«Вони вдалися до класичної сталінської методички: русскіє не можуть програтина полі бою, скільки солдатських життів треба — стільки і затратимо. Цим вониі займаються», — сказав аналітик.</text:p>
      <text:p text:style-name="P4">
Source: <text:a xlink:type="simple" xlink:href="https://armyinform.com.ua/2023/04/02/krah-rosijskyh-generaliv-military-media-center/" text:style-name="Internet_20_link" text:visited-style-name="Visited_20_Internet_20_Link">
https://armyinform.com.ua/2023/04/02/krah-rosijskyh-generaliv-military-media-center/</text:a>
</text:p>
      <!--NEWS-->
      <text:h text:style-name="P10" text:outline-level="1">
<text:span text:style-name="T4">
У Хмельницькому провели процедуру перереєстрації Свято-Покровського Кафедрального собору УПЦ до підпорядкування ПЦУ</text:span>
</text:h>
      <text:p text:style-name="P4">
Author: ['Андрій Агєєв']</text:p>
      <text:p text:style-name="P4">
Time: 2023-04-02T92:00:00-04:00</text:p>
      <text:p text:style-name="P4">
Description: Зареєструвалось понад 1200 осіб. Загалом біля собору зібрались близько 2000 містян.   ...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photo_2023-04-02_20-05-12.jpg" text:style-name="Internet_20_link" text:visited-style-name="Visited_20_Internet_20_Link">
photo_2023-04-02_20-05-12.jpg</text:a>
']</text:p>
      <text:p text:style-name="P4">
Tags: ['STOPRUSSIA', 'АГРЕСІЯ РФ', 'ВТОРГНЕННЯ РФ']</text:p>
      <text:p text:style-name="P4">
Category: News</text:p>
      <!--METADATA-->
      <text:p text:style-name="P4">
<draw:frame draw:style-name="fr1" draw:name="Image283" text:anchor-type="as-char" svg:width="6.9236in" svg:height="5.1927in" draw:z-index="0">
<draw:image xlink:href="../Images/AРМІЯINFORM/2023-04-02T92-00-00-04-00/photo_2023-04-02_20-05-12.jpg" xlink:type="simple" xlink:show="embed" xlink:actuate="onLoad" draw:mime-type="image/jpeg"/>
</draw:frame>
</text:p>
      <text:p text:style-name="P4">
Зареєструвалось понад 1200 осіб. Загалом біля собору зібрались близько 2000містян.</text:p>
      <text:p text:style-name="P4">
Перед учасниками зібрання виступив з промовою військовий капелан ракетноїбригади «Свята Варвара» молодший лейтенант капеланської служби ДаниїлТарнавський.</text:p>
      <text:p text:style-name="P4">
Передумовою рішення громади Хмельницького стало побиття московськимисвященниками військовослужбовця Збройних Сил України, який завітав на ранковуслужбу і прямо запитав у московських посіпак у рясах, — доколи московськацерква буде пити кров українців!</text:p>
      <text:p text:style-name="P4">
Міський голова Хмельницького Олександр Симчишин у своєму ТГ каналі зокремасказав: «Московська фсбешна агентура у вигляді УПЦ МП має бути заборонена повсій країні.</text:p>
      <text:p text:style-name="P4">
Той антиукраїнський шабаш, який відбувається останніми днями в столиці іпобиття військового у Хмельницькому мають стати залізобетонним аргументом дляВерховної Ради, аби проголосувати законопроект про заборону: раз і назавждизаборонити це фсбешне кубло.</text:p>
      <text:p text:style-name="P4">
На позачерговій сесії ми припинимо користування усіма земельними ділянками натериторії громади. Ініціюємо також рішення обласної та районної рад.</text:p>
      <text:p text:style-name="P4">
Ті, хто бив військового мають бути притягнуті до кримінальноївідповідальності. Патрульні, які склали протокол на військового мають бутизвільнені.</text:p>
      <text:p text:style-name="P4">
Після таких подій ті священики, які мають хоч частинку українськогозобов’язані негайно вийти з фсбешної структури.»</text:p>
      <text:p text:style-name="P4">
P.S. Поки матеріал готувався до опублікування відбулась перша служба в Храміпід керівництвом військового капелана Даниїла Тарнавського.</text:p>
      <text:p text:style-name="P4">
Source: <text:a xlink:type="simple" xlink:href="https://armyinform.com.ua/2023/04/02/u-hmelnyczkomu-provely-proczeduru-perereyestracziyi-svyato-pokrovskogo-kafedralnogo-soboru-upcz-do-pidporyadkuvannya-pczu/" text:style-name="Internet_20_link" text:visited-style-name="Visited_20_Internet_20_Link">
https://armyinform.com.ua/2023/04/02/u-hmelnyczkomu-provely-proczeduru-perereyestracziyi-svyato-pokrovskogo-kafedralnogo-soboru-upcz-do-pidporyadkuvannya-pczu/</text:a>
</text:p>
      <!--NEWS-->
      <text:h text:style-name="P10" text:outline-level="1">
<text:span text:style-name="T4">
Рашизм повинен пройти через повну поразку: військову, економічну, політичну, юридичну — Президент України</text:span>
</text:h>
      <text:p text:style-name="P4">
Author: ['АРМІЯINFORM']</text:p>
      <text:p text:style-name="P4">
Time: 2023-04-02T93:00:00-04:00</text:p>
      <text:p text:style-name="P4">
Description: https://youtu.be/ZTQGTxw4j6U    Про це Володимир Зеленський сказав у своєм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ВІДЕОЗВЕРНЕННЯ ПРЕЗИДЕНТА УКРАЇНИ', 'ВОЛОДИМИР ЗЕЛЕНСЬКИЙ', 'ПРЕЗИДЕНТ УКРАЇНИ']</text:p>
      <text:p text:style-name="P4">
Category: News</text:p>
      <!--METADATA-->
      <text:p text:style-name="P4">
Про це Володимир Зеленський<text:a xlink:type="simple" xlink:href="https://www.president.gov.ua/news/rashizm-povinen-projti-cherez-povnu-porazku-vijskovu-ekonomi-82037" text:style-name="Internet_20_link" text:visited-style-name="Visited_20_Internet_20_Link">
сказав</text:a>
 у своєму відеозверненні до українців.</text:p>
      <text:p text:style-name="P4">
<text:span text:style-name="T4">
«Українці! Українки!</text:span>
</text:p>
      <text:p text:style-name="P4">
Сьогодні російські терористи знову вдарили по Костянтинівці Донецької області.По звичайних житлових кварталах. Шість людей убиті цим російським обстрілом.Три жінки, троє чоловіків. Звичайні люди звичайного містечка на Донбасі. Моїспівчуття рідним і близьким загиблих…</text:p>
      <text:p text:style-name="P4">
Ще 11 людей зазнали поранень. росія застосувала проти Костянтинівки ракетиС-300 й систему залпового вогню «Ураган».</text:p>
      <text:p text:style-name="P4">
Сьогодні ж уранці російські терористи вдарили також по Конотопському районуСумської області. Мінометний вогонь. Двоє загиблих. Мої співчуття всім рідним,близьким, всім родинам…</text:p>
      <text:p text:style-name="P4">
Це лише кілька прикладів із десятків ударів за добу. Є лише один шлях зупинитиросійський терор, повернути безпеку всім нашим містам і громадам — від Сумщинидо Донбасу, від Харківщини до Херсонщини, від Київщини до Ялти. І цей шлях —військова перемога України. Жодного іншого шляху немає й не буде.</text:p>
      <text:p text:style-name="P4">
Держава-зло, для якої стало нормою бити ось так з «Ураганів» по житловихбудинках, запускати С-300 по містах, обстрілювати звичайні села, людей…Держава-зло має бути розбита. В усіх сенсах цього слова. Рашизм повинен пройтичерез повну поразку: військову, економічну, політичну, юридичну. Перший пункт— військову. І пройде.</text:p>
      <text:p text:style-name="P4">
Я дякую всім, хто наближає цей час! Дякую нашим воїнам, які бʼються підАвдіївкою, Марʼїнкою, під Бахмутом… Особливо Бахмутом! Там сьогодні особливогаряче! Під Білогорівкою, під Кремінною та всіма іншими нашими містами,містечками й селами Донбасу! Стійкість кожного — це стійкість усієї України,допомога кожному на позиції поруч — це допомога всій Україні!</text:p>
      <text:p text:style-name="P4">
І особливо відзначу 77-му окрему аеромобільну бригаду, 67-му й 92-гу окремімеханізовані бригади, наших десантників «Вісімдесятки», 5-ту окрему штурмовубригаду… Дякую вам, хлопці!</text:p>
      <text:p text:style-name="P4">
Морпіхи 35-ї та 36-ї бригад, артилеристи 55-ї окремої бригади, 64-го й 66-гоокремих гарматних дивізіонів 406-ї артилерійської бригади… Дякую вам, воїни!</text:p>
      <text:p text:style-name="P4">
Дякую всім, хто береже Запоріжжя, Херсонщину, напрямок Дніпропетровщини йХарків, Сумщину та Чернігівщину… Усім, хто береже наш кордон. Хто рятує нашихлюдей від поранень, від болю.</text:p>
      <text:p text:style-name="P4">
Обовʼязково й окремо я хочу подякувати всім, хто тренує наших воїнів, бо самена потужному тренуванні базується успішний бойовий результат.</text:p>
      <text:p text:style-name="P4">
Сьогодні, 2 квітня, ми відзначаємо річницю звільнення нашої Київщини відрашистської армії. 2 квітня з території Київської області втік останнійокупант.</text:p>
      <text:p text:style-name="P4">
Буде такий день, коли ми скажемо: останній окупант утік або вбитий наДонеччині, на Луганщині, на Херсонщині й на всьому нашому півдні. Вільним ізнову безпечним буде й Крим. Україна поверне все своє.</text:p>
      <text:p text:style-name="P4">
Наступний тиждень буде особливо вагомим для нашого захисту, для нашого руху доперемоги. Вже готуємося до запланованих подій і рішень.</text:p>
      <text:p text:style-name="P4">
Головне зараз — берегти нашу єдність, дбати про наших захисників, захисниць,допомагати одне одному й державі.</text:p>
      <text:p text:style-name="P4">
<text:span text:style-name="T4">
Слава всім, хто зараз у бою заради України!</text:span>
</text:p>
      <text:p text:style-name="P4">
<text:span text:style-name="T4">
Слава Україні!», — сказав Президент України.</text:span>
</text:p>
      <text:p text:style-name="P4">
Source: <text:a xlink:type="simple" xlink:href="https://armyinform.com.ua/2023/04/02/rashyzm-povynen-projty-cherez-povnu-porazku-vijskovu-ekonomichnu-politychnu-yurydychnu-prezydenta-ukrayiny/" text:style-name="Internet_20_link" text:visited-style-name="Visited_20_Internet_20_Link">
https://armyinform.com.ua/2023/04/02/rashyzm-povynen-projty-cherez-povnu-porazku-vijskovu-ekonomichnu-politychnu-yurydychnu-prezydenta-ukrayiny/</text:a>
</text:p>
      <!--NEWS-->
      <text:h text:style-name="P10" text:outline-level="1">
<text:span text:style-name="T4">
Авіація Сил оборони за добу завдала 8 ударів по районах зосередження противника</text:span>
</text:h>
      <text:p text:style-name="P4">
Author: ['АРМІЯINFORM']</text:p>
      <text:p text:style-name="P4">
Time: 2023-04-02T94:00:00-04:00</text:p>
      <text:p text:style-name="P4">
Description: Про це повідомляє Генеральний штаб ЗС України в оперативній інформаціяї станом на...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3/war-1.jpg" text:style-name="Internet_20_link" text:visited-style-name="Visited_20_Internet_20_Link">
war-1.jpg</text:a>
']</text:p>
      <text:p text:style-name="P4">
Tags: []</text:p>
      <text:p text:style-name="P4">
Category: News</text:p>
      <!--METADATA-->
      <text:p text:style-name="P4">
<draw:frame draw:style-name="fr1" draw:name="Image284" text:anchor-type="as-char" svg:width="6.9236in" svg:height="4.501139in" draw:z-index="0">
<draw:image xlink:href="../Images/AРМІЯINFORM/2023-04-02T94-00-00-04-00/war-1.jpg" xlink:type="simple" xlink:show="embed" xlink:actuate="onLoad" draw:mime-type="image/jpeg"/>
</draw:frame>
Ілюстративне фото <text:span text:style-name="T4">
🔥 Ситуація щодо російського вторгнення</text:span>
</text:p>
      <text:p text:style-name="P4">
Про це<text:a xlink:type="simple" xlink:href="https://www.facebook.com/GeneralStaff.ua/posts/pfbid0gCzRisYpJfpPj5WWCbFjYCV5XHGwn4p8Kq319152SqC9XedEGWfuYmGSZ9Sp6f48l" text:style-name="Internet_20_link" text:visited-style-name="Visited_20_Internet_20_Link">
повідомляє</text:a>
Генеральний штаб ЗС України в оперативній інформаціяї станом на 18.0002.04.2023 щодо російського вторгнення.</text:p>
      <text:p text:style-name="P4">
«Авіація Сил оборони за добу завдала 8 ударів по районах зосередженняособового складу та військової техніки окупантів, а підрозділи ракетних війські артилерії уразили 1 район зосередження живої сили, 1 пункт управління та 2інші важливі об’єкти ворога», — йдеться у повідомленні.</text:p>
      <text:p text:style-name="P4">
Source: <text:a xlink:type="simple" xlink:href="https://armyinform.com.ua/2023/04/02/aviacziya-syl-oborony-za-dobu-zavdala-8-udariv-po-rajonah-zoseredzhennya-protyvnyka/" text:style-name="Internet_20_link" text:visited-style-name="Visited_20_Internet_20_Link">
https://armyinform.com.ua/2023/04/02/aviacziya-syl-oborony-za-dobu-zavdala-8-udariv-po-rajonah-zoseredzhennya-protyvnyka/</text:a>
</text:p>
      <!--NEWS-->
      <text:h text:style-name="P10" text:outline-level="1">
<text:span text:style-name="T4">
Звільнення Україною своїх територій — це єдиний наразі можливий шлях зупинити росію i припинити війну — Індрек Каннік</text:span>
</text:h>
      <text:p text:style-name="P4">
Author: ['АРМІЯINFORM']</text:p>
      <text:p text:style-name="P4">
Time: 2023-04-02T95:00:00-04:00</text:p>
      <text:p text:style-name="P4">
Description: Про це розповів Директор міжнародного центру оборони та безпеки (ICDS) в Талліні,...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indrek_kannik_03_web-1.jpg" text:style-name="Internet_20_link" text:visited-style-name="Visited_20_Internet_20_Link">
indrek_kannik_03_web-1.jpg</text:a>
']</text:p>
      <text:p text:style-name="P4">
Tags: ['ЕСТОНІЯ', 'ІНДРЕК КАННІК']</text:p>
      <text:p text:style-name="P4">
Category: News</text:p>
      <!--METADATA-->
      <text:p text:style-name="P4">
<draw:frame draw:style-name="fr1" draw:name="Image285" text:anchor-type="as-char" svg:width="6.9236in" svg:height="4.615733in" draw:z-index="0">
<draw:image xlink:href="../Images/AРМІЯINFORM/2023-04-02T95-00-00-04-00/indrek_kannik_03_web-1.jpg" xlink:type="simple" xlink:show="embed" xlink:actuate="onLoad" draw:mime-type="image/jpeg"/>
</draw:frame>
 Індрек Каннік</text:p>
      <text:p text:style-name="P4">
Про це розповів Директор міжнародного центру оборони та безпеки (ICDS) вТалліні, ексміністр оборони Естонії (1994 р.) Індрек Каннік під часпрезентації аналітичного звіту «Міжсекторальна співпраця: уроки на шляху достійкого суспільства», що відбувся нещодавно у Києві. Це спільна роботаЕстонії та України за програмою «Стійка Україна», що триває уже понад шістьроків та покликана допомгти українцям стати сильнішими та стійкішими до кризта воєнних загроз.</text:p>
      <text:p text:style-name="P4">
— Ми дуже сподіваємося, що у найближчому майбутньому Україна зможе і надалізвільняти свої території. Однак, я не бачу, що ця війна закінчиться дужешвидко. Тому, що росія все-таки величезна країна. Людей у них вистачає іякоїсь зброї та техніки, так, можливо не найбільш сучасної, але також ще єдосить багато. Тому, це не легкий процес <text:span text:style-name="T4">
звільнення своїх територій. Але,це</text:span>
 <text:span text:style-name="T4">
єдиний наразі можливий шлях, як можна зупинити росію i припинити війну.І ми зі свого боку маємо зробити все від нас залежне, все можливе для того,щоб якомога більше та краще допомогти Україні в цьому</text:span>
. Естонія постійнонамагається донести таку позицію до більших союзників, які займають вагомішіпозиції, тому що Естонія досить маленька країна для того, щоб самотужки абонавіть зі своїми маленькими сусідами зробити це.</text:p>
      <text:p text:style-name="P4">
читайте також:</text:p>
      <text:p text:style-name="P4">
<text:a xlink:type="simple" xlink:href="https://armyinform.com.ua/2023/04/02/kompromis-z-rf-nemozhlyvyj-dlya-nyh-cze-pokaznyk-slabkosti-i-zelene-svitlo-jty-dali-indrek-kannik/" text:style-name="Internet_20_link" text:visited-style-name="Visited_20_Internet_20_Link">
Компроміс з рф неможливий, для них це показник слабкості і зелене світло йтидалі — Індрек Каннік</text:a>
</text:p>
      <text:p text:style-name="P4">
Тому ключова роль у питанні підримки України — все-таки належить великимкраїнам, зокрема, Сполученим Штатам, Великій Британії, Німеччині, Франції,Польщі, — сказав Індрек Каннік.</text:p>
      <text:p text:style-name="P4">
Source: <text:a xlink:type="simple" xlink:href="https://armyinform.com.ua/2023/04/02/zvilnennya-ukrayinoyu-svoyih-terytorij-cze-yedynyj-narazi-mozhlyvyj-shlyah-zupynyty-rosiyu-i-prypynyty-vijnu-indrek-kannik/" text:style-name="Internet_20_link" text:visited-style-name="Visited_20_Internet_20_Link">
https://armyinform.com.ua/2023/04/02/zvilnennya-ukrayinoyu-svoyih-terytorij-cze-yedynyj-narazi-mozhlyvyj-shlyah-zupynyty-rosiyu-i-prypynyty-vijnu-indrek-kannik/</text:a>
</text:p>
      <!--NEWS-->
      <text:h text:style-name="P10" text:outline-level="1">
<text:span text:style-name="T4">
На честь визволення Київщини в Бородянці відкрили скульптуру «Дівчинка під сонцем»</text:span>
</text:h>
      <text:p text:style-name="P4">
Author: ['Єгор Брайлян']</text:p>
      <text:p text:style-name="P4">
Time: 2023-04-02T96:00:00-04:00</text:p>
      <text:p text:style-name="P4">
Description: Сьогодні в центрі Бородянки було урочисто відкрито мистецьку скульптуру «Дівчинка під...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3-1-scaled.jpg" text:style-name="Internet_20_link" text:visited-style-name="Visited_20_Internet_20_Link">
1-3-1-scaled.jpg</text:a>
', '<text:a xlink:type="simple" xlink:href="https://armyinform.com.ua/wp-content/uploads/2023/04/2-1-2.jpg" text:style-name="Internet_20_link" text:visited-style-name="Visited_20_Internet_20_Link">
2-1-2.jpg</text:a>
', '<text:a xlink:type="simple" xlink:href="https://armyinform.com.ua/wp-content/uploads/2023/04/3-2-1-scaled.jpg" text:style-name="Internet_20_link" text:visited-style-name="Visited_20_Internet_20_Link">
3-2-1-scaled.jpg</text:a>
', '<text:a xlink:type="simple" xlink:href="https://armyinform.com.ua/wp-content/uploads/2023/04/4-2-scaled.jpg" text:style-name="Internet_20_link" text:visited-style-name="Visited_20_Internet_20_Link">
4-2-scaled.jpg</text:a>
', '<text:a xlink:type="simple" xlink:href="https://armyinform.com.ua/wp-content/uploads/2023/04/5-1-scaled-e1680456541354.jpg" text:style-name="Internet_20_link" text:visited-style-name="Visited_20_Internet_20_Link">
5-1-scaled-e1680456541354.jpg</text:a>
', '<text:a xlink:type="simple" xlink:href="https://armyinform.com.ua/wp-content/uploads/2023/04/6-scaled.jpg" text:style-name="Internet_20_link" text:visited-style-name="Visited_20_Internet_20_Link">
6-scaled.jpg</text:a>
']</text:p>
      <text:p text:style-name="P4">
Tags: ['STOPRUSSIA', 'БОРОДЯНКА', 'БРІДЖИТ БРІНК', 'ВТОРГНЕННЯ РФ', 'ОФІС ПРЕЗИДЕНТА УКРАЇНИ', 'США']</text:p>
      <text:p text:style-name="P4">
Category: News</text:p>
      <!--METADATA-->
      <text:p text:style-name="P4">
<draw:frame draw:style-name="fr1" draw:name="Image286" text:anchor-type="as-char" svg:width="6.9236in" svg:height="4.615733in" draw:z-index="0">
<draw:image xlink:href="../Images/AРМІЯINFORM/2023-04-02T96-00-00-04-00/1-3-1-scaled.jpg" xlink:type="simple" xlink:show="embed" xlink:actuate="onLoad" draw:mime-type="image/jpeg"/>
</draw:frame>
</text:p>
      <text:p text:style-name="P4">
Сьогодні в центрі Бородянки було урочисто відкрито мистецьку скульптуру«Дівчинка під сонцем». У ці дні ми згадуємо річницю визволення Київщини відросійських окупантів. Новий твір мистецтва показує незламність українців, якіпопри травми війни, розв’язаної росією, продовжують жити та боротися.Кореспондент АрміяInform відвідав відкриття та розповів головне із заходу.</text:p>
      <text:p text:style-name="P4">
У 2022 році було зроблено відоме фото дівчинки, яка гойдається на фонізруйнованої багатоповерхівки в Бородянці. 11-річна Аліна стала символомнезламності на тлі російсько-української війни. Відтак виникла ідея створитискульптуру, яка б попри все символізувала боротьбу та життя.</text:p>
      <text:p text:style-name="P4">
Ведуча, модераторка урочистого відкриття скульптури, продюсерка Радіо«Культура» Ірина Славінська розповіла історію фото та відчуття, які були вукраїнців рік тому. Тоді ми дізналися про жахи російських воєнних злочинів наКиївщині — в Бучі, Ірпені, Бородянці…</text:p>
      <text:p text:style-name="P4">
«І напевно один із найбільш яскравих образів того невмотивованого насильства —це пам’ятник Шевченку ось тут, зовсім поруч із нами, у центрі Бородянки. Йоготеж розстріляли російські окупанти. Так само вони атакували звичайних мирнихмешканців.</text:p>
      <text:p text:style-name="P4">
<draw:frame draw:style-name="fr1" draw:name="Image287" text:anchor-type="as-char" svg:width="6.9236in" svg:height="4.615733in" draw:z-index="0">
<draw:image xlink:href="../Images/AРМІЯINFORM/2023-04-02T96-00-00-04-00/2-1-2.jpg" xlink:type="simple" xlink:show="embed" xlink:actuate="onLoad" draw:mime-type="image/jpeg"/>
</draw:frame>
</text:p>
      <text:p text:style-name="P4">
Це фото ( <text:span text:style-name="T5">
дівчинки. — Ред.</text:span>
 ) — документальне свідчення, що життя перемагаєсмерть — це потужний контраст. І фото стало натхненням для скульптури, яку мисьогодні відкриваємо. Це символ нашого опору, спротиву та нескореності. І,звичайно, не лише Київщини, але й всієї України», — зазначила ІринаСлавінська.</text:p>
      <text:p text:style-name="P4">
Амбасадорка США в Україні Бріджит Брінк висловила слова впевненості в тому, щоСполучені Штати будуть надалі підтримувати нашу державу. А також, що всі винніу воєнних злочинах будуть притягнені до відповідальності.</text:p>
      <text:p text:style-name="P4">
«Робота скульптора Євгена Примаченка свідчить про жорстокі події, які вчинилисаме росіяни. А також про нездоланний дух, який відчуваю навіть перебуваючитут з Вами, в центрі Бородянки.</text:p>
      <text:p text:style-name="P4">
Ця робота свідчить те, що я бачу кожної хвилини, відколи я прибула до України— Ваше прагнення бути вільними.</text:p>
      <text:p text:style-name="P4">
<draw:frame draw:style-name="fr1" draw:name="Image288" text:anchor-type="as-char" svg:width="6.9236in" svg:height="4.615733in" draw:z-index="0">
<draw:image xlink:href="../Images/AРМІЯINFORM/2023-04-02T96-00-00-04-00/3-2-1-scaled.jpg" xlink:type="simple" xlink:show="embed" xlink:actuate="onLoad" draw:mime-type="image/jpeg"/>
</draw:frame>
</text:p>
      <text:p text:style-name="P4">
Відколи минув рік як Бородянку звільнено, я тут разом з вами для того, щобпідтвердити непохитну підтримку Сполучених Штатів через те, що ми обов’язковопритягнемо до відповідальності тих, хто винен у цьому.</text:p>
      <text:p text:style-name="P4">
Бородянка стала одним з перших місць, які я відвідала. Вперше я побувала вБородянці 5 червня 2022 року. Тоді ж побачила, які руйнування вчинила росія. Імушу Вам сказати, що коли в мене відбуваються не дуже легкі дні, я завждидивлюсь на ті світлини, зроблені саме тут, у Бородянці, для того, щоб нагадатисобі про ці події», — заявила Бріджит Брінк.</text:p>
      <text:p text:style-name="P4">
Заступник голови Офісу Олексій Кулеба відзначив:</text:p>
      <text:p text:style-name="P4">
«Цей рік був, звичайно, складний. І думаю, що ми поки що не можемо навітьуявити і зрозуміти, що ви змогли пережити.</text:p>
      <text:p text:style-name="P4">
Те, що відбулося в Бородянці, це ще один доказ того, що росія країна-терорист.За всі злочини, які тут відбулися, мають понести відповідальність всі ті, хтоце зробив. Це наша місія, це наша задача для того, щоб ми з вами розуміли, щоця війна є і буде переможною для нас.</text:p>
      <text:p text:style-name="P4">
<draw:frame draw:style-name="fr1" draw:name="Image289" text:anchor-type="as-char" svg:width="6.9236in" svg:height="4.615733in" draw:z-index="0">
<draw:image xlink:href="../Images/AРМІЯINFORM/2023-04-02T96-00-00-04-00/4-2-scaled.jpg" xlink:type="simple" xlink:show="embed" xlink:actuate="onLoad" draw:mime-type="image/jpeg"/>
</draw:frame>
</text:p>
      <text:p text:style-name="P4">
Ми разом відбудуємо Бородянку, відбудуємо Київщину, відбудуємо всю Україну».</text:p>
      <text:p text:style-name="P4">
Дмитро Назаренко, тимчасовий виконувач обов’язків Голови Київської ОбласноїВійськової Адміністрації підкреслив наступне:</text:p>
      <text:p text:style-name="P4">
«Сьогодні є головна мета — це перемога. Як тоді наші відважні Збройні Сили зіншими військовими формуваннями вигнали підступного ворога з Київськоїобласті. Так і виженемо ми з усієї території суверенної, незламної України».</text:p>
      <text:p text:style-name="P4">
<draw:frame draw:style-name="fr1" draw:name="Image290" text:anchor-type="as-char" svg:width="6.9236in" svg:height="6.329324in" draw:z-index="0">
<draw:image xlink:href="../Images/AРМІЯINFORM/2023-04-02T96-00-00-04-00/5-1-scaled-e1680456541354.jpg" xlink:type="simple" xlink:show="embed" xlink:actuate="onLoad" draw:mime-type="image/jpeg"/>
</draw:frame>
</text:p>
      <text:p text:style-name="P4">
Власне, сам автор твору, скульптор Євген Примаченко розкрив значення символів,які були закладені у скульптуру:</text:p>
      <text:p text:style-name="P4">
«Було єдине бажання — не робити пам’ятник жертвам. Навпаки — вкласти в цюскульптуру сенс життя, відновлення, відродження, і щоб вона мала якийсьпозитивний, хороший символ для людей. Оскільки місце доволі складне, і мирозуміємо, що тут відбулося багато жахливих речей, багато людей постраждало.</text:p>
      <text:p text:style-name="P4">
Для мене образ сонця і є символом життя, світла і радощів. Тому тут у нас ускульптурі є жовті вставки, які й символізують сонце. Самі лінії арки формуютькупол, бо хотілося придати сенсу, що це не просто сонячне світло. А формуєзахисний купол, адже всім нам зараз не вистачає відчуття безпеки та захисту.Сама дівчинка вже має такий динамічний характер. Вона символізує рух вперед доперемоги, відновлення».</text:p>
      <text:p text:style-name="P4">
Тимчасовий виконувач обов’язків Бородянського селищного голови Георгій Єрконагадав, що жертвами російської окупації у громаді стали цілі родини, середяких 8 дітей.</text:p>
      <text:p text:style-name="P4">
«Скульптура є символом того, що наші діти, наше майбутнє буде безхмарним, будебез війни. Що наші Збройні Сили переможуть», — впевнено наголосив ГеоргійЄрко.</text:p>
      <text:p text:style-name="P4">
<draw:frame draw:style-name="fr1" draw:name="Image291" text:anchor-type="as-char" svg:width="6.9236in" svg:height="4.615733in" draw:z-index="0">
<draw:image xlink:href="../Images/AРМІЯINFORM/2023-04-02T96-00-00-04-00/6-scaled.jpg" xlink:type="simple" xlink:show="embed" xlink:actuate="onLoad" draw:mime-type="image/jpeg"/>
</draw:frame>
</text:p>
      <text:p text:style-name="P4">
Сама героїня фото та скульптури, 11-річна Аліна, теж була з мамою навідкритті. Незважаючи на дощ, всі присутні мали сонячний настрій, бо розуміли,що життя триває. І боротьба теж, а Перемога буде. За Україною.</text:p>
      <text:p text:style-name="P4">
<text:span text:style-name="T5">
Скульптуру встановлено в межах загальнонаціональної кампанії «Змагаймося занове життя» агенцією ISD Group за сприяння Офісу Президента України впартнерстві з Бородянською селищною громадою, Київською військовою обласноюадміністрацією за підтримки Агентства США з міжнародного розвитку (USAID).</text:span>
</text:p>
      <text:p text:style-name="P4">
<text:span text:style-name="T5">
Фото Ігор Бабинець</text:span>
</text:p>
      <text:p text:style-name="P4">
Source: <text:a xlink:type="simple" xlink:href="https://armyinform.com.ua/2023/04/02/na-chest-vyzvolennya-kyyivshhyny-v-borodyanczi-vidkryly-skulpturu-divchynka-pid-sonczem/" text:style-name="Internet_20_link" text:visited-style-name="Visited_20_Internet_20_Link">
https://armyinform.com.ua/2023/04/02/na-chest-vyzvolennya-kyyivshhyny-v-borodyanczi-vidkryly-skulpturu-divchynka-pid-sonczem/</text:a>
</text:p>
      <!--NEWS-->
      <text:h text:style-name="P10" text:outline-level="1">
<text:span text:style-name="T4">
Друга група артилеристів ЗСУ завершила навчання в Британії на гаубиці AS90</text:span>
</text:h>
      <text:p text:style-name="P4">
Author: ['АРМІЯINFORM']</text:p>
      <text:p text:style-name="P4">
Time: 2023-04-02T97:00:00-04:00</text:p>
      <text:p text:style-name="P4">
Description: Українські артилеристи закінчили навчання на самохідних артилерійських установках AS90 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thumbnail-tw-20230402151330-2068.jpg" text:style-name="Internet_20_link" text:visited-style-name="Visited_20_Internet_20_Link">
thumbnail-tw-20230402151330-2068.jpg</text:a>
']</text:p>
      <text:p text:style-name="P4">
Tags: ['STOPRUSSIA', 'АГРЕСІЯ РФ', 'ВТОРГНЕННЯ РФ']</text:p>
      <text:p text:style-name="P4">
Category: News</text:p>
      <!--METADATA-->
      <text:p text:style-name="P4">
<draw:frame draw:style-name="fr1" draw:name="Image292" text:anchor-type="as-char" svg:width="6.9236in" svg:height="3.356897in" draw:z-index="0">
<draw:image xlink:href="../Images/AРМІЯINFORM/2023-04-02T97-00-00-04-00/thumbnail-tw-20230402151330-2068.jpg" xlink:type="simple" xlink:show="embed" xlink:actuate="onLoad" draw:mime-type="image/jpeg"/>
</draw:frame>
 Ілюстративне фото</text:p>
      <text:p text:style-name="P4">
Українські артилеристи закінчили навчання на самохідних артилерійськихустановках AS90 у Великій Британії. Це друга група бійців, яка пройшла подібнупідготовку.</text:p>
      <text:p text:style-name="P4">
Про це повідомляє британське міноборони у<text:a xlink:type="simple" xlink:href="https://twitter.com/DefenceHQ/status/1642482035271819265" text:style-name="Internet_20_link" text:visited-style-name="Visited_20_Internet_20_Link">
Твіттері</text:a>
.</text:p>
      <text:p text:style-name="P4">
«Друга група українських артилеристів завершила тренуванні на грізній 155-ммСАУ АS90. Програма є частиною незмінного зобов’язання Великої Британіїпідтримувати Україну у війні з росією», — йдеться у повідомленні.</text:p>
      <text:p text:style-name="Quotations">

<text:p text:style-name="P4">
💥 The second group of Ukrainian artillery recruits have come to the end of&gt;
 their training on the formidable AS90 155mm self-propelled gun.&gt;
&gt;
 🤝 The programme is part of the UK’s enduring commitment to support Ukraine&gt;
 in its fight against Russia.&gt;
&gt;
 🇺🇦&gt;
 <text:a xlink:type="simple" xlink:href="https://twitter.com/hashtag/StandWithUkraine" text:style-name="Internet_20_link" text:visited-style-name="Visited_20_Internet_20_Link">
#StandWithUkraine</text:a>
&gt;
 🇺🇦 <text:a xlink:type="simple" xlink:href="https://t.co/oPRlpYerO1" text:style-name="Internet_20_link" text:visited-style-name="Visited_20_Internet_20_Link">
pic.twitter.com/oPRlpYerO1</text:a>
&gt;
&gt;
 — Ministry of Defence 🇬🇧 (@DefenceHQ) <text:a xlink:type="simple" xlink:href="https://twitter.com/DefenceHQ/status/1642482035271819265" text:style-name="Internet_20_link" text:visited-style-name="Visited_20_Internet_20_Link">
April 2,&gt;
 2023</text:a>
</text:p>

</text:p>
      <text:p text:style-name="P4">
Source: <text:a xlink:type="simple" xlink:href="https://armyinform.com.ua/2023/04/02/druga-grupa-artylerystiv-zsu-zavershyla-navchannya-v-brytaniyi-na-gaubyczi-as90/" text:style-name="Internet_20_link" text:visited-style-name="Visited_20_Internet_20_Link">
https://armyinform.com.ua/2023/04/02/druga-grupa-artylerystiv-zsu-zavershyla-navchannya-v-brytaniyi-na-gaubyczi-as90/</text:a>
</text:p>
      <!--NEWS-->
      <text:h text:style-name="P10" text:outline-level="1">
<text:span text:style-name="T4">
Ми маємо допомогти Україні вступити до НАТО, інакше агресія рф повторюватиметься знову і знову – Індрек Каннік</text:span>
</text:h>
      <text:p text:style-name="P4">
Author: ['АРМІЯINFORM']</text:p>
      <text:p text:style-name="P4">
Time: 2023-04-02T98:00:00-04:00</text:p>
      <text:p text:style-name="P4">
Description: Про це під час презентації аналітичного звіту «Міжсекторальна співпраця: уроки на шляху...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13998087t1h757a.jpg" text:style-name="Internet_20_link" text:visited-style-name="Visited_20_Internet_20_Link">
13998087t1h757a.jpg</text:a>
']</text:p>
      <text:p text:style-name="P4">
Tags: ['ЕСТОНІЯ', 'ІНДРЕК КАННІК']</text:p>
      <text:p text:style-name="P4">
Category: News</text:p>
      <!--METADATA-->
      <text:p text:style-name="P4">
<draw:frame draw:style-name="fr1" draw:name="Image293" text:anchor-type="as-char" svg:width="6.9236in" svg:height="4.619102in" draw:z-index="0">
<draw:image xlink:href="../Images/AРМІЯINFORM/2023-04-02T98-00-00-04-00/13998087t1h757a.jpg" xlink:type="simple" xlink:show="embed" xlink:actuate="onLoad" draw:mime-type="image/jpeg"/>
</draw:frame>
Індрек Каннік</text:p>
      <text:p text:style-name="P4">
Про це під час презентації аналітичного звіту «Міжсекторальна співпраця: урокина шляху до стійкого суспільства» (спільна робота Естонії та України запрограмою «Стійка Україна»), що відбувся нещодавно у Києві, розповів Директорміжнародного центру оборони та безпеки (ICDS) в Талліні, ексміністр оборониЕстонії (1994 р.) Індрек Каннік.</text:p>
      <text:p text:style-name="P4">
— Наша роль пояснити, що компроміс з теперішнім керівництвом росії простонеможливий. Тому, що компроміс росіяни вважають показником слабкості іншоїкраїни і можливістю іти далі. Саме тому, ми маємо підтримувати Українустільки, скільки це потрібно і так довго як це буде потрібно, — сказав ІндрекКаннік.</text:p>
      <text:p text:style-name="P4">
Він також зазначив, що не треба надто сильно боятися росії, адже в багатьохвипадках вона лише шантажує інші країни.</text:p>
      <text:p text:style-name="P4">
— Я бачу, що в багатьох столицях Європи та і в Сполучених Штатах Америки, євсе-таки значні побоювання, зокрема, у ядерному питанні. Вони вбачають великийфактор ризику у цьому і, безумовно, це важливе питання. З іншого боку, мибачимо також, що росія використовує це, як шантаж, як залякування інших країн.Саме тому, в цьому питанні дуже важливо зберігати баланс. Адже, якщо ми будемопостійно слухати те, що говорить росія, то ми нічого, зрештою, не зможемозробити. Тому, що вони спочатку скажуть: «якщо ви не віддасте Київ, то мизастосовуємо ядерну зброю», а потім казатимуть те ж саме про Варшаву, потімпро Берлін, Париж чи будь-яку іншу столицю Європи. Тому не можна їх надтосерйозно в цьому питанні сприймати, — пояснив Індрек Каннік.</text:p>
      <text:p text:style-name="P4">
Він розопвів, що Естонія намагається пояснити країнам Європи та США щодо такоїполітики росіян і з огляду на це, важливість вступу України до альянсу НАТО.</text:p>
      <text:p text:style-name="P4">
читайте також:</text:p>
      <text:p text:style-name="P4">
<text:a xlink:type="simple" xlink:href="https://armyinform.com.ua/2023/04/02/kompromis-z-rf-nemozhlyvyj-dlya-nyh-cze-pokaznyk-slabkosti-i-zelene-svitlo-jty-dali-indrek-kannik/" text:style-name="Internet_20_link" text:visited-style-name="Visited_20_Internet_20_Link">
Компроміс з рф неможливий, для них це показник слабкості і зелене світло йтидалі — Індрек Каннік</text:a>
</text:p>
      <text:p text:style-name="P4">
— Ми постійно влаштовуємо різні міжнародні зустрічі, публікуємо інформацію проте, як оцінюємо ситуацію в Україні. Однією з важливих є теза про те, щоУкраїні треба допомагати так багато, як вона цього потребує.</text:p>
      <text:p text:style-name="P4">
А також ми намагаємося думати і про майбутнє України після війни. І тут, одниміз дуже важливих моментів, на нашу думку є те, що Україна точно має статичленом НАТО та ЄС. Тому, що інакше ця агресія може повторитися.</text:p>
      <text:p text:style-name="P4">
Бо ми би не радили Європі думати, що стосунки з росією після війни будутьодразу ж нормалізовані. Адже навіть якщо росія буде якийсь короткий період неагресивною, мається на увазі тактичний період, це буде лише під часвідновлення її сили після війни. Бо в російському суспільстві ми бачимо дужесильні тенденції імперіалістичного мислення і, рано чи пізно, це призведе доповторення цієї ситуації яка є зараз. Адже, абсолютна більшість людейпідтримує політику путіна. Тут мова не лише про режим. <text:span text:style-name="T4">
70-80 відсотківросіян підтримує або тихо підтримує таку агресивну політику рф, вони не протицієї війни, або навіть більше — за неї.</text:span>
</text:p>
      <text:p text:style-name="P4">
<text:span text:style-name="T4">
Адже в</text:span>
 економічному сенсі це суспільство залишилися позаду інших країн вжедосить давно <text:span text:style-name="T4">
. Останні успішні здобутки, які вони мали — це політ ЮріяГагаріна — українця, між іншим. І після цього нічого немає. Залишається лишете, що можна тероризувати зброєю та шантажем менших та можливо слабших сусідівв цьому плані. Це у них стало просто національною гордістю, честю, бо, як намене, нічого іншого їм не залишилося</text:span>
.</text:p>
      <text:p text:style-name="P4">
Як це змінити? Відповіді, на жаль, у мене немає. росія сама повинна цевирішити. Ми не можемо цього зробити, ми можемо лише захищати себе від них, —сказав Індрек Каннік.</text:p>
      <text:p text:style-name="P4">
Source: <text:a xlink:type="simple" xlink:href="https://armyinform.com.ua/2023/04/02/my-mayemo-dopomogty-ukrayini-vstupyty-do-nato-inakshe-agresiya-rf-povtoryuvatymetsya-znovu-i-znovu-indrek-kannika/" text:style-name="Internet_20_link" text:visited-style-name="Visited_20_Internet_20_Link">
https://armyinform.com.ua/2023/04/02/my-mayemo-dopomogty-ukrayini-vstupyty-do-nato-inakshe-agresiya-rf-povtoryuvatymetsya-znovu-i-znovu-indrek-kannika/</text:a>
</text:p>
      <!--NEWS-->
      <text:h text:style-name="P10" text:outline-level="1">
<text:span text:style-name="T4">
Коротко. Війна. День 403 Відеодайджест</text:span>
</text:h>
      <text:p text:style-name="P4">
Author: ['АРМІЯINFORM']</text:p>
      <text:p text:style-name="P4">
Time: 2023-04-02T99:00:00-04:00</text:p>
      <text:p text:style-name="P4">
Description: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p>
      <text:p text:style-name="P4">
Tags: ['STOPRUSSIA', 'АГРЕСІЯ РФ', 'ВІЙНА', 'ВТОРГНЕННЯ РФ']</text:p>
      <text:p text:style-name="P4">
Category: News</text:p>
      <!--METADATA-->
      <text:p text:style-name="P4">
<text:span text:style-name="T4">
🔥 Ситуація щодо російського вторгнення</text:span>
</text:p>
      <text:p text:style-name="P4">
Source: <text:a xlink:type="simple" xlink:href="https://armyinform.com.ua/2023/04/02/korotko-vijna-den-403-videodajdzhest/" text:style-name="Internet_20_link" text:visited-style-name="Visited_20_Internet_20_Link">
https://armyinform.com.ua/2023/04/02/korotko-vijna-den-403-videodajdzhest/</text:a>
</text:p>
      <!--NEWS-->
      <text:h text:style-name="P10" text:outline-level="1">
<text:span text:style-name="T4">
Rheinmetall будує в Румунії центр обслуговування військової техніки ЗСУ</text:span>
</text:h>
      <text:p text:style-name="P4">
Authors: Ukrinform (Person)</text:p>
      <text:p text:style-name="P4">
Publisher: Укринформ (Organization)</text:p>
      <text:p text:style-name="P4">
Published Time: 2023-04-03T00:19:00+03:00</text:p>
      <text:p text:style-name="P4">
Modified Time: 2023-04-03T00:19:00+03:00</text:p>
      <text:p text:style-name="P4">
Description: Найбільший німецький виробник зброї концерн Rheinmetall будує в Румунії центр обслуговування західної військової техніки, яку використовують Збройні Сили України. — Укрінформ.</text:p>
      <text:p text:style-name="P4">
Images: ["<text:a xlink:type="simple" xlink:href="https://static.ukrinform.com/photos/2022_12/thumb_files/630_360_1671112290-944.jpg" text:style-name="Internet_20_link" text:visited-style-name="Visited_20_Internet_20_Link">
630_360_16711...</text:a>
"]</text:p>
      <text:p text:style-name="P4">
Tags: ['Німеччина', 'Румунія', 'ЗСУ', 'Військова техніка', 'Війна з росією']</text:p>
      <text:p text:style-name="P4">
Type: Article</text:p>
      <!--METADATA-->
      <text:p text:style-name="P4">
<draw:frame draw:style-name="fr1" draw:name="Image294" text:anchor-type="as-char" svg:width="6.9236in" svg:height="3.956343in" draw:z-index="0">
<draw:image xlink:href="../Images/yкринформ/2023-04-03T00-19-00-03-00/630_360_1671112290-944.jpg" xlink:type="simple" xlink:show="embed" xlink:actuate="onLoad" draw:mime-type="image/jpeg"/>
</draw:frame>
 Найбільшийнімецький виробник зброї концерн Rheinmetall будує в Румунії центробслуговування західної військової техніки, яку використовують Збройні СилиУкраїни.</text:p>
      <text:p text:style-name="P4">
Про це повідомляє <text:a xlink:type="simple" xlink:href="http://www.n-tv.de/wirtschaft/Rheinmetall-repariert-Waffen-aus-Ukraine-in-Rumaenien-article24029385.html" text:style-name="Internet_20_link" text:visited-style-name="Visited_20_Internet_20_Link">
 </text:a>
 , передає Укрінформ.</text:p>
      <text:p text:style-name="P4">
«Rheinmetall активно працює над створенням центру обслуговування таматеріально-технічного забезпечення в Румунії, країні-партнері НАТО», — сказавпредставник компанії. За його словами, роботи на майданчику в околицях містаСату-Маре вже розпочато.</text:p>
      <text:p text:style-name="P4">
Як очікується центр, розташований неподалік кордону з Україною, почнепрацювати вже цього місяця. Зазначається, що він має «грати центральну роль упідтримці оперативної готовності західних бойових систем, які використовуютьсяв Україні, і в їх матеріально-технічному забезпеченні».</text:p>
      <text:p text:style-name="P4">
За даними компанії, це стосується самохідних гаубиць, а також основних бойових<text:a xlink:type="simple" xlink:href="https://www.ukrinform.ua/tag-tank" text:style-name="Internet_20_link" text:visited-style-name="Visited_20_Internet_20_Link">
 </text:a>
 , таких як Leopard 2 і Challenger, БМПMarder, БТР Fuchs та військових вантажівок. Також там обслуговуватимуть бойовімашини сил НАТО.</text:p>
      <text:p text:style-name="P4">
<text:span text:style-name="T4">
Читайте також:</text:span>
 <text:a xlink:type="simple" xlink:href="https://www.ukrinform.ua/rubric-world/3682288-rheinmetall-gotovij-na-tretinu-zbilsiti-vipusk-boepripasiv.html" text:style-name="Internet_20_link" text:visited-style-name="Visited_20_Internet_20_Link">
 </text:a>
</text:p>
      <text:p text:style-name="P4">
«Для нас ключовим завданням є надати силам НАТО та Україні найкращу підтримкув цій критичній ситуації», - сказав генеральний директор Rheinmetall АрмінПаппергер. Він наголосив, що процес обслуговування та ремонту озброєння, якепостачається в Україну, грає важливу роль у захисті від російської агресії.</text:p>
      <text:p text:style-name="P4">
У цьому зв'язку видання нагадує, що у червні 2022 року Rheinmetall разом зкомпанією-партнером KMW заснували подібний центр технічного обслуговування влитовському місті Йонава.</text:p>
      <text:p text:style-name="P4">
Як повідомлялося, наприкінці минулого тижня делегація німецького оборонно-промислового концерну Rheinmetall AG відвідала Київ та зустрілася зВолодимиром Зеленським.</text:p>
      <text:p text:style-name="P4">
<text:span text:style-name="T5">
Фото: dpa</text:span>
</text:p>
      <text:p text:style-name="P4">
Source: <text:a xlink:type="simple" xlink:href="https://www.ukrinform.ua/rubric-ato/3690730-rheinmetall-budue-v-rumunii-centr-obslugovuvanna-vijskovoi-tehniki-zsu.html" text:style-name="Internet_20_link" text:visited-style-name="Visited_20_Internet_20_Link">
https://www.ukrinform.ua/rubric-ato/3690730-rheinmetall-budue-v-rumunii-centr-obslugovuvanna-vijskovoi-tehniki-zsu.html</text:a>
</text:p>
      <!--NEWS-->
      <text:h text:style-name="P10" text:outline-level="1">
<text:span text:style-name="T4">
Україна стане однією з найсильніших країн у розвитку військових інновацій - Федоров</text:span>
</text:h>
      <text:p text:style-name="P4">
Authors: Ukrinform (Person)</text:p>
      <text:p text:style-name="P4">
Publisher: Укринформ (Organization)</text:p>
      <text:p text:style-name="P4">
Published Time: 2023-04-03T00:50:00+03:00</text:p>
      <text:p text:style-name="P4">
Modified Time: 2023-04-03T00:50:00+03:00</text:p>
      <text:p text:style-name="P4">
Description: Україна стане провідною країною у розвитку інновацій у військовій сфері, кібербезпеці та захисті об’єктів критичної інфраструктури. — Укрінформ.</text:p>
      <text:p text:style-name="P4">
Images: ["<text:a xlink:type="simple" xlink:href="https://static.ukrinform.com/photos/2022_08/thumb_files/630_360_1661950064-952.jpg" text:style-name="Internet_20_link" text:visited-style-name="Visited_20_Internet_20_Link">
630_360_16619...</text:a>
"]</text:p>
      <text:p text:style-name="P4">
Tags: ['Інновації', 'Технології', 'Михайло Федоров', 'Єдині новини']</text:p>
      <text:p text:style-name="P4">
Type: Article</text:p>
      <!--METADATA-->
      <text:p text:style-name="P4">
<draw:frame draw:style-name="fr1" draw:name="Image295" text:anchor-type="as-char" svg:width="6.9236in" svg:height="3.956343in" draw:z-index="0">
<draw:image xlink:href="../Images/yкринформ/2023-04-03T00-50-00-03-00/630_360_1661950064-952.jpg" xlink:type="simple" xlink:show="embed" xlink:actuate="onLoad" draw:mime-type="image/jpeg"/>
</draw:frame>
 Українастане провідною країною у розвитку інновацій у військовій сфері, кібербезпеціта захисті об’єктів критичної інфраструктури.</text:p>
      <text:p text:style-name="P4">
Як передає Укрінформ, про це заявив віцепрем'єр-міністр з інновацій, розвиткуосвіти, науки та технологій – міністр цифрової трансформації Михайло Федоров вефірі телемарафону «Єдині новини».</text:p>
      <text:p text:style-name="P4">
«Найсильнішими ми будемо в military-tech, тобто це все, що пов’язано зінноваціями у військовій тематиці. Також розвиватиметься <text:a xlink:type="simple" xlink:href="https://www.ukrinform.ua/tag-kiberbezpeka" text:style-name="Internet_20_link" text:visited-style-name="Visited_20_Internet_20_Link">
</text:a>
 , будь-яка фізична безпека,пов’язана з інноваціями, та захист об’єктів критичної інфраструктури. ВУкраїні уже зараз народжується компетенція, яка є унікальною у світі», –сказав Федоров.</text:p>
      <text:p text:style-name="P4">
За його словами, на сьогодні в нашій країні багато людей, які навчаються вцьому напрямку, тому важливо перейти від ІТ-галузі, яка виробляє продукти длясвіту до ІТ-галузі, яка виробляє продукти, які капіталізуються, працюють навесь світ і вартують мільярди доларів.</text:p>
      <text:p text:style-name="P4">
«Одне з наших завдань - побудувати країну, де з’являються такі продукти, томуважливо розвивати освіту, яка дозволить масштабувати наші зусилля і зробитипевний стрибок вперед», – додав Федоров.</text:p>
      <text:p text:style-name="P4">
<text:span text:style-name="T4">
Читайте також:</text:span>
 <text:a xlink:type="simple" xlink:href="https://www.ukrinform.ua/rubric-technology/3690715-mincifri-zalucit-apple-do-povoennogo-perepisu-naselenna.html" text:style-name="Internet_20_link" text:visited-style-name="Visited_20_Internet_20_Link">
 </text:a>
</text:p>
      <text:p text:style-name="P4">
Як повідомлялося, у Мінцифрі зазначали, що Military-tech стартапи будутьвиділені в окремий напрям у складі Українського фонду стартапів (USF), щодасть змогу збільшити їх фінансування та консультаційну підтримку длястворення проєктів відповідно до стандартів НАТО.</text:p>
      <text:p text:style-name="P4">
Source: <text:a xlink:type="simple" xlink:href="https://www.ukrinform.ua/rubric-technology/3690718-ukraina-stane-odnieu-z-najsilnisih-krain-u-rozvitku-vijskovih-innovacij-fedorov.html" text:style-name="Internet_20_link" text:visited-style-name="Visited_20_Internet_20_Link">
https://www.ukrinform.ua/rubric-technology/3690718-ukraina-stane-odnieu-z-najsilnisih-krain-u-rozvitku-vijskovih-innovacij-fedorov.html</text:a>
</text:p>
      <!--NEWS-->
      <text:h text:style-name="P10" text:outline-level="1">
<text:span text:style-name="T4">
Санкції проти російської федерації станом на 02 квітня</text:span>
</text:h>
      <text:p text:style-name="P4">
Author: ['АРМІЯINFORM']</text:p>
      <text:p text:style-name="P4">
Time: 2023-04-03T99:00:00-04:00</text:p>
      <text:p text:style-name="P4">
Description: — Естонія, Латвія та Литва спільно виступили проти російського головування в Раді Безпеки... Война с Украиной 2022, Война с Украиной последние новости сегодня, Новости война с Украиной 2022 последние на сегодня, Будет ли война между Украиной и Россией и когда, Война с Украиной в 2022 году будет или нет,  Будет ли война с Украиной в ближайшее время что говорят,  Война с Украиной новости,  Новости Украины сегодня,  Украинские новости в украинских СМИ на русском</text:p>
      <text:p text:style-name="P4">
Images: ['<text:a xlink:type="simple" xlink:href="https://armyinform.com.ua/wp-content/uploads/2023/04/82d7a4d0-6b37-48a9-8197-f2e672b34828_w1200_r11_large.jpg" text:style-name="Internet_20_link" text:visited-style-name="Visited_20_Internet_20_Link">
82d7a4d0-6b37-48a9-8197-f2e672b34828_w1200_r11_large.jpg</text:a>
']</text:p>
      <text:p text:style-name="P4">
Tags: ['ЕКОНОМІКА РФ', 'КРАХ РОСІЙСЬКОЇ ЕКОНОМІКИ', 'СЛУЖБА ЗОВНІШНЬОЇ РОЗВІДКИ УКРАЇНИ']</text:p>
      <text:p text:style-name="P4">
Category: News</text:p>
      <!--METADATA-->
      <text:p text:style-name="P4">
<draw:frame draw:style-name="fr1" draw:name="Image296" text:anchor-type="as-char" svg:width="6.9236in" svg:height="3.63489in" draw:z-index="0">
<draw:image xlink:href="../Images/AРМІЯINFORM/2023-04-03T99-00-00-04-00/82d7a4d0-6b37-48a9-8197-f2e672b34828_w1200_r11_large.jpg" xlink:type="simple" xlink:show="embed" xlink:actuate="onLoad" draw:mime-type="image/jpeg"/>
</draw:frame>
</text:p>
      <text:p text:style-name="P4">
— Естонія, Латвія та Литва спільно виступили проти російського головування вРаді Безпеки ООН.</text:p>
      <text:p text:style-name="P4">
— Україна придбає у Польщі 100 бронетранспортерів Rosomak польськоговиробництва.</text:p>
      <text:p text:style-name="P4">
— США вже наступного тижня можуть оголосити про новий пакет військовоїдопомоги Україні вартістю $ 2,6 мільярда, до якого увійдуть радари повітряногоспостереження, протитанкові ракети та паливозаправники.</text:p>
      <text:p text:style-name="P4">
— Прем’єр Хорватії Андрей Пленкович розповів, що бачить ключовими компонентамидля майбутньої перемоги України готовність українців далі захищатися, єдністьзахідних партнерів та постійну фінансову і військову підтримку Заходу дляУкраїни.</text:p>
      <text:p text:style-name="P4">
— Україна та Словенія підписали спільну декларацію, в якій Любляна підтрималамайбутній вступ України до НАТО.</text:p>
      <text:p text:style-name="P4">
— Виконавча рада МВФ схвалила чотирирічний пакет фінансування для України насуму 15,6 мільярдів доларів.</text:p>
      <text:p text:style-name="P4">
— До держбюджету України надійшов пільговий кредит від Канади в розмірі 2,4млрд канадських доларів (1,8 млрд доларів США в еквіваленті).</text:p>
      <text:p text:style-name="P4">
<text:span text:style-name="T4">
рф</text:span>
</text:p>
      <text:p text:style-name="P4">
— Аргентина почала масово відмовляти росіянам у продовженні дозволу наперебування в країні під виглядом туристів та оформленні посвідки напроживання, — повідомив консульський відділ посольства рф в Аргентині.</text:p>
      <text:p text:style-name="P4">
— Через запроваджені ЄС санкції російській холдинг segezha group мусив продатисвою дочірню компанію segezha packaging, що об’єднує сім заводів ізвиробництва паперової упаковки в Туреччині, Данії, Нідерландах, Німеччині,Італії та Чехії.</text:p>
      <text:p text:style-name="P4">
— центробанк рф продовжив до 30 вересня 2023 року обмеження щодо переказугрошей за кордон: щомісяця росіяни та громадяни «дружніх країн» можутьпереказувати на рахунки в закордонних банках до $ 1 млн, за системами грошовихпереказів — не більше ніж $ 10 тис.</text:p>
      <text:p text:style-name="P4">
— центробанк визначив, що основні «тіньові фінансові послуги» у 2022 році булив російському будівельному секторі (43 %), торгівлі (26 %), а також сферіпослуг (19 %).</text:p>
      <text:p text:style-name="P4">
— У першому кварталі 2023 року на росії закрились 5,2 тис. організаційгромадського харчування. Витрати на відкриття нових закладів зросли на 20–30 %залежно від концепції ресторану чи кафе.</text:p>
      <text:p text:style-name="P4">
— російські розробники комп’ютерних ігор закликають уряд рф пролобіювати їхнійнамір вийти на ринок КНР поза загальною чергою та чинними правиламипроходження перевірок китайських регуляторів. Інакше, як зазначають вони узверненні, такого схвалення доведеться чекати три—п’ять років.</text:p>
      <text:p text:style-name="P4">
— російський туроператор «солвєкс», який успішно працював на ринку рф 30років, заявив про ліквідацію компанії через неможливість продовжуватидіяльність та розплатитись із клієнтами. Причиною зупинення діяльності названо«міжнародну обстановку, що склалась». Остаточно рішення було ухвалено післятого, як мінекономразвітія заявило, що субсидій і відстрочення поверненнякоштів за нездійснені тури не буде. «За таких умов продовжуватитуроператорську діяльність за виїзними напрямками недоцільно», — заявивгендиректор «солвєкса» цоньов.</text:p>
      <text:p text:style-name="P4">
— Міністерство закордонних справ Литви передало мзс білорусі ноту з вимогоюнегайно зупинити проєкт бєлАЕС до вирішення всіх питань, виявлених під часміжнародних перевірок і місій з ядерної безпеки. Глава МЗС Литви ГабріелюсЛандсбергіс наголосив, що білорусь готується до запуску другого несправногоенергоблоку АЕС, приховуючи від громадськості інциденти та дефекти.</text:p>
      <text:p text:style-name="P4">
— Політичні партії білорусії мають щороку до 31 березня надсилати до мін’юстуінформацію про свою діяльність, а також надходження та витрачання коштів таіншого майна. Крім великої кількості іншої інформації, до звіту необхідновключати відомості про членів виборних органів політичної партії, іззазначенням прізвища, власного імені, по батькові, дати народження,громадянства, місця проживання, місця роботи (навчання), контактного телефону,посади в цих виборних органах та дати обрання кожного з членів із додаткомвідповідних протоколів. Також необхідно надавати відомості про заходи,проведені політичною партією за рік, із зазначенням їхніх завдань і змісту,учасників, зокрема й журналістів, блогерів, модераторів спільнот у соціальнихмережах.</text:p>
      <text:p text:style-name="P4">
— Франція відмовилася приймати етап Кубка світу з фехтування на шпагах,запланований на 19–21 травня 2023 року в Сен-Мор-де-Фоссе, через допуск назмагання білоруських і російських спортсменів. Міжнародна федерація фехтування(FIE) дозволила спортсменам з білорусі та росії брати участь у змаганнях підсвоєю егідою. Рішення було ухвалено 10 березня на позачерговому конгресіфедерації.</text:p>
      <text:p text:style-name="P4">
— Кількість виявлених у білорусі у 2022 році випадків туберкульозу виявиласяна 12,4 % вищою, ніж у 2021-му. Лікарі пов’язують це з пандемією Covid тажахливими умовами у білоруських в’язницях, де кількість ув’язнених перевищуєвсі норми. Координатор фонду медичної солідарності білорусі лідія тарасєнковважає, що до офіційних білоруських даних треба ставитися з обережністю. Булисерйозні маніпуляції з Covid, є приклади можливих маніпуляцій зі статистикоющодо онкології.</text:p>
      <text:p text:style-name="P4">
— 31 березня слухати послання самопроголошеного президента білорусі лукашенкамали не лише звезені до палацу республіки перевірені кадри, а й представникитрудових колективів, студенти та школярі. На підприємствах за це відповідалита здійснювали фотозвіт заступники з ідеології. Працівникам мозирськогомашинобудівного заводу для гарних фотографій із лукашенківського послання ще йвидали новий спецодяг, який після заходу довелося повернути на склад.</text:p>
      <text:p text:style-name="P4">
<text:span text:style-name="T4">
Джерело</text:span>
 <text:a xlink:type="simple" xlink:href="https://szru.gov.ua/news-media/publications/020423-ukraina-i-svit--proty-rosiiskoi-ahresii-sanktsii-v-dii" text:style-name="Internet_20_link" text:visited-style-name="Visited_20_Internet_20_Link">
<text:span text:style-name="T5">
Служба зовнішньої розвідки України</text:span>
</text:a>
</text:p>
      <text:p text:style-name="P4">
Source: <text:a xlink:type="simple" xlink:href="https://armyinform.com.ua/2023/04/03/sankcziyi-proty-rosijskoyi-federacziyi-stanom-na-02-kvitnya/" text:style-name="Internet_20_link" text:visited-style-name="Visited_20_Internet_20_Link">
https://armyinform.com.ua/2023/04/03/sankcziyi-proty-rosijskoyi-federacziyi-stanom-na-02-kvitnya/</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